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helvetica, sans-serif"/>
    <style:font-face style:name="var monospace" svg:font-family="'var monospace'"/>
  </office:font-face-decls>
  <office:automatic-styles>
    <style:style style:name="Table1" style:family="table">
      <style:table-properties style:width="6.925in" table:align="left"/>
    </style:style>
    <style:style style:name="Table1.A" style:family="table-column">
      <style:table-column-properties style:column-width="1.4944in"/>
    </style:style>
    <style:style style:name="Table1.B" style:family="table-column">
      <style:table-column-properties style:column-width="5.4306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0833in" fo:padding-bottom="0in" fo:border-left="none" fo:border-right="none" fo:border-top="0.05pt solid #000000" fo:border-bottom="none"/>
    </style:style>
    <style:style style:name="Table2" style:family="table">
      <style:table-properties style:width="5.4917in" table:align="left"/>
    </style:style>
    <style:style style:name="Table2.A" style:family="table-column">
      <style:table-column-properties style:column-width="1.9132in"/>
    </style:style>
    <style:style style:name="Table2.B" style:family="table-column">
      <style:table-column-properties style:column-width="1.6444in"/>
    </style:style>
    <style:style style:name="Table2.C" style:family="table-column">
      <style:table-column-properties style:column-width="1.934in"/>
    </style:style>
    <style:style style:name="Table2.A1" style:family="table-cell">
      <style:table-cell-properties style:vertical-align="middle" fo:padding="0in" fo:border="none"/>
    </style:style>
    <style:style style:name="Table2.A2" style:family="table-cell">
      <style:table-cell-properties style:vertical-align="middle" fo:padding-left="0in" fo:padding-right="0in" fo:padding-top="0.0833in" fo:padding-bottom="0in" fo:border-left="none" fo:border-right="none" fo:border-top="0.05pt solid #000000" fo:border-bottom="none"/>
    </style:style>
    <style:style style:name="Table3" style:family="table">
      <style:table-properties style:width="6.925in" table:align="left"/>
    </style:style>
    <style:style style:name="Table3.A" style:family="table-column">
      <style:table-column-properties style:column-width="1.3743in"/>
    </style:style>
    <style:style style:name="Table3.B" style:family="table-column">
      <style:table-column-properties style:column-width="3.9347in"/>
    </style:style>
    <style:style style:name="Table3.C" style:family="table-column">
      <style:table-column-properties style:column-width="0.7993in"/>
    </style:style>
    <style:style style:name="Table3.D" style:family="table-column">
      <style:table-column-properties style:column-width="0.8167in"/>
    </style:style>
    <style:style style:name="Table3.A1" style:family="table-cell">
      <style:table-cell-properties style:vertical-align="middle" fo:padding="0in" fo:border="none"/>
    </style:style>
    <style:style style:name="Table3.A2" style:family="table-cell">
      <style:table-cell-properties style:vertical-align="middle" fo:padding-left="0in" fo:padding-right="0in" fo:padding-top="0.0833in" fo:padding-bottom="0in" fo:border-left="none" fo:border-right="none" fo:border-top="0.05pt solid #000000" fo:border-bottom="none"/>
    </style:style>
    <style:style style:name="Table4" style:family="table">
      <style:table-properties style:width="6.925in" table:align="left"/>
    </style:style>
    <style:style style:name="Table4.A" style:family="table-column">
      <style:table-column-properties style:column-width="1.4021in"/>
    </style:style>
    <style:style style:name="Table4.B" style:family="table-column">
      <style:table-column-properties style:column-width="3.8729in"/>
    </style:style>
    <style:style style:name="Table4.C" style:family="table-column">
      <style:table-column-properties style:column-width="0.8208in"/>
    </style:style>
    <style:style style:name="Table4.D" style:family="table-column">
      <style:table-column-properties style:column-width="0.8292in"/>
    </style:style>
    <style:style style:name="Table4.A1" style:family="table-cell">
      <style:table-cell-properties style:vertical-align="middle" fo:padding="0in" fo:border="none"/>
    </style:style>
    <style:style style:name="Table4.A2" style:family="table-cell">
      <style:table-cell-properties style:vertical-align="middle" fo:padding-left="0in" fo:padding-right="0in" fo:padding-top="0.0833in" fo:padding-bottom="0in" fo:border-left="none" fo:border-right="none" fo:border-top="0.05pt solid #000000" fo:border-bottom="none"/>
    </style:style>
    <style:style style:name="Table5" style:family="table">
      <style:table-properties style:width="6.925in" table:align="left"/>
    </style:style>
    <style:style style:name="Table5.A" style:family="table-column">
      <style:table-column-properties style:column-width="0.6639in"/>
    </style:style>
    <style:style style:name="Table5.B" style:family="table-column">
      <style:table-column-properties style:column-width="6.2611in"/>
    </style:style>
    <style:style style:name="Table5.A1" style:family="table-cell">
      <style:table-cell-properties style:vertical-align="middle" fo:padding="0in" fo:border="none"/>
    </style:style>
    <style:style style:name="Table5.A2" style:family="table-cell">
      <style:table-cell-properties style:vertical-align="middle" fo:padding-left="0in" fo:padding-right="0in" fo:padding-top="0.0833in" fo:padding-bottom="0in" fo:border-left="none" fo:border-right="none" fo:border-top="0.05pt solid #000000" fo:border-bottom="none"/>
    </style:style>
    <style:style style:name="Table6" style:family="table">
      <style:table-properties style:width="4.4125in" table:align="left"/>
    </style:style>
    <style:style style:name="Table6.A" style:family="table-column">
      <style:table-column-properties style:column-width="0.7368in"/>
    </style:style>
    <style:style style:name="Table6.B" style:family="table-column">
      <style:table-column-properties style:column-width="3.6757in"/>
    </style:style>
    <style:style style:name="Table6.A1" style:family="table-cell">
      <style:table-cell-properties style:vertical-align="middle" fo:padding="0in" fo:border="none"/>
    </style:style>
    <style:style style:name="Table6.A2" style:family="table-cell">
      <style:table-cell-properties style:vertical-align="middle" fo:padding-left="0in" fo:padding-right="0in" fo:padding-top="0.0833in" fo:padding-bottom="0in" fo:border-left="none" fo:border-right="none" fo:border-top="0.05pt solid #000000" fo:border-bottom="none"/>
    </style:style>
    <style:style style:name="Table7" style:family="table">
      <style:table-properties style:width="6.925in" table:align="left"/>
    </style:style>
    <style:style style:name="Table7.A" style:family="table-column">
      <style:table-column-properties style:column-width="2.0042in"/>
    </style:style>
    <style:style style:name="Table7.B" style:family="table-column">
      <style:table-column-properties style:column-width="4.0861in"/>
    </style:style>
    <style:style style:name="Table7.C" style:family="table-column">
      <style:table-column-properties style:column-width="0.8347in"/>
    </style:style>
    <style:style style:name="Table7.A1" style:family="table-cell">
      <style:table-cell-properties style:vertical-align="middle" fo:padding="0in" fo:border="none"/>
    </style:style>
    <style:style style:name="Table7.A2" style:family="table-cell">
      <style:table-cell-properties style:vertical-align="middle" fo:padding-left="0in" fo:padding-right="0in" fo:padding-top="0.0833in" fo:padding-bottom="0in" fo:border-left="none" fo:border-right="none" fo:border-top="0.05pt solid #000000" fo:border-bottom="none"/>
    </style:style>
    <style:style style:name="Table8" style:family="table">
      <style:table-properties style:width="6.925in" table:align="left"/>
    </style:style>
    <style:style style:name="Table8.A" style:family="table-column">
      <style:table-column-properties style:column-width="1.1181in"/>
    </style:style>
    <style:style style:name="Table8.B" style:family="table-column">
      <style:table-column-properties style:column-width="3.8431in"/>
    </style:style>
    <style:style style:name="Table8.C" style:family="table-column">
      <style:table-column-properties style:column-width="0.9104in"/>
    </style:style>
    <style:style style:name="Table8.D" style:family="table-column">
      <style:table-column-properties style:column-width="1.0535in"/>
    </style:style>
    <style:style style:name="Table8.A1" style:family="table-cell">
      <style:table-cell-properties style:vertical-align="middle" fo:padding="0in" fo:border="none"/>
    </style:style>
    <style:style style:name="Table8.A2" style:family="table-cell">
      <style:table-cell-properties style:vertical-align="middle" fo:padding-left="0in" fo:padding-right="0in" fo:padding-top="0.0833in" fo:padding-bottom="0in" fo:border-left="none" fo:border-right="none" fo:border-top="0.05pt solid #000000" fo:border-bottom="none"/>
    </style:style>
    <style:style style:name="Table9" style:family="table">
      <style:table-properties style:width="6.925in" table:align="left"/>
    </style:style>
    <style:style style:name="Table9.A" style:family="table-column">
      <style:table-column-properties style:column-width="2.2014in"/>
    </style:style>
    <style:style style:name="Table9.B" style:family="table-column">
      <style:table-column-properties style:column-width="1.4354in"/>
    </style:style>
    <style:style style:name="Table9.C" style:family="table-column">
      <style:table-column-properties style:column-width="1.5028in"/>
    </style:style>
    <style:style style:name="Table9.D" style:family="table-column">
      <style:table-column-properties style:column-width="1.7854in"/>
    </style:style>
    <style:style style:name="Table9.A1" style:family="table-cell">
      <style:table-cell-properties style:vertical-align="middle" fo:padding="0in" fo:border="none"/>
    </style:style>
    <style:style style:name="Table9.A2" style:family="table-cell">
      <style:table-cell-properties style:vertical-align="middle" fo:padding-left="0in" fo:padding-right="0in" fo:padding-top="0.0833in" fo:padding-bottom="0in" fo:border-left="none" fo:border-right="none" fo:border-top="0.05pt solid #000000" fo:border-bottom="none"/>
    </style:style>
    <style:style style:name="Table10" style:family="table">
      <style:table-properties style:width="6.925in" table:align="left"/>
    </style:style>
    <style:style style:name="Table10.A" style:family="table-column">
      <style:table-column-properties style:column-width="1.2979in"/>
    </style:style>
    <style:style style:name="Table10.B" style:family="table-column">
      <style:table-column-properties style:column-width="5.6271in"/>
    </style:style>
    <style:style style:name="Table10.A1" style:family="table-cell">
      <style:table-cell-properties style:vertical-align="middle" fo:padding="0in" fo:border="none"/>
    </style:style>
    <style:style style:name="Table10.A2" style:family="table-cell">
      <style:table-cell-properties style:vertical-align="middle" fo:padding-left="0in" fo:padding-right="0in" fo:padding-top="0.0833in" fo:padding-bottom="0in" fo:border-left="none" fo:border-right="none" fo:border-top="0.05pt solid #000000" fo:border-bottom="none"/>
    </style:style>
    <style:style style:name="Table11" style:family="table">
      <style:table-properties style:width="6.925in" table:align="left"/>
    </style:style>
    <style:style style:name="Table11.A" style:family="table-column">
      <style:table-column-properties style:column-width="1.7285in"/>
    </style:style>
    <style:style style:name="Table11.B" style:family="table-column">
      <style:table-column-properties style:column-width="2.6972in"/>
    </style:style>
    <style:style style:name="Table11.C" style:family="table-column">
      <style:table-column-properties style:column-width="2.4993in"/>
    </style:style>
    <style:style style:name="Table11.A1" style:family="table-cell">
      <style:table-cell-properties style:vertical-align="middle" fo:padding="0in" fo:border="none"/>
    </style:style>
    <style:style style:name="Table11.A2" style:family="table-cell">
      <style:table-cell-properties style:vertical-align="middle" fo:padding-left="0in" fo:padding-right="0in" fo:padding-top="0.0833in" fo:padding-bottom="0in" fo:border-left="none" fo:border-right="none" fo:border-top="0.05pt solid #000000" fo:border-bottom="none"/>
    </style:style>
    <style:style style:name="Table12" style:family="table">
      <style:table-properties style:width="5.2931in" table:align="left"/>
    </style:style>
    <style:style style:name="Table12.A" style:family="table-column">
      <style:table-column-properties style:column-width="1.434in"/>
    </style:style>
    <style:style style:name="Table12.B" style:family="table-column">
      <style:table-column-properties style:column-width="1.0208in"/>
    </style:style>
    <style:style style:name="Table12.C" style:family="table-column">
      <style:table-column-properties style:column-width="1.3465in"/>
    </style:style>
    <style:style style:name="Table12.D" style:family="table-column">
      <style:table-column-properties style:column-width="1.4917in"/>
    </style:style>
    <style:style style:name="Table12.A1" style:family="table-cell">
      <style:table-cell-properties style:vertical-align="middle" fo:padding="0in" fo:border="none"/>
    </style:style>
    <style:style style:name="Table12.A2" style:family="table-cell">
      <style:table-cell-properties style:vertical-align="middle" fo:padding-left="0in" fo:padding-right="0in" fo:padding-top="0.0833in" fo:padding-bottom="0in" fo:border-left="none" fo:border-right="none" fo:border-top="0.05pt solid #000000" fo:border-bottom="none"/>
    </style:style>
    <style:style style:name="Table13" style:family="table">
      <style:table-properties style:width="6.7708in" table:align="left"/>
    </style:style>
    <style:style style:name="Table13.A" style:family="table-column">
      <style:table-column-properties style:column-width="1.7181in"/>
    </style:style>
    <style:style style:name="Table13.B" style:family="table-column">
      <style:table-column-properties style:column-width="1.8326in"/>
    </style:style>
    <style:style style:name="Table13.C" style:family="table-column">
      <style:table-column-properties style:column-width="3.2201in"/>
    </style:style>
    <style:style style:name="Table13.A1" style:family="table-cell">
      <style:table-cell-properties style:vertical-align="middle" fo:padding="0in" fo:border="none"/>
    </style:style>
    <style:style style:name="Table13.A2" style:family="table-cell">
      <style:table-cell-properties style:vertical-align="middle" fo:padding-left="0in" fo:padding-right="0in" fo:padding-top="0.0833in" fo:padding-bottom="0in" fo:border-left="none" fo:border-right="none" fo:border-top="0.05pt solid #000000" fo:border-bottom="none"/>
    </style:style>
    <style:style style:name="Table14" style:family="table">
      <style:table-properties style:width="6.925in" table:align="left"/>
    </style:style>
    <style:style style:name="Table14.A" style:family="table-column">
      <style:table-column-properties style:column-width="0.9264in"/>
    </style:style>
    <style:style style:name="Table14.B" style:family="table-column">
      <style:table-column-properties style:column-width="1.4569in"/>
    </style:style>
    <style:style style:name="Table14.C" style:family="table-column">
      <style:table-column-properties style:column-width="0.5049in"/>
    </style:style>
    <style:style style:name="Table14.D" style:family="table-column">
      <style:table-column-properties style:column-width="1.391in"/>
    </style:style>
    <style:style style:name="Table14.E" style:family="table-column">
      <style:table-column-properties style:column-width="2.6458in"/>
    </style:style>
    <style:style style:name="Table14.A1" style:family="table-cell">
      <style:table-cell-properties style:vertical-align="middle" fo:padding="0in" fo:border="none"/>
    </style:style>
    <style:style style:name="Table14.A2" style:family="table-cell">
      <style:table-cell-properties style:vertical-align="middle" fo:padding-left="0in" fo:padding-right="0in" fo:padding-top="0.0833in" fo:padding-bottom="0in" fo:border-left="none" fo:border-right="none" fo:border-top="0.05pt solid #000000" fo:border-bottom="none"/>
    </style:style>
    <style:style style:name="Table15" style:family="table">
      <style:table-properties style:width="4.7569in" table:align="left"/>
    </style:style>
    <style:style style:name="Table15.A" style:family="table-column">
      <style:table-column-properties style:column-width="2.5826in"/>
    </style:style>
    <style:style style:name="Table15.B" style:family="table-column">
      <style:table-column-properties style:column-width="2.1743in"/>
    </style:style>
    <style:style style:name="Table15.A1" style:family="table-cell">
      <style:table-cell-properties style:vertical-align="middle" fo:padding="0in" fo:border="none"/>
    </style:style>
    <style:style style:name="Table15.A2" style:family="table-cell">
      <style:table-cell-properties style:vertical-align="middle" fo:padding-left="0in" fo:padding-right="0in" fo:padding-top="0.0833in" fo:padding-bottom="0in" fo:border-left="none" fo:border-right="none" fo:border-top="0.05pt solid #000000" fo:border-bottom="none"/>
    </style:style>
    <style:style style:name="Table16" style:family="table">
      <style:table-properties style:width="6.4708in" table:align="left"/>
    </style:style>
    <style:style style:name="Table16.A" style:family="table-column">
      <style:table-column-properties style:column-width="2.1535in"/>
    </style:style>
    <style:style style:name="Table16.B" style:family="table-column">
      <style:table-column-properties style:column-width="2.1431in"/>
    </style:style>
    <style:style style:name="Table16.C" style:family="table-column">
      <style:table-column-properties style:column-width="2.1743in"/>
    </style:style>
    <style:style style:name="Table16.A1" style:family="table-cell">
      <style:table-cell-properties style:vertical-align="middle" fo:padding="0in" fo:border="none"/>
    </style:style>
    <style:style style:name="Table16.A2" style:family="table-cell">
      <style:table-cell-properties style:vertical-align="middle" fo:padding-left="0in" fo:padding-right="0in" fo:padding-top="0.0833in" fo:padding-bottom="0in" fo:border-left="none" fo:border-right="none" fo:border-top="0.05pt solid #000000" fo:border-bottom="none"/>
    </style:style>
    <style:style style:name="Table17" style:family="table">
      <style:table-properties style:width="4.3278in" table:align="left"/>
    </style:style>
    <style:style style:name="Table17.A" style:family="table-column">
      <style:table-column-properties style:column-width="2.1535in"/>
    </style:style>
    <style:style style:name="Table17.B" style:family="table-column">
      <style:table-column-properties style:column-width="2.1743in"/>
    </style:style>
    <style:style style:name="Table17.A1" style:family="table-cell">
      <style:table-cell-properties style:vertical-align="middle" fo:padding="0in" fo:border="none"/>
    </style:style>
    <style:style style:name="Table17.A2" style:family="table-cell">
      <style:table-cell-properties style:vertical-align="middle" fo:padding-left="0in" fo:padding-right="0in" fo:padding-top="0.0833in" fo:padding-bottom="0in" fo:border-left="none" fo:border-right="none" fo:border-top="0.05pt solid #000000" fo:border-bottom="none"/>
    </style:style>
    <style:style style:name="Table18" style:family="table">
      <style:table-properties style:width="6.925in" table:align="left"/>
    </style:style>
    <style:style style:name="Table18.A" style:family="table-column">
      <style:table-column-properties style:column-width="1.5903in"/>
    </style:style>
    <style:style style:name="Table18.B" style:family="table-column">
      <style:table-column-properties style:column-width="5.3347in"/>
    </style:style>
    <style:style style:name="Table18.A1" style:family="table-cell">
      <style:table-cell-properties style:vertical-align="middle" fo:padding="0in" fo:border="none"/>
    </style:style>
    <style:style style:name="Table18.A2" style:family="table-cell">
      <style:table-cell-properties style:vertical-align="middle" fo:padding-left="0in" fo:padding-right="0in" fo:padding-top="0.0833in" fo:padding-bottom="0in" fo:border-left="none" fo:border-right="none" fo:border-top="0.05pt solid #000000" fo:border-bottom="none"/>
    </style:style>
    <style:style style:name="Table19" style:family="table">
      <style:table-properties style:width="6.925in" table:align="left"/>
    </style:style>
    <style:style style:name="Table19.A" style:family="table-column">
      <style:table-column-properties style:column-width="0.9882in"/>
    </style:style>
    <style:style style:name="Table19.B" style:family="table-column">
      <style:table-column-properties style:column-width="5.9368in"/>
    </style:style>
    <style:style style:name="Table19.A1" style:family="table-cell">
      <style:table-cell-properties style:vertical-align="middle" fo:padding="0in" fo:border="none"/>
    </style:style>
    <style:style style:name="Table19.A2" style:family="table-cell">
      <style:table-cell-properties style:vertical-align="middle" fo:padding-left="0in" fo:padding-right="0in" fo:padding-top="0.0833in" fo:padding-bottom="0in" fo:border-left="none" fo:border-right="none" fo:border-top="0.05pt solid #000000" fo:border-bottom="none"/>
    </style:style>
    <style:style style:name="Table20" style:family="table">
      <style:table-properties style:width="6.925in" table:align="left"/>
    </style:style>
    <style:style style:name="Table20.A" style:family="table-column">
      <style:table-column-properties style:column-width="0.6938in"/>
    </style:style>
    <style:style style:name="Table20.B" style:family="table-column">
      <style:table-column-properties style:column-width="6.2313in"/>
    </style:style>
    <style:style style:name="Table20.A1" style:family="table-cell">
      <style:table-cell-properties style:vertical-align="middle" fo:padding="0in" fo:border="none"/>
    </style:style>
    <style:style style:name="Table20.A2" style:family="table-cell">
      <style:table-cell-properties style:vertical-align="middle" fo:padding-left="0in" fo:padding-right="0in" fo:padding-top="0.0833in" fo:padding-bottom="0in" fo:border-left="none" fo:border-right="none" fo:border-top="0.05pt solid #000000" fo:border-bottom="none"/>
    </style:style>
    <style:style style:name="Table21" style:family="table">
      <style:table-properties style:width="6.925in" table:align="left"/>
    </style:style>
    <style:style style:name="Table21.A" style:family="table-column">
      <style:table-column-properties style:column-width="1.175in"/>
    </style:style>
    <style:style style:name="Table21.B" style:family="table-column">
      <style:table-column-properties style:column-width="5.75in"/>
    </style:style>
    <style:style style:name="Table21.A1" style:family="table-cell">
      <style:table-cell-properties style:vertical-align="middle" fo:padding="0in" fo:border="none"/>
    </style:style>
    <style:style style:name="Table21.A2" style:family="table-cell">
      <style:table-cell-properties style:vertical-align="middle" fo:padding-left="0in" fo:padding-right="0in" fo:padding-top="0.0833in" fo:padding-bottom="0in" fo:border-left="none" fo:border-right="none" fo:border-top="0.05pt solid #000000" fo:border-bottom="none"/>
    </style:style>
    <style:style style:name="Table22" style:family="table">
      <style:table-properties style:width="8.6188in" table:align="left"/>
    </style:style>
    <style:style style:name="Table22.A" style:family="table-column">
      <style:table-column-properties style:column-width="0.6306in"/>
    </style:style>
    <style:style style:name="Table22.B" style:family="table-column">
      <style:table-column-properties style:column-width="6.1778in"/>
    </style:style>
    <style:style style:name="Table22.C" style:family="table-column">
      <style:table-column-properties style:column-width="0.9778in"/>
    </style:style>
    <style:style style:name="Table22.D" style:family="table-column">
      <style:table-column-properties style:column-width="0.8326in"/>
    </style:style>
    <style:style style:name="Table22.A1" style:family="table-cell">
      <style:table-cell-properties style:vertical-align="middle" fo:padding="0in" fo:border="none"/>
    </style:style>
    <style:style style:name="Table22.A2" style:family="table-cell">
      <style:table-cell-properties style:vertical-align="middle" fo:padding-left="0in" fo:padding-right="0in" fo:padding-top="0.0833in" fo:padding-bottom="0in" fo:border-left="none" fo:border-right="none" fo:border-top="0.05pt solid #000000" fo:border-bottom="none"/>
    </style:style>
    <style:style style:name="Table22.D28" style:family="table-cell">
      <style:table-cell-properties fo:padding="0.0194in" fo:border="none"/>
    </style:style>
    <style:style style:name="Table23" style:family="table">
      <style:table-properties style:width="6.925in" table:align="left"/>
    </style:style>
    <style:style style:name="Table23.A" style:family="table-column">
      <style:table-column-properties style:column-width="1.6646in"/>
    </style:style>
    <style:style style:name="Table23.B" style:family="table-column">
      <style:table-column-properties style:column-width="5.2604in"/>
    </style:style>
    <style:style style:name="Table23.A1" style:family="table-cell">
      <style:table-cell-properties style:vertical-align="middle" fo:padding="0in" fo:border="none"/>
    </style:style>
    <style:style style:name="Table23.A2" style:family="table-cell">
      <style:table-cell-properties style:vertical-align="middle" fo:padding-left="0in" fo:padding-right="0in" fo:padding-top="0.0833in" fo:padding-bottom="0in" fo:border-left="none" fo:border-right="none" fo:border-top="0.05pt solid #000000" fo:border-bottom="none"/>
    </style:style>
    <style:style style:name="Table24" style:family="table">
      <style:table-properties style:width="4.5972in" table:align="left"/>
    </style:style>
    <style:style style:name="Table24.A" style:family="table-column">
      <style:table-column-properties style:column-width="1.6521in"/>
    </style:style>
    <style:style style:name="Table24.B" style:family="table-column">
      <style:table-column-properties style:column-width="2.9451in"/>
    </style:style>
    <style:style style:name="Table24.A1" style:family="table-cell">
      <style:table-cell-properties style:vertical-align="middle" fo:padding="0in" fo:border="none"/>
    </style:style>
    <style:style style:name="Table24.A2" style:family="table-cell">
      <style:table-cell-properties style:vertical-align="middle" fo:padding-left="0in" fo:padding-right="0in" fo:padding-top="0.0833in" fo:padding-bottom="0in" fo:border-left="none" fo:border-right="none" fo:border-top="0.05pt solid #000000" fo:border-bottom="none"/>
    </style:style>
    <style:style style:name="P1" style:family="paragraph" style:parent-style-name="Heading_20_1">
      <style:paragraph-properties fo:margin-left="0in" fo:margin-right="0in" fo:margin-top="0in" fo:margin-bottom="0in" style:contextual-spacing="false" style:line-height-at-least="0.4165in" fo:text-indent="0in" style:auto-text-indent="false"/>
    </style:style>
    <style:style style:name="P2" style:family="paragraph" style:parent-style-name="Heading_20_1">
      <style:paragraph-properties fo:margin-left="0in" fo:margin-right="0in" fo:margin-top="0in" fo:margin-bottom="0in" style:contextual-spacing="false" style:line-height-at-least="0.4165in" fo:orphans="2" fo:widows="2" fo:text-indent="0in" style:auto-text-indent="false"/>
    </style:style>
    <style:style style:name="P3" style:family="paragraph" style:parent-style-name="Heading_20_1">
      <style:paragraph-properties fo:margin-left="0.1252in" fo:margin-right="0in" fo:margin-top="0in" fo:margin-bottom="0.0835in" style:contextual-spacing="false" style:line-height-at-least="0.1354in" fo:text-indent="0in" style:auto-text-indent="false"/>
      <style:text-properties loext:padding="0in" loext:border="none"/>
    </style:style>
    <style:style style:name="P4" style:family="paragraph" style:parent-style-name="Heading_20_1">
      <style:paragraph-properties fo:margin-left="0.1252in" fo:margin-right="0in" fo:margin-top="0in" fo:margin-bottom="0.0835in" style:contextual-spacing="false" style:line-height-at-least="0.1354in" fo:orphans="2" fo:widows="2" fo:text-indent="0in" style:auto-text-indent="false"/>
      <style:text-properties loext:padding="0in" loext:border="none"/>
    </style:style>
    <style:style style:name="P5" style:family="paragraph" style:parent-style-name="Heading_20_2">
      <style:paragraph-properties fo:margin-left="0.1252in" fo:margin-right="0in" fo:margin-top="0in" fo:margin-bottom="0.0835in" style:contextual-spacing="false" style:line-height-at-least="0.1354in" fo:orphans="2" fo:widows="2" fo:text-indent="0in" style:auto-text-indent="false"/>
      <style:text-properties loext:padding="0in" loext:border="none"/>
    </style:style>
    <style:style style:name="P6" style:family="paragraph" style:parent-style-name="Text_20_body">
      <style:paragraph-properties fo:margin-top="0in" fo:margin-bottom="0.1563in" style:contextual-spacing="false" fo:line-height="150%" fo:orphans="2" fo:widows="2"/>
      <style:text-properties loext:padding="0in" loext:border="none"/>
    </style:style>
    <style:style style:name="P7" style:family="paragraph" style:parent-style-name="Text_20_body">
      <style:paragraph-properties fo:margin-left="0.0835in" fo:margin-right="0in" fo:margin-top="0.25in" fo:margin-bottom="0.25in" style:contextual-spacing="false" fo:orphans="1" fo:text-indent="0in" style:auto-text-indent="false"/>
      <style:text-properties loext:padding="0in" loext:border="none"/>
    </style:style>
    <style:style style:name="P8" style:family="paragraph" style:parent-style-name="Text_20_body">
      <style:paragraph-properties fo:margin-top="0.25in" fo:margin-bottom="0.25in" style:contextual-spacing="false"/>
      <style:text-properties loext:padding="0in" loext:border="none"/>
    </style:style>
    <style:style style:name="P9" style:family="paragraph" style:parent-style-name="Text_20_body">
      <style:paragraph-properties fo:margin-left="0in" fo:margin-right="0.1457in" fo:text-align="start" style:justify-single-word="false" fo:text-indent="0in" style:auto-text-indent="false"/>
      <style:text-properties loext:padding="0in" loext:border="none"/>
    </style:style>
    <style:style style:name="P10" style:family="paragraph" style:parent-style-name="Heading_20_2">
      <style:paragraph-properties fo:margin-left="0in" fo:margin-right="0in" fo:margin-top="0in" fo:margin-bottom="0in" style:contextual-spacing="false" style:line-height-at-least="0.3335in" fo:text-indent="0in" style:auto-text-indent="false"/>
    </style:style>
    <style:style style:name="P11" style:family="paragraph" style:parent-style-name="Heading_20_2">
      <style:paragraph-properties fo:margin-left="0in" fo:margin-right="0in" fo:margin-top="0in" fo:margin-bottom="0in" style:contextual-spacing="false" style:line-height-at-least="0.3335in" fo:orphans="2" fo:widows="2" fo:text-indent="0in" style:auto-text-indent="false"/>
    </style:style>
    <style:style style:name="P12" style:family="paragraph" style:parent-style-name="Heading_20_3">
      <style:paragraph-properties fo:margin-left="0in" fo:margin-right="0in" fo:margin-top="0in" fo:margin-bottom="0in" style:contextual-spacing="false" style:line-height-at-least="0.2917in" fo:text-indent="0in" style:auto-text-indent="false"/>
    </style:style>
    <style:style style:name="P13" style:family="paragraph" style:parent-style-name="Heading_20_3">
      <style:paragraph-properties fo:margin-left="0in" fo:margin-right="0in" fo:margin-top="0in" fo:margin-bottom="0in" style:contextual-spacing="false" style:line-height-at-least="0.2917in" fo:orphans="2" fo:widows="2" fo:text-indent="0in" style:auto-text-indent="false"/>
    </style:style>
    <style:style style:name="P14" style:family="paragraph" style:parent-style-name="Heading_20_4">
      <style:paragraph-properties fo:margin-left="0in" fo:margin-right="0in" fo:margin-top="0in" fo:margin-bottom="0in" style:contextual-spacing="false" style:line-height-at-least="0.25in" fo:orphans="2" fo:widows="2" fo:text-indent="0in" style:auto-text-indent="false"/>
    </style:style>
    <style:style style:name="P15" style:family="paragraph" style:parent-style-name="Text_20_body">
      <style:paragraph-properties fo:margin-left="0in" fo:margin-right="0in" fo:margin-top="0.0311in" fo:margin-bottom="0.0209in" style:contextual-spacing="false" style:line-height-at-least="0.25in" fo:orphans="2" fo:widows="2" fo:text-indent="0in" style:auto-text-indent="false"/>
    </style:style>
    <style:style style:name="P16" style:family="paragraph" style:parent-style-name="Text_20_body">
      <style:paragraph-properties fo:margin-top="0.0311in" fo:margin-bottom="0.0209in" style:contextual-spacing="false" style:line-height-at-least="0.25in" fo:orphans="2" fo:widows="2"/>
    </style:style>
    <style:style style:name="P17" style:family="paragraph" style:parent-style-name="Heading_20_5">
      <style:paragraph-properties fo:margin-left="0in" fo:margin-right="0in" fo:line-height="125%" fo:orphans="2" fo:widows="2" fo:text-indent="0in" style:auto-text-indent="false"/>
      <style:text-properties fo:font-variant="normal" fo:text-transform="none" fo:color="#202123" loext:opacity="100%" style:font-name="S hne" fo:font-size="12pt" fo:letter-spacing="normal" fo:font-style="normal" fo:font-weight="normal"/>
    </style:style>
    <style:style style:name="P18" style:family="paragraph" style:parent-style-name="Quotations">
      <loext:graphic-properties draw:fill="solid" draw:fill-color="#f7f7f8" draw:opacity="100%"/>
      <style:paragraph-properties fo:margin-left="0.3937in" fo:margin-right="0.3937in" fo:margin-top="0in" fo:margin-bottom="0in" style:contextual-spacing="false" fo:line-height="150%" fo:orphans="2" fo:widows="2" fo:text-indent="0in" style:auto-text-indent="false" fo:background-color="#f7f7f8"/>
      <style:text-properties fo:font-variant="normal" fo:text-transform="none" fo:color="#565869" loext:opacity="100%" style:font-name="S hne" fo:font-size="12pt" fo:letter-spacing="normal" fo:font-style="normal" fo:font-weight="normal"/>
    </style:style>
    <style:style style:name="P19" style:family="paragraph" style:parent-style-name="Text_20_body">
      <style:paragraph-properties fo:margin-left="0in" fo:margin-right="0in" fo:margin-top="0in" fo:margin-bottom="0.1563in" style:contextual-spacing="false" fo:line-height="150%" fo:orphans="2" fo:widows="2" fo:text-indent="0in" style:auto-text-indent="false"/>
      <style:text-properties fo:font-variant="normal" fo:text-transform="none" fo:color="#353740" loext:opacity="100%" style:font-name="S hne" fo:font-size="12pt" fo:letter-spacing="normal" fo:font-style="normal" fo:font-weight="normal"/>
    </style:style>
    <style:style style:name="P20" style:family="paragraph" style:parent-style-name="Text_20_body">
      <style:paragraph-properties fo:margin-top="0in" fo:margin-bottom="0.1563in" style:contextual-spacing="false" fo:line-height="150%" fo:orphans="2" fo:widows="2"/>
      <style:text-properties fo:font-variant="normal" fo:text-transform="none" fo:color="#353740" loext:opacity="100%" style:font-name="S hne" fo:font-size="12pt" fo:letter-spacing="normal" fo:font-style="normal" fo:font-weight="normal"/>
    </style:style>
    <style:style style:name="P21" style:family="paragraph" style:parent-style-name="Text_20_body">
      <style:paragraph-properties fo:margin-top="0in" fo:margin-bottom="0in" style:contextual-spacing="false" fo:line-height="140%" fo:orphans="2" fo:widows="2"/>
      <style:text-properties fo:font-variant="normal" fo:text-transform="none" fo:color="#353740" loext:opacity="100%" style:font-name="S hne" fo:font-size="12pt" fo:letter-spacing="normal" fo:font-style="normal" fo:font-weight="normal" style:font-name-asian="S hne" style:font-size-asian="12pt" style:font-style-asian="normal" style:font-weight-asian="normal" style:font-name-complex="S hne" style:font-size-complex="12pt" style:font-style-complex="normal" style:font-weight-complex="normal" loext:padding="0in" loext:border="none"/>
    </style:style>
    <style:style style:name="P22" style:family="paragraph" style:parent-style-name="Text_20_body">
      <style:paragraph-properties fo:margin-top="0in" fo:margin-bottom="0.1563in" style:contextual-spacing="false" fo:line-height="150%" fo:orphans="2" fo:widows="2"/>
      <style:text-properties fo:font-variant="normal" fo:text-transform="none" fo:color="#353740" loext:opacity="100%" style:font-name="S hne" fo:font-size="12pt" fo:letter-spacing="normal" fo:font-style="normal" fo:font-weight="normal" loext:padding="0in" loext:border="none"/>
    </style:style>
    <style:style style:name="P23" style:family="paragraph" style:parent-style-name="Text_20_body">
      <style:paragraph-properties fo:margin-left="0in" fo:margin-right="0.1457in" fo:margin-top="0in" fo:margin-bottom="0in" style:contextual-spacing="false" fo:line-height="150%" fo:text-align="start" style:justify-single-word="false" fo:orphans="2" fo:widows="2" fo:text-indent="0in" style:auto-text-indent="false"/>
      <style:text-properties fo:font-variant="normal" fo:text-transform="none" fo:color="#353740" loext:opacity="100%" style:font-name="S hne" fo:font-size="12pt" fo:letter-spacing="normal" fo:font-style="normal" fo:font-weight="normal" loext:padding="0in" loext:border="none"/>
    </style:style>
    <style:style style:name="P24" style:family="paragraph" style:parent-style-name="Text_20_body">
      <style:paragraph-properties fo:margin-top="0.25in" fo:margin-bottom="0.25in" style:contextual-spacing="false" fo:orphans="2" fo:widows="2"/>
      <style:text-properties fo:font-variant="normal" fo:text-transform="none" fo:color="#353740" loext:opacity="100%" style:font-name="S hne" fo:font-size="12pt" fo:letter-spacing="normal" fo:font-style="normal" fo:font-weight="normal" loext:padding="0in" loext:border="none"/>
    </style:style>
    <style:style style:name="P25" style:family="paragraph" style:parent-style-name="Text_20_body">
      <style:paragraph-properties fo:margin-left="0.0835in" fo:margin-right="0in" fo:margin-top="0.25in" fo:margin-bottom="0.25in" style:contextual-spacing="false" fo:orphans="1" fo:widows="2" fo:text-indent="0in" style:auto-text-indent="false"/>
      <style:text-properties fo:font-variant="normal" fo:text-transform="none" fo:color="#353740" loext:opacity="100%" style:font-name="S hne" fo:font-size="12pt" fo:letter-spacing="normal" fo:font-style="normal" fo:font-weight="normal" loext:padding="0in" loext:border="none"/>
    </style:style>
    <style:style style:name="P26" style:family="paragraph" style:parent-style-name="Text_20_body">
      <style:paragraph-properties fo:margin-left="0in" fo:margin-right="0.1457in" fo:margin-top="0in" fo:margin-bottom="0in" style:contextual-spacing="false" fo:text-align="start" style:justify-single-word="false" fo:orphans="2" fo:widows="2" fo:text-indent="0in" style:auto-text-indent="false"/>
      <style:text-properties fo:font-variant="normal" fo:text-transform="none" fo:color="#353740" loext:opacity="100%" style:font-name="S hne" fo:font-size="12pt" fo:letter-spacing="normal" fo:font-style="normal" fo:font-weight="normal" loext:padding="0in" loext:border="none"/>
    </style:style>
    <style:style style:name="P27" style:family="paragraph" style:parent-style-name="Text_20_body">
      <style:paragraph-properties fo:margin-top="0in" fo:margin-bottom="0in" style:contextual-spacing="false" fo:orphans="2" fo:widows="2"/>
      <style:text-properties fo:font-variant="normal" fo:text-transform="none" fo:color="#353740" loext:opacity="100%" style:font-name="S hne" fo:font-size="12pt" fo:letter-spacing="normal" fo:font-style="normal" fo:font-weight="normal"/>
    </style:style>
    <style:style style:name="P28" style:family="paragraph" style:parent-style-name="Text_20_body">
      <style:paragraph-properties fo:margin-left="0in" fo:margin-right="0in" fo:margin-top="0in" fo:margin-bottom="0.1563in" style:contextual-spacing="false" fo:line-height="150%" fo:text-align="start" style:justify-single-word="false" fo:orphans="2" fo:widows="2" fo:text-indent="0in" style:auto-text-indent="false"/>
      <style:text-properties fo:font-variant="normal" fo:text-transform="none" fo:color="#353740" loext:opacity="100%" style:font-name="S hne" fo:font-size="12pt" fo:letter-spacing="normal" fo:font-style="normal" fo:font-weight="bold" loext:padding="0in" loext:border="none"/>
    </style:style>
    <style:style style:name="P29" style:family="paragraph" style:parent-style-name="Text_20_body">
      <style:paragraph-properties fo:margin-top="0.0835in" fo:margin-bottom="0.0972in" style:contextual-spacing="false" fo:orphans="2" fo:widows="2"/>
      <style:text-properties fo:font-variant="normal" fo:text-transform="none" fo:color="#353740" loext:opacity="100%" style:font-name="S hne" fo:font-size="12pt" fo:letter-spacing="normal" fo:font-style="normal" fo:font-weight="bold" loext:padding="0in" loext:border="none"/>
    </style:style>
    <style:style style:name="P30" style:family="paragraph" style:parent-style-name="Text_20_body">
      <style:paragraph-properties fo:margin-top="0in" fo:margin-bottom="0in" style:contextual-spacing="false" fo:line-height="140%" fo:orphans="2" fo:widows="2"/>
      <style:text-properties fo:font-variant="normal" fo:text-transform="none" fo:color="#353740" loext:opacity="100%" style:font-name="S hne" fo:font-size="15pt" fo:letter-spacing="normal" fo:font-style="normal" fo:font-weight="bold" loext:padding="0in" loext:border="none"/>
    </style:style>
    <style:style style:name="P31" style:family="paragraph" style:parent-style-name="Text_20_body">
      <style:paragraph-properties fo:margin-left="0in" fo:margin-right="0in" fo:margin-top="0in" fo:margin-bottom="0in" style:contextual-spacing="false" fo:line-height="140%" fo:orphans="2" fo:widows="2" fo:text-indent="0in" style:auto-text-indent="false"/>
      <style:text-properties fo:font-variant="normal" fo:text-transform="none" fo:color="#353740" loext:opacity="100%" style:font-name="S hne" fo:font-size="15pt" fo:letter-spacing="normal" fo:font-style="normal" fo:font-weight="bold" loext:padding="0in" loext:border="none"/>
    </style:style>
    <style:style style:name="P32" style:family="paragraph" style:parent-style-name="Text_20_body">
      <style:paragraph-properties fo:margin-left="0in" fo:margin-right="0in" fo:line-height="140%" fo:orphans="2" fo:widows="2" fo:text-indent="0in" style:auto-text-indent="false"/>
      <style:text-properties fo:font-variant="normal" fo:text-transform="none" fo:color="#353740" loext:opacity="100%" style:font-name="S hne" fo:font-size="15pt" fo:letter-spacing="normal" fo:font-style="normal" fo:font-weight="bold" loext:padding="0in" loext:border="none"/>
    </style:style>
    <style:style style:name="P33" style:family="paragraph" style:parent-style-name="Text_20_body">
      <style:paragraph-properties fo:margin-left="0in" fo:margin-right="0.1043in" fo:margin-top="0.25in" fo:margin-bottom="0.25in" style:contextual-spacing="false" style:line-height-at-least="0.2083in" fo:orphans="2" fo:widows="2" fo:text-indent="0in" style:auto-text-indent="false"/>
      <style:text-properties fo:font-variant="normal" fo:text-transform="none" fo:color="#353740" loext:opacity="100%" style:font-name="S hne" fo:font-size="10.5pt" fo:letter-spacing="normal" fo:font-style="normal" fo:font-weight="normal" loext:padding="0in" loext:border="none"/>
    </style:style>
    <style:style style:name="P34" style:family="paragraph" style:parent-style-name="Text_20_body">
      <style:paragraph-properties fo:margin-top="0.25in" fo:margin-bottom="0.25in" style:contextual-spacing="false" style:line-height-at-least="0.2083in" fo:orphans="2" fo:widows="2"/>
      <style:text-properties fo:font-variant="normal" fo:text-transform="none" fo:color="#353740" loext:opacity="100%" style:font-name="S hne" fo:font-size="10.5pt" fo:letter-spacing="normal" fo:font-style="normal" fo:font-weight="normal" loext:padding="0in" loext:border="none"/>
    </style:style>
    <style:style style:name="P35" style:family="paragraph" style:parent-style-name="Text_20_body">
      <style:paragraph-properties fo:margin-left="0in" fo:margin-right="0.1665in" fo:margin-top="0in" fo:margin-bottom="0in" style:contextual-spacing="false" style:line-height-at-least="0.2083in" fo:text-align="end" style:justify-single-word="false" fo:orphans="2" fo:widows="2" fo:text-indent="0in" style:auto-text-indent="false"/>
      <style:text-properties fo:font-variant="normal" fo:text-transform="none" fo:color="#353740" loext:opacity="100%" style:font-name="S hne" fo:font-size="10.5pt" fo:letter-spacing="normal" fo:font-style="normal" fo:font-weight="bold"/>
    </style:style>
    <style:style style:name="P36" style:family="paragraph" style:parent-style-name="Text_20_body">
      <style:paragraph-properties fo:margin-left="0in" fo:margin-right="0in" fo:margin-top="0in" fo:margin-bottom="0in" style:contextual-spacing="false" fo:orphans="1" fo:widows="2" fo:text-indent="0in" style:auto-text-indent="false"/>
      <style:text-properties fo:font-variant="normal" fo:text-transform="none" fo:color="#353740" loext:opacity="100%" fo:letter-spacing="normal" loext:padding="0in" loext:border="none"/>
    </style:style>
    <style:style style:name="P37" style:family="paragraph" style:parent-style-name="Text_20_body">
      <style:paragraph-properties fo:margin-left="0in" fo:margin-right="0in" fo:orphans="1" fo:widows="2" fo:text-indent="0in" style:auto-text-indent="false"/>
      <style:text-properties fo:font-variant="normal" fo:text-transform="none" fo:color="#353740" loext:opacity="100%" fo:letter-spacing="normal" loext:padding="0in" loext:border="none"/>
    </style:style>
    <style:style style:name="P38" style:family="paragraph" style:parent-style-name="Text_20_body">
      <style:paragraph-properties fo:margin-left="0in" fo:margin-right="0in" fo:margin-top="0in" fo:margin-bottom="0.1563in" style:contextual-spacing="false" fo:line-height="150%" fo:orphans="2" fo:widows="2" fo:text-indent="0in" style:auto-text-indent="false"/>
      <style:text-properties fo:font-variant="normal" fo:text-transform="none" fo:color="#353740" loext:opacity="100%" fo:letter-spacing="normal"/>
    </style:style>
    <style:style style:name="P39" style:family="paragraph" style:parent-style-name="Text_20_body">
      <style:paragraph-properties fo:margin-left="0in" fo:margin-right="0in" fo:margin-top="0.25in" fo:margin-bottom="0.25in" style:contextual-spacing="false" style:line-height-at-least="0.25in" fo:orphans="2" fo:widows="2" fo:text-indent="0in" style:auto-text-indent="false"/>
      <style:text-properties fo:font-variant="normal" fo:text-transform="none" fo:color="#353740" loext:opacity="100%" style:font-name="var monospace" fo:font-size="11.25pt" fo:letter-spacing="normal" fo:font-style="normal" fo:font-weight="normal" loext:padding="0in" loext:border="none"/>
    </style:style>
    <style:style style:name="P40" style:family="paragraph" style:parent-style-name="Text_20_body">
      <style:paragraph-properties fo:margin-left="0in" fo:margin-right="0in" fo:margin-top="0in" fo:margin-bottom="0.1563in" style:contextual-spacing="false" fo:line-height="150%" fo:orphans="2" fo:widows="2" fo:text-indent="0in" style:auto-text-indent="false"/>
      <style:text-properties fo:font-variant="normal" fo:text-transform="none" style:font-name="S hne" fo:font-size="10.5pt" fo:letter-spacing="normal" fo:font-style="normal" fo:font-weight="normal"/>
    </style:style>
    <style:style style:name="P41" style:family="paragraph" style:parent-style-name="Preformatted_20_Text">
      <style:paragraph-properties fo:margin-left="0in" fo:margin-right="0in" fo:margin-top="0.25in" fo:margin-bottom="0.25in" style:contextual-spacing="false" fo:text-indent="0in" style:auto-text-indent="false"/>
    </style:style>
    <style:style style:name="P42" style:family="paragraph" style:parent-style-name="Preformatted_20_Text">
      <style:paragraph-properties fo:margin-top="0.25in" fo:margin-bottom="0.25in" style:contextual-spacing="false"/>
    </style:style>
    <style:style style:name="P43" style:family="paragraph" style:parent-style-name="Preformatted_20_Text">
      <style:paragraph-properties fo:margin-left="0in" fo:margin-right="0in" fo:margin-top="0.25in" fo:margin-bottom="0.25in" style:contextual-spacing="false" fo:orphans="2" fo:widows="2" fo:text-indent="0in" style:auto-text-indent="false"/>
    </style:style>
    <style:style style:name="P44" style:family="paragraph" style:parent-style-name="Table_20_Contents">
      <style:paragraph-properties fo:margin-left="0in" fo:margin-right="0in" fo:orphans="2" fo:widows="2" fo:text-indent="0in" style:auto-text-indent="false"/>
    </style:style>
    <style:style style:name="P45" style:family="paragraph" style:parent-style-name="Text_20_body">
      <style:paragraph-properties fo:margin-left="0in" fo:margin-right="0in" fo:margin-top="0in" fo:margin-bottom="0in" style:contextual-spacing="false" fo:orphans="2" fo:widows="2" fo:text-indent="0in" style:auto-text-indent="false"/>
    </style:style>
    <style:style style:name="P46" style:family="paragraph" style:parent-style-name="Text_20_body">
      <style:paragraph-properties fo:margin-left="0in" fo:margin-right="0in" fo:orphans="2" fo:widows="2" fo:text-indent="0in" style:auto-text-indent="false"/>
    </style:style>
    <style:style style:name="P47" style:family="paragraph" style:parent-style-name="Preformatted_20_Text">
      <style:paragraph-properties fo:margin-top="0.25in" fo:margin-bottom="0.25in" style:contextual-spacing="false" fo:orphans="2" fo:widows="2"/>
    </style:style>
    <style:style style:name="P48" style:family="paragraph" style:parent-style-name="Preformatted_20_Text">
      <style:paragraph-properties fo:margin-left="0in" fo:margin-right="0in" fo:margin-top="0.25in" fo:margin-bottom="0.25in" style:contextual-spacing="false" fo:text-align="start" style:justify-single-word="false" fo:orphans="2" fo:widows="2" fo:text-indent="0in" style:auto-text-indent="false"/>
    </style:style>
    <style:style style:name="P4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50" style:family="paragraph" style:parent-style-name="Text_20_body">
      <style:paragraph-properties fo:margin-left="0in" fo:margin-right="0in" fo:text-align="start" style:justify-single-word="false" fo:orphans="2" fo:widows="2" fo:text-indent="0in" style:auto-text-indent="false"/>
    </style:style>
    <style:style style:name="P51" style:family="paragraph" style:parent-style-name="Text_20_body">
      <style:paragraph-properties fo:margin-left="0in" fo:margin-right="0.1457in" fo:text-align="start" style:justify-single-word="false" fo:orphans="2" fo:widows="2" fo:text-indent="0in" style:auto-text-indent="false"/>
    </style:style>
    <style:style style:name="P52" style:family="paragraph" style:parent-style-name="Text_20_body">
      <style:paragraph-properties fo:text-align="start" style:justify-single-word="false" fo:orphans="2" fo:widows="2"/>
    </style:style>
    <style:style style:name="P53" style:family="paragraph" style:parent-style-name="Text_20_body">
      <style:paragraph-properties fo:margin-left="0in" fo:margin-right="0.1457in" fo:text-align="start" style:justify-single-word="false" fo:text-indent="0in" style:auto-text-indent="false"/>
    </style:style>
    <style:style style:name="P54" style:family="paragraph" style:parent-style-name="Text_20_body">
      <style:paragraph-properties fo:text-align="start" style:justify-single-word="false"/>
    </style:style>
    <style:style style:name="P55" style:family="paragraph" style:parent-style-name="Quotations">
      <loext:graphic-properties draw:fill="solid" draw:fill-color="#f7f7f8" draw:opacity="100%"/>
      <style:paragraph-properties fo:margin-left="0.3937in" fo:margin-right="0.3937in" fo:margin-top="0in" fo:margin-bottom="0in" style:contextual-spacing="false" fo:line-height="150%" fo:orphans="2" fo:widows="2" fo:text-indent="0in" style:auto-text-indent="false" fo:background-color="#f7f7f8"/>
    </style:style>
    <style:style style:name="P56" style:family="paragraph" style:parent-style-name="Text_20_body">
      <style:paragraph-properties fo:margin-left="0in" fo:margin-right="0in" fo:margin-top="0in" fo:margin-bottom="0.1563in" style:contextual-spacing="false" fo:line-height="150%" fo:orphans="2" fo:widows="2" fo:text-indent="0in" style:auto-text-indent="false"/>
    </style:style>
    <style:style style:name="P57" style:family="paragraph" style:parent-style-name="Text_20_body">
      <style:paragraph-properties fo:margin-top="0in" fo:margin-bottom="0.1563in" style:contextual-spacing="false" fo:line-height="150%" fo:orphans="2" fo:widows="2"/>
    </style:style>
    <style:style style:name="P58" style:family="paragraph" style:parent-style-name="Text_20_body">
      <style:paragraph-properties fo:margin-left="0.0209in" fo:margin-right="0.0209in" fo:margin-top="0in" fo:margin-bottom="0in" style:contextual-spacing="false" fo:line-height="150%" fo:orphans="2" fo:widows="2" fo:text-indent="0in" style:auto-text-indent="false"/>
    </style:style>
    <style:style style:name="P59" style:family="paragraph" style:parent-style-name="Text_20_body">
      <style:paragraph-properties fo:margin-top="0in" fo:margin-bottom="0.1563in" style:contextual-spacing="false" fo:line-height="150%"/>
    </style:style>
    <style:style style:name="P60" style:family="paragraph" style:parent-style-name="Text_20_body">
      <style:paragraph-properties fo:margin-left="0.0209in" fo:margin-right="0.0209in" fo:margin-top="0in" fo:margin-bottom="0in" style:contextual-spacing="false" fo:line-height="150%" fo:text-indent="0in" style:auto-text-indent="false"/>
    </style:style>
    <style:style style:name="P61" style:family="paragraph" style:parent-style-name="Text_20_body">
      <style:paragraph-properties fo:margin-left="0in" fo:margin-right="0in" fo:margin-top="0in" fo:margin-bottom="0.1563in" style:contextual-spacing="false" fo:line-height="150%" fo:text-align="start" style:justify-single-word="false" fo:orphans="2" fo:widows="2" fo:text-indent="0in" style:auto-text-indent="false"/>
    </style:style>
    <style:style style:name="P62" style:family="paragraph" style:parent-style-name="Table_20_Contents">
      <style:text-properties style:font-name="var monospace"/>
    </style:style>
    <style:style style:name="P63" style:family="paragraph" style:parent-style-name="Table_20_Contents">
      <style:paragraph-properties fo:margin-left="0in" fo:margin-right="0in" style:line-height-at-least="0.1354in" fo:text-indent="0in" style:auto-text-indent="false"/>
      <style:text-properties fo:font-size="9pt" fo:font-weight="bold" loext:padding="0in" loext:border="none"/>
    </style:style>
    <style:style style:name="P64" style:family="paragraph" style:parent-style-name="Table_20_Contents">
      <style:paragraph-properties fo:margin-left="0in" fo:margin-right="0in" style:line-height-at-least="0.1354in" fo:text-indent="0in" style:auto-text-indent="false"/>
      <style:text-properties fo:color="#c57e0a" loext:opacity="100%" fo:font-size="9pt" fo:font-weight="bold" loext:padding="0in" loext:border="none"/>
    </style:style>
    <style:style style:name="P65" style:family="paragraph" style:parent-style-name="Table_20_Contents">
      <style:text-properties fo:font-size="10.5pt"/>
    </style:style>
    <style:style style:name="P66" style:family="paragraph" style:parent-style-name="Text_20_body">
      <style:paragraph-properties fo:margin-left="0in" fo:margin-right="0.1043in" fo:margin-top="0.25in" fo:margin-bottom="0.25in" style:contextual-spacing="false" style:line-height-at-least="0.2083in" fo:text-indent="0in" style:auto-text-indent="false"/>
      <style:text-properties fo:font-size="10.5pt" loext:padding="0in" loext:border="none"/>
    </style:style>
    <style:style style:name="P67" style:family="paragraph" style:parent-style-name="Table_20_Contents">
      <style:paragraph-properties fo:margin-top="0in" fo:margin-bottom="0.1965in" style:contextual-spacing="false"/>
    </style:style>
    <style:style style:name="P68" style:family="paragraph" style:parent-style-name="Table_20_Contents">
      <style:text-properties fo:font-size="2pt" style:font-size-asian="2pt" style:font-size-complex="2pt"/>
    </style:style>
    <style:style style:name="P69" style:family="paragraph" style:parent-style-name="Table_20_Contents">
      <style:paragraph-properties fo:margin-left="0in" fo:margin-right="0in" fo:text-indent="0in" style:auto-text-indent="false"/>
      <style:text-properties fo:font-size="2pt" style:font-size-asian="2pt" style:font-size-complex="2pt"/>
    </style:style>
    <style:style style:name="P70" style:family="paragraph" style:parent-style-name="Table_20_Heading">
      <style:text-properties fo:font-size="2pt" style:font-size-asian="2pt" style:font-size-complex="2pt"/>
    </style:style>
    <style:style style:name="P71" style:family="paragraph" style:parent-style-name="Table_20_Heading">
      <style:paragraph-properties style:line-height-at-least="0.1665in" fo:text-align="start" style:justify-single-word="false"/>
      <style:text-properties fo:text-transform="uppercase" fo:font-size="9pt" fo:font-weight="bold"/>
    </style:style>
    <style:style style:name="P72" style:family="paragraph" style:parent-style-name="Text_20_body">
      <style:paragraph-properties fo:margin-left="0in" fo:margin-right="0in" fo:margin-top="0.25in" fo:margin-bottom="0.25in" style:contextual-spacing="false" style:line-height-at-least="0.1665in" fo:orphans="2" fo:widows="2" fo:text-indent="0in" style:auto-text-indent="false"/>
      <style:text-properties fo:text-transform="uppercase" fo:color="#353740" loext:opacity="100%" style:font-name="S hne" fo:font-size="9pt" fo:letter-spacing="normal" fo:font-style="normal" fo:font-weight="bold" loext:padding="0in" loext:border="none"/>
    </style:style>
    <style:style style:name="P73" style:family="paragraph" style:parent-style-name="Text_20_body">
      <style:paragraph-properties fo:margin-top="0.25in" fo:margin-bottom="0.25in" style:contextual-spacing="false" style:line-height-at-least="0.1665in" fo:orphans="2" fo:widows="2"/>
      <style:text-properties fo:text-transform="uppercase" fo:color="#353740" loext:opacity="100%" style:font-name="S hne" fo:font-size="9pt" fo:letter-spacing="normal" fo:font-style="normal" fo:font-weight="bold" loext:padding="0in" loext:border="none"/>
    </style:style>
    <style:style style:name="P74" style:family="paragraph" style:parent-style-name="Table_20_Heading">
      <style:paragraph-properties style:line-height-at-least="0.1665in" fo:text-align="start" style:justify-single-word="false"/>
    </style:style>
    <style:style style:name="P75" style:family="paragraph" style:parent-style-name="Text_20_body">
      <style:paragraph-properties fo:margin-left="0.0835in" fo:margin-right="0in" fo:margin-top="0.25in" fo:margin-bottom="0.0972in" style:contextual-spacing="false" style:line-height-at-least="0.1665in" fo:orphans="2" fo:widows="2" fo:text-indent="0in" style:auto-text-indent="false"/>
    </style:style>
    <style:style style:name="P76" style:family="paragraph" style:parent-style-name="Text_20_body">
      <style:paragraph-properties fo:margin-top="0.25in" fo:margin-bottom="0.0972in" style:contextual-spacing="false" style:line-height-at-least="0.2083in" fo:orphans="2" fo:widows="2"/>
    </style:style>
    <style:style style:name="P77" style:family="paragraph" style:parent-style-name="Text_20_body">
      <style:paragraph-properties fo:margin-top="0.25in" fo:margin-bottom="0.25in" style:contextual-spacing="false" style:line-height-at-least="0.2083in" fo:orphans="2" fo:widows="2"/>
    </style:style>
    <style:style style:name="P78" style:family="paragraph" style:parent-style-name="Text_20_body">
      <style:paragraph-properties style:line-height-at-least="0.2083in" fo:text-align="start" style:justify-single-word="false" fo:orphans="1" fo:widows="2"/>
    </style:style>
    <style:style style:name="P79" style:family="paragraph" style:parent-style-name="Preformatted_20_Text" style:list-style-name="L5">
      <style:paragraph-properties fo:margin-left="0.0209in" fo:margin-right="0.0209in" fo:margin-top="0in" fo:margin-bottom="0in" style:contextual-spacing="false" fo:line-height="140%" fo:orphans="2" fo:widows="2" fo:text-indent="0in" style:auto-text-indent="false" fo:padding="0in" fo:border="none"/>
    </style:style>
    <style:style style:name="P80" style:family="paragraph" style:parent-style-name="Preformatted_20_Text" style:list-style-name="L6">
      <style:paragraph-properties fo:margin-left="0.0209in" fo:margin-right="0.0209in" fo:margin-top="0in" fo:margin-bottom="0in" style:contextual-spacing="false" fo:line-height="140%" fo:orphans="2" fo:widows="2" fo:text-indent="0in" style:auto-text-indent="false" fo:padding="0in" fo:border="none"/>
    </style:style>
    <style:style style:name="P81" style:family="paragraph" style:parent-style-name="Table_20_Contents" style:list-style-name="L1">
      <style:paragraph-properties fo:margin-left="0.0209in" fo:margin-right="0.0209in" fo:margin-top="0in" fo:margin-bottom="0in" style:contextual-spacing="false" fo:line-height="140%" fo:text-indent="0in" style:auto-text-indent="false" fo:padding="0in" fo:border="none"/>
    </style:style>
    <style:style style:name="P82" style:family="paragraph" style:parent-style-name="Table_20_Contents" style:list-style-name="L1">
      <style:paragraph-properties fo:margin-left="0.0209in" fo:margin-right="0.0209in" fo:margin-top="0in" fo:margin-bottom="0.1965in" style:contextual-spacing="false" fo:line-height="140%" fo:text-indent="0in" style:auto-text-indent="false" fo:padding="0in" fo:border="none"/>
    </style:style>
    <style:style style:name="P83" style:family="paragraph" style:parent-style-name="Text_20_body" style:list-style-name="L2">
      <style:paragraph-properties fo:margin-top="0in" fo:margin-bottom="0in" style:contextual-spacing="false" fo:line-height="140%" fo:orphans="2" fo:widows="2" fo:padding="0in" fo:border="none"/>
    </style:style>
    <style:style style:name="P84" style:family="paragraph" style:parent-style-name="Text_20_body" style:list-style-name="L2">
      <style:paragraph-properties fo:margin-top="0.0835in" fo:margin-bottom="0.0972in" style:contextual-spacing="false" fo:line-height="140%" fo:orphans="2" fo:widows="2" fo:padding="0in" fo:border="none"/>
    </style:style>
    <style:style style:name="P85" style:family="paragraph" style:parent-style-name="Text_20_body" style:list-style-name="L4">
      <style:paragraph-properties fo:margin-top="0in" fo:margin-bottom="0in" style:contextual-spacing="false" fo:line-height="140%" fo:orphans="2" fo:widows="2" fo:padding="0in" fo:border="none"/>
    </style:style>
    <style:style style:name="P86" style:family="paragraph" style:parent-style-name="Text_20_body" style:list-style-name="L4">
      <style:paragraph-properties fo:margin-top="0.0835in" fo:margin-bottom="0.0972in" style:contextual-spacing="false" fo:line-height="140%" fo:orphans="2" fo:widows="2" fo:padding="0in" fo:border="none"/>
    </style:style>
    <style:style style:name="P87" style:family="paragraph" style:parent-style-name="Text_20_body" style:list-style-name="L7">
      <style:paragraph-properties fo:margin-top="0in" fo:margin-bottom="0in" style:contextual-spacing="false" fo:line-height="140%" fo:orphans="2" fo:widows="2" fo:padding="0in" fo:border="none"/>
    </style:style>
    <style:style style:name="P88" style:family="paragraph" style:parent-style-name="Text_20_body" style:list-style-name="L7">
      <style:paragraph-properties fo:margin-top="0.0835in" fo:margin-bottom="0.0972in" style:contextual-spacing="false" fo:line-height="140%" fo:orphans="2" fo:widows="2" fo:padding="0in" fo:border="none"/>
    </style:style>
    <style:style style:name="P89" style:family="paragraph" style:parent-style-name="Text_20_body" style:list-style-name="L8">
      <style:paragraph-properties fo:margin-left="0.0209in" fo:margin-right="0.0209in" fo:line-height="140%" fo:orphans="2" fo:widows="2" fo:text-indent="0in" style:auto-text-indent="false" fo:padding="0in" fo:border="none"/>
    </style:style>
    <style:style style:name="P90" style:family="paragraph" style:parent-style-name="Text_20_body" style:list-style-name="L9">
      <style:paragraph-properties fo:margin-left="0.0209in" fo:margin-right="0.0209in" fo:line-height="140%" fo:orphans="2" fo:widows="2" fo:text-indent="0in" style:auto-text-indent="false" fo:padding="0in" fo:border="none"/>
    </style:style>
    <style:style style:name="P91" style:family="paragraph" style:parent-style-name="Text_20_body" style:list-style-name="L10">
      <style:paragraph-properties fo:margin-left="0in" fo:margin-right="0in" fo:line-height="140%" fo:orphans="2" fo:widows="2" fo:text-indent="0in" style:auto-text-indent="false" fo:padding="0in" fo:border="none"/>
    </style:style>
    <style:style style:name="P92" style:family="paragraph" style:parent-style-name="Text_20_body" style:list-style-name="L11">
      <style:paragraph-properties fo:margin-left="0in" fo:margin-right="0in" fo:line-height="140%" fo:orphans="2" fo:widows="2" fo:text-indent="0in" style:auto-text-indent="false" fo:padding="0in" fo:border="none"/>
    </style:style>
    <style:style style:name="P93" style:family="paragraph" style:parent-style-name="Text_20_body" style:list-style-name="L12">
      <style:paragraph-properties fo:margin-left="0in" fo:margin-right="0in" fo:margin-top="0in" fo:margin-bottom="0in" style:contextual-spacing="false" fo:line-height="140%" fo:orphans="2" fo:widows="2" fo:text-indent="0in" style:auto-text-indent="false" fo:padding="0in" fo:border="none"/>
    </style:style>
    <style:style style:name="P94" style:family="paragraph" style:parent-style-name="Text_20_body" style:list-style-name="L12">
      <style:paragraph-properties fo:margin-left="0in" fo:margin-right="0in" fo:line-height="140%" fo:orphans="2" fo:widows="2" fo:text-indent="0in" style:auto-text-indent="false" fo:padding="0in" fo:border="none"/>
    </style:style>
    <style:style style:name="P95" style:family="paragraph" style:parent-style-name="Text_20_body" style:list-style-name="L12">
      <style:paragraph-properties fo:margin-left="0.0209in" fo:margin-right="0.0209in" fo:margin-top="0in" fo:margin-bottom="0in" style:contextual-spacing="false" fo:line-height="140%" fo:orphans="2" fo:widows="2" fo:text-indent="0in" style:auto-text-indent="false" fo:padding="0in" fo:border="none"/>
    </style:style>
    <style:style style:name="P96" style:family="paragraph" style:parent-style-name="Text_20_body" style:list-style-name="L13">
      <style:paragraph-properties fo:margin-left="0.0209in" fo:margin-right="0.0209in" fo:margin-top="0in" fo:margin-bottom="0in" style:contextual-spacing="false" fo:line-height="140%" fo:orphans="2" fo:widows="2" fo:text-indent="0in" style:auto-text-indent="false" fo:padding="0in" fo:border="none"/>
    </style:style>
    <style:style style:name="P97" style:family="paragraph" style:parent-style-name="Text_20_body" style:list-style-name="L13">
      <style:paragraph-properties fo:margin-left="0.0209in" fo:margin-right="0.0209in" fo:line-height="140%" fo:orphans="2" fo:widows="2" fo:text-indent="0in" style:auto-text-indent="false" fo:padding="0in" fo:border="none"/>
    </style:style>
    <style:style style:name="P98" style:family="paragraph" style:parent-style-name="Text_20_body" style:list-style-name="L14">
      <style:paragraph-properties fo:margin-left="0in" fo:margin-right="0in" fo:line-height="140%" fo:orphans="2" fo:widows="2" fo:text-indent="0in" style:auto-text-indent="false" fo:padding="0in" fo:border="none"/>
    </style:style>
    <style:style style:name="P99" style:family="paragraph" style:parent-style-name="Text_20_body" style:list-style-name="L16">
      <style:paragraph-properties fo:margin-left="0.0209in" fo:margin-right="0.0209in" fo:margin-top="0in" fo:margin-bottom="0in" style:contextual-spacing="false" fo:line-height="140%" fo:orphans="2" fo:widows="2" fo:text-indent="0in" style:auto-text-indent="false" fo:padding="0in" fo:border="none"/>
    </style:style>
    <style:style style:name="P100" style:family="paragraph" style:parent-style-name="Text_20_body" style:list-style-name="L16">
      <style:paragraph-properties fo:margin-left="0.0209in" fo:margin-right="0.0209in" fo:line-height="140%" fo:orphans="2" fo:widows="2" fo:text-indent="0in" style:auto-text-indent="false" fo:padding="0in" fo:border="none"/>
    </style:style>
    <style:style style:name="P101" style:family="paragraph" style:parent-style-name="Text_20_body" style:list-style-name="L17">
      <style:paragraph-properties fo:margin-left="0.0209in" fo:margin-right="0.0209in" fo:margin-top="0in" fo:margin-bottom="0in" style:contextual-spacing="false" fo:line-height="140%" fo:orphans="2" fo:widows="2" fo:text-indent="0in" style:auto-text-indent="false" fo:padding="0in" fo:border="none"/>
    </style:style>
    <style:style style:name="P102" style:family="paragraph" style:parent-style-name="Text_20_body" style:list-style-name="L18">
      <style:paragraph-properties fo:margin-top="0in" fo:margin-bottom="0in" style:contextual-spacing="false" fo:line-height="140%" fo:orphans="2" fo:widows="2" fo:padding="0in" fo:border="none"/>
    </style:style>
    <style:style style:name="P103" style:family="paragraph" style:parent-style-name="Text_20_body" style:list-style-name="L18">
      <style:paragraph-properties fo:margin-left="0.0209in" fo:margin-right="0.0209in" fo:line-height="140%" fo:orphans="2" fo:widows="2" fo:text-indent="0in" style:auto-text-indent="false" fo:padding="0in" fo:border="none"/>
    </style:style>
    <style:style style:name="P104" style:family="paragraph" style:parent-style-name="Text_20_body" style:list-style-name="L19">
      <style:paragraph-properties fo:margin-left="0.0209in" fo:margin-right="0.0209in" fo:line-height="140%" fo:orphans="2" fo:widows="2" fo:text-indent="0in" style:auto-text-indent="false" fo:padding="0in" fo:border="none"/>
    </style:style>
    <style:style style:name="P105" style:family="paragraph" style:parent-style-name="Text_20_body" style:list-style-name="L20">
      <style:paragraph-properties fo:margin-left="0.0209in" fo:margin-right="0.0209in" fo:margin-top="0in" fo:margin-bottom="0in" style:contextual-spacing="false" fo:line-height="140%" fo:orphans="2" fo:widows="2" fo:text-indent="0in" style:auto-text-indent="false" fo:padding="0in" fo:border="none"/>
    </style:style>
    <style:style style:name="P106" style:family="paragraph" style:parent-style-name="Text_20_body" style:list-style-name="L20">
      <style:paragraph-properties fo:margin-left="0.0209in" fo:margin-right="0.0209in" fo:line-height="140%" fo:orphans="2" fo:widows="2" fo:text-indent="0in" style:auto-text-indent="false" fo:padding="0in" fo:border="none"/>
    </style:style>
    <style:style style:name="P107" style:family="paragraph" style:parent-style-name="Text_20_body" style:list-style-name="L21">
      <style:paragraph-properties fo:margin-top="0in" fo:margin-bottom="0in" style:contextual-spacing="false" fo:line-height="140%" fo:orphans="2" fo:widows="2" fo:padding="0in" fo:border="none"/>
    </style:style>
    <style:style style:name="P108" style:family="paragraph" style:parent-style-name="Text_20_body" style:list-style-name="L22">
      <style:paragraph-properties fo:margin-left="0.0209in" fo:margin-right="0.0209in" fo:margin-top="0in" fo:margin-bottom="0in" style:contextual-spacing="false" fo:line-height="140%" fo:orphans="2" fo:widows="2" fo:text-indent="0in" style:auto-text-indent="false" fo:padding="0in" fo:border="none"/>
    </style:style>
    <style:style style:name="P109" style:family="paragraph" style:parent-style-name="Text_20_body" style:list-style-name="L22">
      <style:paragraph-properties fo:margin-left="0.0209in" fo:margin-right="0.0209in" fo:line-height="140%" fo:orphans="2" fo:widows="2" fo:text-indent="0in" style:auto-text-indent="false" fo:padding="0in" fo:border="none"/>
    </style:style>
    <style:style style:name="P110" style:family="paragraph" style:parent-style-name="Text_20_body" style:list-style-name="L23">
      <style:paragraph-properties fo:margin-left="0.0209in" fo:margin-right="0.0209in" fo:margin-top="0in" fo:margin-bottom="0in" style:contextual-spacing="false" fo:line-height="140%" fo:orphans="2" fo:widows="2" fo:text-indent="0in" style:auto-text-indent="false" fo:padding="0in" fo:border="none"/>
    </style:style>
    <style:style style:name="P111" style:family="paragraph" style:parent-style-name="Text_20_body" style:list-style-name="L23">
      <style:paragraph-properties fo:margin-left="0.0209in" fo:margin-right="0.0209in" fo:line-height="140%" fo:orphans="2" fo:widows="2" fo:text-indent="0in" style:auto-text-indent="false" fo:padding="0in" fo:border="none"/>
    </style:style>
    <style:style style:name="P112" style:family="paragraph" style:parent-style-name="Text_20_body" style:list-style-name="L24">
      <style:paragraph-properties fo:margin-top="0in" fo:margin-bottom="0in" style:contextual-spacing="false" fo:line-height="140%" fo:orphans="2" fo:widows="2" fo:padding="0in" fo:border="none"/>
    </style:style>
    <style:style style:name="P113" style:family="paragraph" style:parent-style-name="Text_20_body" style:list-style-name="L24">
      <style:paragraph-properties fo:margin-top="0.0835in" fo:margin-bottom="0.0972in" style:contextual-spacing="false" fo:line-height="140%" fo:orphans="2" fo:widows="2" fo:padding="0in" fo:border="none"/>
    </style:style>
    <style:style style:name="P114" style:family="paragraph" style:parent-style-name="Text_20_body" style:list-style-name="L26">
      <style:paragraph-properties fo:margin-top="0in" fo:margin-bottom="0in" style:contextual-spacing="false" fo:line-height="140%" fo:orphans="2" fo:widows="2" fo:padding="0in" fo:border="none"/>
    </style:style>
    <style:style style:name="P115" style:family="paragraph" style:parent-style-name="Text_20_body" style:list-style-name="L26">
      <style:paragraph-properties fo:margin-top="0.0835in" fo:margin-bottom="0.0972in" style:contextual-spacing="false" fo:line-height="140%" fo:orphans="2" fo:widows="2" fo:padding="0in" fo:border="none"/>
    </style:style>
    <style:style style:name="P116" style:family="paragraph" style:parent-style-name="Text_20_body" style:list-style-name="L30">
      <style:paragraph-properties fo:margin-left="0.0209in" fo:margin-right="0.0209in" fo:margin-top="0in" fo:margin-bottom="0in" style:contextual-spacing="false" fo:line-height="140%" fo:orphans="2" fo:widows="2" fo:text-indent="0in" style:auto-text-indent="false" fo:padding="0in" fo:border="none"/>
    </style:style>
    <style:style style:name="P117" style:family="paragraph" style:parent-style-name="Text_20_body" style:list-style-name="L30">
      <style:paragraph-properties fo:margin-left="0.0209in" fo:margin-right="0.0209in" fo:line-height="140%" fo:orphans="2" fo:widows="2" fo:text-indent="0in" style:auto-text-indent="false" fo:padding="0in" fo:border="none"/>
    </style:style>
    <style:style style:name="P118" style:family="paragraph" style:parent-style-name="Text_20_body" style:list-style-name="L39">
      <style:paragraph-properties fo:margin-top="0in" fo:margin-bottom="0in" style:contextual-spacing="false" fo:line-height="140%" fo:orphans="2" fo:widows="2" fo:padding="0in" fo:border="none"/>
    </style:style>
    <style:style style:name="P119" style:family="paragraph" style:parent-style-name="Text_20_body" style:list-style-name="L39">
      <style:paragraph-properties fo:margin-top="0.0835in" fo:margin-bottom="0.0972in" style:contextual-spacing="false" fo:line-height="140%" fo:orphans="2" fo:widows="2" fo:padding="0in" fo:border="none"/>
    </style:style>
    <style:style style:name="P120" style:family="paragraph" style:parent-style-name="Text_20_body" style:list-style-name="L41">
      <style:paragraph-properties fo:margin-top="0.0835in" fo:margin-bottom="0.0972in" style:contextual-spacing="false" fo:line-height="140%" fo:orphans="2" fo:widows="2" fo:padding="0in" fo:border="none"/>
    </style:style>
    <style:style style:name="P121" style:family="paragraph" style:parent-style-name="Text_20_body" style:list-style-name="L42">
      <style:paragraph-properties fo:margin-left="0.0209in" fo:margin-right="0.0209in" fo:margin-top="0in" fo:margin-bottom="0in" style:contextual-spacing="false" fo:line-height="140%" fo:orphans="2" fo:widows="2" fo:text-indent="0in" style:auto-text-indent="false" fo:padding="0in" fo:border="none"/>
    </style:style>
    <style:style style:name="P122" style:family="paragraph" style:parent-style-name="Text_20_body" style:list-style-name="L42">
      <style:paragraph-properties fo:margin-left="0.0209in" fo:margin-right="0.0209in" fo:line-height="140%" fo:orphans="2" fo:widows="2" fo:text-indent="0in" style:auto-text-indent="false" fo:padding="0in" fo:border="none"/>
    </style:style>
    <style:style style:name="P123" style:family="paragraph" style:parent-style-name="Text_20_body" style:list-style-name="L43">
      <style:paragraph-properties fo:margin-top="0in" fo:margin-bottom="0in" style:contextual-spacing="false" fo:line-height="140%" fo:orphans="2" fo:widows="2" fo:padding="0in" fo:border="none"/>
    </style:style>
    <style:style style:name="P124" style:family="paragraph" style:parent-style-name="Text_20_body" style:list-style-name="L43">
      <style:paragraph-properties fo:margin-top="0.0835in" fo:margin-bottom="0.0972in" style:contextual-spacing="false" fo:line-height="140%" fo:orphans="2" fo:widows="2" fo:padding="0in" fo:border="none"/>
    </style:style>
    <style:style style:name="P125" style:family="paragraph" style:parent-style-name="Text_20_body" style:list-style-name="L44">
      <style:paragraph-properties fo:margin-left="0.0209in" fo:margin-right="0.0209in" fo:margin-top="0in" fo:margin-bottom="0in" style:contextual-spacing="false" fo:line-height="140%" fo:orphans="2" fo:widows="2" fo:text-indent="0in" style:auto-text-indent="false" fo:padding="0in" fo:border="none"/>
    </style:style>
    <style:style style:name="P126" style:family="paragraph" style:parent-style-name="Text_20_body" style:list-style-name="L44">
      <style:paragraph-properties fo:margin-top="0.0835in" fo:margin-bottom="0.0972in" style:contextual-spacing="false" fo:line-height="140%" fo:orphans="2" fo:widows="2" fo:padding="0in" fo:border="none"/>
    </style:style>
    <style:style style:name="P127" style:family="paragraph" style:parent-style-name="Text_20_body" style:list-style-name="L45">
      <style:paragraph-properties fo:margin-top="0in" fo:margin-bottom="0in" style:contextual-spacing="false" fo:line-height="140%" fo:orphans="2" fo:widows="2" fo:padding="0in" fo:border="none"/>
    </style:style>
    <style:style style:name="P128" style:family="paragraph" style:parent-style-name="Text_20_body" style:list-style-name="L45">
      <style:paragraph-properties fo:margin-top="0.0835in" fo:margin-bottom="0.0972in" style:contextual-spacing="false" fo:line-height="140%" fo:orphans="2" fo:widows="2" fo:padding="0in" fo:border="none"/>
    </style:style>
    <style:style style:name="P129" style:family="paragraph" style:parent-style-name="Text_20_body" style:list-style-name="L46">
      <style:paragraph-properties fo:margin-top="0in" fo:margin-bottom="0in" style:contextual-spacing="false" fo:line-height="140%" fo:orphans="2" fo:widows="2" fo:padding="0in" fo:border="none"/>
    </style:style>
    <style:style style:name="P130" style:family="paragraph" style:parent-style-name="Text_20_body" style:list-style-name="L46">
      <style:paragraph-properties fo:margin-top="0.0835in" fo:margin-bottom="0.0972in" style:contextual-spacing="false" fo:line-height="140%" fo:orphans="2" fo:widows="2" fo:padding="0in" fo:border="none"/>
    </style:style>
    <style:style style:name="P131" style:family="paragraph" style:parent-style-name="Text_20_body" style:list-style-name="L47">
      <style:paragraph-properties fo:margin-left="0.0209in" fo:margin-right="0.0209in" fo:margin-top="0in" fo:margin-bottom="0in" style:contextual-spacing="false" fo:line-height="140%" fo:orphans="2" fo:widows="2" fo:text-indent="0in" style:auto-text-indent="false" fo:padding="0in" fo:border="none"/>
    </style:style>
    <style:style style:name="P132" style:family="paragraph" style:parent-style-name="Text_20_body" style:list-style-name="L47">
      <style:paragraph-properties fo:margin-left="0.0209in" fo:margin-right="0.0209in" fo:line-height="140%" fo:orphans="2" fo:widows="2" fo:text-indent="0in" style:auto-text-indent="false" fo:padding="0in" fo:border="none"/>
    </style:style>
    <style:style style:name="P133" style:family="paragraph" style:parent-style-name="Text_20_body" style:list-style-name="L48">
      <style:paragraph-properties fo:margin-left="0.0209in" fo:margin-right="0.0209in" fo:margin-top="0in" fo:margin-bottom="0in" style:contextual-spacing="false" fo:line-height="140%" fo:orphans="2" fo:widows="2" fo:text-indent="0in" style:auto-text-indent="false" fo:padding="0in" fo:border="none"/>
    </style:style>
    <style:style style:name="P134" style:family="paragraph" style:parent-style-name="Text_20_body" style:list-style-name="L48">
      <style:paragraph-properties fo:margin-left="0.0209in" fo:margin-right="0.0209in" fo:line-height="140%" fo:orphans="2" fo:widows="2" fo:text-indent="0in" style:auto-text-indent="false" fo:padding="0in" fo:border="none"/>
    </style:style>
    <style:style style:name="P135" style:family="paragraph" style:parent-style-name="Text_20_body" style:list-style-name="L50">
      <style:paragraph-properties fo:margin-left="0.0209in" fo:margin-right="0.0209in" fo:margin-top="0in" fo:margin-bottom="0in" style:contextual-spacing="false" fo:line-height="140%" fo:orphans="2" fo:widows="2" fo:text-indent="0in" style:auto-text-indent="false" fo:padding="0in" fo:border="none"/>
    </style:style>
    <style:style style:name="P136" style:family="paragraph" style:parent-style-name="Text_20_body" style:list-style-name="L50">
      <style:paragraph-properties fo:margin-left="0.0209in" fo:margin-right="0.0209in" fo:line-height="140%" fo:orphans="2" fo:widows="2" fo:text-indent="0in" style:auto-text-indent="false" fo:padding="0in" fo:border="none"/>
    </style:style>
    <style:style style:name="P137" style:family="paragraph" style:parent-style-name="Text_20_body" style:list-style-name="L51">
      <style:paragraph-properties fo:margin-top="0in" fo:margin-bottom="0in" style:contextual-spacing="false" fo:line-height="140%" fo:orphans="2" fo:widows="2" fo:padding="0in" fo:border="none"/>
    </style:style>
    <style:style style:name="P138" style:family="paragraph" style:parent-style-name="Text_20_body" style:list-style-name="L51">
      <style:paragraph-properties fo:margin-top="0.0835in" fo:margin-bottom="0.0972in" style:contextual-spacing="false" fo:line-height="140%" fo:orphans="2" fo:widows="2" fo:padding="0in" fo:border="none"/>
    </style:style>
    <style:style style:name="P139" style:family="paragraph" style:parent-style-name="Text_20_body" style:list-style-name="L53">
      <style:paragraph-properties fo:line-height="140%" fo:orphans="2" fo:widows="2" fo:padding="0in" fo:border="none"/>
    </style:style>
    <style:style style:name="P140" style:family="paragraph" style:parent-style-name="Text_20_body" style:list-style-name="L56">
      <style:paragraph-properties fo:margin-top="0in" fo:margin-bottom="0in" style:contextual-spacing="false" fo:line-height="140%" fo:orphans="2" fo:widows="2" fo:padding="0in" fo:border="none"/>
    </style:style>
    <style:style style:name="P141" style:family="paragraph" style:parent-style-name="Text_20_body" style:list-style-name="L56">
      <style:paragraph-properties fo:margin-top="0.0835in" fo:margin-bottom="0.0972in" style:contextual-spacing="false" fo:line-height="140%" fo:orphans="2" fo:widows="2" fo:padding="0in" fo:border="none"/>
    </style:style>
    <style:style style:name="P142" style:family="paragraph" style:parent-style-name="Text_20_body" style:list-style-name="L57">
      <style:paragraph-properties fo:margin-top="0in" fo:margin-bottom="0in" style:contextual-spacing="false" fo:line-height="140%" fo:orphans="2" fo:widows="2" fo:padding="0in" fo:border="none"/>
    </style:style>
    <style:style style:name="P143" style:family="paragraph" style:parent-style-name="Text_20_body" style:list-style-name="L57">
      <style:paragraph-properties fo:margin-top="0.0835in" fo:margin-bottom="0.0972in" style:contextual-spacing="false" fo:line-height="140%" fo:orphans="2" fo:widows="2" fo:padding="0in" fo:border="none"/>
    </style:style>
    <style:style style:name="P144" style:family="paragraph" style:parent-style-name="Text_20_body" style:list-style-name="L58">
      <style:paragraph-properties fo:margin-top="0in" fo:margin-bottom="0in" style:contextual-spacing="false" fo:line-height="140%" fo:orphans="2" fo:widows="2" fo:padding="0in" fo:border="none"/>
    </style:style>
    <style:style style:name="P145" style:family="paragraph" style:parent-style-name="Text_20_body" style:list-style-name="L58">
      <style:paragraph-properties fo:margin-top="0.0835in" fo:margin-bottom="0.0972in" style:contextual-spacing="false" fo:line-height="140%" fo:orphans="2" fo:widows="2" fo:padding="0in" fo:border="none"/>
    </style:style>
    <style:style style:name="P146" style:family="paragraph" style:parent-style-name="Text_20_body" style:list-style-name="L59">
      <style:paragraph-properties fo:margin-top="0in" fo:margin-bottom="0in" style:contextual-spacing="false" fo:line-height="140%" fo:orphans="2" fo:widows="2" fo:padding="0in" fo:border="none"/>
    </style:style>
    <style:style style:name="P147" style:family="paragraph" style:parent-style-name="Text_20_body" style:list-style-name="L59">
      <style:paragraph-properties fo:margin-top="0.0835in" fo:margin-bottom="0.0972in" style:contextual-spacing="false" fo:line-height="140%" fo:orphans="2" fo:widows="2" fo:padding="0in" fo:border="none"/>
    </style:style>
    <style:style style:name="P148" style:family="paragraph" style:parent-style-name="Text_20_body" style:list-style-name="L60">
      <style:paragraph-properties fo:margin-top="0in" fo:margin-bottom="0in" style:contextual-spacing="false" fo:line-height="140%" fo:orphans="2" fo:widows="2" fo:padding="0in" fo:border="none"/>
    </style:style>
    <style:style style:name="P149" style:family="paragraph" style:parent-style-name="Text_20_body" style:list-style-name="L60">
      <style:paragraph-properties fo:margin-top="0.0835in" fo:margin-bottom="0.0972in" style:contextual-spacing="false" fo:line-height="140%" fo:orphans="2" fo:widows="2" fo:padding="0in" fo:border="none"/>
    </style:style>
    <style:style style:name="P150" style:family="paragraph" style:parent-style-name="Text_20_body" style:list-style-name="L61">
      <style:paragraph-properties fo:line-height="140%" fo:orphans="2" fo:widows="2" fo:padding="0in" fo:border="none"/>
    </style:style>
    <style:style style:name="P151" style:family="paragraph" style:parent-style-name="Text_20_body" style:list-style-name="L63">
      <style:paragraph-properties fo:margin-top="0in" fo:margin-bottom="0in" style:contextual-spacing="false" fo:line-height="140%" fo:orphans="2" fo:widows="2" fo:padding="0in" fo:border="none"/>
    </style:style>
    <style:style style:name="P152" style:family="paragraph" style:parent-style-name="Text_20_body" style:list-style-name="L63">
      <style:paragraph-properties fo:margin-top="0.0835in" fo:margin-bottom="0.0972in" style:contextual-spacing="false" fo:line-height="140%" fo:orphans="2" fo:widows="2" fo:padding="0in" fo:border="none"/>
    </style:style>
    <style:style style:name="P153" style:family="paragraph" style:parent-style-name="Text_20_body" style:list-style-name="L64">
      <style:paragraph-properties fo:margin-top="0in" fo:margin-bottom="0in" style:contextual-spacing="false" fo:line-height="140%" fo:orphans="2" fo:widows="2" fo:padding="0in" fo:border="none"/>
    </style:style>
    <style:style style:name="P154" style:family="paragraph" style:parent-style-name="Text_20_body" style:list-style-name="L64">
      <style:paragraph-properties fo:margin-top="0.0835in" fo:margin-bottom="0.0972in" style:contextual-spacing="false" fo:line-height="140%" fo:orphans="2" fo:widows="2" fo:padding="0in" fo:border="none"/>
    </style:style>
    <style:style style:name="P155" style:family="paragraph" style:parent-style-name="Text_20_body" style:list-style-name="L65">
      <style:paragraph-properties fo:margin-left="0.0209in" fo:margin-right="0.0209in" fo:margin-top="0in" fo:margin-bottom="0in" style:contextual-spacing="false" fo:line-height="140%" fo:orphans="2" fo:widows="2" fo:text-indent="0in" style:auto-text-indent="false" fo:padding="0in" fo:border="none"/>
    </style:style>
    <style:style style:name="P156" style:family="paragraph" style:parent-style-name="Text_20_body" style:list-style-name="L65">
      <style:paragraph-properties fo:margin-left="0.0209in" fo:margin-right="0.0209in" fo:line-height="140%" fo:orphans="2" fo:widows="2" fo:text-indent="0in" style:auto-text-indent="false" fo:padding="0in" fo:border="none"/>
    </style:style>
    <style:style style:name="P157" style:family="paragraph" style:parent-style-name="Text_20_body" style:list-style-name="L54">
      <style:paragraph-properties fo:margin-top="0in" fo:margin-bottom="0in" style:contextual-spacing="false" fo:line-height="140%" fo:padding="0in" fo:border="none"/>
    </style:style>
    <style:style style:name="P158" style:family="paragraph" style:parent-style-name="Text_20_body" style:list-style-name="L54">
      <style:paragraph-properties fo:margin-left="0.0209in" fo:margin-right="0.0209in" fo:line-height="140%" fo:text-indent="0in" style:auto-text-indent="false" fo:padding="0in" fo:border="none"/>
    </style:style>
    <style:style style:name="P159" style:family="paragraph" style:parent-style-name="Text_20_body" style:list-style-name="L55">
      <style:paragraph-properties fo:margin-top="0in" fo:margin-bottom="0in" style:contextual-spacing="false" fo:line-height="140%" fo:padding="0in" fo:border="none"/>
    </style:style>
    <style:style style:name="P160" style:family="paragraph" style:parent-style-name="Text_20_body" style:list-style-name="L55">
      <style:paragraph-properties fo:margin-top="0.0835in" fo:margin-bottom="0.0972in" style:contextual-spacing="false" fo:line-height="140%" fo:padding="0in" fo:border="none"/>
    </style:style>
    <style:style style:name="P161" style:family="paragraph" style:parent-style-name="Text_20_body" style:list-style-name="L3">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2" style:family="paragraph" style:parent-style-name="Text_20_body" style:list-style-name="L3">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3" style:family="paragraph" style:parent-style-name="Text_20_body" style:list-style-name="L15">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4" style:family="paragraph" style:parent-style-name="Text_20_body" style:list-style-name="L15">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5" style:family="paragraph" style:parent-style-name="Text_20_body" style:list-style-name="L17">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6" style:family="paragraph" style:parent-style-name="Text_20_body" style:list-style-name="L19">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7" style:family="paragraph" style:parent-style-name="Text_20_body" style:list-style-name="L19">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8" style:family="paragraph" style:parent-style-name="Text_20_body" style:list-style-name="L20">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69" style:family="paragraph" style:parent-style-name="Text_20_body" style:list-style-name="L20">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0" style:family="paragraph" style:parent-style-name="Text_20_body" style:list-style-name="L21">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1" style:family="paragraph" style:parent-style-name="Text_20_body" style:list-style-name="L27">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2" style:family="paragraph" style:parent-style-name="Text_20_body" style:list-style-name="L27">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3" style:family="paragraph" style:parent-style-name="Text_20_body" style:list-style-name="L28">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4" style:family="paragraph" style:parent-style-name="Text_20_body" style:list-style-name="L28">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5" style:family="paragraph" style:parent-style-name="Text_20_body" style:list-style-name="L29">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6" style:family="paragraph" style:parent-style-name="Text_20_body" style:list-style-name="L29">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7" style:family="paragraph" style:parent-style-name="Text_20_body" style:list-style-name="L31">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8" style:family="paragraph" style:parent-style-name="Text_20_body" style:list-style-name="L31">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79" style:family="paragraph" style:parent-style-name="Text_20_body" style:list-style-name="L32">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0" style:family="paragraph" style:parent-style-name="Text_20_body" style:list-style-name="L32">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1" style:family="paragraph" style:parent-style-name="Text_20_body" style:list-style-name="L33">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2" style:family="paragraph" style:parent-style-name="Text_20_body" style:list-style-name="L33">
      <style:paragraph-properties fo:margin-top="0.0835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3" style:family="paragraph" style:parent-style-name="Text_20_body" style:list-style-name="L33">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4" style:family="paragraph" style:parent-style-name="Text_20_body" style:list-style-name="L34">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5" style:family="paragraph" style:parent-style-name="Text_20_body" style:list-style-name="L34">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6" style:family="paragraph" style:parent-style-name="Text_20_body" style:list-style-name="L35">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7" style:family="paragraph" style:parent-style-name="Text_20_body" style:list-style-name="L35">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8" style:family="paragraph" style:parent-style-name="Text_20_body" style:list-style-name="L36">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89" style:family="paragraph" style:parent-style-name="Text_20_body" style:list-style-name="L36">
      <style:paragraph-properties fo:margin-top="0.0835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0" style:family="paragraph" style:parent-style-name="Text_20_body" style:list-style-name="L36">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1" style:family="paragraph" style:parent-style-name="Text_20_body" style:list-style-name="L37">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2" style:family="paragraph" style:parent-style-name="Text_20_body" style:list-style-name="L37">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3" style:family="paragraph" style:parent-style-name="Text_20_body" style:list-style-name="L38">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4" style:family="paragraph" style:parent-style-name="Text_20_body" style:list-style-name="L38">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5" style:family="paragraph" style:parent-style-name="Text_20_body" style:list-style-name="L40">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6" style:family="paragraph" style:parent-style-name="Text_20_body" style:list-style-name="L40">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7" style:family="paragraph" style:parent-style-name="Text_20_body" style:list-style-name="L41">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8" style:family="paragraph" style:parent-style-name="Text_20_body" style:list-style-name="L41">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199" style:family="paragraph" style:parent-style-name="Text_20_body" style:list-style-name="L44">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0" style:family="paragraph" style:parent-style-name="Text_20_body" style:list-style-name="L44">
      <style:paragraph-properties fo:margin-top="0.0835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1" style:family="paragraph" style:parent-style-name="Text_20_body" style:list-style-name="L44">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2" style:family="paragraph" style:parent-style-name="Text_20_body" style:list-style-name="L49">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3" style:family="paragraph" style:parent-style-name="Text_20_body" style:list-style-name="L49">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4" style:family="paragraph" style:parent-style-name="Text_20_body" style:list-style-name="L52">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5" style:family="paragraph" style:parent-style-name="Text_20_body" style:list-style-name="L52">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6" style:family="paragraph" style:parent-style-name="Text_20_body" style:list-style-name="L62">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7" style:family="paragraph" style:parent-style-name="Text_20_body" style:list-style-name="L62">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8" style:family="paragraph" style:parent-style-name="Text_20_body" style:list-style-name="L66">
      <style:paragraph-properties fo:margin-top="0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09" style:family="paragraph" style:parent-style-name="Text_20_body" style:list-style-name="L66">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style:style>
    <style:style style:name="P210" style:family="paragraph" style:parent-style-name="Text_20_body">
      <style:paragraph-properties fo:margin-left="0in" fo:margin-right="0in" fo:margin-top="0.25in" fo:margin-bottom="0.25in" style:contextual-spacing="false" fo:orphans="1" fo:widows="2" fo:text-indent="0in" style:auto-text-indent="false"/>
      <style:text-properties fo:font-variant="normal" fo:text-transform="none" fo:color="#353740" loext:opacity="100%" style:font-name="S hne" fo:font-size="12pt" fo:letter-spacing="normal" fo:font-style="normal" fo:font-weight="normal" loext:padding="0in" loext:border="none"/>
    </style:style>
    <style:style style:name="P211"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text-properties fo:font-variant="normal" fo:text-transform="none" fo:color="#353740" loext:opacity="100%" style:font-name="S hne" fo:font-size="12pt" fo:letter-spacing="normal" fo:font-style="normal" fo:font-weight="normal" loext:padding="0in" loext:border="none"/>
    </style:style>
    <style:style style:name="P212" style:family="paragraph" style:parent-style-name="Text_20_body">
      <style:paragraph-properties fo:margin-top="0in" fo:margin-bottom="0.1563in" style:contextual-spacing="false" fo:line-height="150%" fo:orphans="2" fo:widows="2"/>
      <style:text-properties fo:font-variant="normal" fo:text-transform="none" fo:color="#353740" loext:opacity="100%" style:font-name="S hne" fo:font-size="12pt" fo:letter-spacing="normal" fo:font-style="normal" fo:font-weight="normal" loext:padding="0in" loext:border="none"/>
    </style:style>
    <style:style style:name="P213" style:family="paragraph" style:parent-style-name="Text_20_body" style:list-style-name="L6">
      <style:paragraph-properties fo:margin-top="0.0835in" fo:margin-bottom="0in" style:contextual-spacing="false" fo:line-height="140%" fo:orphans="2" fo:widows="2" fo:padding="0in" fo:border="none"/>
      <style:text-properties fo:font-variant="normal" fo:text-transform="none" fo:color="#353740" loext:opacity="100%" style:font-name="S hne" fo:font-size="12pt" fo:letter-spacing="normal" fo:font-style="normal" fo:font-weight="normal" loext:padding="0in" loext:border="none"/>
    </style:style>
    <style:style style:name="P214" style:family="paragraph" style:parent-style-name="Text_20_body" style:list-style-name="L6">
      <style:paragraph-properties fo:margin-top="0.0835in" fo:margin-bottom="0.0972in" style:contextual-spacing="false" fo:line-height="140%" fo:orphans="2" fo:widows="2" fo:padding="0in" fo:border="none"/>
      <style:text-properties fo:font-variant="normal" fo:text-transform="none" fo:color="#353740" loext:opacity="100%" style:font-name="S hne" fo:font-size="12pt" fo:letter-spacing="normal" fo:font-style="normal" fo:font-weight="normal" loext:padding="0in" loext:border="none"/>
    </style:style>
    <style:style style:name="P215" style:family="paragraph" style:parent-style-name="Text_20_body" style:list-style-name="L25">
      <style:paragraph-properties fo:margin-top="0in" fo:margin-bottom="0in" style:contextual-spacing="false" fo:line-height="140%" fo:text-align="start" style:justify-single-word="false" fo:orphans="2" fo:widows="2" fo:padding="0in" fo:border="none"/>
      <style:text-properties fo:font-variant="normal" fo:text-transform="none" fo:color="#353740" loext:opacity="100%" style:font-name="S hne" fo:font-size="12pt" fo:letter-spacing="normal" fo:font-style="normal" fo:font-weight="normal" loext:padding="0in" loext:border="none"/>
    </style:style>
    <style:style style:name="P216" style:family="paragraph" style:parent-style-name="Text_20_body" style:list-style-name="L25">
      <style:paragraph-properties fo:margin-top="0.0835in" fo:margin-bottom="0in" style:contextual-spacing="false" fo:line-height="140%" fo:text-align="start" style:justify-single-word="false" fo:orphans="2" fo:widows="2" fo:padding="0in" fo:border="none"/>
      <style:text-properties fo:font-variant="normal" fo:text-transform="none" fo:color="#353740" loext:opacity="100%" style:font-name="S hne" fo:font-size="12pt" fo:letter-spacing="normal" fo:font-style="normal" fo:font-weight="normal" loext:padding="0in" loext:border="none"/>
    </style:style>
    <style:style style:name="P217" style:family="paragraph" style:parent-style-name="Text_20_body">
      <style:paragraph-properties fo:margin-top="0.25in" fo:margin-bottom="0.25in" style:contextual-spacing="false" fo:orphans="2" fo:widows="2"/>
      <style:text-properties fo:font-variant="normal" fo:text-transform="none" fo:color="#353740" loext:opacity="100%" style:font-name="S hne" fo:font-size="12pt" fo:letter-spacing="normal" fo:font-style="normal" fo:font-weight="normal" loext:padding="0in" loext:border="none"/>
    </style:style>
    <style:style style:name="P218" style:family="paragraph" style:parent-style-name="Text_20_body" style:list-style-name="L5">
      <style:paragraph-properties fo:margin-left="0in" fo:margin-right="0in" fo:margin-top="0in" fo:margin-bottom="0in" style:contextual-spacing="false" fo:line-height="150%" fo:orphans="2" fo:widows="2" fo:text-indent="0in" style:auto-text-indent="false" fo:padding="0in" fo:border="none"/>
    </style:style>
    <style:style style:name="P219" style:family="paragraph" style:parent-style-name="Text_20_body" style:list-style-name="L5">
      <style:paragraph-properties fo:margin-left="0.0209in" fo:margin-right="0.0209in" fo:margin-top="0in" fo:margin-bottom="0in" style:contextual-spacing="false" fo:line-height="150%" fo:orphans="2" fo:widows="2" fo:text-indent="0in" style:auto-text-indent="false" fo:padding="0in" fo:border="none"/>
    </style:style>
    <style:style style:name="P220" style:family="paragraph" style:parent-style-name="Text_20_body" style:list-style-name="L6">
      <style:paragraph-properties fo:margin-left="0in" fo:margin-right="0in" fo:margin-top="0in" fo:margin-bottom="0in" style:contextual-spacing="false" fo:line-height="150%" fo:orphans="2" fo:widows="2" fo:text-indent="0in" style:auto-text-indent="false" fo:padding="0in" fo:border="none"/>
    </style:style>
    <style:style style:name="P221" style:family="paragraph" style:parent-style-name="Text_20_body" style:list-style-name="L6">
      <style:paragraph-properties fo:margin-left="0.0209in" fo:margin-right="0.0209in" fo:margin-top="0in" fo:margin-bottom="0in" style:contextual-spacing="false" fo:line-height="150%" fo:orphans="2" fo:widows="2" fo:text-indent="0in" style:auto-text-indent="false" fo:padding="0in" fo:border="none"/>
    </style:style>
    <style:style style:name="T1" style:family="text">
      <style:text-properties style:text-line-through-style="none" style:text-line-through-type="none" style:text-underline-style="none" fo:font-weight="normal" style:text-blinking="false" loext:padding="0in" loext:border="none"/>
    </style:style>
    <style:style style:name="T2" style:family="text">
      <style:text-properties fo:color="#202123" loext:opacity="100%" style:text-line-through-style="none" style:text-line-through-type="none" fo:font-size="24pt" style:text-underline-style="none" fo:font-weight="bold" style:text-blinking="false"/>
    </style:style>
    <style:style style:name="T3" style:family="text">
      <style:text-properties fo:color="#202123" loext:opacity="100%" style:text-line-through-style="none" style:text-line-through-type="none" fo:font-size="9pt" style:text-underline-style="none" fo:font-weight="bold" style:text-blinking="false"/>
    </style:style>
    <style:style style:name="T4" style:family="text">
      <style:text-properties fo:color="#202123" loext:opacity="100%" style:text-line-through-style="none" style:text-line-through-type="none" fo:font-size="18pt" style:text-underline-style="none" fo:font-weight="bold" style:text-blinking="false"/>
    </style:style>
    <style:style style:name="T5" style:family="text">
      <style:text-properties fo:color="#202123" loext:opacity="100%" style:text-line-through-style="none" style:text-line-through-type="none" fo:font-size="15pt" style:text-underline-style="none" fo:font-weight="bold" style:text-blinking="false"/>
    </style:style>
    <style:style style:name="T6" style:family="text">
      <style:text-properties fo:font-variant="normal" fo:text-transform="none" fo:color="#202123" loext:opacity="100%" style:text-line-through-style="none" style:text-line-through-type="none" style:font-name="S hne" fo:font-size="24pt" fo:letter-spacing="normal" fo:font-style="normal" style:text-underline-style="none" fo:font-weight="bold" style:text-blinking="false"/>
    </style:style>
    <style:style style:name="T7" style:family="text">
      <style:text-properties fo:font-variant="normal" fo:text-transform="none" fo:color="#202123" loext:opacity="100%" style:text-line-through-style="none" style:text-line-through-type="none" style:font-name="S hne" fo:font-size="18pt" fo:letter-spacing="normal" fo:font-style="normal" style:text-underline-style="none" fo:font-weight="bold" style:text-blinking="false"/>
    </style:style>
    <style:style style:name="T8" style:family="text">
      <style:text-properties fo:font-variant="normal" fo:text-transform="none" fo:color="#202123" loext:opacity="100%" style:text-line-through-style="none" style:text-line-through-type="none" style:font-name="S hne" fo:font-size="15pt" fo:letter-spacing="normal" fo:font-style="normal" style:text-underline-style="none" fo:font-weight="bold" style:text-blinking="false"/>
    </style:style>
    <style:style style:name="T9" style:family="text">
      <style:text-properties fo:font-variant="normal" fo:text-transform="none" fo:color="#202123" loext:opacity="100%" style:text-line-through-style="none" style:text-line-through-type="none" style:font-name="S hne" fo:font-size="13.5pt" fo:letter-spacing="normal" fo:font-style="normal" style:text-underline-style="none" fo:font-weight="bold" style:text-blinking="false"/>
    </style:style>
    <style:style style:name="T10" style:family="text">
      <style:text-properties fo:font-variant="normal" fo:text-transform="none" fo:color="#202123" loext:opacity="100%" style:text-line-through-style="none" style:text-line-through-type="none" style:font-name="S hne" fo:font-size="9pt" fo:letter-spacing="normal" fo:font-style="normal" style:text-underline-style="none" fo:font-weight="bold" style:text-blinking="false"/>
    </style:style>
    <style:style style:name="T11" style:family="text">
      <style:text-properties fo:font-variant="normal" fo:text-transform="none" fo:color="#353740" loext:opacity="100%" style:font-name="S hne" fo:font-size="12pt" fo:letter-spacing="normal" fo:font-style="normal" fo:font-weight="normal"/>
    </style:style>
    <style:style style:name="T12" style:family="text">
      <style:text-properties fo:font-variant="normal" fo:text-transform="none" fo:color="#353740" loext:opacity="100%" style:font-name="S hne" fo:font-size="12pt" fo:letter-spacing="normal" fo:font-style="normal" fo:font-weight="normal" loext:padding="0in" loext:border="none"/>
    </style:style>
    <style:style style:name="T13" style:family="text">
      <style:text-properties fo:font-variant="normal" fo:text-transform="none" fo:color="#353740" loext:opacity="100%" style:font-name="S hne" fo:font-size="12pt" fo:letter-spacing="normal" fo:font-style="normal" fo:font-weight="bold" loext:padding="0in" loext:border="none"/>
    </style:style>
    <style:style style:name="T14" style:family="text">
      <style:text-properties fo:font-variant="normal" fo:text-transform="none" fo:color="#353740" loext:opacity="100%" style:font-name="S hne" fo:font-size="12pt" fo:letter-spacing="normal" fo:font-style="italic" fo:font-weight="normal"/>
    </style:style>
    <style:style style:name="T15" style:family="text">
      <style:text-properties fo:font-variant="normal" fo:text-transform="none" fo:color="#353740" loext:opacity="100%" style:text-line-through-style="none" style:text-line-through-type="none" style:font-name="S hne" fo:font-size="12pt" fo:letter-spacing="normal" fo:font-style="normal" style:text-underline-style="none" fo:font-weight="normal" style:text-blinking="false"/>
    </style:style>
    <style:style style:name="T16" style:family="text">
      <style:text-properties fo:font-variant="normal" fo:text-transform="none" fo:color="#353740" loext:opacity="100%" style:text-line-through-style="none" style:text-line-through-type="none" style:font-name="S hne" fo:font-size="12pt" fo:letter-spacing="normal" fo:font-style="normal" style:text-underline-style="none" fo:font-weight="normal" style:text-blinking="false" loext:padding="0in" loext:border="none"/>
    </style:style>
    <style:style style:name="T17" style:family="text">
      <style:text-properties fo:font-variant="normal" fo:text-transform="none" fo:color="#353740" loext:opacity="100%" style:text-line-through-style="none" style:text-line-through-type="none" style:font-name="S hne" fo:font-size="12pt" fo:letter-spacing="normal" fo:font-style="normal" style:text-underline-style="none" fo:font-weight="normal" style:text-blinking="false" style:font-name-asian="S hne" style:font-size-asian="12pt" style:font-style-asian="normal" style:font-weight-asian="normal" style:font-name-complex="S hne" style:font-size-complex="12pt" style:font-style-complex="normal" style:font-weight-complex="normal"/>
    </style:style>
    <style:style style:name="T18" style:family="text">
      <style:text-properties fo:font-variant="normal" fo:text-transform="none" fo:color="#353740" loext:opacity="100%" style:text-line-through-style="none" style:text-line-through-type="none" style:font-name="S hne" fo:font-size="12pt" fo:letter-spacing="normal" fo:font-style="normal" style:text-underline-style="none" fo:font-weight="bold" style:text-blinking="false" loext:padding="0in" loext:border="none"/>
    </style:style>
    <style:style style:name="T19" style:family="text">
      <style:text-properties fo:font-variant="normal" fo:text-transform="none" fo:color="#353740" loext:opacity="100%" style:text-line-through-style="none" style:text-line-through-type="none" style:font-name="S hne" fo:font-size="10.5pt" fo:letter-spacing="normal" fo:font-style="normal" style:text-underline-style="none" fo:font-weight="normal" style:text-blinking="false" loext:padding="0in" loext:border="none"/>
    </style:style>
    <style:style style:name="T20" style:family="text">
      <style:text-properties fo:font-variant="normal" fo:text-transform="none" fo:color="#353740" loext:opacity="100%" style:text-line-through-style="none" style:text-line-through-type="none" style:font-name="var monospace" fo:font-size="10.5pt" fo:letter-spacing="normal" fo:font-style="normal" style:text-underline-style="none" fo:font-weight="bold" style:text-blinking="false" loext:padding-left="0.0417in" loext:padding-right="0in" loext:padding-top="0.0209in" loext:padding-bottom="0.0209in" loext:border-left="0.06pt solid #000000" loext:border-right="none" loext:border-top="0.06pt solid #000000" loext:border-bottom="0.06pt solid #000000"/>
    </style:style>
    <style:style style:name="T21" style:family="text">
      <style:text-properties fo:font-variant="normal" fo:text-transform="none" fo:color="#353740" loext:opacity="100%" style:font-name="var monospace" fo:font-size="10.5pt" fo:letter-spacing="normal" fo:font-style="normal" fo:font-weight="bold" loext:padding-left="0.0417in" loext:padding-right="0in" loext:padding-top="0.0209in" loext:padding-bottom="0.0209in" loext:border-left="0.06pt solid #000000" loext:border-right="none" loext:border-top="0.06pt solid #000000" loext:border-bottom="0.06pt solid #000000"/>
    </style:style>
    <style:style style:name="T22" style:family="text">
      <style:text-properties fo:font-variant="normal" fo:text-transform="none" fo:color="#353740" loext:opacity="100%" style:font-name="var monospace" fo:font-size="12pt" fo:letter-spacing="normal" fo:font-style="normal" fo:font-weight="normal"/>
    </style:style>
    <style:style style:name="T23" style:family="text">
      <style:text-properties fo:font-variant="normal" fo:text-transform="none" fo:color="#353740" loext:opacity="100%" style:font-name="var monospace" fo:font-size="12pt" fo:letter-spacing="normal" fo:font-style="normal" fo:font-weight="normal" loext:padding="0in" loext:border="none"/>
    </style:style>
    <style:style style:name="T24" style:family="text">
      <style:text-properties fo:font-variant="normal" fo:text-transform="none" fo:color="#353740" loext:opacity="100%" fo:letter-spacing="normal"/>
    </style:style>
    <style:style style:name="T25" style:family="text">
      <style:text-properties fo:font-variant="normal" fo:text-transform="none" fo:color="#353740" loext:opacity="100%" fo:letter-spacing="normal" loext:padding="0in" loext:border="none"/>
    </style:style>
    <style:style style:name="T26" style:family="text">
      <style:text-properties fo:font-variant="normal" fo:text-transform="none" fo:color="#353740" loext:opacity="100%" fo:letter-spacing="normal" style:font-name-asian="var monospace" style:font-size-asian="10.5pt" style:font-style-asian="normal" style:font-weight-asian="bold" loext:padding-left="0.0417in" loext:padding-right="0in" loext:padding-top="0.0209in" loext:padding-bottom="0.0209in" loext:border-left="0.06pt solid #000000" loext:border-right="none" loext:border-top="0.06pt solid #000000" loext:border-bottom="0.06pt solid #000000"/>
    </style:style>
    <style:style style:name="T27" style:family="text">
      <style:text-properties fo:font-variant="normal" fo:text-transform="none" fo:color="#353740" loext:opacity="100%" fo:letter-spacing="normal" style:font-name-asian="S hne" style:font-size-asian="12pt" style:font-style-asian="normal" style:font-weight-asian="normal"/>
    </style:style>
    <style:style style:name="T28" style:family="text">
      <style:text-properties fo:font-variant="normal" fo:text-transform="none" fo:color="#10a37f" loext:opacity="100%" style:text-line-through-style="none" style:text-line-through-type="none" style:font-name="S hne" fo:font-size="12pt" fo:letter-spacing="normal" fo:font-style="normal" style:text-underline-style="none" fo:font-weight="bold" style:text-blinking="false" loext:padding="0in" loext:border="none"/>
    </style:style>
    <style:style style:name="T29" style:family="text">
      <style:text-properties fo:font-variant="normal" fo:text-transform="none" fo:color="#10a37f" loext:opacity="100%" style:text-line-through-style="none" style:text-line-through-type="none" style:font-name="S hne" fo:font-size="12pt" fo:letter-spacing="normal" fo:font-style="normal" style:text-underline-style="none" fo:font-weight="normal" style:text-blinking="false"/>
    </style:style>
    <style:style style:name="T30" style:family="text">
      <style:text-properties fo:font-variant="normal" fo:text-transform="none" fo:color="#10a37f" loext:opacity="100%" style:text-line-through-style="none" style:text-line-through-type="none" style:font-name="S hne" fo:font-size="12pt" fo:letter-spacing="normal" fo:font-style="normal" style:text-underline-style="none" fo:font-weight="normal" style:text-blinking="false" loext:padding="0in" loext:border="none"/>
    </style:style>
    <style:style style:name="T31" style:family="text">
      <style:text-properties fo:font-variant="normal" fo:text-transform="none" fo:color="#10a37f" loext:opacity="100%" style:text-line-through-style="none" style:text-line-through-type="none" style:font-name="S hne" fo:font-size="10.5pt" fo:letter-spacing="normal" fo:font-style="normal" style:text-underline-style="none" fo:font-weight="normal" style:text-blinking="false" loext:padding="0in" loext:border="none"/>
    </style:style>
    <style:style style:name="T32" style:family="text">
      <style:text-properties fo:font-variant="normal" fo:text-transform="none" fo:color="#10a37f" loext:opacity="100%" style:text-line-through-style="none" style:text-line-through-type="none" style:font-name="S hne" fo:font-size="9pt" fo:letter-spacing="normal" fo:font-style="normal" style:text-underline-style="none" fo:font-weight="bold" style:text-blinking="false" loext:padding="0in" loext:border="none"/>
    </style:style>
    <style:style style:name="T33" style:family="text">
      <style:text-properties fo:font-variant="normal" fo:text-transform="none" fo:color="#10a37f" loext:opacity="100%" style:text-line-through-style="none" style:text-line-through-type="none" style:font-name="var monospace" fo:font-size="10.5pt" fo:letter-spacing="normal" fo:font-style="normal" style:text-underline-style="none" fo:font-weight="bold" style:text-blinking="false" loext:padding-left="0.0417in" loext:padding-right="0in" loext:padding-top="0.0209in" loext:padding-bottom="0.0209in" loext:border-left="0.06pt solid #000000" loext:border-right="none" loext:border-top="0.06pt solid #000000" loext:border-bottom="0.06pt solid #000000"/>
    </style:style>
    <style:style style:name="T34" style:family="text">
      <style:text-properties fo:font-variant="normal" fo:text-transform="none" fo:color="#2e95d3" loext:opacity="100%" style:font-name="var monospace" fo:font-size="12pt" fo:letter-spacing="normal" fo:font-style="normal" fo:font-weight="normal"/>
    </style:style>
    <style:style style:name="T35" style:family="text">
      <style:text-properties fo:font-variant="normal" fo:text-transform="none" fo:color="#2e95d3" loext:opacity="100%" style:font-name="var monospace" fo:font-size="12pt" fo:letter-spacing="normal" fo:font-style="normal" fo:font-weight="normal" loext:padding="0in" loext:border="none"/>
    </style:style>
    <style:style style:name="T36" style:family="text">
      <style:text-properties fo:font-variant="normal" fo:text-transform="none" fo:color="#00a67d" loext:opacity="100%" style:font-name="var monospace" fo:font-size="12pt" fo:letter-spacing="normal" fo:font-style="normal" fo:font-weight="normal"/>
    </style:style>
    <style:style style:name="T37" style:family="text">
      <style:text-properties fo:font-variant="normal" fo:text-transform="none" fo:color="#00a67d" loext:opacity="100%" style:font-name="var monospace" fo:font-size="12pt" fo:letter-spacing="normal" fo:font-style="normal" fo:font-weight="normal" loext:padding="0in" loext:border="none"/>
    </style:style>
    <style:style style:name="T38" style:family="text">
      <style:text-properties fo:font-variant="normal" fo:text-transform="none" fo:color="#00a67d" loext:opacity="100%" fo:letter-spacing="normal"/>
    </style:style>
    <style:style style:name="T39" style:family="text">
      <style:text-properties fo:font-variant="normal" fo:text-transform="none" fo:color="#e9950c" loext:opacity="100%" style:font-name="var monospace" fo:font-size="12pt" fo:letter-spacing="normal" fo:font-style="normal" fo:font-weight="normal"/>
    </style:style>
    <style:style style:name="T40" style:family="text">
      <style:text-properties fo:font-variant="normal" fo:text-transform="none" fo:color="#e9950c" loext:opacity="100%" style:font-name="var monospace" fo:font-size="12pt" fo:letter-spacing="normal" fo:font-style="normal" fo:font-weight="normal" loext:padding="0in" loext:border="none"/>
    </style:style>
    <style:style style:name="T41" style:family="text">
      <style:text-properties fo:font-variant="normal" fo:text-transform="none" fo:color="#df3079" loext:opacity="100%" style:font-name="var monospace" fo:font-size="12pt" fo:letter-spacing="normal" fo:font-style="normal" fo:font-weight="normal"/>
    </style:style>
    <style:style style:name="T42" style:family="text">
      <style:text-properties fo:font-variant="normal" fo:text-transform="none" fo:color="#df3079" loext:opacity="100%" style:font-name="var monospace" fo:font-size="12pt" fo:letter-spacing="normal" fo:font-style="normal" fo:font-weight="normal" loext:padding="0in" loext:border="none"/>
    </style:style>
    <style:style style:name="T43" style:family="text">
      <style:text-properties fo:font-variant="normal" fo:text-transform="none" fo:color="#c57e0a" loext:opacity="100%" style:text-line-through-style="none" style:text-line-through-type="none" style:font-name="S hne" fo:font-size="9pt" fo:letter-spacing="normal" fo:font-style="normal" style:text-underline-style="none" fo:font-weight="bold" style:text-blinking="false"/>
    </style:style>
    <style:style style:name="T44" style:family="text">
      <style:text-properties fo:font-variant="normal" fo:text-transform="none" fo:color="#ffffff" loext:opacity="100%" style:text-line-through-style="none" style:text-line-through-type="none" style:font-name="S hne" fo:font-size="10.5pt" fo:letter-spacing="normal" fo:font-style="normal" style:text-underline-style="none" fo:font-weight="bold" style:text-blinking="false" fo:background-color="#10a37f" loext:char-shading-value="0" loext:padding="0in" loext:border="none"/>
    </style:style>
    <style:style style:name="T45" style:family="text">
      <style:text-properties fo:font-variant="normal" fo:text-transform="none" fo:color="#f22c3d" loext:opacity="100%" style:font-name="var monospace" fo:font-size="12pt" fo:letter-spacing="normal" fo:font-style="normal" fo:font-weight="normal"/>
    </style:style>
    <style:style style:name="T46" style:family="text">
      <style:text-properties fo:font-variant="normal" fo:text-transform="none" fo:color="#f22c3d" loext:opacity="100%" style:font-name="var monospace" fo:font-size="12pt" fo:letter-spacing="normal" fo:font-style="normal" fo:font-weight="normal" loext:padding="0in" loext:border="none"/>
    </style:style>
    <style:style style:name="T47" style:family="text">
      <style:text-properties fo:font-variant="normal" fo:text-transform="none" fo:color="#565869" loext:opacity="100%" style:font-name="S hne" fo:font-size="12pt" fo:letter-spacing="normal" fo:font-style="normal" fo:font-weight="normal"/>
    </style:style>
    <style:style style:name="T48" style:family="text">
      <style:text-properties loext:padding="0in" loext:border="none"/>
    </style:style>
    <style:style style:name="T49" style:family="text">
      <style:text-properties fo:color="#10a37f" loext:opacity="100%" style:text-line-through-style="none" style:text-line-through-type="none" style:text-underline-style="none" style:text-blinking="false"/>
    </style:style>
    <style:style style:name="T50" style:family="text">
      <style:text-properties fo:font-size="10.5pt" fo:font-weight="bold" loext:padding-left="0.0417in" loext:padding-right="0in" loext:padding-top="0.0209in" loext:padding-bottom="0.0209in" loext:border-left="0.06pt solid #000000" loext:border-right="none" loext:border-top="0.06pt solid #000000" loext:border-bottom="0.06pt solid #000000"/>
    </style:style>
    <style:style style:name="T51" style:family="text">
      <style:text-properties style:font-name="var monospace"/>
    </style:style>
    <style:style style:name="T52" style:family="text">
      <style:text-properties style:font-name="var monospace" fo:font-size="10.5pt" fo:font-weight="bold" loext:padding-left="0.0417in" loext:padding-right="0in" loext:padding-top="0.0209in" loext:padding-bottom="0.0209in" loext:border-left="0.06pt solid #000000" loext:border-right="none" loext:border-top="0.06pt solid #000000" loext:border-bottom="0.06pt solid #000000"/>
    </style:style>
    <style:style style:name="T53" style:family="text">
      <style:text-properties style:font-name="var monospace" loext:padding="0in" loext:border="none"/>
    </style:style>
    <style:style style:name="T54" style:family="text">
      <style:text-properties fo:color="#2e95d3" loext:opacity="100%" style:font-name="var monospace"/>
    </style:style>
    <style:style style:name="T55" style:family="text">
      <style:text-properties fo:color="#00a67d" loext:opacity="100%" style:font-name="var monospace"/>
    </style:style>
    <style:style style:name="T56" style:family="text">
      <style:text-properties fo:color="#e9950c" loext:opacity="100%" style:font-name="var monospace"/>
    </style:style>
    <style:style style:name="T57" style:family="text">
      <style:text-properties fo:color="#df3079" loext:opacity="100%" style:font-name="var monospace"/>
    </style:style>
    <style:style style:name="T58" style:family="text">
      <style:text-properties fo:text-transform="uppercase" fo:color="#10a37f" loext:opacity="100%" style:text-line-through-style="none" style:text-line-through-type="none" fo:font-size="9pt" style:text-underline-style="none" fo:font-weight="bold" style:text-blinking="false"/>
    </style:style>
    <style:style style:name="T59" style:family="text">
      <style:text-properties fo:text-transform="uppercase" fo:font-size="9pt" fo:font-weight="bold"/>
    </style:style>
    <style:style style:name="T60" style:family="text"/>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loext:rel-width-rel="paragraph" draw:frame-display-border="fals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7">
        <draw:text-box fo:min-height="0.3126in">
          <text:p text:style-name="Text_20_body"/>
        </draw:text-box>
      </draw:frame>
      <draw:frame draw:style-name="fr1" draw:name="Frame2" text:anchor-type="page" text:anchor-page-number="1" svg:x="0in" svg:y="0in" svg:width="0.0161in" draw:z-index="8">
        <draw:text-box fo:min-height="0.3126in">
          <text:p text:style-name="Text_20_body"/>
        </draw:text-box>
      </draw:frame>
      <draw:frame draw:style-name="fr1" draw:name="Frame3" text:anchor-type="page" text:anchor-page-number="1" svg:x="0in" svg:y="0in" svg:width="0.0161in" draw:z-index="9">
        <draw:text-box fo:min-height="0.3126in">
          <text:p text:style-name="Text_20_body"/>
        </draw:text-box>
      </draw:frame>
      <draw:frame draw:style-name="fr1" draw:name="Frame4" text:anchor-type="page" text:anchor-page-number="1" svg:x="0in" svg:y="0in" svg:width="0.0161in" draw:z-index="10">
        <draw:text-box fo:min-height="0.3126in">
          <text:p text:style-name="Text_20_body"/>
        </draw:text-box>
      </draw:frame>
      <draw:frame draw:style-name="fr1" draw:name="Frame5" text:anchor-type="page" text:anchor-page-number="1" svg:x="0in" svg:y="0in" svg:width="0.0161in" draw:z-index="11">
        <draw:text-box fo:min-height="0.3126in">
          <text:p text:style-name="Text_20_body"/>
        </draw:text-box>
      </draw:frame>
      <draw:frame draw:style-name="fr1" draw:name="Frame6" text:anchor-type="page" text:anchor-page-number="1" svg:x="0in" svg:y="0in" svg:width="0.0161in" draw:z-index="12">
        <draw:text-box fo:min-height="0.3126in">
          <text:p text:style-name="Text_20_body"/>
        </draw:text-box>
      </draw:frame>
      <draw:frame draw:style-name="fr1" draw:name="Frame7" text:anchor-type="page" text:anchor-page-number="1" svg:x="0in" svg:y="0in" svg:width="0.0161in" draw:z-index="13">
        <draw:text-box fo:min-height="0.3126in">
          <text:p text:style-name="Text_20_body"/>
        </draw:text-box>
      </draw:frame>
      <draw:frame draw:style-name="fr1" draw:name="Frame8" text:anchor-type="page" text:anchor-page-number="1" svg:x="0in" svg:y="0in" svg:width="0.0161in" draw:z-index="14">
        <draw:text-box fo:min-height="0.3126in">
          <text:p text:style-name="Text_20_body"/>
        </draw:text-box>
      </draw:frame>
      <draw:frame draw:style-name="fr1" draw:name="Frame9" text:anchor-type="page" text:anchor-page-number="1" svg:x="0in" svg:y="0in" svg:width="0.0161in" draw:z-index="15">
        <draw:text-box fo:min-height="0.3126in">
          <text:p text:style-name="Text_20_body"/>
        </draw:text-box>
      </draw:frame>
      <draw:frame draw:style-name="fr1" draw:name="Frame10" text:anchor-type="page" text:anchor-page-number="1" svg:x="0in" svg:y="0in" svg:width="0.0161in" draw:z-index="16">
        <draw:text-box fo:min-height="0.3126in">
          <text:p text:style-name="Text_20_body"/>
        </draw:text-box>
      </draw:frame>
      <draw:frame draw:style-name="fr1" draw:name="Frame11" text:anchor-type="page" text:anchor-page-number="1" svg:x="0in" svg:y="0in" svg:width="0.0161in" draw:z-index="17">
        <draw:text-box fo:min-height="0.3126in">
          <text:p text:style-name="Text_20_body"/>
        </draw:text-box>
      </draw:frame>
      <draw:frame draw:style-name="fr1" draw:name="Frame12" text:anchor-type="page" text:anchor-page-number="1" svg:x="0in" svg:y="0in" svg:width="0.0161in" draw:z-index="18">
        <draw:text-box fo:min-height="0.3126in">
          <text:p text:style-name="Text_20_body"/>
        </draw:text-box>
      </draw:frame>
      <draw:frame draw:style-name="fr1" draw:name="Frame13" text:anchor-type="page" text:anchor-page-number="1" svg:x="0in" svg:y="0in" svg:width="0.0161in" draw:z-index="19">
        <draw:text-box fo:min-height="0.3126in">
          <text:p text:style-name="Text_20_body"/>
        </draw:text-box>
      </draw:frame>
      <draw:frame draw:style-name="fr1" draw:name="Frame14" text:anchor-type="page" text:anchor-page-number="1" svg:x="0in" svg:y="0in" svg:width="0.0161in" draw:z-index="20">
        <draw:text-box fo:min-height="0.3126in">
          <text:p text:style-name="Text_20_body"/>
        </draw:text-box>
      </draw:frame>
      <text:h text:style-name="P2" text:outline-level="1"><text:a xlink:type="simple" xlink:href="https://platform.openai.com/docs/introduction/introduction" text:style-name="Internet_20_link" text:visited-style-name="Visited_20_Internet_20_Link"><text:span text:style-name="T6">Introduction</text:span></text:a></text:h>
      <text:p text:style-name="P51"><text:span text:style-name="T12">Looking for ChatGPT? Head to </text:span><text:a xlink:type="simple" xlink:href="https://chat.openai.com/" office:target-frame-name="_blank" xlink:show="new" text:style-name="Internet_20_link" text:visited-style-name="Visited_20_Internet_20_Link"><text:span text:style-name="T16">chat.openai.com</text:span></text:a><text:span text:style-name="T12">.</text:span></text:p>
      <text:p text:style-name="P56"><text:span text:style-name="T11">The OpenAI API can be applied to virtually any task. We offer a range of </text:span><text:a xlink:type="simple" xlink:href="https://platform.openai.com/docs/models" text:style-name="Internet_20_link" text:visited-style-name="Visited_20_Internet_20_Link"><text:span text:style-name="T29">models</text:span></text:a><text:span text:style-name="T11"> with different capabilities and price points, as well as the ability to </text:span><text:a xlink:type="simple" xlink:href="https://platform.openai.com/docs/guides/fine-tuning" text:style-name="Internet_20_link" text:visited-style-name="Visited_20_Internet_20_Link"><text:span text:style-name="T29">fine-tune</text:span></text:a><text:span text:style-name="T11"> custom models.</text:span></text:p>
      <text:h text:style-name="P13" text:outline-level="3"><text:a xlink:type="simple" xlink:href="https://platform.openai.com/docs/introduction/resources" text:style-name="Internet_20_link" text:visited-style-name="Visited_20_Internet_20_Link"><text:span text:style-name="T8">Resources</text:span></text:a></text:h>
      <text:list xml:id="list192452327" text:style-name="L2">
        <text:list-item>
          <text:p text:style-name="P83"><text:span text:style-name="T11">Experiment in the </text:span><text:a xlink:type="simple" xlink:href="https://platform.openai.com/playground?mode=chat" text:style-name="Internet_20_link" text:visited-style-name="Visited_20_Internet_20_Link"><text:span text:style-name="T29">playground</text:span></text:a></text:p>
        </text:list-item>
        <text:list-item>
          <text:p text:style-name="P84"><text:span text:style-name="T11">Read the </text:span><text:a xlink:type="simple" xlink:href="https://platform.openai.com/docs/api-reference" office:target-frame-name="_blank" xlink:show="new" text:style-name="Internet_20_link" text:visited-style-name="Visited_20_Internet_20_Link"><text:span text:style-name="T29">API reference</text:span></text:a></text:p>
        </text:list-item>
        <text:list-item>
          <text:p text:style-name="P84"><text:span text:style-name="T11">Visit the </text:span><text:a xlink:type="simple" xlink:href="https://help.openai.com/en/" office:target-frame-name="_blank" xlink:show="new" text:style-name="Internet_20_link" text:visited-style-name="Visited_20_Internet_20_Link"><text:span text:style-name="T29">help center</text:span></text:a></text:p>
        </text:list-item>
        <text:list-item>
          <text:p text:style-name="P84"><text:span text:style-name="T11">View the current API </text:span><text:a xlink:type="simple" xlink:href="https://status.openai.com/" office:target-frame-name="_blank" xlink:show="new" text:style-name="Internet_20_link" text:visited-style-name="Visited_20_Internet_20_Link"><text:span text:style-name="T29">status</text:span></text:a></text:p>
        </text:list-item>
        <text:list-item>
          <text:p text:style-name="P84"><text:span text:style-name="T11">Check out the </text:span><text:a xlink:type="simple" xlink:href="https://community.openai.com/" office:target-frame-name="_blank" xlink:show="new" text:style-name="Internet_20_link" text:visited-style-name="Visited_20_Internet_20_Link"><text:span text:style-name="T29">OpenAI Developer Forum</text:span></text:a></text:p>
        </text:list-item>
        <text:list-item>
          <text:p text:style-name="P84"><text:span text:style-name="T11">Learn about our </text:span><text:a xlink:type="simple" xlink:href="https://openai.com/policies/usage-policies" office:target-frame-name="_blank" xlink:show="new" text:style-name="Internet_20_link" text:visited-style-name="Visited_20_Internet_20_Link"><text:span text:style-name="T29">usage policies</text:span></text:a></text:p>
        </text:list-item>
      </text:list>
      <text:p text:style-name="P51"><text:span text:style-name="T12">At OpenAI, protecting user data is fundamental to our mission. We do not train our models on inputs and outputs through our API. Learn more on our </text:span><text:a xlink:type="simple" xlink:href="https://openai.com/api-data-privacy" office:target-frame-name="_blank" xlink:show="new" text:style-name="Internet_20_link" text:visited-style-name="Visited_20_Internet_20_Link"><text:span text:style-name="T16">API data privacy page</text:span></text:a><text:span text:style-name="T12">.</text:span></text:p>
      <text:h text:style-name="P11" text:outline-level="2"><text:a xlink:type="simple" xlink:href="https://platform.openai.com/docs/introduction/key-concepts" text:style-name="Internet_20_link" text:visited-style-name="Visited_20_Internet_20_Link"><text:span text:style-name="T7">Key concepts</text:span></text:a></text:h>
      <text:h text:style-name="P13" text:outline-level="3"><text:a xlink:type="simple" xlink:href="https://platform.openai.com/docs/introduction/text-generation-models" text:style-name="Internet_20_link" text:visited-style-name="Visited_20_Internet_20_Link"><text:span text:style-name="T8">Text generation models</text:span></text:a></text:h>
      <text:p text:style-name="P56"><text:span text:style-name="T11">OpenAI's text generation models (often referred to as generative pre-trained transformers or "GPT" models for short), like GPT-4 and GPT-3.5, have been trained to understand natural and formal language. Models like GPT-4 allows text outputs in response to their inputs. The inputs to these models are also referred to as "prompts". Designing a prompt is essentially how you "program" a model like GPT-4, usually by providing instructions or some examples of how to successfully complete a task. Models like GPT-4 can be used across a great variety of tasks including content or code generation, summarization, conversation, creative writing, and more. Read more in our introductory </text:span><text:a xlink:type="simple" xlink:href="https://platform.openai.com/docs/guides/text-generation" text:style-name="Internet_20_link" text:visited-style-name="Visited_20_Internet_20_Link"><text:span text:style-name="T29">text generation guide</text:span></text:a><text:span text:style-name="T11"> and in our </text:span><text:a xlink:type="simple" xlink:href="https://platform.openai.com/docs/guides/prompt-engineering" text:style-name="Internet_20_link" text:visited-style-name="Visited_20_Internet_20_Link"><text:span text:style-name="T29">prompt engineering guide</text:span></text:a><text:span text:style-name="T11">.</text:span></text:p>
      <text:h text:style-name="P13" text:outline-level="3"><text:soft-page-break/><text:a xlink:type="simple" xlink:href="https://platform.openai.com/docs/introduction/assistants" text:style-name="Internet_20_link" text:visited-style-name="Visited_20_Internet_20_Link"><text:span text:style-name="T8">Assistants</text:span></text:a></text:h>
      <text:p text:style-name="P56"><text:span text:style-name="T11">Assistants refer to entities, which in the case of the OpenAI API are powered by large language models like GPT-4, that are capable of performing tasks for users. These assistants operate based on the instructions embedded within the context window of the model. They also usually have access to tools which allows the assistants to perform more complex tasks like running code or retrieving information from a file. Read more about assistants in our </text:span><text:a xlink:type="simple" xlink:href="https://platform.openai.com/docs/assistants" text:style-name="Internet_20_link" text:visited-style-name="Visited_20_Internet_20_Link"><text:span text:style-name="T29">Assistants API Overview</text:span></text:a><text:span text:style-name="T11">.</text:span></text:p>
      <text:h text:style-name="P13" text:outline-level="3"><text:a xlink:type="simple" xlink:href="https://platform.openai.com/docs/introduction/embeddings" text:style-name="Internet_20_link" text:visited-style-name="Visited_20_Internet_20_Link"><text:span text:style-name="T8">Embeddings</text:span></text:a></text:h>
      <text:p text:style-name="P56"><text:span text:style-name="T11">An embedding is a vector representation of a piece of data (e.g. some text) that is meant to preserve aspects of its content and/or its meaning. Chunks of data that are similar in some way will tend to have embeddings that are closer together than unrelated data. OpenAI offers text embedding models that take as input a text string and produce as output an embedding vector. Embeddings are useful for search, clustering, recommendations, anomaly detection, classification, and more. Read more about embeddings in our </text:span><text:a xlink:type="simple" xlink:href="https://platform.openai.com/docs/guides/embeddings" text:style-name="Internet_20_link" text:visited-style-name="Visited_20_Internet_20_Link"><text:span text:style-name="T29">embeddings guide</text:span></text:a><text:span text:style-name="T11">.</text:span></text:p>
      <text:h text:style-name="P13" text:outline-level="3"><text:a xlink:type="simple" xlink:href="https://platform.openai.com/docs/introduction/tokens" text:style-name="Internet_20_link" text:visited-style-name="Visited_20_Internet_20_Link"><text:span text:style-name="T8">Tokens</text:span></text:a></text:h>
      <text:p text:style-name="P56"><text:span text:style-name="T11">Text generation and embeddings models process text in chunks called tokens. Tokens represent commonly occurring sequences of characters. For example, the string " tokenization" is decomposed as " token" and "ization", while a short and common word like " the" is represented as a single token. Note that in a sentence, the first token of each word typically starts with a space character. Check out our </text:span><text:a xlink:type="simple" xlink:href="https://platform.openai.com/tokenizer" text:style-name="Internet_20_link" text:visited-style-name="Visited_20_Internet_20_Link"><text:span text:style-name="T29">tokenizer tool</text:span></text:a><text:span text:style-name="T11"> to test specific strings and see how they are translated into tokens. As a rough rule of thumb, 1 token is approximately 4 characters or 0.75 words for English text.</text:span></text:p>
      <text:p text:style-name="P56"><text:span text:style-name="T11">One limitation to keep in mind is that for a text generation model the prompt and the generated output combined must be no more than the model's maximum context length. For embeddings models (which do not output tokens), the input must be shorter than the model's maximum context length. The maximum context lengths for each text generation and embeddings model can be found in the </text:span><text:a xlink:type="simple" xlink:href="https://platform.openai.com/docs/models/overview" text:style-name="Internet_20_link" text:visited-style-name="Visited_20_Internet_20_Link"><text:span text:style-name="T29">model index</text:span></text:a><text:span text:style-name="T11">.</text:span></text:p>
      <text:p text:style-name="Horizontal_20_Line"><text:soft-page-break/></text:p>
      <text:h text:style-name="P11" text:outline-level="2"><text:a xlink:type="simple" xlink:href="https://platform.openai.com/docs/introduction/guides" text:style-name="Internet_20_link" text:visited-style-name="Visited_20_Internet_20_Link"><text:span text:style-name="T7">Guides</text:span></text:a></text:h>
      <text:p text:style-name="P19">Jump into one of our guides to learn more.</text:p>
      <text:p text:style-name="P15"><text:a xlink:type="simple" xlink:href="https://platform.openai.com/docs/quickstart" text:style-name="Internet_20_link" text:visited-style-name="Visited_20_Internet_20_Link"><text:span text:style-name="T28">Quickstart tutorial</text:span></text:a></text:p>
      <text:p text:style-name="P76"><text:a xlink:type="simple" xlink:href="https://platform.openai.com/docs/quickstart" text:style-name="Internet_20_link" text:visited-style-name="Visited_20_Internet_20_Link"><text:span text:style-name="T31">Learn by building a quick sample application</text:span></text:a></text:p>
      <text:p text:style-name="P15"><text:a xlink:type="simple" xlink:href="https://platform.openai.com/docs/guides/text-generation" text:style-name="Internet_20_link" text:visited-style-name="Visited_20_Internet_20_Link"><text:span text:style-name="T28">Text generation</text:span></text:a></text:p>
      <text:p text:style-name="P76"><text:a xlink:type="simple" xlink:href="https://platform.openai.com/docs/guides/text-generation" text:style-name="Internet_20_link" text:visited-style-name="Visited_20_Internet_20_Link"><text:span text:style-name="T31">Learn how to generate and process text</text:span></text:a></text:p>
      <text:p text:style-name="P15"><text:a xlink:type="simple" xlink:href="https://platform.openai.com/docs/assistants/" text:style-name="Internet_20_link" text:visited-style-name="Visited_20_Internet_20_Link"><text:span text:style-name="T28">Assistants</text:span></text:a></text:p>
      <text:p text:style-name="P75"><text:a xlink:type="simple" xlink:href="https://platform.openai.com/docs/assistants/" text:style-name="Internet_20_link" text:visited-style-name="Visited_20_Internet_20_Link"><text:span text:style-name="T32">Beta</text:span></text:a></text:p>
      <text:p text:style-name="P76"><text:a xlink:type="simple" xlink:href="https://platform.openai.com/docs/assistants/" text:style-name="Internet_20_link" text:visited-style-name="Visited_20_Internet_20_Link"><text:span text:style-name="T31">Learn the basics of building an assistant</text:span></text:a></text:p>
      <text:p text:style-name="P15"><text:a xlink:type="simple" xlink:href="https://platform.openai.com/docs/guides/embeddings" text:style-name="Internet_20_link" text:visited-style-name="Visited_20_Internet_20_Link"><text:span text:style-name="T28">Embeddings</text:span></text:a></text:p>
      <text:p text:style-name="P76"><text:a xlink:type="simple" xlink:href="https://platform.openai.com/docs/guides/embeddings" text:style-name="Internet_20_link" text:visited-style-name="Visited_20_Internet_20_Link"><text:span text:style-name="T31">Learn how to search, classify, and compare text</text:span></text:a></text:p>
      <text:p text:style-name="P15"><text:a xlink:type="simple" xlink:href="https://platform.openai.com/docs/guides/speech-to-text" text:style-name="Internet_20_link" text:visited-style-name="Visited_20_Internet_20_Link"><text:span text:style-name="T28">Speech to text</text:span></text:a></text:p>
      <text:p text:style-name="P76"><text:a xlink:type="simple" xlink:href="https://platform.openai.com/docs/guides/speech-to-text" text:style-name="Internet_20_link" text:visited-style-name="Visited_20_Internet_20_Link"><text:span text:style-name="T31">Learn how to turn speech into text</text:span></text:a></text:p>
      <text:p text:style-name="P15"><text:a xlink:type="simple" xlink:href="https://platform.openai.com/docs/guides/images" text:style-name="Internet_20_link" text:visited-style-name="Visited_20_Internet_20_Link"><text:span text:style-name="T28">Image generation</text:span></text:a></text:p>
      <text:p text:style-name="P76"><text:a xlink:type="simple" xlink:href="https://platform.openai.com/docs/guides/images" text:style-name="Internet_20_link" text:visited-style-name="Visited_20_Internet_20_Link"><text:span text:style-name="T31">Learn how to generate or edit images</text:span></text:a></text:p>
      <text:p text:style-name="P15"><text:a xlink:type="simple" xlink:href="https://platform.openai.com/docs/guides/vision" text:style-name="Internet_20_link" text:visited-style-name="Visited_20_Internet_20_Link"><text:span text:style-name="T28">Vision</text:span></text:a></text:p>
      <text:p text:style-name="P76"><text:a xlink:type="simple" xlink:href="https://platform.openai.com/docs/guides/vision" text:style-name="Internet_20_link" text:visited-style-name="Visited_20_Internet_20_Link"><text:span text:style-name="T31">Learn how to use GPT-4 to process image inputs</text:span></text:a></text:p>
      <text:h text:style-name="P2" text:outline-level="1"><text:a xlink:type="simple" xlink:href="https://platform.openai.com/docs/quickstart/developer-quickstart" text:style-name="Internet_20_link" text:visited-style-name="Visited_20_Internet_20_Link"><text:span text:style-name="T6">Developer quickstart</text:span></text:a></text:h>
      <text:h text:style-name="P11" text:outline-level="2"><text:a xlink:type="simple" xlink:href="https://platform.openai.com/docs/quickstart/get-up-and-running-with-the-openai-api" text:style-name="Internet_20_link" text:visited-style-name="Visited_20_Internet_20_Link"><text:span text:style-name="T7">Get up and running with the OpenAI API</text:span></text:a></text:h>
      <text:p text:style-name="P51"><text:span text:style-name="T12">Looking for ChatGPT? Head to </text:span><text:a xlink:type="simple" xlink:href="https://chat.openai.com/" office:target-frame-name="_blank" xlink:show="new" text:style-name="Internet_20_link" text:visited-style-name="Visited_20_Internet_20_Link"><text:span text:style-name="T16">chat.openai.com</text:span></text:a><text:span text:style-name="T12">.</text:span></text:p>
      <text:p text:style-name="P19">The OpenAI API provides a simple interface for developers to create an intelligence layer in their applications, powered by OpenAI's state of the art <text:soft-page-break/>models. The Chat Completions endpoint powers ChatGPT and provides a simple way to take text as input and use a model like GPT-4 to generate an output.</text:p>
      <text:p text:style-name="P15"><text:a xlink:type="simple" xlink:href="https://platform.openai.com/docs/api-reference" text:style-name="Internet_20_link" text:visited-style-name="Visited_20_Internet_20_Link"><text:span text:style-name="T28">Want to jump straight to the code?</text:span></text:a></text:p>
      <text:p text:style-name="P76"><text:a xlink:type="simple" xlink:href="https://platform.openai.com/docs/api-reference" text:style-name="Internet_20_link" text:visited-style-name="Visited_20_Internet_20_Link"><text:span text:style-name="T31">Skip the quickstart and dive into the API reference.</text:span></text:a></text:p>
      <text:p text:style-name="Text_20_body"/>
      <text:p text:style-name="P56"><text:span text:style-name="T11">This quickstart is designed to help get your local development environment setup and send your first API request. If you are an experienced developer or want to just dive into using the OpenAI API, the </text:span><text:a xlink:type="simple" xlink:href="https://platform.openai.com/docs/api-reference" text:style-name="Internet_20_link" text:visited-style-name="Visited_20_Internet_20_Link"><text:span text:style-name="T29">API reference</text:span></text:a><text:span text:style-name="T11"> of </text:span><text:a xlink:type="simple" xlink:href="https://platform.openai.com/docs/guides/text-generation" text:style-name="Internet_20_link" text:visited-style-name="Visited_20_Internet_20_Link"><text:span text:style-name="T29">GPT guide</text:span></text:a><text:span text:style-name="T11"> are a great place to start. Throughout this quickstart, you will learn:</text:span></text:p>
      <text:list xml:id="list2067927799" text:style-name="L3">
        <text:list-item>
          <text:p text:style-name="P161">How to setup your development environment</text:p>
        </text:list-item>
        <text:list-item>
          <text:p text:style-name="P162">How to install the latest SDKs</text:p>
        </text:list-item>
        <text:list-item>
          <text:p text:style-name="P162">Some of the basic concepts of the OpenAI API</text:p>
        </text:list-item>
        <text:list-item>
          <text:p text:style-name="P162">How to send your first API request</text:p>
        </text:list-item>
      </text:list>
      <text:p text:style-name="P56"><text:span text:style-name="T11">If you run into any challenges or have questions getting started, please join our </text:span><text:a xlink:type="simple" xlink:href="https://community.openai.com/" office:target-frame-name="_blank" xlink:show="new" text:style-name="Internet_20_link" text:visited-style-name="Visited_20_Internet_20_Link"><text:span text:style-name="T29">developer forum</text:span></text:a><text:span text:style-name="T11">.</text:span></text:p>
      <text:h text:style-name="P11" text:outline-level="2"><text:a xlink:type="simple" xlink:href="https://platform.openai.com/docs/quickstart/account-setup" text:style-name="Internet_20_link" text:visited-style-name="Visited_20_Internet_20_Link"><text:span text:style-name="T7">Account setup</text:span></text:a></text:h>
      <text:p text:style-name="P56"><text:span text:style-name="T11">First, create an </text:span><text:a xlink:type="simple" xlink:href="https://platform.openai.com/signup" text:style-name="Internet_20_link" text:visited-style-name="Visited_20_Internet_20_Link"><text:span text:style-name="T29">OpenAI account</text:span></text:a><text:span text:style-name="T11"> or </text:span><text:a xlink:type="simple" xlink:href="https://platform.openai.com/login" text:style-name="Internet_20_link" text:visited-style-name="Visited_20_Internet_20_Link"><text:span text:style-name="T29">sign in</text:span></text:a><text:span text:style-name="T11">. Next, navigate to the </text:span><text:a xlink:type="simple" xlink:href="https://platform.openai.com/account/api-keys" text:style-name="Internet_20_link" text:visited-style-name="Visited_20_Internet_20_Link"><text:span text:style-name="T29">API key page</text:span></text:a><text:span text:style-name="T11"> and "Create new secret key", optionally naming the key. Make sure to save this somewhere safe and do not share it with anyone.</text:span></text:p>
      <text:h text:style-name="P11" text:outline-level="2"><text:a xlink:type="simple" xlink:href="https://platform.openai.com/docs/quickstart/quickstart-language-selection" text:style-name="Internet_20_link" text:visited-style-name="Visited_20_Internet_20_Link"><text:span text:style-name="T7">Quickstart language selection</text:span></text:a></text:h>
      <text:p text:style-name="P19">Select the tool or language you want to get started using the OpenAI API with.</text:p>
      <text:p text:style-name="P210">curl‍Python‍Node.js‍</text:p>
      <text:p text:style-name="P57"><text:span text:style-name="T11">Python is a popular programming language that is commonly used for data applications, web development, and many other programming tasks due to its </text:span><text:soft-page-break/><text:span text:style-name="T11">ease of use. OpenAI provides a custom </text:span><text:a xlink:type="simple" xlink:href="https://github.com/openai/openai-python" office:target-frame-name="_blank" xlink:show="new" text:style-name="Internet_20_link" text:visited-style-name="Visited_20_Internet_20_Link"><text:span text:style-name="T29">Python library</text:span></text:a><text:span text:style-name="T11"> which makes working with the OpenAI API in Python simple and efficient.</text:span></text:p>
      <text:h text:style-name="P11" text:outline-level="2"><text:a xlink:type="simple" xlink:href="https://platform.openai.com/docs/quickstart/step-1-setup-python" text:style-name="Internet_20_link" text:visited-style-name="Visited_20_Internet_20_Link"><text:span text:style-name="T7">Step 1: Setup Python</text:span></text:a></text:h>
      <text:p text:style-name="P30">Install Python</text:p>
      <text:section text:style-name="Sect1" text:name="expander-0">
        <text:p text:style-name="P6">To use the OpenAI Python library, you will need to ensure you have Python installed. Some computers come with Python pre-installed while others require that you set it up yourself. To test if you have Python installed, you can navigate to your Terminal or Command line:</text:p>
        <text:list xml:id="list142333548" text:style-name="L4">
          <text:list-item>
            <text:p text:style-name="P85"><text:span text:style-name="T12">MacOS: </text:span><text:span text:style-name="Strong_20_Emphasis"><text:span text:style-name="T12">Open Terminal</text:span></text:span><text:span text:style-name="T12">: You can find it in the Applications folder or search for it using Spotlight (Command + Space).</text:span></text:p>
          </text:list-item>
          <text:list-item>
            <text:p text:style-name="P86"><text:span text:style-name="T12">Windows: </text:span><text:span text:style-name="Strong_20_Emphasis"><text:span text:style-name="T12">Open Command Prompt</text:span></text:span><text:span text:style-name="T12">: You can find it by searching "cmd" in the start menu.</text:span></text:p>
          </text:list-item>
        </text:list>
        <text:p text:style-name="P58"><text:span text:style-name="T12">Next, enter the word </text:span><text:span text:style-name="Source_20_Text"><text:span text:style-name="T21">python</text:span></text:span><text:span text:style-name="T12"> and then press return/enter. If you enter into the Python interpreter, then you have Python installed on your computer already and you can go to the next step. If you get an error message that says something like "Error: command python not found", you likely need to install Python and make it available in your terminal / command line.</text:span></text:p>
        <text:p text:style-name="P57"><text:span text:style-name="T12">To download Python, head to the </text:span><text:a xlink:type="simple" xlink:href="https://www.python.org/downloads/" office:target-frame-name="_blank" xlink:show="new" text:style-name="Internet_20_link" text:visited-style-name="Visited_20_Internet_20_Link"><text:span text:style-name="T30">official Python website</text:span></text:a><text:span text:style-name="T12"> and download the latest version. To use the OpenAI Python library, you need at least Python 3.7.1 or newer. If you are installing Python for the first time, you can follow the </text:span><text:a xlink:type="simple" xlink:href="https://wiki.python.org/moin/BeginnersGuide/Download" office:target-frame-name="_blank" xlink:show="new" text:style-name="Internet_20_link" text:visited-style-name="Visited_20_Internet_20_Link"><text:span text:style-name="T30">official Python installation guide for beginners</text:span></text:a><text:span text:style-name="T12">.</text:span></text:p>
      </text:section>
      <text:p text:style-name="P21">Setup a virtual environment (optional)</text:p>
      <text:section text:style-name="Sect1" text:name="expander-1">
        <text:p text:style-name="P6">Once you have Python installed, it is a good practice to create a virtual python environment to install the OpenAI Python library. Virtual environments provide a clean working space for your Python packages to be installed so that you do not have conflicts with other libraries you install for other projects. You are not required to use a virtual environment, so skip to step 3 if you do not want to set one up.</text:p>
        <text:p text:style-name="P57"><text:span text:style-name="T12">To create a virtual environment, Python supplies a built in </text:span><text:a xlink:type="simple" xlink:href="https://docs.python.org/3/tutorial/venv.html" office:target-frame-name="_blank" xlink:show="new" text:style-name="Internet_20_link" text:visited-style-name="Visited_20_Internet_20_Link"><text:span text:style-name="T30">venv module</text:span></text:a><text:span text:style-name="T12"> which provides the basic functionality needed for the virtual environment setup. Running </text:span><text:soft-page-break/><text:span text:style-name="T12">the command below will create a virtual environment named "openai-env" inside the current folder you have selected in your terminal / command line:</text:span></text:p>
        <text:p text:style-name="P43"><text:span text:style-name="Source_20_Text"><text:span text:style-name="T23">python -m venv openai-env</text:span></text:span></text:p>
        <text:p text:style-name="P22">Once you’ve created the virtual environment, you need to activate it. On Windows, run:</text:p>
        <text:p text:style-name="P43"><text:span text:style-name="Source_20_Text"><text:span text:style-name="T23">openai-env\Scripts\activate</text:span></text:span></text:p>
        <text:p text:style-name="P22">On Unix or MacOS, run:</text:p>
        <text:p text:style-name="P43"><text:span text:style-name="Source_20_Text"><text:span text:style-name="T23">source openai-env/bin/activate</text:span></text:span></text:p>
        <text:p text:style-name="P57"><text:span text:style-name="T12">You should see the terminal / command line interface change slightly after you active the virtual environment, it should now show "openai-env" to the left of the cursor input section. For more details on working wit virtual environments, please refer to the </text:span><text:a xlink:type="simple" xlink:href="https://docs.python.org/3/tutorial/venv.html#creating-virtual-environments" office:target-frame-name="_blank" xlink:show="new" text:style-name="Internet_20_link" text:visited-style-name="Visited_20_Internet_20_Link"><text:span text:style-name="T30">official Python documentation</text:span></text:a><text:span text:style-name="T12">.</text:span></text:p>
      </text:section>
      <text:p text:style-name="P21">Install the OpenAI Python library</text:p>
      <text:section text:style-name="Sect1" text:name="expander-2">
        <text:p text:style-name="P6">Once you have Python 3.7.1 or newer installed and (optionally) a virtual environment setup, the OpenAI Python library can be installed. From the terminal / command line, run:</text:p>
        <text:p text:style-name="P43"><text:span text:style-name="Source_20_Text"><text:span text:style-name="T23">pip install --upgrade openai</text:span></text:span></text:p>
        <text:p text:style-name="P58"><text:span text:style-name="T12">Once this completes, running </text:span><text:span text:style-name="Source_20_Text"><text:span text:style-name="T21">pip list</text:span></text:span><text:span text:style-name="T12"> will show you the Python libraries you have installed in your current environment, which should confirm that the OpenAI Python library was successfully installed.</text:span></text:p>
      </text:section>
      <text:h text:style-name="P11" text:outline-level="2"><text:a xlink:type="simple" xlink:href="https://platform.openai.com/docs/quickstart/step-2-setup-your-api-key" text:style-name="Internet_20_link" text:visited-style-name="Visited_20_Internet_20_Link"><text:span text:style-name="T17">Step 2: Setup your API key</text:span></text:a></text:h>
      <text:p text:style-name="P30">Setup your API key for all projects (recommended)</text:p>
      <text:section text:style-name="Sect1" text:name="expander-3">
        <text:p text:style-name="P6">The main advantage to making your API key accessible for all projects is that the Python library will automatically detect it and use it without having to write any code.</text:p>
        <text:p text:style-name="P30"><text:soft-page-break/>MacOS</text:p>
        <text:section text:style-name="Sect1" text:name="expander-4">
          <text:list xml:id="list3040508015" text:style-name="L5">
            <text:list-item>
              <text:p text:style-name="P218"><text:span text:style-name="Strong_20_Emphasis"><text:span text:style-name="T48">Open Terminal</text:span></text:span><text:span text:style-name="T48">: You can find it in the Applications folder or search for it using Spotlight (Command + Space).</text:span></text:p>
            </text:list-item>
            <text:list-item>
              <text:p text:style-name="P219"><text:span text:style-name="Strong_20_Emphasis"><text:span text:style-name="T12">Edit Bash Profile</text:span></text:span><text:span text:style-name="T12">: Use the command </text:span><text:span text:style-name="Source_20_Text"><text:span text:style-name="T21">nano ~/.bash_profile</text:span></text:span><text:span text:style-name="T12"> or </text:span><text:span text:style-name="Source_20_Text"><text:span text:style-name="T21">nano ~/.zshrc</text:span></text:span><text:span text:style-name="T12"> (for newer MacOS versions) to open the profile file in a text editor.</text:span></text:p>
            </text:list-item>
            <text:list-item>
              <text:p text:style-name="P219"><text:span text:style-name="Strong_20_Emphasis"><text:span text:style-name="T12">Add Environment Variable</text:span></text:span><text:span text:style-name="T12">: In the editor, add the line below, replacing </text:span><text:span text:style-name="Source_20_Text"><text:span text:style-name="T21">your-api-key-here</text:span></text:span><text:span text:style-name="T12"> with your actual API key:</text:span></text:p>
              <text:p text:style-name="P79"><text:span text:style-name="Source_20_Text"><text:span text:style-name="T21">export OPENAI_API_KEY='your-api-key-here'</text:span></text:span></text:p>
            </text:list-item>
            <text:list-item>
              <text:p text:style-name="P218"><text:span text:style-name="Strong_20_Emphasis"><text:span text:style-name="T12">Save and Exit</text:span></text:span><text:span text:style-name="T12">: Press Ctrl+O to write the changes, followed by Ctrl+X to close the editor.</text:span></text:p>
            </text:list-item>
            <text:list-item>
              <text:p text:style-name="P219"><text:span text:style-name="Strong_20_Emphasis"><text:span text:style-name="T12">Load Your Profile</text:span></text:span><text:span text:style-name="T12">: Use the command </text:span><text:span text:style-name="Source_20_Text"><text:span text:style-name="T21">source ~/.bash_profile</text:span></text:span><text:span text:style-name="T12"> or </text:span><text:span text:style-name="Source_20_Text"><text:span text:style-name="T21">source ~/.zshrc</text:span></text:span><text:span text:style-name="T12"> to load the updated profile.</text:span></text:p>
            </text:list-item>
            <text:list-item>
              <text:p text:style-name="P219"><text:span text:style-name="Strong_20_Emphasis"><text:span text:style-name="T12">Verification</text:span></text:span><text:span text:style-name="T12">: Verify the setup by typing </text:span><text:span text:style-name="Source_20_Text"><text:span text:style-name="T21">echo $OPENAI_API_KEY</text:span></text:span><text:span text:style-name="T12"> in the terminal. It should display your API key.</text:span></text:p>
            </text:list-item>
          </text:list>
        </text:section>
        <text:p text:style-name="P21">Windows</text:p>
        <text:section text:style-name="Sect1" text:name="expander-5">
          <text:list xml:id="list2098298962" text:style-name="L6">
            <text:list-item>
              <text:p text:style-name="P220"><text:span text:style-name="Strong_20_Emphasis"><text:span text:style-name="T48">Open Command Prompt</text:span></text:span><text:span text:style-name="T48">: You can find it by searching "cmd" in the start menu.</text:span></text:p>
            </text:list-item>
            <text:list-item>
              <text:p text:style-name="P221"><text:span text:style-name="Strong_20_Emphasis"><text:span text:style-name="T12">Set environment variable in the current session</text:span></text:span><text:span text:style-name="T12">: To set the environment variable in the current session, use the command below, replacing </text:span><text:span text:style-name="Source_20_Text"><text:span text:style-name="T21">your-api-key-here</text:span></text:span><text:span text:style-name="T12"> with your actual API key:</text:span></text:p>
              <text:p text:style-name="P80"><text:span text:style-name="Source_20_Text"><text:span text:style-name="T21">setx OPENAI_API_KEY "your-api-key-here"</text:span></text:span></text:p>
              <text:p text:style-name="P211">This command will set the OPENAI_API_KEY environment variable for the current session.</text:p>
            </text:list-item>
            <text:list-item>
              <text:p text:style-name="P220"><text:span text:style-name="Strong_20_Emphasis"><text:span text:style-name="T12">Permanent setup</text:span></text:span><text:span text:style-name="T12">: To make the setup permanent, add the variable through the system properties as follows:</text:span></text:p>
              <text:list>
                <text:list-item>
                  <text:p text:style-name="P213">Right-click on 'This PC' or 'My Computer' and select 'Properties'.</text:p>
                </text:list-item>
                <text:list-item>
                  <text:p text:style-name="P214">Click on 'Advanced system settings'.</text:p>
                </text:list-item>
                <text:list-item>
                  <text:p text:style-name="P214">Click the 'Environment Variables' button.</text:p>
                </text:list-item>
                <text:list-item>
                  <text:p text:style-name="P214">In the 'System variables' section, click 'New...' and enter OPENAI_API_KEY as the variable name and your API key as the variable value.</text:p>
                </text:list-item>
              </text:list>
            </text:list-item>
            <text:list-item>
              <text:p text:style-name="P221"><text:soft-page-break/><text:span text:style-name="Strong_20_Emphasis"><text:span text:style-name="T12">Verification</text:span></text:span><text:span text:style-name="T12">: To verify the setup, reopen the command prompt and type the command below. It should display your API key: </text:span><text:span text:style-name="Source_20_Text"><text:span text:style-name="T21">echo %OPENAI_API_KEY%</text:span></text:span></text:p>
            </text:list-item>
          </text:list>
        </text:section>
      </text:section>
      <text:p text:style-name="P21">Setup your API key for a single project</text:p>
      <text:section text:style-name="Sect1" text:name="expander-6">
        <text:p text:style-name="P58"><text:span text:style-name="T48">If you only want your API key to be accessible to a single project, you can create a local </text:span><text:span text:style-name="Source_20_Text"><text:span text:style-name="T52">.env</text:span></text:span><text:span text:style-name="T48"> file which contains the API key and then explicitly use that API key with the Python code shown in the steps to come.</text:span></text:p>
        <text:p text:style-name="P58"><text:span text:style-name="T12">Start by going to the project folder you want to create the </text:span><text:span text:style-name="Source_20_Text"><text:span text:style-name="T21">.env</text:span></text:span><text:span text:style-name="T12"> file in.</text:span></text:p>
        <text:p text:style-name="P51"><text:span text:style-name="T12">In order for your </text:span><text:span text:style-name="Strong_20_Emphasis"><text:span text:style-name="T12">.env</text:span></text:span><text:span text:style-name="T12"> file to be ignored by version control, create a </text:span><text:span text:style-name="Strong_20_Emphasis"><text:span text:style-name="T12">.gitignore</text:span></text:span><text:span text:style-name="T12"> file in the root of your project directory. Add a line with </text:span><text:span text:style-name="Strong_20_Emphasis"><text:span text:style-name="T12">.env</text:span></text:span><text:span text:style-name="T12"> on it which will make sure your API key or other secrets are not accidentally shared via version control.</text:span></text:p>
        <text:p text:style-name="P58"><text:span text:style-name="T12">Once you create the </text:span><text:span text:style-name="Source_20_Text"><text:span text:style-name="T21">.gitignore</text:span></text:span><text:span text:style-name="T12"> and </text:span><text:span text:style-name="Source_20_Text"><text:span text:style-name="T21">.env</text:span></text:span><text:span text:style-name="T12"> files using the terminal or an integrated development environment (IDE), copy your secret API key and set it as the </text:span><text:span text:style-name="Source_20_Text"><text:span text:style-name="T21">OPENAI_API_KEY</text:span></text:span><text:span text:style-name="T12"> in your </text:span><text:span text:style-name="Source_20_Text"><text:span text:style-name="T21">.env</text:span></text:span><text:span text:style-name="T12"> file. If you haven't created a secret key yet, you can do so on the </text:span><text:a xlink:type="simple" xlink:href="https://platform.openai.com/account/api-keys" text:style-name="Internet_20_link" text:visited-style-name="Visited_20_Internet_20_Link"><text:span text:style-name="T30">API key page</text:span></text:a><text:span text:style-name="T12">.</text:span></text:p>
        <text:p text:style-name="P58"><text:span text:style-name="T12">The </text:span><text:span text:style-name="Source_20_Text"><text:span text:style-name="T21">.env</text:span></text:span><text:span text:style-name="T12"> file should look like the following:</text:span></text:p>
        <text:p text:style-name="P43"><text:span text:style-name="Source_20_Text"><text:span text:style-name="T23"># Once you add your API key below, make sure to not share it with anyone! The API key should remain private.</text:span></text:span></text:p>
        <text:p text:style-name="P47"><text:span text:style-name="Source_20_Text"><text:span text:style-name="T23">OPENAI_API_KEY=abc123</text:span></text:span></text:p>
        <text:p text:style-name="P22">The API key can be imported by running the code below:</text:p>
        <text:p text:style-name="P47"><text:span text:style-name="Source_20_Text"><text:span text:style-name="T35">from</text:span></text:span><text:span text:style-name="Source_20_Text"><text:span text:style-name="T23"> openai </text:span></text:span><text:span text:style-name="Source_20_Text"><text:span text:style-name="T35">import</text:span></text:span><text:span text:style-name="Source_20_Text"><text:span text:style-name="T23"> OpenAI</text:span></text:span></text:p>
        <text:p text:style-name="P47"/>
        <text:p text:style-name="P47"><text:span text:style-name="Source_20_Text"><text:span text:style-name="T23">client = OpenAI()</text:span></text:span></text:p>
        <text:p text:style-name="P47"><text:span text:style-name="Source_20_Text"><text:span text:style-name="T23"># defaults to getting the key using os.environ.get("OPENAI_API_KEY")</text:span></text:span></text:p>
        <text:p text:style-name="P47"><text:soft-page-break/><text:span text:style-name="Source_20_Text"><text:span text:style-name="T23"># if you saved the key under a different environment variable name, you can do something like:</text:span></text:span></text:p>
        <text:p text:style-name="P47"><text:span text:style-name="Source_20_Text"><text:span text:style-name="T23"># client = OpenAI(</text:span></text:span></text:p>
        <text:p text:style-name="P47"><text:span text:style-name="Source_20_Text"><text:span text:style-name="T23"># <text:s text:c="2"/>api_key=os.environ.get("CUSTOM_ENV_NAME"),</text:span></text:span></text:p>
        <text:p text:style-name="P47"><text:span text:style-name="Source_20_Text"><text:span text:style-name="T23"># )</text:span></text:span></text:p>
      </text:section>
      <text:h text:style-name="P11" text:outline-level="2"><text:a xlink:type="simple" xlink:href="https://platform.openai.com/docs/quickstart/step-3-sending-your-first-api-request" text:style-name="Internet_20_link" text:visited-style-name="Visited_20_Internet_20_Link"><text:span text:style-name="T17">Step 3: Sending your first API request</text:span></text:a></text:h>
      <text:p text:style-name="P30">Making an API request</text:p>
      <text:section text:style-name="Sect1" text:name="expander-7">
        <text:p text:style-name="P58"><text:span text:style-name="T48">After you have Python configured and an API key setup, the final step is to send a request to the OpenAI API using the Python library. To do this, create a file named </text:span><text:span text:style-name="Source_20_Text"><text:span text:style-name="T52">openai-test.py</text:span></text:span><text:span text:style-name="T48"> using th terminal or an IDE.</text:span></text:p>
        <text:p text:style-name="P22">Inside the file, copy and paste one of the examples below:</text:p>
        <text:p text:style-name="P33">ChatCompletions</text:p>
        <text:p text:style-name="P24">Select libraryChatCompletionsEmbeddingsImages</text:p>
        <text:p text:style-name="P47"><text:span text:style-name="Source_20_Text"><text:span text:style-name="T35">from</text:span></text:span><text:span text:style-name="Source_20_Text"><text:span text:style-name="T23"> openai </text:span></text:span><text:span text:style-name="Source_20_Text"><text:span text:style-name="T35">import</text:span></text:span><text:span text:style-name="Source_20_Text"><text:span text:style-name="T23"> OpenAI</text:span></text:span></text:p>
        <text:p text:style-name="P47"><text:span text:style-name="Source_20_Text"><text:span text:style-name="T23">client = OpenAI()</text:span></text:span></text:p>
        <text:p text:style-name="P47"/>
        <text:p text:style-name="P47"><text:span text:style-name="Source_20_Text"><text:span text:style-name="T23">completion = client.chat.completions.create(</text:span></text:span></text:p>
        <text:p text:style-name="P47"><text:span text:style-name="Source_20_Text"><text:span text:style-name="T25"><text:s text:c="2"/></text:span></text:span><text:span text:style-name="Source_20_Text"><text:span text:style-name="T23">model=</text:span></text:span><text:span text:style-name="Source_20_Text"><text:span text:style-name="T37">"gpt-3.5-turbo"</text:span></text:span><text:span text:style-name="Source_20_Text"><text:span text:style-name="T23">,</text:span></text:span></text:p>
        <text:p text:style-name="P47"><text:soft-page-break/><text:span text:style-name="Source_20_Text"><text:span text:style-name="T25"><text:s text:c="2"/></text:span></text:span><text:span text:style-name="Source_20_Text"><text:span text:style-name="T23">messages=[</text:span></text:span></text:p>
        <text:p text:style-name="P47"><text:span text:style-name="Source_20_Text"><text:span text:style-name="T25"><text:s text:c="4"/></text:span></text:span><text:span text:style-name="Source_20_Text"><text:span text:style-name="T23">{</text:span></text:span><text:span text:style-name="Source_20_Text"><text:span text:style-name="T37">"role"</text:span></text:span><text:span text:style-name="Source_20_Text"><text:span text:style-name="T23">: </text:span></text:span><text:span text:style-name="Source_20_Text"><text:span text:style-name="T37">"system"</text:span></text:span><text:span text:style-name="Source_20_Text"><text:span text:style-name="T23">, </text:span></text:span><text:span text:style-name="Source_20_Text"><text:span text:style-name="T37">"content"</text:span></text:span><text:span text:style-name="Source_20_Text"><text:span text:style-name="T23">: </text:span></text:span><text:span text:style-name="Source_20_Text"><text:span text:style-name="T37">"You are a poetic assistant, skilled in explaining complex programming concepts with creative flair."</text:span></text:span><text:span text:style-name="Source_20_Text"><text:span text:style-name="T23">},</text:span></text:span></text:p>
        <text:p text:style-name="P47"><text:span text:style-name="Source_20_Text"><text:span text:style-name="T25"><text:s text:c="4"/></text:span></text:span><text:span text:style-name="Source_20_Text"><text:span text:style-name="T23">{</text:span></text:span><text:span text:style-name="Source_20_Text"><text:span text:style-name="T37">"role"</text:span></text:span><text:span text:style-name="Source_20_Text"><text:span text:style-name="T23">: </text:span></text:span><text:span text:style-name="Source_20_Text"><text:span text:style-name="T37">"user"</text:span></text:span><text:span text:style-name="Source_20_Text"><text:span text:style-name="T23">, </text:span></text:span><text:span text:style-name="Source_20_Text"><text:span text:style-name="T37">"content"</text:span></text:span><text:span text:style-name="Source_20_Text"><text:span text:style-name="T23">: </text:span></text:span><text:span text:style-name="Source_20_Text"><text:span text:style-name="T37">"Compose a poem that explains the concept of recursion in programming."</text:span></text:span><text:span text:style-name="Source_20_Text"><text:span text:style-name="T23">}</text:span></text:span></text:p>
        <text:p text:style-name="P47"><text:span text:style-name="Source_20_Text"><text:span text:style-name="T25"><text:s text:c="2"/></text:span></text:span><text:span text:style-name="Source_20_Text"><text:span text:style-name="T23">]</text:span></text:span></text:p>
        <text:p text:style-name="P47"><text:span text:style-name="Source_20_Text"><text:span text:style-name="T23">)</text:span></text:span></text:p>
        <text:p text:style-name="P47"><text:span text:style-name="Source_20_Text"><text:span text:style-name="T40">print</text:span></text:span><text:span text:style-name="Source_20_Text"><text:span text:style-name="T23">(completion.choices[</text:span></text:span><text:span text:style-name="Source_20_Text"><text:span text:style-name="T42">0</text:span></text:span><text:span text:style-name="Source_20_Text"><text:span text:style-name="T23">].message)</text:span></text:span></text:p>
        <text:p text:style-name="P58"><text:span text:style-name="T12">To run the code, enter </text:span><text:span text:style-name="Source_20_Text"><text:span text:style-name="T21">python openai-test.py</text:span></text:span><text:span text:style-name="T12"> into the terminal / command line.</text:span></text:p>
        <text:p text:style-name="P58"><text:span text:style-name="T12">The </text:span><text:a xlink:type="simple" xlink:href="https://platform.openai.com/docs/api-reference/chat/create" text:style-name="Internet_20_link" text:visited-style-name="Visited_20_Internet_20_Link"><text:span text:style-name="T30">Chat Completions</text:span></text:a><text:span text:style-name="T12"> example highlights just one area of strength for our models: creative ability. Explaining recursion (the programming topic) in a well formatted poem is something both the best developers and best poets would struggle with. In this case, </text:span><text:span text:style-name="Source_20_Text"><text:span text:style-name="T21">gpt-3.5-turbo</text:span></text:span><text:span text:style-name="T12"> does it effortlessly.</text:span></text:p>
      </text:section>
      <text:h text:style-name="P11" text:outline-level="2"><text:a xlink:type="simple" xlink:href="https://platform.openai.com/docs/quickstart/next-steps" text:style-name="Internet_20_link" text:visited-style-name="Visited_20_Internet_20_Link"><text:span text:style-name="T7">Next steps</text:span></text:a></text:h>
      <text:p text:style-name="P19">Now that you have made you first OpenAI API request, it is time to explore what else is possible:</text:p>
      <text:list xml:id="list2047687558" text:style-name="L7">
        <text:list-item>
          <text:p text:style-name="P87"><text:span text:style-name="T11">For more detailed information on our models and the API, see our </text:span><text:a xlink:type="simple" xlink:href="https://platform.openai.com/docs/guides/text-generation" text:style-name="Internet_20_link" text:visited-style-name="Visited_20_Internet_20_Link"><text:span text:style-name="T29">GPT guide</text:span></text:a><text:span text:style-name="T11">.</text:span></text:p>
        </text:list-item>
        <text:list-item>
          <text:p text:style-name="P88"><text:span text:style-name="T11">Visit the </text:span><text:a xlink:type="simple" xlink:href="https://cookbook.openai.com/" office:target-frame-name="_blank" xlink:show="new" text:style-name="Internet_20_link" text:visited-style-name="Visited_20_Internet_20_Link"><text:span text:style-name="T29">OpenAI Cookbook</text:span></text:a><text:span text:style-name="T11"> for in-depth example API use-cases, as well as code snippets for common tasks.</text:span></text:p>
        </text:list-item>
        <text:list-item>
          <text:p text:style-name="P88"><text:span text:style-name="T11">Wondering what OpenAI's models are capable of? Check out our library of </text:span><text:a xlink:type="simple" xlink:href="https://platform.openai.com/examples" text:style-name="Internet_20_link" text:visited-style-name="Visited_20_Internet_20_Link"><text:span text:style-name="T29">example prompts</text:span></text:a><text:span text:style-name="T11">.</text:span></text:p>
        </text:list-item>
        <text:list-item>
          <text:p text:style-name="P88"><text:soft-page-break/><text:span text:style-name="T11">Want to try the API without writing any code? Start experimenting in the </text:span><text:a xlink:type="simple" xlink:href="https://platform.openai.com/playground" text:style-name="Internet_20_link" text:visited-style-name="Visited_20_Internet_20_Link"><text:span text:style-name="T29">Playground</text:span></text:a><text:span text:style-name="T11">.</text:span></text:p>
        </text:list-item>
        <text:list-item>
          <text:p text:style-name="P88"><text:span text:style-name="T11">Keep our </text:span><text:a xlink:type="simple" xlink:href="https://openai.com/policies/usage-policies" office:target-frame-name="_blank" xlink:show="new" text:style-name="Internet_20_link" text:visited-style-name="Visited_20_Internet_20_Link"><text:span text:style-name="T29">usage policies</text:span></text:a><text:span text:style-name="T11"> in mind as you start building.</text:span></text:p>
        </text:list-item>
      </text:list>
      <text:h text:style-name="P2" text:outline-level="1"><text:a xlink:type="simple" xlink:href="https://platform.openai.com/docs/models/models" text:style-name="Internet_20_link" text:visited-style-name="Visited_20_Internet_20_Link"><text:span text:style-name="T6">Models</text:span></text:a></text:h>
      <text:p text:style-name="P28">New models launched at DevDay</text:p>
      <text:p text:style-name="P52"><text:span text:style-name="T12">We are excited to announce the preview release of </text:span><text:a xlink:type="simple" xlink:href="https://platform.openai.com/docs/models/gpt-4-and-gpt-4-turbo" text:style-name="Internet_20_link" text:visited-style-name="Visited_20_Internet_20_Link"><text:span text:style-name="T18">GPT-4 Turbo</text:span></text:a><text:span text:style-name="T12"> (128k context window) and an updated </text:span><text:a xlink:type="simple" xlink:href="https://platform.openai.com/docs/models/gpt-3-5" text:style-name="Internet_20_link" text:visited-style-name="Visited_20_Internet_20_Link"><text:span text:style-name="T18">GPT-3.5 Turbo</text:span></text:a><text:span text:style-name="T12"> (16k context window). Among other things, both models come with improved instruction following, JSON mode, more reproducible outputs, and parallel function calling.<text:line-break/></text:span><text:a xlink:type="simple" xlink:href="https://openai.com/blog/new-models-and-developer-products-announced-at-devday" office:target-frame-name="_blank" xlink:show="new" text:style-name="Internet_20_link" text:visited-style-name="Visited_20_Internet_20_Link"><text:span text:style-name="T16">Learn more.</text:span></text:a></text:p>
      <text:h text:style-name="P11" text:outline-level="2"><text:a xlink:type="simple" xlink:href="https://platform.openai.com/docs/models/overview" text:style-name="Internet_20_link" text:visited-style-name="Visited_20_Internet_20_Link"><text:span text:style-name="T7">Overview</text:span></text:a></text:h>
      <text:p text:style-name="P56"><text:span text:style-name="T11">The OpenAI API is powered by a diverse set of models with different capabilities and price points. You can also make customizations to our models for your specific use case with </text:span><text:a xlink:type="simple" xlink:href="https://platform.openai.com/docs/guides/fine-tuning" text:style-name="Internet_20_link" text:visited-style-name="Visited_20_Internet_20_Link"><text:span text:style-name="T29">fine-tuning</text:span></text:a><text:span text:style-name="T11">.</text:span></text:p>
      <table:table table:name="Table1" table:style-name="Table1">
        <table:table-column table:style-name="Table1.A"/>
        <table:table-column table:style-name="Table1.B"/>
        <table:table-header-rows>
          <table:table-row>
            <table:table-cell table:style-name="Table1.A1" office:value-type="string">
              <text:p text:style-name="P71">MODEL</text:p>
            </table:table-cell>
            <table:table-cell table:style-name="Table1.A1" office:value-type="string">
              <text:p text:style-name="P71">DESCRIPTION</text:p>
            </table:table-cell>
          </table:table-row>
        </table:table-header-rows>
        <table:table-row>
          <table:table-cell table:style-name="Table1.A2" office:value-type="string">
            <text:p text:style-name="Table_20_Contents"><text:a xlink:type="simple" xlink:href="https://platform.openai.com/docs/models/gpt-4-and-gpt-4-turbo" text:style-name="Internet_20_link" text:visited-style-name="Visited_20_Internet_20_Link"><text:span text:style-name="T49">GPT-4 and GPT-4 Turbo</text:span></text:a></text:p>
          </table:table-cell>
          <table:table-cell table:style-name="Table1.A2" office:value-type="string">
            <text:p text:style-name="Table_20_Contents">A set of models that improve on GPT-3.5 and can understand as well as generate natural language or code</text:p>
          </table:table-cell>
        </table:table-row>
        <table:table-row>
          <table:table-cell table:style-name="Table1.A2" office:value-type="string">
            <text:p text:style-name="Table_20_Contents"><text:a xlink:type="simple" xlink:href="https://platform.openai.com/docs/models/gpt-3-5" text:style-name="Internet_20_link" text:visited-style-name="Visited_20_Internet_20_Link"><text:span text:style-name="T49">GPT-3.5</text:span></text:a></text:p>
          </table:table-cell>
          <table:table-cell table:style-name="Table1.A2" office:value-type="string">
            <text:p text:style-name="Table_20_Contents">A set of models that improve on GPT-3 and can understand as well as generate natural language or code</text:p>
          </table:table-cell>
        </table:table-row>
        <table:table-row>
          <table:table-cell table:style-name="Table1.A2" office:value-type="string">
            <text:p text:style-name="Table_20_Contents"><text:a xlink:type="simple" xlink:href="https://platform.openai.com/docs/models/dall-e" text:style-name="Internet_20_link" text:visited-style-name="Visited_20_Internet_20_Link"><text:span text:style-name="T49">DALL·E</text:span></text:a></text:p>
          </table:table-cell>
          <table:table-cell table:style-name="Table1.A2" office:value-type="string">
            <text:p text:style-name="Table_20_Contents">A model that can generate and edit images given a natural language prompt</text:p>
          </table:table-cell>
        </table:table-row>
        <table:table-row>
          <table:table-cell table:style-name="Table1.A2" office:value-type="string">
            <text:p text:style-name="Table_20_Contents"><text:a xlink:type="simple" xlink:href="https://platform.openai.com/docs/models/tts" text:style-name="Internet_20_link" text:visited-style-name="Visited_20_Internet_20_Link"><text:span text:style-name="T49">TTS</text:span></text:a></text:p>
          </table:table-cell>
          <table:table-cell table:style-name="Table1.A2" office:value-type="string">
            <text:p text:style-name="Table_20_Contents">A set of models that can convert text into natural sounding spoken audio</text:p>
          </table:table-cell>
        </table:table-row>
        <table:table-row>
          <table:table-cell table:style-name="Table1.A2" office:value-type="string">
            <text:p text:style-name="Table_20_Contents"><text:a xlink:type="simple" xlink:href="https://platform.openai.com/docs/models/whisper" text:style-name="Internet_20_link" text:visited-style-name="Visited_20_Internet_20_Link"><text:span text:style-name="T49">Whisper</text:span></text:a></text:p>
          </table:table-cell>
          <table:table-cell table:style-name="Table1.A2" office:value-type="string">
            <text:p text:style-name="Table_20_Contents">A model that can convert audio into text</text:p>
          </table:table-cell>
        </table:table-row>
        <table:table-row>
          <table:table-cell table:style-name="Table1.A2" office:value-type="string">
            <text:p text:style-name="Table_20_Contents"><text:a xlink:type="simple" xlink:href="https://platform.openai.com/docs/models/embeddings" text:style-name="Internet_20_link" text:visited-style-name="Visited_20_Internet_20_Link"><text:span text:style-name="T49">Embeddings</text:span></text:a></text:p>
          </table:table-cell>
          <table:table-cell table:style-name="Table1.A2" office:value-type="string">
            <text:p text:style-name="Table_20_Contents">A set of models that can convert text into a numerical form</text:p>
          </table:table-cell>
        </table:table-row>
        <table:table-row>
          <table:table-cell table:style-name="Table1.A2" office:value-type="string">
            <text:p text:style-name="Table_20_Contents"><text:a xlink:type="simple" xlink:href="https://platform.openai.com/docs/models/moderation" text:style-name="Internet_20_link" text:visited-style-name="Visited_20_Internet_20_Link"><text:span text:style-name="T49">Moderation</text:span></text:a></text:p>
          </table:table-cell>
          <table:table-cell table:style-name="Table1.A2" office:value-type="string">
            <text:p text:style-name="Table_20_Contents">A fine-tuned model that can detect whether text may be sensitive or unsafe</text:p>
          </table:table-cell>
        </table:table-row>
        <table:table-row>
          <table:table-cell table:style-name="Table1.A2" office:value-type="string">
            <text:p text:style-name="Table_20_Contents"><text:a xlink:type="simple" xlink:href="https://platform.openai.com/docs/models/gpt-base" text:style-name="Internet_20_link" text:visited-style-name="Visited_20_Internet_20_Link"><text:span text:style-name="T49">GPT base</text:span></text:a></text:p>
          </table:table-cell>
          <table:table-cell table:style-name="Table1.A2" office:value-type="string">
            <text:p text:style-name="Table_20_Contents">A set of models without instruction following that can understand as well as generate natural language or code</text:p>
          </table:table-cell>
        </table:table-row>
        <table:table-row>
          <table:table-cell table:style-name="Table1.A2" office:value-type="string">
            <text:p text:style-name="Table_20_Contents"><text:a xlink:type="simple" xlink:href="https://platform.openai.com/docs/deprecations" text:style-name="Internet_20_link" text:visited-style-name="Visited_20_Internet_20_Link"><text:span text:style-name="T49">Deprecated</text:span></text:a></text:p>
          </table:table-cell>
          <table:table-cell table:style-name="Table1.A2" office:value-type="string">
            <text:p text:style-name="Table_20_Contents">A full list of models that have been deprecated along with the suggested replacement</text:p>
          </table:table-cell>
        </table:table-row>
      </table:table>
      <text:p text:style-name="P57"><text:span text:style-name="T11">We have also published open source models including </text:span><text:a xlink:type="simple" xlink:href="https://github.com/openai/point-e" office:target-frame-name="_blank" xlink:show="new" text:style-name="Internet_20_link" text:visited-style-name="Visited_20_Internet_20_Link"><text:span text:style-name="T29">Point-E</text:span></text:a><text:span text:style-name="T11">, </text:span><text:a xlink:type="simple" xlink:href="https://github.com/openai/whisper" office:target-frame-name="_blank" xlink:show="new" text:style-name="Internet_20_link" text:visited-style-name="Visited_20_Internet_20_Link"><text:span text:style-name="T29">Whisper</text:span></text:a><text:span text:style-name="T11">, </text:span><text:a xlink:type="simple" xlink:href="https://github.com/openai/jukebox" office:target-frame-name="_blank" xlink:show="new" text:style-name="Internet_20_link" text:visited-style-name="Visited_20_Internet_20_Link"><text:span text:style-name="T29">Jukebox</text:span></text:a><text:span text:style-name="T11">, and </text:span><text:a xlink:type="simple" xlink:href="https://github.com/openai/CLIP" office:target-frame-name="_blank" xlink:show="new" text:style-name="Internet_20_link" text:visited-style-name="Visited_20_Internet_20_Link"><text:span text:style-name="T29">CLIP</text:span></text:a><text:span text:style-name="T11">.</text:span></text:p>
      <text:h text:style-name="P11" text:outline-level="2"><text:soft-page-break/><text:a xlink:type="simple" xlink:href="https://platform.openai.com/docs/models/continuous-model-upgrades" text:style-name="Internet_20_link" text:visited-style-name="Visited_20_Internet_20_Link"><text:span text:style-name="T7">Continuous model upgrades</text:span></text:a></text:h>
      <text:p text:style-name="P58"><text:span text:style-name="Source_20_Text"><text:span text:style-name="T21">gpt-3.5-turbo</text:span></text:span><text:span text:style-name="T11">, </text:span><text:span text:style-name="Source_20_Text"><text:span text:style-name="T21">gpt-4</text:span></text:span><text:span text:style-name="T11">, and </text:span><text:span text:style-name="Source_20_Text"><text:span text:style-name="T21">gpt-4-32k</text:span></text:span><text:span text:style-name="T11"> point to the latest model version. You can verify this by looking at the </text:span><text:a xlink:type="simple" xlink:href="https://platform.openai.com/docs/api-reference/chat/object" text:style-name="Internet_20_link" text:visited-style-name="Visited_20_Internet_20_Link"><text:span text:style-name="T29">response object</text:span></text:a><text:span text:style-name="T11"> after sending a request. The response will include the specific model version used (e.g. </text:span><text:span text:style-name="Source_20_Text"><text:span text:style-name="T21">gpt-3.5-turbo-0613</text:span></text:span><text:span text:style-name="T11">).</text:span></text:p>
      <text:p text:style-name="P56"><text:span text:style-name="T11">We also offer static model versions that developers can continue using for at least three months after an updated model has been introduced. With the new cadence of model updates, we are also giving people the ability to contribute evals to help us improve the model for different use cases. If you are interested, check out the </text:span><text:a xlink:type="simple" xlink:href="https://github.com/openai/evals" office:target-frame-name="_blank" xlink:show="new" text:style-name="Internet_20_link" text:visited-style-name="Visited_20_Internet_20_Link"><text:span text:style-name="T29">OpenAI Evals</text:span></text:a><text:span text:style-name="T11"> repository.</text:span></text:p>
      <text:p text:style-name="P58"><text:span text:style-name="T11">The following models are the temporary snapshots, which we have already announced the deprecation dates of along with their replacement. If you want to use the latest model version, use the standard model names like </text:span><text:span text:style-name="Source_20_Text"><text:span text:style-name="T21">gpt-4</text:span></text:span><text:span text:style-name="T11"> or </text:span><text:span text:style-name="Source_20_Text"><text:span text:style-name="T21">gpt-3.5-turbo</text:span></text:span><text:span text:style-name="T11">.</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MODEL NAME</text:p>
            </table:table-cell>
            <table:table-cell table:style-name="Table2.A1" office:value-type="string">
              <text:p text:style-name="P71">DISCONTINUATION DATE</text:p>
            </table:table-cell>
            <table:table-cell table:style-name="Table2.A1" office:value-type="string">
              <text:p text:style-name="P71">REPLACEMENT MODEL</text:p>
            </table:table-cell>
          </table:table-row>
        </table:table-header-rows>
        <table:table-row>
          <table:table-cell table:style-name="Table2.A2" office:value-type="string">
            <text:p text:style-name="Table_20_Contents"><text:span text:style-name="Source_20_Text">gpt-3.5-turbo-0613</text:span></text:p>
          </table:table-cell>
          <table:table-cell table:style-name="Table2.A2" office:value-type="string">
            <text:p text:style-name="Table_20_Contents">Jun 13, 2024</text:p>
          </table:table-cell>
          <table:table-cell table:style-name="Table2.A2" office:value-type="string">
            <text:p text:style-name="Table_20_Contents"><text:span text:style-name="Source_20_Text">gpt-3.5-turbo-1106</text:span></text:p>
          </table:table-cell>
        </table:table-row>
        <table:table-row>
          <table:table-cell table:style-name="Table2.A2" office:value-type="string">
            <text:p text:style-name="Table_20_Contents"><text:span text:style-name="Source_20_Text">gpt-3.5-turbo-0301</text:span></text:p>
          </table:table-cell>
          <table:table-cell table:style-name="Table2.A2" office:value-type="string">
            <text:p text:style-name="Table_20_Contents">Jun 13, 2024</text:p>
          </table:table-cell>
          <table:table-cell table:style-name="Table2.A2" office:value-type="string">
            <text:p text:style-name="Table_20_Contents"><text:span text:style-name="Source_20_Text">gpt-3.5-turbo-1106</text:span></text:p>
          </table:table-cell>
        </table:table-row>
        <table:table-row>
          <table:table-cell table:style-name="Table2.A2" office:value-type="string">
            <text:p text:style-name="Table_20_Contents"><text:span text:style-name="Source_20_Text">gpt-4-0314</text:span></text:p>
          </table:table-cell>
          <table:table-cell table:style-name="Table2.A2" office:value-type="string">
            <text:p text:style-name="Table_20_Contents">Jun 13, 2024</text:p>
          </table:table-cell>
          <table:table-cell table:style-name="Table2.A2" office:value-type="string">
            <text:p text:style-name="Table_20_Contents"><text:span text:style-name="Source_20_Text">gpt-4-0613</text:span></text:p>
          </table:table-cell>
        </table:table-row>
        <table:table-row>
          <table:table-cell table:style-name="Table2.A2" office:value-type="string">
            <text:p text:style-name="Table_20_Contents"><text:span text:style-name="Source_20_Text">gpt-4-32k-0314</text:span></text:p>
          </table:table-cell>
          <table:table-cell table:style-name="Table2.A2" office:value-type="string">
            <text:p text:style-name="Table_20_Contents">Jun 13, 2024</text:p>
          </table:table-cell>
          <table:table-cell table:style-name="Table2.A2" office:value-type="string">
            <text:p text:style-name="Table_20_Contents"><text:span text:style-name="Source_20_Text">gpt-4-32k-0613</text:span></text:p>
          </table:table-cell>
        </table:table-row>
      </table:table>
      <text:p text:style-name="P56"><text:span text:style-name="T11">Learn more about model deprecation on our </text:span><text:a xlink:type="simple" xlink:href="https://platform.openai.com/docs/deprecations" text:style-name="Internet_20_link" text:visited-style-name="Visited_20_Internet_20_Link"><text:span text:style-name="T29">deprecation page</text:span></text:a><text:span text:style-name="T11">.</text:span></text:p>
      <text:h text:style-name="P11" text:outline-level="2"><text:a xlink:type="simple" xlink:href="https://platform.openai.com/docs/models/gpt-4-and-gpt-4-turbo" text:style-name="Internet_20_link" text:visited-style-name="Visited_20_Internet_20_Link"><text:span text:style-name="T7">GPT-4 and GPT-4 Turbo</text:span></text:a></text:h>
      <text:p text:style-name="P58"><text:span text:style-name="T11">GPT-4 is a large multimodal model (accepting text or image inputs and outputting text) that can solve difficult problems with greater accuracy than any of our previous models, thanks to its broader general knowledge and advanced reasoning capabilities. GPT-4 is available in the OpenAI API to </text:span><text:a xlink:type="simple" xlink:href="https://help.openai.com/en/articles/7102672-how-can-i-access-gpt-4" office:target-frame-name="_blank" xlink:show="new" text:style-name="Internet_20_link" text:visited-style-name="Visited_20_Internet_20_Link"><text:span text:style-name="T29">paying customers</text:span></text:a><text:span text:style-name="T11">. Like </text:span><text:span text:style-name="Source_20_Text"><text:span text:style-name="T21">gpt-3.5-turbo</text:span></text:span><text:span text:style-name="T11">, GPT-4 is optimized for chat but works well for traditional completions tasks using the </text:span><text:a xlink:type="simple" xlink:href="https://platform.openai.com/docs/api-reference/chat" text:style-name="Internet_20_link" text:visited-style-name="Visited_20_Internet_20_Link"><text:span text:style-name="T29">Chat Completions API</text:span></text:a><text:span text:style-name="T11">. Learn how to use GPT-4 in our </text:span><text:a xlink:type="simple" xlink:href="https://platform.openai.com/docs/guides/text-generation" text:style-name="Internet_20_link" text:visited-style-name="Visited_20_Internet_20_Link"><text:span text:style-name="T29">GPT guide</text:span></text:a><text:span text:style-name="T11">.</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1">MODEL</text:p>
            </table:table-cell>
            <table:table-cell table:style-name="Table3.A1" office:value-type="string">
              <text:p text:style-name="P71">DESCRIPTION</text:p>
            </table:table-cell>
            <table:table-cell table:style-name="Table3.A1" office:value-type="string">
              <text:p text:style-name="P71">CONTEXT WINDOW</text:p>
            </table:table-cell>
            <table:table-cell table:style-name="Table3.A1" office:value-type="string">
              <text:p text:style-name="P71">TRAINING DATA</text:p>
            </table:table-cell>
          </table:table-row>
        </table:table-header-rows>
        <table:table-row>
          <table:table-cell table:style-name="Table3.A2" office:value-type="string">
            <text:p text:style-name="P62">gpt-4-1106-preview</text:p>
          </table:table-cell>
          <table:table-cell table:style-name="Table3.A2" office:value-type="string">
            <text:p text:style-name="P63">New</text:p>
            <text:p text:style-name="Table_20_Contents"> <text:span text:style-name="Strong_20_Emphasis">GPT-4 Turbo</text:span><text:line-break/>The latest GPT-4 model with improved instruction following, JSON mode, reproducible outputs, parallel <text:soft-page-break/>function calling, and more. Returns a maximum of 4,096 output tokens. This preview model is not yet suited for production traffic. <text:a xlink:type="simple" xlink:href="https://openai.com/blog/new-models-and-developer-products-announced-at-devday" office:target-frame-name="_blank" xlink:show="new" text:style-name="Internet_20_link" text:visited-style-name="Visited_20_Internet_20_Link"><text:span text:style-name="T49">Learn more</text:span></text:a>.</text:p>
          </table:table-cell>
          <table:table-cell table:style-name="Table3.A2" office:value-type="string">
            <text:p text:style-name="Table_20_Contents">128,000 tokens</text:p>
          </table:table-cell>
          <table:table-cell table:style-name="Table3.A2" office:value-type="string">
            <text:p text:style-name="Table_20_Contents">Up to Apr 2023</text:p>
          </table:table-cell>
        </table:table-row>
        <table:table-row>
          <table:table-cell table:style-name="Table3.A2" office:value-type="string">
            <text:p text:style-name="P62">gpt-4-vision-preview</text:p>
          </table:table-cell>
          <table:table-cell table:style-name="Table3.A2" office:value-type="string">
            <text:p text:style-name="P63">New</text:p>
            <text:p text:style-name="Table_20_Contents"> <text:span text:style-name="Strong_20_Emphasis">GPT-4 Turbo with vision</text:span><text:line-break/>Ability to understand images, in addition to all other GPT-4 Turbo capabilties. Returns a maximum of 4,096 output tokens. This is a preview model version and not suited yet for production traffic. <text:a xlink:type="simple" xlink:href="https://openai.com/blog/new-models-and-developer-products-announced-at-devday" office:target-frame-name="_blank" xlink:show="new" text:style-name="Internet_20_link" text:visited-style-name="Visited_20_Internet_20_Link"><text:span text:style-name="T49">Learn more</text:span></text:a>.</text:p>
          </table:table-cell>
          <table:table-cell table:style-name="Table3.A2" office:value-type="string">
            <text:p text:style-name="Table_20_Contents">128,000 tokens</text:p>
          </table:table-cell>
          <table:table-cell table:style-name="Table3.A2" office:value-type="string">
            <text:p text:style-name="Table_20_Contents">Up to Apr 2023</text:p>
          </table:table-cell>
        </table:table-row>
        <table:table-row>
          <table:table-cell table:style-name="Table3.A2" office:value-type="string">
            <text:p text:style-name="P62">gpt-4</text:p>
          </table:table-cell>
          <table:table-cell table:style-name="Table3.A2" office:value-type="string">
            <text:p text:style-name="Table_20_Contents">Currently points to <text:span text:style-name="Source_20_Text">gpt-4-0613</text:span>. See <text:a xlink:type="simple" xlink:href="https://platform.openai.com/docs/models/continuous-model-upgrades" text:style-name="Internet_20_link" text:visited-style-name="Visited_20_Internet_20_Link"><text:span text:style-name="T49">continuous model upgrades</text:span></text:a>.</text:p>
          </table:table-cell>
          <table:table-cell table:style-name="Table3.A2" office:value-type="string">
            <text:p text:style-name="Table_20_Contents">8,192 tokens</text:p>
          </table:table-cell>
          <table:table-cell table:style-name="Table3.A2" office:value-type="string">
            <text:p text:style-name="Table_20_Contents">Up to Sep 2021</text:p>
          </table:table-cell>
        </table:table-row>
        <table:table-row>
          <table:table-cell table:style-name="Table3.A2" office:value-type="string">
            <text:p text:style-name="P62">gpt-4-32k</text:p>
          </table:table-cell>
          <table:table-cell table:style-name="Table3.A2" office:value-type="string">
            <text:p text:style-name="Table_20_Contents">Currently points to <text:span text:style-name="Source_20_Text">gpt-4-32k-0613</text:span>. See <text:a xlink:type="simple" xlink:href="https://platform.openai.com/docs/models/continuous-model-upgrades" text:style-name="Internet_20_link" text:visited-style-name="Visited_20_Internet_20_Link"><text:span text:style-name="T49">continuous model upgrades</text:span></text:a>.</text:p>
          </table:table-cell>
          <table:table-cell table:style-name="Table3.A2" office:value-type="string">
            <text:p text:style-name="Table_20_Contents">32,768 tokens</text:p>
          </table:table-cell>
          <table:table-cell table:style-name="Table3.A2" office:value-type="string">
            <text:p text:style-name="Table_20_Contents">Up to Sep 2021</text:p>
          </table:table-cell>
        </table:table-row>
        <table:table-row>
          <table:table-cell table:style-name="Table3.A2" office:value-type="string">
            <text:p text:style-name="P62">gpt-4-0613</text:p>
          </table:table-cell>
          <table:table-cell table:style-name="Table3.A2" office:value-type="string">
            <text:p text:style-name="Table_20_Contents">Snapshot of <text:span text:style-name="Source_20_Text">gpt-4</text:span> from June 13th 2023 with improved function calling support.</text:p>
          </table:table-cell>
          <table:table-cell table:style-name="Table3.A2" office:value-type="string">
            <text:p text:style-name="Table_20_Contents">8,192 tokens</text:p>
          </table:table-cell>
          <table:table-cell table:style-name="Table3.A2" office:value-type="string">
            <text:p text:style-name="Table_20_Contents">Up to Sep 2021</text:p>
          </table:table-cell>
        </table:table-row>
        <table:table-row>
          <table:table-cell table:style-name="Table3.A2" office:value-type="string">
            <text:p text:style-name="P62">gpt-4-32k-0613</text:p>
          </table:table-cell>
          <table:table-cell table:style-name="Table3.A2" office:value-type="string">
            <text:p text:style-name="Table_20_Contents">Snapshot of <text:span text:style-name="Source_20_Text">gpt-4-32k</text:span> from June 13th 2023 with improved function calling support.</text:p>
          </table:table-cell>
          <table:table-cell table:style-name="Table3.A2" office:value-type="string">
            <text:p text:style-name="Table_20_Contents">32,768 tokens</text:p>
          </table:table-cell>
          <table:table-cell table:style-name="Table3.A2" office:value-type="string">
            <text:p text:style-name="Table_20_Contents">Up to Sep 2021</text:p>
          </table:table-cell>
        </table:table-row>
        <table:table-row>
          <table:table-cell table:style-name="Table3.A2" office:value-type="string">
            <text:p text:style-name="P62">gpt-4-0314</text:p>
          </table:table-cell>
          <table:table-cell table:style-name="Table3.A2" office:value-type="string">
            <text:p text:style-name="P64">Legacy</text:p>
            <text:p text:style-name="Table_20_Contents"> Snapshot of <text:span text:style-name="Source_20_Text">gpt-4</text:span> from March 14th 2023 with function calling support. This model version will be <text:a xlink:type="simple" xlink:href="https://platform.openai.com/docs/deprecations/2023-06-13-updated-chat-models" text:style-name="Internet_20_link" text:visited-style-name="Visited_20_Internet_20_Link"><text:span text:style-name="T49">deprecated</text:span></text:a> on June 13th 2024.</text:p>
          </table:table-cell>
          <table:table-cell table:style-name="Table3.A2" office:value-type="string">
            <text:p text:style-name="Table_20_Contents">8,192 tokens</text:p>
          </table:table-cell>
          <table:table-cell table:style-name="Table3.A2" office:value-type="string">
            <text:p text:style-name="Table_20_Contents">Up to Sep 2021</text:p>
          </table:table-cell>
        </table:table-row>
        <table:table-row>
          <table:table-cell table:style-name="Table3.A2" office:value-type="string">
            <text:p text:style-name="P62">gpt-4-32k-0314</text:p>
          </table:table-cell>
          <table:table-cell table:style-name="Table3.A2" office:value-type="string">
            <text:p text:style-name="P64">Legacy</text:p>
            <text:p text:style-name="Table_20_Contents"> Snapshot of <text:span text:style-name="Source_20_Text">gpt-4-32k</text:span> from March 14th 2023 with function calling support. This model version will be <text:a xlink:type="simple" xlink:href="https://platform.openai.com/docs/deprecations/2023-06-13-updated-chat-models" text:style-name="Internet_20_link" text:visited-style-name="Visited_20_Internet_20_Link"><text:span text:style-name="T49">deprecated</text:span></text:a> on June 13th 2024.</text:p>
          </table:table-cell>
          <table:table-cell table:style-name="Table3.A2" office:value-type="string">
            <text:p text:style-name="Table_20_Contents">32,768 tokens</text:p>
          </table:table-cell>
          <table:table-cell table:style-name="Table3.A2" office:value-type="string">
            <text:p text:style-name="Table_20_Contents">Up to Sep 2021</text:p>
          </table:table-cell>
        </table:table-row>
      </table:table>
      <text:p text:style-name="P19">For many basic tasks, the difference between GPT-4 and GPT-3.5 models is not significant. However, in more complex reasoning situations, GPT-4 is much more capable than any of our previous models.</text:p>
      <text:h text:style-name="P14" text:outline-level="4"><text:a xlink:type="simple" xlink:href="https://platform.openai.com/docs/models/multilingual-capabilities" text:style-name="Internet_20_link" text:visited-style-name="Visited_20_Internet_20_Link"><text:span text:style-name="T9">Multilingual capabilities</text:span></text:a></text:h>
      <text:p text:style-name="P56"><text:span text:style-name="T11">GPT-4 </text:span><text:a xlink:type="simple" xlink:href="https://cdn.openai.com/papers/gpt-4.pdf" office:target-frame-name="_blank" xlink:show="new" text:style-name="Internet_20_link" text:visited-style-name="Visited_20_Internet_20_Link"><text:span text:style-name="T29">outperforms both previous large language models</text:span></text:a><text:span text:style-name="T11"> and as of 2023, most state-of-the-art systems (which often have benchmark-specific training or hand-engineering). On the MMLU benchmark, an English-language suite of multiple-choice questions covering 57 subjects, GPT-4 not only outperforms existing models by a considerable margin in English, but also demonstrates strong performance in other languages.</text:span></text:p>
      <text:h text:style-name="P11" text:outline-level="2"><text:soft-page-break/><text:a xlink:type="simple" xlink:href="https://platform.openai.com/docs/models/gpt-3-5" text:style-name="Internet_20_link" text:visited-style-name="Visited_20_Internet_20_Link"><text:span text:style-name="T7">GPT-3.5</text:span></text:a></text:h>
      <text:p text:style-name="P58"><text:span text:style-name="T11">GPT-3.5 models can understand and generate natural language or code. Our most capable and cost effective model in the GPT-3.5 family is </text:span><text:span text:style-name="Source_20_Text"><text:span text:style-name="T21">gpt-3.5-turbo</text:span></text:span><text:span text:style-name="T11"> which has been optimized for chat using the </text:span><text:a xlink:type="simple" xlink:href="https://platform.openai.com/docs/api-reference/chat" text:style-name="Internet_20_link" text:visited-style-name="Visited_20_Internet_20_Link"><text:span text:style-name="T29">Chat Completions API</text:span></text:a><text:span text:style-name="T11"> but works well for traditional completions tasks as well.</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71">MODEL</text:p>
            </table:table-cell>
            <table:table-cell table:style-name="Table4.A1" office:value-type="string">
              <text:p text:style-name="P71">DESCRIPTION</text:p>
            </table:table-cell>
            <table:table-cell table:style-name="Table4.A1" office:value-type="string">
              <text:p text:style-name="P71">CONTEXT WINDOW</text:p>
            </table:table-cell>
            <table:table-cell table:style-name="Table4.A1" office:value-type="string">
              <text:p text:style-name="P71">TRAINING DATA</text:p>
            </table:table-cell>
          </table:table-row>
        </table:table-header-rows>
        <table:table-row>
          <table:table-cell table:style-name="Table4.A2" office:value-type="string">
            <text:p text:style-name="P62">gpt-3.5-turbo-1106</text:p>
          </table:table-cell>
          <table:table-cell table:style-name="Table4.A2" office:value-type="string">
            <text:p text:style-name="P63">New</text:p>
            <text:p text:style-name="Table_20_Contents"> <text:span text:style-name="Strong_20_Emphasis">Updated GPT 3.5 Turbo</text:span><text:line-break/>The latest GPT-3.5 Turbo model with improved instruction following, JSON mode, reproducible outputs, parallel function calling, and more. Returns a maximum of 4,096 output tokens. <text:a xlink:type="simple" xlink:href="https://openai.com/blog/new-models-and-developer-products-announced-at-devday" office:target-frame-name="_blank" xlink:show="new" text:style-name="Internet_20_link" text:visited-style-name="Visited_20_Internet_20_Link"><text:span text:style-name="T49">Learn more</text:span></text:a>.</text:p>
          </table:table-cell>
          <table:table-cell table:style-name="Table4.A2" office:value-type="string">
            <text:p text:style-name="Table_20_Contents">16,385 tokens</text:p>
          </table:table-cell>
          <table:table-cell table:style-name="Table4.A2" office:value-type="string">
            <text:p text:style-name="Table_20_Contents">Up to Sep 2021</text:p>
          </table:table-cell>
        </table:table-row>
        <table:table-row>
          <table:table-cell table:style-name="Table4.A2" office:value-type="string">
            <text:p text:style-name="P62">gpt-3.5-turbo</text:p>
          </table:table-cell>
          <table:table-cell table:style-name="Table4.A2" office:value-type="string">
            <text:p text:style-name="Table_20_Contents">Currently points to <text:span text:style-name="Source_20_Text">gpt-3.5-turbo-0613</text:span>.</text:p>
          </table:table-cell>
          <table:table-cell table:style-name="Table4.A2" office:value-type="string">
            <text:p text:style-name="Table_20_Contents">4,096 tokens</text:p>
          </table:table-cell>
          <table:table-cell table:style-name="Table4.A2" office:value-type="string">
            <text:p text:style-name="Table_20_Contents">Up to Sep 2021</text:p>
          </table:table-cell>
        </table:table-row>
        <table:table-row>
          <table:table-cell table:style-name="Table4.A2" office:value-type="string">
            <text:p text:style-name="P62">gpt-3.5-turbo-16k</text:p>
          </table:table-cell>
          <table:table-cell table:style-name="Table4.A2" office:value-type="string">
            <text:p text:style-name="Table_20_Contents">Currently points to <text:span text:style-name="Source_20_Text">gpt-3.5-turbo-0613</text:span>.</text:p>
          </table:table-cell>
          <table:table-cell table:style-name="Table4.A2" office:value-type="string">
            <text:p text:style-name="Table_20_Contents">16,385 tokens</text:p>
          </table:table-cell>
          <table:table-cell table:style-name="Table4.A2" office:value-type="string">
            <text:p text:style-name="Table_20_Contents">Up to Sep 2021</text:p>
          </table:table-cell>
        </table:table-row>
        <table:table-row>
          <table:table-cell table:style-name="Table4.A2" office:value-type="string">
            <text:p text:style-name="P62">gpt-3.5-turbo-instruct</text:p>
          </table:table-cell>
          <table:table-cell table:style-name="Table4.A2" office:value-type="string">
            <text:p text:style-name="Table_20_Contents">Similar capabilities as GPT-3 era models. Compatible with legacy Completions endpoint and not Chat Completions.</text:p>
          </table:table-cell>
          <table:table-cell table:style-name="Table4.A2" office:value-type="string">
            <text:p text:style-name="Table_20_Contents">4,096 tokens</text:p>
          </table:table-cell>
          <table:table-cell table:style-name="Table4.A2" office:value-type="string">
            <text:p text:style-name="Table_20_Contents">Up to Sep 2021</text:p>
          </table:table-cell>
        </table:table-row>
        <table:table-row>
          <table:table-cell table:style-name="Table4.A2" office:value-type="string">
            <text:p text:style-name="P62">gpt-3.5-turbo-0613</text:p>
          </table:table-cell>
          <table:table-cell table:style-name="Table4.A2" office:value-type="string">
            <text:p text:style-name="P64">Legacy</text:p>
            <text:p text:style-name="Table_20_Contents"> Snapshot of <text:span text:style-name="Source_20_Text">gpt-3.5-turbo</text:span> from June 13th 2023. Will be <text:a xlink:type="simple" xlink:href="https://platform.openai.com/docs/deprecations/2023-10-06-chat-model-updates" text:style-name="Internet_20_link" text:visited-style-name="Visited_20_Internet_20_Link"><text:span text:style-name="T49">deprecated</text:span></text:a> on June 13, 2024.</text:p>
          </table:table-cell>
          <table:table-cell table:style-name="Table4.A2" office:value-type="string">
            <text:p text:style-name="Table_20_Contents">4,096 tokens</text:p>
          </table:table-cell>
          <table:table-cell table:style-name="Table4.A2" office:value-type="string">
            <text:p text:style-name="Table_20_Contents">Up to Sep 2021</text:p>
          </table:table-cell>
        </table:table-row>
        <table:table-row>
          <table:table-cell table:style-name="Table4.A2" office:value-type="string">
            <text:p text:style-name="P62">gpt-3.5-turbo-16k-0613</text:p>
          </table:table-cell>
          <table:table-cell table:style-name="Table4.A2" office:value-type="string">
            <text:p text:style-name="P64">Legacy</text:p>
            <text:p text:style-name="Table_20_Contents"> Snapshot of <text:span text:style-name="Source_20_Text">gpt-3.5-16k-turbo</text:span> from June 13th 2023. Will be <text:a xlink:type="simple" xlink:href="https://platform.openai.com/docs/deprecations/2023-10-06-chat-model-updates" text:style-name="Internet_20_link" text:visited-style-name="Visited_20_Internet_20_Link"><text:span text:style-name="T49">deprecated</text:span></text:a> on June 13, 2024.</text:p>
          </table:table-cell>
          <table:table-cell table:style-name="Table4.A2" office:value-type="string">
            <text:p text:style-name="Table_20_Contents">16,385 tokens</text:p>
          </table:table-cell>
          <table:table-cell table:style-name="Table4.A2" office:value-type="string">
            <text:p text:style-name="Table_20_Contents">Up to Sep 2021</text:p>
          </table:table-cell>
        </table:table-row>
        <table:table-row>
          <table:table-cell table:style-name="Table4.A2" office:value-type="string">
            <text:p text:style-name="P62">gpt-3.5-turbo-0301</text:p>
          </table:table-cell>
          <table:table-cell table:style-name="Table4.A2" office:value-type="string">
            <text:p text:style-name="P64">Legacy</text:p>
            <text:p text:style-name="Table_20_Contents"> Snapshot of <text:span text:style-name="Source_20_Text">gpt-3.5-turbo</text:span> from March 1st 2023. Will be <text:a xlink:type="simple" xlink:href="https://platform.openai.com/docs/deprecations/2023-10-06-chat-model-updates" text:style-name="Internet_20_link" text:visited-style-name="Visited_20_Internet_20_Link"><text:span text:style-name="T49">deprecated</text:span></text:a> on June 13th 2024.</text:p>
          </table:table-cell>
          <table:table-cell table:style-name="Table4.A2" office:value-type="string">
            <text:p text:style-name="Table_20_Contents">4,096 tokens</text:p>
          </table:table-cell>
          <table:table-cell table:style-name="Table4.A2" office:value-type="string">
            <text:p text:style-name="Table_20_Contents">Up to Sep 2021</text:p>
          </table:table-cell>
        </table:table-row>
      </table:table>
      <text:p text:style-name="P58"><text:span text:style-name="T11">We recommend using </text:span><text:span text:style-name="Source_20_Text"><text:span text:style-name="T21">gpt-3.5-turbo</text:span></text:span><text:span text:style-name="T11"> over the other GPT-3.5 models because of its lower cost and improved performance.</text:span></text:p>
      <text:h text:style-name="P11" text:outline-level="2"><text:a xlink:type="simple" xlink:href="https://platform.openai.com/docs/models/dall-e" text:style-name="Internet_20_link" text:visited-style-name="Visited_20_Internet_20_Link"><text:span text:style-name="T7">DALL·E</text:span></text:a></text:h>
      <text:p text:style-name="P19">DALL·E is a AI system that can create realistic images and art from a description in natural language. DALL·E 3 currently supports the ability, given a prompt, to create a new image with a specific size. DALL·E 2 also support the ability to edit an existing image, or create variations of a user provided image.</text:p>
      <text:p text:style-name="P56"><text:a xlink:type="simple" xlink:href="https://openai.com/dall-e-3" office:target-frame-name="_blank" xlink:show="new" text:style-name="Internet_20_link" text:visited-style-name="Visited_20_Internet_20_Link"><text:span text:style-name="T29">DALL·E 3</text:span></text:a><text:span text:style-name="T11"> is available through our </text:span><text:a xlink:type="simple" xlink:href="https://platform.openai.com/docs/guides/images/introduction" text:style-name="Internet_20_link" text:visited-style-name="Visited_20_Internet_20_Link"><text:span text:style-name="T29">Images API</text:span></text:a><text:span text:style-name="T11"> along with </text:span><text:a xlink:type="simple" xlink:href="https://openai.com/blog/dall-e-api-now-available-in-public-beta" office:target-frame-name="_blank" xlink:show="new" text:style-name="Internet_20_link" text:visited-style-name="Visited_20_Internet_20_Link"><text:span text:style-name="T29">DALL·E 2</text:span></text:a><text:span text:style-name="T11">. You can try DALL·E 3 through </text:span><text:a xlink:type="simple" xlink:href="https://chat.openai.com/" office:target-frame-name="_blank" xlink:show="new" text:style-name="Internet_20_link" text:visited-style-name="Visited_20_Internet_20_Link"><text:span text:style-name="T29">ChatGPT Plus</text:span></text:a><text:span text:style-name="T11">.</text:span></text:p>
      <table:table table:name="Table5" table:style-name="Table5">
        <table:table-column table:style-name="Table5.A"/>
        <table:table-column table:style-name="Table5.B"/>
        <table:table-header-rows>
          <text:soft-page-break/>
          <table:table-row>
            <table:table-cell table:style-name="Table5.A1" office:value-type="string">
              <text:p text:style-name="P71">MODEL</text:p>
            </table:table-cell>
            <table:table-cell table:style-name="Table5.A1" office:value-type="string">
              <text:p text:style-name="P71">DESCRIPTION</text:p>
            </table:table-cell>
          </table:table-row>
        </table:table-header-rows>
        <table:table-row>
          <table:table-cell table:style-name="Table5.A2" office:value-type="string">
            <text:p text:style-name="Table_20_Contents"><text:span text:style-name="Source_20_Text"><text:span text:style-name="T51">dall-e-3</text:span></text:span></text:p>
          </table:table-cell>
          <table:table-cell table:style-name="Table5.A2" office:value-type="string">
            <text:p text:style-name="P63">New</text:p>
            <text:p text:style-name="Table_20_Contents"> <text:span text:style-name="Strong_20_Emphasis">DALL·E 3</text:span><text:line-break/>The latest DALL·E model released in Nov 2023. <text:a xlink:type="simple" xlink:href="https://openai.com/blog/new-models-and-developer-products-announced-at-devday" office:target-frame-name="_blank" xlink:show="new" text:style-name="Internet_20_link" text:visited-style-name="Visited_20_Internet_20_Link"><text:span text:style-name="T49">Learn more</text:span></text:a>.</text:p>
          </table:table-cell>
        </table:table-row>
        <table:table-row>
          <table:table-cell table:style-name="Table5.A2" office:value-type="string">
            <text:p text:style-name="Table_20_Contents"><text:span text:style-name="Source_20_Text"><text:span text:style-name="T51">dall-e-2</text:span></text:span></text:p>
          </table:table-cell>
          <table:table-cell table:style-name="Table5.A2" office:value-type="string">
            <text:p text:style-name="Table_20_Contents">The previous DALL·E model released in Nov 2022. The 2nd iteration of DALL·E with more realistic, accurate, and 4x greater resolution images than the original model.</text:p>
          </table:table-cell>
        </table:table-row>
      </table:table>
      <text:h text:style-name="P11" text:outline-level="2"><text:a xlink:type="simple" xlink:href="https://platform.openai.com/docs/models/tts" text:style-name="Internet_20_link" text:visited-style-name="Visited_20_Internet_20_Link"><text:span text:style-name="T7">TTS</text:span></text:a></text:h>
      <text:p text:style-name="P58"><text:span text:style-name="T11">TTS is an AI model that converts text to natural sounding spoken text. We offer two different model variates, </text:span><text:span text:style-name="Source_20_Text"><text:span text:style-name="T21">tts-1</text:span></text:span><text:span text:style-name="T11"> is optimized for real time text to speech use cases and </text:span><text:span text:style-name="Source_20_Text"><text:span text:style-name="T21">tts-1-hd</text:span></text:span><text:span text:style-name="T11"> is optimized for quality. These models can be used with the </text:span><text:a xlink:type="simple" xlink:href="https://platform.openai.com/docs/guides/text-to-speech" text:style-name="Internet_20_link" text:visited-style-name="Visited_20_Internet_20_Link"><text:span text:style-name="T29">Speech endpoint in the Audio API</text:span></text:a><text:span text:style-name="T11">.</text:span></text:p>
      <table:table table:name="Table6" table:style-name="Table6">
        <table:table-column table:style-name="Table6.A"/>
        <table:table-column table:style-name="Table6.B"/>
        <table:table-header-rows>
          <table:table-row>
            <table:table-cell table:style-name="Table6.A1" office:value-type="string">
              <text:p text:style-name="P71">MODEL</text:p>
            </table:table-cell>
            <table:table-cell table:style-name="Table6.A1" office:value-type="string">
              <text:p text:style-name="P71">DESCRIPTION</text:p>
            </table:table-cell>
          </table:table-row>
        </table:table-header-rows>
        <table:table-row>
          <table:table-cell table:style-name="Table6.A2" office:value-type="string">
            <text:p text:style-name="Table_20_Contents"><text:span text:style-name="Source_20_Text"><text:span text:style-name="T51">tts-1</text:span></text:span></text:p>
          </table:table-cell>
          <table:table-cell table:style-name="Table6.A2" office:value-type="string">
            <text:p text:style-name="P63">New</text:p>
            <text:p text:style-name="Table_20_Contents"> <text:span text:style-name="Strong_20_Emphasis">Text-to-speech 1</text:span><text:line-break/>The latest text to speech model, optimized for speed.</text:p>
          </table:table-cell>
        </table:table-row>
        <table:table-row>
          <table:table-cell table:style-name="Table6.A2" office:value-type="string">
            <text:p text:style-name="Table_20_Contents"><text:span text:style-name="Source_20_Text"><text:span text:style-name="T51">tts-1-hd</text:span></text:span></text:p>
          </table:table-cell>
          <table:table-cell table:style-name="Table6.A2" office:value-type="string">
            <text:p text:style-name="P63">New</text:p>
            <text:p text:style-name="Table_20_Contents"> <text:span text:style-name="Strong_20_Emphasis">Text-to-speech 1 HD</text:span><text:line-break/>The latest text to speech model, optimized for quality.</text:p>
          </table:table-cell>
        </table:table-row>
      </table:table>
      <text:h text:style-name="P11" text:outline-level="2"><text:a xlink:type="simple" xlink:href="https://platform.openai.com/docs/models/whisper" text:style-name="Internet_20_link" text:visited-style-name="Visited_20_Internet_20_Link"><text:span text:style-name="T7">Whisper</text:span></text:a></text:h>
      <text:p text:style-name="P58"><text:span text:style-name="T11">Whisper is a general-purpose speech recognition model. It is trained on a large dataset of diverse audio and is also a multi-task model that can perform multilingual speech recognition as well as speech translation and language identification. The Whisper v2-large model is currently available through our API with the </text:span><text:span text:style-name="Source_20_Text"><text:span text:style-name="T21">whisper-1</text:span></text:span><text:span text:style-name="T11"> model name.</text:span></text:p>
      <text:p text:style-name="P56"><text:span text:style-name="T11">Currently, there is no difference between the </text:span><text:a xlink:type="simple" xlink:href="https://github.com/openai/whisper" office:target-frame-name="_blank" xlink:show="new" text:style-name="Internet_20_link" text:visited-style-name="Visited_20_Internet_20_Link"><text:span text:style-name="T29">open source version of Whisper</text:span></text:a><text:span text:style-name="T11"> and the version available through our API. However, </text:span><text:a xlink:type="simple" xlink:href="https://platform.openai.com/docs/guides/speech-to-text" text:style-name="Internet_20_link" text:visited-style-name="Visited_20_Internet_20_Link"><text:span text:style-name="T29">through our API</text:span></text:a><text:span text:style-name="T11">, we offer an optimized inference process which makes running Whisper through our API much faster than doing it through other means. For more technical details on Whisper, you can </text:span><text:a xlink:type="simple" xlink:href="https://arxiv.org/abs/2212.04356" office:target-frame-name="_blank" xlink:show="new" text:style-name="Internet_20_link" text:visited-style-name="Visited_20_Internet_20_Link"><text:span text:style-name="T29">read the paper</text:span></text:a><text:span text:style-name="T11">.</text:span></text:p>
      <text:h text:style-name="P11" text:outline-level="2"><text:a xlink:type="simple" xlink:href="https://platform.openai.com/docs/models/embeddings" text:style-name="Internet_20_link" text:visited-style-name="Visited_20_Internet_20_Link"><text:span text:style-name="T7">Embeddings</text:span></text:a></text:h>
      <text:p text:style-name="P58"><text:span text:style-name="T11">Embeddings are a numerical representation of text that can be used to measure the relatedness between two pieces of text. Our second generation embedding model, </text:span><text:span text:style-name="Source_20_Text"><text:span text:style-name="T21">text-embedding-ada-002</text:span></text:span><text:span text:style-name="T11"> is a designed to replace the previous 16 first-generation embedding models at a fraction of the cost. Embeddings are useful for search, clustering, recommendations, anomaly detection, and classification tasks. </text:span><text:soft-page-break/><text:span text:style-name="T11">You can read more about our latest embedding model in the </text:span><text:a xlink:type="simple" xlink:href="https://openai.com/blog/new-and-improved-embedding-model" office:target-frame-name="_blank" xlink:show="new" text:style-name="Internet_20_link" text:visited-style-name="Visited_20_Internet_20_Link"><text:span text:style-name="T29">announcement blog post</text:span></text:a><text:span text:style-name="T11">.</text:span></text:p>
      <text:p text:style-name="Horizontal_20_Line"/>
      <text:h text:style-name="P11" text:outline-level="2"><text:a xlink:type="simple" xlink:href="https://platform.openai.com/docs/models/moderation" text:style-name="Internet_20_link" text:visited-style-name="Visited_20_Internet_20_Link"><text:span text:style-name="T7">Moderation</text:span></text:a></text:h>
      <text:p text:style-name="P56"><text:span text:style-name="T11">The Moderation models are designed to check whether content complies with OpenAI's </text:span><text:a xlink:type="simple" xlink:href="https://openai.com/policies/usage-policies" office:target-frame-name="_blank" xlink:show="new" text:style-name="Internet_20_link" text:visited-style-name="Visited_20_Internet_20_Link"><text:span text:style-name="T29">usage policies</text:span></text:a><text:span text:style-name="T11">. The models provide classification capabilities that look for content in the following categories: hate, hate/threatening, self-harm, sexual, sexual/minors, violence, and violence/graphic. You can find out more in our </text:span><text:a xlink:type="simple" xlink:href="https://platform.openai.com/docs/guides/moderation/overview" text:style-name="Internet_20_link" text:visited-style-name="Visited_20_Internet_20_Link"><text:span text:style-name="T29">moderation guide</text:span></text:a><text:span text:style-name="T11">.</text:span></text:p>
      <text:p text:style-name="P19">Moderation models take in an arbitrary sized input that is automatically broken up into chunks of 4,096 tokens. In cases where the input is more than 32,768 tokens, truncation is used which in a rare condition may omit a small number of tokens from the moderation check.</text:p>
      <text:p text:style-name="P19">The final results from each request to the moderation endpoint shows the maximum value on a per category basis. For example, if one chunk of 4K tokens had a category score of 0.9901 and the other had a score of 0.1901, the results would show 0.9901 in the API response since it is higher.</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1">MODEL</text:p>
            </table:table-cell>
            <table:table-cell table:style-name="Table7.A1" office:value-type="string">
              <text:p text:style-name="P71">DESCRIPTION</text:p>
            </table:table-cell>
            <table:table-cell table:style-name="Table7.A1" office:value-type="string">
              <text:p text:style-name="P71">MAX TOKENS</text:p>
            </table:table-cell>
          </table:table-row>
        </table:table-header-rows>
        <table:table-row>
          <table:table-cell table:style-name="Table7.A2" office:value-type="string">
            <text:p text:style-name="P62">text-moderation-latest</text:p>
          </table:table-cell>
          <table:table-cell table:style-name="Table7.A2" office:value-type="string">
            <text:p text:style-name="Table_20_Contents">Most capable moderation model. Accuracy will be slightly higher than the stable model.</text:p>
          </table:table-cell>
          <table:table-cell table:style-name="Table7.A2" office:value-type="string">
            <text:p text:style-name="Table_20_Contents">32,768</text:p>
          </table:table-cell>
        </table:table-row>
        <table:table-row>
          <table:table-cell table:style-name="Table7.A2" office:value-type="string">
            <text:p text:style-name="P62">text-moderation-stable</text:p>
          </table:table-cell>
          <table:table-cell table:style-name="Table7.A2" office:value-type="string">
            <text:p text:style-name="Table_20_Contents">Almost as capable as the latest model, but slightly older.</text:p>
          </table:table-cell>
          <table:table-cell table:style-name="Table7.A2" office:value-type="string">
            <text:p text:style-name="Table_20_Contents">32,768</text:p>
          </table:table-cell>
        </table:table-row>
      </table:table>
      <text:h text:style-name="P11" text:outline-level="2"><text:a xlink:type="simple" xlink:href="https://platform.openai.com/docs/models/gpt-base" text:style-name="Internet_20_link" text:visited-style-name="Visited_20_Internet_20_Link"><text:span text:style-name="T7">GPT base</text:span></text:a></text:h>
      <text:p text:style-name="P19">GPT base models can understand and generate natural language or code but are not trained with instruction following. These models are made to be replacements for our original GPT-3 base models and use the legacy Completions API. Most customers should use GPT-3.5 or GPT-4.</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71">MODEL</text:p>
            </table:table-cell>
            <table:table-cell table:style-name="Table8.A1" office:value-type="string">
              <text:p text:style-name="P71">DESCRIPTION</text:p>
            </table:table-cell>
            <table:table-cell table:style-name="Table8.A1" office:value-type="string">
              <text:p text:style-name="P71">MAX TOKENS</text:p>
            </table:table-cell>
            <table:table-cell table:style-name="Table8.A1" office:value-type="string">
              <text:p text:style-name="P71">TRAINING DATA</text:p>
            </table:table-cell>
          </table:table-row>
        </table:table-header-rows>
        <table:table-row>
          <table:table-cell table:style-name="Table8.A2" office:value-type="string">
            <text:p text:style-name="Table_20_Contents"><text:span text:style-name="Source_20_Text"><text:span text:style-name="T51">babbage-002</text:span></text:span></text:p>
          </table:table-cell>
          <table:table-cell table:style-name="Table8.A2" office:value-type="string">
            <text:p text:style-name="Table_20_Contents">Replacement for the GPT-3 <text:span text:style-name="Source_20_Text">ada</text:span> and <text:span text:style-name="Source_20_Text">babbage</text:span> base models.</text:p>
          </table:table-cell>
          <table:table-cell table:style-name="Table8.A2" office:value-type="string">
            <text:p text:style-name="Table_20_Contents">16,384 tokens</text:p>
          </table:table-cell>
          <table:table-cell table:style-name="Table8.A2" office:value-type="string">
            <text:p text:style-name="Table_20_Contents">Up to Sep 2021</text:p>
          </table:table-cell>
        </table:table-row>
        <table:table-row>
          <table:table-cell table:style-name="Table8.A2" office:value-type="string">
            <text:p text:style-name="Table_20_Contents"><text:span text:style-name="Source_20_Text"><text:span text:style-name="T51">davinci-002</text:span></text:span></text:p>
          </table:table-cell>
          <table:table-cell table:style-name="Table8.A2" office:value-type="string">
            <text:p text:style-name="Table_20_Contents">Replacement for the GPT-3 <text:span text:style-name="Source_20_Text">curie</text:span> and <text:span text:style-name="Source_20_Text">davinci</text:span> base models.</text:p>
          </table:table-cell>
          <table:table-cell table:style-name="Table8.A2" office:value-type="string">
            <text:p text:style-name="Table_20_Contents">16,384 tokens</text:p>
          </table:table-cell>
          <table:table-cell table:style-name="Table8.A2" office:value-type="string">
            <text:p text:style-name="Table_20_Contents">Up to Sep 2021</text:p>
          </table:table-cell>
        </table:table-row>
      </table:table>
      <text:h text:style-name="P11" text:outline-level="2"><text:soft-page-break/><text:a xlink:type="simple" xlink:href="https://platform.openai.com/docs/models/how-we-use-your-data" text:style-name="Internet_20_link" text:visited-style-name="Visited_20_Internet_20_Link"><text:span text:style-name="T7">How we use your data</text:span></text:a></text:h>
      <text:p text:style-name="P19">Your data is your data.</text:p>
      <text:p text:style-name="P56"><text:span text:style-name="T11">As of March 1, 2023, data sent to the OpenAI API will not be used to train or improve OpenAI models (unless you explicitly </text:span><text:a xlink:type="simple" xlink:href="https://docs.google.com/forms/d/e/1FAIpQLSevgtKyiSWIOj6CV6XWBHl1daPZSOcIWzcUYUXQ1xttjBgDpA/viewform" office:target-frame-name="_blank" xlink:show="new" text:style-name="Internet_20_link" text:visited-style-name="Visited_20_Internet_20_Link"><text:span text:style-name="T29">opt in</text:span></text:a><text:span text:style-name="T11">). One advantage to opting in is that the models may get better at your use case over time.</text:span></text:p>
      <text:p text:style-name="P19">To help identify abuse, API data may be retained for up to 30 days, after which it will be deleted (unless otherwise required by law). For trusted customers with sensitive applications, zero data retention may be available. With zero data retention, request and response bodies are not persisted to any logging mechanism and exist only in memory in order to serve the request.</text:p>
      <text:p text:style-name="P56"><text:span text:style-name="T11">Note that this data policy does not apply to OpenAI's non-API consumer services like </text:span><text:a xlink:type="simple" xlink:href="https://chat.openai.com/" office:target-frame-name="_blank" xlink:show="new" text:style-name="Internet_20_link" text:visited-style-name="Visited_20_Internet_20_Link"><text:span text:style-name="T29">ChatGPT</text:span></text:a><text:span text:style-name="T11"> or </text:span><text:a xlink:type="simple" xlink:href="https://labs.openai.com/" office:target-frame-name="_blank" xlink:show="new" text:style-name="Internet_20_link" text:visited-style-name="Visited_20_Internet_20_Link"><text:span text:style-name="T29">DALL·E Labs</text:span></text:a><text:span text:style-name="T11">.</text:span></text:p>
      <text:h text:style-name="P13" text:outline-level="3"><text:a xlink:type="simple" xlink:href="https://platform.openai.com/docs/models/default-usage-policies-by-endpoint" text:style-name="Internet_20_link" text:visited-style-name="Visited_20_Internet_20_Link"><text:span text:style-name="T8">Default usage policies by endpoint</text:span></text:a></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1">ENDPOINT</text:p>
            </table:table-cell>
            <table:table-cell table:style-name="Table9.A1" office:value-type="string">
              <text:p text:style-name="P71">DATA USED FOR TRAINING</text:p>
            </table:table-cell>
            <table:table-cell table:style-name="Table9.A1" office:value-type="string">
              <text:p text:style-name="P71">DEFAULT RETENTION</text:p>
            </table:table-cell>
            <table:table-cell table:style-name="Table9.A1" office:value-type="string">
              <text:p text:style-name="P71">ELIGIBLE FOR ZERO RETENTION</text:p>
            </table:table-cell>
          </table:table-row>
        </table:table-header-rows>
        <table:table-row>
          <table:table-cell table:style-name="Table9.A2" office:value-type="string">
            <text:p text:style-name="Table_20_Contents"><text:span text:style-name="Source_20_Text">/v1/chat/completion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Yes, except image inputs*</text:p>
          </table:table-cell>
        </table:table-row>
        <table:table-row>
          <table:table-cell table:style-name="Table9.A2" office:value-type="string">
            <text:p text:style-name="Table_20_Contents"><text:span text:style-name="Source_20_Text">/v1/files</text:span></text:p>
          </table:table-cell>
          <table:table-cell table:style-name="Table9.A2" office:value-type="string">
            <text:p text:style-name="Table_20_Contents">No</text:p>
          </table:table-cell>
          <table:table-cell table:style-name="Table9.A2" office:value-type="string">
            <text:p text:style-name="Table_20_Contents">Until deleted by customer</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assistants</text:span></text:p>
          </table:table-cell>
          <table:table-cell table:style-name="Table9.A2" office:value-type="string">
            <text:p text:style-name="Table_20_Contents">No</text:p>
          </table:table-cell>
          <table:table-cell table:style-name="Table9.A2" office:value-type="string">
            <text:p text:style-name="Table_20_Contents">Until deleted by customer</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threads</text:span></text:p>
          </table:table-cell>
          <table:table-cell table:style-name="Table9.A2" office:value-type="string">
            <text:p text:style-name="Table_20_Contents">No</text:p>
          </table:table-cell>
          <table:table-cell table:style-name="Table9.A2" office:value-type="string">
            <text:p text:style-name="Table_20_Contents">60 days *</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threads/messages</text:span></text:p>
          </table:table-cell>
          <table:table-cell table:style-name="Table9.A2" office:value-type="string">
            <text:p text:style-name="Table_20_Contents">No</text:p>
          </table:table-cell>
          <table:table-cell table:style-name="Table9.A2" office:value-type="string">
            <text:p text:style-name="Table_20_Contents">60 days *</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threads/runs</text:span></text:p>
          </table:table-cell>
          <table:table-cell table:style-name="Table9.A2" office:value-type="string">
            <text:p text:style-name="Table_20_Contents">No</text:p>
          </table:table-cell>
          <table:table-cell table:style-name="Table9.A2" office:value-type="string">
            <text:p text:style-name="Table_20_Contents">60 days *</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threads/runs/steps</text:span></text:p>
          </table:table-cell>
          <table:table-cell table:style-name="Table9.A2" office:value-type="string">
            <text:p text:style-name="Table_20_Contents">No</text:p>
          </table:table-cell>
          <table:table-cell table:style-name="Table9.A2" office:value-type="string">
            <text:p text:style-name="Table_20_Contents">60 days *</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images/generation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images/edit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images/variation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embedding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Yes</text:p>
          </table:table-cell>
        </table:table-row>
        <table:table-row>
          <table:table-cell table:style-name="Table9.A2" office:value-type="string">
            <text:p text:style-name="Table_20_Contents"><text:span text:style-name="Source_20_Text">/v1/audio/transcriptions</text:span></text:p>
          </table:table-cell>
          <table:table-cell table:style-name="Table9.A2" office:value-type="string">
            <text:p text:style-name="Table_20_Contents">No</text:p>
          </table:table-cell>
          <table:table-cell table:style-name="Table9.A2" office:value-type="string">
            <text:p text:style-name="Table_20_Contents">Zero data retention</text:p>
          </table:table-cell>
          <table:table-cell table:style-name="Table9.A2" office:value-type="string">
            <text:p text:style-name="Table_20_Contents">-</text:p>
          </table:table-cell>
        </table:table-row>
        <table:table-row>
          <table:table-cell table:style-name="Table9.A2" office:value-type="string">
            <text:p text:style-name="Table_20_Contents"><text:span text:style-name="Source_20_Text">/v1/audio/translations</text:span></text:p>
          </table:table-cell>
          <table:table-cell table:style-name="Table9.A2" office:value-type="string">
            <text:p text:style-name="Table_20_Contents">No</text:p>
          </table:table-cell>
          <table:table-cell table:style-name="Table9.A2" office:value-type="string">
            <text:p text:style-name="Table_20_Contents">Zero data retention</text:p>
          </table:table-cell>
          <table:table-cell table:style-name="Table9.A2" office:value-type="string">
            <text:p text:style-name="Table_20_Contents">-</text:p>
          </table:table-cell>
        </table:table-row>
        <table:table-row>
          <table:table-cell table:style-name="Table9.A2" office:value-type="string">
            <text:p text:style-name="Table_20_Contents"><text:span text:style-name="Source_20_Text">/v1/audio/speech</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No</text:p>
          </table:table-cell>
        </table:table-row>
        <text:soft-page-break/>
        <table:table-row>
          <table:table-cell table:style-name="Table9.A2" office:value-type="string">
            <text:p text:style-name="Table_20_Contents"><text:span text:style-name="Source_20_Text">/v1/fine_tuning/jobs</text:span></text:p>
          </table:table-cell>
          <table:table-cell table:style-name="Table9.A2" office:value-type="string">
            <text:p text:style-name="Table_20_Contents">No</text:p>
          </table:table-cell>
          <table:table-cell table:style-name="Table9.A2" office:value-type="string">
            <text:p text:style-name="Table_20_Contents">Until deleted by customer</text:p>
          </table:table-cell>
          <table:table-cell table:style-name="Table9.A2" office:value-type="string">
            <text:p text:style-name="Table_20_Contents">No</text:p>
          </table:table-cell>
        </table:table-row>
        <table:table-row>
          <table:table-cell table:style-name="Table9.A2" office:value-type="string">
            <text:p text:style-name="Table_20_Contents"><text:span text:style-name="Source_20_Text">/v1/moderations</text:span></text:p>
          </table:table-cell>
          <table:table-cell table:style-name="Table9.A2" office:value-type="string">
            <text:p text:style-name="Table_20_Contents">No</text:p>
          </table:table-cell>
          <table:table-cell table:style-name="Table9.A2" office:value-type="string">
            <text:p text:style-name="Table_20_Contents">Zero data retention</text:p>
          </table:table-cell>
          <table:table-cell table:style-name="Table9.A2" office:value-type="string">
            <text:p text:style-name="Table_20_Contents">-</text:p>
          </table:table-cell>
        </table:table-row>
        <table:table-row>
          <table:table-cell table:style-name="Table9.A2" office:value-type="string">
            <text:p text:style-name="Table_20_Contents"><text:span text:style-name="Source_20_Text">/v1/completions</text:span></text:p>
          </table:table-cell>
          <table:table-cell table:style-name="Table9.A2" office:value-type="string">
            <text:p text:style-name="Table_20_Contents">No</text:p>
          </table:table-cell>
          <table:table-cell table:style-name="Table9.A2" office:value-type="string">
            <text:p text:style-name="Table_20_Contents">30 days</text:p>
          </table:table-cell>
          <table:table-cell table:style-name="Table9.A2" office:value-type="string">
            <text:p text:style-name="Table_20_Contents">Yes</text:p>
          </table:table-cell>
        </table:table-row>
      </table:table>
      <text:p text:style-name="P58"><text:span text:style-name="T11">* Image inputs via the </text:span><text:span text:style-name="Source_20_Text"><text:span text:style-name="T21">gpt-4-vision-preview</text:span></text:span><text:span text:style-name="T11"> model are not eligible for zero retention.</text:span></text:p>
      <text:p text:style-name="P19">* For the Assistants API, we are still evaluating the default retention period during the Beta. We expect that the default retention period will be stable after the end of the Beta.</text:p>
      <text:p text:style-name="P56"><text:span text:style-name="T11">For details, see our </text:span><text:a xlink:type="simple" xlink:href="https://openai.com/policies/api-data-usage-policies" office:target-frame-name="_blank" xlink:show="new" text:style-name="Internet_20_link" text:visited-style-name="Visited_20_Internet_20_Link"><text:span text:style-name="T29">API data usage policies</text:span></text:a><text:span text:style-name="T11">. To learn more about zero retention, get in touch with our </text:span><text:a xlink:type="simple" xlink:href="https://openai.com/contact-sales" office:target-frame-name="_blank" xlink:show="new" text:style-name="Internet_20_link" text:visited-style-name="Visited_20_Internet_20_Link"><text:span text:style-name="T29">sales team</text:span></text:a><text:span text:style-name="T11">.</text:span></text:p>
      <text:h text:style-name="P11" text:outline-level="2"><text:a xlink:type="simple" xlink:href="https://platform.openai.com/docs/models/model-endpoint-compatibility" text:style-name="Internet_20_link" text:visited-style-name="Visited_20_Internet_20_Link"><text:span text:style-name="T7">Model endpoint compatibility</text:span></text:a></text:h>
      <table:table table:name="Table10" table:style-name="Table10">
        <table:table-column table:style-name="Table10.A"/>
        <table:table-column table:style-name="Table10.B"/>
        <table:table-header-rows>
          <table:table-row>
            <table:table-cell table:style-name="Table10.A1" office:value-type="string">
              <text:p text:style-name="P71">ENDPOINT</text:p>
            </table:table-cell>
            <table:table-cell table:style-name="Table10.A1" office:value-type="string">
              <text:p text:style-name="P71">LATEST MODELS</text:p>
            </table:table-cell>
          </table:table-row>
        </table:table-header-rows>
        <table:table-row>
          <table:table-cell table:style-name="Table10.A2" office:value-type="string">
            <text:p text:style-name="P62">/v1/assistants</text:p>
          </table:table-cell>
          <table:table-cell table:style-name="Table10.A2" office:value-type="string">
            <text:p text:style-name="Table_20_Contents">All models except <text:span text:style-name="Source_20_Text">gpt-3.5-turbo-0301</text:span> supported. <text:span text:style-name="Source_20_Text">retrieval</text:span> tool requires <text:span text:style-name="Source_20_Text">gpt-4-1106-preview</text:span> or <text:span text:style-name="Source_20_Text">gpt-3.5-turbo-1106</text:span>.</text:p>
          </table:table-cell>
        </table:table-row>
        <table:table-row>
          <table:table-cell table:style-name="Table10.A2" office:value-type="string">
            <text:p text:style-name="P62">/v1/audio/transcriptions</text:p>
          </table:table-cell>
          <table:table-cell table:style-name="Table10.A2" office:value-type="string">
            <text:p text:style-name="Table_20_Contents"><text:span text:style-name="Source_20_Text">whisper-1</text:span></text:p>
          </table:table-cell>
        </table:table-row>
        <table:table-row>
          <table:table-cell table:style-name="Table10.A2" office:value-type="string">
            <text:p text:style-name="P62">/v1/audio/translations</text:p>
          </table:table-cell>
          <table:table-cell table:style-name="Table10.A2" office:value-type="string">
            <text:p text:style-name="Table_20_Contents"><text:span text:style-name="Source_20_Text">whisper-1</text:span></text:p>
          </table:table-cell>
        </table:table-row>
        <table:table-row>
          <table:table-cell table:style-name="Table10.A2" office:value-type="string">
            <text:p text:style-name="P62">/v1/audio/speech</text:p>
          </table:table-cell>
          <table:table-cell table:style-name="Table10.A2" office:value-type="string">
            <text:p text:style-name="Table_20_Contents"><text:span text:style-name="Source_20_Text">tts-1</text:span>, <text:span text:style-name="Source_20_Text">tts-1-hd</text:span></text:p>
          </table:table-cell>
        </table:table-row>
        <table:table-row>
          <table:table-cell table:style-name="Table10.A2" office:value-type="string">
            <text:p text:style-name="P62">/v1/chat/completions</text:p>
          </table:table-cell>
          <table:table-cell table:style-name="Table10.A2" office:value-type="string">
            <text:p text:style-name="Table_20_Contents"><text:span text:style-name="Source_20_Text">gpt-4</text:span> and dated model releases, <text:span text:style-name="Source_20_Text">gpt-4-1106-preview</text:span>, <text:span text:style-name="Source_20_Text">gpt-4-vision-preview</text:span>, <text:span text:style-name="Source_20_Text">gpt-4-32k</text:span> and dated model releases, <text:span text:style-name="Source_20_Text">gpt-3.5-turbo</text:span> and dated model releases, <text:span text:style-name="Source_20_Text">gpt-3.5-turbo-16k</text:span> and dated model releases, fine-tuned versions of <text:span text:style-name="Source_20_Text">gpt-3.5-turbo</text:span></text:p>
          </table:table-cell>
        </table:table-row>
        <table:table-row>
          <table:table-cell table:style-name="Table10.A2" office:value-type="string">
            <text:p text:style-name="P62">/v1/completions (Legacy)</text:p>
          </table:table-cell>
          <table:table-cell table:style-name="Table10.A2" office:value-type="string">
            <text:p text:style-name="Table_20_Contents"><text:span text:style-name="Source_20_Text">gpt-3.5-turbo-instruct</text:span>, <text:span text:style-name="Source_20_Text">babbage-002</text:span>, <text:span text:style-name="Source_20_Text">davinci-002</text:span></text:p>
          </table:table-cell>
        </table:table-row>
        <table:table-row>
          <table:table-cell table:style-name="Table10.A2" office:value-type="string">
            <text:p text:style-name="P62">/v1/embeddings</text:p>
          </table:table-cell>
          <table:table-cell table:style-name="Table10.A2" office:value-type="string">
            <text:p text:style-name="Table_20_Contents"><text:span text:style-name="Source_20_Text">text-embedding-ada-002</text:span></text:p>
          </table:table-cell>
        </table:table-row>
        <table:table-row>
          <table:table-cell table:style-name="Table10.A2" office:value-type="string">
            <text:p text:style-name="P62">/v1/fine_tuning/jobs</text:p>
          </table:table-cell>
          <table:table-cell table:style-name="Table10.A2" office:value-type="string">
            <text:p text:style-name="Table_20_Contents"><text:span text:style-name="Source_20_Text">gpt-3.5-turbo</text:span>, <text:span text:style-name="Source_20_Text">babbage-002</text:span>, <text:span text:style-name="Source_20_Text">davinci-002</text:span></text:p>
          </table:table-cell>
        </table:table-row>
        <table:table-row>
          <table:table-cell table:style-name="Table10.A2" office:value-type="string">
            <text:p text:style-name="P62">/v1/moderations</text:p>
          </table:table-cell>
          <table:table-cell table:style-name="Table10.A2" office:value-type="string">
            <text:p text:style-name="Table_20_Contents"><text:span text:style-name="Source_20_Text">text-moderation-stable</text:span>, <text:span text:style-name="Source_20_Text">text-moderation-latest</text:span></text:p>
          </table:table-cell>
        </table:table-row>
        <text:soft-page-break/>
        <table:table-row>
          <table:table-cell table:style-name="Table10.A2" office:value-type="string">
            <text:p text:style-name="P62">/v1/images/generations</text:p>
          </table:table-cell>
          <table:table-cell table:style-name="Table10.A2" office:value-type="string">
            <text:p text:style-name="Table_20_Contents"><text:span text:style-name="Source_20_Text">dall-e-2</text:span>, <text:span text:style-name="Source_20_Text">dall-e-3</text:span></text:p>
          </table:table-cell>
        </table:table-row>
      </table:table>
      <text:h text:style-name="P2" text:outline-level="1"><text:a xlink:type="simple" xlink:href="https://platform.openai.com/docs/tutorials/tutorials" text:style-name="Internet_20_link" text:visited-style-name="Visited_20_Internet_20_Link"><text:span text:style-name="T6">Tutorials</text:span></text:a></text:h>
      <text:p text:style-name="P19">Get started with the OpenAI API by building real AI apps step by step.</text:p>
      <text:p text:style-name="P15"><text:a xlink:type="simple" xlink:href="https://platform.openai.com/docs/tutorials/web-qa-embeddings" text:style-name="Internet_20_link" text:visited-style-name="Visited_20_Internet_20_Link"><text:span text:style-name="T28">Website Q&amp;A with Embeddings</text:span></text:a></text:p>
      <text:p text:style-name="P76"><text:a xlink:type="simple" xlink:href="https://platform.openai.com/docs/tutorials/web-qa-embeddings" text:style-name="Internet_20_link" text:visited-style-name="Visited_20_Internet_20_Link"><text:span text:style-name="T31">Learn how to build an AI that can answer questions about your website.</text:span></text:a></text:p>
      <text:p text:style-name="P15"><text:a xlink:type="simple" xlink:href="https://platform.openai.com/docs/tutorials/meeting-minutes" text:style-name="Internet_20_link" text:visited-style-name="Visited_20_Internet_20_Link"><text:span text:style-name="T28">Meeting minutes transcription with Whisper</text:span></text:a></text:p>
      <text:p text:style-name="P76"><text:a xlink:type="simple" xlink:href="https://platform.openai.com/docs/tutorials/meeting-minutes" text:style-name="Internet_20_link" text:visited-style-name="Visited_20_Internet_20_Link"><text:span text:style-name="T31">Learn how to create an automated meeting minutes generator with Whisper and GPT-4.</text:span></text:a></text:p>
      <text:p text:style-name="P15"><text:a xlink:type="simple" xlink:href="https://platform.openai.com/docs/tutorials/" text:style-name="Internet_20_link" text:visited-style-name="Visited_20_Internet_20_Link"><text:span text:style-name="T28">Coming soon</text:span></text:a></text:p>
      <text:p text:style-name="P76"><text:a xlink:type="simple" xlink:href="https://platform.openai.com/docs/tutorials/" text:style-name="Internet_20_link" text:visited-style-name="Visited_20_Internet_20_Link"><text:span text:style-name="T31">Learn how to build and deploy an AI chat bot that understands multiple knowledge bases.</text:span></text:a></text:p>
      <text:p text:style-name="Horizontal_20_Line"/>
      <text:p text:style-name="P56"><text:span text:style-name="T11">Looking for more ideas? Check out our </text:span><text:a xlink:type="simple" xlink:href="https://platform.openai.com/examples" text:style-name="Internet_20_link" text:visited-style-name="Visited_20_Internet_20_Link"><text:span text:style-name="T29">Examples gallery</text:span></text:a><text:span text:style-name="T11"> or the </text:span><text:a xlink:type="simple" xlink:href="https://cookbook.openai.com/" office:target-frame-name="_blank" xlink:show="new" text:style-name="Internet_20_link" text:visited-style-name="Visited_20_Internet_20_Link"><text:span text:style-name="T29">OpenAI Cookbook</text:span></text:a><text:span text:style-name="T11"> on GitHub.</text:span></text:p>
      <text:h text:style-name="P2" text:outline-level="1"><text:a xlink:type="simple" xlink:href="https://platform.openai.com/docs/changelog/changelog" text:style-name="Internet_20_link" text:visited-style-name="Visited_20_Internet_20_Link"><text:span text:style-name="T6">Changelog</text:span></text:a></text:h>
      <text:p text:style-name="P56"><text:span text:style-name="T11">Keep track of changes to the OpenAI API. You can also track changes via our </text:span><text:a xlink:type="simple" xlink:href="https://github.com/openai/openai-openapi" office:target-frame-name="_blank" xlink:show="new" text:style-name="Internet_20_link" text:visited-style-name="Visited_20_Internet_20_Link"><text:span text:style-name="T29">public OpenAPI specification</text:span></text:a><text:span text:style-name="T11"> which is used to generate our SDKs, documentation, and more. This changelog is maintained in a best effort fashion and may not reflect all changes being made.</text:span></text:p>
      <text:h text:style-name="P13" text:outline-level="3"><text:a xlink:type="simple" xlink:href="https://platform.openai.com/docs/changelog/dec-20th-2023" text:style-name="Internet_20_link" text:visited-style-name="Visited_20_Internet_20_Link"><text:span text:style-name="T8">Dec 20th, 2023</text:span></text:a></text:h>
      <text:list xml:id="list1850967955" text:style-name="L8">
        <text:list-item>
          <text:p text:style-name="P89"><text:a xlink:type="simple" xlink:href="https://platform.openai.com/docs/changelog/added-run-additional-instructions" text:style-name="Internet_20_link" text:visited-style-name="Visited_20_Internet_20_Link"><text:span text:style-name="T15">Added</text:span></text:a><text:a xlink:type="simple" xlink:href="https://platform.openai.com/docs/changelog/added-run-additional-instructions" text:style-name="Internet_20_link" text:visited-style-name="Visited_20_Internet_20_Link"><text:span text:style-name="T29"> </text:span></text:a><text:a xlink:type="simple" xlink:href="https://platform.openai.com/docs/changelog/added-run-additional-instructions" text:style-name="Internet_20_link" text:visited-style-name="Visited_20_Internet_20_Link"><text:span text:style-name="Source_20_Text"><text:span text:style-name="T33">additional_instructions</text:span></text:span></text:a><text:a xlink:type="simple" xlink:href="https://platform.openai.com/docs/changelog/added-run-additional-instructions" text:style-name="Internet_20_link" text:visited-style-name="Visited_20_Internet_20_Link"><text:span text:style-name="T29"> parameter</text:span></text:a><text:a xlink:type="simple" xlink:href="https://platform.openai.com/docs/changelog/added-run-additional-instructions" text:style-name="Internet_20_link" text:visited-style-name="Visited_20_Internet_20_Link"><text:span text:style-name="T15"> to run creation in the Assistants API</text:span></text:a></text:p>
        </text:list-item>
      </text:list>
      <text:h text:style-name="P13" text:outline-level="3"><text:a xlink:type="simple" xlink:href="https://platform.openai.com/docs/changelog/dec-15th-2023" text:style-name="Internet_20_link" text:visited-style-name="Visited_20_Internet_20_Link"><text:span text:style-name="T8">Dec 15th, 2023</text:span></text:a></text:h>
      <text:list xml:id="list3893685542" text:style-name="L9">
        <text:list-item>
          <text:p text:style-name="P90"><text:a xlink:type="simple" xlink:href="https://platform.openai.com/docs/changelog/added-logprobs" text:style-name="Internet_20_link" text:visited-style-name="Visited_20_Internet_20_Link"><text:span text:style-name="T15">Added</text:span></text:a><text:a xlink:type="simple" xlink:href="https://platform.openai.com/docs/changelog/added-logprobs" text:style-name="Internet_20_link" text:visited-style-name="Visited_20_Internet_20_Link"><text:span text:style-name="T29"> </text:span></text:a><text:a xlink:type="simple" xlink:href="https://platform.openai.com/docs/changelog/added-logprobs" text:style-name="Internet_20_link" text:visited-style-name="Visited_20_Internet_20_Link"><text:span text:style-name="Source_20_Text"><text:span text:style-name="T33">logprobs</text:span></text:span></text:a><text:a xlink:type="simple" xlink:href="https://platform.openai.com/docs/changelog/added-logprobs" text:style-name="Internet_20_link" text:visited-style-name="Visited_20_Internet_20_Link"><text:span text:style-name="T29"> and </text:span></text:a><text:a xlink:type="simple" xlink:href="https://platform.openai.com/docs/changelog/added-logprobs" text:style-name="Internet_20_link" text:visited-style-name="Visited_20_Internet_20_Link"><text:span text:style-name="Source_20_Text"><text:span text:style-name="T33">top_logprobs</text:span></text:span></text:a><text:a xlink:type="simple" xlink:href="https://platform.openai.com/docs/changelog/added-logprobs" text:style-name="Internet_20_link" text:visited-style-name="Visited_20_Internet_20_Link"><text:span text:style-name="T29"> parameters</text:span></text:a><text:a xlink:type="simple" xlink:href="https://platform.openai.com/docs/changelog/added-logprobs" text:style-name="Internet_20_link" text:visited-style-name="Visited_20_Internet_20_Link"><text:span text:style-name="T15"> to the Chat Completions API</text:span></text:a></text:p>
        </text:list-item>
      </text:list>
      <text:h text:style-name="P13" text:outline-level="3"><text:a xlink:type="simple" xlink:href="https://platform.openai.com/docs/changelog/dec-14th-2023" text:style-name="Internet_20_link" text:visited-style-name="Visited_20_Internet_20_Link"><text:span text:style-name="T8">Dec 14th, 2023</text:span></text:a></text:h>
      <text:list xml:id="list3588599387" text:style-name="L10">
        <text:list-item>
          <text:p text:style-name="P91"><text:a xlink:type="simple" xlink:href="https://platform.openai.com/docs/changelog/made-tool-parameters-optional" text:style-name="Internet_20_link" text:visited-style-name="Visited_20_Internet_20_Link"><text:span text:style-name="T15">Changed </text:span></text:a><text:a xlink:type="simple" xlink:href="https://platform.openai.com/docs/changelog/made-tool-parameters-optional" text:style-name="Internet_20_link" text:visited-style-name="Visited_20_Internet_20_Link"><text:span text:style-name="T29">function parameters</text:span></text:a><text:a xlink:type="simple" xlink:href="https://platform.openai.com/docs/changelog/made-tool-parameters-optional" text:style-name="Internet_20_link" text:visited-style-name="Visited_20_Internet_20_Link"><text:span text:style-name="T15"> argument on a tool call to be optional.</text:span></text:a></text:p>
        </text:list-item>
      </text:list>
      <text:h text:style-name="P13" text:outline-level="3"><text:soft-page-break/><text:a xlink:type="simple" xlink:href="https://platform.openai.com/docs/changelog/nov-30th-2023" text:style-name="Internet_20_link" text:visited-style-name="Visited_20_Internet_20_Link"><text:span text:style-name="T8">Nov 30th, 2023</text:span></text:a></text:h>
      <text:list xml:id="list2868541177" text:style-name="L11">
        <text:list-item>
          <text:p text:style-name="P92"><text:a xlink:type="simple" xlink:href="https://platform.openai.com/docs/changelog/released-openai-deno-sdk" text:style-name="Internet_20_link" text:visited-style-name="Visited_20_Internet_20_Link"><text:span text:style-name="T15">Released </text:span></text:a><text:a xlink:type="simple" xlink:href="https://platform.openai.com/docs/changelog/released-openai-deno-sdk" text:style-name="Internet_20_link" text:visited-style-name="Visited_20_Internet_20_Link"><text:span text:style-name="T29">OpenAI Deno SDK</text:span></text:a></text:p>
        </text:list-item>
      </text:list>
      <text:h text:style-name="P13" text:outline-level="3"><text:a xlink:type="simple" xlink:href="https://platform.openai.com/docs/changelog/nov-6th-2023" text:style-name="Internet_20_link" text:visited-style-name="Visited_20_Internet_20_Link"><text:span text:style-name="T8">Nov 6th, 2023</text:span></text:a></text:h>
      <text:list xml:id="list1242852362" text:style-name="L12">
        <text:list-item>
          <text:p text:style-name="P93"><text:a xlink:type="simple" xlink:href="https://platform.openai.com/docs/changelog/released-gpt-4-turbo-preview" text:style-name="Internet_20_link" text:visited-style-name="Visited_20_Internet_20_Link"><text:span text:style-name="T15">Released </text:span></text:a><text:a xlink:type="simple" xlink:href="https://platform.openai.com/docs/changelog/released-gpt-4-turbo-preview" text:style-name="Internet_20_link" text:visited-style-name="Visited_20_Internet_20_Link"><text:span text:style-name="T29">GPT-4 Turbo Preview</text:span></text:a><text:a xlink:type="simple" xlink:href="https://platform.openai.com/docs/changelog/released-gpt-4-turbo-preview" text:style-name="Internet_20_link" text:visited-style-name="Visited_20_Internet_20_Link"><text:span text:style-name="T15">, </text:span></text:a><text:a xlink:type="simple" xlink:href="https://platform.openai.com/docs/changelog/released-gpt-4-turbo-preview" text:style-name="Internet_20_link" text:visited-style-name="Visited_20_Internet_20_Link"><text:span text:style-name="T29">updated GPT-3.5 Turbo</text:span></text:a><text:a xlink:type="simple" xlink:href="https://platform.openai.com/docs/changelog/released-gpt-4-turbo-preview" text:style-name="Internet_20_link" text:visited-style-name="Visited_20_Internet_20_Link"><text:span text:style-name="T15">, </text:span></text:a><text:a xlink:type="simple" xlink:href="https://platform.openai.com/docs/changelog/released-gpt-4-turbo-preview" text:style-name="Internet_20_link" text:visited-style-name="Visited_20_Internet_20_Link"><text:span text:style-name="T29">GPT-4 Turbo with Vision</text:span></text:a><text:a xlink:type="simple" xlink:href="https://platform.openai.com/docs/changelog/released-gpt-4-turbo-preview" text:style-name="Internet_20_link" text:visited-style-name="Visited_20_Internet_20_Link"><text:span text:style-name="T15">, </text:span></text:a><text:a xlink:type="simple" xlink:href="https://platform.openai.com/docs/changelog/released-gpt-4-turbo-preview" text:style-name="Internet_20_link" text:visited-style-name="Visited_20_Internet_20_Link"><text:span text:style-name="T29">Assistants API</text:span></text:a><text:a xlink:type="simple" xlink:href="https://platform.openai.com/docs/changelog/released-gpt-4-turbo-preview" text:style-name="Internet_20_link" text:visited-style-name="Visited_20_Internet_20_Link"><text:span text:style-name="T15">, </text:span></text:a><text:a xlink:type="simple" xlink:href="https://platform.openai.com/docs/changelog/released-gpt-4-turbo-preview" text:style-name="Internet_20_link" text:visited-style-name="Visited_20_Internet_20_Link"><text:span text:style-name="T29">DALL·E 3 in the API</text:span></text:a><text:a xlink:type="simple" xlink:href="https://platform.openai.com/docs/changelog/released-gpt-4-turbo-preview" text:style-name="Internet_20_link" text:visited-style-name="Visited_20_Internet_20_Link"><text:span text:style-name="T15">, and </text:span></text:a><text:a xlink:type="simple" xlink:href="https://platform.openai.com/docs/changelog/released-gpt-4-turbo-preview" text:style-name="Internet_20_link" text:visited-style-name="Visited_20_Internet_20_Link"><text:span text:style-name="T29">text-to-speech API</text:span></text:a></text:p>
        </text:list-item>
        <text:list-item>
          <text:p text:style-name="P95"><text:a xlink:type="simple" xlink:href="https://platform.openai.com/docs/changelog/deprecated-chat-completions-functions" text:style-name="Internet_20_link" text:visited-style-name="Visited_20_Internet_20_Link"><text:span text:style-name="T15">Deprecated the Chat Completions </text:span></text:a><text:a xlink:type="simple" xlink:href="https://platform.openai.com/docs/changelog/deprecated-chat-completions-functions" text:style-name="Internet_20_link" text:visited-style-name="Visited_20_Internet_20_Link"><text:span text:style-name="Source_20_Text"><text:span text:style-name="T20">functions</text:span></text:span></text:a><text:a xlink:type="simple" xlink:href="https://platform.openai.com/docs/changelog/deprecated-chat-completions-functions" text:style-name="Internet_20_link" text:visited-style-name="Visited_20_Internet_20_Link"><text:span text:style-name="T15"> parameter </text:span></text:a><text:a xlink:type="simple" xlink:href="https://platform.openai.com/docs/changelog/deprecated-chat-completions-functions" text:style-name="Internet_20_link" text:visited-style-name="Visited_20_Internet_20_Link"><text:span text:style-name="T29">in favor of</text:span></text:a><text:a xlink:type="simple" xlink:href="https://platform.openai.com/docs/changelog/deprecated-chat-completions-functions" text:style-name="Internet_20_link" text:visited-style-name="Visited_20_Internet_20_Link"><text:span text:style-name="Source_20_Text"><text:span text:style-name="T33">tools</text:span></text:span></text:a></text:p>
        </text:list-item>
        <text:list-item>
          <text:p text:style-name="P94"><text:a xlink:type="simple" xlink:href="https://platform.openai.com/docs/changelog/released-openai-python-sdk-v1" text:style-name="Internet_20_link" text:visited-style-name="Visited_20_Internet_20_Link"><text:span text:style-name="T15">Released </text:span></text:a><text:a xlink:type="simple" xlink:href="https://platform.openai.com/docs/changelog/released-openai-python-sdk-v1" text:style-name="Internet_20_link" text:visited-style-name="Visited_20_Internet_20_Link"><text:span text:style-name="T29">OpenAI Python SDK V1.0</text:span></text:a></text:p>
        </text:list-item>
      </text:list>
      <text:h text:style-name="P13" text:outline-level="3"><text:a xlink:type="simple" xlink:href="https://platform.openai.com/docs/changelog/oct-16th-2023" text:style-name="Internet_20_link" text:visited-style-name="Visited_20_Internet_20_Link"><text:span text:style-name="T8">Oct 16th, 2023</text:span></text:a></text:h>
      <text:list xml:id="list1585515114" text:style-name="L13">
        <text:list-item>
          <text:p text:style-name="P96"><text:a xlink:type="simple" xlink:href="https://platform.openai.com/docs/changelog/added-encoding-format-parameter" text:style-name="Internet_20_link" text:visited-style-name="Visited_20_Internet_20_Link"><text:span text:style-name="T15">Added</text:span></text:a><text:a xlink:type="simple" xlink:href="https://platform.openai.com/docs/changelog/added-encoding-format-parameter" text:style-name="Internet_20_link" text:visited-style-name="Visited_20_Internet_20_Link"><text:span text:style-name="T29"> </text:span></text:a><text:a xlink:type="simple" xlink:href="https://platform.openai.com/docs/changelog/added-encoding-format-parameter" text:style-name="Internet_20_link" text:visited-style-name="Visited_20_Internet_20_Link"><text:span text:style-name="Source_20_Text"><text:span text:style-name="T33">encoding_format</text:span></text:span></text:a><text:a xlink:type="simple" xlink:href="https://platform.openai.com/docs/changelog/added-encoding-format-parameter" text:style-name="Internet_20_link" text:visited-style-name="Visited_20_Internet_20_Link"><text:span text:style-name="T29"> parameter</text:span></text:a><text:a xlink:type="simple" xlink:href="https://platform.openai.com/docs/changelog/added-encoding-format-parameter" text:style-name="Internet_20_link" text:visited-style-name="Visited_20_Internet_20_Link"><text:span text:style-name="T15"> to the Embeddings API</text:span></text:a></text:p>
        </text:list-item>
        <text:list-item>
          <text:p text:style-name="P97"><text:a xlink:type="simple" xlink:href="https://platform.openai.com/docs/changelog/added-max-tokens" text:style-name="Internet_20_link" text:visited-style-name="Visited_20_Internet_20_Link"><text:span text:style-name="T15">Added </text:span></text:a><text:a xlink:type="simple" xlink:href="https://platform.openai.com/docs/changelog/added-max-tokens" text:style-name="Internet_20_link" text:visited-style-name="Visited_20_Internet_20_Link"><text:span text:style-name="Source_20_Text"><text:span text:style-name="T20">max_tokens</text:span></text:span></text:a><text:a xlink:type="simple" xlink:href="https://platform.openai.com/docs/changelog/added-max-tokens" text:style-name="Internet_20_link" text:visited-style-name="Visited_20_Internet_20_Link"><text:span text:style-name="T15"> to the </text:span></text:a><text:a xlink:type="simple" xlink:href="https://platform.openai.com/docs/changelog/added-max-tokens" text:style-name="Internet_20_link" text:visited-style-name="Visited_20_Internet_20_Link"><text:span text:style-name="T29">Moderation models</text:span></text:a></text:p>
        </text:list-item>
      </text:list>
      <text:h text:style-name="P13" text:outline-level="3"><text:a xlink:type="simple" xlink:href="https://platform.openai.com/docs/changelog/oct-6th-2023" text:style-name="Internet_20_link" text:visited-style-name="Visited_20_Internet_20_Link"><text:span text:style-name="T8">Oct 6th, 2023</text:span></text:a></text:h>
      <text:list xml:id="list1993785947" text:style-name="L14">
        <text:list-item>
          <text:p text:style-name="P98"><text:a xlink:type="simple" xlink:href="https://platform.openai.com/docs/changelog/added-function-calling-support" text:style-name="Internet_20_link" text:visited-style-name="Visited_20_Internet_20_Link"><text:span text:style-name="T15">Added </text:span></text:a><text:a xlink:type="simple" xlink:href="https://platform.openai.com/docs/changelog/added-function-calling-support" text:style-name="Internet_20_link" text:visited-style-name="Visited_20_Internet_20_Link"><text:span text:style-name="T29">function calling support</text:span></text:a><text:a xlink:type="simple" xlink:href="https://platform.openai.com/docs/changelog/added-function-calling-support" text:style-name="Internet_20_link" text:visited-style-name="Visited_20_Internet_20_Link"><text:span text:style-name="T15"> to the Fine-tuning API</text:span></text:a></text:p>
        </text:list-item>
      </text:list>
      <text:h text:style-name="P2" text:outline-level="1"><text:a xlink:type="simple" xlink:href="https://platform.openai.com/docs/guides/text-generation/text-generation-models" text:style-name="Internet_20_link" text:visited-style-name="Visited_20_Internet_20_Link"><text:span text:style-name="T6">Text generation models</text:span></text:a></text:h>
      <text:p text:style-name="P28">New capabilities launched at DevDay</text:p>
      <text:p text:style-name="P52"><text:span text:style-name="T12">Text generation models are now capable of </text:span><text:a xlink:type="simple" xlink:href="https://platform.openai.com/docs/guides/text-generation/json-mode" text:style-name="Internet_20_link" text:visited-style-name="Visited_20_Internet_20_Link"><text:span text:style-name="T16">JSON mode</text:span></text:a><text:span text:style-name="T12"> and </text:span><text:a xlink:type="simple" xlink:href="https://platform.openai.com/docs/guides/text-generation/reproducible-outputs" text:style-name="Internet_20_link" text:visited-style-name="Visited_20_Internet_20_Link"><text:span text:style-name="T16">Reproducible outputs</text:span></text:a><text:span text:style-name="T12">. We also launched the </text:span><text:a xlink:type="simple" xlink:href="https://platform.openai.com/docs/assistants/overview" text:style-name="Internet_20_link" text:visited-style-name="Visited_20_Internet_20_Link"><text:span text:style-name="T16">Assistants API</text:span></text:a><text:span text:style-name="T12"> to enable you to build agent-like experiences on top of our text-generation models. GPT-4 Turbo is available in preview by specifying </text:span><text:span text:style-name="T13">gpt-4-1106-preview</text:span><text:span text:style-name="T12"> as the model name.</text:span></text:p>
      <text:p text:style-name="P19">OpenAI's text generation models (often called generative pre-trained transformers or large language models) have been trained to understand natural language, code, and images. The models provide text outputs in response to their inputs. The inputs to these models are also referred to as "prompts". Designing a prompt is essentially how you “program” a large language model model, usually by providing instructions or some examples of how to successfully complete a task.</text:p>
      <text:p text:style-name="P19">Using OpenAI's text generation models, you can build applications to:</text:p>
      <text:list xml:id="list2377792770" text:style-name="L15">
        <text:list-item>
          <text:p text:style-name="P163">Draft documents</text:p>
        </text:list-item>
        <text:list-item>
          <text:p text:style-name="P164">Write computer code</text:p>
        </text:list-item>
        <text:list-item>
          <text:p text:style-name="P164">Answer questions about a knowledge base</text:p>
        </text:list-item>
        <text:list-item>
          <text:p text:style-name="P164"><text:soft-page-break/>Analyze texts</text:p>
        </text:list-item>
        <text:list-item>
          <text:p text:style-name="P164">Give software a natural language interface</text:p>
        </text:list-item>
        <text:list-item>
          <text:p text:style-name="P164">Tutor in a range of subjects</text:p>
        </text:list-item>
        <text:list-item>
          <text:p text:style-name="P164">Translate languages</text:p>
        </text:list-item>
        <text:list-item>
          <text:p text:style-name="P164">Simulate characters for games</text:p>
        </text:list-item>
      </text:list>
      <text:p text:style-name="P58"><text:span text:style-name="T11">With the release of </text:span><text:span text:style-name="Source_20_Text"><text:span text:style-name="T21">gpt-4-vision-preview</text:span></text:span><text:span text:style-name="T11">, you can now build systems that also process and understand images.</text:span></text:p>
      <text:p text:style-name="P15"><text:a xlink:type="simple" xlink:href="https://platform.openai.com/docs/guides/vision" text:style-name="Internet_20_link" text:visited-style-name="Visited_20_Internet_20_Link"><text:span text:style-name="T28">Explore GPT-4 with image inputs</text:span></text:a></text:p>
      <text:p text:style-name="P76"><text:a xlink:type="simple" xlink:href="https://platform.openai.com/docs/guides/vision" text:style-name="Internet_20_link" text:visited-style-name="Visited_20_Internet_20_Link"><text:span text:style-name="T31">Check out the vision guide for more detail.</text:span></text:a></text:p>
      <text:p text:style-name="P15"><text:a xlink:type="simple" xlink:href="https://platform.openai.com/playground?mode=chat&amp;model=gpt-4-1106-preview" text:style-name="Internet_20_link" text:visited-style-name="Visited_20_Internet_20_Link"><text:span text:style-name="T28">GPT-4 Turbo</text:span></text:a></text:p>
      <text:p text:style-name="P76"><text:a xlink:type="simple" xlink:href="https://platform.openai.com/playground?mode=chat&amp;model=gpt-4-1106-preview" text:style-name="Internet_20_link" text:visited-style-name="Visited_20_Internet_20_Link"><text:span text:style-name="T31">Try out GPT-4 Turbo in the playground.</text:span></text:a></text:p>
      <text:p text:style-name="Horizontal_20_Line"/>
      <text:p text:style-name="P58"><text:span text:style-name="T11">To use one of these models via the OpenAI API, you’ll send a request containing the inputs and your API key, and receive a response containing the model’s output. Our latest models, </text:span><text:span text:style-name="Source_20_Text"><text:span text:style-name="T21">gpt-4</text:span></text:span><text:span text:style-name="T11"> and </text:span><text:span text:style-name="Source_20_Text"><text:span text:style-name="T21">gpt-3.5-turbo</text:span></text:span><text:span text:style-name="T11">, are accessed through the chat completions API endpoint.</text:spa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0"/>
            </table:table-cell>
            <table:table-cell table:style-name="Table11.A1" office:value-type="string">
              <text:p text:style-name="P71">MODEL FAMILIES</text:p>
            </table:table-cell>
            <table:table-cell table:style-name="Table11.A1" office:value-type="string">
              <text:p text:style-name="P71">API ENDPOINT</text:p>
            </table:table-cell>
          </table:table-row>
        </table:table-header-rows>
        <table:table-row>
          <table:table-cell table:style-name="Table11.A2" office:value-type="string">
            <text:p text:style-name="Table_20_Contents">Newer models (2023–)</text:p>
          </table:table-cell>
          <table:table-cell table:style-name="Table11.A2" office:value-type="string">
            <text:p text:style-name="Table_20_Contents">gpt-4, gpt-4 turbo, gpt-3.5-turbo</text:p>
          </table:table-cell>
          <table:table-cell table:style-name="Table11.A2" office:value-type="string">
            <text:p text:style-name="Table_20_Contents"><text:a xlink:type="simple" xlink:href="https://api.openai.com/v1/chat/completions" office:target-frame-name="_blank" xlink:show="new" text:style-name="Internet_20_link" text:visited-style-name="Visited_20_Internet_20_Link"><text:span text:style-name="T49">https://api.openai.com/v1/chat/completions</text:span></text:a></text:p>
          </table:table-cell>
        </table:table-row>
        <table:table-row>
          <table:table-cell table:style-name="Table11.A2" office:value-type="string">
            <text:p text:style-name="Table_20_Contents">Updated legacy models (2023)</text:p>
          </table:table-cell>
          <table:table-cell table:style-name="Table11.A2" office:value-type="string">
            <text:p text:style-name="Table_20_Contents">gpt-3.5-turbo-instruct, babbage-002, davinci-002</text:p>
          </table:table-cell>
          <table:table-cell table:style-name="Table11.A2" office:value-type="string">
            <text:p text:style-name="Table_20_Contents"><text:a xlink:type="simple" xlink:href="https://api.openai.com/v1/completions" office:target-frame-name="_blank" xlink:show="new" text:style-name="Internet_20_link" text:visited-style-name="Visited_20_Internet_20_Link"><text:span text:style-name="T49">https://api.openai.com/v1/completions</text:span></text:a></text:p>
          </table:table-cell>
        </table:table-row>
      </table:table>
      <text:p text:style-name="P58"><text:span text:style-name="T11">You can experiment with various models in the </text:span><text:a xlink:type="simple" xlink:href="https://platform.openai.com/playground?mode=chat" office:target-frame-name="_blank" xlink:show="new" text:style-name="Internet_20_link" text:visited-style-name="Visited_20_Internet_20_Link"><text:span text:style-name="T29">chat playground</text:span></text:a><text:span text:style-name="T11">. If you’re not sure which model to use, then use </text:span><text:span text:style-name="Source_20_Text"><text:span text:style-name="T21">gpt-3.5-turbo</text:span></text:span><text:span text:style-name="T11"> or </text:span><text:span text:style-name="Source_20_Text"><text:span text:style-name="T21">gpt-4</text:span></text:span><text:span text:style-name="T11">.</text:span></text:p>
      <text:h text:style-name="P11" text:outline-level="2"><text:a xlink:type="simple" xlink:href="https://platform.openai.com/docs/guides/text-generation/chat-completions-api" text:style-name="Internet_20_link" text:visited-style-name="Visited_20_Internet_20_Link"><text:span text:style-name="T7">Chat Completions API</text:span></text:a></text:h>
      <text:p text:style-name="P19">Chat models take a list of messages as input and return a model-generated message as output. Although the chat format is designed to make multi-turn conversations easy, it’s just as useful for single-turn tasks without any conversation.</text:p>
      <text:p text:style-name="P19"><text:soft-page-break/>An example Chat Completions API call looks like the following:</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oft-page-break/><text:span text:style-name="Source_20_Text"><text:span text:style-name="T23">11</text:span></text:span></text:p>
      <text:p text:style-name="P47"><text:span text:style-name="Source_20_Text"><text:span text:style-name="T23">12</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response = client.chat.comple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gpt-3.5-turbo"</text:span></text:span><text:span text:style-name="Source_20_Text"><text:span text:style-name="T22">,</text:span></text:span></text:p>
      <text:p text:style-name="P47"><text:span text:style-name="Source_20_Text"><text:span text:style-name="T24"><text:s text:c="2"/></text:span></text:span><text:span text:style-name="Source_20_Text"><text:span text:style-name="T22">messages=[</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You are a helpful assistant."</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Who won the world series in 2020?"</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assistant"</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The Los Angeles Dodgers won the World Series in 2020."</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Where was it played?"</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56"><text:soft-page-break/><text:span text:style-name="T11">To learn more, you can view the full </text:span><text:a xlink:type="simple" xlink:href="https://platform.openai.com/docs/api-reference/chat" office:target-frame-name="_blank" xlink:show="new" text:style-name="Internet_20_link" text:visited-style-name="Visited_20_Internet_20_Link"><text:span text:style-name="T29">API reference documentation</text:span></text:a><text:span text:style-name="T11"> for the Chat API.</text:span></text:p>
      <text:p text:style-name="P19">The main input is the messages parameter. Messages must be an array of message objects, where each object has a role (either "system", "user", or "assistant") and content. Conversations can be as short as one message or many back and forth turns.</text:p>
      <text:p text:style-name="P19">Typically, a conversation is formatted with a system message first, followed by alternating user and assistant messages.</text:p>
      <text:p text:style-name="P19">The system message helps set the behavior of the assistant. For example, you can modify the personality of the assistant or provide specific instructions about how it should behave throughout the conversation. However note that the system message is optional and the model’s behavior without a system message is likely to be similar to using a generic message such as "You are a helpful assistant."</text:p>
      <text:p text:style-name="P19">The user messages provide requests or comments for the assistant to respond to. Assistant messages store previous assistant responses, but can also be written by you to give examples of desired behavior.</text:p>
      <text:p text:style-name="P56"><text:span text:style-name="T11">Including conversation history is important when user instructions refer to prior messages. In the example above, the user’s final question of "Where was it played?" only makes sense in the context of the prior messages about the World Series of 2020. Because the models have no memory of past requests, all relevant information must be supplied as part of the conversation history in each request. If a conversation cannot fit within the model’s token limit, it will need to be </text:span><text:a xlink:type="simple" xlink:href="https://platform.openai.com/docs/guides/prompt-engineering/tactic-for-dialogue-applications-that-require-very-long-conversations-summarize-or-filter-previous-dialogue" text:style-name="Internet_20_link" text:visited-style-name="Visited_20_Internet_20_Link"><text:span text:style-name="T29">shortened</text:span></text:a><text:span text:style-name="T11"> in some way.</text:span></text:p>
      <text:p text:style-name="P51"><text:span text:style-name="T12">To mimic the effect seen in ChatGPT where the text is returned iteratively, set the </text:span><text:a xlink:type="simple" xlink:href="https://platform.openai.com/docs/api-reference/chat/create#chat/create-stream" text:style-name="Internet_20_link" text:visited-style-name="Visited_20_Internet_20_Link"><text:span text:style-name="T16">stream</text:span></text:a><text:span text:style-name="T12"> parameter to true.</text:span></text:p>
      <text:h text:style-name="P13" text:outline-level="3"><text:a xlink:type="simple" xlink:href="https://platform.openai.com/docs/guides/text-generation/chat-completions-response-format" text:style-name="Internet_20_link" text:visited-style-name="Visited_20_Internet_20_Link"><text:span text:style-name="T8">Chat Completions response format</text:span></text:a></text:h>
      <text:p text:style-name="P19">An example Chat Completions API response looks as follows:</text:p>
      <text:p text:style-name="P43"><text:span text:style-name="Source_20_Text"><text:span text:style-name="T23">1</text:span></text:span></text:p>
      <text:p text:style-name="P47"><text:soft-page-break/><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oft-page-break/><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23">21</text:span></text:span></text:p>
      <text:p text:style-name="P47"><text:span text:style-name="Source_20_Text"><text:span text:style-name="T23">22</text:span></text:span></text:p>
      <text:p text:style-name="P47"><text:span text:style-name="Source_20_Text"><text:span text:style-name="T22">{</text:span></text:span></text:p>
      <text:p text:style-name="P47"><text:span text:style-name="Source_20_Text"><text:span text:style-name="T24"><text:s text:c="2"/></text:span></text:span><text:span text:style-name="Source_20_Text"><text:span text:style-name="T22">"choices": [</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22">"finish_reason": "stop",</text:span></text:span></text:p>
      <text:p text:style-name="P47"><text:span text:style-name="Source_20_Text"><text:span text:style-name="T24"><text:s text:c="6"/></text:span></text:span><text:span text:style-name="Source_20_Text"><text:span text:style-name="T22">"index": 0,</text:span></text:span></text:p>
      <text:p text:style-name="P47"><text:span text:style-name="Source_20_Text"><text:span text:style-name="T24"><text:s text:c="6"/></text:span></text:span><text:span text:style-name="Source_20_Text"><text:span text:style-name="T22">"message": {</text:span></text:span></text:p>
      <text:p text:style-name="P47"><text:soft-page-break/><text:span text:style-name="Source_20_Text"><text:span text:style-name="T24"><text:s text:c="8"/></text:span></text:span><text:span text:style-name="Source_20_Text"><text:span text:style-name="T22">"content": "The 2020 World Series was played in Texas at Globe Life Field in Arlington.",</text:span></text:span></text:p>
      <text:p text:style-name="P47"><text:span text:style-name="Source_20_Text"><text:span text:style-name="T24"><text:s text:c="8"/></text:span></text:span><text:span text:style-name="Source_20_Text"><text:span text:style-name="T22">"role": "assistant"</text:span></text:span></text:p>
      <text:p text:style-name="P47"><text:span text:style-name="Source_20_Text"><text:span text:style-name="T24"><text:s text:c="6"/></text:span></text:span><text:span text:style-name="Source_20_Text"><text:span text:style-name="T22">},</text:span></text:span></text:p>
      <text:p text:style-name="P47"><text:span text:style-name="Source_20_Text"><text:span text:style-name="T24"><text:s text:c="6"/></text:span></text:span><text:span text:style-name="Source_20_Text"><text:span text:style-name="T22">"logprobs": null</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4"><text:s text:c="2"/></text:span></text:span><text:span text:style-name="Source_20_Text"><text:span text:style-name="T22">"created": 1677664795,</text:span></text:span></text:p>
      <text:p text:style-name="P47"><text:span text:style-name="Source_20_Text"><text:span text:style-name="T24"><text:s text:c="2"/></text:span></text:span><text:span text:style-name="Source_20_Text"><text:span text:style-name="T22">"id": "chatcmpl-7QyqpwdfhqwajicIEznoc6Q47XAyW",</text:span></text:span></text:p>
      <text:p text:style-name="P47"><text:span text:style-name="Source_20_Text"><text:span text:style-name="T24"><text:s text:c="2"/></text:span></text:span><text:span text:style-name="Source_20_Text"><text:span text:style-name="T22">"model": "gpt-3.5-turbo-0613",</text:span></text:span></text:p>
      <text:p text:style-name="P47"><text:span text:style-name="Source_20_Text"><text:span text:style-name="T24"><text:s text:c="2"/></text:span></text:span><text:span text:style-name="Source_20_Text"><text:span text:style-name="T22">"object": "chat.completion",</text:span></text:span></text:p>
      <text:p text:style-name="P47"><text:span text:style-name="Source_20_Text"><text:span text:style-name="T24"><text:s text:c="2"/></text:span></text:span><text:span text:style-name="Source_20_Text"><text:span text:style-name="T22">"usage": {</text:span></text:span></text:p>
      <text:p text:style-name="P47"><text:span text:style-name="Source_20_Text"><text:span text:style-name="T24"><text:s text:c="4"/></text:span></text:span><text:span text:style-name="Source_20_Text"><text:span text:style-name="T22">"completion_tokens": 17,</text:span></text:span></text:p>
      <text:p text:style-name="P47"><text:span text:style-name="Source_20_Text"><text:span text:style-name="T24"><text:s text:c="4"/></text:span></text:span><text:span text:style-name="Source_20_Text"><text:span text:style-name="T22">"prompt_tokens": 57,</text:span></text:span></text:p>
      <text:p text:style-name="P47"><text:soft-page-break/><text:span text:style-name="Source_20_Text"><text:span text:style-name="T24"><text:s text:c="4"/></text:span></text:span><text:span text:style-name="Source_20_Text"><text:span text:style-name="T22">"total_tokens": 74</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19">The assistant’s reply can be extracted with:</text:p>
      <text:p text:style-name="P33">python</text:p>
      <text:p text:style-name="P24">Select librarypythonnode.js</text:p>
      <text:p text:style-name="P25">Copy‍</text:p>
      <text:p text:style-name="P47"><text:span text:style-name="Source_20_Text"><text:span text:style-name="T22">response[</text:span></text:span><text:span text:style-name="Source_20_Text"><text:span text:style-name="T36">'choices'</text:span></text:span><text:span text:style-name="Source_20_Text"><text:span text:style-name="T22">][</text:span></text:span><text:span text:style-name="Source_20_Text"><text:span text:style-name="T41">0</text:span></text:span><text:span text:style-name="Source_20_Text"><text:span text:style-name="T22">][</text:span></text:span><text:span text:style-name="Source_20_Text"><text:span text:style-name="T36">'message'</text:span></text:span><text:span text:style-name="Source_20_Text"><text:span text:style-name="T22">][</text:span></text:span><text:span text:style-name="Source_20_Text"><text:span text:style-name="T36">'content'</text:span></text:span><text:span text:style-name="Source_20_Text"><text:span text:style-name="T22">]</text:span></text:span></text:p>
      <text:p text:style-name="P58"><text:span text:style-name="T11">Every response will include a </text:span><text:span text:style-name="Source_20_Text"><text:span text:style-name="T21">finish_reason</text:span></text:span><text:span text:style-name="T11">. The possible values for </text:span><text:span text:style-name="Source_20_Text"><text:span text:style-name="T21">finish_reason</text:span></text:span><text:span text:style-name="T11"> are:</text:span></text:p>
      <text:list xml:id="list1960510377" text:style-name="L16">
        <text:list-item>
          <text:p text:style-name="P99"><text:span text:style-name="Source_20_Text"><text:span text:style-name="T21">stop</text:span></text:span><text:span text:style-name="T11">: API returned complete message, or a message terminated by one of the stop sequences provided via the </text:span><text:a xlink:type="simple" xlink:href="https://platform.openai.com/docs/api-reference/chat/create#chat/create-stop" text:style-name="Internet_20_link" text:visited-style-name="Visited_20_Internet_20_Link"><text:span text:style-name="T29">stop</text:span></text:a><text:span text:style-name="T11"> parameter</text:span></text:p>
        </text:list-item>
        <text:list-item>
          <text:p text:style-name="P99"><text:span text:style-name="Source_20_Text"><text:span text:style-name="T21">length</text:span></text:span><text:span text:style-name="T11">: Incomplete model output due to </text:span><text:a xlink:type="simple" xlink:href="https://platform.openai.com/docs/api-reference/chat/create#chat/create-max_tokens" text:style-name="Internet_20_link" text:visited-style-name="Visited_20_Internet_20_Link"><text:span text:style-name="Source_20_Text"><text:span text:style-name="T33">max_tokens</text:span></text:span></text:a><text:span text:style-name="T11"> parameter or token limit</text:span></text:p>
        </text:list-item>
        <text:list-item>
          <text:p text:style-name="P99"><text:span text:style-name="Source_20_Text"><text:span text:style-name="T21">function_call</text:span></text:span><text:span text:style-name="T11">: The model decided to call a function</text:span></text:p>
        </text:list-item>
        <text:list-item>
          <text:p text:style-name="P99"><text:span text:style-name="Source_20_Text"><text:span text:style-name="T21">content_filter</text:span></text:span><text:span text:style-name="T11">: Omitted content due to a flag from our content filters</text:span></text:p>
        </text:list-item>
        <text:list-item>
          <text:p text:style-name="P100"><text:span text:style-name="Source_20_Text"><text:span text:style-name="T21">null</text:span></text:span><text:span text:style-name="T11">: API response still in progress or incomplete</text:span></text:p>
        </text:list-item>
      </text:list>
      <text:p text:style-name="P19">Depending on input parameters, the model response may include different information.</text:p>
      <text:h text:style-name="P11" text:outline-level="2"><text:soft-page-break/><text:a xlink:type="simple" xlink:href="https://platform.openai.com/docs/guides/text-generation/json-mode" text:style-name="Internet_20_link" text:visited-style-name="Visited_20_Internet_20_Link"><text:span text:style-name="T7">JSON mode </text:span></text:a></text:h>
      <text:h text:style-name="P5" text:outline-level="2"><text:a xlink:type="simple" xlink:href="https://platform.openai.com/docs/guides/text-generation/json-mode" text:style-name="Internet_20_link" text:visited-style-name="Visited_20_Internet_20_Link"><text:span text:style-name="T10">New</text:span></text:a></text:h>
      <text:p text:style-name="P19">A common way to use Chat Completions is to instruct the model to always return a JSON object that makes sense for your use case, by specifying this in the system message. While this does work in some cases, occasionally the models may generate output that does not parse to valid JSON objects.</text:p>
      <text:p text:style-name="P58"><text:span text:style-name="T11">To prevent these errors and improve model performance, when calling </text:span><text:span text:style-name="Source_20_Text"><text:span text:style-name="T21">gpt-4-1106-preview</text:span></text:span><text:span text:style-name="T11"> or </text:span><text:span text:style-name="Source_20_Text"><text:span text:style-name="T21">gpt-3.5-turbo-1106</text:span></text:span><text:span text:style-name="T11">, you can set </text:span><text:a xlink:type="simple" xlink:href="https://platform.openai.com/docs/api-reference/chat/create#chat-create-response_format" text:style-name="Internet_20_link" text:visited-style-name="Visited_20_Internet_20_Link"><text:span text:style-name="T29">response_format</text:span></text:a><text:span text:style-name="T11"> to </text:span><text:span text:style-name="Source_20_Text"><text:span text:style-name="T21">{ "type": "json_object" }</text:span></text:span><text:span text:style-name="T11"> to enable JSON mode. When JSON mode is enabled, the model is constrained to only generate strings that parse into valid JSON object.</text:span></text:p>
      <text:p text:style-name="P19">Important notes:</text:p>
      <text:list xml:id="list2148681163" text:style-name="L17">
        <text:list-item>
          <text:p text:style-name="P101"><text:span text:style-name="T11">When using JSON mode, </text:span><text:span text:style-name="Strong_20_Emphasis"><text:span text:style-name="T11">always</text:span></text:span><text:span text:style-name="T11"> instruct the model to produce JSON via some message in the conversation, for example via your system message. If you don't include an explicit instruction to generate JSON, the model may generate an unending stream of whitespace and the request may run continually until it reaches the token limit. To help ensure you don't forget, the API will throw an error if the string </text:span><text:span text:style-name="Source_20_Text"><text:span text:style-name="T21">"JSON"</text:span></text:span><text:span text:style-name="T11"> does not appear somewhere in the context.</text:span></text:p>
        </text:list-item>
        <text:list-item>
          <text:p text:style-name="P101"><text:span text:style-name="T11">The JSON in the message the model returns may be partial (i.e. cut off) if </text:span><text:span text:style-name="Source_20_Text"><text:span text:style-name="T21">finish_reason</text:span></text:span><text:span text:style-name="T11"> is </text:span><text:span text:style-name="Source_20_Text"><text:span text:style-name="T21">length</text:span></text:span><text:span text:style-name="T11">, which indicates the generation exceeded </text:span><text:span text:style-name="Source_20_Text"><text:span text:style-name="T21">max_tokens</text:span></text:span><text:span text:style-name="T11"> or the conversation exceeded the token limit. To guard against this, check </text:span><text:span text:style-name="Source_20_Text"><text:span text:style-name="T21">finish_reason</text:span></text:span><text:span text:style-name="T11"> before parsing the response.</text:span></text:p>
        </text:list-item>
        <text:list-item>
          <text:p text:style-name="P165">JSON mode will not guarantee the output matches any specific schema, only that it is valid and parses without errors.</text:p>
        </text:list-item>
      </text:list>
      <text:p text:style-name="P33">python</text:p>
      <text:p text:style-name="P24">Select librarypythonnode.jscurl</text:p>
      <text:p text:style-name="P25">Copy‍</text:p>
      <text:p text:style-name="P47"><text:soft-page-break/><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text:soft-page-break/></text:p>
      <text:p text:style-name="P47"><text:span text:style-name="Source_20_Text"><text:span text:style-name="T22">response = client.chat.comple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gpt-3.5-turbo-1106"</text:span></text:span><text:span text:style-name="Source_20_Text"><text:span text:style-name="T22">,</text:span></text:span></text:p>
      <text:p text:style-name="P47"><text:span text:style-name="Source_20_Text"><text:span text:style-name="T24"><text:s text:c="2"/></text:span></text:span><text:span text:style-name="Source_20_Text"><text:span text:style-name="T22">response_format={ </text:span></text:span><text:span text:style-name="Source_20_Text"><text:span text:style-name="T36">"type"</text:span></text:span><text:span text:style-name="Source_20_Text"><text:span text:style-name="T22">: </text:span></text:span><text:span text:style-name="Source_20_Text"><text:span text:style-name="T36">"json_object"</text:span></text:span><text:span text:style-name="Source_20_Text"><text:span text:style-name="T22"> },</text:span></text:span></text:p>
      <text:p text:style-name="P47"><text:span text:style-name="Source_20_Text"><text:span text:style-name="T24"><text:s text:c="2"/></text:span></text:span><text:span text:style-name="Source_20_Text"><text:span text:style-name="T22">messages=[</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You are a helpful assistant designed to output JSON."</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Who won the world series in 2020?"</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47"><text:span text:style-name="Source_20_Text"><text:span text:style-name="T39">print</text:span></text:span><text:span text:style-name="Source_20_Text"><text:span text:style-name="T22">(response.choices[</text:span></text:span><text:span text:style-name="Source_20_Text"><text:span text:style-name="T41">0</text:span></text:span><text:span text:style-name="Source_20_Text"><text:span text:style-name="T22">].message.content)</text:span></text:span></text:p>
      <text:p text:style-name="P19">In this example, the response includes a JSON object that looks something like the following:</text:p>
      <text:p text:style-name="P43"><text:span text:style-name="Source_20_Text"><text:span text:style-name="T22">"content": "{\"winner\": \"Los Angeles Dodgers\"}"`</text:span></text:span></text:p>
      <text:p text:style-name="P56"><text:span text:style-name="T11">Note that JSON mode is always enabled when the model is generating arguments as part of </text:span><text:a xlink:type="simple" xlink:href="https://platform.openai.com/docs/guides/function-calling" text:style-name="Internet_20_link" text:visited-style-name="Visited_20_Internet_20_Link"><text:span text:style-name="T29">function calling</text:span></text:a><text:span text:style-name="T11">.</text:span></text:p>
      <text:h text:style-name="P11" text:outline-level="2"><text:soft-page-break/><text:a xlink:type="simple" xlink:href="https://platform.openai.com/docs/guides/text-generation/reproducible-outputs" text:style-name="Internet_20_link" text:visited-style-name="Visited_20_Internet_20_Link"><text:span text:style-name="T7">Reproducible outputs </text:span></text:a></text:h>
      <text:h text:style-name="P5" text:outline-level="2"><text:a xlink:type="simple" xlink:href="https://platform.openai.com/docs/guides/text-generation/reproducible-outputs" text:style-name="Internet_20_link" text:visited-style-name="Visited_20_Internet_20_Link"><text:span text:style-name="T10">Beta</text:span></text:a></text:h>
      <text:p text:style-name="P56"><text:span text:style-name="T11">Chat Completions are non-deterministic by default (which means model outputs may differ from request to request). That being said, we offer some control towards deterministic outputs by giving you access to the </text:span><text:a xlink:type="simple" xlink:href="https://platform.openai.com/docs/api-reference/chat/create#chat-create-seed" text:style-name="Internet_20_link" text:visited-style-name="Visited_20_Internet_20_Link"><text:span text:style-name="T29">seed</text:span></text:a><text:span text:style-name="T11"> parameter and the </text:span><text:a xlink:type="simple" xlink:href="https://platform.openai.com/docs/api-reference/completions/object#completions/object-system_fingerprint" text:style-name="Internet_20_link" text:visited-style-name="Visited_20_Internet_20_Link"><text:span text:style-name="T29">system_fingerprint</text:span></text:a><text:span text:style-name="T11"> response field.</text:span></text:p>
      <text:p text:style-name="P19">To receive (mostly) deterministic outputs across API calls, you can:</text:p>
      <text:list xml:id="list1781587386" text:style-name="L18">
        <text:list-item>
          <text:p text:style-name="P102"><text:span text:style-name="T11">Set the </text:span><text:a xlink:type="simple" xlink:href="https://platform.openai.com/docs/api-reference/chat/create#chat-create-seed" text:style-name="Internet_20_link" text:visited-style-name="Visited_20_Internet_20_Link"><text:span text:style-name="T29">seed</text:span></text:a><text:span text:style-name="T11"> parameter to any integer of your choice and use the same value across requests you'd like deterministic outputs for.</text:span></text:p>
        </text:list-item>
        <text:list-item>
          <text:p text:style-name="P103"><text:span text:style-name="T11">Ensure all other parameters (like </text:span><text:span text:style-name="Source_20_Text"><text:span text:style-name="T21">prompt</text:span></text:span><text:span text:style-name="T11"> or </text:span><text:span text:style-name="Source_20_Text"><text:span text:style-name="T21">temperature</text:span></text:span><text:span text:style-name="T11">) are the exact same across requests.</text:span></text:p>
        </text:list-item>
      </text:list>
      <text:p text:style-name="P56"><text:span text:style-name="T11">Sometimes, determinism may be impacted due to necessary changes OpenAI makes to model configurations on our end. To help you keep track of these changes, we expose the </text:span><text:a xlink:type="simple" xlink:href="https://platform.openai.com/docs/api-reference/chat/object#chat/object-system_fingerprint" text:style-name="Internet_20_link" text:visited-style-name="Visited_20_Internet_20_Link"><text:span text:style-name="T29">system_fingerprint</text:span></text:a><text:span text:style-name="T11"> field. If this value is different, you may see different outputs due to changes we've made on our systems.</text:span></text:p>
      <text:p text:style-name="P15"><text:a xlink:type="simple" xlink:href="https://cookbook.openai.com/examples/reproducible_outputs_with_the_seed_parameter" office:target-frame-name="_blank" xlink:show="new" text:style-name="Internet_20_link" text:visited-style-name="Visited_20_Internet_20_Link"><text:span text:style-name="T28">Deterministic outputs</text:span></text:a></text:p>
      <text:p text:style-name="P76"><text:a xlink:type="simple" xlink:href="https://cookbook.openai.com/examples/reproducible_outputs_with_the_seed_parameter" office:target-frame-name="_blank" xlink:show="new" text:style-name="Internet_20_link" text:visited-style-name="Visited_20_Internet_20_Link"><text:span text:style-name="T31">Explore the new seed parameter in the OpenAI cookbook</text:span></text:a></text:p>
      <text:h text:style-name="P11" text:outline-level="2"><text:a xlink:type="simple" xlink:href="https://platform.openai.com/docs/guides/text-generation/managing-tokens" text:style-name="Internet_20_link" text:visited-style-name="Visited_20_Internet_20_Link"><text:span text:style-name="T7">Managing tokens</text:span></text:a></text:h>
      <text:p text:style-name="P58"><text:span text:style-name="T11">Language models read and write text in chunks called tokens. In English, a token can be as short as one character or as long as one word (e.g., </text:span><text:span text:style-name="Source_20_Text"><text:span text:style-name="T21">a</text:span></text:span><text:span text:style-name="T11"> or </text:span><text:span text:style-name="Source_20_Text"><text:span text:style-name="T21">apple</text:span></text:span><text:span text:style-name="T11">), and in some languages tokens can be even shorter than one character or even longer than one word.</text:span></text:p>
      <text:p text:style-name="P58"><text:span text:style-name="T11">For example, the string </text:span><text:span text:style-name="Source_20_Text"><text:span text:style-name="T21">"ChatGPT is great!"</text:span></text:span><text:span text:style-name="T11"> is encoded into six tokens: </text:span><text:span text:style-name="Source_20_Text"><text:span text:style-name="T21">["Chat", "G", "PT", " is", " great", "!"]</text:span></text:span><text:span text:style-name="T11">.</text:span></text:p>
      <text:p text:style-name="P19">The total number of tokens in an API call affects:</text:p>
      <text:list xml:id="list2685856636" text:style-name="L19">
        <text:list-item>
          <text:p text:style-name="P166">How much your API call costs, as you pay per token</text:p>
        </text:list-item>
        <text:list-item>
          <text:p text:style-name="P167">How long your API call takes, as writing more tokens takes more time</text:p>
        </text:list-item>
        <text:list-item>
          <text:p text:style-name="P104"><text:soft-page-break/><text:span text:style-name="T11">Whether your API call works at all, as total tokens must be below the model’s maximum limit (4097 tokens for </text:span><text:span text:style-name="Source_20_Text"><text:span text:style-name="T21">gpt-3.5-turbo</text:span></text:span><text:span text:style-name="T11">)</text:span></text:p>
        </text:list-item>
      </text:list>
      <text:p text:style-name="P56"><text:span text:style-name="T11">Both input and output tokens count toward these quantities. For example, if your API call used 10 tokens in the message input and you received 20 tokens in the message output, you would be billed for 30 tokens. Note however that for some models the price per token is different for tokens in the input vs. the output (see the </text:span><text:a xlink:type="simple" xlink:href="https://openai.com/pricing" office:target-frame-name="_blank" xlink:show="new" text:style-name="Internet_20_link" text:visited-style-name="Visited_20_Internet_20_Link"><text:span text:style-name="T29">pricing</text:span></text:a><text:span text:style-name="T11"> page for more information).</text:span></text:p>
      <text:p text:style-name="P58"><text:span text:style-name="T11">To see how many tokens are used by an API call, check the </text:span><text:span text:style-name="Source_20_Text"><text:span text:style-name="T21">usage</text:span></text:span><text:span text:style-name="T11"> field in the API response (e.g., </text:span><text:span text:style-name="Source_20_Text"><text:span text:style-name="T21">response['usage']['total_tokens']</text:span></text:span><text:span text:style-name="T11">).</text:span></text:p>
      <text:p text:style-name="P58"><text:span text:style-name="T11">Chat models like </text:span><text:span text:style-name="Source_20_Text"><text:span text:style-name="T21">gpt-3.5-turbo</text:span></text:span><text:span text:style-name="T11"> and </text:span><text:span text:style-name="Source_20_Text"><text:span text:style-name="T21">gpt-4</text:span></text:span><text:span text:style-name="T11"> use tokens in the same way as the models available in the completions API, but because of their message-based formatting, it's more difficult to count how many tokens will be used by a conversation.</text:span></text:p>
      <text:p text:style-name="P72">DEEP DIVE</text:p>
      <text:p text:style-name="P29">Counting tokens for chat API calls</text:p>
      <text:p text:style-name="P56"><text:span text:style-name="T11">To see how many tokens are in a text string without making an API call, use OpenAI’s </text:span><text:a xlink:type="simple" xlink:href="https://github.com/openai/tiktoken" office:target-frame-name="_blank" xlink:show="new" text:style-name="Internet_20_link" text:visited-style-name="Visited_20_Internet_20_Link"><text:span text:style-name="T29">tiktoken</text:span></text:a><text:span text:style-name="T11"> Python library. Example code can be found in the OpenAI Cookbook’s guide on </text:span><text:a xlink:type="simple" xlink:href="https://cookbook.openai.com/examples/how_to_count_tokens_with_tiktoken" office:target-frame-name="_blank" xlink:show="new" text:style-name="Internet_20_link" text:visited-style-name="Visited_20_Internet_20_Link"><text:span text:style-name="T29">how to count tokens with tiktoken</text:span></text:a><text:span text:style-name="T11">.</text:span></text:p>
      <text:p text:style-name="P19">Each message passed to the API consumes the number of tokens in the content, role, and other fields, plus a few extra for behind-the-scenes formatting. This may change slightly in the future.</text:p>
      <text:p text:style-name="P19">If a conversation has too many tokens to fit within a model’s maximum limit (e.g., more than 4097 tokens for gpt-3.5-turbo), you will have to truncate, omit, or otherwise shrink your text until it fits. Beware that if a message is removed from the messages input, the model will lose all knowledge of it.</text:p>
      <text:p text:style-name="P19">Note that very long conversations are more likely to receive incomplete replies. For example, a gpt-3.5-turbo conversation that is 4090 tokens long will have its reply cut off after just 6 tokens.</text:p>
      <text:h text:style-name="P11" text:outline-level="2"><text:soft-page-break/><text:a xlink:type="simple" xlink:href="https://platform.openai.com/docs/guides/text-generation/parameter-details" text:style-name="Internet_20_link" text:visited-style-name="Visited_20_Internet_20_Link"><text:span text:style-name="T7">Parameter details</text:span></text:a></text:h>
      <text:h text:style-name="P13" text:outline-level="3"><text:a xlink:type="simple" xlink:href="https://platform.openai.com/docs/guides/text-generation/frequency-and-presence-penalties" text:style-name="Internet_20_link" text:visited-style-name="Visited_20_Internet_20_Link"><text:span text:style-name="T8">Frequency and presence penalties</text:span></text:a></text:h>
      <text:p text:style-name="P56"><text:span text:style-name="T11">The frequency and presence penalties found in the </text:span><text:a xlink:type="simple" xlink:href="https://platform.openai.com/docs/api-reference/chat/create" text:style-name="Internet_20_link" text:visited-style-name="Visited_20_Internet_20_Link"><text:span text:style-name="T29">Chat Completions API</text:span></text:a><text:span text:style-name="T11"> and </text:span><text:a xlink:type="simple" xlink:href="https://platform.openai.com/docs/api-reference/completions" text:style-name="Internet_20_link" text:visited-style-name="Visited_20_Internet_20_Link"><text:span text:style-name="T29">Legacy Completions API</text:span></text:a><text:span text:style-name="T11"> can be used to reduce the likelihood of sampling repetitive sequences of tokens.</text:span></text:p>
      <text:p text:style-name="P72">DEEP DIVE</text:p>
      <text:p text:style-name="P29">Penalties behind the scenes</text:p>
      <text:p text:style-name="P19">Reasonable values for the penalty coefficients are around 0.1 to 1 if the aim is to just reduce repetitive samples somewhat. If the aim is to strongly suppress repetition, then one can increase the coefficients up to 2, but this can noticeably degrade the quality of samples. Negative values can be used to increase the likelihood of repetition.</text:p>
      <text:h text:style-name="P13" text:outline-level="3"><text:a xlink:type="simple" xlink:href="https://platform.openai.com/docs/guides/text-generation/token-log-probabilities" text:style-name="Internet_20_link" text:visited-style-name="Visited_20_Internet_20_Link"><text:span text:style-name="T8">Token log probabilities</text:span></text:a></text:h>
      <text:p text:style-name="P56"><text:span text:style-name="T11">The </text:span><text:a xlink:type="simple" xlink:href="https://platform.openai.com/docs/api-reference/chat/create#chat-create-logprobs" text:style-name="Internet_20_link" text:visited-style-name="Visited_20_Internet_20_Link"><text:span text:style-name="T29">logprobs</text:span></text:a><text:span text:style-name="T11"> parameter found in the </text:span><text:a xlink:type="simple" xlink:href="https://platform.openai.com/docs/api-reference/chat/create" text:style-name="Internet_20_link" text:visited-style-name="Visited_20_Internet_20_Link"><text:span text:style-name="T29">Chat Completions API</text:span></text:a><text:span text:style-name="T11"> and </text:span><text:a xlink:type="simple" xlink:href="https://platform.openai.com/docs/api-reference/completions" text:style-name="Internet_20_link" text:visited-style-name="Visited_20_Internet_20_Link"><text:span text:style-name="T29">Legacy Completions API</text:span></text:a><text:span text:style-name="T11">, when requested, provides the log probabilities of each output token, and a limited number of the most likely tokens at each token position alongside their log probabilities. This can be useful in some cases to assess the confidence of the model in its output, or to examine alternative responses the model might have given.</text:span></text:p>
      <text:h text:style-name="P11" text:outline-level="2"><text:a xlink:type="simple" xlink:href="https://platform.openai.com/docs/guides/text-generation/completions-api" text:style-name="Internet_20_link" text:visited-style-name="Visited_20_Internet_20_Link"><text:span text:style-name="T7">Completions API </text:span></text:a></text:h>
      <text:h text:style-name="P5" text:outline-level="2"><text:a xlink:type="simple" xlink:href="https://platform.openai.com/docs/guides/text-generation/completions-api" text:style-name="Internet_20_link" text:visited-style-name="Visited_20_Internet_20_Link"><text:span text:style-name="T43">Legacy</text:span></text:a></text:h>
      <text:p text:style-name="P58"><text:span text:style-name="T11">The completions API endpoint received its final update in July 2023 and has a different interface than the new chat completions endpoint. Instead of the input being a list of messages, the input is a freeform text string called a </text:span><text:span text:style-name="Source_20_Text"><text:span text:style-name="T21">prompt</text:span></text:span><text:span text:style-name="T11">.</text:span></text:p>
      <text:p text:style-name="P19">An example legacy Completions API call looks like the following:</text:p>
      <text:p text:style-name="P33">python</text:p>
      <text:p text:style-name="P24"><text:soft-page-break/>Select librarypythonnode.js</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response = client.comple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gpt-3.5-turbo-instruct"</text:span></text:span><text:span text:style-name="Source_20_Text"><text:span text:style-name="T22">,</text:span></text:span></text:p>
      <text:p text:style-name="P47"><text:soft-page-break/><text:span text:style-name="Source_20_Text"><text:span text:style-name="T24"><text:s text:c="2"/></text:span></text:span><text:span text:style-name="Source_20_Text"><text:span text:style-name="T22">prompt=</text:span></text:span><text:span text:style-name="Source_20_Text"><text:span text:style-name="T36">"Write a tagline for an ice cream shop."</text:span></text:span></text:p>
      <text:p text:style-name="P47"><text:span text:style-name="Source_20_Text"><text:span text:style-name="T22">)</text:span></text:span></text:p>
      <text:p text:style-name="P56"><text:span text:style-name="T11">See the full </text:span><text:a xlink:type="simple" xlink:href="https://platform.openai.com/docs/api-reference/completions" office:target-frame-name="_blank" xlink:show="new" text:style-name="Internet_20_link" text:visited-style-name="Visited_20_Internet_20_Link"><text:span text:style-name="T29">API reference documentation</text:span></text:a><text:span text:style-name="T11"> to learn more.</text:span></text:p>
      <text:h text:style-name="P14" text:outline-level="4"><text:a xlink:type="simple" xlink:href="https://platform.openai.com/docs/guides/text-generation/inserting-text" text:style-name="Internet_20_link" text:visited-style-name="Visited_20_Internet_20_Link"><text:span text:style-name="T9">Inserting text</text:span></text:a></text:h>
      <text:p text:style-name="P56"><text:span text:style-name="T11">The completions endpoint also supports inserting text by providing a </text:span><text:a xlink:type="simple" xlink:href="https://platform.openai.com/docs/api-reference/completions/create#completions-create-suffix" text:style-name="Internet_20_link" text:visited-style-name="Visited_20_Internet_20_Link"><text:span text:style-name="T29">suffix</text:span></text:a><text:span text:style-name="T11"> in addition to the standard prompt which is treated as a prefix. This need naturally arises when writing long-form text, transitioning between paragraphs, following an outline, or guiding the model towards an ending. This also works on code, and can be used to insert in the middle of a function or file.</text:span></text:p>
      <text:p text:style-name="P72">DEEP DIVE</text:p>
      <text:p text:style-name="P29">Inserting text</text:p>
      <text:h text:style-name="P13" text:outline-level="3"><text:a xlink:type="simple" xlink:href="https://platform.openai.com/docs/guides/text-generation/completions-response-format" text:style-name="Internet_20_link" text:visited-style-name="Visited_20_Internet_20_Link"><text:span text:style-name="T8">Completions response format</text:span></text:a></text:h>
      <text:p text:style-name="P19">An example completions API response looks as follows:</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oft-page-break/><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2">{</text:span></text:span></text:p>
      <text:p text:style-name="P47"><text:soft-page-break/><text:span text:style-name="Source_20_Text"><text:span text:style-name="T24"><text:s text:c="2"/></text:span></text:span><text:span text:style-name="Source_20_Text"><text:span text:style-name="T22">"choices": [</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22">"finish_reason": "length",</text:span></text:span></text:p>
      <text:p text:style-name="P47"><text:span text:style-name="Source_20_Text"><text:span text:style-name="T24"><text:s text:c="6"/></text:span></text:span><text:span text:style-name="Source_20_Text"><text:span text:style-name="T22">"index": 0,</text:span></text:span></text:p>
      <text:p text:style-name="P47"><text:span text:style-name="Source_20_Text"><text:span text:style-name="T24"><text:s text:c="6"/></text:span></text:span><text:span text:style-name="Source_20_Text"><text:span text:style-name="T22">"logprobs": null,</text:span></text:span></text:p>
      <text:p text:style-name="P47"><text:span text:style-name="Source_20_Text"><text:span text:style-name="T24"><text:s text:c="6"/></text:span></text:span><text:span text:style-name="Source_20_Text"><text:span text:style-name="T22">"text": "\n\n\"Let Your Sweet Tooth Run Wild at Our Creamy Ice Cream Shack"</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4"><text:s text:c="2"/></text:span></text:span><text:span text:style-name="Source_20_Text"><text:span text:style-name="T22">"created": 1683130927,</text:span></text:span></text:p>
      <text:p text:style-name="P47"><text:span text:style-name="Source_20_Text"><text:span text:style-name="T24"><text:s text:c="2"/></text:span></text:span><text:span text:style-name="Source_20_Text"><text:span text:style-name="T22">"id": "cmpl-7C9Wxi9Du4j1lQjdjhxBlO22M61LD",</text:span></text:span></text:p>
      <text:p text:style-name="P47"><text:span text:style-name="Source_20_Text"><text:span text:style-name="T24"><text:s text:c="2"/></text:span></text:span><text:span text:style-name="Source_20_Text"><text:span text:style-name="T22">"model": "gpt-3.5-turbo-instruct",</text:span></text:span></text:p>
      <text:p text:style-name="P47"><text:span text:style-name="Source_20_Text"><text:span text:style-name="T24"><text:s text:c="2"/></text:span></text:span><text:span text:style-name="Source_20_Text"><text:span text:style-name="T22">"object": "text_completion",</text:span></text:span></text:p>
      <text:p text:style-name="P47"><text:span text:style-name="Source_20_Text"><text:span text:style-name="T24"><text:s text:c="2"/></text:span></text:span><text:span text:style-name="Source_20_Text"><text:span text:style-name="T22">"usage": {</text:span></text:span></text:p>
      <text:p text:style-name="P47"><text:soft-page-break/><text:span text:style-name="Source_20_Text"><text:span text:style-name="T24"><text:s text:c="4"/></text:span></text:span><text:span text:style-name="Source_20_Text"><text:span text:style-name="T22">"completion_tokens": 16,</text:span></text:span></text:p>
      <text:p text:style-name="P47"><text:span text:style-name="Source_20_Text"><text:span text:style-name="T24"><text:s text:c="4"/></text:span></text:span><text:span text:style-name="Source_20_Text"><text:span text:style-name="T22">"prompt_tokens": 10,</text:span></text:span></text:p>
      <text:p text:style-name="P47"><text:span text:style-name="Source_20_Text"><text:span text:style-name="T24"><text:s text:c="4"/></text:span></text:span><text:span text:style-name="Source_20_Text"><text:span text:style-name="T22">"total_tokens": 26</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58"><text:span text:style-name="T11">In Python, the output can be extracted with </text:span><text:span text:style-name="Source_20_Text"><text:span text:style-name="T21">response['choices'][0]['text']</text:span></text:span><text:span text:style-name="T11">.</text:span></text:p>
      <text:p text:style-name="P19">The response format is similar to the response format of the Chat Completions API.</text:p>
      <text:h text:style-name="P11" text:outline-level="2"><text:a xlink:type="simple" xlink:href="https://platform.openai.com/docs/guides/text-generation/chat-completions-vs-completions" text:style-name="Internet_20_link" text:visited-style-name="Visited_20_Internet_20_Link"><text:span text:style-name="T7">Chat Completions vs. Completions</text:span></text:a></text:h>
      <text:p text:style-name="P19">The Chat Completions format can be made similar to the completions format by constructing a request using a single user message. For example, one can translate from English to French with the following completions prompt:</text:p>
      <text:p text:style-name="P43"><text:span text:style-name="Source_20_Text"><text:span text:style-name="T22">Translate the following English text to French: "{text}"</text:span></text:span></text:p>
      <text:p text:style-name="P19">And an equivalent chat prompt would be:</text:p>
      <text:p text:style-name="P43"><text:span text:style-name="Source_20_Text"><text:span text:style-name="T22">[{"role": "user", "content": 'Translate the following English text to French: "{text}"'}]</text:span></text:span></text:p>
      <text:p text:style-name="P56"><text:span text:style-name="T11">Likewise, the completions API can be used to simulate a chat between a user and an assistant by formatting the input </text:span><text:a xlink:type="simple" xlink:href="https://platform.openai.com/playground/p/default-chat?model=gpt-3.5-turbo-instruct" office:target-frame-name="_blank" xlink:show="new" text:style-name="Internet_20_link" text:visited-style-name="Visited_20_Internet_20_Link"><text:span text:style-name="T29">accordingly</text:span></text:a><text:span text:style-name="T11">.</text:span></text:p>
      <text:p text:style-name="P58"><text:span text:style-name="T11">The difference between these APIs is the underlying models that are available in each. The chat completions API is the interface to our most capable model (</text:span><text:span text:style-name="Source_20_Text"><text:span text:style-name="T21">gpt-4</text:span></text:span><text:span text:style-name="T11">), and our most cost effective model (</text:span><text:span text:style-name="Source_20_Text"><text:span text:style-name="T21">gpt-3.5-turbo</text:span></text:span><text:span text:style-name="T11">).</text:span></text:p>
      <text:h text:style-name="P14" text:outline-level="4"><text:soft-page-break/><text:a xlink:type="simple" xlink:href="https://platform.openai.com/docs/guides/text-generation/which-model-should-i-use" text:style-name="Internet_20_link" text:visited-style-name="Visited_20_Internet_20_Link"><text:span text:style-name="T9">Which model should I use?</text:span></text:a></text:h>
      <text:p text:style-name="P58"><text:span text:style-name="T11">We generally recommend that you use either </text:span><text:span text:style-name="Source_20_Text"><text:span text:style-name="T21">gpt-4</text:span></text:span><text:span text:style-name="T11"> or </text:span><text:span text:style-name="Source_20_Text"><text:span text:style-name="T21">gpt-3.5-turbo</text:span></text:span><text:span text:style-name="T11">. Which of these you should use depends on the complexity of the tasks you are using the models for. </text:span><text:span text:style-name="Source_20_Text"><text:span text:style-name="T21">gpt-4</text:span></text:span><text:span text:style-name="T11"> generally performs better on a wide range of </text:span><text:a xlink:type="simple" xlink:href="https://arxiv.org/abs/2303.08774" office:target-frame-name="_blank" xlink:show="new" text:style-name="Internet_20_link" text:visited-style-name="Visited_20_Internet_20_Link"><text:span text:style-name="T29">evaluations</text:span></text:a><text:span text:style-name="T11">. In particular, </text:span><text:span text:style-name="Source_20_Text"><text:span text:style-name="T21">gpt-4</text:span></text:span><text:span text:style-name="T11"> is more capable at carefully following complex instructions. By contrast </text:span><text:span text:style-name="Source_20_Text"><text:span text:style-name="T21">gpt-3.5-turbo</text:span></text:span><text:span text:style-name="T11"> is more likely to follow just one part of a complex multi-part instruction. </text:span><text:span text:style-name="Source_20_Text"><text:span text:style-name="T21">gpt-4</text:span></text:span><text:span text:style-name="T11"> is less likely than </text:span><text:span text:style-name="Source_20_Text"><text:span text:style-name="T21">gpt-3.5-turbo</text:span></text:span><text:span text:style-name="T11"> to make up information, a behavior known as "hallucination". </text:span><text:span text:style-name="Source_20_Text"><text:span text:style-name="T21">gpt-4</text:span></text:span><text:span text:style-name="T11"> also has a larger context window with a maximum size of 8,192 tokens compared to 4,096 tokens for </text:span><text:span text:style-name="Source_20_Text"><text:span text:style-name="T21">gpt-3.5-turbo</text:span></text:span><text:span text:style-name="T11">. However, </text:span><text:span text:style-name="Source_20_Text"><text:span text:style-name="T21">gpt-3.5-turbo</text:span></text:span><text:span text:style-name="T11"> returns outputs with lower latency and costs much less per token.</text:span></text:p>
      <text:p text:style-name="P56"><text:span text:style-name="T11">We recommend experimenting in the </text:span><text:a xlink:type="simple" xlink:href="https://platform.openai.com/playground?mode=chat" office:target-frame-name="_blank" xlink:show="new" text:style-name="Internet_20_link" text:visited-style-name="Visited_20_Internet_20_Link"><text:span text:style-name="T29">playground</text:span></text:a><text:span text:style-name="T11"> to investigate which models provide the best price performance trade-off for your usage. A common design pattern is to use several distinct query types which are each dispatched to the model appropriate to handle them.</text:span></text:p>
      <text:h text:style-name="P13" text:outline-level="3"><text:a xlink:type="simple" xlink:href="https://platform.openai.com/docs/guides/text-generation/prompt-engineering" text:style-name="Internet_20_link" text:visited-style-name="Visited_20_Internet_20_Link"><text:span text:style-name="T8">Prompt engineering</text:span></text:a></text:h>
      <text:p text:style-name="P56"><text:span text:style-name="T11">An awareness of the best practices for working with OpenAI models can make a significant difference in application performance. The failure modes that each exhibit and the ways of working around or correcting those failure modes are not always intuitive. There is an entire field related to working with language models which has come to be known as "prompt engineering", but as the field has progressed its scope has outgrown merely engineering the prompt into engineering systems that use model queries as components. To learn more, read our guide on </text:span><text:a xlink:type="simple" xlink:href="https://platform.openai.com/docs/guides/prompt-engineering" text:style-name="Internet_20_link" text:visited-style-name="Visited_20_Internet_20_Link"><text:span text:style-name="T29">prompt engineering</text:span></text:a><text:span text:style-name="T11"> which covers methods to improve model reasoning, reduce the likelihood of model hallucinations, and more. You can also find many useful resources including code samples in the </text:span><text:a xlink:type="simple" xlink:href="https://cookbook.openai.com/" office:target-frame-name="_blank" xlink:show="new" text:style-name="Internet_20_link" text:visited-style-name="Visited_20_Internet_20_Link"><text:span text:style-name="T29">OpenAI Cookbook</text:span></text:a><text:span text:style-name="T11">.</text:span></text:p>
      <text:h text:style-name="P11" text:outline-level="2"><text:a xlink:type="simple" xlink:href="https://platform.openai.com/docs/guides/text-generation/faq" text:style-name="Internet_20_link" text:visited-style-name="Visited_20_Internet_20_Link"><text:span text:style-name="T7">FAQ</text:span></text:a></text:h>
      <text:h text:style-name="P13" text:outline-level="3"><text:a xlink:type="simple" xlink:href="https://platform.openai.com/docs/guides/text-generation/how-should-i-set-the-temperature-parameter" text:style-name="Internet_20_link" text:visited-style-name="Visited_20_Internet_20_Link"><text:span text:style-name="T8">How should I set the temperature parameter?</text:span></text:a></text:h>
      <text:p text:style-name="P19">Lower values for temperature result in more consistent outputs (e.g. 0.2), while higher values generate more diverse and creative results (e.g. 1.0). Select a <text:soft-page-break/>temperature value based on the desired trade-off between coherence and creativity for your specific application. The temperature can range is from 0 to 2.</text:p>
      <text:h text:style-name="P13" text:outline-level="3"><text:a xlink:type="simple" xlink:href="https://platform.openai.com/docs/guides/text-generation/is-fine-tuning-available-for-the-latest-models" text:style-name="Internet_20_link" text:visited-style-name="Visited_20_Internet_20_Link"><text:span text:style-name="T8">Is fine-tuning available for the latest models?</text:span></text:a></text:h>
      <text:p text:style-name="P58"><text:span text:style-name="T11">Yes, for some. Currently, you can only fine-tune </text:span><text:span text:style-name="Source_20_Text"><text:span text:style-name="T21">gpt-3.5-turbo</text:span></text:span><text:span text:style-name="T11"> and our updated base models (</text:span><text:span text:style-name="Source_20_Text"><text:span text:style-name="T21">babbage-002</text:span></text:span><text:span text:style-name="T11"> and </text:span><text:span text:style-name="Source_20_Text"><text:span text:style-name="T21">davinci-002</text:span></text:span><text:span text:style-name="T11">). See the </text:span><text:a xlink:type="simple" xlink:href="https://platform.openai.com/docs/guides/fine-tuning" text:style-name="Internet_20_link" text:visited-style-name="Visited_20_Internet_20_Link"><text:span text:style-name="T29">fine-tuning guide</text:span></text:a><text:span text:style-name="T11"> for more details on how to use fine-tuned models.</text:span></text:p>
      <text:h text:style-name="P13" text:outline-level="3"><text:a xlink:type="simple" xlink:href="https://platform.openai.com/docs/guides/text-generation/do-you-store-the-data-that-is-passed-into-the-api" text:style-name="Internet_20_link" text:visited-style-name="Visited_20_Internet_20_Link"><text:span text:style-name="T8">Do you store the data that is passed into the API?</text:span></text:a></text:h>
      <text:p text:style-name="P56"><text:span text:style-name="T11">As of March 1st, 2023, we retain your API data for 30 days but no longer use your data sent via the API to improve our models. Learn more in our </text:span><text:a xlink:type="simple" xlink:href="https://openai.com/policies/usage-policies" office:target-frame-name="_blank" xlink:show="new" text:style-name="Internet_20_link" text:visited-style-name="Visited_20_Internet_20_Link"><text:span text:style-name="T29">data usage policy</text:span></text:a><text:span text:style-name="T11">. Some endpoints offer </text:span><text:a xlink:type="simple" xlink:href="https://platform.openai.com/docs/models/default-usage-policies-by-endpoint" text:style-name="Internet_20_link" text:visited-style-name="Visited_20_Internet_20_Link"><text:span text:style-name="T29">zero retention</text:span></text:a><text:span text:style-name="T11">.</text:span></text:p>
      <text:h text:style-name="P13" text:outline-level="3"><text:a xlink:type="simple" xlink:href="https://platform.openai.com/docs/guides/text-generation/how-can-i-make-my-application-more-safe" text:style-name="Internet_20_link" text:visited-style-name="Visited_20_Internet_20_Link"><text:span text:style-name="T8">How can I make my application more safe?</text:span></text:a></text:h>
      <text:p text:style-name="P56"><text:span text:style-name="T11">If you want to add a moderation layer to the outputs of the Chat API, you can follow our </text:span><text:a xlink:type="simple" xlink:href="https://platform.openai.com/docs/guides/moderation" text:style-name="Internet_20_link" text:visited-style-name="Visited_20_Internet_20_Link"><text:span text:style-name="T29">moderation guide</text:span></text:a><text:span text:style-name="T11"> to prevent content that violates OpenAI’s usage policies from being shown. We also encourage you to read our </text:span><text:a xlink:type="simple" xlink:href="https://platform.openai.com/docs/guides/safety-best-practices" text:style-name="Internet_20_link" text:visited-style-name="Visited_20_Internet_20_Link"><text:span text:style-name="T29">safety guide</text:span></text:a><text:span text:style-name="T11"> for more information on how to build safer systems.</text:span></text:p>
      <text:h text:style-name="P13" text:outline-level="3"><text:a xlink:type="simple" xlink:href="https://platform.openai.com/docs/guides/text-generation/should-i-use-chatgpt-or-the-api" text:style-name="Internet_20_link" text:visited-style-name="Visited_20_Internet_20_Link"><text:span text:style-name="T8">Should I use ChatGPT or the API?</text:span></text:a></text:h>
      <text:p text:style-name="P56"><text:a xlink:type="simple" xlink:href="https://chat.openai.com/" office:target-frame-name="_blank" xlink:show="new" text:style-name="Internet_20_link" text:visited-style-name="Visited_20_Internet_20_Link"><text:span text:style-name="T29">ChatGPT</text:span></text:a><text:span text:style-name="T11"> offers a chat interface for our models and a range of built-in features such as integrated browsing, code execution, plugins, and more. By contrast, using OpenAI’s API provides more flexibility but requires that you write code or send the requests to our models programmatically.</text:span></text:p>
      <text:h text:style-name="P2" text:outline-level="1"><text:a xlink:type="simple" xlink:href="https://platform.openai.com/docs/guides/function-calling/function-calling" text:style-name="Internet_20_link" text:visited-style-name="Visited_20_Internet_20_Link"><text:span text:style-name="T6">Function calling</text:span></text:a></text:h>
      <text:p text:style-name="P19">Learn how to connect large language models to external tools.</text:p>
      <text:p text:style-name="P51"><text:span text:style-name="T12">We are aware of an issue with non-ASCII outputs in </text:span><text:span text:style-name="Strong_20_Emphasis"><text:span text:style-name="T12">gpt-3.5-turbo-1106</text:span></text:span><text:span text:style-name="T12"> and </text:span><text:span text:style-name="Strong_20_Emphasis"><text:span text:style-name="T12">gpt-4-1106-preview</text:span></text:span><text:span text:style-name="T12">, and are working on implementing a fix. When these models generate a function call and the arguments include non-ASCII characters, the API may return Unicode escape sequences instead of the Unicode character directly. For example, </text:span><text:span text:style-name="Strong_20_Emphasis"><text:span text:style-name="T12">arguments</text:span></text:span><text:span text:style-name="T12"> may look like </text:span><text:span text:style-name="Strong_20_Emphasis"><text:span text:style-name="T12">{"location": "D\u00fcsseldorf"}</text:span></text:span><text:span text:style-name="T12"> instead of </text:span><text:span text:style-name="Strong_20_Emphasis"><text:span text:style-name="T12">{"location": "Düsseldorf"}</text:span></text:span><text:span text:style-name="T12">. Most applications should not be affected by this, as JSON parsers in languages like Python and Javascript will parse these strings into the correct objects. To stay updated on this topic, please subscribe to </text:span><text:a xlink:type="simple" xlink:href="https://community.openai.com/t/gpt-4-1106-preview-messes-up-function-call-parameters-encoding/478500" office:target-frame-name="_blank" xlink:show="new" text:style-name="Internet_20_link" text:visited-style-name="Visited_20_Internet_20_Link"><text:span text:style-name="T16">this community forum thread</text:span></text:a><text:span text:style-name="T12">.</text:span></text:p>
      <text:h text:style-name="P11" text:outline-level="2"><text:soft-page-break/><text:a xlink:type="simple" xlink:href="https://platform.openai.com/docs/guides/function-calling/introduction" text:style-name="Internet_20_link" text:visited-style-name="Visited_20_Internet_20_Link"><text:span text:style-name="T7">Introduction</text:span></text:a></text:h>
      <text:p text:style-name="P19">In an API call, you can describe functions and have the model intelligently choose to output a JSON object containing arguments to call one or many functions. The Chat Completions API does not call the function; instead, the model generates JSON that you can use to call the function in your code.</text:p>
      <text:p text:style-name="P58"><text:span text:style-name="T11">The latest models (</text:span><text:span text:style-name="Source_20_Text"><text:span text:style-name="T21">gpt-3.5-turbo-1106</text:span></text:span><text:span text:style-name="T11"> and </text:span><text:span text:style-name="Source_20_Text"><text:span text:style-name="T21">gpt-4-1106-preview</text:span></text:span><text:span text:style-name="T11">) have been trained to both detect when a function should to be called (depending on the input) and to respond with JSON that adheres to the function signature more closely than previous models. With this capability also comes potential risks. We strongly recommend building in user confirmation flows before taking actions that impact the world on behalf of users (sending an email, posting something online, making a purchase, etc).</text:span></text:p>
      <text:p text:style-name="P51"><text:span text:style-name="T12">This guide is focused on function calling with the Chat Completions API, for details on function calling in the Assistants API, please see the </text:span><text:a xlink:type="simple" xlink:href="https://platform.openai.com/docs/assistants/tools" text:style-name="Internet_20_link" text:visited-style-name="Visited_20_Internet_20_Link"><text:span text:style-name="T16">Assistants Tools page</text:span></text:a><text:span text:style-name="T12">.</text:span></text:p>
      <text:h text:style-name="P13" text:outline-level="3"><text:a xlink:type="simple" xlink:href="https://platform.openai.com/docs/guides/function-calling/common-use-cases" text:style-name="Internet_20_link" text:visited-style-name="Visited_20_Internet_20_Link"><text:span text:style-name="T8">Common use cases</text:span></text:a></text:h>
      <text:p text:style-name="P19">Function calling allows you to more reliably get structured data back from the model. For example, you can:</text:p>
      <text:list xml:id="list3567854111" text:style-name="L20">
        <text:list-item>
          <text:p text:style-name="P168">Create assistants that answer questions by calling external APIs (e.g. like ChatGPT Plugins)</text:p>
          <text:list>
            <text:list-item>
              <text:p text:style-name="P105"><text:span text:style-name="T11">e.g. define functions like </text:span><text:span text:style-name="Source_20_Text"><text:span text:style-name="T21">send_email(to: string, body: string)</text:span></text:span><text:span text:style-name="T11">, or </text:span><text:span text:style-name="Source_20_Text"><text:span text:style-name="T21">get_current_weather(location: string, unit: 'celsius' | 'fahrenheit')</text:span></text:span></text:p>
            </text:list-item>
          </text:list>
        </text:list-item>
        <text:list-item>
          <text:p text:style-name="P169">Convert natural language into API calls</text:p>
          <text:list>
            <text:list-item>
              <text:p text:style-name="P105"><text:span text:style-name="T11">e.g. convert "Who are my top customers?" to </text:span><text:span text:style-name="Source_20_Text"><text:span text:style-name="T21">get_customers(min_revenue: int, created_before: string, limit: int)</text:span></text:span><text:span text:style-name="T11"> and call your internal API</text:span></text:p>
            </text:list-item>
          </text:list>
        </text:list-item>
        <text:list-item>
          <text:p text:style-name="P169">Extract structured data from text</text:p>
          <text:list>
            <text:list-item>
              <text:p text:style-name="P106"><text:span text:style-name="T11">e.g. define a function called </text:span><text:span text:style-name="Source_20_Text"><text:span text:style-name="T21">extract_data(name: string, birthday: string)</text:span></text:span><text:span text:style-name="T11">, or </text:span><text:span text:style-name="Source_20_Text"><text:span text:style-name="T21">sql_query(query: string)</text:span></text:span></text:p>
            </text:list-item>
          </text:list>
        </text:list-item>
      </text:list>
      <text:p text:style-name="P19">...and much more!</text:p>
      <text:p text:style-name="P19"><text:soft-page-break/>The basic sequence of steps for function calling is as follows:</text:p>
      <text:list xml:id="list3553494622" text:style-name="L21">
        <text:list-item>
          <text:p text:style-name="P107"><text:span text:style-name="T11">Call the model with the user query and a set of functions defined in the </text:span><text:a xlink:type="simple" xlink:href="https://platform.openai.com/docs/api-reference/chat/create#chat/create-functions" text:style-name="Internet_20_link" text:visited-style-name="Visited_20_Internet_20_Link"><text:span text:style-name="T29">functions parameter</text:span></text:a><text:span text:style-name="T11">.</text:span></text:p>
        </text:list-item>
        <text:list-item>
          <text:p text:style-name="P170">The model can choose to call one or more functions; if so, the content will be a stringified JSON object adhering to your custom schema (note: the model may hallucinate parameters).</text:p>
        </text:list-item>
        <text:list-item>
          <text:p text:style-name="P170">Parse the string into JSON in your code, and call your function with the provided arguments if they exist.</text:p>
        </text:list-item>
        <text:list-item>
          <text:p text:style-name="P170">Call the model again by appending the function response as a new message, and let the model summarize the results back to the user.</text:p>
        </text:list-item>
      </text:list>
      <text:h text:style-name="P13" text:outline-level="3"><text:a xlink:type="simple" xlink:href="https://platform.openai.com/docs/guides/function-calling/supported-models" text:style-name="Internet_20_link" text:visited-style-name="Visited_20_Internet_20_Link"><text:span text:style-name="T8">Supported models</text:span></text:a></text:h>
      <text:p text:style-name="P19">Not all model versions are trained with function calling data. Function calling is supported with the following models:</text:p>
      <text:list xml:id="list3809010430" text:style-name="L22">
        <text:list-item>
          <text:p text:style-name="P108"><text:span text:style-name="Source_20_Text"><text:span text:style-name="T21">gpt-4</text:span></text:span></text:p>
        </text:list-item>
        <text:list-item>
          <text:p text:style-name="P108"><text:span text:style-name="Source_20_Text"><text:span text:style-name="T21">gpt-4-1106-preview</text:span></text:span></text:p>
        </text:list-item>
        <text:list-item>
          <text:p text:style-name="P108"><text:span text:style-name="Source_20_Text"><text:span text:style-name="T21">gpt-4-0613</text:span></text:span></text:p>
        </text:list-item>
        <text:list-item>
          <text:p text:style-name="P108"><text:span text:style-name="Source_20_Text"><text:span text:style-name="T21">gpt-3.5-turbo</text:span></text:span></text:p>
        </text:list-item>
        <text:list-item>
          <text:p text:style-name="P108"><text:span text:style-name="Source_20_Text"><text:span text:style-name="T21">gpt-3.5-turbo-1106</text:span></text:span></text:p>
        </text:list-item>
        <text:list-item>
          <text:p text:style-name="P109"><text:span text:style-name="Source_20_Text"><text:span text:style-name="T21">gpt-3.5-turbo-0613</text:span></text:span></text:p>
        </text:list-item>
      </text:list>
      <text:p text:style-name="P19">In addition, parallel function calls is supported on the following models:</text:p>
      <text:list xml:id="list1719912388" text:style-name="L23">
        <text:list-item>
          <text:p text:style-name="P110"><text:span text:style-name="Source_20_Text"><text:span text:style-name="T21">gpt-4-1106-preview</text:span></text:span></text:p>
        </text:list-item>
        <text:list-item>
          <text:p text:style-name="P111"><text:span text:style-name="Source_20_Text"><text:span text:style-name="T21">gpt-3.5-turbo-1106</text:span></text:span></text:p>
        </text:list-item>
      </text:list>
      <text:h text:style-name="P11" text:outline-level="2"><text:a xlink:type="simple" xlink:href="https://platform.openai.com/docs/guides/function-calling/parallel-function-calling" text:style-name="Internet_20_link" text:visited-style-name="Visited_20_Internet_20_Link"><text:span text:style-name="T7">Parallel function calling</text:span></text:a></text:h>
      <text:p text:style-name="P58"><text:span text:style-name="T11">Parallel function calling is the model's ability to perform multiple function calls together, allowing the effects and results of these function calls to be resolved in parallel. This is especially useful if functions take a long time, and reduces round trips with the API. For example, the model may call functions to get the weather in 3 different locations at the same time, which will result in a message with 3 </text:span><text:soft-page-break/><text:span text:style-name="T11">function calls in the </text:span><text:span text:style-name="Source_20_Text"><text:span text:style-name="T21">tool_calls</text:span></text:span><text:span text:style-name="T11"> array, each with an </text:span><text:span text:style-name="Source_20_Text"><text:span text:style-name="T21">id</text:span></text:span><text:span text:style-name="T11">. To respond to these function calls, add 3 new messages to the conversation, each containing the result of one function call, with a </text:span><text:span text:style-name="Source_20_Text"><text:span text:style-name="T21">tool_call_id</text:span></text:span><text:span text:style-name="T11"> referencing the </text:span><text:span text:style-name="Source_20_Text"><text:span text:style-name="T21">id</text:span></text:span><text:span text:style-name="T11"> from </text:span><text:span text:style-name="Source_20_Text"><text:span text:style-name="T21">tool_calls</text:span></text:span><text:span text:style-name="T11">.</text:span></text:p>
      <text:p text:style-name="P58"><text:span text:style-name="T11">In this example, we define a single function </text:span><text:span text:style-name="Source_20_Text"><text:span text:style-name="T21">get_current_weather</text:span></text:span><text:span text:style-name="T11">. The model calls the function multiple times, and after sending the function response back to the model, we let it decide the next step. It responded with a user-facing message which was telling the user the temperature in San Francisco, Tokyo, and Paris. Depending on the query, it may choose to call a function again.</text:span></text:p>
      <text:p text:style-name="P58"><text:span text:style-name="T11">If you want to force the model to call a specific function you can do so by setting </text:span><text:a xlink:type="simple" xlink:href="https://platform.openai.com/docs/api-reference/chat/create#chat-create-tool_choice" text:style-name="Internet_20_link" text:visited-style-name="Visited_20_Internet_20_Link"><text:span text:style-name="Source_20_Text"><text:span text:style-name="T33">tool_choice</text:span></text:span></text:a><text:span text:style-name="T11"> with a specific function name. You can also force the model to generate a user-facing message by setting </text:span><text:span text:style-name="Source_20_Text"><text:span text:style-name="T21">tool_choice: "none"</text:span></text:span><text:span text:style-name="T11">. Note that the default behavior (</text:span><text:span text:style-name="Source_20_Text"><text:span text:style-name="T21">tool_choice: "auto"</text:span></text:span><text:span text:style-name="T11">) is for the model to decide on its own whether to call a function and if so which function to call.</text:span></text:p>
      <text:p text:style-name="P31">Example invoking multiple function calls in one response</text:p>
      <text:p text:style-name="P45"><text:line-break/><text:span text:style-name="T11">You can find more examples of function calling in the OpenAI Cookbook:</text:span></text:p>
      <text:p text:style-name="P16"><text:a xlink:type="simple" xlink:href="https://cookbook.openai.com/examples/how_to_call_functions_with_chat_models" office:target-frame-name="_blank" xlink:show="new" text:style-name="Internet_20_link" text:visited-style-name="Visited_20_Internet_20_Link"><text:span text:style-name="T28">Function calling</text:span></text:a></text:p>
      <text:p text:style-name="P76"><text:a xlink:type="simple" xlink:href="https://cookbook.openai.com/examples/how_to_call_functions_with_chat_models" office:target-frame-name="_blank" xlink:show="new" text:style-name="Internet_20_link" text:visited-style-name="Visited_20_Internet_20_Link"><text:span text:style-name="T31">Learn from more examples demonstrating function calling</text:span></text:a></text:p>
      <text:h text:style-name="P13" text:outline-level="3"><text:a xlink:type="simple" xlink:href="https://platform.openai.com/docs/guides/function-calling/tokens" text:style-name="Internet_20_link" text:visited-style-name="Visited_20_Internet_20_Link"><text:span text:style-name="T8">Tokens</text:span></text:a></text:h>
      <text:p text:style-name="P19">Under the hood, functions are injected into the system message in a syntax the model has been trained on. This means functions count against the model's context limit and are billed as input tokens. If running into context limits, we suggest limiting the number of functions or the length of documentation you provide for function parameters.</text:p>
      <text:p text:style-name="P56"><text:span text:style-name="T11">It is also possible to use </text:span><text:a xlink:type="simple" xlink:href="https://platform.openai.com/docs/guides/fine-tuning/fine-tuning-examples" text:style-name="Internet_20_link" text:visited-style-name="Visited_20_Internet_20_Link"><text:span text:style-name="T29">fine-tuning</text:span></text:a><text:span text:style-name="T11"> to reduce the number of tokens used if you have many functions defined.</text:span></text:p>
      <text:h text:style-name="P2" text:outline-level="1"><text:soft-page-break/><text:a xlink:type="simple" xlink:href="https://platform.openai.com/docs/guides/embeddings/embeddings" text:style-name="Internet_20_link" text:visited-style-name="Visited_20_Internet_20_Link"><text:span text:style-name="T6">Embeddings</text:span></text:a></text:h>
      <text:h text:style-name="P11" text:outline-level="2"><text:a xlink:type="simple" xlink:href="https://platform.openai.com/docs/guides/embeddings/what-are-embeddings" text:style-name="Internet_20_link" text:visited-style-name="Visited_20_Internet_20_Link"><text:span text:style-name="T7">What are embeddings?</text:span></text:a></text:h>
      <text:p text:style-name="P19">OpenAI’s text embeddings measure the relatedness of text strings. Embeddings are commonly used for:</text:p>
      <text:list xml:id="list2166428101" text:style-name="L24">
        <text:list-item>
          <text:p text:style-name="P112"><text:span text:style-name="Strong_20_Emphasis"><text:span text:style-name="T11">Search</text:span></text:span><text:span text:style-name="T11"> (where results are ranked by relevance to a query string)</text:span></text:p>
        </text:list-item>
        <text:list-item>
          <text:p text:style-name="P113"><text:span text:style-name="Strong_20_Emphasis"><text:span text:style-name="T11">Clustering</text:span></text:span><text:span text:style-name="T11"> (where text strings are grouped by similarity)</text:span></text:p>
        </text:list-item>
        <text:list-item>
          <text:p text:style-name="P113"><text:span text:style-name="Strong_20_Emphasis"><text:span text:style-name="T11">Recommendations</text:span></text:span><text:span text:style-name="T11"> (where items with related text strings are recommended)</text:span></text:p>
        </text:list-item>
        <text:list-item>
          <text:p text:style-name="P113"><text:span text:style-name="Strong_20_Emphasis"><text:span text:style-name="T11">Anomaly detection</text:span></text:span><text:span text:style-name="T11"> (where outliers with little relatedness are identified)</text:span></text:p>
        </text:list-item>
        <text:list-item>
          <text:p text:style-name="P113"><text:span text:style-name="Strong_20_Emphasis"><text:span text:style-name="T11">Diversity measurement</text:span></text:span><text:span text:style-name="T11"> (where similarity distributions are analyzed)</text:span></text:p>
        </text:list-item>
        <text:list-item>
          <text:p text:style-name="P113"><text:span text:style-name="Strong_20_Emphasis"><text:span text:style-name="T11">Classification</text:span></text:span><text:span text:style-name="T11"> (where text strings are classified by their most similar label)</text:span></text:p>
        </text:list-item>
      </text:list>
      <text:p text:style-name="P51"><text:span text:style-name="T12">We are excited to announce that the new </text:span><text:a xlink:type="simple" xlink:href="https://platform.openai.com/docs/assistants" text:style-name="Internet_20_link" text:visited-style-name="Visited_20_Internet_20_Link"><text:span text:style-name="T16">Assistants API</text:span></text:a><text:span text:style-name="T12"> comes with retrieval and built in message history management. If you don't want to worry about making and storing embeddings yourself, check out the </text:span><text:a xlink:type="simple" xlink:href="https://platform.openai.com/docs/assistants" text:style-name="Internet_20_link" text:visited-style-name="Visited_20_Internet_20_Link"><text:span text:style-name="T16">Assistants API</text:span></text:a><text:span text:style-name="T12"> to learn more.</text:span></text:p>
      <text:p text:style-name="P56"><text:span text:style-name="T11">An embedding is a vector (list) of floating point numbers. The </text:span><text:a xlink:type="simple" xlink:href="https://platform.openai.com/docs/guides/embeddings/which-distance-function-should-i-use" text:style-name="Internet_20_link" text:visited-style-name="Visited_20_Internet_20_Link"><text:span text:style-name="T29">distance</text:span></text:a><text:span text:style-name="T11"> between two vectors measures their relatedness. Small distances suggest high relatedness and large distances suggest low relatedness.</text:span></text:p>
      <text:p text:style-name="P56"><text:span text:style-name="T11">Visit our </text:span><text:a xlink:type="simple" xlink:href="https://openai.com/api/pricing/" office:target-frame-name="_blank" xlink:show="new" text:style-name="Internet_20_link" text:visited-style-name="Visited_20_Internet_20_Link"><text:span text:style-name="T29">pricing page</text:span></text:a><text:span text:style-name="T11"> to learn about Embeddings pricing. Requests are billed based on the number of </text:span><text:a xlink:type="simple" xlink:href="https://platform.openai.com/tokenizer" text:style-name="Internet_20_link" text:visited-style-name="Visited_20_Internet_20_Link"><text:span text:style-name="T29">tokens</text:span></text:a><text:span text:style-name="T11"> in the </text:span><text:a xlink:type="simple" xlink:href="https://platform.openai.com/docs/api-reference/embeddings/create#embeddings/create-input" text:style-name="Internet_20_link" text:visited-style-name="Visited_20_Internet_20_Link"><text:span text:style-name="T29">input</text:span></text:a><text:span text:style-name="T11"> sent.</text:span></text:p>
      <text:p text:style-name="P61"><text:span text:style-name="Strong_20_Emphasis"><text:span text:style-name="T12">To see embeddings in action, check out our code samples</text:span></text:span></text:p>
      <text:list xml:id="list3298254096" text:style-name="L25">
        <text:list-item>
          <text:p text:style-name="P215">Classification</text:p>
        </text:list-item>
        <text:list-item>
          <text:p text:style-name="P216">Topic clustering</text:p>
        </text:list-item>
        <text:list-item>
          <text:p text:style-name="P216">Search</text:p>
        </text:list-item>
        <text:list-item>
          <text:p text:style-name="P216">Recommendations</text:p>
        </text:list-item>
      </text:list>
      <text:p text:style-name="P78"><text:a xlink:type="simple" xlink:href="https://platform.openai.com/docs/guides/embeddings/use-cases" text:style-name="Internet_20_link" text:visited-style-name="Visited_20_Internet_20_Link"><text:span text:style-name="T44">Browse Samples‍</text:span></text:a></text:p>
      <text:h text:style-name="P11" text:outline-level="2"><text:soft-page-break/><text:a xlink:type="simple" xlink:href="https://platform.openai.com/docs/guides/embeddings/how-to-get-embeddings" text:style-name="Internet_20_link" text:visited-style-name="Visited_20_Internet_20_Link"><text:span text:style-name="T7">How to get embeddings</text:span></text:a></text:h>
      <text:p text:style-name="P58"><text:span text:style-name="T11">To get an embedding, send your text string to the </text:span><text:a xlink:type="simple" xlink:href="https://platform.openai.com/docs/api-reference/embeddings" text:style-name="Internet_20_link" text:visited-style-name="Visited_20_Internet_20_Link"><text:span text:style-name="T29">embeddings API endpoint</text:span></text:a><text:span text:style-name="T11"> along with the embedding model ID (</text:span><text:span text:style-name="Source_20_Text"><text:span text:style-name="T21">text-embedding-ada-002</text:span></text:span><text:span text:style-name="T11">). The response will contain an embedding, which you can extract, save, and use.</text:span></text:p>
      <text:p text:style-name="P19">Example requests:</text:p>
      <text:p text:style-name="P33">Example: Getting embeddings</text:p>
      <text:p text:style-name="P34">curl</text:p>
      <text:p text:style-name="P24">Select librarypython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oft-page-break/><text:span text:style-name="Source_20_Text"><text:span text:style-name="T22">curl https://api.openai.com/v1/embeddings \</text:span></text:span></text:p>
      <text:p text:style-name="P47"><text:span text:style-name="Source_20_Text"><text:span text:style-name="T24"><text:s text:c="2"/></text:span></text:span><text:span text:style-name="Source_20_Text"><text:span text:style-name="T22">-H </text:span></text:span><text:span text:style-name="Source_20_Text"><text:span text:style-name="T36">"Content-Type: application/json"</text:span></text:span><text:span text:style-name="Source_20_Text"><text:span text:style-name="T22"> \</text:span></text:span></text:p>
      <text:p text:style-name="P47"><text:span text:style-name="Source_20_Text"><text:span text:style-name="T24"><text:s text:c="2"/></text:span></text:span><text:span text:style-name="Source_20_Text"><text:span text:style-name="T22">-H </text:span></text:span><text:span text:style-name="Source_20_Text"><text:span text:style-name="T36">"Authorization: Bearer </text:span></text:span><text:span text:style-name="Source_20_Text"><text:span text:style-name="T41">$OPENAI_API_KEY</text:span></text:span><text:span text:style-name="Source_20_Text"><text:span text:style-name="T36">"</text:span></text:span><text:span text:style-name="Source_20_Text"><text:span text:style-name="T22"> \</text:span></text:span></text:p>
      <text:p text:style-name="P47"><text:span text:style-name="Source_20_Text"><text:span text:style-name="T24"><text:s text:c="2"/></text:span></text:span><text:span text:style-name="Source_20_Text"><text:span text:style-name="T22">-d </text:span></text:span><text:span text:style-name="Source_20_Text"><text:span text:style-name="T36">'{</text:span></text:span></text:p>
      <text:p text:style-name="P47"><text:span text:style-name="Source_20_Text"><text:span text:style-name="T38"><text:s text:c="4"/></text:span></text:span><text:span text:style-name="Source_20_Text"><text:span text:style-name="T36">"input": "Your text string goes here",</text:span></text:span></text:p>
      <text:p text:style-name="P47"><text:span text:style-name="Source_20_Text"><text:span text:style-name="T38"><text:s text:c="4"/></text:span></text:span><text:span text:style-name="Source_20_Text"><text:span text:style-name="T36">"model": "text-embedding-ada-002"</text:span></text:span></text:p>
      <text:p text:style-name="P47"><text:span text:style-name="Source_20_Text"><text:span text:style-name="T38"><text:s text:c="2"/></text:span></text:span><text:span text:style-name="Source_20_Text"><text:span text:style-name="T36">}'</text:span></text:span></text:p>
      <text:p text:style-name="P19">Example response:</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oft-page-break/><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oft-page-break/><text:span text:style-name="Source_20_Text"><text:span text:style-name="T23">21</text:span></text:span></text:p>
      <text:p text:style-name="P47"><text:span text:style-name="Source_20_Text"><text:span text:style-name="T22">{</text:span></text:span></text:p>
      <text:p text:style-name="P47"><text:span text:style-name="Source_20_Text"><text:span text:style-name="T24"><text:s text:c="2"/></text:span></text:span><text:span text:style-name="Source_20_Text"><text:span text:style-name="T22">"data": [</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22">"embedding": [</text:span></text:span></text:p>
      <text:p text:style-name="P47"><text:span text:style-name="Source_20_Text"><text:span text:style-name="T24"><text:s text:c="8"/></text:span></text:span><text:span text:style-name="Source_20_Text"><text:span text:style-name="T22">-0.006929283495992422,</text:span></text:span></text:p>
      <text:p text:style-name="P47"><text:span text:style-name="Source_20_Text"><text:span text:style-name="T24"><text:s text:c="8"/></text:span></text:span><text:span text:style-name="Source_20_Text"><text:span text:style-name="T22">-0.005336422007530928,</text:span></text:span></text:p>
      <text:p text:style-name="P47"><text:span text:style-name="Source_20_Text"><text:span text:style-name="T24"><text:s text:c="8"/></text:span></text:span><text:span text:style-name="Source_20_Text"><text:span text:style-name="T22">...</text:span></text:span></text:p>
      <text:p text:style-name="P47"><text:span text:style-name="Source_20_Text"><text:span text:style-name="T24"><text:s text:c="8"/></text:span></text:span><text:span text:style-name="Source_20_Text"><text:span text:style-name="T22">-4.547132266452536e-05,</text:span></text:span></text:p>
      <text:p text:style-name="P47"><text:span text:style-name="Source_20_Text"><text:span text:style-name="T24"><text:s text:c="8"/></text:span></text:span><text:span text:style-name="Source_20_Text"><text:span text:style-name="T22">-0.024047505110502243</text:span></text:span></text:p>
      <text:p text:style-name="P47"><text:span text:style-name="Source_20_Text"><text:span text:style-name="T24"><text:s text:c="6"/></text:span></text:span><text:span text:style-name="Source_20_Text"><text:span text:style-name="T22">],</text:span></text:span></text:p>
      <text:p text:style-name="P47"><text:span text:style-name="Source_20_Text"><text:span text:style-name="T24"><text:s text:c="6"/></text:span></text:span><text:span text:style-name="Source_20_Text"><text:span text:style-name="T22">"index": 0,</text:span></text:span></text:p>
      <text:p text:style-name="P47"><text:span text:style-name="Source_20_Text"><text:span text:style-name="T24"><text:s text:c="6"/></text:span></text:span><text:span text:style-name="Source_20_Text"><text:span text:style-name="T22">"object": "embedding"</text:span></text:span></text:p>
      <text:p text:style-name="P47"><text:span text:style-name="Source_20_Text"><text:span text:style-name="T24"><text:s text:c="4"/></text:span></text:span><text:span text:style-name="Source_20_Text"><text:span text:style-name="T22">}</text:span></text:span></text:p>
      <text:p text:style-name="P47"><text:soft-page-break/><text:span text:style-name="Source_20_Text"><text:span text:style-name="T24"><text:s text:c="2"/></text:span></text:span><text:span text:style-name="Source_20_Text"><text:span text:style-name="T22">],</text:span></text:span></text:p>
      <text:p text:style-name="P47"><text:span text:style-name="Source_20_Text"><text:span text:style-name="T24"><text:s text:c="2"/></text:span></text:span><text:span text:style-name="Source_20_Text"><text:span text:style-name="T22">"model": "text-embedding-ada-002",</text:span></text:span></text:p>
      <text:p text:style-name="P47"><text:span text:style-name="Source_20_Text"><text:span text:style-name="T24"><text:s text:c="2"/></text:span></text:span><text:span text:style-name="Source_20_Text"><text:span text:style-name="T22">"object": "list",</text:span></text:span></text:p>
      <text:p text:style-name="P47"><text:span text:style-name="Source_20_Text"><text:span text:style-name="T24"><text:s text:c="2"/></text:span></text:span><text:span text:style-name="Source_20_Text"><text:span text:style-name="T22">"usage": {</text:span></text:span></text:p>
      <text:p text:style-name="P47"><text:span text:style-name="Source_20_Text"><text:span text:style-name="T24"><text:s text:c="4"/></text:span></text:span><text:span text:style-name="Source_20_Text"><text:span text:style-name="T22">"prompt_tokens": 5,</text:span></text:span></text:p>
      <text:p text:style-name="P47"><text:span text:style-name="Source_20_Text"><text:span text:style-name="T24"><text:s text:c="4"/></text:span></text:span><text:span text:style-name="Source_20_Text"><text:span text:style-name="T22">"total_tokens": 5</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56"><text:span text:style-name="T11">See more Python code examples in the </text:span><text:a xlink:type="simple" xlink:href="https://cookbook.openai.com/" office:target-frame-name="_blank" xlink:show="new" text:style-name="Internet_20_link" text:visited-style-name="Visited_20_Internet_20_Link"><text:span text:style-name="T29">OpenAI Cookbook</text:span></text:a><text:span text:style-name="T11">.</text:span></text:p>
      <text:p text:style-name="P56"><text:span text:style-name="T11">When using OpenAI embeddings, please keep in mind their </text:span><text:a xlink:type="simple" xlink:href="https://platform.openai.com/docs/guides/embeddings/limitations-risks" text:style-name="Internet_20_link" text:visited-style-name="Visited_20_Internet_20_Link"><text:span text:style-name="T29">limitations and risks</text:span></text:a><text:span text:style-name="T11">.</text:span></text:p>
      <text:h text:style-name="P11" text:outline-level="2"><text:a xlink:type="simple" xlink:href="https://platform.openai.com/docs/guides/embeddings/embedding-models" text:style-name="Internet_20_link" text:visited-style-name="Visited_20_Internet_20_Link"><text:span text:style-name="T7">Embedding models</text:span></text:a></text:h>
      <text:p text:style-name="P58"><text:span text:style-name="T11">OpenAI offers a powerful second-generation embedding model (denoted by </text:span><text:span text:style-name="Source_20_Text"><text:span text:style-name="T21">-002</text:span></text:span><text:span text:style-name="T11"> in the model ID). It’s better, cheaper, and simpler to use than previous embeddings models. Read the </text:span><text:a xlink:type="simple" xlink:href="https://openai.com/blog/new-and-improved-embedding-model" office:target-frame-name="_blank" xlink:show="new" text:style-name="Internet_20_link" text:visited-style-name="Visited_20_Internet_20_Link"><text:span text:style-name="T29">blog post announcement</text:span></text:a><text:span text:style-name="T11">.</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71">MODEL GENERATION</text:p>
            </table:table-cell>
            <table:table-cell table:style-name="Table12.A1" office:value-type="string">
              <text:p text:style-name="P71">TOKENIZER</text:p>
            </table:table-cell>
            <table:table-cell table:style-name="Table12.A1" office:value-type="string">
              <text:p text:style-name="P71">MAX INPUT TOKENS</text:p>
            </table:table-cell>
            <table:table-cell table:style-name="Table12.A1" office:value-type="string">
              <text:p text:style-name="P71">KNOWLEDGE CUTOFF</text:p>
            </table:table-cell>
          </table:table-row>
        </table:table-header-rows>
        <table:table-row>
          <table:table-cell table:style-name="Table12.A2" office:value-type="string">
            <text:p text:style-name="Table_20_Contents">V2</text:p>
          </table:table-cell>
          <table:table-cell table:style-name="Table12.A2" office:value-type="string">
            <text:p text:style-name="Table_20_Contents">cl100k_base</text:p>
          </table:table-cell>
          <table:table-cell table:style-name="Table12.A2" office:value-type="string">
            <text:p text:style-name="Table_20_Contents">8191</text:p>
          </table:table-cell>
          <table:table-cell table:style-name="Table12.A2" office:value-type="string">
            <text:p text:style-name="Table_20_Contents">Sep 2021</text:p>
          </table:table-cell>
        </table:table-row>
        <table:table-row>
          <table:table-cell table:style-name="Table12.A2" office:value-type="string">
            <text:p text:style-name="Table_20_Contents">V1</text:p>
          </table:table-cell>
          <table:table-cell table:style-name="Table12.A2" office:value-type="string">
            <text:p text:style-name="Table_20_Contents">GPT-2/GPT-3</text:p>
          </table:table-cell>
          <table:table-cell table:style-name="Table12.A2" office:value-type="string">
            <text:p text:style-name="Table_20_Contents">2046</text:p>
          </table:table-cell>
          <table:table-cell table:style-name="Table12.A2" office:value-type="string">
            <text:p text:style-name="Table_20_Contents">Aug 2020</text:p>
          </table:table-cell>
        </table:table-row>
      </table:table>
      <text:p text:style-name="P19">Usage is priced per input token, at a rate of $0.0004 per 1000 tokens, or about ~3,000 pages per US dollar (assuming ~800 tokens per pag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1">MODEL</text:p>
            </table:table-cell>
            <table:table-cell table:style-name="Table13.A1" office:value-type="string">
              <text:p text:style-name="P71">ROUGH PAGES PER DOLLAR</text:p>
            </table:table-cell>
            <table:table-cell table:style-name="Table13.A1" office:value-type="string">
              <text:p text:style-name="P74"><text:span text:style-name="T59">EXAMPLE PERFORMANCE ON </text:span><text:a xlink:type="simple" xlink:href="https://paperswithcode.com/sota/zero-shot-text-search-on-beir" office:target-frame-name="_blank" xlink:show="new" text:style-name="Internet_20_link" text:visited-style-name="Visited_20_Internet_20_Link"><text:span text:style-name="T58">BEIR</text:span></text:a><text:span text:style-name="T59"> SEARCH EVAL</text:span></text:p>
            </table:table-cell>
          </table:table-row>
        </table:table-header-rows>
        <table:table-row>
          <table:table-cell table:style-name="Table13.A2" office:value-type="string">
            <text:p text:style-name="Table_20_Contents">text-embedding-ada-002</text:p>
          </table:table-cell>
          <table:table-cell table:style-name="Table13.A2" office:value-type="string">
            <text:p text:style-name="Table_20_Contents">3000</text:p>
          </table:table-cell>
          <table:table-cell table:style-name="Table13.A2" office:value-type="string">
            <text:p text:style-name="Table_20_Contents">53.9</text:p>
          </table:table-cell>
        </table:table-row>
      </table:table>
      <text:h text:style-name="P11" text:outline-level="2"><text:soft-page-break/><text:a xlink:type="simple" xlink:href="https://platform.openai.com/docs/guides/embeddings/use-cases" text:style-name="Internet_20_link" text:visited-style-name="Visited_20_Internet_20_Link"><text:span text:style-name="T7">Use cases</text:span></text:a></text:h>
      <text:p text:style-name="P56"><text:span text:style-name="T11">Here we show some representative use cases. We will use the </text:span><text:a xlink:type="simple" xlink:href="https://www.kaggle.com/snap/amazon-fine-food-reviews" office:target-frame-name="_blank" xlink:show="new" text:style-name="Internet_20_link" text:visited-style-name="Visited_20_Internet_20_Link"><text:span text:style-name="T29">Amazon fine-food reviews dataset</text:span></text:a><text:span text:style-name="T11"> for the following examples.</text:span></text:p>
      <text:h text:style-name="P13" text:outline-level="3"><text:a xlink:type="simple" xlink:href="https://platform.openai.com/docs/guides/embeddings/obtaining-the-embeddings" text:style-name="Internet_20_link" text:visited-style-name="Visited_20_Internet_20_Link"><text:span text:style-name="T8">Obtaining the embeddings</text:span></text:a></text:h>
      <text:p text:style-name="P19">The dataset contains a total of 568,454 food reviews Amazon users left up to October 2012. We will use a subset of 1,000 most recent reviews for illustration purposes. The reviews are in English and tend to be positive or negative. Each review has a ProductId, UserId, Score, review title (Summary) and review body (Text). For exampl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71">PRODUCT ID</text:p>
            </table:table-cell>
            <table:table-cell table:style-name="Table14.A1" office:value-type="string">
              <text:p text:style-name="P71">USER ID</text:p>
            </table:table-cell>
            <table:table-cell table:style-name="Table14.A1" office:value-type="string">
              <text:p text:style-name="P71">SCORE</text:p>
            </table:table-cell>
            <table:table-cell table:style-name="Table14.A1" office:value-type="string">
              <text:p text:style-name="P71">SUMMARY</text:p>
            </table:table-cell>
            <table:table-cell table:style-name="Table14.A1" office:value-type="string">
              <text:p text:style-name="P71">TEXT</text:p>
            </table:table-cell>
          </table:table-row>
        </table:table-header-rows>
        <table:table-row>
          <table:table-cell table:style-name="Table14.A2" office:value-type="string">
            <text:p text:style-name="P65">B001E4KFG0</text:p>
          </table:table-cell>
          <table:table-cell table:style-name="Table14.A2" office:value-type="string">
            <text:p text:style-name="P65">A3SGXH7AUHU8GW</text:p>
          </table:table-cell>
          <table:table-cell table:style-name="Table14.A2" office:value-type="string">
            <text:p text:style-name="P65">5</text:p>
          </table:table-cell>
          <table:table-cell table:style-name="Table14.A2" office:value-type="string">
            <text:p text:style-name="P65">Good Quality Dog Food</text:p>
          </table:table-cell>
          <table:table-cell table:style-name="Table14.A2" office:value-type="string">
            <text:p text:style-name="P65">I have bought several of the Vitality canned...</text:p>
          </table:table-cell>
        </table:table-row>
        <table:table-row>
          <table:table-cell table:style-name="Table14.A2" office:value-type="string">
            <text:p text:style-name="P65">B00813GRG4</text:p>
          </table:table-cell>
          <table:table-cell table:style-name="Table14.A2" office:value-type="string">
            <text:p text:style-name="P65">A1D87F6ZCVE5NK</text:p>
          </table:table-cell>
          <table:table-cell table:style-name="Table14.A2" office:value-type="string">
            <text:p text:style-name="P65">1</text:p>
          </table:table-cell>
          <table:table-cell table:style-name="Table14.A2" office:value-type="string">
            <text:p text:style-name="P65">Not as Advertised</text:p>
          </table:table-cell>
          <table:table-cell table:style-name="Table14.A2" office:value-type="string">
            <text:p text:style-name="P65">Product arrived labeled as Jumbo Salted Peanut...</text:p>
          </table:table-cell>
        </table:table-row>
      </table:table>
      <text:p text:style-name="P19">We will combine the review summary and review text into a single combined text. The model will encode this combined text and output a single vector embedding.</text:p>
      <text:p text:style-name="P46"><text:a xlink:type="simple" xlink:href="https://cookbook.openai.com/examples/get_embeddings_from_dataset" office:target-frame-name="_blank" xlink:show="new" text:style-name="Internet_20_link" text:visited-style-name="Visited_20_Internet_20_Link"><text:span text:style-name="T30">Get embeddings from dataset</text:span></text:a></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oft-page-break/><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34">def</text:span></text:span><text:span text:style-name="Source_20_Text"><text:span text:style-name="T22"> </text:span></text:span><text:span text:style-name="Source_20_Text"><text:span text:style-name="T45">get_embedding</text:span></text:span><text:span text:style-name="Source_20_Text"><text:span text:style-name="T22">(text, model=</text:span></text:span><text:span text:style-name="Source_20_Text"><text:span text:style-name="T36">"text-embedding-ada-002"</text:span></text:span><text:span text:style-name="Source_20_Text"><text:span text:style-name="T22">):</text:span></text:span></text:p>
      <text:p text:style-name="P47"><text:span text:style-name="Source_20_Text"><text:span text:style-name="T24"><text:s text:c="3"/></text:span></text:span><text:span text:style-name="Source_20_Text"><text:span text:style-name="T22">text = text.replace(</text:span></text:span><text:span text:style-name="Source_20_Text"><text:span text:style-name="T36">"\n"</text:span></text:span><text:span text:style-name="Source_20_Text"><text:span text:style-name="T22">, </text:span></text:span><text:span text:style-name="Source_20_Text"><text:span text:style-name="T36">" "</text:span></text:span><text:span text:style-name="Source_20_Text"><text:span text:style-name="T22">)</text:span></text:span></text:p>
      <text:p text:style-name="P47"><text:span text:style-name="Source_20_Text"><text:span text:style-name="T24"><text:s text:c="3"/></text:span></text:span><text:span text:style-name="Source_20_Text"><text:span text:style-name="T34">return</text:span></text:span><text:span text:style-name="Source_20_Text"><text:span text:style-name="T22"> client.embeddings.create(</text:span></text:span><text:span text:style-name="Source_20_Text"><text:span text:style-name="T39">input</text:span></text:span><text:span text:style-name="Source_20_Text"><text:span text:style-name="T22"> = [text], model=model).data[</text:span></text:span><text:span text:style-name="Source_20_Text"><text:span text:style-name="T41">0</text:span></text:span><text:span text:style-name="Source_20_Text"><text:span text:style-name="T22">].embedding</text:span></text:span></text:p>
      <text:p text:style-name="P47"/>
      <text:p text:style-name="P47"><text:span text:style-name="Source_20_Text"><text:span text:style-name="T22">df[</text:span></text:span><text:span text:style-name="Source_20_Text"><text:span text:style-name="T36">'ada_embedding'</text:span></text:span><text:span text:style-name="Source_20_Text"><text:span text:style-name="T22">] = df.combined.apply(</text:span></text:span><text:span text:style-name="Source_20_Text"><text:span text:style-name="T34">lambda</text:span></text:span><text:span text:style-name="Source_20_Text"><text:span text:style-name="T22"> x: get_embedding(x, model=</text:span></text:span><text:span text:style-name="Source_20_Text"><text:span text:style-name="T36">'text-embedding-ada-002'</text:span></text:span><text:span text:style-name="Source_20_Text"><text:span text:style-name="T22">))</text:span></text:span></text:p>
      <text:p text:style-name="P47"><text:span text:style-name="Source_20_Text"><text:span text:style-name="T22">df.to_csv(</text:span></text:span><text:span text:style-name="Source_20_Text"><text:span text:style-name="T36">'output/embedded_1k_reviews.csv'</text:span></text:span><text:span text:style-name="Source_20_Text"><text:span text:style-name="T22">, index=</text:span></text:span><text:span text:style-name="Source_20_Text"><text:span text:style-name="T34">False</text:span></text:span><text:span text:style-name="Source_20_Text"><text:span text:style-name="T22">)</text:span></text:span></text:p>
      <text:p text:style-name="P19">To load the data from a saved file, you can run the following:</text:p>
      <text:p text:style-name="P43"><text:span text:style-name="Source_20_Text"><text:span text:style-name="T23">1</text:span></text:span></text:p>
      <text:p text:style-name="P47"><text:soft-page-break/><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34">import</text:span></text:span><text:span text:style-name="Source_20_Text"><text:span text:style-name="T22"> pandas </text:span></text:span><text:span text:style-name="Source_20_Text"><text:span text:style-name="T34">as</text:span></text:span><text:span text:style-name="Source_20_Text"><text:span text:style-name="T22"> pd</text:span></text:span></text:p>
      <text:p text:style-name="P47"/>
      <text:p text:style-name="P47"><text:span text:style-name="Source_20_Text"><text:span text:style-name="T22">df = pd.read_csv(</text:span></text:span><text:span text:style-name="Source_20_Text"><text:span text:style-name="T36">'output/embedded_1k_reviews.csv'</text:span></text:span><text:span text:style-name="Source_20_Text"><text:span text:style-name="T22">)</text:span></text:span></text:p>
      <text:p text:style-name="P47"><text:span text:style-name="Source_20_Text"><text:span text:style-name="T22">df[</text:span></text:span><text:span text:style-name="Source_20_Text"><text:span text:style-name="T36">'ada_embedding'</text:span></text:span><text:span text:style-name="Source_20_Text"><text:span text:style-name="T22">] = df.ada_embedding.apply(</text:span></text:span><text:span text:style-name="Source_20_Text"><text:span text:style-name="T39">eval</text:span></text:span><text:span text:style-name="Source_20_Text"><text:span text:style-name="T22">).apply(np.array)</text:span></text:span></text:p>
      <text:p text:style-name="P31">Data visualization in 2D</text:p>
      <text:p text:style-name="P31">Embedding as a text feature encoder for ML algorithms</text:p>
      <text:p text:style-name="P31">Classification using the embedding features</text:p>
      <text:p text:style-name="P31">Zero-shot classification</text:p>
      <text:p text:style-name="P31">Obtaining user and product embeddings for cold-start recommendation</text:p>
      <text:p text:style-name="P31">Clustering</text:p>
      <text:p text:style-name="P31">Text search using embeddings</text:p>
      <text:p text:style-name="P31">Code search using embeddings</text:p>
      <text:p text:style-name="P32">Recommendations using embeddings</text:p>
      <text:h text:style-name="P11" text:outline-level="2"><text:a xlink:type="simple" xlink:href="https://platform.openai.com/docs/guides/embeddings/limitations-risks" text:style-name="Internet_20_link" text:visited-style-name="Visited_20_Internet_20_Link"><text:span text:style-name="T7">Limitations &amp; risks</text:span></text:a></text:h>
      <text:p text:style-name="P19">Our embedding models may be unreliable or pose social risks in certain cases, and may cause harm in the absence of mitigations.</text:p>
      <text:h text:style-name="P14" text:outline-level="4"><text:soft-page-break/><text:a xlink:type="simple" xlink:href="https://platform.openai.com/docs/guides/embeddings/social-bias" text:style-name="Internet_20_link" text:visited-style-name="Visited_20_Internet_20_Link"><text:span text:style-name="T9">Social bias</text:span></text:a></text:h>
      <text:p text:style-name="P55"><text:span text:style-name="Strong_20_Emphasis"><text:span text:style-name="T47">Limitation</text:span></text:span><text:span text:style-name="T47">: The models encode social biases, e.g. via stereotypes or negative sentiment towards certain groups.</text:span></text:p>
      <text:p text:style-name="P56"><text:span text:style-name="T11">We found evidence of bias in our models via running the SEAT (</text:span><text:a xlink:type="simple" xlink:href="https://arxiv.org/abs/1903.10561" office:target-frame-name="_blank" xlink:show="new" text:style-name="Internet_20_link" text:visited-style-name="Visited_20_Internet_20_Link"><text:span text:style-name="T29">May et al, 2019</text:span></text:a><text:span text:style-name="T11">) and the Winogender (</text:span><text:a xlink:type="simple" xlink:href="https://arxiv.org/abs/1804.09301" office:target-frame-name="_blank" xlink:show="new" text:style-name="Internet_20_link" text:visited-style-name="Visited_20_Internet_20_Link"><text:span text:style-name="T29">Rudinger et al, 2018</text:span></text:a><text:span text:style-name="T11">) benchmarks. Together, these benchmarks consist of 7 tests that measure whether models contain implicit biases when applied to gendered names, regional names, and some stereotypes.</text:span></text:p>
      <text:p text:style-name="P19">For example, we found that our models more strongly associate (a) European American names with positive sentiment, when compared to African American names, and (b) negative stereotypes with black women.</text:p>
      <text:p text:style-name="P19">These benchmarks are limited in several ways: (a) they may not generalize to your particular use case, and (b) they only test for a very small slice of possible social bias.</text:p>
      <text:p text:style-name="P56"><text:span text:style-name="Strong_20_Emphasis"><text:span text:style-name="T11">These tests are preliminary, and we recommend running tests for your specific use cases.</text:span></text:span><text:span text:style-name="T11"> These results should be taken as evidence of the existence of the phenomenon, not a definitive characterization of it for your use case. Please see our </text:span><text:a xlink:type="simple" xlink:href="https://openai.com/policies/usage-policies" office:target-frame-name="_blank" xlink:show="new" text:style-name="Internet_20_link" text:visited-style-name="Visited_20_Internet_20_Link"><text:span text:style-name="T29">usage policies</text:span></text:a><text:span text:style-name="T11"> for more details and guidance.</text:span></text:p>
      <text:h text:style-name="P14" text:outline-level="4"><text:a xlink:type="simple" xlink:href="https://platform.openai.com/docs/guides/embeddings/blindness-to-recent-events" text:style-name="Internet_20_link" text:visited-style-name="Visited_20_Internet_20_Link"><text:span text:style-name="T9">Blindness to recent events</text:span></text:a></text:h>
      <text:p text:style-name="P55"><text:span text:style-name="Strong_20_Emphasis"><text:span text:style-name="T47">Limitation</text:span></text:span><text:span text:style-name="T47">: Models lack knowledge of events that occurred after September 2021.</text:span></text:p>
      <text:p text:style-name="P19">Our models are trained on datasets that contain some information about real world events up until 9/2021. If you rely on the models representing recent events, then they may not perform well.</text:p>
      <text:h text:style-name="P11" text:outline-level="2"><text:a xlink:type="simple" xlink:href="https://platform.openai.com/docs/guides/embeddings/frequently-asked-questions" text:style-name="Internet_20_link" text:visited-style-name="Visited_20_Internet_20_Link"><text:span text:style-name="T7">Frequently asked questions</text:span></text:a></text:h>
      <text:h text:style-name="P13" text:outline-level="3"><text:a xlink:type="simple" xlink:href="https://platform.openai.com/docs/guides/embeddings/how-can-i-tell-how-many-tokens-a-string-has-before-i-embed-it" text:style-name="Internet_20_link" text:visited-style-name="Visited_20_Internet_20_Link"><text:span text:style-name="T8">How can I tell how many tokens a string has before I embed it?</text:span></text:a></text:h>
      <text:p text:style-name="P58"><text:span text:style-name="T11">In Python, you can split a string into tokens with OpenAI's tokenizer </text:span><text:a xlink:type="simple" xlink:href="https://github.com/openai/tiktoken" office:target-frame-name="_blank" xlink:show="new" text:style-name="Internet_20_link" text:visited-style-name="Visited_20_Internet_20_Link"><text:span text:style-name="Source_20_Text"><text:span text:style-name="T33">tiktoken</text:span></text:span></text:a><text:span text:style-name="T11">.</text:span></text:p>
      <text:p text:style-name="P19">Example code:</text:p>
      <text:p text:style-name="P43"><text:soft-page-break/><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34">import</text:span></text:span><text:span text:style-name="Source_20_Text"><text:span text:style-name="T22"> tiktoken</text:span></text:span></text:p>
      <text:p text:style-name="P47"/>
      <text:p text:style-name="P47"><text:span text:style-name="Source_20_Text"><text:span text:style-name="T34">def</text:span></text:span><text:span text:style-name="Source_20_Text"><text:span text:style-name="T22"> </text:span></text:span><text:span text:style-name="Source_20_Text"><text:span text:style-name="T45">num_tokens_from_string</text:span></text:span><text:span text:style-name="Source_20_Text"><text:span text:style-name="T22">(string: </text:span></text:span><text:span text:style-name="Source_20_Text"><text:span text:style-name="T39">str</text:span></text:span><text:span text:style-name="Source_20_Text"><text:span text:style-name="T22">, encoding_name: </text:span></text:span><text:span text:style-name="Source_20_Text"><text:span text:style-name="T39">str</text:span></text:span><text:span text:style-name="Source_20_Text"><text:span text:style-name="T22">) -&gt; </text:span></text:span><text:span text:style-name="Source_20_Text"><text:span text:style-name="T39">int</text:span></text:span><text:span text:style-name="Source_20_Text"><text:span text:style-name="T22">:</text:span></text:span></text:p>
      <text:p text:style-name="P47"><text:span text:style-name="Source_20_Text"><text:span text:style-name="T24"><text:s text:c="4"/></text:span></text:span><text:span text:style-name="Source_20_Text"><text:span text:style-name="T36">"""Returns the number of tokens in a text string."""</text:span></text:span></text:p>
      <text:p text:style-name="P47"><text:span text:style-name="Source_20_Text"><text:span text:style-name="T24"><text:s text:c="4"/></text:span></text:span><text:span text:style-name="Source_20_Text"><text:span text:style-name="T22">encoding = tiktoken.get_encoding(encoding_name)</text:span></text:span></text:p>
      <text:p text:style-name="P47"><text:soft-page-break/><text:span text:style-name="Source_20_Text"><text:span text:style-name="T24"><text:s text:c="4"/></text:span></text:span><text:span text:style-name="Source_20_Text"><text:span text:style-name="T22">num_tokens = </text:span></text:span><text:span text:style-name="Source_20_Text"><text:span text:style-name="T39">len</text:span></text:span><text:span text:style-name="Source_20_Text"><text:span text:style-name="T22">(encoding.encode(string))</text:span></text:span></text:p>
      <text:p text:style-name="P47"><text:span text:style-name="Source_20_Text"><text:span text:style-name="T24"><text:s text:c="4"/></text:span></text:span><text:span text:style-name="Source_20_Text"><text:span text:style-name="T34">return</text:span></text:span><text:span text:style-name="Source_20_Text"><text:span text:style-name="T22"> num_tokens</text:span></text:span></text:p>
      <text:p text:style-name="P47"/>
      <text:p text:style-name="P47"><text:span text:style-name="Source_20_Text"><text:span text:style-name="T22">num_tokens_from_string(</text:span></text:span><text:span text:style-name="Source_20_Text"><text:span text:style-name="T36">"tiktoken is great!"</text:span></text:span><text:span text:style-name="Source_20_Text"><text:span text:style-name="T22">, </text:span></text:span><text:span text:style-name="Source_20_Text"><text:span text:style-name="T36">"cl100k_base"</text:span></text:span><text:span text:style-name="Source_20_Text"><text:span text:style-name="T22">)</text:span></text:span></text:p>
      <text:p text:style-name="P58"><text:span text:style-name="T11">For second-generation embedding models like </text:span><text:span text:style-name="Source_20_Text"><text:span text:style-name="T21">text-embedding-ada-002</text:span></text:span><text:span text:style-name="T11">, use the </text:span><text:span text:style-name="Source_20_Text"><text:span text:style-name="T21">cl100k_base</text:span></text:span><text:span text:style-name="T11"> encoding.</text:span></text:p>
      <text:p text:style-name="P56"><text:span text:style-name="T11">More details and example code are in the OpenAI Cookbook guide </text:span><text:a xlink:type="simple" xlink:href="https://cookbook.openai.com/examples/how_to_count_tokens_with_tiktoken" office:target-frame-name="_blank" xlink:show="new" text:style-name="Internet_20_link" text:visited-style-name="Visited_20_Internet_20_Link"><text:span text:style-name="T29">how to count tokens with tiktoken</text:span></text:a><text:span text:style-name="T11">.</text:span></text:p>
      <text:h text:style-name="P13" text:outline-level="3"><text:a xlink:type="simple" xlink:href="https://platform.openai.com/docs/guides/embeddings/how-can-i-retrieve-k-nearest-embedding-vectors-quickly" text:style-name="Internet_20_link" text:visited-style-name="Visited_20_Internet_20_Link"><text:span text:style-name="T8">How can I retrieve K nearest embedding vectors quickly?</text:span></text:a></text:h>
      <text:p text:style-name="P56"><text:span text:style-name="T11">For searching over many vectors quickly, we recommend using a vector database. You can find examples of working with vector databases and the OpenAI API </text:span><text:a xlink:type="simple" xlink:href="https://cookbook.openai.com/examples/vector_databases/readme" office:target-frame-name="_blank" xlink:show="new" text:style-name="Internet_20_link" text:visited-style-name="Visited_20_Internet_20_Link"><text:span text:style-name="T29">in our Cookbook</text:span></text:a><text:span text:style-name="T11"> on GitHub.</text:span></text:p>
      <text:p text:style-name="P19">Vector database options include:</text:p>
      <text:list xml:id="list407476353" text:style-name="L26">
        <text:list-item>
          <text:p text:style-name="P114"><text:a xlink:type="simple" xlink:href="https://cookbook.openai.com/examples/vector_databases/chroma/using_chroma_for_embeddings_search" office:target-frame-name="_blank" xlink:show="new" text:style-name="Internet_20_link" text:visited-style-name="Visited_20_Internet_20_Link"><text:span text:style-name="T29">Chroma</text:span></text:a><text:span text:style-name="T11">, an open-source embeddings store</text:span></text:p>
        </text:list-item>
        <text:list-item>
          <text:p text:style-name="P115"><text:a xlink:type="simple" xlink:href="https://cookbook.openai.com/examples/vector_databases/elasticsearch/readme" office:target-frame-name="_blank" xlink:show="new" text:style-name="Internet_20_link" text:visited-style-name="Visited_20_Internet_20_Link"><text:span text:style-name="T29">Elasticsearch</text:span></text:a><text:span text:style-name="T11">, a popular search/analytics engine and vector database</text:span></text:p>
        </text:list-item>
        <text:list-item>
          <text:p text:style-name="P115"><text:a xlink:type="simple" xlink:href="https://cookbook.openai.com/examples/vector_databases/milvus/getting_started_with_milvus_and_openai" office:target-frame-name="_blank" xlink:show="new" text:style-name="Internet_20_link" text:visited-style-name="Visited_20_Internet_20_Link"><text:span text:style-name="T29">Milvus</text:span></text:a><text:span text:style-name="T11">, a vector database built for scalable similarity search</text:span></text:p>
        </text:list-item>
        <text:list-item>
          <text:p text:style-name="P115"><text:a xlink:type="simple" xlink:href="https://cookbook.openai.com/examples/vector_databases/pinecone/readme" office:target-frame-name="_blank" xlink:show="new" text:style-name="Internet_20_link" text:visited-style-name="Visited_20_Internet_20_Link"><text:span text:style-name="T29">Pinecone</text:span></text:a><text:span text:style-name="T11">, a fully managed vector database</text:span></text:p>
        </text:list-item>
        <text:list-item>
          <text:p text:style-name="P115"><text:a xlink:type="simple" xlink:href="https://cookbook.openai.com/examples/vector_databases/qdrant/getting_started_with_qdrant_and_openai" office:target-frame-name="_blank" xlink:show="new" text:style-name="Internet_20_link" text:visited-style-name="Visited_20_Internet_20_Link"><text:span text:style-name="T29">Qdrant</text:span></text:a><text:span text:style-name="T11">, a vector search engine</text:span></text:p>
        </text:list-item>
        <text:list-item>
          <text:p text:style-name="P115"><text:a xlink:type="simple" xlink:href="https://cookbook.openai.com/examples/vector_databases/redis/readme" office:target-frame-name="_blank" xlink:show="new" text:style-name="Internet_20_link" text:visited-style-name="Visited_20_Internet_20_Link"><text:span text:style-name="T29">Redis</text:span></text:a><text:span text:style-name="T11"> as a vector database</text:span></text:p>
        </text:list-item>
        <text:list-item>
          <text:p text:style-name="P115"><text:a xlink:type="simple" xlink:href="https://cookbook.openai.com/examples/vector_databases/typesense/readme" office:target-frame-name="_blank" xlink:show="new" text:style-name="Internet_20_link" text:visited-style-name="Visited_20_Internet_20_Link"><text:span text:style-name="T29">Typesense</text:span></text:a><text:span text:style-name="T11">, fast open source vector search</text:span></text:p>
        </text:list-item>
        <text:list-item>
          <text:p text:style-name="P115"><text:a xlink:type="simple" xlink:href="https://cookbook.openai.com/examples/vector_databases/weaviate/readme" office:target-frame-name="_blank" xlink:show="new" text:style-name="Internet_20_link" text:visited-style-name="Visited_20_Internet_20_Link"><text:span text:style-name="T29">Weaviate</text:span></text:a><text:span text:style-name="T11">, an open-source vector search engine</text:span></text:p>
        </text:list-item>
        <text:list-item>
          <text:p text:style-name="P115"><text:a xlink:type="simple" xlink:href="https://cookbook.openai.com/examples/vector_databases/zilliz/getting_started_with_zilliz_and_openai" office:target-frame-name="_blank" xlink:show="new" text:style-name="Internet_20_link" text:visited-style-name="Visited_20_Internet_20_Link"><text:span text:style-name="T29">Zilliz</text:span></text:a><text:span text:style-name="T11">, data infrastructure, powered by Milvus</text:span></text:p>
        </text:list-item>
      </text:list>
      <text:h text:style-name="P13" text:outline-level="3"><text:soft-page-break/><text:a xlink:type="simple" xlink:href="https://platform.openai.com/docs/guides/embeddings/which-distance-function-should-i-use" text:style-name="Internet_20_link" text:visited-style-name="Visited_20_Internet_20_Link"><text:span text:style-name="T8">Which distance function should I use?</text:span></text:a></text:h>
      <text:p text:style-name="P56"><text:span text:style-name="T11">We recommend </text:span><text:a xlink:type="simple" xlink:href="https://en.wikipedia.org/wiki/Cosine_similarity" office:target-frame-name="_blank" xlink:show="new" text:style-name="Internet_20_link" text:visited-style-name="Visited_20_Internet_20_Link"><text:span text:style-name="T29">cosine similarity</text:span></text:a><text:span text:style-name="T11">. The choice of distance function typically doesn’t matter much.</text:span></text:p>
      <text:p text:style-name="P19">OpenAI embeddings are normalized to length 1, which means that:</text:p>
      <text:list xml:id="list1669105366" text:style-name="L27">
        <text:list-item>
          <text:p text:style-name="P171">Cosine similarity can be computed slightly faster using just a dot product</text:p>
        </text:list-item>
        <text:list-item>
          <text:p text:style-name="P172">Cosine similarity and Euclidean distance will result in the identical rankings</text:p>
        </text:list-item>
      </text:list>
      <text:h text:style-name="P13" text:outline-level="3"><text:a xlink:type="simple" xlink:href="https://platform.openai.com/docs/guides/embeddings/can-i-share-my-embeddings-online" text:style-name="Internet_20_link" text:visited-style-name="Visited_20_Internet_20_Link"><text:span text:style-name="T8">Can I share my embeddings online?</text:span></text:a></text:h>
      <text:p text:style-name="P56"><text:span text:style-name="T11">Yes, customers own their input and output from our models, including in the case of embeddings. You are responsible for ensuring that the content you input to our API does not violate any applicable law or our </text:span><text:a xlink:type="simple" xlink:href="https://openai.com/policies/terms-of-use" office:target-frame-name="_blank" xlink:show="new" text:style-name="Internet_20_link" text:visited-style-name="Visited_20_Internet_20_Link"><text:span text:style-name="T29">Terms of Use</text:span></text:a><text:span text:style-name="T11">.</text:span></text:p>
      <text:h text:style-name="P2" text:outline-level="1"><text:a xlink:type="simple" xlink:href="https://platform.openai.com/docs/guides/fine-tuning/fine-tuning" text:style-name="Internet_20_link" text:visited-style-name="Visited_20_Internet_20_Link"><text:span text:style-name="T6">Fine-tuning</text:span></text:a></text:h>
      <text:p text:style-name="P19">Learn how to customize a model for your application.</text:p>
      <text:h text:style-name="P11" text:outline-level="2"><text:a xlink:type="simple" xlink:href="https://platform.openai.com/docs/guides/fine-tuning/introduction" text:style-name="Internet_20_link" text:visited-style-name="Visited_20_Internet_20_Link"><text:span text:style-name="T7">Introduction</text:span></text:a></text:h>
      <text:p text:style-name="P19">Fine-tuning lets you get more out of the models available through the API by providing:</text:p>
      <text:list xml:id="list2434100185" text:style-name="L28">
        <text:list-item>
          <text:p text:style-name="P173">Higher quality results than prompting</text:p>
        </text:list-item>
        <text:list-item>
          <text:p text:style-name="P174">Ability to train on more examples than can fit in a prompt</text:p>
        </text:list-item>
        <text:list-item>
          <text:p text:style-name="P174">Token savings due to shorter prompts</text:p>
        </text:list-item>
        <text:list-item>
          <text:p text:style-name="P174">Lower latency requests</text:p>
        </text:list-item>
      </text:list>
      <text:p text:style-name="P19">OpenAI's text generation models have been pre-trained on a vast amount of text. To use the models effectively, we include instructions and sometimes several examples in a prompt. Using demonstrations to show how to perform a task is often called "few-shot learning."</text:p>
      <text:p text:style-name="P56"><text:span text:style-name="T11">Fine-tuning improves on few-shot learning by training on many more examples than can fit in the prompt, letting you achieve better results on a wide number of </text:span><text:soft-page-break/><text:span text:style-name="T11">tasks. </text:span><text:span text:style-name="Strong_20_Emphasis"><text:span text:style-name="T11">Once a model has been fine-tuned, you won't need to provide as many examples in the prompt.</text:span></text:span><text:span text:style-name="T11"> This saves costs and enables lower-latency requests.</text:span></text:p>
      <text:p text:style-name="P19">At a high level, fine-tuning involves the following steps:</text:p>
      <text:list xml:id="list997734479" text:style-name="L29">
        <text:list-item>
          <text:p text:style-name="P175">Prepare and upload training data</text:p>
        </text:list-item>
        <text:list-item>
          <text:p text:style-name="P176">Train a new fine-tuned model</text:p>
        </text:list-item>
        <text:list-item>
          <text:p text:style-name="P176">Evaluate results and go back to step 1 if needed</text:p>
        </text:list-item>
        <text:list-item>
          <text:p text:style-name="P176">Use your fine-tuned model</text:p>
        </text:list-item>
      </text:list>
      <text:p text:style-name="P56"><text:span text:style-name="T11">Visit our </text:span><text:a xlink:type="simple" xlink:href="https://openai.com/api/pricing" office:target-frame-name="_blank" xlink:show="new" text:style-name="Internet_20_link" text:visited-style-name="Visited_20_Internet_20_Link"><text:span text:style-name="T29">pricing page</text:span></text:a><text:span text:style-name="T11"> to learn more about how fine-tuned model training and usage are billed.</text:span></text:p>
      <text:h text:style-name="P13" text:outline-level="3"><text:a xlink:type="simple" xlink:href="https://platform.openai.com/docs/guides/fine-tuning/what-models-can-be-fine-tuned" text:style-name="Internet_20_link" text:visited-style-name="Visited_20_Internet_20_Link"><text:span text:style-name="T8">What models can be fine-tuned?</text:span></text:a></text:h>
      <text:p text:style-name="P51"><text:span text:style-name="T12">Fine-tuning for GPT-4 is in an experimental access program - eligible users can request access in the </text:span><text:a xlink:type="simple" xlink:href="https://platform.openai.com/finetune" text:style-name="Internet_20_link" text:visited-style-name="Visited_20_Internet_20_Link"><text:span text:style-name="T16">fine-tuning UI</text:span></text:a><text:span text:style-name="T12"> when creating a new fine-tuning job.</text:span></text:p>
      <text:p text:style-name="P19">Fine-tuning is currently available for the following models:</text:p>
      <text:list xml:id="list3984575442" text:style-name="L30">
        <text:list-item>
          <text:p text:style-name="P116"><text:span text:style-name="Source_20_Text"><text:span text:style-name="T21">gpt-3.5-turbo-1106</text:span></text:span><text:span text:style-name="T11"> (recommended)</text:span></text:p>
        </text:list-item>
        <text:list-item>
          <text:p text:style-name="P116"><text:span text:style-name="Source_20_Text"><text:span text:style-name="T21">gpt-3.5-turbo-0613</text:span></text:span></text:p>
        </text:list-item>
        <text:list-item>
          <text:p text:style-name="P116"><text:span text:style-name="Source_20_Text"><text:span text:style-name="T21">babbage-002</text:span></text:span></text:p>
        </text:list-item>
        <text:list-item>
          <text:p text:style-name="P116"><text:span text:style-name="Source_20_Text"><text:span text:style-name="T21">davinci-002</text:span></text:span></text:p>
        </text:list-item>
        <text:list-item>
          <text:p text:style-name="P117"><text:span text:style-name="Source_20_Text"><text:span text:style-name="T21">gpt-4-0613</text:span></text:span><text:span text:style-name="T11"> (experimental)</text:span></text:p>
        </text:list-item>
      </text:list>
      <text:p text:style-name="P19">You can also fine-tune a fine-tuned model which is useful if you acquire additional data and don't want to repeat the previous training steps.</text:p>
      <text:p text:style-name="P58"><text:span text:style-name="T11">We expect </text:span><text:span text:style-name="Source_20_Text"><text:span text:style-name="T21">gpt-3.5-turbo</text:span></text:span><text:span text:style-name="T11"> to be the right model for most users in terms of results and ease of use.</text:span></text:p>
      <text:h text:style-name="P11" text:outline-level="2"><text:a xlink:type="simple" xlink:href="https://platform.openai.com/docs/guides/fine-tuning/when-to-use-fine-tuning" text:style-name="Internet_20_link" text:visited-style-name="Visited_20_Internet_20_Link"><text:span text:style-name="T7">When to use fine-tuning</text:span></text:a></text:h>
      <text:p text:style-name="P56"><text:span text:style-name="T11">Fine-tuning OpenAI text generation models can make them better for specific applications, but it requires a careful investment of time and effort. We recommend first attempting to get good results with prompt engineering, prompt </text:span><text:soft-page-break/><text:span text:style-name="T11">chaining (breaking complex tasks into multiple prompts), and </text:span><text:a xlink:type="simple" xlink:href="https://platform.openai.com/docs/guides/function-calling" text:style-name="Internet_20_link" text:visited-style-name="Visited_20_Internet_20_Link"><text:span text:style-name="T29">function calling</text:span></text:a><text:span text:style-name="T11">, with the key reasons being:</text:span></text:p>
      <text:list xml:id="list3152328421" text:style-name="L31">
        <text:list-item>
          <text:p text:style-name="P177">There are many tasks at which our models may not initially appear to perform well, but results can be improved with the right prompts - thus fine-tuning may not be necessary</text:p>
        </text:list-item>
        <text:list-item>
          <text:p text:style-name="P178">Iterating over prompts and other tactics has a much faster feedback loop than iterating with fine-tuning, which requires creating datasets and running training jobs</text:p>
        </text:list-item>
        <text:list-item>
          <text:p text:style-name="P178">In cases where fine-tuning is still necessary, initial prompt engineering work is not wasted - we typically see best results when using a good prompt in the fine-tuning data (or combining prompt chaining / tool use with fine-tuning)</text:p>
        </text:list-item>
      </text:list>
      <text:p text:style-name="P56"><text:span text:style-name="T11">Our </text:span><text:a xlink:type="simple" xlink:href="https://platform.openai.com/docs/guides/prompt-engineering" text:style-name="Internet_20_link" text:visited-style-name="Visited_20_Internet_20_Link"><text:span text:style-name="T29">prompt engineering guide</text:span></text:a><text:span text:style-name="T11"> provides a background on some of the most effective strategies and tactics for getting better performance without fine-tuning. You may find it helpful to iterate quickly on prompts in our </text:span><text:a xlink:type="simple" xlink:href="https://platform.openai.com/playground" text:style-name="Internet_20_link" text:visited-style-name="Visited_20_Internet_20_Link"><text:span text:style-name="T29">playground</text:span></text:a><text:span text:style-name="T11">.</text:span></text:p>
      <text:h text:style-name="P13" text:outline-level="3"><text:a xlink:type="simple" xlink:href="https://platform.openai.com/docs/guides/fine-tuning/common-use-cases" text:style-name="Internet_20_link" text:visited-style-name="Visited_20_Internet_20_Link"><text:span text:style-name="T8">Common use cases</text:span></text:a></text:h>
      <text:p text:style-name="P19">Some common use cases where fine-tuning can improve results:</text:p>
      <text:list xml:id="list3224414703" text:style-name="L32">
        <text:list-item>
          <text:p text:style-name="P179">Setting the style, tone, format, or other qualitative aspects</text:p>
        </text:list-item>
        <text:list-item>
          <text:p text:style-name="P180">Improving reliability at producing a desired output</text:p>
        </text:list-item>
        <text:list-item>
          <text:p text:style-name="P180">Correcting failures to follow complex prompts</text:p>
        </text:list-item>
        <text:list-item>
          <text:p text:style-name="P180">Handling many edge cases in specific ways</text:p>
        </text:list-item>
        <text:list-item>
          <text:p text:style-name="P180">Performing a new skill or task that’s hard to articulate in a prompt</text:p>
        </text:list-item>
      </text:list>
      <text:p text:style-name="P19">One high-level way to think about these cases is when it’s easier to "show, not tell". In the sections to come, we will explore how to set up data for fine-tuning and various examples where fine-tuning improves the performance over the baseline model.</text:p>
      <text:p text:style-name="P58"><text:soft-page-break/><text:span text:style-name="T11">Another scenario where fine-tuning is effective is in reducing costs and / or latency, by replacing GPT-4 or by utilizing shorter prompts, without sacrificing quality. If you can achieve good results with GPT-4, you can often reach similar quality with a fine-tuned </text:span><text:span text:style-name="Source_20_Text"><text:span text:style-name="T21">gpt-3.5-turbo</text:span></text:span><text:span text:style-name="T11"> model by fine-tuning on the GPT-4 completions, possibly with a shortened instruction prompt.</text:span></text:p>
      <text:h text:style-name="P11" text:outline-level="2"><text:a xlink:type="simple" xlink:href="https://platform.openai.com/docs/guides/fine-tuning/preparing-your-dataset" text:style-name="Internet_20_link" text:visited-style-name="Visited_20_Internet_20_Link"><text:span text:style-name="T7">Preparing your dataset</text:span></text:a></text:h>
      <text:p text:style-name="P19">Once you have determined that fine-tuning is the right solution (i.e. you’ve optimized your prompt as far as it can take you and identified problems that the model still has), you’ll need to prepare data for training the model. You should create a diverse set of demonstration conversations that are similar to the conversations you will ask the model to respond to at inference time in production.</text:p>
      <text:p text:style-name="P56"><text:span text:style-name="T11">Each example in the dataset should be a conversation in the same format as our </text:span><text:a xlink:type="simple" xlink:href="https://platform.openai.com/docs/api-reference/chat/create" text:style-name="Internet_20_link" text:visited-style-name="Visited_20_Internet_20_Link"><text:span text:style-name="T29">Chat Completions API</text:span></text:a><text:span text:style-name="T11">, specifically a list of messages where each message has a role, content, and </text:span><text:a xlink:type="simple" xlink:href="https://platform.openai.com/docs/api-reference/chat/create#chat/create-chat/create-messages-name" text:style-name="Internet_20_link" text:visited-style-name="Visited_20_Internet_20_Link"><text:span text:style-name="T29">optional name</text:span></text:a><text:span text:style-name="T11">. At least some of the training examples should directly target cases where the prompted model is not behaving as desired, and the provided assistant messages in the data should be the ideal responses you want the model to provide.</text:span></text:p>
      <text:h text:style-name="P13" text:outline-level="3"><text:a xlink:type="simple" xlink:href="https://platform.openai.com/docs/guides/fine-tuning/example-format" text:style-name="Internet_20_link" text:visited-style-name="Visited_20_Internet_20_Link"><text:span text:style-name="T8">Example format</text:span></text:a></text:h>
      <text:p text:style-name="P19">In this example, our goal is to create a chatbot that occasionally gives sarcastic responses, these are three training examples (conversations) we could create for a dataset:</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2">{</text:span></text:span><text:span text:style-name="Source_20_Text"><text:span text:style-name="T36">"messages"</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Marv is a factual chatbot that is also sarcastic."</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What's the capital of France?"</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assistant"</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Paris, as if everyone doesn't know that already."</text:span></text:span><text:span text:style-name="Source_20_Text"><text:span text:style-name="T22">}]}</text:span></text:span></text:p>
      <text:p text:style-name="P47"><text:span text:style-name="Source_20_Text"><text:span text:style-name="T22">{</text:span></text:span><text:span text:style-name="Source_20_Text"><text:span text:style-name="T36">"messages"</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Marv is a factual chatbot that is also sarcastic."</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Who wrote 'Romeo and Juliet'?"</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assistant"</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Oh, just some guy named William Shakespeare. Ever heard of him?"</text:span></text:span><text:span text:style-name="Source_20_Text"><text:span text:style-name="T22">}]}</text:span></text:span></text:p>
      <text:p text:style-name="P47"><text:span text:style-name="Source_20_Text"><text:span text:style-name="T22">{</text:span></text:span><text:span text:style-name="Source_20_Text"><text:span text:style-name="T36">"messages"</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Marv is a factual chatbot that is also sarcastic."</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How far is the Moon from Earth?"</text:span></text:span><text:span text:style-name="Source_20_Text"><text:span text:style-name="T22">}, {</text:span></text:span><text:span text:style-name="Source_20_Text"><text:span text:style-name="T36">"role"</text:span></text:span><text:span text:style-name="Source_20_Text"><text:span text:style-name="T22">: </text:span></text:span><text:span text:style-name="Source_20_Text"><text:span text:style-name="T36">"assistant"</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Around 384,400 kilometers. Give or take a few, like that really matters."</text:span></text:span><text:span text:style-name="Source_20_Text"><text:span text:style-name="T22">}]}</text:span></text:span></text:p>
      <text:p text:style-name="P58"><text:span text:style-name="T11">The conversational chat format is required to fine-tune </text:span><text:span text:style-name="Source_20_Text"><text:span text:style-name="T21">gpt-3.5-turbo</text:span></text:span><text:span text:style-name="T11">. For </text:span><text:span text:style-name="Source_20_Text"><text:span text:style-name="T21">babbage-002</text:span></text:span><text:span text:style-name="T11"> and </text:span><text:span text:style-name="Source_20_Text"><text:span text:style-name="T21">davinci-002</text:span></text:span><text:span text:style-name="T11">, you can follow the prompt completion pair format as shown below.</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2">{</text:span></text:span><text:span text:style-name="Source_20_Text"><text:span text:style-name="T36">"prompt"</text:span></text:span><text:span text:style-name="Source_20_Text"><text:span text:style-name="T22">: </text:span></text:span><text:span text:style-name="Source_20_Text"><text:span text:style-name="T36">"&lt;prompt text&gt;"</text:span></text:span><text:span text:style-name="Source_20_Text"><text:span text:style-name="T22">, </text:span></text:span><text:span text:style-name="Source_20_Text"><text:span text:style-name="T36">"completion"</text:span></text:span><text:span text:style-name="Source_20_Text"><text:span text:style-name="T22">: </text:span></text:span><text:span text:style-name="Source_20_Text"><text:span text:style-name="T36">"&lt;ideal generated text&gt;"</text:span></text:span><text:span text:style-name="Source_20_Text"><text:span text:style-name="T22">}</text:span></text:span></text:p>
      <text:p text:style-name="P47"><text:span text:style-name="Source_20_Text"><text:span text:style-name="T22">{</text:span></text:span><text:span text:style-name="Source_20_Text"><text:span text:style-name="T36">"prompt"</text:span></text:span><text:span text:style-name="Source_20_Text"><text:span text:style-name="T22">: </text:span></text:span><text:span text:style-name="Source_20_Text"><text:span text:style-name="T36">"&lt;prompt text&gt;"</text:span></text:span><text:span text:style-name="Source_20_Text"><text:span text:style-name="T22">, </text:span></text:span><text:span text:style-name="Source_20_Text"><text:span text:style-name="T36">"completion"</text:span></text:span><text:span text:style-name="Source_20_Text"><text:span text:style-name="T22">: </text:span></text:span><text:span text:style-name="Source_20_Text"><text:span text:style-name="T36">"&lt;ideal generated text&gt;"</text:span></text:span><text:span text:style-name="Source_20_Text"><text:span text:style-name="T22">}</text:span></text:span></text:p>
      <text:p text:style-name="P47"><text:span text:style-name="Source_20_Text"><text:span text:style-name="T22">{</text:span></text:span><text:span text:style-name="Source_20_Text"><text:span text:style-name="T36">"prompt"</text:span></text:span><text:span text:style-name="Source_20_Text"><text:span text:style-name="T22">: </text:span></text:span><text:span text:style-name="Source_20_Text"><text:span text:style-name="T36">"&lt;prompt text&gt;"</text:span></text:span><text:span text:style-name="Source_20_Text"><text:span text:style-name="T22">, </text:span></text:span><text:span text:style-name="Source_20_Text"><text:span text:style-name="T36">"completion"</text:span></text:span><text:span text:style-name="Source_20_Text"><text:span text:style-name="T22">: </text:span></text:span><text:span text:style-name="Source_20_Text"><text:span text:style-name="T36">"&lt;ideal generated text&gt;"</text:span></text:span><text:span text:style-name="Source_20_Text"><text:span text:style-name="T22">}</text:span></text:span></text:p>
      <text:h text:style-name="P13" text:outline-level="3"><text:a xlink:type="simple" xlink:href="https://platform.openai.com/docs/guides/fine-tuning/crafting-prompts" text:style-name="Internet_20_link" text:visited-style-name="Visited_20_Internet_20_Link"><text:span text:style-name="T8">Crafting prompts</text:span></text:a></text:h>
      <text:p text:style-name="P19">We generally recommend taking the set of instructions and prompts that you found worked best for the model prior to fine-tuning, and including them in every <text:soft-page-break/>training example. This should let you reach the best and most general results, especially if you have relatively few (e.g. under a hundred) training examples.</text:p>
      <text:p text:style-name="P19">If you would like to shorten the instructions or prompts that are repeated in every example to save costs, keep in mind that the model will likely behave as if those instructions were included, and it may be hard to get the model to ignore those "baked-in" instructions at inference time.</text:p>
      <text:p text:style-name="P19">It may take more training examples to arrive at good results, as the model has to learn entirely through demonstration and without guided instructions.</text:p>
      <text:h text:style-name="P13" text:outline-level="3"><text:a xlink:type="simple" xlink:href="https://platform.openai.com/docs/guides/fine-tuning/example-count-recommendations" text:style-name="Internet_20_link" text:visited-style-name="Visited_20_Internet_20_Link"><text:span text:style-name="T8">Example count recommendations</text:span></text:a></text:h>
      <text:p text:style-name="P58"><text:span text:style-name="T11">To fine-tune a model, you are required to provide at least 10 examples. We typically see clear improvements from fine-tuning on 50 to 100 training examples with </text:span><text:span text:style-name="Source_20_Text"><text:span text:style-name="T21">gpt-3.5-turbo</text:span></text:span><text:span text:style-name="T11"> but the right number varies greatly based on the exact use case.</text:span></text:p>
      <text:p text:style-name="P19">We recommend starting with 50 well-crafted demonstrations and seeing if the model shows signs of improvement after fine-tuning. In some cases that may be sufficient, but even if the model is not yet production quality, clear improvements are a good sign that providing more data will continue to improve the model. No improvement suggests that you may need to rethink how to set up the task for the model or restructure the data before scaling beyond a limited example set.</text:p>
      <text:h text:style-name="P13" text:outline-level="3"><text:a xlink:type="simple" xlink:href="https://platform.openai.com/docs/guides/fine-tuning/train-and-test-splits" text:style-name="Internet_20_link" text:visited-style-name="Visited_20_Internet_20_Link"><text:span text:style-name="T8">Train and test splits</text:span></text:a></text:h>
      <text:p text:style-name="P19">After collecting the initial dataset, we recommend splitting it into a training and test portion. When submitting a fine-tuning job with both training and test files, we will provide statistics on both during the course of training. These statistics will be your initial signal of how much the model is improving. Additionally, constructing a test set early on will be useful in making sure you are able to evaluate the model after training, by generating samples on the test set.</text:p>
      <text:h text:style-name="P13" text:outline-level="3"><text:a xlink:type="simple" xlink:href="https://platform.openai.com/docs/guides/fine-tuning/token-limits" text:style-name="Internet_20_link" text:visited-style-name="Visited_20_Internet_20_Link"><text:span text:style-name="T8">Token limits</text:span></text:a></text:h>
      <text:p text:style-name="P58"><text:span text:style-name="T11">Token limits depend on the model you select. For </text:span><text:span text:style-name="Source_20_Text"><text:span text:style-name="T21">gpt-3.5-turbo-1106</text:span></text:span><text:span text:style-name="T11">, the maximum context length is 16,385 so each training example is also limited to </text:span><text:soft-page-break/><text:span text:style-name="T11">16,385 tokens. For </text:span><text:span text:style-name="Source_20_Text"><text:span text:style-name="T21">gpt-3.5-turbo-0613</text:span></text:span><text:span text:style-name="T11">, each training example is limited to 4,096 tokens. Examples longer than the default will be truncated to the maximum context length which removes tokens from the end of the training example(s). To be sure that your entire training example fits in context, consider checking that the total token counts in the message contents are under the limit.</text:span></text:p>
      <text:p text:style-name="P56"><text:span text:style-name="T11">You can compute token counts using our </text:span><text:a xlink:type="simple" xlink:href="https://cookbook.openai.com/examples/How_to_count_tokens_with_tiktoken.ipynb" office:target-frame-name="_blank" xlink:show="new" text:style-name="Internet_20_link" text:visited-style-name="Visited_20_Internet_20_Link"><text:span text:style-name="T29">counting tokens notebook</text:span></text:a><text:span text:style-name="T11"> from the OpenAI cookbook.</text:span></text:p>
      <text:h text:style-name="P13" text:outline-level="3"><text:a xlink:type="simple" xlink:href="https://platform.openai.com/docs/guides/fine-tuning/estimate-costs" text:style-name="Internet_20_link" text:visited-style-name="Visited_20_Internet_20_Link"><text:span text:style-name="T8">Estimate costs</text:span></text:a></text:h>
      <text:p text:style-name="P56"><text:span text:style-name="T11">Please refer to the </text:span><text:a xlink:type="simple" xlink:href="https://openai.com/pricing" office:target-frame-name="_blank" xlink:show="new" text:style-name="Internet_20_link" text:visited-style-name="Visited_20_Internet_20_Link"><text:span text:style-name="T29">pricing page</text:span></text:a><text:span text:style-name="T11"> for details on cost per 1k input and output tokens (we do to charge for tokens that are part of the validation data). To estimate the costs for a specific fine-tuning job, use the following formula:</text:span></text:p>
      <text:p text:style-name="P18">base cost per 1k tokens * number of tokens in the input file * number of epochs trained</text:p>
      <text:p text:style-name="P19">For a training file with 100,000 tokens trained over 3 epochs, the expected cost would be ~$2.40 USD.</text:p>
      <text:h text:style-name="P13" text:outline-level="3"><text:a xlink:type="simple" xlink:href="https://platform.openai.com/docs/guides/fine-tuning/check-data-formatting" text:style-name="Internet_20_link" text:visited-style-name="Visited_20_Internet_20_Link"><text:span text:style-name="T8">Check data formatting</text:span></text:a></text:h>
      <text:p text:style-name="P19">Once you have compiled a dataset and before you create a fine-tuning job, it is important to check the data formatting. To do this, we created a simple Python script which you can use to find potential errors, review token counts, and estimate the cost of a fine-tuning job.</text:p>
      <text:p text:style-name="P15"><text:a xlink:type="simple" xlink:href="https://cookbook.openai.com/examples/chat_finetuning_data_prep" office:target-frame-name="_blank" xlink:show="new" text:style-name="Internet_20_link" text:visited-style-name="Visited_20_Internet_20_Link"><text:span text:style-name="T28">Fine-tuning data format validation</text:span></text:a></text:p>
      <text:p text:style-name="P76"><text:a xlink:type="simple" xlink:href="https://cookbook.openai.com/examples/chat_finetuning_data_prep" office:target-frame-name="_blank" xlink:show="new" text:style-name="Internet_20_link" text:visited-style-name="Visited_20_Internet_20_Link"><text:span text:style-name="T31">Learn about fine-tuning data formatting</text:span></text:a></text:p>
      <text:h text:style-name="P13" text:outline-level="3"><text:a xlink:type="simple" xlink:href="https://platform.openai.com/docs/guides/fine-tuning/upload-a-training-file" text:style-name="Internet_20_link" text:visited-style-name="Visited_20_Internet_20_Link"><text:span text:style-name="T8">Upload a training file</text:span></text:a></text:h>
      <text:p text:style-name="P56"><text:span text:style-name="T11">Once you have the data validated, the file needs to be uploaded using the </text:span><text:a xlink:type="simple" xlink:href="https://platform.openai.com/docs/api-reference/files/create" text:style-name="Internet_20_link" text:visited-style-name="Visited_20_Internet_20_Link"><text:span text:style-name="T29">Files API</text:span></text:a><text:span text:style-name="T11"> in order to be used with a fine-tuning jobs:</text:span></text:p>
      <text:p text:style-name="P33">python</text:p>
      <text:p text:style-name="P24"><text:soft-page-break/>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client.files.create(</text:span></text:span></text:p>
      <text:p text:style-name="P47"><text:span text:style-name="Source_20_Text"><text:span text:style-name="T24"><text:s text:c="2"/></text:span></text:span><text:span text:style-name="Source_20_Text"><text:span text:style-name="T22">file=</text:span></text:span><text:span text:style-name="Source_20_Text"><text:span text:style-name="T39">open</text:span></text:span><text:span text:style-name="Source_20_Text"><text:span text:style-name="T22">(</text:span></text:span><text:span text:style-name="Source_20_Text"><text:span text:style-name="T36">"mydata.jsonl"</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oft-page-break/><text:span text:style-name="Source_20_Text"><text:span text:style-name="T24"><text:s text:c="2"/></text:span></text:span><text:span text:style-name="Source_20_Text"><text:span text:style-name="T22">purpose=</text:span></text:span><text:span text:style-name="Source_20_Text"><text:span text:style-name="T36">"fine-tune"</text:span></text:span></text:p>
      <text:p text:style-name="P47"><text:span text:style-name="Source_20_Text"><text:span text:style-name="T22">)</text:span></text:span></text:p>
      <text:p text:style-name="P19">After you upload the file, it may take some time to process. While the file is processing, you can still create a fine-tuning job but it will not start until the file processing has completed.</text:p>
      <text:p text:style-name="P19">The maximum file upload size is 1 GB, though we do not suggest fine-tuning with that amount of data since you are unlikely to need that large of an amount to see improvements.</text:p>
      <text:h text:style-name="P11" text:outline-level="2"><text:a xlink:type="simple" xlink:href="https://platform.openai.com/docs/guides/fine-tuning/create-a-fine-tuned-model" text:style-name="Internet_20_link" text:visited-style-name="Visited_20_Internet_20_Link"><text:span text:style-name="T7">Create a fine-tuned model</text:span></text:a></text:h>
      <text:p text:style-name="P56"><text:span text:style-name="T11">After ensuring you have the right amount and structure for your dataset, and have uploaded the file, the next step is to create a fine-tuning job. We support creating fine-tuning jobs via the </text:span><text:a xlink:type="simple" xlink:href="https://platform.openai.com/finetune" text:style-name="Internet_20_link" text:visited-style-name="Visited_20_Internet_20_Link"><text:span text:style-name="T29">fine-tuning UI</text:span></text:a><text:span text:style-name="T11"> or programmatically.</text:span></text:p>
      <text:p text:style-name="P19">To start a fine-tuning job using the OpenAI SDK:</text:p>
      <text:p text:style-name="P33">python</text:p>
      <text:p text:style-name="P24">Select librarypythonnode.js</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client.fine_tuning.jobs.create(</text:span></text:span></text:p>
      <text:p text:style-name="P47"><text:span text:style-name="Source_20_Text"><text:span text:style-name="T24"><text:s text:c="2"/></text:span></text:span><text:span text:style-name="Source_20_Text"><text:span text:style-name="T22">training_file=</text:span></text:span><text:span text:style-name="Source_20_Text"><text:span text:style-name="T36">"file-abc123"</text:span></text:span><text:span text:style-name="Source_20_Text"><text:span text:style-name="T22">, </text:span></text:span></text:p>
      <text:p text:style-name="P47"><text:span text:style-name="Source_20_Text"><text:span text:style-name="T24"><text:s text:c="2"/></text:span></text:span><text:span text:style-name="Source_20_Text"><text:span text:style-name="T22">model=</text:span></text:span><text:span text:style-name="Source_20_Text"><text:span text:style-name="T36">"gpt-3.5-turbo"</text:span></text:span></text:p>
      <text:p text:style-name="P47"><text:span text:style-name="Source_20_Text"><text:span text:style-name="T22">)</text:span></text:span></text:p>
      <text:p text:style-name="P58"><text:span text:style-name="T11">In this example, </text:span><text:span text:style-name="Source_20_Text"><text:span text:style-name="T21">model</text:span></text:span><text:span text:style-name="T11"> is the name of the model you want to fine-tune (</text:span><text:span text:style-name="Source_20_Text"><text:span text:style-name="T21">gpt-3.5-turbo</text:span></text:span><text:span text:style-name="T11">, </text:span><text:span text:style-name="Source_20_Text"><text:span text:style-name="T21">babbage-002</text:span></text:span><text:span text:style-name="T11">, </text:span><text:span text:style-name="Source_20_Text"><text:span text:style-name="T21">davinci-002</text:span></text:span><text:span text:style-name="T11">, or an existing fine-tuned model) and </text:span><text:span text:style-name="Source_20_Text"><text:span text:style-name="T21">training_file</text:span></text:span><text:span text:style-name="T11"> is the file ID that was returned when the training file was uploaded to the OpenAI API. You can customize your fine-tuned model's name using the </text:span><text:a xlink:type="simple" xlink:href="https://platform.openai.com/docs/api-reference/fine-tuning/create#fine-tuning/create-suffix" text:style-name="Internet_20_link" text:visited-style-name="Visited_20_Internet_20_Link"><text:span text:style-name="T29">suffix parameter</text:span></text:a><text:span text:style-name="T11">.</text:span></text:p>
      <text:p text:style-name="P58"><text:soft-page-break/><text:span text:style-name="T11">To set additional fine-tuning parameters like the </text:span><text:span text:style-name="Source_20_Text"><text:span text:style-name="T21">validation_file</text:span></text:span><text:span text:style-name="T11"> or </text:span><text:span text:style-name="Source_20_Text"><text:span text:style-name="T21">hyperparameters</text:span></text:span><text:span text:style-name="T11">, please refer to the </text:span><text:a xlink:type="simple" xlink:href="https://platform.openai.com/docs/api-reference/fine-tuning/create" text:style-name="Internet_20_link" text:visited-style-name="Visited_20_Internet_20_Link"><text:span text:style-name="T29">API specification for fine-tuning</text:span></text:a><text:span text:style-name="T11">.</text:span></text:p>
      <text:p text:style-name="P19">After you've started a fine-tuning job, it may take some time to complete. Your job may be queued behind other jobs in our system, and training a model can take minutes or hours depending on the model and dataset size. After the model training is completed, the user who created the fine-tuning job will receive an email confirmation.</text:p>
      <text:p text:style-name="P19">In addition to creating a fine-tuning job, you can also list existing jobs, retrieve the status of a job, or cancel a job.</text:p>
      <text:p text:style-name="P33">python</text:p>
      <text:p text:style-name="P24">Select librarypythonnode.js</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oft-page-break/><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oft-page-break/><text:span text:style-name="Source_20_Text"><text:span text:style-name="T22"># List 10 fine-tuning jobs</text:span></text:span></text:p>
      <text:p text:style-name="P47"><text:span text:style-name="Source_20_Text"><text:span text:style-name="T22">client.fine_tuning.jobs.</text:span></text:span><text:span text:style-name="Source_20_Text"><text:span text:style-name="T39">list</text:span></text:span><text:span text:style-name="Source_20_Text"><text:span text:style-name="T22">(limit=</text:span></text:span><text:span text:style-name="Source_20_Text"><text:span text:style-name="T41">10</text:span></text:span><text:span text:style-name="Source_20_Text"><text:span text:style-name="T22">)</text:span></text:span></text:p>
      <text:p text:style-name="P47"/>
      <text:p text:style-name="P47"><text:span text:style-name="Source_20_Text"><text:span text:style-name="T22"># Retrieve the state of a fine-tune</text:span></text:span></text:p>
      <text:p text:style-name="P47"><text:span text:style-name="Source_20_Text"><text:span text:style-name="T22">client.fine_tuning.jobs.retrieve(</text:span></text:span><text:span text:style-name="Source_20_Text"><text:span text:style-name="T36">"ftjob-abc123"</text:span></text:span><text:span text:style-name="Source_20_Text"><text:span text:style-name="T22">)</text:span></text:span></text:p>
      <text:p text:style-name="P47"/>
      <text:p text:style-name="P47"><text:span text:style-name="Source_20_Text"><text:span text:style-name="T22"># Cancel a job</text:span></text:span></text:p>
      <text:p text:style-name="P47"><text:span text:style-name="Source_20_Text"><text:span text:style-name="T22">client.fine_tuning.jobs.cancel(</text:span></text:span><text:span text:style-name="Source_20_Text"><text:span text:style-name="T36">"ftjob-abc123"</text:span></text:span><text:span text:style-name="Source_20_Text"><text:span text:style-name="T22">)</text:span></text:span></text:p>
      <text:p text:style-name="P47"/>
      <text:p text:style-name="P47"><text:span text:style-name="Source_20_Text"><text:span text:style-name="T22"># List up to 10 events from a fine-tuning job</text:span></text:span></text:p>
      <text:p text:style-name="P47"><text:span text:style-name="Source_20_Text"><text:span text:style-name="T22">client.fine_tuning.jobs.list_events(fine_tuning_job_id=</text:span></text:span><text:span text:style-name="Source_20_Text"><text:span text:style-name="T36">"ftjob-abc123"</text:span></text:span><text:span text:style-name="Source_20_Text"><text:span text:style-name="T22">, limit=</text:span></text:span><text:span text:style-name="Source_20_Text"><text:span text:style-name="T41">10</text:span></text:span><text:span text:style-name="Source_20_Text"><text:span text:style-name="T22">)</text:span></text:span></text:p>
      <text:p text:style-name="P47"/>
      <text:p text:style-name="P47"><text:span text:style-name="Source_20_Text"><text:span text:style-name="T22"># Delete a fine-tuned model (must be an owner of the org the model was created in)</text:span></text:span></text:p>
      <text:p text:style-name="P47"><text:span text:style-name="Source_20_Text"><text:span text:style-name="T22">client.models.delete(</text:span></text:span><text:span text:style-name="Source_20_Text"><text:span text:style-name="T36">"ft:gpt-3.5-turbo:acemeco:suffix:abc123"</text:span></text:span><text:span text:style-name="Source_20_Text"><text:span text:style-name="T22">)</text:span></text:span></text:p>
      <text:h text:style-name="P11" text:outline-level="2"><text:soft-page-break/><text:a xlink:type="simple" xlink:href="https://platform.openai.com/docs/guides/fine-tuning/use-a-fine-tuned-model" text:style-name="Internet_20_link" text:visited-style-name="Visited_20_Internet_20_Link"><text:span text:style-name="T7">Use a fine-tuned model</text:span></text:a></text:h>
      <text:p text:style-name="P58"><text:span text:style-name="T11">When a job has succeeded, you will see the </text:span><text:span text:style-name="Source_20_Text"><text:span text:style-name="T21">fine_tuned_model</text:span></text:span><text:span text:style-name="T11"> field populated with the name of the model when you retrieve the job details. You may now specify this model as a parameter to in the </text:span><text:a xlink:type="simple" xlink:href="https://platform.openai.com/docs/api-reference/chat" text:style-name="Internet_20_link" text:visited-style-name="Visited_20_Internet_20_Link"><text:span text:style-name="T29">Chat Completions</text:span></text:a><text:span text:style-name="T11"> (for </text:span><text:span text:style-name="Source_20_Text"><text:span text:style-name="T21">gpt-3.5-turbo</text:span></text:span><text:span text:style-name="T11">) or </text:span><text:a xlink:type="simple" xlink:href="https://platform.openai.com/docs/api-reference/completions" text:style-name="Internet_20_link" text:visited-style-name="Visited_20_Internet_20_Link"><text:span text:style-name="T29">legacy Completions</text:span></text:a><text:span text:style-name="T11"> API (for </text:span><text:span text:style-name="Source_20_Text"><text:span text:style-name="T21">babbage-002</text:span></text:span><text:span text:style-name="T11"> and </text:span><text:span text:style-name="Source_20_Text"><text:span text:style-name="T21">davinci-002</text:span></text:span><text:span text:style-name="T11">), and make requests to it using the </text:span><text:a xlink:type="simple" xlink:href="https://platform.openai.com/playground" text:style-name="Internet_20_link" text:visited-style-name="Visited_20_Internet_20_Link"><text:span text:style-name="T29">Playground</text:span></text:a><text:span text:style-name="T11">.</text:span></text:p>
      <text:p text:style-name="P19">After your job is completed, the model should be available right away for inference use. In some cases, it may take several minutes for your model to become ready to handle requests. If requests to your model time out or the model name cannot be found, it is likely because your model is still being loaded. If this happens, try again in a few minutes.</text:p>
      <text:p text:style-name="P33">python</text:p>
      <text:p text:style-name="P24">Select librarypythonnode.js</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oft-page-break/><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response = client.chat.comple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ft:gpt-3.5-turbo:my-org:custom_suffix:id"</text:span></text:span><text:span text:style-name="Source_20_Text"><text:span text:style-name="T22">,</text:span></text:span></text:p>
      <text:p text:style-name="P47"><text:span text:style-name="Source_20_Text"><text:span text:style-name="T24"><text:s text:c="2"/></text:span></text:span><text:span text:style-name="Source_20_Text"><text:span text:style-name="T22">messages=[</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system"</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You are a helpful assistant."</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 </text:span></text:span><text:span text:style-name="Source_20_Text"><text:span text:style-name="T36">"content"</text:span></text:span><text:span text:style-name="Source_20_Text"><text:span text:style-name="T22">: </text:span></text:span><text:span text:style-name="Source_20_Text"><text:span text:style-name="T36">"Hello!"</text:span></text:span><text:span text:style-name="Source_20_Text"><text:span text:style-name="T22">}</text:span></text:span></text:p>
      <text:p text:style-name="P47"><text:soft-page-break/><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47"><text:span text:style-name="Source_20_Text"><text:span text:style-name="T39">print</text:span></text:span><text:span text:style-name="Source_20_Text"><text:span text:style-name="T22">(completion.choices[</text:span></text:span><text:span text:style-name="Source_20_Text"><text:span text:style-name="T41">0</text:span></text:span><text:span text:style-name="Source_20_Text"><text:span text:style-name="T22">].message)</text:span></text:span></text:p>
      <text:p text:style-name="P56"><text:span text:style-name="T11">You can start making requests by passing the model name as shown above and in our </text:span><text:a xlink:type="simple" xlink:href="https://platform.openai.com/docs/guides/text-generation/chat-completions-api" text:style-name="Internet_20_link" text:visited-style-name="Visited_20_Internet_20_Link"><text:span text:style-name="T29">GPT guide</text:span></text:a><text:span text:style-name="T11">.</text:span></text:p>
      <text:h text:style-name="P11" text:outline-level="2"><text:a xlink:type="simple" xlink:href="https://platform.openai.com/docs/guides/fine-tuning/analyzing-your-fine-tuned-model" text:style-name="Internet_20_link" text:visited-style-name="Visited_20_Internet_20_Link"><text:span text:style-name="T7">Analyzing your fine-tuned model</text:span></text:a></text:h>
      <text:p text:style-name="P19">We provide the following training metrics computed over the course of training: training loss, training token accuracy, test loss, and test token accuracy. These statistics are meant to provide a sanity check that training went smoothly (loss should decrease, token accuracy should increase). While an active fine-tuning jobs is running, you can view an event object which contains some useful metrics:</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oft-page-break/><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2">{</text:span></text:span></text:p>
      <text:p text:style-name="P47"><text:span text:style-name="Source_20_Text"><text:span text:style-name="T24"><text:s text:c="4"/></text:span></text:span><text:span text:style-name="Source_20_Text"><text:span text:style-name="T36">"object"</text:span></text:span><text:span text:style-name="Source_20_Text"><text:span text:style-name="T22">: </text:span></text:span><text:span text:style-name="Source_20_Text"><text:span text:style-name="T36">"fine_tuning.job.event"</text:span></text:span><text:span text:style-name="Source_20_Text"><text:span text:style-name="T22">,</text:span></text:span></text:p>
      <text:p text:style-name="P47"><text:span text:style-name="Source_20_Text"><text:span text:style-name="T24"><text:s text:c="4"/></text:span></text:span><text:span text:style-name="Source_20_Text"><text:span text:style-name="T36">"id"</text:span></text:span><text:span text:style-name="Source_20_Text"><text:span text:style-name="T22">: </text:span></text:span><text:span text:style-name="Source_20_Text"><text:span text:style-name="T36">"ftevent-abc-123"</text:span></text:span><text:span text:style-name="Source_20_Text"><text:span text:style-name="T22">,</text:span></text:span></text:p>
      <text:p text:style-name="P47"><text:span text:style-name="Source_20_Text"><text:span text:style-name="T24"><text:s text:c="4"/></text:span></text:span><text:span text:style-name="Source_20_Text"><text:span text:style-name="T36">"created_at"</text:span></text:span><text:span text:style-name="Source_20_Text"><text:span text:style-name="T22">: </text:span></text:span><text:span text:style-name="Source_20_Text"><text:span text:style-name="T41">1693582679</text:span></text:span><text:span text:style-name="Source_20_Text"><text:span text:style-name="T22">,</text:span></text:span></text:p>
      <text:p text:style-name="P47"><text:span text:style-name="Source_20_Text"><text:span text:style-name="T24"><text:s text:c="4"/></text:span></text:span><text:span text:style-name="Source_20_Text"><text:span text:style-name="T36">"level"</text:span></text:span><text:span text:style-name="Source_20_Text"><text:span text:style-name="T22">: </text:span></text:span><text:span text:style-name="Source_20_Text"><text:span text:style-name="T36">"info"</text:span></text:span><text:span text:style-name="Source_20_Text"><text:span text:style-name="T22">,</text:span></text:span></text:p>
      <text:p text:style-name="P47"><text:span text:style-name="Source_20_Text"><text:span text:style-name="T24"><text:s text:c="4"/></text:span></text:span><text:span text:style-name="Source_20_Text"><text:span text:style-name="T36">"message"</text:span></text:span><text:span text:style-name="Source_20_Text"><text:span text:style-name="T22">: </text:span></text:span><text:span text:style-name="Source_20_Text"><text:span text:style-name="T36">"Step 100/100: training loss=0.00"</text:span></text:span><text:span text:style-name="Source_20_Text"><text:span text:style-name="T22">,</text:span></text:span></text:p>
      <text:p text:style-name="P47"><text:span text:style-name="Source_20_Text"><text:span text:style-name="T24"><text:s text:c="4"/></text:span></text:span><text:span text:style-name="Source_20_Text"><text:span text:style-name="T36">"data"</text:span></text:span><text:span text:style-name="Source_20_Text"><text:span text:style-name="T22">: {</text:span></text:span></text:p>
      <text:p text:style-name="P47"><text:span text:style-name="Source_20_Text"><text:span text:style-name="T24"><text:s text:c="8"/></text:span></text:span><text:span text:style-name="Source_20_Text"><text:span text:style-name="T36">"step"</text:span></text:span><text:span text:style-name="Source_20_Text"><text:span text:style-name="T22">: </text:span></text:span><text:span text:style-name="Source_20_Text"><text:span text:style-name="T41">100</text:span></text:span><text:span text:style-name="Source_20_Text"><text:span text:style-name="T22">,</text:span></text:span></text:p>
      <text:p text:style-name="P47"><text:soft-page-break/><text:span text:style-name="Source_20_Text"><text:span text:style-name="T24"><text:s text:c="8"/></text:span></text:span><text:span text:style-name="Source_20_Text"><text:span text:style-name="T36">"train_loss"</text:span></text:span><text:span text:style-name="Source_20_Text"><text:span text:style-name="T22">: </text:span></text:span><text:span text:style-name="Source_20_Text"><text:span text:style-name="T41">1.805623287509661e-5</text:span></text:span><text:span text:style-name="Source_20_Text"><text:span text:style-name="T22">,</text:span></text:span></text:p>
      <text:p text:style-name="P47"><text:span text:style-name="Source_20_Text"><text:span text:style-name="T24"><text:s text:c="8"/></text:span></text:span><text:span text:style-name="Source_20_Text"><text:span text:style-name="T36">"train_mean_token_accuracy"</text:span></text:span><text:span text:style-name="Source_20_Text"><text:span text:style-name="T22">: </text:span></text:span><text:span text:style-name="Source_20_Text"><text:span text:style-name="T41">1.0</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4"/></text:span></text:span><text:span text:style-name="Source_20_Text"><text:span text:style-name="T36">"type"</text:span></text:span><text:span text:style-name="Source_20_Text"><text:span text:style-name="T22">: </text:span></text:span><text:span text:style-name="Source_20_Text"><text:span text:style-name="T36">"metrics"</text:span></text:span></text:p>
      <text:p text:style-name="P47"><text:span text:style-name="Source_20_Text"><text:span text:style-name="T22">}</text:span></text:span></text:p>
      <text:p text:style-name="P58"><text:span text:style-name="T11">After a fine-tuning job has finished, you can also see metrics around how the training process went by </text:span><text:a xlink:type="simple" xlink:href="https://platform.openai.com/docs/api-reference/fine-tuning/retrieve" text:style-name="Internet_20_link" text:visited-style-name="Visited_20_Internet_20_Link"><text:span text:style-name="T29">querying a fine-tuning job</text:span></text:a><text:span text:style-name="T11">, extracting a file ID from the </text:span><text:span text:style-name="Source_20_Text"><text:span text:style-name="T21">result_files</text:span></text:span><text:span text:style-name="T11">, and then </text:span><text:a xlink:type="simple" xlink:href="https://platform.openai.com/docs/api-reference/files/retrieve-contents" text:style-name="Internet_20_link" text:visited-style-name="Visited_20_Internet_20_Link"><text:span text:style-name="T29">retrieving that files content</text:span></text:a><text:span text:style-name="T11">. Each results CSV file has the following columns: </text:span><text:span text:style-name="Source_20_Text"><text:span text:style-name="T21">step</text:span></text:span><text:span text:style-name="T11">, </text:span><text:span text:style-name="Source_20_Text"><text:span text:style-name="T21">train_loss</text:span></text:span><text:span text:style-name="T11">, </text:span><text:span text:style-name="Source_20_Text"><text:span text:style-name="T21">train_accuracy</text:span></text:span><text:span text:style-name="T11">, </text:span><text:span text:style-name="Source_20_Text"><text:span text:style-name="T21">valid_loss</text:span></text:span><text:span text:style-name="T11">, and </text:span><text:span text:style-name="Source_20_Text"><text:span text:style-name="T21">valid_mean_token_accuracy</text:span></text:span><text:span text:style-name="T11">.</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2">step,train_loss,train_accuracy,valid_loss,valid_mean_token_accuracy</text:span></text:span></text:p>
      <text:p text:style-name="P47"><text:soft-page-break/><text:span text:style-name="Source_20_Text"><text:span text:style-name="T22">1,1.52347,0.0,,</text:span></text:span></text:p>
      <text:p text:style-name="P47"><text:span text:style-name="Source_20_Text"><text:span text:style-name="T22">2,0.57719,0.0,,</text:span></text:span></text:p>
      <text:p text:style-name="P47"><text:span text:style-name="Source_20_Text"><text:span text:style-name="T22">3,3.63525,0.0,,</text:span></text:span></text:p>
      <text:p text:style-name="P47"><text:span text:style-name="Source_20_Text"><text:span text:style-name="T22">4,1.72257,0.0,,</text:span></text:span></text:p>
      <text:p text:style-name="P47"><text:span text:style-name="Source_20_Text"><text:span text:style-name="T22">5,1.52379,0.0,,</text:span></text:span></text:p>
      <text:p text:style-name="P56"><text:span text:style-name="T11">While metrics can he helpful, evaluating samples from the fine-tuned model provides the most relevant sense of model quality. We recommend generating samples from both the base model and the fine-tuned model on a test set, and comparing the samples side by side. The test set should ideally include the full distribution of inputs that you might send to the model in a production use case. If manual evaluation is too time-consuming, consider using our </text:span><text:a xlink:type="simple" xlink:href="https://github.com/openai/evals" office:target-frame-name="_blank" xlink:show="new" text:style-name="Internet_20_link" text:visited-style-name="Visited_20_Internet_20_Link"><text:span text:style-name="T29">Evals library</text:span></text:a><text:span text:style-name="T11"> to automate future evaluations.</text:span></text:p>
      <text:h text:style-name="P13" text:outline-level="3"><text:a xlink:type="simple" xlink:href="https://platform.openai.com/docs/guides/fine-tuning/iterating-on-data-quality" text:style-name="Internet_20_link" text:visited-style-name="Visited_20_Internet_20_Link"><text:span text:style-name="T8">Iterating on data quality</text:span></text:a></text:h>
      <text:p text:style-name="P19">If the results from a fine-tuning job are not as good as you expected, consider the following ways to adjust the training dataset:</text:p>
      <text:list xml:id="list2583435228" text:style-name="L33">
        <text:list-item>
          <text:p text:style-name="P181">Collect examples to target remaining issues</text:p>
          <text:list>
            <text:list-item>
              <text:p text:style-name="P182">If the model still isn’t good at certain aspects, add training examples that directly show the model how to do these aspects correctly</text:p>
            </text:list-item>
          </text:list>
        </text:list-item>
        <text:list-item>
          <text:p text:style-name="P183">Scrutinize existing examples for issues</text:p>
          <text:list>
            <text:list-item>
              <text:p text:style-name="P182">If your model has grammar, logic, or style issues, check if your data has any of the same issues. For instance, if the model now says "I will schedule this meeting for you" (when it shouldn’t), see if existing examples teach the model to say it can do new things that it can’t do</text:p>
            </text:list-item>
          </text:list>
        </text:list-item>
        <text:list-item>
          <text:p text:style-name="P183">Consider the balance and diversity of data</text:p>
          <text:list>
            <text:list-item>
              <text:p text:style-name="P182"><text:soft-page-break/>If 60% of the assistant responses in the data says "I cannot answer this", but at inference time only 5% of responses should say that, you will likely get an overabundance of refusals</text:p>
            </text:list-item>
          </text:list>
        </text:list-item>
        <text:list-item>
          <text:p text:style-name="P183">Make sure your training examples contain all of the information needed for the response</text:p>
          <text:list>
            <text:list-item>
              <text:p text:style-name="P182">If we want the model to compliment a user based on their personal traits and a training example includes assistant compliments for traits not found in the preceding conversation, the model may learn to hallucinate information</text:p>
            </text:list-item>
          </text:list>
        </text:list-item>
        <text:list-item>
          <text:p text:style-name="P183">Look at the agreement / consistency in the training examples</text:p>
          <text:list>
            <text:list-item>
              <text:p text:style-name="P182">If multiple people created the training data, it’s likely that model performance will be limited by the level of agreement / consistency between people. For instance, in a text extraction task, if people only agreed on 70% of extracted snippets, the model would likely not be able to do better than this</text:p>
            </text:list-item>
          </text:list>
        </text:list-item>
        <text:list-item>
          <text:p text:style-name="P183">Make sure your all of your training examples are in the same format, as expected for inference</text:p>
        </text:list-item>
      </text:list>
      <text:h text:style-name="P13" text:outline-level="3"><text:a xlink:type="simple" xlink:href="https://platform.openai.com/docs/guides/fine-tuning/iterating-on-data-quantity" text:style-name="Internet_20_link" text:visited-style-name="Visited_20_Internet_20_Link"><text:span text:style-name="T8">Iterating on data quantity</text:span></text:a></text:h>
      <text:p text:style-name="P19">Once you’re satisfied with the quality and distribution of the examples, you can consider scaling up the number of training examples. This tends to help the model learn the task better, especially around possible "edge cases". We expect a similar amount of improvement every time you double the number of training examples. You can loosely estimate the expected quality gain from increasing the training data size by:</text:p>
      <text:list xml:id="list2077038957" text:style-name="L34">
        <text:list-item>
          <text:p text:style-name="P184">Fine-tuning on your current dataset</text:p>
        </text:list-item>
        <text:list-item>
          <text:p text:style-name="P185">Fine-tuning on half of your current dataset</text:p>
        </text:list-item>
        <text:list-item>
          <text:p text:style-name="P185">Observing the quality gap between the two</text:p>
        </text:list-item>
      </text:list>
      <text:p text:style-name="P19">In general, if you have to make a trade-off, a smaller amount of high-quality data is generally more effective than a larger amount of low-quality data.</text:p>
      <text:h text:style-name="P13" text:outline-level="3"><text:soft-page-break/><text:a xlink:type="simple" xlink:href="https://platform.openai.com/docs/guides/fine-tuning/iterating-on-hyperparameters" text:style-name="Internet_20_link" text:visited-style-name="Visited_20_Internet_20_Link"><text:span text:style-name="T8">Iterating on hyperparameters</text:span></text:a></text:h>
      <text:p text:style-name="P19">We allow you to specify the following hyperparameters:</text:p>
      <text:list xml:id="list1235053069" text:style-name="L35">
        <text:list-item>
          <text:p text:style-name="P186">epochs</text:p>
        </text:list-item>
        <text:list-item>
          <text:p text:style-name="P187">learning rate multiplier</text:p>
        </text:list-item>
        <text:list-item>
          <text:p text:style-name="P187">batch size</text:p>
        </text:list-item>
      </text:list>
      <text:p text:style-name="P19">We recommend initially training without specifying any of these, allowing us to pick a default for you based on dataset size, then adjusting if you observe the following:</text:p>
      <text:list xml:id="list2385793063" text:style-name="L36">
        <text:list-item>
          <text:p text:style-name="P188">If the model does not follow the training data as much as expected increase the number of epochs by 1 or 2</text:p>
          <text:list>
            <text:list-item>
              <text:p text:style-name="P189">This is more common for tasks for which there is a single ideal completion (or a small set of ideal completions which are similar). Some examples include classification, entity extraction, or structured parsing. These are often tasks for which you can compute a final accuracy metric against a reference answer.</text:p>
            </text:list-item>
          </text:list>
        </text:list-item>
        <text:list-item>
          <text:p text:style-name="P190">If the model becomes less diverse than expected decrease the number of epochs by 1 or 2</text:p>
          <text:list>
            <text:list-item>
              <text:p text:style-name="P189">This is more common for tasks for which there are a wide range of possible good completions</text:p>
            </text:list-item>
          </text:list>
        </text:list-item>
        <text:list-item>
          <text:p text:style-name="P190">If the model does not appear to be converging, increase the learning rate multiplier</text:p>
        </text:list-item>
      </text:list>
      <text:p text:style-name="P19">You can set the hyperparameters as is shown below:</text:p>
      <text:p text:style-name="P33">python</text:p>
      <text:p text:style-name="P24">Select librarypythonnode.js</text:p>
      <text:p text:style-name="P25">Copy‍</text:p>
      <text:p text:style-name="P47"><text:soft-page-break/><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client.fine_tuning.jobs.create(</text:span></text:span></text:p>
      <text:p text:style-name="P47"><text:soft-page-break/><text:span text:style-name="Source_20_Text"><text:span text:style-name="T24"><text:s text:c="2"/></text:span></text:span><text:span text:style-name="Source_20_Text"><text:span text:style-name="T22">training_file=</text:span></text:span><text:span text:style-name="Source_20_Text"><text:span text:style-name="T36">"file-abc123"</text:span></text:span><text:span text:style-name="Source_20_Text"><text:span text:style-name="T22">, </text:span></text:span></text:p>
      <text:p text:style-name="P47"><text:span text:style-name="Source_20_Text"><text:span text:style-name="T24"><text:s text:c="2"/></text:span></text:span><text:span text:style-name="Source_20_Text"><text:span text:style-name="T22">model=</text:span></text:span><text:span text:style-name="Source_20_Text"><text:span text:style-name="T36">"gpt-3.5-turbo"</text:span></text:span><text:span text:style-name="Source_20_Text"><text:span text:style-name="T22">, </text:span></text:span></text:p>
      <text:p text:style-name="P47"><text:span text:style-name="Source_20_Text"><text:span text:style-name="T24"><text:s text:c="2"/></text:span></text:span><text:span text:style-name="Source_20_Text"><text:span text:style-name="T22">hyperparameters={</text:span></text:span></text:p>
      <text:p text:style-name="P47"><text:span text:style-name="Source_20_Text"><text:span text:style-name="T24"><text:s text:c="4"/></text:span></text:span><text:span text:style-name="Source_20_Text"><text:span text:style-name="T36">"n_epochs"</text:span></text:span><text:span text:style-name="Source_20_Text"><text:span text:style-name="T22">:</text:span></text:span><text:span text:style-name="Source_20_Text"><text:span text:style-name="T41">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h text:style-name="P11" text:outline-level="2"><text:a xlink:type="simple" xlink:href="https://platform.openai.com/docs/guides/fine-tuning/fine-tuning-examples" text:style-name="Internet_20_link" text:visited-style-name="Visited_20_Internet_20_Link"><text:span text:style-name="T7">Fine-tuning examples</text:span></text:a></text:h>
      <text:p text:style-name="P19">Now that we have explored the basics of the fine-tuning API, let’s look at going through the fine-tuning lifecycle for a few different use cases.</text:p>
      <text:p text:style-name="P31">Style and tone</text:p>
      <text:p text:style-name="P31">Structured output</text:p>
      <text:p text:style-name="P32">Function calling</text:p>
      <text:h text:style-name="P11" text:outline-level="2"><text:a xlink:type="simple" xlink:href="https://platform.openai.com/docs/guides/fine-tuning/migration-of-legacy-models" text:style-name="Internet_20_link" text:visited-style-name="Visited_20_Internet_20_Link"><text:span text:style-name="T7">Migration of legacy models</text:span></text:a></text:h>
      <text:p text:style-name="P58"><text:span text:style-name="T11">For users migrating from </text:span><text:span text:style-name="Source_20_Text"><text:span text:style-name="T21">/v1/fine-tunes</text:span></text:span><text:span text:style-name="T11"> to the updated </text:span><text:span text:style-name="Source_20_Text"><text:span text:style-name="T21">/v1/fine_tuning/jobs</text:span></text:span><text:span text:style-name="T11"> API and newer models, the main difference you can expect is the updated API. The legacy prompt completion pair data format has been retained for the updated </text:span><text:span text:style-name="Source_20_Text"><text:span text:style-name="T21">babbage-002</text:span></text:span><text:span text:style-name="T11"> and </text:span><text:span text:style-name="Source_20_Text"><text:span text:style-name="T21">davinci-002</text:span></text:span><text:span text:style-name="T11"> models to ensure a smooth transition. The new models will support fine-tuning with 4k token context and have a knowledge cutoff of September 2021.</text:span></text:p>
      <text:p text:style-name="P58"><text:span text:style-name="T11">For most tasks, you should expect to get better performance from </text:span><text:span text:style-name="Source_20_Text"><text:span text:style-name="T21">gpt-3.5-turbo</text:span></text:span><text:span text:style-name="T11"> than from the GPT base models.</text:span></text:p>
      <text:h text:style-name="P11" text:outline-level="2"><text:soft-page-break/><text:a xlink:type="simple" xlink:href="https://platform.openai.com/docs/guides/fine-tuning/faq" text:style-name="Internet_20_link" text:visited-style-name="Visited_20_Internet_20_Link"><text:span text:style-name="T7">FAQ</text:span></text:a></text:h>
      <text:h text:style-name="P13" text:outline-level="3"><text:a xlink:type="simple" xlink:href="https://platform.openai.com/docs/guides/fine-tuning/when-should-i-use-fine-tuning-vs-embeddings-retrieval-augmented-generation" text:style-name="Internet_20_link" text:visited-style-name="Visited_20_Internet_20_Link"><text:span text:style-name="T8">When should I use fine-tuning vs embeddings / retrieval augmented generation?</text:span></text:a></text:h>
      <text:p text:style-name="P19">Embeddings with retrieval is best suited for cases when you need to have a large database of documents with relevant context and information.</text:p>
      <text:p text:style-name="P19">By default OpenAI’s models are trained to be helpful generalist assistants. Fine-tuning can be used to make a model which is narrowly focused, and exhibits specific ingrained behavior patterns. Retrieval strategies can be used to make new information available to a model by providing it with relevant context before generating its response. Retrieval strategies are not an alternative to fine-tuning and can in fact be complementary to it.</text:p>
      <text:p text:style-name="P19">You can explore the differences between these options further in our Developer Day talk:</text:p>
      <text:p text:style-name="Text_20_body"><draw:frame draw:style-name="fr3" draw:name="Object1" text:anchor-type="as-char" svg:width="0.4925in" style:rel-width="100%" svg:height="3.2811in" draw:z-index="0"><draw:floating-frame xlink:href="https://www.youtube-nocookie.com/embed/ahnGLM-RC1Y?si=cPQngClssVG_R2_q" xlink:type="simple" xlink:show="embed" xlink:actuate="onLoad"/></draw:frame></text:p>
      <text:h text:style-name="P13" text:outline-level="3"><text:a xlink:type="simple" xlink:href="https://platform.openai.com/docs/guides/fine-tuning/can-i-fine-tune-gpt-4-or-gpt-3-5-turbo-16k" text:style-name="Internet_20_link" text:visited-style-name="Visited_20_Internet_20_Link"><text:span text:style-name="T8">Can I fine-tune GPT-4 or GPT-3.5-Turbo-16k?</text:span></text:a></text:h>
      <text:p text:style-name="P58"><text:span text:style-name="T11">GPT-4 fine-tuning is in experimental access and eligible developers can request access via the </text:span><text:a xlink:type="simple" xlink:href="https://platform.openai.com/finetune" text:style-name="Internet_20_link" text:visited-style-name="Visited_20_Internet_20_Link"><text:span text:style-name="T29">fine-tuning UI</text:span></text:a><text:span text:style-name="T11">. Currently, </text:span><text:span text:style-name="Source_20_Text"><text:span text:style-name="T21">gpt-3.5-turbo-1106</text:span></text:span><text:span text:style-name="T11"> supports up to 16K context examples.</text:span></text:p>
      <text:h text:style-name="P13" text:outline-level="3"><text:soft-page-break/><text:a xlink:type="simple" xlink:href="https://platform.openai.com/docs/guides/fine-tuning/how-do-i-know-if-my-fine-tuned-model-is-actually-better-than-the-base-model" text:style-name="Internet_20_link" text:visited-style-name="Visited_20_Internet_20_Link"><text:span text:style-name="T8">How do I know if my fine-tuned model is actually better than the base model?</text:span></text:a></text:h>
      <text:p text:style-name="P56"><text:span text:style-name="T11">We recommend generating samples from both the base model and the fine-tuned model on a test set of chat conversations, and comparing the samples side by side. For more comprehensive evaluations, consider using the </text:span><text:a xlink:type="simple" xlink:href="https://github.com/openai/evals" office:target-frame-name="_blank" xlink:show="new" text:style-name="Internet_20_link" text:visited-style-name="Visited_20_Internet_20_Link"><text:span text:style-name="T29">OpenAI evals framework</text:span></text:a><text:span text:style-name="T11"> to create an eval specific to your use case.</text:span></text:p>
      <text:h text:style-name="P13" text:outline-level="3"><text:a xlink:type="simple" xlink:href="https://platform.openai.com/docs/guides/fine-tuning/can-i-continue-fine-tuning-a-model-that-has-already-been-fine-tuned" text:style-name="Internet_20_link" text:visited-style-name="Visited_20_Internet_20_Link"><text:span text:style-name="T8">Can I continue fine-tuning a model that has already been fine-tuned?</text:span></text:a></text:h>
      <text:p text:style-name="P58"><text:span text:style-name="T11">Yes, you can pass the name of a fine-tuned model into the </text:span><text:span text:style-name="Source_20_Text"><text:span text:style-name="T21">model</text:span></text:span><text:span text:style-name="T11"> parameter when creating a fine-tuning job. This will start a new fine-tuning job using the fine-tuned model as the starting point.</text:span></text:p>
      <text:h text:style-name="P13" text:outline-level="3"><text:a xlink:type="simple" xlink:href="https://platform.openai.com/docs/guides/fine-tuning/how-can-i-estimate-the-cost-of-fine-tuning-a-model" text:style-name="Internet_20_link" text:visited-style-name="Visited_20_Internet_20_Link"><text:span text:style-name="T8">How can I estimate the cost of fine-tuning a model?</text:span></text:a></text:h>
      <text:p text:style-name="P56"><text:span text:style-name="T11">Please refer to the </text:span><text:a xlink:type="simple" xlink:href="https://platform.openai.com/docs/guides/fine-tuning/estimate-costs" text:style-name="Internet_20_link" text:visited-style-name="Visited_20_Internet_20_Link"><text:span text:style-name="T29">estimate cost</text:span></text:a><text:span text:style-name="T11"> section above.</text:span></text:p>
      <text:h text:style-name="P13" text:outline-level="3"><text:a xlink:type="simple" xlink:href="https://platform.openai.com/docs/guides/fine-tuning/does-the-new-fine-tuning-endpoint-still-work-with-weights-biases-for-tracking-metrics" text:style-name="Internet_20_link" text:visited-style-name="Visited_20_Internet_20_Link"><text:span text:style-name="T8">Does the new fine-tuning endpoint still work with Weights &amp; Biases for tracking metrics?</text:span></text:a></text:h>
      <text:p text:style-name="P19">No, we do not currently support this integration but are working to enable it in the near future.</text:p>
      <text:h text:style-name="P13" text:outline-level="3"><text:a xlink:type="simple" xlink:href="https://platform.openai.com/docs/guides/fine-tuning/how-many-fine-tuning-jobs-can-i-have-running-at-once" text:style-name="Internet_20_link" text:visited-style-name="Visited_20_Internet_20_Link"><text:span text:style-name="T8">How many fine-tuning jobs can I have running at once?</text:span></text:a></text:h>
      <text:p text:style-name="P56"><text:span text:style-name="T11">Please refer to our </text:span><text:a xlink:type="simple" xlink:href="https://platform.openai.com/docs/guides/rate-limits/what-are-the-rate-limits-for-our-api" text:style-name="Internet_20_link" text:visited-style-name="Visited_20_Internet_20_Link"><text:span text:style-name="T29">rate limit guide</text:span></text:a><text:span text:style-name="T11"> for the most up to date information on the limits.</text:span></text:p>
      <text:h text:style-name="P13" text:outline-level="3"><text:a xlink:type="simple" xlink:href="https://platform.openai.com/docs/guides/fine-tuning/how-do-rate-limits-work-on-fine-tuned-models" text:style-name="Internet_20_link" text:visited-style-name="Visited_20_Internet_20_Link"><text:span text:style-name="T8">How do rate limits work on fine-tuned models?</text:span></text:a></text:h>
      <text:p text:style-name="P58"><text:span text:style-name="T11">A fine-tuned model pulls from the same shared rate limit as the model it is based off of. For example, if you use half your TPM rate limit in a given time period with the standard </text:span><text:span text:style-name="Source_20_Text"><text:span text:style-name="T21">gpt-3.5-turbo</text:span></text:span><text:span text:style-name="T11"> model, any model(s) you fine-tuned from </text:span><text:span text:style-name="Source_20_Text"><text:span text:style-name="T21">gpt-3.5-turbo</text:span></text:span><text:span text:style-name="T11"> would only have the remaining half of the TPM rate limit accessible since the capacity is shared across all models of the same type.</text:span></text:p>
      <text:p text:style-name="P19">Put another way, having fine-tuned models does not give you more capacity to use our models from a total throughput perspective.</text:p>
      <text:h text:style-name="P2" text:outline-level="1"><text:soft-page-break/><text:a xlink:type="simple" xlink:href="https://platform.openai.com/docs/guides/images/image-generation" text:style-name="Internet_20_link" text:visited-style-name="Visited_20_Internet_20_Link"><text:span text:style-name="T6">Image generation</text:span></text:a></text:h>
      <text:p text:style-name="P19">Learn how to generate or manipulate images with DALL·E in the API.</text:p>
      <text:p text:style-name="P51"><text:span text:style-name="T12">Looking to generate images in ChatGPT? Head to </text:span><text:a xlink:type="simple" xlink:href="https://chat.openai.com/" office:target-frame-name="_blank" xlink:show="new" text:style-name="Internet_20_link" text:visited-style-name="Visited_20_Internet_20_Link"><text:span text:style-name="T16">chat.openai.com</text:span></text:a><text:span text:style-name="T12">.</text:span></text:p>
      <text:h text:style-name="P11" text:outline-level="2"><text:a xlink:type="simple" xlink:href="https://platform.openai.com/docs/guides/images/introduction" text:style-name="Internet_20_link" text:visited-style-name="Visited_20_Internet_20_Link"><text:span text:style-name="T7">Introduction</text:span></text:a></text:h>
      <text:p text:style-name="P19">The Images API provides three methods for interacting with images:</text:p>
      <text:list xml:id="list4112686216" text:style-name="L37">
        <text:list-item>
          <text:p text:style-name="P191">Creating images from scratch based on a text prompt (DALL·E 3 and DALL·E 2)</text:p>
        </text:list-item>
        <text:list-item>
          <text:p text:style-name="P192">Creating edited versions of images by having the model replace some areas of a pre-existing image, based on a new text prompt (DALL·E 2 only)</text:p>
        </text:list-item>
        <text:list-item>
          <text:p text:style-name="P192">Creating variations of an existing image (DALL·E 2 only)</text:p>
        </text:list-item>
      </text:list>
      <text:p text:style-name="P56"><text:span text:style-name="T11">This guide covers the basics of using these three API endpoints with useful code samples. To try DALL·E 3, head to </text:span><text:a xlink:type="simple" xlink:href="https://chat.openai.com/" office:target-frame-name="_blank" xlink:show="new" text:style-name="Internet_20_link" text:visited-style-name="Visited_20_Internet_20_Link"><text:span text:style-name="T29">ChatGPT</text:span></text:a><text:span text:style-name="T11">. To try DALL·E 2, check out the </text:span><text:a xlink:type="simple" xlink:href="https://labs.openai.com/" office:target-frame-name="_blank" xlink:show="new" text:style-name="Internet_20_link" text:visited-style-name="Visited_20_Internet_20_Link"><text:span text:style-name="T29">DALL·E preview app</text:span></text:a><text:span text:style-name="T11">.</text:span></text:p>
      <text:h text:style-name="P11" text:outline-level="2"><text:a xlink:type="simple" xlink:href="https://platform.openai.com/docs/guides/images/usage" text:style-name="Internet_20_link" text:visited-style-name="Visited_20_Internet_20_Link"><text:span text:style-name="T7">Usage</text:span></text:a></text:h>
      <text:h text:style-name="P13" text:outline-level="3"><text:a xlink:type="simple" xlink:href="https://platform.openai.com/docs/guides/images/generations" text:style-name="Internet_20_link" text:visited-style-name="Visited_20_Internet_20_Link"><text:span text:style-name="T8">Generations</text:span></text:a></text:h>
      <text:p text:style-name="P56"><text:span text:style-name="T11">The </text:span><text:a xlink:type="simple" xlink:href="https://platform.openai.com/docs/api-reference/images/create" text:style-name="Internet_20_link" text:visited-style-name="Visited_20_Internet_20_Link"><text:span text:style-name="T29">image generations</text:span></text:a><text:span text:style-name="T11"> endpoint allows you to create an original image given a text prompt. When using DALL·E 3, images can have a size of 1024x1024, 1024x1792 or 1792x1024 pixels.</text:span></text:p>
      <text:p text:style-name="P58"><text:span text:style-name="T11">By default, images are generated at </text:span><text:span text:style-name="Source_20_Text"><text:span text:style-name="T21">standard</text:span></text:span><text:span text:style-name="T11"> quality, but when using DALL·E 3 you can set </text:span><text:span text:style-name="Source_20_Text"><text:span text:style-name="T21">quality: "hd"</text:span></text:span><text:span text:style-name="T11"> for enhanced detail. Square, standard quality images are the fastest to generate.</text:span></text:p>
      <text:p text:style-name="P56"><text:span text:style-name="T11">You can request 1 image at a time with DALL·E 3 (request more by making parallel requests) or up to 10 images at a time using DALL·E 2 with the </text:span><text:a xlink:type="simple" xlink:href="https://platform.openai.com/docs/api-reference/images/create#images/create-n" text:style-name="Internet_20_link" text:visited-style-name="Visited_20_Internet_20_Link"><text:span text:style-name="T29">n parameter</text:span></text:a><text:span text:style-name="T11">.</text:span></text:p>
      <text:p text:style-name="P33">Generate an image</text:p>
      <text:p text:style-name="P34">python</text:p>
      <text:p text:style-name="P24"><text:soft-page-break/>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oft-page-break/><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response = client.images.generate(</text:span></text:span></text:p>
      <text:p text:style-name="P47"><text:span text:style-name="Source_20_Text"><text:span text:style-name="T24"><text:s text:c="2"/></text:span></text:span><text:span text:style-name="Source_20_Text"><text:span text:style-name="T22">model=</text:span></text:span><text:span text:style-name="Source_20_Text"><text:span text:style-name="T36">"dall-e-3"</text:span></text:span><text:span text:style-name="Source_20_Text"><text:span text:style-name="T22">,</text:span></text:span></text:p>
      <text:p text:style-name="P47"><text:span text:style-name="Source_20_Text"><text:span text:style-name="T24"><text:s text:c="2"/></text:span></text:span><text:span text:style-name="Source_20_Text"><text:span text:style-name="T22">prompt=</text:span></text:span><text:span text:style-name="Source_20_Text"><text:span text:style-name="T36">"a white siamese cat"</text:span></text:span><text:span text:style-name="Source_20_Text"><text:span text:style-name="T22">,</text:span></text:span></text:p>
      <text:p text:style-name="P47"><text:span text:style-name="Source_20_Text"><text:span text:style-name="T24"><text:s text:c="2"/></text:span></text:span><text:span text:style-name="Source_20_Text"><text:span text:style-name="T22">size=</text:span></text:span><text:span text:style-name="Source_20_Text"><text:span text:style-name="T36">"1024x1024"</text:span></text:span><text:span text:style-name="Source_20_Text"><text:span text:style-name="T22">,</text:span></text:span></text:p>
      <text:p text:style-name="P47"><text:span text:style-name="Source_20_Text"><text:span text:style-name="T24"><text:s text:c="2"/></text:span></text:span><text:span text:style-name="Source_20_Text"><text:span text:style-name="T22">quality=</text:span></text:span><text:span text:style-name="Source_20_Text"><text:span text:style-name="T36">"standard"</text:span></text:span><text:span text:style-name="Source_20_Text"><text:span text:style-name="T22">,</text:span></text:span></text:p>
      <text:p text:style-name="P47"><text:span text:style-name="Source_20_Text"><text:span text:style-name="T24"><text:s text:c="2"/></text:span></text:span><text:span text:style-name="Source_20_Text"><text:span text:style-name="T22">n=</text:span></text:span><text:span text:style-name="Source_20_Text"><text:span text:style-name="T41">1</text:span></text:span><text:span text:style-name="Source_20_Text"><text:span text:style-name="T22">,</text:span></text:span></text:p>
      <text:p text:style-name="P47"><text:span text:style-name="Source_20_Text"><text:span text:style-name="T22">)</text:span></text:span></text:p>
      <text:p text:style-name="P47"/>
      <text:p text:style-name="P47"><text:span text:style-name="Source_20_Text"><text:span text:style-name="T22">image_url = response.data[</text:span></text:span><text:span text:style-name="Source_20_Text"><text:span text:style-name="T41">0</text:span></text:span><text:span text:style-name="Source_20_Text"><text:span text:style-name="T22">].url</text:span></text:span></text:p>
      <text:p text:style-name="P15"><text:a xlink:type="simple" xlink:href="https://cookbook.openai.com/articles/what_is_new_with_dalle_3" office:target-frame-name="_blank" xlink:show="new" text:style-name="Internet_20_link" text:visited-style-name="Visited_20_Internet_20_Link"><text:span text:style-name="T28">What is new with DALL·E 3</text:span></text:a></text:p>
      <text:p text:style-name="P76"><text:a xlink:type="simple" xlink:href="https://cookbook.openai.com/articles/what_is_new_with_dalle_3" office:target-frame-name="_blank" xlink:show="new" text:style-name="Internet_20_link" text:visited-style-name="Visited_20_Internet_20_Link"><text:span text:style-name="T31">Explore what is new with DALL·E 3 in the OpenAI Cookbook</text:span></text:a></text:p>
      <text:h text:style-name="P11" text:outline-level="2"><text:soft-page-break/><text:a xlink:type="simple" xlink:href="https://platform.openai.com/docs/guides/images/prompting" text:style-name="Internet_20_link" text:visited-style-name="Visited_20_Internet_20_Link"><text:span text:style-name="T7">Prompting</text:span></text:a></text:h>
      <text:p text:style-name="P19">With the release of DALL·E 3, the model now takes in the default prompt provided and automatically re-write it for safety reasons, and to add more detail (more detailed prompts generally result in higher quality images).</text:p>
      <text:p text:style-name="P58"><text:span text:style-name="T11">While it is not currently possible to disable this feature, you can use prompting to get outputs closer to your requested image by adding the following to your prompt: </text:span><text:span text:style-name="Source_20_Text"><text:span text:style-name="T21">I NEED to test how the tool works with extremely simple prompts. DO NOT add any detail, just use it AS-IS:</text:span></text:span><text:span text:style-name="T11">.</text:span></text:p>
      <text:p text:style-name="P58"><text:span text:style-name="T11">The updated prompt is visible in the </text:span><text:span text:style-name="Source_20_Text"><text:span text:style-name="T21">revised_prompt</text:span></text:span><text:span text:style-name="T11"> field of the data response object.</text:span></text:p>
      <text:h text:style-name="P11" text:outline-level="2"><text:a xlink:type="simple" xlink:href="https://platform.openai.com/docs/guides/images/example-dall-e-3-generations" text:style-name="Internet_20_link" text:visited-style-name="Visited_20_Internet_20_Link"><text:span text:style-name="T7">Example DALL·E 3 generations</text:span></text:a></text:h>
      <table:table table:name="Table15" table:style-name="Table15">
        <table:table-column table:style-name="Table15.A"/>
        <table:table-column table:style-name="Table15.B"/>
        <table:table-header-rows>
          <table:table-row>
            <table:table-cell table:style-name="Table15.A1" office:value-type="string">
              <text:p text:style-name="P71">PROMPT</text:p>
            </table:table-cell>
            <table:table-cell table:style-name="Table15.A1" office:value-type="string">
              <text:p text:style-name="P71">GENERATION</text:p>
            </table:table-cell>
          </table:table-row>
        </table:table-header-rows>
        <table:table-row>
          <table:table-cell table:style-name="Table15.A2" office:value-type="string">
            <text:p text:style-name="Table_20_Contents">A photograph of a white Siamese cat.</text:p>
          </table:table-cell>
          <table:table-cell table:style-name="Table15.A2" office:value-type="string">
            <text:p text:style-name="Table_20_Contents"><draw:frame draw:style-name="fr2" draw:name="Image1" text:anchor-type="as-char" svg:width="2.0835in" svg:height="0.3937in" draw:z-index="1"><draw:image xlink:href="https://cdn.openai.com/API/images/guides/simple-cat-image-dall-e-3.webp" xlink:type="simple" xlink:show="embed" xlink:actuate="onLoad"/></draw:frame></text:p>
          </table:table-cell>
        </table:table-row>
      </table:table>
      <text:p text:style-name="P56"><text:span text:style-name="T11">Each image can be returned as either a URL or Base64 data, using the </text:span><text:a xlink:type="simple" xlink:href="https://platform.openai.com/docs/api-reference/images/create#images/create-response_format" text:style-name="Internet_20_link" text:visited-style-name="Visited_20_Internet_20_Link"><text:span text:style-name="T29">response_format</text:span></text:a><text:span text:style-name="T11"> parameter. URLs will expire after an hour.</text:span></text:p>
      <text:h text:style-name="P13" text:outline-level="3"><text:a xlink:type="simple" xlink:href="https://platform.openai.com/docs/guides/images/edits-dall-e-2-only" text:style-name="Internet_20_link" text:visited-style-name="Visited_20_Internet_20_Link"><text:span text:style-name="T8">Edits (DALL·E 2 only)</text:span></text:a></text:h>
      <text:p text:style-name="P56"><text:span text:style-name="T11">Also known as "inpainting", the </text:span><text:a xlink:type="simple" xlink:href="https://platform.openai.com/docs/api-reference/images/create-edit" text:style-name="Internet_20_link" text:visited-style-name="Visited_20_Internet_20_Link"><text:span text:style-name="T29">image edits</text:span></text:a><text:span text:style-name="T11"> endpoint allows you to edit or extend an image by uploading an image and mask indicating which areas should be replaced. The transparent areas of the mask indicate where the image should be edited, and the prompt should describe the full new image, </text:span><text:span text:style-name="Strong_20_Emphasis"><text:span text:style-name="T11">not just the erased area</text:span></text:span><text:span text:style-name="T11">. This endpoint can enable experiences like </text:span><text:a xlink:type="simple" xlink:href="https://labs.openai.com/editor" office:target-frame-name="_blank" xlink:show="new" text:style-name="Internet_20_link" text:visited-style-name="Visited_20_Internet_20_Link"><text:span text:style-name="T29">the editor in our DALL·E preview app</text:span></text:a><text:span text:style-name="T11">.</text:span></text:p>
      <text:p text:style-name="P33">Edit an image</text:p>
      <text:p text:style-name="P34">python</text:p>
      <text:p text:style-name="P24">Select librarypythonnode.jscurl</text:p>
      <text:p text:style-name="P25"><text:soft-page-break/>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oft-page-break/><text:span text:style-name="Source_20_Text"><text:span text:style-name="T22">client = OpenAI()</text:span></text:span></text:p>
      <text:p text:style-name="P47"/>
      <text:p text:style-name="P47"><text:span text:style-name="Source_20_Text"><text:span text:style-name="T22">response = client.images.edit((</text:span></text:span></text:p>
      <text:p text:style-name="P47"><text:span text:style-name="Source_20_Text"><text:span text:style-name="T24"><text:s text:c="2"/></text:span></text:span><text:span text:style-name="Source_20_Text"><text:span text:style-name="T22">model=</text:span></text:span><text:span text:style-name="Source_20_Text"><text:span text:style-name="T36">"dall-e-2"</text:span></text:span><text:span text:style-name="Source_20_Text"><text:span text:style-name="T22">,</text:span></text:span></text:p>
      <text:p text:style-name="P47"><text:span text:style-name="Source_20_Text"><text:span text:style-name="T24"><text:s text:c="2"/></text:span></text:span><text:span text:style-name="Source_20_Text"><text:span text:style-name="T22">image=</text:span></text:span><text:span text:style-name="Source_20_Text"><text:span text:style-name="T39">open</text:span></text:span><text:span text:style-name="Source_20_Text"><text:span text:style-name="T22">(</text:span></text:span><text:span text:style-name="Source_20_Text"><text:span text:style-name="T36">"sunlit_lounge.png"</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4"><text:s text:c="2"/></text:span></text:span><text:span text:style-name="Source_20_Text"><text:span text:style-name="T22">mask=</text:span></text:span><text:span text:style-name="Source_20_Text"><text:span text:style-name="T39">open</text:span></text:span><text:span text:style-name="Source_20_Text"><text:span text:style-name="T22">(</text:span></text:span><text:span text:style-name="Source_20_Text"><text:span text:style-name="T36">"mask.png"</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4"><text:s text:c="2"/></text:span></text:span><text:span text:style-name="Source_20_Text"><text:span text:style-name="T22">prompt=</text:span></text:span><text:span text:style-name="Source_20_Text"><text:span text:style-name="T36">"A sunlit indoor lounge area with a pool containing a flamingo"</text:span></text:span><text:span text:style-name="Source_20_Text"><text:span text:style-name="T22">,</text:span></text:span></text:p>
      <text:p text:style-name="P47"><text:span text:style-name="Source_20_Text"><text:span text:style-name="T24"><text:s text:c="2"/></text:span></text:span><text:span text:style-name="Source_20_Text"><text:span text:style-name="T22">n=</text:span></text:span><text:span text:style-name="Source_20_Text"><text:span text:style-name="T41">1</text:span></text:span><text:span text:style-name="Source_20_Text"><text:span text:style-name="T22">,</text:span></text:span></text:p>
      <text:p text:style-name="P47"><text:span text:style-name="Source_20_Text"><text:span text:style-name="T24"><text:s text:c="2"/></text:span></text:span><text:span text:style-name="Source_20_Text"><text:span text:style-name="T22">size=</text:span></text:span><text:span text:style-name="Source_20_Text"><text:span text:style-name="T36">"1024x1024"</text:span></text:span></text:p>
      <text:p text:style-name="P47"><text:span text:style-name="Source_20_Text"><text:span text:style-name="T22">)</text:span></text:span></text:p>
      <text:p text:style-name="P47"><text:span text:style-name="Source_20_Text"><text:span text:style-name="T22">image_url = response.data[</text:span></text:span><text:span text:style-name="Source_20_Text"><text:span text:style-name="T41">0</text:span></text:span><text:span text:style-name="Source_20_Text"><text:span text:style-name="T22">].url</text:span></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1">IMAGE</text:p>
            </table:table-cell>
            <table:table-cell table:style-name="Table16.A1" office:value-type="string">
              <text:p text:style-name="P71">MASK</text:p>
            </table:table-cell>
            <table:table-cell table:style-name="Table16.A1" office:value-type="string">
              <text:p text:style-name="P71">OUTPUT</text:p>
            </table:table-cell>
          </table:table-row>
        </table:table-header-rows>
        <table:table-row>
          <table:table-cell table:style-name="Table16.A2" office:value-type="string">
            <text:p text:style-name="Table_20_Contents"><draw:frame draw:style-name="fr2" draw:name="Image2" text:anchor-type="as-char" svg:width="2.0835in" svg:height="0.3937in" draw:z-index="2"><draw:image xlink:href="https://cdn.openai.com/API/images/guides/image_edit_original.webp" xlink:type="simple" xlink:show="embed" xlink:actuate="onLoad"/></draw:frame></text:p>
          </table:table-cell>
          <table:table-cell table:style-name="Table16.A2" office:value-type="string">
            <text:p text:style-name="Table_20_Contents"><draw:frame draw:style-name="fr2" draw:name="Image3" text:anchor-type="as-char" svg:width="2.0835in" svg:height="0.3937in" draw:z-index="3"><draw:image xlink:href="https://cdn.openai.com/API/images/guides/image_edit_mask.webp" xlink:type="simple" xlink:show="embed" xlink:actuate="onLoad"/></draw:frame></text:p>
          </table:table-cell>
          <table:table-cell table:style-name="Table16.A2" office:value-type="string">
            <text:p text:style-name="Table_20_Contents"><draw:frame draw:style-name="fr2" draw:name="Image4" text:anchor-type="as-char" svg:width="2.0835in" svg:height="0.3937in" draw:z-index="4"><draw:image xlink:href="https://cdn.openai.com/API/images/guides/image_edit_output.webp" xlink:type="simple" xlink:show="embed" xlink:actuate="onLoad"/></draw:frame></text:p>
          </table:table-cell>
        </table:table-row>
      </table:table>
      <text:p text:style-name="P40">Prompt: a sunlit indoor lounge area with a pool containing a flamingo</text:p>
      <text:p text:style-name="P19">The uploaded image and mask must both be square PNG images less than 4MB in size, and also must have the same dimensions as each other. The non-transparent <text:soft-page-break/>areas of the mask are not used when generating the output, so they don’t necessarily need to match the original image like the example above.</text:p>
      <text:h text:style-name="P13" text:outline-level="3"><text:a xlink:type="simple" xlink:href="https://platform.openai.com/docs/guides/images/variations-dall-e-2-only" text:style-name="Internet_20_link" text:visited-style-name="Visited_20_Internet_20_Link"><text:span text:style-name="T8">Variations (DALL·E 2 only)</text:span></text:a></text:h>
      <text:p text:style-name="P56"><text:span text:style-name="T11">The </text:span><text:a xlink:type="simple" xlink:href="https://platform.openai.com/docs/api-reference/images/create-variation" text:style-name="Internet_20_link" text:visited-style-name="Visited_20_Internet_20_Link"><text:span text:style-name="T29">image variations</text:span></text:a><text:span text:style-name="T11"> endpoint allows you to generate a variation of a given image.</text:span></text:p>
      <text:p text:style-name="P33">Generate an image variation</text:p>
      <text:p text:style-name="P34">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oft-page-break/><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response = client.images.create_variation(</text:span></text:span></text:p>
      <text:p text:style-name="P47"><text:span text:style-name="Source_20_Text"><text:span text:style-name="T24"><text:s text:c="2"/></text:span></text:span><text:span text:style-name="Source_20_Text"><text:span text:style-name="T22">image=</text:span></text:span><text:span text:style-name="Source_20_Text"><text:span text:style-name="T39">open</text:span></text:span><text:span text:style-name="Source_20_Text"><text:span text:style-name="T22">(</text:span></text:span><text:span text:style-name="Source_20_Text"><text:span text:style-name="T36">"image_edit_original.png"</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4"><text:s text:c="2"/></text:span></text:span><text:span text:style-name="Source_20_Text"><text:span text:style-name="T22">n=</text:span></text:span><text:span text:style-name="Source_20_Text"><text:span text:style-name="T41">2</text:span></text:span><text:span text:style-name="Source_20_Text"><text:span text:style-name="T22">,</text:span></text:span></text:p>
      <text:p text:style-name="P47"><text:span text:style-name="Source_20_Text"><text:span text:style-name="T24"><text:s text:c="2"/></text:span></text:span><text:span text:style-name="Source_20_Text"><text:span text:style-name="T22">size=</text:span></text:span><text:span text:style-name="Source_20_Text"><text:span text:style-name="T36">"1024x1024"</text:span></text:span></text:p>
      <text:p text:style-name="P47"><text:span text:style-name="Source_20_Text"><text:span text:style-name="T22">)</text:span></text:span></text:p>
      <text:p text:style-name="P47"/>
      <text:p text:style-name="P47"><text:span text:style-name="Source_20_Text"><text:span text:style-name="T22">image_url = response.data[</text:span></text:span><text:span text:style-name="Source_20_Text"><text:span text:style-name="T41">0</text:span></text:span><text:span text:style-name="Source_20_Text"><text:span text:style-name="T22">].url</text:span></text:span></text:p>
      <table:table table:name="Table17" table:style-name="Table17">
        <table:table-column table:style-name="Table17.A"/>
        <table:table-column table:style-name="Table17.B"/>
        <table:table-header-rows>
          <table:table-row>
            <table:table-cell table:style-name="Table17.A1" office:value-type="string">
              <text:p text:style-name="P71">IMAGE</text:p>
            </table:table-cell>
            <table:table-cell table:style-name="Table17.A1" office:value-type="string">
              <text:p text:style-name="P71">OUTPUT</text:p>
            </table:table-cell>
          </table:table-row>
        </table:table-header-rows>
        <table:table-row>
          <table:table-cell table:style-name="Table17.A2" office:value-type="string">
            <text:p text:style-name="Table_20_Contents"><draw:frame draw:style-name="fr2" draw:name="Image5" text:anchor-type="as-char" svg:width="2.0835in" svg:height="0.3937in" draw:z-index="5"><draw:image xlink:href="https://cdn.openai.com/API/images/guides/image_variation_original.webp" xlink:type="simple" xlink:show="embed" xlink:actuate="onLoad"/></draw:frame></text:p>
          </table:table-cell>
          <table:table-cell table:style-name="Table17.A2" office:value-type="string">
            <text:p text:style-name="Table_20_Contents"><draw:frame draw:style-name="fr2" draw:name="Image6" text:anchor-type="as-char" svg:width="2.0835in" svg:height="0.3937in" draw:z-index="6"><draw:image xlink:href="https://cdn.openai.com/API/images/guides/image_variation_output.webp" xlink:type="simple" xlink:show="embed" xlink:actuate="onLoad"/></draw:frame></text:p>
          </table:table-cell>
        </table:table-row>
      </table:table>
      <text:p text:style-name="P19"><text:soft-page-break/>Similar to the edits endpoint, the input image must be a square PNG image less than 4MB in size.</text:p>
      <text:h text:style-name="P13" text:outline-level="3"><text:a xlink:type="simple" xlink:href="https://platform.openai.com/docs/guides/images/content-moderation" text:style-name="Internet_20_link" text:visited-style-name="Visited_20_Internet_20_Link"><text:span text:style-name="T8">Content moderation</text:span></text:a></text:h>
      <text:p text:style-name="P56"><text:span text:style-name="T11">Prompts and images are filtered based on our </text:span><text:a xlink:type="simple" xlink:href="https://labs.openai.com/policies/content-policy" office:target-frame-name="_blank" xlink:show="new" text:style-name="Internet_20_link" text:visited-style-name="Visited_20_Internet_20_Link"><text:span text:style-name="T29">content policy</text:span></text:a><text:span text:style-name="T11">, returning an error when a prompt or image is flagged.</text:span></text:p>
      <text:h text:style-name="P11" text:outline-level="2"><text:a xlink:type="simple" xlink:href="https://platform.openai.com/docs/guides/images/language-specific-tips" text:style-name="Internet_20_link" text:visited-style-name="Visited_20_Internet_20_Link"><text:span text:style-name="T7">Language-specific tips</text:span></text:a></text:h>
      <text:p text:style-name="P210">Node.js‍Python‍</text:p>
      <text:h text:style-name="P13" text:outline-level="3"><text:a xlink:type="simple" xlink:href="https://platform.openai.com/docs/guides/images/using-in-memory-image-data" text:style-name="Internet_20_link" text:visited-style-name="Visited_20_Internet_20_Link"><text:span text:style-name="T8">Using in-memory image data</text:span></text:a></text:h>
      <text:p text:style-name="P58"><text:span text:style-name="T11">The Node.js examples in the guide above use the </text:span><text:span text:style-name="Source_20_Text"><text:span text:style-name="T21">fs</text:span></text:span><text:span text:style-name="T11"> module to read image data from disk. In some cases, you may have your image data in memory instead. Here's an example API call that uses image data stored in a Node.js </text:span><text:span text:style-name="Source_20_Text"><text:span text:style-name="T21">Buffer</text:span></text:span><text:span text:style-name="T11"> object:</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oft-page-break/><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34">import</text:span></text:span><text:span text:style-name="Source_20_Text"><text:span text:style-name="T22"> OpenAI </text:span></text:span><text:span text:style-name="Source_20_Text"><text:span text:style-name="T34">from</text:span></text:span><text:span text:style-name="Source_20_Text"><text:span text:style-name="T22"> </text:span></text:span><text:span text:style-name="Source_20_Text"><text:span text:style-name="T36">"openai"</text:span></text:span><text:span text:style-name="Source_20_Text"><text:span text:style-name="T22">;</text:span></text:span></text:p>
      <text:p text:style-name="P47"/>
      <text:p text:style-name="P47"><text:span text:style-name="Source_20_Text"><text:span text:style-name="T34">const</text:span></text:span><text:span text:style-name="Source_20_Text"><text:span text:style-name="T22"> openai = </text:span></text:span><text:span text:style-name="Source_20_Text"><text:span text:style-name="T34">new</text:span></text:span><text:span text:style-name="Source_20_Text"><text:span text:style-name="T22"> OpenAI();</text:span></text:span></text:p>
      <text:p text:style-name="P47"/>
      <text:p text:style-name="P47"><text:span text:style-name="Source_20_Text"><text:span text:style-name="T22">// This is the Buffer object that contains your image data</text:span></text:span></text:p>
      <text:p text:style-name="P47"><text:span text:style-name="Source_20_Text"><text:span text:style-name="T34">const</text:span></text:span><text:span text:style-name="Source_20_Text"><text:span text:style-name="T22"> buffer = [your image data];</text:span></text:span></text:p>
      <text:p text:style-name="P47"/>
      <text:p text:style-name="P47"><text:soft-page-break/><text:span text:style-name="Source_20_Text"><text:span text:style-name="T22">// Set a `name` that ends with .png so that the API knows it's a PNG image</text:span></text:span></text:p>
      <text:p text:style-name="P47"><text:span text:style-name="Source_20_Text"><text:span text:style-name="T22">buffer.name = </text:span></text:span><text:span text:style-name="Source_20_Text"><text:span text:style-name="T36">"image.png"</text:span></text:span><text:span text:style-name="Source_20_Text"><text:span text:style-name="T22">;</text:span></text:span></text:p>
      <text:p text:style-name="P47"/>
      <text:p text:style-name="P47"><text:span text:style-name="Source_20_Text"><text:span text:style-name="T34">async</text:span></text:span><text:span text:style-name="Source_20_Text"><text:span text:style-name="T22"> </text:span></text:span><text:span text:style-name="Source_20_Text"><text:span text:style-name="T34">function</text:span></text:span><text:span text:style-name="Source_20_Text"><text:span text:style-name="T22"> </text:span></text:span><text:span text:style-name="Source_20_Text"><text:span text:style-name="T45">main</text:span></text:span><text:span text:style-name="Source_20_Text"><text:span text:style-name="T22">() {</text:span></text:span></text:p>
      <text:p text:style-name="P47"><text:span text:style-name="Source_20_Text"><text:span text:style-name="T24"><text:s text:c="2"/></text:span></text:span><text:span text:style-name="Source_20_Text"><text:span text:style-name="T34">const</text:span></text:span><text:span text:style-name="Source_20_Text"><text:span text:style-name="T22"> image = </text:span></text:span><text:span text:style-name="Source_20_Text"><text:span text:style-name="T34">await</text:span></text:span><text:span text:style-name="Source_20_Text"><text:span text:style-name="T22"> openai.images.createVariation({ </text:span></text:span><text:span text:style-name="Source_20_Text"><text:span text:style-name="T41">model</text:span></text:span><text:span text:style-name="Source_20_Text"><text:span text:style-name="T22">: </text:span></text:span><text:span text:style-name="Source_20_Text"><text:span text:style-name="T36">"dall-e-2"</text:span></text:span><text:span text:style-name="Source_20_Text"><text:span text:style-name="T22">, </text:span></text:span><text:span text:style-name="Source_20_Text"><text:span text:style-name="T41">image</text:span></text:span><text:span text:style-name="Source_20_Text"><text:span text:style-name="T22">: buffer, </text:span></text:span><text:span text:style-name="Source_20_Text"><text:span text:style-name="T41">n</text:span></text:span><text:span text:style-name="Source_20_Text"><text:span text:style-name="T22">: </text:span></text:span><text:span text:style-name="Source_20_Text"><text:span text:style-name="T41">1</text:span></text:span><text:span text:style-name="Source_20_Text"><text:span text:style-name="T22">, </text:span></text:span><text:span text:style-name="Source_20_Text"><text:span text:style-name="T41">size</text:span></text:span><text:span text:style-name="Source_20_Text"><text:span text:style-name="T22">: </text:span></text:span><text:span text:style-name="Source_20_Text"><text:span text:style-name="T36">"1024x1024"</text:span></text:span><text:span text:style-name="Source_20_Text"><text:span text:style-name="T22"> });</text:span></text:span></text:p>
      <text:p text:style-name="P47"><text:span text:style-name="Source_20_Text"><text:span text:style-name="T24"><text:s text:c="2"/></text:span></text:span><text:span text:style-name="Source_20_Text"><text:span text:style-name="T39">console</text:span></text:span><text:span text:style-name="Source_20_Text"><text:span text:style-name="T22">.log(image.data);</text:span></text:span></text:p>
      <text:p text:style-name="P47"><text:span text:style-name="Source_20_Text"><text:span text:style-name="T22">}</text:span></text:span></text:p>
      <text:p text:style-name="P47"><text:span text:style-name="Source_20_Text"><text:span text:style-name="T22">main();</text:span></text:span></text:p>
      <text:h text:style-name="P13" text:outline-level="3"><text:a xlink:type="simple" xlink:href="https://platform.openai.com/docs/guides/images/working-with-typescript" text:style-name="Internet_20_link" text:visited-style-name="Visited_20_Internet_20_Link"><text:span text:style-name="T8">Working with TypeScript</text:span></text:a></text:h>
      <text:p text:style-name="P20">If you're using TypeScript, you may encounter some quirks with image file arguments. Here's an example of working around the type mismatch by explicitly casting the argument:</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oft-page-break/><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34">import</text:span></text:span><text:span text:style-name="Source_20_Text"><text:span text:style-name="T22"> fs </text:span></text:span><text:span text:style-name="Source_20_Text"><text:span text:style-name="T34">from</text:span></text:span><text:span text:style-name="Source_20_Text"><text:span text:style-name="T22"> </text:span></text:span><text:span text:style-name="Source_20_Text"><text:span text:style-name="T36">"fs"</text:span></text:span><text:span text:style-name="Source_20_Text"><text:span text:style-name="T22">;</text:span></text:span></text:p>
      <text:p text:style-name="P47"><text:span text:style-name="Source_20_Text"><text:span text:style-name="T34">import</text:span></text:span><text:span text:style-name="Source_20_Text"><text:span text:style-name="T22"> OpenAI </text:span></text:span><text:span text:style-name="Source_20_Text"><text:span text:style-name="T34">from</text:span></text:span><text:span text:style-name="Source_20_Text"><text:span text:style-name="T22"> </text:span></text:span><text:span text:style-name="Source_20_Text"><text:span text:style-name="T36">"openai"</text:span></text:span><text:span text:style-name="Source_20_Text"><text:span text:style-name="T22">;</text:span></text:span></text:p>
      <text:p text:style-name="P47"/>
      <text:p text:style-name="P47"><text:span text:style-name="Source_20_Text"><text:span text:style-name="T34">const</text:span></text:span><text:span text:style-name="Source_20_Text"><text:span text:style-name="T22"> openai = </text:span></text:span><text:span text:style-name="Source_20_Text"><text:span text:style-name="T34">new</text:span></text:span><text:span text:style-name="Source_20_Text"><text:span text:style-name="T22"> OpenAI();</text:span></text:span></text:p>
      <text:p text:style-name="P47"><text:soft-page-break/></text:p>
      <text:p text:style-name="P47"><text:span text:style-name="Source_20_Text"><text:span text:style-name="T34">async</text:span></text:span><text:span text:style-name="Source_20_Text"><text:span text:style-name="T22"> </text:span></text:span><text:span text:style-name="Source_20_Text"><text:span text:style-name="T34">function</text:span></text:span><text:span text:style-name="Source_20_Text"><text:span text:style-name="T22"> </text:span></text:span><text:span text:style-name="Source_20_Text"><text:span text:style-name="T45">main</text:span></text:span><text:span text:style-name="Source_20_Text"><text:span text:style-name="T22">() {</text:span></text:span></text:p>
      <text:p text:style-name="P47"><text:span text:style-name="Source_20_Text"><text:span text:style-name="T24"><text:s text:c="2"/></text:span></text:span><text:span text:style-name="Source_20_Text"><text:span text:style-name="T22">// Cast the ReadStream to `any` to appease the TypeScript compiler</text:span></text:span></text:p>
      <text:p text:style-name="P47"><text:span text:style-name="Source_20_Text"><text:span text:style-name="T24"><text:s text:c="2"/></text:span></text:span><text:span text:style-name="Source_20_Text"><text:span text:style-name="T34">const</text:span></text:span><text:span text:style-name="Source_20_Text"><text:span text:style-name="T22"> image = </text:span></text:span><text:span text:style-name="Source_20_Text"><text:span text:style-name="T34">await</text:span></text:span><text:span text:style-name="Source_20_Text"><text:span text:style-name="T22"> openai.images.createVariation({</text:span></text:span></text:p>
      <text:p text:style-name="P47"><text:span text:style-name="Source_20_Text"><text:span text:style-name="T24"><text:s text:c="4"/></text:span></text:span><text:span text:style-name="Source_20_Text"><text:span text:style-name="T41">image</text:span></text:span><text:span text:style-name="Source_20_Text"><text:span text:style-name="T22">: fs.createReadStream(</text:span></text:span><text:span text:style-name="Source_20_Text"><text:span text:style-name="T36">"image.png"</text:span></text:span><text:span text:style-name="Source_20_Text"><text:span text:style-name="T22">) </text:span></text:span><text:span text:style-name="Source_20_Text"><text:span text:style-name="T34">as</text:span></text:span><text:span text:style-name="Source_20_Text"><text:span text:style-name="T22"> any,</text:span></text:span></text:p>
      <text:p text:style-name="P47"><text:span text:style-name="Source_20_Text"><text:span text:style-name="T24"><text:s text:c="2"/></text:span></text:span><text:span text:style-name="Source_20_Text"><text:span text:style-name="T22">});</text:span></text:span></text:p>
      <text:p text:style-name="P47"/>
      <text:p text:style-name="P47"><text:span text:style-name="Source_20_Text"><text:span text:style-name="T24"><text:s text:c="2"/></text:span></text:span><text:span text:style-name="Source_20_Text"><text:span text:style-name="T39">console</text:span></text:span><text:span text:style-name="Source_20_Text"><text:span text:style-name="T22">.log(image.data);</text:span></text:span></text:p>
      <text:p text:style-name="P47"><text:span text:style-name="Source_20_Text"><text:span text:style-name="T22">}</text:span></text:span></text:p>
      <text:p text:style-name="P47"><text:span text:style-name="Source_20_Text"><text:span text:style-name="T22">main();</text:span></text:span></text:p>
      <text:p text:style-name="P20">And here's a similar example for in-memory image data:</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oft-page-break/><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23">21</text:span></text:span></text:p>
      <text:p text:style-name="P47"><text:span text:style-name="Source_20_Text"><text:span text:style-name="T23">22</text:span></text:span></text:p>
      <text:p text:style-name="P47"><text:span text:style-name="Source_20_Text"><text:span text:style-name="T23">23</text:span></text:span></text:p>
      <text:p text:style-name="P47"><text:span text:style-name="Source_20_Text"><text:span text:style-name="T34">import</text:span></text:span><text:span text:style-name="Source_20_Text"><text:span text:style-name="T22"> fs </text:span></text:span><text:span text:style-name="Source_20_Text"><text:span text:style-name="T34">from</text:span></text:span><text:span text:style-name="Source_20_Text"><text:span text:style-name="T22"> </text:span></text:span><text:span text:style-name="Source_20_Text"><text:span text:style-name="T36">"fs"</text:span></text:span><text:span text:style-name="Source_20_Text"><text:span text:style-name="T22">;</text:span></text:span></text:p>
      <text:p text:style-name="P47"><text:span text:style-name="Source_20_Text"><text:span text:style-name="T34">import</text:span></text:span><text:span text:style-name="Source_20_Text"><text:span text:style-name="T22"> OpenAI </text:span></text:span><text:span text:style-name="Source_20_Text"><text:span text:style-name="T34">from</text:span></text:span><text:span text:style-name="Source_20_Text"><text:span text:style-name="T22"> </text:span></text:span><text:span text:style-name="Source_20_Text"><text:span text:style-name="T36">"openai"</text:span></text:span><text:span text:style-name="Source_20_Text"><text:span text:style-name="T22">;</text:span></text:span></text:p>
      <text:p text:style-name="P47"/>
      <text:p text:style-name="P47"><text:span text:style-name="Source_20_Text"><text:span text:style-name="T34">const</text:span></text:span><text:span text:style-name="Source_20_Text"><text:span text:style-name="T22"> openai = </text:span></text:span><text:span text:style-name="Source_20_Text"><text:span text:style-name="T34">new</text:span></text:span><text:span text:style-name="Source_20_Text"><text:span text:style-name="T22"> OpenAI();</text:span></text:span></text:p>
      <text:p text:style-name="P47"/>
      <text:p text:style-name="P47"><text:span text:style-name="Source_20_Text"><text:span text:style-name="T22">// This is the Buffer object that contains your image data</text:span></text:span></text:p>
      <text:p text:style-name="P47"><text:span text:style-name="Source_20_Text"><text:span text:style-name="T34">const</text:span></text:span><text:span text:style-name="Source_20_Text"><text:span text:style-name="T22"> buffer: Buffer = [your image data];</text:span></text:span></text:p>
      <text:p text:style-name="P47"/>
      <text:p text:style-name="P47"><text:soft-page-break/><text:span text:style-name="Source_20_Text"><text:span text:style-name="T22">// Cast the buffer to `any` so that we can set the `name` property</text:span></text:span></text:p>
      <text:p text:style-name="P47"><text:span text:style-name="Source_20_Text"><text:span text:style-name="T34">const</text:span></text:span><text:span text:style-name="Source_20_Text"><text:span text:style-name="T22"> file: any = buffer;</text:span></text:span></text:p>
      <text:p text:style-name="P47"/>
      <text:p text:style-name="P47"><text:span text:style-name="Source_20_Text"><text:span text:style-name="T22">// Set a `name` that ends with .png so that the API knows it's a PNG image</text:span></text:span></text:p>
      <text:p text:style-name="P47"><text:span text:style-name="Source_20_Text"><text:span text:style-name="T22">file.name = </text:span></text:span><text:span text:style-name="Source_20_Text"><text:span text:style-name="T36">"image.png"</text:span></text:span><text:span text:style-name="Source_20_Text"><text:span text:style-name="T22">;</text:span></text:span></text:p>
      <text:p text:style-name="P47"/>
      <text:p text:style-name="P47"><text:span text:style-name="Source_20_Text"><text:span text:style-name="T34">async</text:span></text:span><text:span text:style-name="Source_20_Text"><text:span text:style-name="T22"> </text:span></text:span><text:span text:style-name="Source_20_Text"><text:span text:style-name="T34">function</text:span></text:span><text:span text:style-name="Source_20_Text"><text:span text:style-name="T22"> </text:span></text:span><text:span text:style-name="Source_20_Text"><text:span text:style-name="T45">main</text:span></text:span><text:span text:style-name="Source_20_Text"><text:span text:style-name="T22">() {</text:span></text:span></text:p>
      <text:p text:style-name="P47"><text:span text:style-name="Source_20_Text"><text:span text:style-name="T24"><text:s text:c="2"/></text:span></text:span><text:span text:style-name="Source_20_Text"><text:span text:style-name="T34">const</text:span></text:span><text:span text:style-name="Source_20_Text"><text:span text:style-name="T22"> image = </text:span></text:span><text:span text:style-name="Source_20_Text"><text:span text:style-name="T34">await</text:span></text:span><text:span text:style-name="Source_20_Text"><text:span text:style-name="T22"> openai.images.createVariation({</text:span></text:span></text:p>
      <text:p text:style-name="P47"><text:span text:style-name="Source_20_Text"><text:span text:style-name="T24"><text:s text:c="4"/></text:span></text:span><text:span text:style-name="Source_20_Text"><text:span text:style-name="T22">file,</text:span></text:span></text:p>
      <text:p text:style-name="P47"><text:span text:style-name="Source_20_Text"><text:span text:style-name="T24"><text:s text:c="4"/></text:span></text:span><text:span text:style-name="Source_20_Text"><text:span text:style-name="T41">1</text:span></text:span><text:span text:style-name="Source_20_Text"><text:span text:style-name="T22">,</text:span></text:span></text:p>
      <text:p text:style-name="P47"><text:span text:style-name="Source_20_Text"><text:span text:style-name="T24"><text:s text:c="4"/></text:span></text:span><text:span text:style-name="Source_20_Text"><text:span text:style-name="T36">"1024x1024"</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4"><text:s text:c="2"/></text:span></text:span><text:span text:style-name="Source_20_Text"><text:span text:style-name="T39">console</text:span></text:span><text:span text:style-name="Source_20_Text"><text:span text:style-name="T22">.log(image.data);</text:span></text:span></text:p>
      <text:p text:style-name="P47"><text:span text:style-name="Source_20_Text"><text:span text:style-name="T22">}</text:span></text:span></text:p>
      <text:p text:style-name="P47"><text:soft-page-break/><text:span text:style-name="Source_20_Text"><text:span text:style-name="T22">main();</text:span></text:span></text:p>
      <text:h text:style-name="P13" text:outline-level="3"><text:a xlink:type="simple" xlink:href="https://platform.openai.com/docs/guides/images/error-handling" text:style-name="Internet_20_link" text:visited-style-name="Visited_20_Internet_20_Link"><text:span text:style-name="T8">Error handling</text:span></text:a></text:h>
      <text:p text:style-name="P58"><text:span text:style-name="T11">API requests can potentially return errors due to invalid inputs, rate limits, or other issues. These errors can be handled with a </text:span><text:span text:style-name="Source_20_Text"><text:span text:style-name="T21">try...catch</text:span></text:span><text:span text:style-name="T11"> statement, and the error details can be found in either </text:span><text:span text:style-name="Source_20_Text"><text:span text:style-name="T21">error.response</text:span></text:span><text:span text:style-name="T11"> or </text:span><text:span text:style-name="Source_20_Text"><text:span text:style-name="T21">error.message</text:span></text:span><text:span text:style-name="T11">:</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oft-page-break/><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34">import</text:span></text:span><text:span text:style-name="Source_20_Text"><text:span text:style-name="T22"> fs </text:span></text:span><text:span text:style-name="Source_20_Text"><text:span text:style-name="T34">from</text:span></text:span><text:span text:style-name="Source_20_Text"><text:span text:style-name="T22"> </text:span></text:span><text:span text:style-name="Source_20_Text"><text:span text:style-name="T36">"fs"</text:span></text:span><text:span text:style-name="Source_20_Text"><text:span text:style-name="T22">;</text:span></text:span></text:p>
      <text:p text:style-name="P47"><text:span text:style-name="Source_20_Text"><text:span text:style-name="T34">import</text:span></text:span><text:span text:style-name="Source_20_Text"><text:span text:style-name="T22"> OpenAI </text:span></text:span><text:span text:style-name="Source_20_Text"><text:span text:style-name="T34">from</text:span></text:span><text:span text:style-name="Source_20_Text"><text:span text:style-name="T22"> </text:span></text:span><text:span text:style-name="Source_20_Text"><text:span text:style-name="T36">"openai"</text:span></text:span><text:span text:style-name="Source_20_Text"><text:span text:style-name="T22">;</text:span></text:span></text:p>
      <text:p text:style-name="P47"/>
      <text:p text:style-name="P47"><text:span text:style-name="Source_20_Text"><text:span text:style-name="T34">const</text:span></text:span><text:span text:style-name="Source_20_Text"><text:span text:style-name="T22"> openai = </text:span></text:span><text:span text:style-name="Source_20_Text"><text:span text:style-name="T34">new</text:span></text:span><text:span text:style-name="Source_20_Text"><text:span text:style-name="T22"> OpenAI();</text:span></text:span></text:p>
      <text:p text:style-name="P47"/>
      <text:p text:style-name="P47"><text:soft-page-break/><text:span text:style-name="Source_20_Text"><text:span text:style-name="T34">try</text:span></text:span><text:span text:style-name="Source_20_Text"><text:span text:style-name="T22"> {</text:span></text:span></text:p>
      <text:p text:style-name="P47"><text:span text:style-name="Source_20_Text"><text:span text:style-name="T24"><text:s text:c="4"/></text:span></text:span><text:span text:style-name="Source_20_Text"><text:span text:style-name="T34">const</text:span></text:span><text:span text:style-name="Source_20_Text"><text:span text:style-name="T22"> response = openai.images.createVariation(</text:span></text:span></text:p>
      <text:p text:style-name="P47"><text:span text:style-name="Source_20_Text"><text:span text:style-name="T24"><text:s text:c="8"/></text:span></text:span><text:span text:style-name="Source_20_Text"><text:span text:style-name="T22">fs.createReadStream(</text:span></text:span><text:span text:style-name="Source_20_Text"><text:span text:style-name="T36">"image.png"</text:span></text:span><text:span text:style-name="Source_20_Text"><text:span text:style-name="T22">),</text:span></text:span></text:p>
      <text:p text:style-name="P47"><text:span text:style-name="Source_20_Text"><text:span text:style-name="T24"><text:s text:c="8"/></text:span></text:span><text:span text:style-name="Source_20_Text"><text:span text:style-name="T41">1</text:span></text:span><text:span text:style-name="Source_20_Text"><text:span text:style-name="T22">,</text:span></text:span></text:p>
      <text:p text:style-name="P47"><text:span text:style-name="Source_20_Text"><text:span text:style-name="T24"><text:s text:c="8"/></text:span></text:span><text:span text:style-name="Source_20_Text"><text:span text:style-name="T36">"1024x1024"</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4"/></text:span></text:span><text:span text:style-name="Source_20_Text"><text:span text:style-name="T39">console</text:span></text:span><text:span text:style-name="Source_20_Text"><text:span text:style-name="T22">.log(response.data.data[</text:span></text:span><text:span text:style-name="Source_20_Text"><text:span text:style-name="T41">0</text:span></text:span><text:span text:style-name="Source_20_Text"><text:span text:style-name="T22">].url);</text:span></text:span></text:p>
      <text:p text:style-name="P47"><text:span text:style-name="Source_20_Text"><text:span text:style-name="T22">} </text:span></text:span><text:span text:style-name="Source_20_Text"><text:span text:style-name="T34">catch</text:span></text:span><text:span text:style-name="Source_20_Text"><text:span text:style-name="T22"> (error) {</text:span></text:span></text:p>
      <text:p text:style-name="P47"><text:span text:style-name="Source_20_Text"><text:span text:style-name="T24"><text:s text:c="4"/></text:span></text:span><text:span text:style-name="Source_20_Text"><text:span text:style-name="T34">if</text:span></text:span><text:span text:style-name="Source_20_Text"><text:span text:style-name="T22"> (error.response) {</text:span></text:span></text:p>
      <text:p text:style-name="P47"><text:span text:style-name="Source_20_Text"><text:span text:style-name="T24"><text:s text:c="8"/></text:span></text:span><text:span text:style-name="Source_20_Text"><text:span text:style-name="T39">console</text:span></text:span><text:span text:style-name="Source_20_Text"><text:span text:style-name="T22">.log(error.response.status);</text:span></text:span></text:p>
      <text:p text:style-name="P47"><text:span text:style-name="Source_20_Text"><text:span text:style-name="T24"><text:s text:c="8"/></text:span></text:span><text:span text:style-name="Source_20_Text"><text:span text:style-name="T39">console</text:span></text:span><text:span text:style-name="Source_20_Text"><text:span text:style-name="T22">.log(error.response.data);</text:span></text:span></text:p>
      <text:p text:style-name="P47"><text:span text:style-name="Source_20_Text"><text:span text:style-name="T24"><text:s text:c="4"/></text:span></text:span><text:span text:style-name="Source_20_Text"><text:span text:style-name="T22">} </text:span></text:span><text:span text:style-name="Source_20_Text"><text:span text:style-name="T34">else</text:span></text:span><text:span text:style-name="Source_20_Text"><text:span text:style-name="T22"> {</text:span></text:span></text:p>
      <text:p text:style-name="P47"><text:span text:style-name="Source_20_Text"><text:span text:style-name="T24"><text:s text:c="8"/></text:span></text:span><text:span text:style-name="Source_20_Text"><text:span text:style-name="T39">console</text:span></text:span><text:span text:style-name="Source_20_Text"><text:span text:style-name="T22">.log(error.message);</text:span></text:span></text:p>
      <text:p text:style-name="P47"><text:span text:style-name="Source_20_Text"><text:span text:style-name="T24"><text:s text:c="4"/></text:span></text:span><text:span text:style-name="Source_20_Text"><text:span text:style-name="T22">}</text:span></text:span></text:p>
      <text:p text:style-name="P47"><text:soft-page-break/><text:span text:style-name="Source_20_Text"><text:span text:style-name="T22">}</text:span></text:span></text:p>
      <text:h text:style-name="P2" text:outline-level="1"><text:a xlink:type="simple" xlink:href="https://platform.openai.com/docs/guides/text-to-speech/text-to-speech" text:style-name="Internet_20_link" text:visited-style-name="Visited_20_Internet_20_Link"><text:span text:style-name="T6">Text to speech</text:span></text:a></text:h>
      <text:p text:style-name="P19">Learn how to turn text into lifelike spoken audio</text:p>
      <text:h text:style-name="P11" text:outline-level="2"><text:a xlink:type="simple" xlink:href="https://platform.openai.com/docs/guides/text-to-speech/introduction" text:style-name="Internet_20_link" text:visited-style-name="Visited_20_Internet_20_Link"><text:span text:style-name="T7">Introduction</text:span></text:a></text:h>
      <text:p text:style-name="P58"><text:span text:style-name="T11">The Audio API provides a </text:span><text:a xlink:type="simple" xlink:href="https://platform.openai.com/docs/api-reference/audio/createSpeech" text:style-name="Internet_20_link" text:visited-style-name="Visited_20_Internet_20_Link"><text:span text:style-name="Source_20_Text"><text:span text:style-name="T33">speech</text:span></text:span></text:a><text:span text:style-name="T11"> endpoint based on our </text:span><text:a xlink:type="simple" xlink:href="https://platform.openai.com/docs/models/tts" text:style-name="Internet_20_link" text:visited-style-name="Visited_20_Internet_20_Link"><text:span text:style-name="T29">TTS (text-to-speech) model</text:span></text:a><text:span text:style-name="T11">. It comes with 6 built-in voices and can be used to:</text:span></text:p>
      <text:list xml:id="list2970676320" text:style-name="L38">
        <text:list-item>
          <text:p text:style-name="P193">Narrate a written blog post</text:p>
        </text:list-item>
        <text:list-item>
          <text:p text:style-name="P194">Produce spoken audio in multiple languages</text:p>
        </text:list-item>
        <text:list-item>
          <text:p text:style-name="P194">Give real time audio output using streaming</text:p>
        </text:list-item>
      </text:list>
      <text:p text:style-name="P58"><text:span text:style-name="T11">Here is an example of the </text:span><text:span text:style-name="Source_20_Text"><text:span text:style-name="T21">alloy</text:span></text:span><text:span text:style-name="T11"> voice:</text:span></text:p>
      <text:p text:style-name="P36">‍</text:p>
      <text:p text:style-name="P51"><text:span text:style-name="T12">Please note that our </text:span><text:a xlink:type="simple" xlink:href="https://openai.com/policies/usage-policies" office:target-frame-name="_blank" xlink:show="new" text:style-name="Internet_20_link" text:visited-style-name="Visited_20_Internet_20_Link"><text:span text:style-name="T16">usage policies</text:span></text:a><text:span text:style-name="T12"> require you to provide a clear disclosure to end users that the TTS voice they are hearing is AI-generated and not a human voice.</text:span></text:p>
      <text:h text:style-name="P11" text:outline-level="2"><text:a xlink:type="simple" xlink:href="https://platform.openai.com/docs/guides/text-to-speech/quick-start" text:style-name="Internet_20_link" text:visited-style-name="Visited_20_Internet_20_Link"><text:span text:style-name="T7">Quick start</text:span></text:a></text:h>
      <text:p text:style-name="P58"><text:span text:style-name="T11">The </text:span><text:span text:style-name="Source_20_Text"><text:span text:style-name="T21">speech</text:span></text:span><text:span text:style-name="T11"> endpoint takes in three key inputs: the </text:span><text:a xlink:type="simple" xlink:href="https://platform.openai.com/docs/api-reference/audio/createSpeech#audio-createspeech-model" text:style-name="Internet_20_link" text:visited-style-name="Visited_20_Internet_20_Link"><text:span text:style-name="T29">model</text:span></text:a><text:span text:style-name="T11">, the </text:span><text:a xlink:type="simple" xlink:href="https://platform.openai.com/docs/api-reference/audio/createSpeech#audio-createspeech-input" text:style-name="Internet_20_link" text:visited-style-name="Visited_20_Internet_20_Link"><text:span text:style-name="T29">text</text:span></text:a><text:span text:style-name="T11"> that should be turned into audio, and the </text:span><text:a xlink:type="simple" xlink:href="https://platform.openai.com/docs/api-reference/audio/createSpeech#audio-createspeech-voice" text:style-name="Internet_20_link" text:visited-style-name="Visited_20_Internet_20_Link"><text:span text:style-name="T29">voice</text:span></text:a><text:span text:style-name="T11"> to be used for the audio generation. A simple request would look like the following:</text:span></text:p>
      <text:p text:style-name="P33">Generate spoken audio from input text</text:p>
      <text:p text:style-name="P34">python</text:p>
      <text:p text:style-name="P24">Select librarypythoncurlnode</text:p>
      <text:p text:style-name="P25">Copy‍</text:p>
      <text:p text:style-name="P47"><text:span text:style-name="Source_20_Text"><text:span text:style-name="T23">1</text:span></text:span></text:p>
      <text:p text:style-name="P47"><text:soft-page-break/><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34">from</text:span></text:span><text:span text:style-name="Source_20_Text"><text:span text:style-name="T22"> pathlib </text:span></text:span><text:span text:style-name="Source_20_Text"><text:span text:style-name="T34">import</text:span></text:span><text:span text:style-name="Source_20_Text"><text:span text:style-name="T22"> Path</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text:soft-page-break/></text:p>
      <text:p text:style-name="P47"><text:span text:style-name="Source_20_Text"><text:span text:style-name="T22">speech_file_path = Path(__file__).parent / </text:span></text:span><text:span text:style-name="Source_20_Text"><text:span text:style-name="T36">"speech.mp3"</text:span></text:span></text:p>
      <text:p text:style-name="P47"><text:span text:style-name="Source_20_Text"><text:span text:style-name="T22">response = client.audio.speech.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tts-1"</text:span></text:span><text:span text:style-name="Source_20_Text"><text:span text:style-name="T22">,</text:span></text:span></text:p>
      <text:p text:style-name="P47"><text:span text:style-name="Source_20_Text"><text:span text:style-name="T24"><text:s text:c="2"/></text:span></text:span><text:span text:style-name="Source_20_Text"><text:span text:style-name="T22">voice=</text:span></text:span><text:span text:style-name="Source_20_Text"><text:span text:style-name="T36">"alloy"</text:span></text:span><text:span text:style-name="Source_20_Text"><text:span text:style-name="T22">,</text:span></text:span></text:p>
      <text:p text:style-name="P47"><text:span text:style-name="Source_20_Text"><text:span text:style-name="T24"><text:s text:c="2"/></text:span></text:span><text:span text:style-name="Source_20_Text"><text:span text:style-name="T39">input</text:span></text:span><text:span text:style-name="Source_20_Text"><text:span text:style-name="T22">=</text:span></text:span><text:span text:style-name="Source_20_Text"><text:span text:style-name="T36">"Today is a wonderful day to build something people love!"</text:span></text:span></text:p>
      <text:p text:style-name="P47"><text:span text:style-name="Source_20_Text"><text:span text:style-name="T22">)</text:span></text:span></text:p>
      <text:p text:style-name="P47"/>
      <text:p text:style-name="P47"><text:span text:style-name="Source_20_Text"><text:span text:style-name="T22">response.stream_to_file(speech_file_path)</text:span></text:span></text:p>
      <text:p text:style-name="P56"><text:span text:style-name="T11">By default, the endpoint will output a MP3 file of the spoken audio but it can also be configured to output any of our </text:span><text:a xlink:type="simple" xlink:href="https://platform.openai.com/docs/guides/text-to-speech/supported-output-formats" text:style-name="Internet_20_link" text:visited-style-name="Visited_20_Internet_20_Link"><text:span text:style-name="T29">supported formats</text:span></text:a><text:span text:style-name="T11">.</text:span></text:p>
      <text:h text:style-name="P11" text:outline-level="2"><text:a xlink:type="simple" xlink:href="https://platform.openai.com/docs/guides/text-to-speech/audio-quality" text:style-name="Internet_20_link" text:visited-style-name="Visited_20_Internet_20_Link"><text:span text:style-name="T7">Audio quality</text:span></text:a></text:h>
      <text:p text:style-name="P58"><text:span text:style-name="T11">For real-time applications, the standard </text:span><text:span text:style-name="Source_20_Text"><text:span text:style-name="T21">tts-1</text:span></text:span><text:span text:style-name="T11"> model provides the lowest latency but at a lower quality than the </text:span><text:span text:style-name="Source_20_Text"><text:span text:style-name="T21">tts-1-hd</text:span></text:span><text:span text:style-name="T11"> model. Due to the way the audio is generated, </text:span><text:span text:style-name="Source_20_Text"><text:span text:style-name="T21">tts-1</text:span></text:span><text:span text:style-name="T11"> is likely to generate content that has more static in certain situations than </text:span><text:span text:style-name="Source_20_Text"><text:span text:style-name="T21">tts-1-hd</text:span></text:span><text:span text:style-name="T11">. In some cases, the audio may not have noticeable differences depending on your listening device and the individual person.</text:span></text:p>
      <text:h text:style-name="P11" text:outline-level="2"><text:soft-page-break/><text:a xlink:type="simple" xlink:href="https://platform.openai.com/docs/guides/text-to-speech/voice-options" text:style-name="Internet_20_link" text:visited-style-name="Visited_20_Internet_20_Link"><text:span text:style-name="T7">Voice options</text:span></text:a></text:h>
      <text:p text:style-name="P58"><text:span text:style-name="T11">Experiment with different voices (</text:span><text:span text:style-name="Source_20_Text"><text:span text:style-name="T21">alloy</text:span></text:span><text:span text:style-name="T11">, </text:span><text:span text:style-name="Source_20_Text"><text:span text:style-name="T21">echo</text:span></text:span><text:span text:style-name="T11">, </text:span><text:span text:style-name="Source_20_Text"><text:span text:style-name="T21">fable</text:span></text:span><text:span text:style-name="T11">, </text:span><text:span text:style-name="Source_20_Text"><text:span text:style-name="T21">onyx</text:span></text:span><text:span text:style-name="T11">, </text:span><text:span text:style-name="Source_20_Text"><text:span text:style-name="T21">nova</text:span></text:span><text:span text:style-name="T11">, and </text:span><text:span text:style-name="Source_20_Text"><text:span text:style-name="T21">shimmer</text:span></text:span><text:span text:style-name="T11">) to find one that matches your desired tone and audience. The current voices are optimized for English.</text:span></text:p>
      <text:h text:style-name="P13" text:outline-level="3"><text:a xlink:type="simple" xlink:href="https://platform.openai.com/docs/guides/text-to-speech/alloy" text:style-name="Internet_20_link" text:visited-style-name="Visited_20_Internet_20_Link"><text:span text:style-name="T8">Alloy</text:span></text:a></text:h>
      <text:p text:style-name="P37">‍</text:p>
      <text:h text:style-name="P13" text:outline-level="3"><text:a xlink:type="simple" xlink:href="https://platform.openai.com/docs/guides/text-to-speech/echo" text:style-name="Internet_20_link" text:visited-style-name="Visited_20_Internet_20_Link"><text:span text:style-name="T8">Echo</text:span></text:a></text:h>
      <text:p text:style-name="P37">‍</text:p>
      <text:h text:style-name="P13" text:outline-level="3"><text:a xlink:type="simple" xlink:href="https://platform.openai.com/docs/guides/text-to-speech/fable" text:style-name="Internet_20_link" text:visited-style-name="Visited_20_Internet_20_Link"><text:span text:style-name="T8">Fable</text:span></text:a></text:h>
      <text:p text:style-name="P37">‍</text:p>
      <text:h text:style-name="P13" text:outline-level="3"><text:a xlink:type="simple" xlink:href="https://platform.openai.com/docs/guides/text-to-speech/onyx" text:style-name="Internet_20_link" text:visited-style-name="Visited_20_Internet_20_Link"><text:span text:style-name="T8">Onyx</text:span></text:a></text:h>
      <text:p text:style-name="P37">‍</text:p>
      <text:h text:style-name="P13" text:outline-level="3"><text:a xlink:type="simple" xlink:href="https://platform.openai.com/docs/guides/text-to-speech/nova" text:style-name="Internet_20_link" text:visited-style-name="Visited_20_Internet_20_Link"><text:span text:style-name="T8">Nova</text:span></text:a></text:h>
      <text:p text:style-name="P37">‍</text:p>
      <text:h text:style-name="P13" text:outline-level="3"><text:a xlink:type="simple" xlink:href="https://platform.openai.com/docs/guides/text-to-speech/shimmer" text:style-name="Internet_20_link" text:visited-style-name="Visited_20_Internet_20_Link"><text:span text:style-name="T8">Shimmer</text:span></text:a></text:h>
      <text:p text:style-name="P37">‍</text:p>
      <text:h text:style-name="P11" text:outline-level="2"><text:a xlink:type="simple" xlink:href="https://platform.openai.com/docs/guides/text-to-speech/supported-output-formats" text:style-name="Internet_20_link" text:visited-style-name="Visited_20_Internet_20_Link"><text:span text:style-name="T7">Supported output formats</text:span></text:a></text:h>
      <text:p text:style-name="P19">The default response format is "mp3", but other formats like "opus", "aac", or "flac" are available.</text:p>
      <text:list xml:id="list919050267" text:style-name="L39">
        <text:list-item>
          <text:p text:style-name="P118"><text:span text:style-name="Strong_20_Emphasis"><text:span text:style-name="T11">Opus</text:span></text:span><text:span text:style-name="T11">: For internet streaming and communication, low latency.</text:span></text:p>
        </text:list-item>
        <text:list-item>
          <text:p text:style-name="P119"><text:span text:style-name="Strong_20_Emphasis"><text:span text:style-name="T11">AAC</text:span></text:span><text:span text:style-name="T11">: For digital audio compression, preferred by YouTube, Android, iOS.</text:span></text:p>
        </text:list-item>
        <text:list-item>
          <text:p text:style-name="P119"><text:span text:style-name="Strong_20_Emphasis"><text:span text:style-name="T11">FLAC</text:span></text:span><text:span text:style-name="T11">: For lossless audio compression, favored by audio enthusiasts for archiving.</text:span></text:p>
        </text:list-item>
      </text:list>
      <text:h text:style-name="P11" text:outline-level="2"><text:a xlink:type="simple" xlink:href="https://platform.openai.com/docs/guides/text-to-speech/supported-languages" text:style-name="Internet_20_link" text:visited-style-name="Visited_20_Internet_20_Link"><text:span text:style-name="T7">Supported languages</text:span></text:a></text:h>
      <text:p text:style-name="P56"><text:span text:style-name="T11">The TTS model generally follows the Whisper model in terms of language support. Whisper </text:span><text:a xlink:type="simple" xlink:href="https://github.com/openai/whisper#available-models-and-languages" office:target-frame-name="_blank" xlink:show="new" text:style-name="Internet_20_link" text:visited-style-name="Visited_20_Internet_20_Link"><text:span text:style-name="T29">supports the following languages</text:span></text:a><text:span text:style-name="T11"> and performs well despite the current voices being optimized for English:</text:span></text:p>
      <text:p text:style-name="P19">Afrikaans, Arabic, Armenian, Azerbaijani, Belarusian, Bosnian, Bulgarian, Catalan, Chinese, Croatian, Czech, Danish, Dutch, English, Estonian, Finnish, French, <text:soft-page-break/>Galician, German, Greek, Hebrew, Hindi, Hungarian, Icelandic, Indonesian, Italian, Japanese, Kannada, Kazakh, Korean, Latvian, Lithuanian, Macedonian, Malay, Marathi, Maori, Nepali, Norwegian, Persian, Polish, Portuguese, Romanian, Russian, Serbian, Slovak, Slovenian, Spanish, Swahili, Swedish, Tagalog, Tamil, Thai, Turkish, Ukrainian, Urdu, Vietnamese, and Welsh.</text:p>
      <text:p text:style-name="P19">You can generate spoken audio in these languages by providing the input text in the language of your choice.</text:p>
      <text:h text:style-name="P11" text:outline-level="2"><text:a xlink:type="simple" xlink:href="https://platform.openai.com/docs/guides/text-to-speech/streaming-real-time-audio" text:style-name="Internet_20_link" text:visited-style-name="Visited_20_Internet_20_Link"><text:span text:style-name="T7">Streaming real time audio</text:span></text:a></text:h>
      <text:p text:style-name="P56"><text:span text:style-name="T11">The Speech API provides support for real time audio streaming using </text:span><text:a xlink:type="simple" xlink:href="https://developer.mozilla.org/en-US/docs/Web/HTTP/Headers/Transfer-Encoding" office:target-frame-name="_blank" xlink:show="new" text:style-name="Internet_20_link" text:visited-style-name="Visited_20_Internet_20_Link"><text:span text:style-name="T29">chunk transfer encoding</text:span></text:a><text:span text:style-name="T11">. This means that the audio is able to be played before the full file has been generated and made accessible.</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oft-page-break/><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
      <text:p text:style-name="P47"><text:span text:style-name="Source_20_Text"><text:span text:style-name="T22">client = OpenAI()</text:span></text:span></text:p>
      <text:p text:style-name="P47"/>
      <text:p text:style-name="P47"><text:span text:style-name="Source_20_Text"><text:span text:style-name="T22">response = client.audio.speech.create(</text:span></text:span></text:p>
      <text:p text:style-name="P47"><text:span text:style-name="Source_20_Text"><text:span text:style-name="T24"><text:s text:c="4"/></text:span></text:span><text:span text:style-name="Source_20_Text"><text:span text:style-name="T22">model=</text:span></text:span><text:span text:style-name="Source_20_Text"><text:span text:style-name="T36">"tts-1"</text:span></text:span><text:span text:style-name="Source_20_Text"><text:span text:style-name="T22">,</text:span></text:span></text:p>
      <text:p text:style-name="P47"><text:span text:style-name="Source_20_Text"><text:span text:style-name="T24"><text:s text:c="4"/></text:span></text:span><text:span text:style-name="Source_20_Text"><text:span text:style-name="T22">voice=</text:span></text:span><text:span text:style-name="Source_20_Text"><text:span text:style-name="T36">"alloy"</text:span></text:span><text:span text:style-name="Source_20_Text"><text:span text:style-name="T22">,</text:span></text:span></text:p>
      <text:p text:style-name="P47"><text:span text:style-name="Source_20_Text"><text:span text:style-name="T24"><text:s text:c="4"/></text:span></text:span><text:span text:style-name="Source_20_Text"><text:span text:style-name="T39">input</text:span></text:span><text:span text:style-name="Source_20_Text"><text:span text:style-name="T22">=</text:span></text:span><text:span text:style-name="Source_20_Text"><text:span text:style-name="T36">"Hello world! This is a streaming test."</text:span></text:span><text:span text:style-name="Source_20_Text"><text:span text:style-name="T22">,</text:span></text:span></text:p>
      <text:p text:style-name="P47"><text:span text:style-name="Source_20_Text"><text:span text:style-name="T22">)</text:span></text:span></text:p>
      <text:p text:style-name="P47"/>
      <text:p text:style-name="P47"><text:span text:style-name="Source_20_Text"><text:span text:style-name="T22">response.stream_to_file(</text:span></text:span><text:span text:style-name="Source_20_Text"><text:span text:style-name="T36">"output.mp3"</text:span></text:span><text:span text:style-name="Source_20_Text"><text:span text:style-name="T22">)</text:span></text:span></text:p>
      <text:h text:style-name="P11" text:outline-level="2"><text:soft-page-break/><text:a xlink:type="simple" xlink:href="https://platform.openai.com/docs/guides/text-to-speech/faq" text:style-name="Internet_20_link" text:visited-style-name="Visited_20_Internet_20_Link"><text:span text:style-name="T7">FAQ</text:span></text:a></text:h>
      <text:h text:style-name="P13" text:outline-level="3"><text:a xlink:type="simple" xlink:href="https://platform.openai.com/docs/guides/text-to-speech/how-can-i-control-the-emotional-range-of-the-generated-audio" text:style-name="Internet_20_link" text:visited-style-name="Visited_20_Internet_20_Link"><text:span text:style-name="T8">How can I control the emotional range of the generated audio?</text:span></text:a></text:h>
      <text:p text:style-name="P19">There is no direct mechanism to control the emotional output of the audio generated. Certain factors may influence the output audio like capitalization or grammar but our internal tests with these have yielded mixed results.</text:p>
      <text:h text:style-name="P13" text:outline-level="3"><text:a xlink:type="simple" xlink:href="https://platform.openai.com/docs/guides/text-to-speech/can-i-create-a-custom-copy-of-my-own-voice" text:style-name="Internet_20_link" text:visited-style-name="Visited_20_Internet_20_Link"><text:span text:style-name="T8">Can I create a custom copy of my own voice?</text:span></text:a></text:h>
      <text:p text:style-name="P19">No, this is not something we support.</text:p>
      <text:h text:style-name="P13" text:outline-level="3"><text:a xlink:type="simple" xlink:href="https://platform.openai.com/docs/guides/text-to-speech/do-i-own-the-outputted-audio-files" text:style-name="Internet_20_link" text:visited-style-name="Visited_20_Internet_20_Link"><text:span text:style-name="T8">Do I own the outputted audio files?</text:span></text:a></text:h>
      <text:p text:style-name="P19">Yes, like with all outputs from our API, the person who created them owns the output. You are still required to inform end users that they are hearing audio generated by AI and not a real person talking to them.</text:p>
      <text:h text:style-name="P2" text:outline-level="1"><text:a xlink:type="simple" xlink:href="https://platform.openai.com/docs/guides/speech-to-text/speech-to-text" text:style-name="Internet_20_link" text:visited-style-name="Visited_20_Internet_20_Link"><text:span text:style-name="T6">Speech to text</text:span></text:a></text:h>
      <text:p text:style-name="P19">Learn how to turn audio into text</text:p>
      <text:h text:style-name="P11" text:outline-level="2"><text:a xlink:type="simple" xlink:href="https://platform.openai.com/docs/guides/speech-to-text/introduction" text:style-name="Internet_20_link" text:visited-style-name="Visited_20_Internet_20_Link"><text:span text:style-name="T7">Introduction</text:span></text:a></text:h>
      <text:p text:style-name="P58"><text:span text:style-name="T11">The Audio API provides two speech to text endpoints, </text:span><text:span text:style-name="Source_20_Text"><text:span text:style-name="T21">transcriptions</text:span></text:span><text:span text:style-name="T11"> and </text:span><text:span text:style-name="Source_20_Text"><text:span text:style-name="T21">translations</text:span></text:span><text:span text:style-name="T11">, based on our state-of-the-art open source large-v2 </text:span><text:a xlink:type="simple" xlink:href="https://openai.com/blog/whisper/" office:target-frame-name="_blank" xlink:show="new" text:style-name="Internet_20_link" text:visited-style-name="Visited_20_Internet_20_Link"><text:span text:style-name="T29">Whisper model</text:span></text:a><text:span text:style-name="T11">. They can be used to:</text:span></text:p>
      <text:list xml:id="list1955360936" text:style-name="L40">
        <text:list-item>
          <text:p text:style-name="P195">Transcribe audio into whatever language the audio is in.</text:p>
        </text:list-item>
        <text:list-item>
          <text:p text:style-name="P196">Translate and transcribe the audio into english.</text:p>
        </text:list-item>
      </text:list>
      <text:p text:style-name="P58"><text:span text:style-name="T11">File uploads are currently limited to 25 MB and the following input file types are supported: </text:span><text:span text:style-name="Source_20_Text"><text:span text:style-name="T21">mp3</text:span></text:span><text:span text:style-name="T11">, </text:span><text:span text:style-name="Source_20_Text"><text:span text:style-name="T21">mp4</text:span></text:span><text:span text:style-name="T11">, </text:span><text:span text:style-name="Source_20_Text"><text:span text:style-name="T21">mpeg</text:span></text:span><text:span text:style-name="T11">, </text:span><text:span text:style-name="Source_20_Text"><text:span text:style-name="T21">mpga</text:span></text:span><text:span text:style-name="T11">, </text:span><text:span text:style-name="Source_20_Text"><text:span text:style-name="T21">m4a</text:span></text:span><text:span text:style-name="T11">, </text:span><text:span text:style-name="Source_20_Text"><text:span text:style-name="T21">wav</text:span></text:span><text:span text:style-name="T11">, and </text:span><text:span text:style-name="Source_20_Text"><text:span text:style-name="T21">webm</text:span></text:span><text:span text:style-name="T11">.</text:span></text:p>
      <text:h text:style-name="P11" text:outline-level="2"><text:a xlink:type="simple" xlink:href="https://platform.openai.com/docs/guides/speech-to-text/quickstart" text:style-name="Internet_20_link" text:visited-style-name="Visited_20_Internet_20_Link"><text:span text:style-name="T7">Quickstart</text:span></text:a></text:h>
      <text:h text:style-name="P13" text:outline-level="3"><text:a xlink:type="simple" xlink:href="https://platform.openai.com/docs/guides/speech-to-text/transcriptions" text:style-name="Internet_20_link" text:visited-style-name="Visited_20_Internet_20_Link"><text:span text:style-name="T8">Transcriptions</text:span></text:a></text:h>
      <text:p text:style-name="P19">The transcriptions API takes as input the audio file you want to transcribe and the desired output file format for the transcription of the audio. We currently support multiple input and output file formats.</text:p>
      <text:p text:style-name="P33"><text:soft-page-break/>Transcribe audio</text:p>
      <text:p text:style-name="P34">python</text:p>
      <text:p text:style-name="P24">Select librarypython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text:soft-page-break/></text:p>
      <text:p text:style-name="P47"><text:span text:style-name="Source_20_Text"><text:span text:style-name="T22">audio_file= </text:span></text:span><text:span text:style-name="Source_20_Text"><text:span text:style-name="T39">open</text:span></text:span><text:span text:style-name="Source_20_Text"><text:span text:style-name="T22">(</text:span></text:span><text:span text:style-name="Source_20_Text"><text:span text:style-name="T36">"/path/to/file/audio.mp3"</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2">transcript = client.audio.transcrip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whisper-1"</text:span></text:span><text:span text:style-name="Source_20_Text"><text:span text:style-name="T22">, </text:span></text:span></text:p>
      <text:p text:style-name="P47"><text:span text:style-name="Source_20_Text"><text:span text:style-name="T24"><text:s text:c="2"/></text:span></text:span><text:span text:style-name="Source_20_Text"><text:span text:style-name="T22">file=audio_file</text:span></text:span></text:p>
      <text:p text:style-name="P47"><text:span text:style-name="Source_20_Text"><text:span text:style-name="T22">)</text:span></text:span></text:p>
      <text:p text:style-name="P19">By default, the response type will be json with the raw text included.</text:p>
      <text:p text:style-name="P39">{ "text": "Imagine the wildest idea that you've ever had, and you're curious about how it might scale to something that's a 100, a 1,000 times bigger. .... }</text:p>
      <text:p text:style-name="P58"><text:span text:style-name="T11">The Audio API also allows you to set additional parameters in a request. For example, if you want to set the </text:span><text:span text:style-name="Source_20_Text"><text:span text:style-name="T21">response_format</text:span></text:span><text:span text:style-name="T11"> as </text:span><text:span text:style-name="Source_20_Text"><text:span text:style-name="T21">text</text:span></text:span><text:span text:style-name="T11">, your request would look like the following:</text:span></text:p>
      <text:p text:style-name="P33">Additional options</text:p>
      <text:p text:style-name="P34">python</text:p>
      <text:p text:style-name="P24">Select librarypythoncurl</text:p>
      <text:p text:style-name="P25">Copy‍</text:p>
      <text:p text:style-name="P47"><text:soft-page-break/><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audio_file = </text:span></text:span><text:span text:style-name="Source_20_Text"><text:span text:style-name="T39">open</text:span></text:span><text:span text:style-name="Source_20_Text"><text:span text:style-name="T22">(</text:span></text:span><text:span text:style-name="Source_20_Text"><text:span text:style-name="T36">"speech.mp3"</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2">transcript = client.audio.transcriptions.create(</text:span></text:span></text:p>
      <text:p text:style-name="P47"><text:soft-page-break/><text:span text:style-name="Source_20_Text"><text:span text:style-name="T24"><text:s text:c="2"/></text:span></text:span><text:span text:style-name="Source_20_Text"><text:span text:style-name="T22">model=</text:span></text:span><text:span text:style-name="Source_20_Text"><text:span text:style-name="T36">"whisper-1"</text:span></text:span><text:span text:style-name="Source_20_Text"><text:span text:style-name="T22">, </text:span></text:span></text:p>
      <text:p text:style-name="P47"><text:span text:style-name="Source_20_Text"><text:span text:style-name="T24"><text:s text:c="2"/></text:span></text:span><text:span text:style-name="Source_20_Text"><text:span text:style-name="T22">file=audio_file, </text:span></text:span></text:p>
      <text:p text:style-name="P47"><text:span text:style-name="Source_20_Text"><text:span text:style-name="T24"><text:s text:c="2"/></text:span></text:span><text:span text:style-name="Source_20_Text"><text:span text:style-name="T22">response_format=</text:span></text:span><text:span text:style-name="Source_20_Text"><text:span text:style-name="T36">"text"</text:span></text:span></text:p>
      <text:p text:style-name="P47"><text:span text:style-name="Source_20_Text"><text:span text:style-name="T22">)</text:span></text:span></text:p>
      <text:p text:style-name="P56"><text:span text:style-name="T11">The </text:span><text:a xlink:type="simple" xlink:href="https://platform.openai.com/docs/api-reference/audio" text:style-name="Internet_20_link" text:visited-style-name="Visited_20_Internet_20_Link"><text:span text:style-name="T29">API Reference</text:span></text:a><text:span text:style-name="T11"> includes the full list of available parameters.</text:span></text:p>
      <text:h text:style-name="P13" text:outline-level="3"><text:a xlink:type="simple" xlink:href="https://platform.openai.com/docs/guides/speech-to-text/translations" text:style-name="Internet_20_link" text:visited-style-name="Visited_20_Internet_20_Link"><text:span text:style-name="T8">Translations</text:span></text:a></text:h>
      <text:p text:style-name="P19">The translations API takes as input the audio file in any of the supported languages and transcribes, if necessary, the audio into English. This differs from our /Transcriptions endpoint since the output is not in the original input language and is instead translated to English text.</text:p>
      <text:p text:style-name="P33">Translate audio</text:p>
      <text:p text:style-name="P34">python</text:p>
      <text:p text:style-name="P24">Select librarypython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34">from</text:span></text:span><text:span text:style-name="Source_20_Text"><text:span text:style-name="T22"> openai </text:span></text:span><text:span text:style-name="Source_20_Text"><text:span text:style-name="T34">import</text:span></text:span><text:span text:style-name="Source_20_Text"><text:span text:style-name="T22"> OpenAI</text:span></text:span></text:p>
      <text:p text:style-name="P47"><text:span text:style-name="Source_20_Text"><text:span text:style-name="T22">client = OpenAI()</text:span></text:span></text:p>
      <text:p text:style-name="P47"/>
      <text:p text:style-name="P47"><text:span text:style-name="Source_20_Text"><text:span text:style-name="T22">audio_file= </text:span></text:span><text:span text:style-name="Source_20_Text"><text:span text:style-name="T39">open</text:span></text:span><text:span text:style-name="Source_20_Text"><text:span text:style-name="T22">(</text:span></text:span><text:span text:style-name="Source_20_Text"><text:span text:style-name="T36">"/path/to/file/german.mp3"</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2">transcript = client.audio.translations.create(</text:span></text:span></text:p>
      <text:p text:style-name="P47"><text:span text:style-name="Source_20_Text"><text:span text:style-name="T24"><text:s text:c="2"/></text:span></text:span><text:span text:style-name="Source_20_Text"><text:span text:style-name="T22">model=</text:span></text:span><text:span text:style-name="Source_20_Text"><text:span text:style-name="T36">"whisper-1"</text:span></text:span><text:span text:style-name="Source_20_Text"><text:span text:style-name="T22">, </text:span></text:span></text:p>
      <text:p text:style-name="P47"><text:span text:style-name="Source_20_Text"><text:span text:style-name="T24"><text:s text:c="2"/></text:span></text:span><text:span text:style-name="Source_20_Text"><text:span text:style-name="T22">file=audio_file</text:span></text:span></text:p>
      <text:p text:style-name="P47"><text:span text:style-name="Source_20_Text"><text:span text:style-name="T22">)</text:span></text:span></text:p>
      <text:p text:style-name="P19">In this case, the inputted audio was german and the outputted text looks like:</text:p>
      <text:p text:style-name="P39"><text:soft-page-break/>Hello, my name is Wolfgang and I come from Germany. Where are you heading today?</text:p>
      <text:p text:style-name="P19">We only support translation into english at this time.</text:p>
      <text:h text:style-name="P11" text:outline-level="2"><text:a xlink:type="simple" xlink:href="https://platform.openai.com/docs/guides/speech-to-text/supported-languages" text:style-name="Internet_20_link" text:visited-style-name="Visited_20_Internet_20_Link"><text:span text:style-name="T7">Supported languages</text:span></text:a></text:h>
      <text:p text:style-name="P58"><text:span text:style-name="T11">We currently </text:span><text:a xlink:type="simple" xlink:href="https://github.com/openai/whisper#available-models-and-languages" office:target-frame-name="_blank" xlink:show="new" text:style-name="Internet_20_link" text:visited-style-name="Visited_20_Internet_20_Link"><text:span text:style-name="T29">support the following languages</text:span></text:a><text:span text:style-name="T11"> through both the </text:span><text:span text:style-name="Source_20_Text"><text:span text:style-name="T21">transcriptions</text:span></text:span><text:span text:style-name="T11"> and </text:span><text:span text:style-name="Source_20_Text"><text:span text:style-name="T21">translations</text:span></text:span><text:span text:style-name="T11"> endpoint:</text:span></text:p>
      <text:p text:style-name="P19">Afrikaans, Arabic, Armenian, Azerbaijani, Belarusian, Bosnian, Bulgarian, Catalan, Chinese, Croatian, Czech, Danish, Dutch, English, Estonian, Finnish, French, Galician, German, Greek, Hebrew, Hindi, Hungarian, Icelandic, Indonesian, Italian, Japanese, Kannada, Kazakh, Korean, Latvian, Lithuanian, Macedonian, Malay, Marathi, Maori, Nepali, Norwegian, Persian, Polish, Portuguese, Romanian, Russian, Serbian, Slovak, Slovenian, Spanish, Swahili, Swedish, Tagalog, Tamil, Thai, Turkish, Ukrainian, Urdu, Vietnamese, and Welsh.</text:p>
      <text:p text:style-name="P56"><text:span text:style-name="T11">While the underlying model was trained on 98 languages, we only list the languages that exceeded &lt;50% </text:span><text:a xlink:type="simple" xlink:href="https://en.wikipedia.org/wiki/Word_error_rate" office:target-frame-name="_blank" xlink:show="new" text:style-name="Internet_20_link" text:visited-style-name="Visited_20_Internet_20_Link"><text:span text:style-name="T29">word error rate</text:span></text:a><text:span text:style-name="T11"> (WER) which is an industry standard benchmark for speech to text model accuracy. The model will return results for languages not listed above but the quality will be low.</text:span></text:p>
      <text:h text:style-name="P11" text:outline-level="2"><text:a xlink:type="simple" xlink:href="https://platform.openai.com/docs/guides/speech-to-text/longer-inputs" text:style-name="Internet_20_link" text:visited-style-name="Visited_20_Internet_20_Link"><text:span text:style-name="T7">Longer inputs</text:span></text:a></text:h>
      <text:p text:style-name="P19">By default, the Whisper API only supports files that are less than 25 MB. If you have an audio file that is longer than that, you will need to break it up into chunks of 25 MB's or less or used a compressed audio format. To get the best performance, we suggest that you avoid breaking the audio up mid-sentence as this may cause some context to be lost.</text:p>
      <text:p text:style-name="P56"><text:span text:style-name="T11">One way to handle this is to use the </text:span><text:a xlink:type="simple" xlink:href="https://github.com/jiaaro/pydub" office:target-frame-name="_blank" xlink:show="new" text:style-name="Internet_20_link" text:visited-style-name="Visited_20_Internet_20_Link"><text:span text:style-name="T29">PyDub open source Python package</text:span></text:a><text:span text:style-name="T11"> to split the audio:</text:span></text:p>
      <text:p text:style-name="P43"><text:span text:style-name="Source_20_Text"><text:span text:style-name="T23">1</text:span></text:span></text:p>
      <text:p text:style-name="P47"><text:span text:style-name="Source_20_Text"><text:span text:style-name="T23">2</text:span></text:span></text:p>
      <text:p text:style-name="P47"><text:soft-page-break/><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34">from</text:span></text:span><text:span text:style-name="Source_20_Text"><text:span text:style-name="T22"> pydub </text:span></text:span><text:span text:style-name="Source_20_Text"><text:span text:style-name="T34">import</text:span></text:span><text:span text:style-name="Source_20_Text"><text:span text:style-name="T22"> AudioSegment</text:span></text:span></text:p>
      <text:p text:style-name="P47"/>
      <text:p text:style-name="P47"><text:span text:style-name="Source_20_Text"><text:span text:style-name="T22">song = AudioSegment.from_mp3(</text:span></text:span><text:span text:style-name="Source_20_Text"><text:span text:style-name="T36">"good_morning.mp3"</text:span></text:span><text:span text:style-name="Source_20_Text"><text:span text:style-name="T22">)</text:span></text:span></text:p>
      <text:p text:style-name="P47"/>
      <text:p text:style-name="P47"><text:span text:style-name="Source_20_Text"><text:span text:style-name="T22"># PyDub handles time in milliseconds</text:span></text:span></text:p>
      <text:p text:style-name="P47"><text:span text:style-name="Source_20_Text"><text:span text:style-name="T22">ten_minutes = </text:span></text:span><text:span text:style-name="Source_20_Text"><text:span text:style-name="T41">10</text:span></text:span><text:span text:style-name="Source_20_Text"><text:span text:style-name="T22"> * </text:span></text:span><text:span text:style-name="Source_20_Text"><text:span text:style-name="T41">60</text:span></text:span><text:span text:style-name="Source_20_Text"><text:span text:style-name="T22"> * </text:span></text:span><text:span text:style-name="Source_20_Text"><text:span text:style-name="T41">1000</text:span></text:span></text:p>
      <text:p text:style-name="P47"><text:soft-page-break/></text:p>
      <text:p text:style-name="P47"><text:span text:style-name="Source_20_Text"><text:span text:style-name="T22">first_10_minutes = song[:ten_minutes]</text:span></text:span></text:p>
      <text:p text:style-name="P47"/>
      <text:p text:style-name="P47"><text:span text:style-name="Source_20_Text"><text:span text:style-name="T22">first_10_minutes.export(</text:span></text:span><text:span text:style-name="Source_20_Text"><text:span text:style-name="T36">"good_morning_10.mp3"</text:span></text:span><text:span text:style-name="Source_20_Text"><text:span text:style-name="T22">, </text:span></text:span><text:span text:style-name="Source_20_Text"><text:span text:style-name="T39">format</text:span></text:span><text:span text:style-name="Source_20_Text"><text:span text:style-name="T22">=</text:span></text:span><text:span text:style-name="Source_20_Text"><text:span text:style-name="T36">"mp3"</text:span></text:span><text:span text:style-name="Source_20_Text"><text:span text:style-name="T22">)</text:span></text:span></text:p>
      <text:p text:style-name="P56"><text:span text:style-name="Emphasis"><text:span text:style-name="T11">OpenAI makes no guarantees about the usability or security of 3rd party software like PyDub.</text:span></text:span></text:p>
      <text:h text:style-name="P11" text:outline-level="2"><text:a xlink:type="simple" xlink:href="https://platform.openai.com/docs/guides/speech-to-text/prompting" text:style-name="Internet_20_link" text:visited-style-name="Visited_20_Internet_20_Link"><text:span text:style-name="T7">Prompting</text:span></text:a></text:h>
      <text:p text:style-name="P56"><text:span text:style-name="T11">You can use a </text:span><text:a xlink:type="simple" xlink:href="https://platform.openai.com/docs/api-reference/audio/createTranscription#audio/createTranscription-prompt" text:style-name="Internet_20_link" text:visited-style-name="Visited_20_Internet_20_Link"><text:span text:style-name="T29">prompt</text:span></text:a><text:span text:style-name="T11"> to improve the quality of the transcripts generated by the Whisper API. The model will try to match the style of the prompt, so it will be more likely to use capitalization and punctuation if the prompt does too. However, the current prompting system is much more limited than our other language models and only provides limited control over the generated audio. Here are some examples of how prompting can help in different scenarios:</text:span></text:p>
      <text:list xml:id="list2581590934" text:style-name="L41">
        <text:list-item>
          <text:p text:style-name="P197">Prompts can be very helpful for correcting specific words or acronyms that the model may misrecognize in the audio. For example, the following prompt improves the transcription of the words DALL·E and GPT-3, which were previously written as "GDP 3" and "DALI": "The transcript is about OpenAI which makes technology like DALL·E, GPT-3, and ChatGPT with the hope of one day building an AGI system that benefits all of humanity"</text:p>
        </text:list-item>
        <text:list-item>
          <text:p text:style-name="P120"><text:span text:style-name="T11">To preserve the context of a file that was split into segments, you can prompt the model with the transcript of the preceding segment. This will make the transcript more accurate, as the model will use the relevant information from the previous audio. The model will only consider the final 224 tokens of the prompt and ignore anything earlier. For multilingual inputs, Whisper uses a custom tokenizer. For English only inputs, it uses the standard GPT-2 tokenizer which are both accessible through the open source </text:span><text:a xlink:type="simple" xlink:href="https://github.com/openai/whisper/blob/main/whisper/tokenizer.py#L361" office:target-frame-name="_blank" xlink:show="new" text:style-name="Internet_20_link" text:visited-style-name="Visited_20_Internet_20_Link"><text:span text:style-name="T29">Whisper Python package</text:span></text:a><text:span text:style-name="T11">.</text:span></text:p>
        </text:list-item>
        <text:list-item>
          <text:p text:style-name="P198"><text:soft-page-break/>Sometimes the model might skip punctuation in the transcript. You can avoid this by using a simple prompt that includes punctuation: "Hello, welcome to my lecture."</text:p>
        </text:list-item>
        <text:list-item>
          <text:p text:style-name="P198">The model may also leave out common filler words in the audio. If you want to keep the filler words in your transcript, you can use a prompt that contains them: "Umm, let me think like, hmm... Okay, here's what I'm, like, thinking."</text:p>
        </text:list-item>
        <text:list-item>
          <text:p text:style-name="P198">Some languages can be written in different ways, such as simplified or traditional Chinese. The model might not always use the writing style that you want for your transcript by default. You can improve this by using a prompt in your preferred writing style.</text:p>
        </text:list-item>
      </text:list>
      <text:h text:style-name="P11" text:outline-level="2"><text:a xlink:type="simple" xlink:href="https://platform.openai.com/docs/guides/speech-to-text/improving-reliability" text:style-name="Internet_20_link" text:visited-style-name="Visited_20_Internet_20_Link"><text:span text:style-name="T7">Improving reliability</text:span></text:a></text:h>
      <text:p text:style-name="P19">As we explored in the prompting section, one of the most common challenges faced when using Whisper is the model often does not recognize uncommon words or acronyms. To address this, we have highlighted different techniques which improve the reliability of Whisper in these cases:</text:p>
      <text:p text:style-name="P31">Using the prompt parameter</text:p>
      <text:section text:style-name="Sect1" text:name="expander-21">
        <text:p text:style-name="P6">The first method involves using the optional prompt parameter to pass a dictionary of the correct spellings.</text:p>
        <text:p text:style-name="P22">Since it wasn't trained using instruction-following techniques, Whisper operates more like a base GPT model. It's important to keep in mind that Whisper only considers the first 244 tokens of the prompt.</text:p>
        <text:p text:style-name="P43"><text:span text:style-name="Source_20_Text"><text:span text:style-name="T23">transcribe(filepath, prompt=</text:span></text:span><text:span text:style-name="Source_20_Text"><text:span text:style-name="T37">"ZyntriQix, Digique Plus, CynapseFive, VortiQore V8, EchoNix Array, OrbitalLink Seven, DigiFractal Matrix, PULSE, RAPT, B.R.I.C.K., Q.U.A.R.T.Z., F.L.I.N.T."</text:span></text:span><text:span text:style-name="Source_20_Text"><text:span text:style-name="T23">)</text:span></text:span></text:p>
        <text:p text:style-name="P22">While it will increase reliability, this technique is limited to only 244 characters so your list of SKUs would need to be relatively small in order for this to be a scalable solution.</text:p>
      </text:section>
      <text:p text:style-name="P31"><text:soft-page-break/>Post-processing with GPT-4</text:p>
      <text:section text:style-name="Sect1" text:name="expander-22">
        <text:p text:style-name="P6">The second method involves a post-processing step using GPT-4 or GPT-3.5-Turbo.</text:p>
        <text:p text:style-name="P58"><text:span text:style-name="T12">We start by providing instructions for GPT-4 through the </text:span><text:span text:style-name="Source_20_Text"><text:span text:style-name="T21">system_prompt</text:span></text:span><text:span text:style-name="T12"> variable. Similar to what we did with the prompt parameter earlier, we can define our company and product names.</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oft-page-break/><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23">system_prompt = </text:span></text:span><text:span text:style-name="Source_20_Text"><text:span text:style-name="T37">"You are a helpful assistant for the company ZyntriQix. Your task is to correct any spelling discrepancies in the transcribed text. Make sure that the names of the following products are spelled correctly: ZyntriQix, Digique Plus, CynapseFive, VortiQore V8, EchoNix Array, OrbitalLink Seven, DigiFractal Matrix, PULSE, RAPT, B.R.I.C.K., Q.U.A.R.T.Z., F.L.I.N.T. Only add necessary punctuation such as periods, commas, and capitalization, and use only the context provided."</text:span></text:span></text:p>
        <text:p text:style-name="P47"/>
        <text:p text:style-name="P47"><text:span text:style-name="Source_20_Text"><text:span text:style-name="T35">def</text:span></text:span><text:span text:style-name="Source_20_Text"><text:span text:style-name="T23"> </text:span></text:span><text:span text:style-name="Source_20_Text"><text:span text:style-name="T46">generate_corrected_transcript</text:span></text:span><text:span text:style-name="Source_20_Text"><text:span text:style-name="T23">(temperature, system_prompt, audio_file):</text:span></text:span></text:p>
        <text:p text:style-name="P47"><text:soft-page-break/><text:span text:style-name="Source_20_Text"><text:span text:style-name="T25"><text:s text:c="4"/></text:span></text:span><text:span text:style-name="Source_20_Text"><text:span text:style-name="T23">response = client.chat.completions.create(</text:span></text:span></text:p>
        <text:p text:style-name="P47"><text:span text:style-name="Source_20_Text"><text:span text:style-name="T25"><text:s text:c="8"/></text:span></text:span><text:span text:style-name="Source_20_Text"><text:span text:style-name="T23">model=</text:span></text:span><text:span text:style-name="Source_20_Text"><text:span text:style-name="T37">"gpt-4"</text:span></text:span><text:span text:style-name="Source_20_Text"><text:span text:style-name="T23">,</text:span></text:span></text:p>
        <text:p text:style-name="P47"><text:span text:style-name="Source_20_Text"><text:span text:style-name="T25"><text:s text:c="8"/></text:span></text:span><text:span text:style-name="Source_20_Text"><text:span text:style-name="T23">temperature=temperature,</text:span></text:span></text:p>
        <text:p text:style-name="P47"><text:span text:style-name="Source_20_Text"><text:span text:style-name="T25"><text:s text:c="8"/></text:span></text:span><text:span text:style-name="Source_20_Text"><text:span text:style-name="T23">messages=[</text:span></text:span></text:p>
        <text:p text:style-name="P47"><text:span text:style-name="Source_20_Text"><text:span text:style-name="T25"><text:s text:c="12"/></text:span></text:span><text:span text:style-name="Source_20_Text"><text:span text:style-name="T23">{</text:span></text:span></text:p>
        <text:p text:style-name="P47"><text:span text:style-name="Source_20_Text"><text:span text:style-name="T25"><text:s text:c="16"/></text:span></text:span><text:span text:style-name="Source_20_Text"><text:span text:style-name="T37">"role"</text:span></text:span><text:span text:style-name="Source_20_Text"><text:span text:style-name="T23">: </text:span></text:span><text:span text:style-name="Source_20_Text"><text:span text:style-name="T37">"system"</text:span></text:span><text:span text:style-name="Source_20_Text"><text:span text:style-name="T23">,</text:span></text:span></text:p>
        <text:p text:style-name="P47"><text:span text:style-name="Source_20_Text"><text:span text:style-name="T25"><text:s text:c="16"/></text:span></text:span><text:span text:style-name="Source_20_Text"><text:span text:style-name="T37">"content"</text:span></text:span><text:span text:style-name="Source_20_Text"><text:span text:style-name="T23">: system_prompt</text:span></text:span></text:p>
        <text:p text:style-name="P47"><text:span text:style-name="Source_20_Text"><text:span text:style-name="T25"><text:s text:c="12"/></text:span></text:span><text:span text:style-name="Source_20_Text"><text:span text:style-name="T23">},</text:span></text:span></text:p>
        <text:p text:style-name="P47"><text:span text:style-name="Source_20_Text"><text:span text:style-name="T25"><text:s text:c="12"/></text:span></text:span><text:span text:style-name="Source_20_Text"><text:span text:style-name="T23">{</text:span></text:span></text:p>
        <text:p text:style-name="P47"><text:span text:style-name="Source_20_Text"><text:span text:style-name="T25"><text:s text:c="16"/></text:span></text:span><text:span text:style-name="Source_20_Text"><text:span text:style-name="T37">"role"</text:span></text:span><text:span text:style-name="Source_20_Text"><text:span text:style-name="T23">: </text:span></text:span><text:span text:style-name="Source_20_Text"><text:span text:style-name="T37">"user"</text:span></text:span><text:span text:style-name="Source_20_Text"><text:span text:style-name="T23">,</text:span></text:span></text:p>
        <text:p text:style-name="P47"><text:span text:style-name="Source_20_Text"><text:span text:style-name="T25"><text:s text:c="16"/></text:span></text:span><text:span text:style-name="Source_20_Text"><text:span text:style-name="T37">"content"</text:span></text:span><text:span text:style-name="Source_20_Text"><text:span text:style-name="T23">: transcribe(audio_file, </text:span></text:span><text:span text:style-name="Source_20_Text"><text:span text:style-name="T37">""</text:span></text:span><text:span text:style-name="Source_20_Text"><text:span text:style-name="T23">)</text:span></text:span></text:p>
        <text:p text:style-name="P47"><text:span text:style-name="Source_20_Text"><text:span text:style-name="T25"><text:s text:c="12"/></text:span></text:span><text:span text:style-name="Source_20_Text"><text:span text:style-name="T23">}</text:span></text:span></text:p>
        <text:p text:style-name="P47"><text:span text:style-name="Source_20_Text"><text:span text:style-name="T25"><text:s text:c="8"/></text:span></text:span><text:span text:style-name="Source_20_Text"><text:span text:style-name="T23">]</text:span></text:span></text:p>
        <text:p text:style-name="P47"><text:span text:style-name="Source_20_Text"><text:span text:style-name="T25"><text:s text:c="4"/></text:span></text:span><text:span text:style-name="Source_20_Text"><text:span text:style-name="T23">)</text:span></text:span></text:p>
        <text:p text:style-name="P47"><text:soft-page-break/><text:span text:style-name="Source_20_Text"><text:span text:style-name="T25"><text:s text:c="4"/></text:span></text:span><text:span text:style-name="Source_20_Text"><text:span text:style-name="T35">return</text:span></text:span><text:span text:style-name="Source_20_Text"><text:span text:style-name="T23"> response[</text:span></text:span><text:span text:style-name="Source_20_Text"><text:span text:style-name="T37">'choices'</text:span></text:span><text:span text:style-name="Source_20_Text"><text:span text:style-name="T23">][</text:span></text:span><text:span text:style-name="Source_20_Text"><text:span text:style-name="T42">0</text:span></text:span><text:span text:style-name="Source_20_Text"><text:span text:style-name="T23">][</text:span></text:span><text:span text:style-name="Source_20_Text"><text:span text:style-name="T37">'message'</text:span></text:span><text:span text:style-name="Source_20_Text"><text:span text:style-name="T23">][</text:span></text:span><text:span text:style-name="Source_20_Text"><text:span text:style-name="T37">'content'</text:span></text:span><text:span text:style-name="Source_20_Text"><text:span text:style-name="T23">]</text:span></text:span></text:p>
        <text:p text:style-name="P47"/>
        <text:p text:style-name="P47"><text:span text:style-name="Source_20_Text"><text:span text:style-name="T23">corrected_text = generate_corrected_transcript(</text:span></text:span><text:span text:style-name="Source_20_Text"><text:span text:style-name="T42">0</text:span></text:span><text:span text:style-name="Source_20_Text"><text:span text:style-name="T23">, system_prompt, fake_company_filepath)</text:span></text:span></text:p>
        <text:p text:style-name="P22">If you try this on your own audio file, you can see that GPT-4 manages to correct many misspellings in the transcript. Due to its larger context window, this method might be more scalable than using Whisper's prompt parameter and is more reliable since GPT-4 can be instructed and guided in ways that aren't possible with Whisper given the lack of instruction following.</text:p>
      </text:section>
      <text:h text:style-name="P2" text:outline-level="1"><text:a xlink:type="simple" xlink:href="https://platform.openai.com/docs/guides/moderation/moderation" text:style-name="Internet_20_link" text:visited-style-name="Visited_20_Internet_20_Link"><text:span text:style-name="T6">Moderation</text:span></text:a></text:h>
      <text:h text:style-name="P11" text:outline-level="2"><text:a xlink:type="simple" xlink:href="https://platform.openai.com/docs/guides/moderation/overview" text:style-name="Internet_20_link" text:visited-style-name="Visited_20_Internet_20_Link"><text:span text:style-name="T7">Overview</text:span></text:a></text:h>
      <text:p text:style-name="P56"><text:span text:style-name="T11">The </text:span><text:a xlink:type="simple" xlink:href="https://platform.openai.com/docs/api-reference/moderations" text:style-name="Internet_20_link" text:visited-style-name="Visited_20_Internet_20_Link"><text:span text:style-name="T29">moderations</text:span></text:a><text:span text:style-name="T11"> endpoint is a tool you can use to check whether content complies with OpenAI's </text:span><text:a xlink:type="simple" xlink:href="https://openai.com/policies/usage-policies" office:target-frame-name="_blank" xlink:show="new" text:style-name="Internet_20_link" text:visited-style-name="Visited_20_Internet_20_Link"><text:span text:style-name="T29">usage policies</text:span></text:a><text:span text:style-name="T11">. Developers can thus identify content that our usage policies prohibits and take action, for instance by filtering it.</text:span></text:p>
      <text:p text:style-name="P19">The models classifies the following categories:</text:p>
      <table:table table:name="Table18" table:style-name="Table18">
        <table:table-column table:style-name="Table18.A"/>
        <table:table-column table:style-name="Table18.B"/>
        <table:table-header-rows>
          <table:table-row>
            <table:table-cell table:style-name="Table18.A1" office:value-type="string">
              <text:p text:style-name="P71">CATEGORY</text:p>
            </table:table-cell>
            <table:table-cell table:style-name="Table18.A1" office:value-type="string">
              <text:p text:style-name="P71">DESCRIPTION</text:p>
            </table:table-cell>
          </table:table-row>
        </table:table-header-rows>
        <table:table-row>
          <table:table-cell table:style-name="Table18.A2" office:value-type="string">
            <text:p text:style-name="Table_20_Contents"><text:span text:style-name="Source_20_Text">hate</text:span></text:p>
          </table:table-cell>
          <table:table-cell table:style-name="Table18.A2" office:value-type="string">
            <text:p text:style-name="Table_20_Contents">Content that expresses, incites, or promotes hate based on race, gender, ethnicity, religion, nationality, sexual orientation, disability status, or caste. Hateful content aimed at non-protected groups (e.g., chess players) is harrassment.</text:p>
          </table:table-cell>
        </table:table-row>
        <table:table-row>
          <table:table-cell table:style-name="Table18.A2" office:value-type="string">
            <text:p text:style-name="Table_20_Contents"><text:span text:style-name="Source_20_Text">hate/threatening</text:span></text:p>
          </table:table-cell>
          <table:table-cell table:style-name="Table18.A2" office:value-type="string">
            <text:p text:style-name="Table_20_Contents">Hateful content that also includes violence or serious harm towards the targeted group based on race, gender, ethnicity, religion, nationality, sexual orientation, disability status, or caste.</text:p>
          </table:table-cell>
        </table:table-row>
        <table:table-row>
          <table:table-cell table:style-name="Table18.A2" office:value-type="string">
            <text:p text:style-name="Table_20_Contents"><text:span text:style-name="Source_20_Text">harassment</text:span></text:p>
          </table:table-cell>
          <table:table-cell table:style-name="Table18.A2" office:value-type="string">
            <text:p text:style-name="Table_20_Contents">Content that expresses, incites, or promotes harassing language towards any target.</text:p>
          </table:table-cell>
        </table:table-row>
        <table:table-row>
          <table:table-cell table:style-name="Table18.A2" office:value-type="string">
            <text:p text:style-name="Table_20_Contents"><text:span text:style-name="Source_20_Text">harassment/threatening</text:span></text:p>
          </table:table-cell>
          <table:table-cell table:style-name="Table18.A2" office:value-type="string">
            <text:p text:style-name="Table_20_Contents">Harassment content that also includes violence or serious harm towards any target.</text:p>
          </table:table-cell>
        </table:table-row>
        <table:table-row>
          <table:table-cell table:style-name="Table18.A2" office:value-type="string">
            <text:p text:style-name="Table_20_Contents"><text:span text:style-name="Source_20_Text">self-harm</text:span></text:p>
          </table:table-cell>
          <table:table-cell table:style-name="Table18.A2" office:value-type="string">
            <text:p text:style-name="Table_20_Contents">Content that promotes, encourages, or depicts acts of self-harm, such as suicide, cutting, and eating disorders.</text:p>
          </table:table-cell>
        </table:table-row>
        <table:table-row>
          <table:table-cell table:style-name="Table18.A2" office:value-type="string">
            <text:p text:style-name="Table_20_Contents"><text:span text:style-name="Source_20_Text">self-harm/intent</text:span></text:p>
          </table:table-cell>
          <table:table-cell table:style-name="Table18.A2" office:value-type="string">
            <text:p text:style-name="Table_20_Contents">Content where the speaker expresses that they are engaging or intend to engage in acts of self-harm, such as suicide, cutting, and eating disorders.</text:p>
          </table:table-cell>
        </table:table-row>
        <text:soft-page-break/>
        <table:table-row>
          <table:table-cell table:style-name="Table18.A2" office:value-type="string">
            <text:p text:style-name="Table_20_Contents"><text:span text:style-name="Source_20_Text">self-harm/instructions</text:span></text:p>
          </table:table-cell>
          <table:table-cell table:style-name="Table18.A2" office:value-type="string">
            <text:p text:style-name="Table_20_Contents">Content that encourages performing acts of self-harm, such as suicide, cutting, and eating disorders, or that gives instructions or advice on how to commit such acts.</text:p>
          </table:table-cell>
        </table:table-row>
        <table:table-row>
          <table:table-cell table:style-name="Table18.A2" office:value-type="string">
            <text:p text:style-name="Table_20_Contents"><text:span text:style-name="Source_20_Text">sexual</text:span></text:p>
          </table:table-cell>
          <table:table-cell table:style-name="Table18.A2" office:value-type="string">
            <text:p text:style-name="Table_20_Contents">Content meant to arouse sexual excitement, such as the description of sexual activity, or that promotes sexual services (excluding sex education and wellness).</text:p>
          </table:table-cell>
        </table:table-row>
        <table:table-row>
          <table:table-cell table:style-name="Table18.A2" office:value-type="string">
            <text:p text:style-name="Table_20_Contents"><text:span text:style-name="Source_20_Text">sexual/minors</text:span></text:p>
          </table:table-cell>
          <table:table-cell table:style-name="Table18.A2" office:value-type="string">
            <text:p text:style-name="Table_20_Contents">Sexual content that includes an individual who is under 18 years old.</text:p>
          </table:table-cell>
        </table:table-row>
        <table:table-row>
          <table:table-cell table:style-name="Table18.A2" office:value-type="string">
            <text:p text:style-name="Table_20_Contents"><text:span text:style-name="Source_20_Text">violence</text:span></text:p>
          </table:table-cell>
          <table:table-cell table:style-name="Table18.A2" office:value-type="string">
            <text:p text:style-name="Table_20_Contents">Content that depicts death, violence, or physical injury.</text:p>
          </table:table-cell>
        </table:table-row>
        <table:table-row>
          <table:table-cell table:style-name="Table18.A2" office:value-type="string">
            <text:p text:style-name="Table_20_Contents"><text:span text:style-name="Source_20_Text">violence/graphic</text:span></text:p>
          </table:table-cell>
          <table:table-cell table:style-name="Table18.A2" office:value-type="string">
            <text:p text:style-name="Table_20_Contents">Content that depicts death, violence, or physical injury in graphic detail.</text:p>
          </table:table-cell>
        </table:table-row>
      </table:table>
      <text:p text:style-name="P19">The moderation endpoint is free to use when monitoring the inputs and outputs of OpenAI APIs. We currently disallow other use cases. Accuracy may be lower on longer pieces of text. For higher accuracy, try splitting long pieces of text into smaller chunks each less than 2,000 characters.</text:p>
      <text:p text:style-name="P23">We are continuously working to improve the accuracy of our classifier. Our support for non-English languages is currently limited.</text:p>
      <text:h text:style-name="P11" text:outline-level="2"><text:a xlink:type="simple" xlink:href="https://platform.openai.com/docs/guides/moderation/quickstart" text:style-name="Internet_20_link" text:visited-style-name="Visited_20_Internet_20_Link"><text:span text:style-name="T7">Quickstart</text:span></text:a></text:h>
      <text:p text:style-name="P56"><text:span text:style-name="T11">To obtain a classification for a piece of text, make a request to the </text:span><text:a xlink:type="simple" xlink:href="https://platform.openai.com/docs/api-reference/moderations" text:style-name="Internet_20_link" text:visited-style-name="Visited_20_Internet_20_Link"><text:span text:style-name="T29">moderation endpoint</text:span></text:a><text:span text:style-name="T11"> as demonstrated in the following code snippets:</text:span></text:p>
      <text:p text:style-name="P33">Example: Getting moderations</text:p>
      <text:p text:style-name="P34">curl</text:p>
      <text:p text:style-name="P24">Select librarypythoncurl</text:p>
      <text:p text:style-name="P25">Copy‍</text:p>
      <text:p text:style-name="P47"><text:span text:style-name="Source_20_Text"><text:span text:style-name="T23">1</text:span></text:span></text:p>
      <text:p text:style-name="P47"><text:soft-page-break/><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2">curl https://api.openai.com/v1/moderations \</text:span></text:span></text:p>
      <text:p text:style-name="P47"><text:span text:style-name="Source_20_Text"><text:span text:style-name="T24"><text:s text:c="2"/></text:span></text:span><text:span text:style-name="Source_20_Text"><text:span text:style-name="T22">-X POST \</text:span></text:span></text:p>
      <text:p text:style-name="P47"><text:span text:style-name="Source_20_Text"><text:span text:style-name="T24"><text:s text:c="2"/></text:span></text:span><text:span text:style-name="Source_20_Text"><text:span text:style-name="T22">-H </text:span></text:span><text:span text:style-name="Source_20_Text"><text:span text:style-name="T36">"Content-Type: application/json"</text:span></text:span><text:span text:style-name="Source_20_Text"><text:span text:style-name="T22"> \</text:span></text:span></text:p>
      <text:p text:style-name="P47"><text:span text:style-name="Source_20_Text"><text:span text:style-name="T24"><text:s text:c="2"/></text:span></text:span><text:span text:style-name="Source_20_Text"><text:span text:style-name="T22">-H </text:span></text:span><text:span text:style-name="Source_20_Text"><text:span text:style-name="T36">"Authorization: Bearer </text:span></text:span><text:span text:style-name="Source_20_Text"><text:span text:style-name="T41">$OPENAI_API_KEY</text:span></text:span><text:span text:style-name="Source_20_Text"><text:span text:style-name="T36">"</text:span></text:span><text:span text:style-name="Source_20_Text"><text:span text:style-name="T22"> \</text:span></text:span></text:p>
      <text:p text:style-name="P47"><text:span text:style-name="Source_20_Text"><text:span text:style-name="T24"><text:s text:c="2"/></text:span></text:span><text:span text:style-name="Source_20_Text"><text:span text:style-name="T22">-d </text:span></text:span><text:span text:style-name="Source_20_Text"><text:span text:style-name="T36">'{"input": "Sample text goes here"}'</text:span></text:span></text:p>
      <text:p text:style-name="P19">Below is an example output of the endpoint. It returns the following fields:</text:p>
      <text:list xml:id="list2944247753" text:style-name="L42">
        <text:list-item>
          <text:p text:style-name="P121"><text:span text:style-name="Source_20_Text"><text:span text:style-name="T21">flagged</text:span></text:span><text:span text:style-name="T11">: Set to </text:span><text:span text:style-name="Source_20_Text"><text:span text:style-name="T21">true</text:span></text:span><text:span text:style-name="T11"> if the model classifies the content as violating OpenAI's usage policies, </text:span><text:span text:style-name="Source_20_Text"><text:span text:style-name="T21">false</text:span></text:span><text:span text:style-name="T11"> otherwise.</text:span></text:p>
        </text:list-item>
        <text:list-item>
          <text:p text:style-name="P121"><text:span text:style-name="Source_20_Text"><text:span text:style-name="T21">categories</text:span></text:span><text:span text:style-name="T11">: Contains a dictionary of per-category binary usage policies violation flags. For each category, the value is </text:span><text:span text:style-name="Source_20_Text"><text:span text:style-name="T21">true</text:span></text:span><text:span text:style-name="T11"> if the model flags the corresponding category as violated, </text:span><text:span text:style-name="Source_20_Text"><text:span text:style-name="T21">false</text:span></text:span><text:span text:style-name="T11"> otherwise.</text:span></text:p>
        </text:list-item>
        <text:list-item>
          <text:p text:style-name="P122"><text:span text:style-name="Source_20_Text"><text:span text:style-name="T21">category_scores</text:span></text:span><text:span text:style-name="T11">: Contains a dictionary of per-category raw scores output by the model, denoting the model's confidence that the input violates the OpenAI's policy for the category. The value is between 0 and 1, where higher values denote higher confidence. The scores should not be interpreted as probabilities.</text:span></text:p>
        </text:list-item>
      </text:list>
      <text:p text:style-name="P43"><text:soft-page-break/><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oft-page-break/><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23">21</text:span></text:span></text:p>
      <text:p text:style-name="P47"><text:span text:style-name="Source_20_Text"><text:span text:style-name="T23">22</text:span></text:span></text:p>
      <text:p text:style-name="P47"><text:span text:style-name="Source_20_Text"><text:span text:style-name="T23">23</text:span></text:span></text:p>
      <text:p text:style-name="P47"><text:span text:style-name="Source_20_Text"><text:span text:style-name="T23">24</text:span></text:span></text:p>
      <text:p text:style-name="P47"><text:span text:style-name="Source_20_Text"><text:span text:style-name="T23">25</text:span></text:span></text:p>
      <text:p text:style-name="P47"><text:span text:style-name="Source_20_Text"><text:span text:style-name="T23">26</text:span></text:span></text:p>
      <text:p text:style-name="P47"><text:span text:style-name="Source_20_Text"><text:span text:style-name="T23">27</text:span></text:span></text:p>
      <text:p text:style-name="P47"><text:span text:style-name="Source_20_Text"><text:span text:style-name="T23">28</text:span></text:span></text:p>
      <text:p text:style-name="P47"><text:soft-page-break/><text:span text:style-name="Source_20_Text"><text:span text:style-name="T23">29</text:span></text:span></text:p>
      <text:p text:style-name="P47"><text:span text:style-name="Source_20_Text"><text:span text:style-name="T23">30</text:span></text:span></text:p>
      <text:p text:style-name="P47"><text:span text:style-name="Source_20_Text"><text:span text:style-name="T23">31</text:span></text:span></text:p>
      <text:p text:style-name="P47"><text:span text:style-name="Source_20_Text"><text:span text:style-name="T23">32</text:span></text:span></text:p>
      <text:p text:style-name="P47"><text:span text:style-name="Source_20_Text"><text:span text:style-name="T23">33</text:span></text:span></text:p>
      <text:p text:style-name="P47"><text:span text:style-name="Source_20_Text"><text:span text:style-name="T23">34</text:span></text:span></text:p>
      <text:p text:style-name="P47"><text:span text:style-name="Source_20_Text"><text:span text:style-name="T23">35</text:span></text:span></text:p>
      <text:p text:style-name="P47"><text:span text:style-name="Source_20_Text"><text:span text:style-name="T22">{</text:span></text:span></text:p>
      <text:p text:style-name="P47"><text:span text:style-name="Source_20_Text"><text:span text:style-name="T24"><text:s text:c="2"/></text:span></text:span><text:span text:style-name="Source_20_Text"><text:span text:style-name="T36">"id"</text:span></text:span><text:span text:style-name="Source_20_Text"><text:span text:style-name="T22">: </text:span></text:span><text:span text:style-name="Source_20_Text"><text:span text:style-name="T36">"modr-XXXXX"</text:span></text:span><text:span text:style-name="Source_20_Text"><text:span text:style-name="T22">,</text:span></text:span></text:p>
      <text:p text:style-name="P47"><text:span text:style-name="Source_20_Text"><text:span text:style-name="T24"><text:s text:c="2"/></text:span></text:span><text:span text:style-name="Source_20_Text"><text:span text:style-name="T36">"model"</text:span></text:span><text:span text:style-name="Source_20_Text"><text:span text:style-name="T22">: </text:span></text:span><text:span text:style-name="Source_20_Text"><text:span text:style-name="T36">"text-moderation-005"</text:span></text:span><text:span text:style-name="Source_20_Text"><text:span text:style-name="T22">,</text:span></text:span></text:p>
      <text:p text:style-name="P47"><text:span text:style-name="Source_20_Text"><text:span text:style-name="T24"><text:s text:c="2"/></text:span></text:span><text:span text:style-name="Source_20_Text"><text:span text:style-name="T36">"results"</text:span></text:span><text:span text:style-name="Source_20_Text"><text:span text:style-name="T22">: [</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36">"flagged"</text:span></text:span><text:span text:style-name="Source_20_Text"><text:span text:style-name="T22">: true,</text:span></text:span></text:p>
      <text:p text:style-name="P47"><text:span text:style-name="Source_20_Text"><text:span text:style-name="T24"><text:s text:c="6"/></text:span></text:span><text:span text:style-name="Source_20_Text"><text:span text:style-name="T36">"categories"</text:span></text:span><text:span text:style-name="Source_20_Text"><text:span text:style-name="T22">: {</text:span></text:span></text:p>
      <text:p text:style-name="P47"><text:soft-page-break/><text:span text:style-name="Source_20_Text"><text:span text:style-name="T24"><text:s text:c="8"/></text:span></text:span><text:span text:style-name="Source_20_Text"><text:span text:style-name="T36">"sexual"</text:span></text:span><text:span text:style-name="Source_20_Text"><text:span text:style-name="T22">: false,</text:span></text:span></text:p>
      <text:p text:style-name="P47"><text:span text:style-name="Source_20_Text"><text:span text:style-name="T24"><text:s text:c="8"/></text:span></text:span><text:span text:style-name="Source_20_Text"><text:span text:style-name="T36">"hate"</text:span></text:span><text:span text:style-name="Source_20_Text"><text:span text:style-name="T22">: false,</text:span></text:span></text:p>
      <text:p text:style-name="P47"><text:span text:style-name="Source_20_Text"><text:span text:style-name="T24"><text:s text:c="8"/></text:span></text:span><text:span text:style-name="Source_20_Text"><text:span text:style-name="T36">"harassment"</text:span></text:span><text:span text:style-name="Source_20_Text"><text:span text:style-name="T22">: false,</text:span></text:span></text:p>
      <text:p text:style-name="P47"><text:span text:style-name="Source_20_Text"><text:span text:style-name="T24"><text:s text:c="8"/></text:span></text:span><text:span text:style-name="Source_20_Text"><text:span text:style-name="T36">"self-harm"</text:span></text:span><text:span text:style-name="Source_20_Text"><text:span text:style-name="T22">: false,</text:span></text:span></text:p>
      <text:p text:style-name="P47"><text:span text:style-name="Source_20_Text"><text:span text:style-name="T24"><text:s text:c="8"/></text:span></text:span><text:span text:style-name="Source_20_Text"><text:span text:style-name="T36">"sexual/minors"</text:span></text:span><text:span text:style-name="Source_20_Text"><text:span text:style-name="T22">: false,</text:span></text:span></text:p>
      <text:p text:style-name="P47"><text:span text:style-name="Source_20_Text"><text:span text:style-name="T24"><text:s text:c="8"/></text:span></text:span><text:span text:style-name="Source_20_Text"><text:span text:style-name="T36">"hate/threatening"</text:span></text:span><text:span text:style-name="Source_20_Text"><text:span text:style-name="T22">: false,</text:span></text:span></text:p>
      <text:p text:style-name="P47"><text:span text:style-name="Source_20_Text"><text:span text:style-name="T24"><text:s text:c="8"/></text:span></text:span><text:span text:style-name="Source_20_Text"><text:span text:style-name="T36">"violence/graphic"</text:span></text:span><text:span text:style-name="Source_20_Text"><text:span text:style-name="T22">: false,</text:span></text:span></text:p>
      <text:p text:style-name="P47"><text:span text:style-name="Source_20_Text"><text:span text:style-name="T24"><text:s text:c="8"/></text:span></text:span><text:span text:style-name="Source_20_Text"><text:span text:style-name="T36">"self-harm/intent"</text:span></text:span><text:span text:style-name="Source_20_Text"><text:span text:style-name="T22">: false,</text:span></text:span></text:p>
      <text:p text:style-name="P47"><text:span text:style-name="Source_20_Text"><text:span text:style-name="T24"><text:s text:c="8"/></text:span></text:span><text:span text:style-name="Source_20_Text"><text:span text:style-name="T36">"self-harm/instructions"</text:span></text:span><text:span text:style-name="Source_20_Text"><text:span text:style-name="T22">: false,</text:span></text:span></text:p>
      <text:p text:style-name="P47"><text:span text:style-name="Source_20_Text"><text:span text:style-name="T24"><text:s text:c="8"/></text:span></text:span><text:span text:style-name="Source_20_Text"><text:span text:style-name="T36">"harassment/threatening"</text:span></text:span><text:span text:style-name="Source_20_Text"><text:span text:style-name="T22">: true,</text:span></text:span></text:p>
      <text:p text:style-name="P47"><text:span text:style-name="Source_20_Text"><text:span text:style-name="T24"><text:s text:c="8"/></text:span></text:span><text:span text:style-name="Source_20_Text"><text:span text:style-name="T36">"violence"</text:span></text:span><text:span text:style-name="Source_20_Text"><text:span text:style-name="T22">: true,</text:span></text:span></text:p>
      <text:p text:style-name="P47"><text:span text:style-name="Source_20_Text"><text:span text:style-name="T24"><text:s text:c="6"/></text:span></text:span><text:span text:style-name="Source_20_Text"><text:span text:style-name="T22">},</text:span></text:span></text:p>
      <text:p text:style-name="P47"><text:span text:style-name="Source_20_Text"><text:span text:style-name="T24"><text:s text:c="6"/></text:span></text:span><text:span text:style-name="Source_20_Text"><text:span text:style-name="T36">"category_scores"</text:span></text:span><text:span text:style-name="Source_20_Text"><text:span text:style-name="T22">: {</text:span></text:span></text:p>
      <text:p text:style-name="P47"><text:span text:style-name="Source_20_Text"><text:span text:style-name="T24"><text:s text:c="8"/></text:span></text:span><text:span text:style-name="Source_20_Text"><text:span text:style-name="T36">"sexual"</text:span></text:span><text:span text:style-name="Source_20_Text"><text:span text:style-name="T22">: </text:span></text:span><text:span text:style-name="Source_20_Text"><text:span text:style-name="T41">1.2282071e-06</text:span></text:span><text:span text:style-name="Source_20_Text"><text:span text:style-name="T22">,</text:span></text:span></text:p>
      <text:p text:style-name="P47"><text:soft-page-break/><text:span text:style-name="Source_20_Text"><text:span text:style-name="T24"><text:s text:c="8"/></text:span></text:span><text:span text:style-name="Source_20_Text"><text:span text:style-name="T36">"hate"</text:span></text:span><text:span text:style-name="Source_20_Text"><text:span text:style-name="T22">: </text:span></text:span><text:span text:style-name="Source_20_Text"><text:span text:style-name="T41">0.010696256</text:span></text:span><text:span text:style-name="Source_20_Text"><text:span text:style-name="T22">,</text:span></text:span></text:p>
      <text:p text:style-name="P47"><text:span text:style-name="Source_20_Text"><text:span text:style-name="T24"><text:s text:c="8"/></text:span></text:span><text:span text:style-name="Source_20_Text"><text:span text:style-name="T36">"harassment"</text:span></text:span><text:span text:style-name="Source_20_Text"><text:span text:style-name="T22">: </text:span></text:span><text:span text:style-name="Source_20_Text"><text:span text:style-name="T41">0.29842457</text:span></text:span><text:span text:style-name="Source_20_Text"><text:span text:style-name="T22">,</text:span></text:span></text:p>
      <text:p text:style-name="P47"><text:span text:style-name="Source_20_Text"><text:span text:style-name="T24"><text:s text:c="8"/></text:span></text:span><text:span text:style-name="Source_20_Text"><text:span text:style-name="T36">"self-harm"</text:span></text:span><text:span text:style-name="Source_20_Text"><text:span text:style-name="T22">: </text:span></text:span><text:span text:style-name="Source_20_Text"><text:span text:style-name="T41">1.5236925e-08</text:span></text:span><text:span text:style-name="Source_20_Text"><text:span text:style-name="T22">,</text:span></text:span></text:p>
      <text:p text:style-name="P47"><text:span text:style-name="Source_20_Text"><text:span text:style-name="T24"><text:s text:c="8"/></text:span></text:span><text:span text:style-name="Source_20_Text"><text:span text:style-name="T36">"sexual/minors"</text:span></text:span><text:span text:style-name="Source_20_Text"><text:span text:style-name="T22">: </text:span></text:span><text:span text:style-name="Source_20_Text"><text:span text:style-name="T41">5.7246268e-08</text:span></text:span><text:span text:style-name="Source_20_Text"><text:span text:style-name="T22">,</text:span></text:span></text:p>
      <text:p text:style-name="P47"><text:span text:style-name="Source_20_Text"><text:span text:style-name="T24"><text:s text:c="8"/></text:span></text:span><text:span text:style-name="Source_20_Text"><text:span text:style-name="T36">"hate/threatening"</text:span></text:span><text:span text:style-name="Source_20_Text"><text:span text:style-name="T22">: </text:span></text:span><text:span text:style-name="Source_20_Text"><text:span text:style-name="T41">0.0060676364</text:span></text:span><text:span text:style-name="Source_20_Text"><text:span text:style-name="T22">,</text:span></text:span></text:p>
      <text:p text:style-name="P47"><text:span text:style-name="Source_20_Text"><text:span text:style-name="T24"><text:s text:c="8"/></text:span></text:span><text:span text:style-name="Source_20_Text"><text:span text:style-name="T36">"violence/graphic"</text:span></text:span><text:span text:style-name="Source_20_Text"><text:span text:style-name="T22">: </text:span></text:span><text:span text:style-name="Source_20_Text"><text:span text:style-name="T41">4.435014e-06</text:span></text:span><text:span text:style-name="Source_20_Text"><text:span text:style-name="T22">,</text:span></text:span></text:p>
      <text:p text:style-name="P47"><text:span text:style-name="Source_20_Text"><text:span text:style-name="T24"><text:s text:c="8"/></text:span></text:span><text:span text:style-name="Source_20_Text"><text:span text:style-name="T36">"self-harm/intent"</text:span></text:span><text:span text:style-name="Source_20_Text"><text:span text:style-name="T22">: </text:span></text:span><text:span text:style-name="Source_20_Text"><text:span text:style-name="T41">8.098441e-10</text:span></text:span><text:span text:style-name="Source_20_Text"><text:span text:style-name="T22">,</text:span></text:span></text:p>
      <text:p text:style-name="P47"><text:span text:style-name="Source_20_Text"><text:span text:style-name="T24"><text:s text:c="8"/></text:span></text:span><text:span text:style-name="Source_20_Text"><text:span text:style-name="T36">"self-harm/instructions"</text:span></text:span><text:span text:style-name="Source_20_Text"><text:span text:style-name="T22">: </text:span></text:span><text:span text:style-name="Source_20_Text"><text:span text:style-name="T41">2.8498655e-11</text:span></text:span><text:span text:style-name="Source_20_Text"><text:span text:style-name="T22">,</text:span></text:span></text:p>
      <text:p text:style-name="P47"><text:span text:style-name="Source_20_Text"><text:span text:style-name="T24"><text:s text:c="8"/></text:span></text:span><text:span text:style-name="Source_20_Text"><text:span text:style-name="T36">"harassment/threatening"</text:span></text:span><text:span text:style-name="Source_20_Text"><text:span text:style-name="T22">: </text:span></text:span><text:span text:style-name="Source_20_Text"><text:span text:style-name="T41">0.63055265</text:span></text:span><text:span text:style-name="Source_20_Text"><text:span text:style-name="T22">,</text:span></text:span></text:p>
      <text:p text:style-name="P47"><text:span text:style-name="Source_20_Text"><text:span text:style-name="T24"><text:s text:c="8"/></text:span></text:span><text:span text:style-name="Source_20_Text"><text:span text:style-name="T36">"violence"</text:span></text:span><text:span text:style-name="Source_20_Text"><text:span text:style-name="T22">: </text:span></text:span><text:span text:style-name="Source_20_Text"><text:span text:style-name="T41">0.99011886</text:span></text:span><text:span text:style-name="Source_20_Text"><text:span text:style-name="T22">,</text:span></text:span></text:p>
      <text:p text:style-name="P47"><text:span text:style-name="Source_20_Text"><text:span text:style-name="T24"><text:s text:c="6"/></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h text:style-name="P2" text:outline-level="1"><text:soft-page-break/><text:a xlink:type="simple" xlink:href="https://platform.openai.com/docs/assistants/overview/agents" text:style-name="Internet_20_link" text:visited-style-name="Visited_20_Internet_20_Link"><text:span text:style-name="T6">Assistants API </text:span></text:a></text:h>
      <text:h text:style-name="P4" text:outline-level="1"><text:a xlink:type="simple" xlink:href="https://platform.openai.com/docs/assistants/overview/agents" text:style-name="Internet_20_link" text:visited-style-name="Visited_20_Internet_20_Link"><text:span text:style-name="T10">Beta</text:span></text:a></text:h>
      <text:p text:style-name="P56"><text:span text:style-name="T11">The Assistants API allows you to build AI assistants within your own applications. An Assistant has instructions and can leverage models, tools, and knowledge to respond to user queries. The Assistants API currently supports three types of </text:span><text:a xlink:type="simple" xlink:href="https://platform.openai.com/docs/assistants/tools" text:style-name="Internet_20_link" text:visited-style-name="Visited_20_Internet_20_Link"><text:span text:style-name="T29">tools</text:span></text:a><text:span text:style-name="T11">: Code Interpreter, Retrieval, and Function calling. In the future, we plan to release more OpenAI-built tools, and allow you to provide your own tools on our platform.</text:span></text:p>
      <text:p text:style-name="P56"><text:span text:style-name="T11">You can explore the capabilities of the Assistants API using the </text:span><text:a xlink:type="simple" xlink:href="https://platform.openai.com/playground?mode=assistant" text:style-name="Internet_20_link" text:visited-style-name="Visited_20_Internet_20_Link"><text:span text:style-name="T29">Assistants playground</text:span></text:a><text:span text:style-name="T11"> or by building a step-by-step integration outlined in this guide. At a high level, a typical integration of the Assistants API has the following flow:</text:span></text:p>
      <text:list xml:id="list2359996467" text:style-name="L43">
        <text:list-item>
          <text:p text:style-name="P123"><text:span text:style-name="T11">Create an </text:span><text:a xlink:type="simple" xlink:href="https://platform.openai.com/docs/api-reference/assistants/createAssistant" text:style-name="Internet_20_link" text:visited-style-name="Visited_20_Internet_20_Link"><text:span text:style-name="T29">Assistant</text:span></text:a><text:span text:style-name="T11"> in the API by defining its custom instructions and picking a model. If helpful, enable tools like Code Interpreter, Retrieval, and Function calling.</text:span></text:p>
        </text:list-item>
        <text:list-item>
          <text:p text:style-name="P124"><text:span text:style-name="T11">Create a </text:span><text:a xlink:type="simple" xlink:href="https://platform.openai.com/docs/api-reference/threads" text:style-name="Internet_20_link" text:visited-style-name="Visited_20_Internet_20_Link"><text:span text:style-name="T29">Thread</text:span></text:a><text:span text:style-name="T11"> when a user starts a conversation.</text:span></text:p>
        </text:list-item>
        <text:list-item>
          <text:p text:style-name="P124"><text:span text:style-name="T11">Add </text:span><text:a xlink:type="simple" xlink:href="https://platform.openai.com/docs/api-reference/messages" text:style-name="Internet_20_link" text:visited-style-name="Visited_20_Internet_20_Link"><text:span text:style-name="T29">Messages</text:span></text:a><text:span text:style-name="T11"> to the Thread as the user ask questions.</text:span></text:p>
        </text:list-item>
        <text:list-item>
          <text:p text:style-name="P124"><text:a xlink:type="simple" xlink:href="https://platform.openai.com/docs/api-reference/runs" text:style-name="Internet_20_link" text:visited-style-name="Visited_20_Internet_20_Link"><text:span text:style-name="T29">Run</text:span></text:a><text:span text:style-name="T11"> the Assistant on the Thread to trigger responses. This automatically calls the relevant tools.</text:span></text:p>
        </text:list-item>
      </text:list>
      <text:p text:style-name="P49"><text:span text:style-name="T12">The Assistants API is in </text:span><text:span text:style-name="Strong_20_Emphasis"><text:span text:style-name="T12">beta</text:span></text:span><text:span text:style-name="T12"> and we are actively working on adding more functionality. Share your feedback in our </text:span><text:a xlink:type="simple" xlink:href="https://community.openai.com/" office:target-frame-name="_blank" xlink:show="new" text:style-name="Internet_20_link" text:visited-style-name="Visited_20_Internet_20_Link"><text:span text:style-name="T16">Developer Forum</text:span></text:a><text:span text:style-name="T12">!</text:span></text:p>
      <text:p text:style-name="P26">Calls to the Assistants API require that you pass a beta HTTP header. This is handled automatically if you’re using OpenAI’s official Python or Node.js SDKs.</text:p>
      <text:p text:style-name="P48"><text:span text:style-name="Source_20_Text"><text:span text:style-name="T23">OpenAI-Beta: assistants=v1</text:span></text:span></text:p>
      <text:p text:style-name="P56"><text:span text:style-name="T11">This starter guide walks through the key steps to create and run an Assistant that uses </text:span><text:a xlink:type="simple" xlink:href="https://platform.openai.com/docs/assistants/tools/code-interpreter" text:style-name="Internet_20_link" text:visited-style-name="Visited_20_Internet_20_Link"><text:span text:style-name="T29">Code Interpreter</text:span></text:a><text:span text:style-name="T11">.</text:span></text:p>
      <text:h text:style-name="P11" text:outline-level="2"><text:a xlink:type="simple" xlink:href="https://platform.openai.com/docs/assistants/overview/assistants-playground" text:style-name="Internet_20_link" text:visited-style-name="Visited_20_Internet_20_Link"><text:span text:style-name="T7">Assistants playground</text:span></text:a></text:h>
      <text:p text:style-name="P56"><text:span text:style-name="T11">In addition to the </text:span><text:a xlink:type="simple" xlink:href="https://platform.openai.com/docs/api-reference/assistants" text:style-name="Internet_20_link" text:visited-style-name="Visited_20_Internet_20_Link"><text:span text:style-name="T29">Assistants API</text:span></text:a><text:span text:style-name="T11">, we also provide an </text:span><text:a xlink:type="simple" xlink:href="https://platform.openai.com/playground?mode=assistant" text:style-name="Internet_20_link" text:visited-style-name="Visited_20_Internet_20_Link"><text:span text:style-name="T29">Assistants playground</text:span></text:a><text:span text:style-name="T11"> (sign in required). The playground is a great way to explore the capabilities of the Assistants API and learn how to build your own Assistant without writing any code.</text:span></text:p>
      <text:h text:style-name="P13" text:outline-level="3"><text:soft-page-break/><text:a xlink:type="simple" xlink:href="https://platform.openai.com/docs/assistants/overview/step-1-create-an-assistant" text:style-name="Internet_20_link" text:visited-style-name="Visited_20_Internet_20_Link"><text:span text:style-name="T8">Step 1: Create an Assistant</text:span></text:a></text:h>
      <text:p text:style-name="P19">An Assistant represents an entity that can be configured to respond to users’ Messages using several parameters like:</text:p>
      <text:list xml:id="list3904197502" text:style-name="L44">
        <text:list-item>
          <text:p text:style-name="P199">Instructions: how the Assistant and model should behave or respond</text:p>
        </text:list-item>
        <text:list-item>
          <text:p text:style-name="P125"><text:span text:style-name="T11">Model: you can specify any GPT-3.5 or GPT-4 models. The Retrieval tool requires </text:span><text:span text:style-name="Source_20_Text"><text:span text:style-name="T21">gpt-3.5-turbo-1106</text:span></text:span><text:span text:style-name="T11"> and </text:span><text:span text:style-name="Source_20_Text"><text:span text:style-name="T21">gpt-4-1106-preview</text:span></text:span><text:span text:style-name="T11"> models.</text:span></text:p>
          <text:list>
            <text:list-item>
              <text:p text:style-name="P200">Note: Support for fine-tuned models in the Assistants API is coming soon</text:p>
            </text:list-item>
          </text:list>
        </text:list-item>
        <text:list-item>
          <text:p text:style-name="P201">Tools: the API supports Code Interpreter and Retrieval that are built and hosted by OpenAI.</text:p>
        </text:list-item>
        <text:list-item>
          <text:p text:style-name="P126"><text:span text:style-name="T11">Functions: the API allows you to define custom function signatures, with similar behavior as our </text:span><text:a xlink:type="simple" xlink:href="https://platform.openai.com/docs/guides/function-calling" office:target-frame-name="_blank" xlink:show="new" text:style-name="Internet_20_link" text:visited-style-name="Visited_20_Internet_20_Link"><text:span text:style-name="T29">function calling</text:span></text:a><text:span text:style-name="T11"> feature.</text:span></text:p>
        </text:list-item>
      </text:list>
      <text:p text:style-name="P56"><text:span text:style-name="T11">In this example, we're </text:span><text:a xlink:type="simple" xlink:href="https://platform.openai.com/docs/api-reference/assistants/createAssistant" text:style-name="Internet_20_link" text:visited-style-name="Visited_20_Internet_20_Link"><text:span text:style-name="T29">creating an Assistant</text:span></text:a><text:span text:style-name="T11"> that is a personal math tutor, with the Code Interpreter tool enabled.</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oft-page-break/><text:span text:style-name="Source_20_Text"><text:span text:style-name="T23">5</text:span></text:span></text:p>
      <text:p text:style-name="P47"><text:span text:style-name="Source_20_Text"><text:span text:style-name="T23">6</text:span></text:span></text:p>
      <text:p text:style-name="P47"><text:span text:style-name="Source_20_Text"><text:span text:style-name="T22">assistant = client.beta.assistants.create(</text:span></text:span></text:p>
      <text:p text:style-name="P47"><text:span text:style-name="Source_20_Text"><text:span text:style-name="T24"><text:s text:c="4"/></text:span></text:span><text:span text:style-name="Source_20_Text"><text:span text:style-name="T22">name=</text:span></text:span><text:span text:style-name="Source_20_Text"><text:span text:style-name="T36">"Math Tutor"</text:span></text:span><text:span text:style-name="Source_20_Text"><text:span text:style-name="T22">,</text:span></text:span></text:p>
      <text:p text:style-name="P47"><text:span text:style-name="Source_20_Text"><text:span text:style-name="T24"><text:s text:c="4"/></text:span></text:span><text:span text:style-name="Source_20_Text"><text:span text:style-name="T22">instructions=</text:span></text:span><text:span text:style-name="Source_20_Text"><text:span text:style-name="T36">"You are a personal math tutor. Write and run code to answer math questions."</text:span></text:span><text:span text:style-name="Source_20_Text"><text:span text:style-name="T22">,</text:span></text:span></text:p>
      <text:p text:style-name="P47"><text:span text:style-name="Source_20_Text"><text:span text:style-name="T24"><text:s text:c="4"/></text:span></text:span><text:span text:style-name="Source_20_Text"><text:span text:style-name="T22">tools=[{</text:span></text:span><text:span text:style-name="Source_20_Text"><text:span text:style-name="T36">"type"</text:span></text:span><text:span text:style-name="Source_20_Text"><text:span text:style-name="T22">: </text:span></text:span><text:span text:style-name="Source_20_Text"><text:span text:style-name="T36">"code_interpreter"</text:span></text:span><text:span text:style-name="Source_20_Text"><text:span text:style-name="T22">}],</text:span></text:span></text:p>
      <text:p text:style-name="P47"><text:span text:style-name="Source_20_Text"><text:span text:style-name="T24"><text:s text:c="4"/></text:span></text:span><text:span text:style-name="Source_20_Text"><text:span text:style-name="T22">model=</text:span></text:span><text:span text:style-name="Source_20_Text"><text:span text:style-name="T36">"gpt-4-1106-preview"</text:span></text:span></text:p>
      <text:p text:style-name="P47"><text:span text:style-name="Source_20_Text"><text:span text:style-name="T22">)</text:span></text:span></text:p>
      <text:h text:style-name="P13" text:outline-level="3"><text:a xlink:type="simple" xlink:href="https://platform.openai.com/docs/assistants/overview/step-2-create-a-thread" text:style-name="Internet_20_link" text:visited-style-name="Visited_20_Internet_20_Link"><text:span text:style-name="T8">Step 2: Create a Thread</text:span></text:a></text:h>
      <text:p text:style-name="P56"><text:span text:style-name="T11">A Thread represents a conversation. We recommend </text:span><text:a xlink:type="simple" xlink:href="https://platform.openai.com/docs/api-reference/threads/createThread" text:style-name="Internet_20_link" text:visited-style-name="Visited_20_Internet_20_Link"><text:span text:style-name="T29">creating one Thread</text:span></text:a><text:span text:style-name="T11"> per user as soon as the user initiates the conversation. Pass any user-specific context and files in this thread by </text:span><text:a xlink:type="simple" xlink:href="https://platform.openai.com/docs/api-reference/messages/createMessage" text:style-name="Internet_20_link" text:visited-style-name="Visited_20_Internet_20_Link"><text:span text:style-name="T29">creating Messages</text:span></text:a><text:span text:style-name="T11">.</text:span></text:p>
      <text:p text:style-name="P33">python</text:p>
      <text:p text:style-name="P24">Select librarypythonnode.jscurl</text:p>
      <text:p text:style-name="P25">Copy‍</text:p>
      <text:p text:style-name="P47"><text:soft-page-break/><text:span text:style-name="Source_20_Text"><text:span text:style-name="T22">thread = client.beta.threads.create()</text:span></text:span></text:p>
      <text:p text:style-name="P19">Threads don’t have a size limit. You can add as many Messages as you want to a Thread. The Assistant will ensure that requests to the model fit within the maximum context window, using relevant optimization techniques such as truncation which we have tested extensively with ChatGPT. When you use the Assistants API, you delegate control over how many input tokens are passed to the model for any given Run, this means you have less control over the cost of running your Assistant in some cases but do not have to deal with the complexity of managing the context window yourself.</text:p>
      <text:p text:style-name="P56"><text:span text:style-name="T11">Organizations that have enabled the </text:span><text:a xlink:type="simple" xlink:href="https://platform.openai.com/threads" text:style-name="Internet_20_link" text:visited-style-name="Visited_20_Internet_20_Link"><text:span text:style-name="T29">Threads page</text:span></text:a><text:span text:style-name="T11"> can view Threads created through the Assistants API and Assistants playground. Threads page permissions can be managed in </text:span><text:a xlink:type="simple" xlink:href="https://platform.openai.com/account/organization" text:style-name="Internet_20_link" text:visited-style-name="Visited_20_Internet_20_Link"><text:span text:style-name="T29">Organization settings</text:span></text:a><text:span text:style-name="T11">.</text:span></text:p>
      <text:h text:style-name="P13" text:outline-level="3"><text:a xlink:type="simple" xlink:href="https://platform.openai.com/docs/assistants/overview/step-3-add-a-message-to-a-thread" text:style-name="Internet_20_link" text:visited-style-name="Visited_20_Internet_20_Link"><text:span text:style-name="T8">Step 3: Add a Message to a Thread</text:span></text:a></text:h>
      <text:p text:style-name="P56"><text:span text:style-name="T11">A Message contains text, and optionally any </text:span><text:a xlink:type="simple" xlink:href="https://platform.openai.com/docs/assistants/tools/supported-files" text:style-name="Internet_20_link" text:visited-style-name="Visited_20_Internet_20_Link"><text:span text:style-name="T29">files</text:span></text:a><text:span text:style-name="T11"> that you allow the user to upload. Messages need to be </text:span><text:a xlink:type="simple" xlink:href="https://platform.openai.com/docs/api-reference/messages/createMessage" text:style-name="Internet_20_link" text:visited-style-name="Visited_20_Internet_20_Link"><text:span text:style-name="T29">added to a specific Thread</text:span></text:a><text:span text:style-name="T11">. </text:span><text:a xlink:type="simple" xlink:href="https://platform.openai.com/docs/guides/vision" text:style-name="Internet_20_link" text:visited-style-name="Visited_20_Internet_20_Link"><text:span text:style-name="T29">Adding images via message objects</text:span></text:a><text:span text:style-name="T11"> like in Chat Completions using GPT-4 with Vision is not supported today, but we plan to add support for them in the coming months. You can still upload images and have them </text:span><text:a xlink:type="simple" xlink:href="https://platform.openai.com/docs/assistants/tools/knowledge-retrieval" text:style-name="Internet_20_link" text:visited-style-name="Visited_20_Internet_20_Link"><text:span text:style-name="T29">processes via retrieval</text:span></text:a><text:span text:style-name="T11">.</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oft-page-break/><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2">message = client.beta.threads.messages.create(</text:span></text:span></text:p>
      <text:p text:style-name="P47"><text:span text:style-name="Source_20_Text"><text:span text:style-name="T24"><text:s text:c="4"/></text:span></text:span><text:span text:style-name="Source_20_Text"><text:span text:style-name="T22">thread_id=thread.</text:span></text:span><text:span text:style-name="Source_20_Text"><text:span text:style-name="T39">id</text:span></text:span><text:span text:style-name="Source_20_Text"><text:span text:style-name="T22">,</text:span></text:span></text:p>
      <text:p text:style-name="P47"><text:span text:style-name="Source_20_Text"><text:span text:style-name="T24"><text:s text:c="4"/></text:span></text:span><text:span text:style-name="Source_20_Text"><text:span text:style-name="T22">role=</text:span></text:span><text:span text:style-name="Source_20_Text"><text:span text:style-name="T36">"user"</text:span></text:span><text:span text:style-name="Source_20_Text"><text:span text:style-name="T22">,</text:span></text:span></text:p>
      <text:p text:style-name="P47"><text:span text:style-name="Source_20_Text"><text:span text:style-name="T24"><text:s text:c="4"/></text:span></text:span><text:span text:style-name="Source_20_Text"><text:span text:style-name="T22">content=</text:span></text:span><text:span text:style-name="Source_20_Text"><text:span text:style-name="T36">"I need to solve the equation `3x + 11 = 14`. Can you help me?"</text:span></text:span></text:p>
      <text:p text:style-name="P47"><text:span text:style-name="Source_20_Text"><text:span text:style-name="T22">)</text:span></text:span></text:p>
      <text:p text:style-name="P56"><text:span text:style-name="T11">Now if you </text:span><text:a xlink:type="simple" xlink:href="https://platform.openai.com/docs/api-reference/messages/listMessages" text:style-name="Internet_20_link" text:visited-style-name="Visited_20_Internet_20_Link"><text:span text:style-name="T29">list the Messages in a Thread</text:span></text:a><text:span text:style-name="T11">, you will see that this message has been appended.</text:span></text:p>
      <text:p text:style-name="P43"><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oft-page-break/><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pan text:style-name="Source_20_Text"><text:span text:style-name="T23">16</text:span></text:span></text:p>
      <text:p text:style-name="P47"><text:span text:style-name="Source_20_Text"><text:span text:style-name="T23">17</text:span></text:span></text:p>
      <text:p text:style-name="P47"><text:span text:style-name="Source_20_Text"><text:span text:style-name="T22">{</text:span></text:span></text:p>
      <text:p text:style-name="P47"><text:span text:style-name="Source_20_Text"><text:span text:style-name="T24"><text:s text:c="2"/></text:span></text:span><text:span text:style-name="Source_20_Text"><text:span text:style-name="T36">"object"</text:span></text:span><text:span text:style-name="Source_20_Text"><text:span text:style-name="T22">: </text:span></text:span><text:span text:style-name="Source_20_Text"><text:span text:style-name="T36">"list"</text:span></text:span><text:span text:style-name="Source_20_Text"><text:span text:style-name="T22">,</text:span></text:span></text:p>
      <text:p text:style-name="P47"><text:soft-page-break/><text:span text:style-name="Source_20_Text"><text:span text:style-name="T24"><text:s text:c="2"/></text:span></text:span><text:span text:style-name="Source_20_Text"><text:span text:style-name="T36">"data"</text:span></text:span><text:span text:style-name="Source_20_Text"><text:span text:style-name="T22">: [</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36">"created_at"</text:span></text:span><text:span text:style-name="Source_20_Text"><text:span text:style-name="T22">: </text:span></text:span><text:span text:style-name="Source_20_Text"><text:span text:style-name="T41">1696995451</text:span></text:span><text:span text:style-name="Source_20_Text"><text:span text:style-name="T22">,</text:span></text:span></text:p>
      <text:p text:style-name="P47"><text:span text:style-name="Source_20_Text"><text:span text:style-name="T24"><text:s text:c="6"/></text:span></text:span><text:span text:style-name="Source_20_Text"><text:span text:style-name="T36">"id"</text:span></text:span><text:span text:style-name="Source_20_Text"><text:span text:style-name="T22">: </text:span></text:span><text:span text:style-name="Source_20_Text"><text:span text:style-name="T36">"msg_abc123"</text:span></text:span><text:span text:style-name="Source_20_Text"><text:span text:style-name="T22">,</text:span></text:span></text:p>
      <text:p text:style-name="P47"><text:span text:style-name="Source_20_Text"><text:span text:style-name="T24"><text:s text:c="6"/></text:span></text:span><text:span text:style-name="Source_20_Text"><text:span text:style-name="T36">"object"</text:span></text:span><text:span text:style-name="Source_20_Text"><text:span text:style-name="T22">: </text:span></text:span><text:span text:style-name="Source_20_Text"><text:span text:style-name="T36">"thread.message"</text:span></text:span><text:span text:style-name="Source_20_Text"><text:span text:style-name="T22">,</text:span></text:span></text:p>
      <text:p text:style-name="P47"><text:span text:style-name="Source_20_Text"><text:span text:style-name="T24"><text:s text:c="6"/></text:span></text:span><text:span text:style-name="Source_20_Text"><text:span text:style-name="T36">"thread_id"</text:span></text:span><text:span text:style-name="Source_20_Text"><text:span text:style-name="T22">: </text:span></text:span><text:span text:style-name="Source_20_Text"><text:span text:style-name="T36">"thread_abc123"</text:span></text:span><text:span text:style-name="Source_20_Text"><text:span text:style-name="T22">,</text:span></text:span></text:p>
      <text:p text:style-name="P47"><text:span text:style-name="Source_20_Text"><text:span text:style-name="T24"><text:s text:c="6"/></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text:span></text:span></text:p>
      <text:p text:style-name="P47"><text:span text:style-name="Source_20_Text"><text:span text:style-name="T24"><text:s text:c="6"/></text:span></text:span><text:span text:style-name="Source_20_Text"><text:span text:style-name="T36">"content"</text:span></text:span><text:span text:style-name="Source_20_Text"><text:span text:style-name="T22">: [{</text:span></text:span></text:p>
      <text:p text:style-name="P47"><text:span text:style-name="Source_20_Text"><text:span text:style-name="T24"><text:s text:c="8"/></text:span></text:span><text:span text:style-name="Source_20_Text"><text:span text:style-name="T36">"type"</text:span></text:span><text:span text:style-name="Source_20_Text"><text:span text:style-name="T22">: </text:span></text:span><text:span text:style-name="Source_20_Text"><text:span text:style-name="T36">"text"</text:span></text:span><text:span text:style-name="Source_20_Text"><text:span text:style-name="T22">,</text:span></text:span></text:p>
      <text:p text:style-name="P47"><text:span text:style-name="Source_20_Text"><text:span text:style-name="T24"><text:s text:c="8"/></text:span></text:span><text:span text:style-name="Source_20_Text"><text:span text:style-name="T36">"text"</text:span></text:span><text:span text:style-name="Source_20_Text"><text:span text:style-name="T22">: {</text:span></text:span></text:p>
      <text:p text:style-name="P47"><text:span text:style-name="Source_20_Text"><text:span text:style-name="T24"><text:s text:c="10"/></text:span></text:span><text:span text:style-name="Source_20_Text"><text:span text:style-name="T36">"value"</text:span></text:span><text:span text:style-name="Source_20_Text"><text:span text:style-name="T22">: </text:span></text:span><text:span text:style-name="Source_20_Text"><text:span text:style-name="T36">"I need to solve the equation `3x + 11 = 14`. Can you help me?"</text:span></text:span><text:span text:style-name="Source_20_Text"><text:span text:style-name="T22">,</text:span></text:span></text:p>
      <text:p text:style-name="P47"><text:span text:style-name="Source_20_Text"><text:span text:style-name="T24"><text:s text:c="10"/></text:span></text:span><text:span text:style-name="Source_20_Text"><text:span text:style-name="T36">"annotations"</text:span></text:span><text:span text:style-name="Source_20_Text"><text:span text:style-name="T22">: []</text:span></text:span></text:p>
      <text:p text:style-name="P47"><text:span text:style-name="Source_20_Text"><text:span text:style-name="T24"><text:s text:c="8"/></text:span></text:span><text:span text:style-name="Source_20_Text"><text:span text:style-name="T22">}</text:span></text:span></text:p>
      <text:p text:style-name="P47"><text:soft-page-break/><text:span text:style-name="Source_20_Text"><text:span text:style-name="T24"><text:s text:c="10"/></text:span></text:span><text:span text:style-name="Source_20_Text"><text:span text:style-name="T22">}],</text:span></text:span></text:p>
      <text:p text:style-name="P47"><text:span text:style-name="Source_20_Text"><text:span text:style-name="T24"><text:s text:c="8"/></text:span></text:span><text:span text:style-name="Source_20_Text"><text:span text:style-name="T22">...</text:span></text:span></text:p>
      <text:h text:style-name="P13" text:outline-level="3"><text:a xlink:type="simple" xlink:href="https://platform.openai.com/docs/assistants/overview/step-4-run-the-assistant" text:style-name="Internet_20_link" text:visited-style-name="Visited_20_Internet_20_Link"><text:span text:style-name="T8">Step 4: Run the Assistant</text:span></text:a></text:h>
      <text:p text:style-name="P58"><text:span text:style-name="T11">For the Assistant to respond to the user message, you need to </text:span><text:a xlink:type="simple" xlink:href="https://platform.openai.com/docs/api-reference/runs/createRun" text:style-name="Internet_20_link" text:visited-style-name="Visited_20_Internet_20_Link"><text:span text:style-name="T29">create a Run</text:span></text:a><text:span text:style-name="T11">. This makes the Assistant read the Thread and decide whether to call tools (if they are enabled) or simply use the model to best answer the query. As the run progresses, the assistant appends Messages to the thread with the </text:span><text:span text:style-name="Source_20_Text"><text:span text:style-name="T21">role="assistant"</text:span></text:span><text:span text:style-name="T11">. The Assistant will also automatically decide what previous Messages to include in the context window for the model. This has both an impact on pricing as well as model performance. The current approach has been optimized based on what we learned building ChatGPT and will likely evolve over time.</text:span></text:p>
      <text:p text:style-name="P56"><text:span text:style-name="T11">You can </text:span><text:a xlink:type="simple" xlink:href="https://platform.openai.com/docs/api-reference/runs/createRun#runs-createrun-instructions" text:style-name="Internet_20_link" text:visited-style-name="Visited_20_Internet_20_Link"><text:span text:style-name="T29">optionally pass new instructions</text:span></text:a><text:span text:style-name="T11"> to the Assistant while creating the Run but note that these instructions override the default instructions of the Assistant.</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3">4</text:span></text:span></text:p>
      <text:p text:style-name="P47"><text:span text:style-name="Source_20_Text"><text:span text:style-name="T23">5</text:span></text:span></text:p>
      <text:p text:style-name="P47"><text:span text:style-name="Source_20_Text"><text:span text:style-name="T22">run = client.beta.threads.runs.create(</text:span></text:span></text:p>
      <text:p text:style-name="P47"><text:span text:style-name="Source_20_Text"><text:span text:style-name="T24"><text:s text:c="2"/></text:span></text:span><text:span text:style-name="Source_20_Text"><text:span text:style-name="T22">thread_id=thread.</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assistant_id=assistant.</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instructions=</text:span></text:span><text:span text:style-name="Source_20_Text"><text:span text:style-name="T36">"Please address the user as Jane Doe. The user has a premium account."</text:span></text:span></text:p>
      <text:p text:style-name="P47"><text:span text:style-name="Source_20_Text"><text:span text:style-name="T22">)</text:span></text:span></text:p>
      <text:h text:style-name="P13" text:outline-level="3"><text:a xlink:type="simple" xlink:href="https://platform.openai.com/docs/assistants/overview/step-5-check-the-run-status" text:style-name="Internet_20_link" text:visited-style-name="Visited_20_Internet_20_Link"><text:span text:style-name="T8">Step 5: Check the Run status</text:span></text:a></text:h>
      <text:p text:style-name="P58"><text:span text:style-name="T11">By default, a Run goes into the </text:span><text:a xlink:type="simple" xlink:href="https://platform.openai.com/docs/api-reference/runs/object#runs/object-status" text:style-name="Internet_20_link" text:visited-style-name="Visited_20_Internet_20_Link"><text:span text:style-name="Source_20_Text"><text:span text:style-name="T33">queued</text:span></text:span></text:a><text:a xlink:type="simple" xlink:href="https://platform.openai.com/docs/api-reference/runs/object#runs/object-status" text:style-name="Internet_20_link" text:visited-style-name="Visited_20_Internet_20_Link"><text:span text:style-name="T29"> state</text:span></text:a><text:span text:style-name="T11">. You can periodically </text:span><text:a xlink:type="simple" xlink:href="https://platform.openai.com/docs/api-reference/runs/getRun" text:style-name="Internet_20_link" text:visited-style-name="Visited_20_Internet_20_Link"><text:span text:style-name="T29">retrieve the Run</text:span></text:a><text:span text:style-name="T11"> to check on its </text:span><text:a xlink:type="simple" xlink:href="https://platform.openai.com/docs/assistants/how-it-works/run-lifecycle" text:style-name="Internet_20_link" text:visited-style-name="Visited_20_Internet_20_Link"><text:span text:style-name="T29">status</text:span></text:a><text:span text:style-name="T11"> to see if it has moved to </text:span><text:span text:style-name="Source_20_Text"><text:span text:style-name="T21">completed</text:span></text:span><text:span text:style-name="T11">.</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oft-page-break/><text:span text:style-name="Source_20_Text"><text:span text:style-name="T23">3</text:span></text:span></text:p>
      <text:p text:style-name="P47"><text:span text:style-name="Source_20_Text"><text:span text:style-name="T23">4</text:span></text:span></text:p>
      <text:p text:style-name="P47"><text:span text:style-name="Source_20_Text"><text:span text:style-name="T22">run = client.beta.threads.runs.retrieve(</text:span></text:span></text:p>
      <text:p text:style-name="P47"><text:span text:style-name="Source_20_Text"><text:span text:style-name="T24"><text:s text:c="2"/></text:span></text:span><text:span text:style-name="Source_20_Text"><text:span text:style-name="T22">thread_id=thread.</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run_id=run.</text:span></text:span><text:span text:style-name="Source_20_Text"><text:span text:style-name="T39">id</text:span></text:span></text:p>
      <text:p text:style-name="P47"><text:span text:style-name="Source_20_Text"><text:span text:style-name="T22">)</text:span></text:span></text:p>
      <text:h text:style-name="P13" text:outline-level="3"><text:a xlink:type="simple" xlink:href="https://platform.openai.com/docs/assistants/overview/step-6-display-the-assistant-s-response" text:style-name="Internet_20_link" text:visited-style-name="Visited_20_Internet_20_Link"><text:span text:style-name="T8">Step 6: Display the Assistant's Response</text:span></text:a></text:h>
      <text:p text:style-name="P56"><text:span text:style-name="T11">Once the Run completes, you can </text:span><text:a xlink:type="simple" xlink:href="https://platform.openai.com/docs/api-reference/messages/listMessages" text:style-name="Internet_20_link" text:visited-style-name="Visited_20_Internet_20_Link"><text:span text:style-name="T29">list the Messages</text:span></text:a><text:span text:style-name="T11"> added to the Thread by the Assistant.</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oft-page-break/><text:span text:style-name="Source_20_Text"><text:span text:style-name="T22">messages = client.beta.threads.messages.</text:span></text:span><text:span text:style-name="Source_20_Text"><text:span text:style-name="T39">list</text:span></text:span><text:span text:style-name="Source_20_Text"><text:span text:style-name="T22">(</text:span></text:span></text:p>
      <text:p text:style-name="P47"><text:span text:style-name="Source_20_Text"><text:span text:style-name="T24"><text:s text:c="2"/></text:span></text:span><text:span text:style-name="Source_20_Text"><text:span text:style-name="T22">thread_id=thread.</text:span></text:span><text:span text:style-name="Source_20_Text"><text:span text:style-name="T39">id</text:span></text:span></text:p>
      <text:p text:style-name="P47"><text:span text:style-name="Source_20_Text"><text:span text:style-name="T22">)</text:span></text:span></text:p>
      <text:p text:style-name="P19">And finally, display them to the user! During this Run, the Assistant added two new Messages to the Thread. Here is an example of what that might look like:</text:p>
      <table:table table:name="Table19" table:style-name="Table19">
        <table:table-column table:style-name="Table19.A"/>
        <table:table-column table:style-name="Table19.B"/>
        <table:table-header-rows>
          <table:table-row>
            <table:table-cell table:style-name="Table19.A1" office:value-type="string">
              <text:p text:style-name="P71">ROLE</text:p>
            </table:table-cell>
            <table:table-cell table:style-name="Table19.A1" office:value-type="string">
              <text:p text:style-name="P71">CONTENT</text:p>
            </table:table-cell>
          </table:table-row>
        </table:table-header-rows>
        <table:table-row>
          <table:table-cell table:style-name="Table19.A2" office:value-type="string">
            <text:p text:style-name="Table_20_Contents"><text:span text:style-name="Source_20_Text">user</text:span></text:p>
          </table:table-cell>
          <table:table-cell table:style-name="Table19.A2" office:value-type="string">
            <text:p text:style-name="Table_20_Contents">I need to solve the equation <text:span text:style-name="Source_20_Text">3x + 11 = 14</text:span>. Can you help me?</text:p>
          </table:table-cell>
        </table:table-row>
        <table:table-row>
          <table:table-cell table:style-name="Table19.A2" office:value-type="string">
            <text:p text:style-name="Table_20_Contents"><text:span text:style-name="Source_20_Text">assistant</text:span></text:p>
          </table:table-cell>
          <table:table-cell table:style-name="Table19.A2" office:value-type="string">
            <text:p text:style-name="P67">Certainly, Jane Doe. To solve the equation <text:span text:style-name="Source_20_Text">(3x + 11 = 14)</text:span> for <text:span text:style-name="Source_20_Text">(x)</text:span>, you'll want to isolate <text:span text:style-name="Source_20_Text">(x)</text:span> on one side of the equation. Here's how you can do that:</text:p>
            <text:list xml:id="list3910143619" text:style-name="L1">
              <text:list-item>
                <text:p text:style-name="P81">Subtract 11 from both sides of the equation to get <text:span text:style-name="Source_20_Text"><text:span text:style-name="T52">(3x = 3)</text:span></text:span>.</text:p>
              </text:list-item>
              <text:list-item>
                <text:p text:style-name="P82">Then, divide both sides by 3 to solve for <text:span text:style-name="Source_20_Text"><text:span text:style-name="T52">(x)</text:span></text:span>.</text:p>
              </text:list-item>
            </text:list>
            <text:p text:style-name="Table_20_Contents">Let me calculate the value of <text:span text:style-name="Source_20_Text">(x)</text:span> for you.</text:p>
          </table:table-cell>
        </table:table-row>
        <table:table-row>
          <table:table-cell table:style-name="Table19.A2" office:value-type="string">
            <text:p text:style-name="Table_20_Contents"><text:span text:style-name="Source_20_Text">assistant</text:span></text:p>
          </table:table-cell>
          <table:table-cell table:style-name="Table19.A2" office:value-type="string">
            <text:p text:style-name="Table_20_Contents">The solution to the equation <text:span text:style-name="Source_20_Text">(3x + 11 = 14)</text:span> is <text:span text:style-name="Source_20_Text">(x = 1)</text:span>.</text:p>
          </table:table-cell>
        </table:table-row>
      </table:table>
      <text:p text:style-name="Horizontal_20_Line"/>
      <text:p text:style-name="P56"><text:span text:style-name="T11">You can also retrieve the </text:span><text:a xlink:type="simple" xlink:href="https://platform.openai.com/docs/api-reference/runs/listRunSteps" text:style-name="Internet_20_link" text:visited-style-name="Visited_20_Internet_20_Link"><text:span text:style-name="T29">Run Steps</text:span></text:a><text:span text:style-name="T11"> of this Run if you'd like to explore or display the inner workings of the Assistant and its tools.</text:span></text:p>
      <text:p text:style-name="Horizontal_20_Line"/>
      <text:h text:style-name="P13" text:outline-level="3"><text:a xlink:type="simple" xlink:href="https://platform.openai.com/docs/assistants/overview/next" text:style-name="Internet_20_link" text:visited-style-name="Visited_20_Internet_20_Link"><text:span text:style-name="T8">Next</text:span></text:a></text:h>
      <text:list xml:id="list889505333" text:style-name="L45">
        <text:list-item>
          <text:p text:style-name="P127"><text:span text:style-name="T11">Dive deeper into </text:span><text:a xlink:type="simple" xlink:href="https://platform.openai.com/docs/assistants/how-it-works" text:style-name="Internet_20_link" text:visited-style-name="Visited_20_Internet_20_Link"><text:span text:style-name="T29">How Assistants work</text:span></text:a></text:p>
        </text:list-item>
        <text:list-item>
          <text:p text:style-name="P128"><text:span text:style-name="T11">Learn more about </text:span><text:a xlink:type="simple" xlink:href="https://platform.openai.com/docs/assistants/tools" text:style-name="Internet_20_link" text:visited-style-name="Visited_20_Internet_20_Link"><text:span text:style-name="T29">Tools</text:span></text:a></text:p>
        </text:list-item>
        <text:list-item>
          <text:p text:style-name="P128"><text:span text:style-name="T11">Explore the </text:span><text:a xlink:type="simple" xlink:href="https://platform.openai.com/playground?mode=assistant" text:style-name="Internet_20_link" text:visited-style-name="Visited_20_Internet_20_Link"><text:span text:style-name="T29">Assistants playground</text:span></text:a></text:p>
        </text:list-item>
      </text:list>
      <text:h text:style-name="P2" text:outline-level="1"><text:a xlink:type="simple" xlink:href="https://platform.openai.com/docs/assistants/how-it-works/agents" text:style-name="Internet_20_link" text:visited-style-name="Visited_20_Internet_20_Link"><text:span text:style-name="T6">How Assistants work </text:span></text:a></text:h>
      <text:h text:style-name="P4" text:outline-level="1"><text:a xlink:type="simple" xlink:href="https://platform.openai.com/docs/assistants/how-it-works/agents" text:style-name="Internet_20_link" text:visited-style-name="Visited_20_Internet_20_Link"><text:span text:style-name="T10">Beta</text:span></text:a></text:h>
      <text:p text:style-name="P19">The Assistants API is designed to help developers build powerful AI assistants capable of performing a variety of tasks.</text:p>
      <text:p text:style-name="P50"><text:soft-page-break/><text:span text:style-name="T12">The Assistants API is in </text:span><text:span text:style-name="Strong_20_Emphasis"><text:span text:style-name="T12">beta</text:span></text:span><text:span text:style-name="T12"> and we are actively working on adding more functionality. Share your feedback in our </text:span><text:a xlink:type="simple" xlink:href="https://community.openai.com/" office:target-frame-name="_blank" xlink:show="new" text:style-name="Internet_20_link" text:visited-style-name="Visited_20_Internet_20_Link"><text:span text:style-name="T16">Developer Forum</text:span></text:a><text:span text:style-name="T12">!</text:span></text:p>
      <text:list xml:id="list3888893530" text:style-name="L46">
        <text:list-item>
          <text:p text:style-name="P129"><text:span text:style-name="T11">Assistants can call OpenAI’s </text:span><text:a xlink:type="simple" xlink:href="https://platform.openai.com/docs/models" text:style-name="Internet_20_link" text:visited-style-name="Visited_20_Internet_20_Link"><text:span text:style-name="Strong_20_Emphasis"><text:span text:style-name="T29">models</text:span></text:span></text:a><text:span text:style-name="T11"> with specific instructions to tune their personality and capabilities.</text:span></text:p>
        </text:list-item>
        <text:list-item>
          <text:p text:style-name="P130"><text:span text:style-name="T11">Assistants can access </text:span><text:span text:style-name="Strong_20_Emphasis"><text:span text:style-name="T11">multiple tools in parallel</text:span></text:span><text:span text:style-name="T11">. These can be both OpenAI-hosted tools — like </text:span><text:a xlink:type="simple" xlink:href="https://platform.openai.com/docs/assistants/tools/code-interpreter" text:style-name="Internet_20_link" text:visited-style-name="Visited_20_Internet_20_Link"><text:span text:style-name="T29">Code interpreter</text:span></text:a><text:span text:style-name="T11"> and </text:span><text:a xlink:type="simple" xlink:href="https://platform.openai.com/docs/assistants/tools/knowledge-retrieval" text:style-name="Internet_20_link" text:visited-style-name="Visited_20_Internet_20_Link"><text:span text:style-name="T29">Knowledge retrieval</text:span></text:a><text:span text:style-name="T11"> — or tools you build / host (via </text:span><text:a xlink:type="simple" xlink:href="https://platform.openai.com/docs/assistants/tools/function-calling" text:style-name="Internet_20_link" text:visited-style-name="Visited_20_Internet_20_Link"><text:span text:style-name="T29">Function calling</text:span></text:a><text:span text:style-name="T11">).</text:span></text:p>
        </text:list-item>
        <text:list-item>
          <text:p text:style-name="P130"><text:span text:style-name="T11">Assistants can access </text:span><text:span text:style-name="Strong_20_Emphasis"><text:span text:style-name="T11">persistent Threads</text:span></text:span><text:span text:style-name="T11">. Threads simplify AI application development by storing message history and truncating it when the conversation gets too long for the model’s context length. You create a Thread once, and simply append Messages to it as your users reply.</text:span></text:p>
        </text:list-item>
        <text:list-item>
          <text:p text:style-name="P130"><text:span text:style-name="T11">Assistants can access </text:span><text:a xlink:type="simple" xlink:href="https://platform.openai.com/docs/assistants/tools/supported-files" text:style-name="Internet_20_link" text:visited-style-name="Visited_20_Internet_20_Link"><text:span text:style-name="Strong_20_Emphasis"><text:span text:style-name="T29">Files</text:span></text:span></text:a><text:span text:style-name="Strong_20_Emphasis"><text:span text:style-name="T11"> in several formats</text:span></text:span><text:span text:style-name="T11"> — either as part of their creation or as part of Threads between Assistants and users. When using tools, Assistants can also create files (e.g., images, spreadsheets, etc) and cite files they reference in the Messages they create.</text:span></text:p>
        </text:list-item>
      </text:list>
      <text:h text:style-name="P11" text:outline-level="2"><text:a xlink:type="simple" xlink:href="https://platform.openai.com/docs/assistants/how-it-works/objects" text:style-name="Internet_20_link" text:visited-style-name="Visited_20_Internet_20_Link"><text:span text:style-name="T7">Objects</text:span></text:a></text:h>
      <text:p text:style-name="P38"><draw:frame draw:style-name="fr2" draw:name="Image7" text:anchor-type="as-char" svg:width="0.7874in" svg:height="0.3937in" draw:z-index="21"><draw:image xlink:href="https://cdn.openai.com/API/docs/images/diagram-assistant.webp" xlink:type="simple" xlink:show="embed" xlink:actuate="onLoad"/><svg:title>Assistants object architecture diagram</svg:title></draw:frame></text:p>
      <table:table table:name="Table20" table:style-name="Table20">
        <table:table-column table:style-name="Table20.A"/>
        <table:table-column table:style-name="Table20.B"/>
        <table:table-header-rows>
          <table:table-row>
            <table:table-cell table:style-name="Table20.A1" office:value-type="string">
              <text:p text:style-name="P71">OBJECT</text:p>
            </table:table-cell>
            <table:table-cell table:style-name="Table20.A1" office:value-type="string">
              <text:p text:style-name="P71">WHAT IT REPRESENTS</text:p>
            </table:table-cell>
          </table:table-row>
        </table:table-header-rows>
        <table:table-row>
          <table:table-cell table:style-name="Table20.A2" office:value-type="string">
            <text:p text:style-name="Table_20_Contents">Assistant</text:p>
          </table:table-cell>
          <table:table-cell table:style-name="Table20.A2" office:value-type="string">
            <text:p text:style-name="Table_20_Contents">Purpose-built AI that uses OpenAI’s <text:a xlink:type="simple" xlink:href="https://platform.openai.com/docs/models" text:style-name="Internet_20_link" text:visited-style-name="Visited_20_Internet_20_Link"><text:span text:style-name="T49">models</text:span></text:a> and calls <text:a xlink:type="simple" xlink:href="https://platform.openai.com/docs/assistants/tools" text:style-name="Internet_20_link" text:visited-style-name="Visited_20_Internet_20_Link"><text:span text:style-name="T49">tools</text:span></text:a></text:p>
          </table:table-cell>
        </table:table-row>
        <table:table-row>
          <table:table-cell table:style-name="Table20.A2" office:value-type="string">
            <text:p text:style-name="Table_20_Contents">Thread</text:p>
          </table:table-cell>
          <table:table-cell table:style-name="Table20.A2" office:value-type="string">
            <text:p text:style-name="Table_20_Contents">A conversation session between an Assistant and a user. Threads store Messages and automatically handle truncation to fit content into a model’s context.</text:p>
          </table:table-cell>
        </table:table-row>
        <table:table-row>
          <table:table-cell table:style-name="Table20.A2" office:value-type="string">
            <text:p text:style-name="Table_20_Contents">Message</text:p>
          </table:table-cell>
          <table:table-cell table:style-name="Table20.A2" office:value-type="string">
            <text:p text:style-name="Table_20_Contents">A message created by an Assistant or a user. Messages can include text, images, and other files. Messages stored as a list on the Thread.</text:p>
          </table:table-cell>
        </table:table-row>
        <table:table-row>
          <table:table-cell table:style-name="Table20.A2" office:value-type="string">
            <text:p text:style-name="Table_20_Contents">Run</text:p>
          </table:table-cell>
          <table:table-cell table:style-name="Table20.A2" office:value-type="string">
            <text:p text:style-name="Table_20_Contents">An invocation of an Assistant on a Thread. The Assistant uses it’s configuration and the Thread’s Messages to perform tasks by calling models and tools. As part of a Run, the Assistant appends Messages to the Thread.</text:p>
          </table:table-cell>
        </table:table-row>
        <table:table-row>
          <table:table-cell table:style-name="Table20.A2" office:value-type="string">
            <text:p text:style-name="Table_20_Contents">Run Step</text:p>
          </table:table-cell>
          <table:table-cell table:style-name="Table20.A2" office:value-type="string">
            <text:p text:style-name="Table_20_Contents">A detailed list of steps the Assistant took as part of a Run. An Assistant can call tools or create Messages during it’s run. Examining Run Steps allows you to introspect how the Assistant is getting to it’s final results.</text:p>
          </table:table-cell>
        </table:table-row>
      </table:table>
      <text:h text:style-name="P11" text:outline-level="2"><text:a xlink:type="simple" xlink:href="https://platform.openai.com/docs/assistants/how-it-works/creating-assistants" text:style-name="Internet_20_link" text:visited-style-name="Visited_20_Internet_20_Link"><text:span text:style-name="T7">Creating Assistants</text:span></text:a></text:h>
      <text:p text:style-name="P51"><text:span text:style-name="T12">We recommend using OpenAI’s </text:span><text:a xlink:type="simple" xlink:href="https://platform.openai.com/docs/models/gpt-4-and-gpt-4-turbo" text:style-name="Internet_20_link" text:visited-style-name="Visited_20_Internet_20_Link"><text:span text:style-name="T16">latest models</text:span></text:a><text:span text:style-name="T12"> with the Assistants API for best results and maximum compatibility with tools.</text:span></text:p>
      <text:p text:style-name="P58"><text:soft-page-break/><text:span text:style-name="T11">To get started, creating an Assistant only requires specifying the </text:span><text:span text:style-name="Source_20_Text"><text:span text:style-name="T21">model</text:span></text:span><text:span text:style-name="T11"> to use. But you can further customize the behavior of the Assistant:</text:span></text:p>
      <text:list xml:id="list1831630627" text:style-name="L47">
        <text:list-item>
          <text:p text:style-name="P131"><text:span text:style-name="T11">Use the </text:span><text:span text:style-name="Source_20_Text"><text:span text:style-name="T21">instructions</text:span></text:span><text:span text:style-name="T11"> parameter to guide the personality of the Assistant and define it’s goals. Instructions are similar to system messages in the Chat Completions API.</text:span></text:p>
        </text:list-item>
        <text:list-item>
          <text:p text:style-name="P131"><text:span text:style-name="T11">Use the </text:span><text:span text:style-name="Source_20_Text"><text:span text:style-name="T21">tools</text:span></text:span><text:span text:style-name="T11"> parameter to give the Assistant access to up to 128 tools. You can give it access to OpenAI-hosted tools like </text:span><text:span text:style-name="Source_20_Text"><text:span text:style-name="T21">code_interpreter</text:span></text:span><text:span text:style-name="T11"> and </text:span><text:span text:style-name="Source_20_Text"><text:span text:style-name="T21">retrieval</text:span></text:span><text:span text:style-name="T11">, or call a third-party tools via a </text:span><text:span text:style-name="Source_20_Text"><text:span text:style-name="T21">function</text:span></text:span><text:span text:style-name="T11"> calling.</text:span></text:p>
        </text:list-item>
        <text:list-item>
          <text:p text:style-name="P132"><text:span text:style-name="T11">Use the </text:span><text:span text:style-name="Source_20_Text"><text:span text:style-name="T21">file_ids</text:span></text:span><text:span text:style-name="T11"> parameter to give the tools like </text:span><text:span text:style-name="Source_20_Text"><text:span text:style-name="T21">code_interpreter</text:span></text:span><text:span text:style-name="T11"> and </text:span><text:span text:style-name="Source_20_Text"><text:span text:style-name="T21">retrieval</text:span></text:span><text:span text:style-name="T11"> access to files. Files are uploaded using the </text:span><text:span text:style-name="Source_20_Text"><text:span text:style-name="T21">File</text:span></text:span><text:span text:style-name="T11"> </text:span><text:a xlink:type="simple" xlink:href="https://platform.openai.com/docs/api-reference/files/create" text:style-name="Internet_20_link" text:visited-style-name="Visited_20_Internet_20_Link"><text:span text:style-name="T29">upload endpoint</text:span></text:a><text:span text:style-name="T11"> and must have the </text:span><text:span text:style-name="Source_20_Text"><text:span text:style-name="T21">purpose</text:span></text:span><text:span text:style-name="T11"> set to </text:span><text:span text:style-name="Source_20_Text"><text:span text:style-name="T21">assistants</text:span></text:span><text:span text:style-name="T11"> to be used with this API.</text:span></text:p>
        </text:list-item>
      </text:list>
      <text:p text:style-name="P58"><text:span text:style-name="T11">For example, to create an Assistant that can create data visualization based on a </text:span><text:span text:style-name="Source_20_Text"><text:span text:style-name="T21">.csv</text:span></text:span><text:span text:style-name="T11"> file, first upload a file.</text:span></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oft-page-break/><text:span text:style-name="Source_20_Text"><text:span text:style-name="T22">file = client.files.create(</text:span></text:span></text:p>
      <text:p text:style-name="P47"><text:span text:style-name="Source_20_Text"><text:span text:style-name="T24"><text:s text:c="2"/></text:span></text:span><text:span text:style-name="Source_20_Text"><text:span text:style-name="T22">file=</text:span></text:span><text:span text:style-name="Source_20_Text"><text:span text:style-name="T39">open</text:span></text:span><text:span text:style-name="Source_20_Text"><text:span text:style-name="T22">(</text:span></text:span><text:span text:style-name="Source_20_Text"><text:span text:style-name="T36">"speech.py"</text:span></text:span><text:span text:style-name="Source_20_Text"><text:span text:style-name="T22">, </text:span></text:span><text:span text:style-name="Source_20_Text"><text:span text:style-name="T36">"rb"</text:span></text:span><text:span text:style-name="Source_20_Text"><text:span text:style-name="T22">),</text:span></text:span></text:p>
      <text:p text:style-name="P47"><text:span text:style-name="Source_20_Text"><text:span text:style-name="T24"><text:s text:c="2"/></text:span></text:span><text:span text:style-name="Source_20_Text"><text:span text:style-name="T22">purpose=</text:span></text:span><text:span text:style-name="Source_20_Text"><text:span text:style-name="T36">'assistants'</text:span></text:span></text:p>
      <text:p text:style-name="P47"><text:span text:style-name="Source_20_Text"><text:span text:style-name="T22">)</text:span></text:span></text:p>
      <text:p text:style-name="P19">And then create the Assistant with the uploaded file.</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oft-page-break/><text:span text:style-name="Source_20_Text"><text:span text:style-name="T23">7</text:span></text:span></text:p>
      <text:p text:style-name="P47"><text:span text:style-name="Source_20_Text"><text:span text:style-name="T22">assistant = client.beta.assistants.create(</text:span></text:span></text:p>
      <text:p text:style-name="P47"><text:span text:style-name="Source_20_Text"><text:span text:style-name="T24"><text:s text:c="2"/></text:span></text:span><text:span text:style-name="Source_20_Text"><text:span text:style-name="T22">name=</text:span></text:span><text:span text:style-name="Source_20_Text"><text:span text:style-name="T36">"Data visualizer"</text:span></text:span><text:span text:style-name="Source_20_Text"><text:span text:style-name="T22">,</text:span></text:span></text:p>
      <text:p text:style-name="P47"><text:span text:style-name="Source_20_Text"><text:span text:style-name="T24"><text:s text:c="2"/></text:span></text:span><text:span text:style-name="Source_20_Text"><text:span text:style-name="T22">description=</text:span></text:span><text:span text:style-name="Source_20_Text"><text:span text:style-name="T36">"You are great at creating beautiful data visualizations. You analyze data present in .csv files, understand trends, and come up with data visualizations relevant to those trends. You also share a brief text summary of the trends observed."</text:span></text:span><text:span text:style-name="Source_20_Text"><text:span text:style-name="T22">,</text:span></text:span></text:p>
      <text:p text:style-name="P47"><text:span text:style-name="Source_20_Text"><text:span text:style-name="T24"><text:s text:c="2"/></text:span></text:span><text:span text:style-name="Source_20_Text"><text:span text:style-name="T22">model=</text:span></text:span><text:span text:style-name="Source_20_Text"><text:span text:style-name="T36">"gpt-4-1106-preview"</text:span></text:span><text:span text:style-name="Source_20_Text"><text:span text:style-name="T22">,</text:span></text:span></text:p>
      <text:p text:style-name="P47"><text:span text:style-name="Source_20_Text"><text:span text:style-name="T24"><text:s text:c="2"/></text:span></text:span><text:span text:style-name="Source_20_Text"><text:span text:style-name="T22">tools=[{</text:span></text:span><text:span text:style-name="Source_20_Text"><text:span text:style-name="T36">"type"</text:span></text:span><text:span text:style-name="Source_20_Text"><text:span text:style-name="T22">: </text:span></text:span><text:span text:style-name="Source_20_Text"><text:span text:style-name="T36">"code_interpreter"</text:span></text:span><text:span text:style-name="Source_20_Text"><text:span text:style-name="T22">}],</text:span></text:span></text:p>
      <text:p text:style-name="P47"><text:span text:style-name="Source_20_Text"><text:span text:style-name="T24"><text:s text:c="2"/></text:span></text:span><text:span text:style-name="Source_20_Text"><text:span text:style-name="T22">file_ids=[file.</text:span></text:span><text:span text:style-name="Source_20_Text"><text:span text:style-name="T39">id</text:span></text:span><text:span text:style-name="Source_20_Text"><text:span text:style-name="T22">]</text:span></text:span></text:p>
      <text:p text:style-name="P47"><text:span text:style-name="Source_20_Text"><text:span text:style-name="T22">)</text:span></text:span></text:p>
      <text:p text:style-name="P56"><text:span text:style-name="T11">You can attach a maximum of 20 files per Assistant, and they can be at most 512 MB each. The size of all the files uploaded by your organization should not exceed 100 GB. You can request an increase in this storage limit using our </text:span><text:a xlink:type="simple" xlink:href="https://help.openai.com/en/" office:target-frame-name="_blank" xlink:show="new" text:style-name="Internet_20_link" text:visited-style-name="Visited_20_Internet_20_Link"><text:span text:style-name="T29">help center</text:span></text:a><text:span text:style-name="T11">. In addition to the 512 MB file size limit, each file can only contain 2,000,000 tokens. Assistant or Message creation will fail if any attached files exceed the token limit.</text:span></text:p>
      <text:p text:style-name="P58"><text:span text:style-name="T11">You can also use the </text:span><text:a xlink:type="simple" xlink:href="https://platform.openai.com/docs/api-reference/assistants/file-object" text:style-name="Internet_20_link" text:visited-style-name="Visited_20_Internet_20_Link"><text:span text:style-name="Source_20_Text"><text:span text:style-name="T33">AssistantFile</text:span></text:span></text:a><text:span text:style-name="T11"> object to create, delete, or view associations between Assistant and File objects. Note that deleting an </text:span><text:span text:style-name="Source_20_Text"><text:span text:style-name="T21">AssistantFile</text:span></text:span><text:span text:style-name="T11"> doesn’t delete the original File object, it simply deletes the association between that File and the Assistant. To delete a File, use the File </text:span><text:a xlink:type="simple" xlink:href="https://platform.openai.com/docs/api-reference/files/delete" text:style-name="Internet_20_link" text:visited-style-name="Visited_20_Internet_20_Link"><text:span text:style-name="T29">delete</text:span></text:a><text:span text:style-name="T11"> endpoint instead.</text:span></text:p>
      <text:h text:style-name="P11" text:outline-level="2"><text:soft-page-break/><text:a xlink:type="simple" xlink:href="https://platform.openai.com/docs/assistants/how-it-works/managing-threads-and-messages" text:style-name="Internet_20_link" text:visited-style-name="Visited_20_Internet_20_Link"><text:span text:style-name="T7">Managing Threads and Messages</text:span></text:a></text:h>
      <text:p text:style-name="P19">Threads and Messages represent a conversation session between an Assistant and a user. There is no limit to the number of Messages you can store in a Thread. Once the size of the Messages exceeds the context window of the model, the Thread will attempt to include as many messages as possible that fit in the context window and drop the oldest messages.</text:p>
      <text:p text:style-name="P19">You can create a Thread with an initial list of Messages like this:</text:p>
      <text:p text:style-name="P33">python</text:p>
      <text:p text:style-name="P24">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oft-page-break/><text:span text:style-name="Source_20_Text"><text:span text:style-name="T23">8</text:span></text:span></text:p>
      <text:p text:style-name="P47"><text:span text:style-name="Source_20_Text"><text:span text:style-name="T23">9</text:span></text:span></text:p>
      <text:p text:style-name="P47"><text:span text:style-name="Source_20_Text"><text:span text:style-name="T22">thread = client.beta.threads.create(</text:span></text:span></text:p>
      <text:p text:style-name="P47"><text:span text:style-name="Source_20_Text"><text:span text:style-name="T24"><text:s text:c="2"/></text:span></text:span><text:span text:style-name="Source_20_Text"><text:span text:style-name="T22">messages=[</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6"/></text:span></text:span><text:span text:style-name="Source_20_Text"><text:span text:style-name="T36">"role"</text:span></text:span><text:span text:style-name="Source_20_Text"><text:span text:style-name="T22">: </text:span></text:span><text:span text:style-name="Source_20_Text"><text:span text:style-name="T36">"user"</text:span></text:span><text:span text:style-name="Source_20_Text"><text:span text:style-name="T22">,</text:span></text:span></text:p>
      <text:p text:style-name="P47"><text:span text:style-name="Source_20_Text"><text:span text:style-name="T24"><text:s text:c="6"/></text:span></text:span><text:span text:style-name="Source_20_Text"><text:span text:style-name="T36">"content"</text:span></text:span><text:span text:style-name="Source_20_Text"><text:span text:style-name="T22">: </text:span></text:span><text:span text:style-name="Source_20_Text"><text:span text:style-name="T36">"Create 3 data visualizations based on the trends in this file."</text:span></text:span><text:span text:style-name="Source_20_Text"><text:span text:style-name="T22">,</text:span></text:span></text:p>
      <text:p text:style-name="P47"><text:span text:style-name="Source_20_Text"><text:span text:style-name="T24"><text:s text:c="6"/></text:span></text:span><text:span text:style-name="Source_20_Text"><text:span text:style-name="T36">"file_ids"</text:span></text:span><text:span text:style-name="Source_20_Text"><text:span text:style-name="T22">: [file.</text:span></text:span><text:span text:style-name="Source_20_Text"><text:span text:style-name="T39">id</text:span></text:span><text:span text:style-name="Source_20_Text"><text:span text:style-name="T22">]</text:span></text:span></text:p>
      <text:p text:style-name="P47"><text:span text:style-name="Source_20_Text"><text:span text:style-name="T24"><text:s text:c="4"/></text:span></text:span><text:span text:style-name="Source_20_Text"><text:span text:style-name="T22">}</text:span></text:span></text:p>
      <text:p text:style-name="P47"><text:span text:style-name="Source_20_Text"><text:span text:style-name="T24"><text:s text:c="2"/></text:span></text:span><text:span text:style-name="Source_20_Text"><text:span text:style-name="T22">]</text:span></text:span></text:p>
      <text:p text:style-name="P47"><text:span text:style-name="Source_20_Text"><text:span text:style-name="T22">)</text:span></text:span></text:p>
      <text:p text:style-name="P19">Messages can contain text, images, or files. At the moment, user-created Messages cannot contain image files but we plan to add support for this in the future. Messages also have the same file size and token limits as Assistants (512 MB file size limit and 2,000,000 token limit).</text:p>
      <text:h text:style-name="P13" text:outline-level="3"><text:soft-page-break/><text:a xlink:type="simple" xlink:href="https://platform.openai.com/docs/assistants/how-it-works/context-window-management" text:style-name="Internet_20_link" text:visited-style-name="Visited_20_Internet_20_Link"><text:span text:style-name="T8">Context window management</text:span></text:a></text:h>
      <text:p text:style-name="P19">The Assistants API automatically manages the context window such that you never exceed the model's context length. Once the size of the Messages in a Thread exceeds the context window of the model, the Thread will attempt to include as many messages as possible that fit in the context window and drop the oldest messages. Note that this truncation strategy will evolve over time to become more sophisticated.</text:p>
      <text:p text:style-name="P56"><text:span text:style-name="T11">Currently, the Assistant will include the maximum number of messages that fit in the context length. We plan to explore the ability for you to control the input / output token count beyond the model you select, as well as the ability to automatically generate summaries of the previous messages and pass that as context. If your use case requires a more advanced level of control, you can manually generate summaries and control context with the </text:span><text:a xlink:type="simple" xlink:href="https://platform.openai.com/docs/guides/text-generation/chat-completions-api" text:style-name="Internet_20_link" text:visited-style-name="Visited_20_Internet_20_Link"><text:span text:style-name="T29">Chat Completion API</text:span></text:a><text:span text:style-name="T11">.</text:span></text:p>
      <text:h text:style-name="P14" text:outline-level="4"><text:a xlink:type="simple" xlink:href="https://platform.openai.com/docs/assistants/how-it-works/message-annotations" text:style-name="Internet_20_link" text:visited-style-name="Visited_20_Internet_20_Link"><text:span text:style-name="T9">Message annotations</text:span></text:a></text:h>
      <text:p text:style-name="P58"><text:span text:style-name="T11">Messages created by Assistants may contain </text:span><text:a xlink:type="simple" xlink:href="https://platform.openai.com/docs/api-reference/messages/object#messages/object-content" text:style-name="Internet_20_link" text:visited-style-name="Visited_20_Internet_20_Link"><text:span text:style-name="Source_20_Text"><text:span text:style-name="T33">annotations</text:span></text:span></text:a><text:span text:style-name="T11"> within the </text:span><text:span text:style-name="Source_20_Text"><text:span text:style-name="T21">content</text:span></text:span><text:span text:style-name="T11"> array of the object. Annotations provide information around how you should annotate the text in the Message.</text:span></text:p>
      <text:p text:style-name="P19">There are two types of Annotations:</text:p>
      <text:list xml:id="list3835328021" text:style-name="L48">
        <text:list-item>
          <text:p text:style-name="P133"><text:span text:style-name="Source_20_Text"><text:span text:style-name="T21">file_citation</text:span></text:span><text:span text:style-name="T11">: File citations are created by the </text:span><text:a xlink:type="simple" xlink:href="https://platform.openai.com/docs/assistants/tools/knowledge-retrieval" text:style-name="Internet_20_link" text:visited-style-name="Visited_20_Internet_20_Link"><text:span text:style-name="Source_20_Text"><text:span text:style-name="T33">retrieval</text:span></text:span></text:a><text:span text:style-name="T11"> tool and define references to a specific quote in a specific file that was uploaded and used by the Assistant to generate the response.</text:span></text:p>
        </text:list-item>
        <text:list-item>
          <text:p text:style-name="P134"><text:span text:style-name="Source_20_Text"><text:span text:style-name="T21">file_path</text:span></text:span><text:span text:style-name="T11">: File path annotations are created by the </text:span><text:a xlink:type="simple" xlink:href="https://platform.openai.com/docs/assistants/tools/code-interpreter" text:style-name="Internet_20_link" text:visited-style-name="Visited_20_Internet_20_Link"><text:span text:style-name="Source_20_Text"><text:span text:style-name="T33">code_interpreter</text:span></text:span></text:a><text:span text:style-name="T11"> tool and contain references to the files generated by the tool.</text:span></text:p>
        </text:list-item>
      </text:list>
      <text:p text:style-name="P58"><text:span text:style-name="T11">When annotations are present in the Message object, you'll see illegible model-generated substrings in the text that you should replace with the annotations. These strings may look something like </text:span><text:span text:style-name="Source_20_Text"><text:span text:style-name="T26">【</text:span></text:span><text:span text:style-name="Source_20_Text"><text:span text:style-name="T21">13†source</text:span></text:span><text:span text:style-name="Source_20_Text"><text:span text:style-name="T26">】</text:span></text:span><text:span text:style-name="T27"> </text:span><text:span text:style-name="T11">or </text:span><text:span text:style-name="Source_20_Text"><text:span text:style-name="T21">sandbox:/mnt/data/file.csv</text:span></text:span><text:span text:style-name="T11">. Here’s an example python code snippet that replaces these strings with information present in the annotations.</text:span></text:p>
      <text:p text:style-name="P43"><text:span text:style-name="Source_20_Text"><text:span text:style-name="T23">1</text:span></text:span></text:p>
      <text:p text:style-name="P47"><text:soft-page-break/><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3">8</text:span></text:span></text:p>
      <text:p text:style-name="P47"><text:span text:style-name="Source_20_Text"><text:span text:style-name="T23">9</text:span></text:span></text:p>
      <text:p text:style-name="P47"><text:span text:style-name="Source_20_Text"><text:span text:style-name="T23">10</text:span></text:span></text:p>
      <text:p text:style-name="P47"><text:span text:style-name="Source_20_Text"><text:span text:style-name="T23">11</text:span></text:span></text:p>
      <text:p text:style-name="P47"><text:span text:style-name="Source_20_Text"><text:span text:style-name="T23">12</text:span></text:span></text:p>
      <text:p text:style-name="P47"><text:span text:style-name="Source_20_Text"><text:span text:style-name="T23">13</text:span></text:span></text:p>
      <text:p text:style-name="P47"><text:span text:style-name="Source_20_Text"><text:span text:style-name="T23">14</text:span></text:span></text:p>
      <text:p text:style-name="P47"><text:span text:style-name="Source_20_Text"><text:span text:style-name="T23">15</text:span></text:span></text:p>
      <text:p text:style-name="P47"><text:soft-page-break/><text:span text:style-name="Source_20_Text"><text:span text:style-name="T23">16</text:span></text:span></text:p>
      <text:p text:style-name="P47"><text:span text:style-name="Source_20_Text"><text:span text:style-name="T23">17</text:span></text:span></text:p>
      <text:p text:style-name="P47"><text:span text:style-name="Source_20_Text"><text:span text:style-name="T23">18</text:span></text:span></text:p>
      <text:p text:style-name="P47"><text:span text:style-name="Source_20_Text"><text:span text:style-name="T23">19</text:span></text:span></text:p>
      <text:p text:style-name="P47"><text:span text:style-name="Source_20_Text"><text:span text:style-name="T23">20</text:span></text:span></text:p>
      <text:p text:style-name="P47"><text:span text:style-name="Source_20_Text"><text:span text:style-name="T23">21</text:span></text:span></text:p>
      <text:p text:style-name="P47"><text:span text:style-name="Source_20_Text"><text:span text:style-name="T23">22</text:span></text:span></text:p>
      <text:p text:style-name="P47"><text:span text:style-name="Source_20_Text"><text:span text:style-name="T23">23</text:span></text:span></text:p>
      <text:p text:style-name="P47"><text:span text:style-name="Source_20_Text"><text:span text:style-name="T23">24</text:span></text:span></text:p>
      <text:p text:style-name="P47"><text:span text:style-name="Source_20_Text"><text:span text:style-name="T23">25</text:span></text:span></text:p>
      <text:p text:style-name="P47"><text:span text:style-name="Source_20_Text"><text:span text:style-name="T23">26</text:span></text:span></text:p>
      <text:p text:style-name="P47"><text:span text:style-name="Source_20_Text"><text:span text:style-name="T23">27</text:span></text:span></text:p>
      <text:p text:style-name="P47"><text:span text:style-name="Source_20_Text"><text:span text:style-name="T22"># Retrieve the message object</text:span></text:span></text:p>
      <text:p text:style-name="P47"><text:span text:style-name="Source_20_Text"><text:span text:style-name="T22">message = client.beta.threads.messages.retrieve(</text:span></text:span></text:p>
      <text:p text:style-name="P47"><text:soft-page-break/><text:span text:style-name="Source_20_Text"><text:span text:style-name="T24"><text:s text:c="2"/></text:span></text:span><text:span text:style-name="Source_20_Text"><text:span text:style-name="T22">thread_id=</text:span></text:span><text:span text:style-name="Source_20_Text"><text:span text:style-name="T36">"..."</text:span></text:span><text:span text:style-name="Source_20_Text"><text:span text:style-name="T22">,</text:span></text:span></text:p>
      <text:p text:style-name="P47"><text:span text:style-name="Source_20_Text"><text:span text:style-name="T24"><text:s text:c="2"/></text:span></text:span><text:span text:style-name="Source_20_Text"><text:span text:style-name="T22">message_id=</text:span></text:span><text:span text:style-name="Source_20_Text"><text:span text:style-name="T36">"..."</text:span></text:span></text:p>
      <text:p text:style-name="P47"><text:span text:style-name="Source_20_Text"><text:span text:style-name="T22">)</text:span></text:span></text:p>
      <text:p text:style-name="P47"/>
      <text:p text:style-name="P47"><text:span text:style-name="Source_20_Text"><text:span text:style-name="T22"># Extract the message content</text:span></text:span></text:p>
      <text:p text:style-name="P47"><text:span text:style-name="Source_20_Text"><text:span text:style-name="T22">message_content = message.content[</text:span></text:span><text:span text:style-name="Source_20_Text"><text:span text:style-name="T41">0</text:span></text:span><text:span text:style-name="Source_20_Text"><text:span text:style-name="T22">].text</text:span></text:span></text:p>
      <text:p text:style-name="P47"><text:span text:style-name="Source_20_Text"><text:span text:style-name="T22">annotations = message_content.annotations</text:span></text:span></text:p>
      <text:p text:style-name="P47"><text:span text:style-name="Source_20_Text"><text:span text:style-name="T22">citations = []</text:span></text:span></text:p>
      <text:p text:style-name="P47"/>
      <text:p text:style-name="P47"><text:span text:style-name="Source_20_Text"><text:span text:style-name="T22"># Iterate over the annotations and add footnotes</text:span></text:span></text:p>
      <text:p text:style-name="P47"><text:span text:style-name="Source_20_Text"><text:span text:style-name="T34">for</text:span></text:span><text:span text:style-name="Source_20_Text"><text:span text:style-name="T22"> index, annotation </text:span></text:span><text:span text:style-name="Source_20_Text"><text:span text:style-name="T34">in</text:span></text:span><text:span text:style-name="Source_20_Text"><text:span text:style-name="T22"> </text:span></text:span><text:span text:style-name="Source_20_Text"><text:span text:style-name="T39">enumerate</text:span></text:span><text:span text:style-name="Source_20_Text"><text:span text:style-name="T22">(annotations):</text:span></text:span></text:p>
      <text:p text:style-name="P47"><text:span text:style-name="Source_20_Text"><text:span text:style-name="T24"><text:s text:c="4"/></text:span></text:span><text:span text:style-name="Source_20_Text"><text:span text:style-name="T22"># Replace the text with a footnote</text:span></text:span></text:p>
      <text:p text:style-name="P47"><text:span text:style-name="Source_20_Text"><text:span text:style-name="T24"><text:s text:c="4"/></text:span></text:span><text:span text:style-name="Source_20_Text"><text:span text:style-name="T22">message_content.value = message_content.value.replace(annotation.text, </text:span></text:span><text:span text:style-name="Source_20_Text"><text:span text:style-name="T36">f' [{index}]'</text:span></text:span><text:span text:style-name="Source_20_Text"><text:span text:style-name="T22">)</text:span></text:span></text:p>
      <text:p text:style-name="P47"/>
      <text:p text:style-name="P47"><text:soft-page-break/><text:span text:style-name="Source_20_Text"><text:span text:style-name="T24"><text:s text:c="4"/></text:span></text:span><text:span text:style-name="Source_20_Text"><text:span text:style-name="T22"># Gather citations based on annotation attributes</text:span></text:span></text:p>
      <text:p text:style-name="P47"><text:span text:style-name="Source_20_Text"><text:span text:style-name="T24"><text:s text:c="4"/></text:span></text:span><text:span text:style-name="Source_20_Text"><text:span text:style-name="T34">if</text:span></text:span><text:span text:style-name="Source_20_Text"><text:span text:style-name="T22"> (file_citation := </text:span></text:span><text:span text:style-name="Source_20_Text"><text:span text:style-name="T39">getattr</text:span></text:span><text:span text:style-name="Source_20_Text"><text:span text:style-name="T22">(annotation, </text:span></text:span><text:span text:style-name="Source_20_Text"><text:span text:style-name="T36">'file_citation'</text:span></text:span><text:span text:style-name="Source_20_Text"><text:span text:style-name="T22">, </text:span></text:span><text:span text:style-name="Source_20_Text"><text:span text:style-name="T34">None</text:span></text:span><text:span text:style-name="Source_20_Text"><text:span text:style-name="T22">)):</text:span></text:span></text:p>
      <text:p text:style-name="P47"><text:span text:style-name="Source_20_Text"><text:span text:style-name="T24"><text:s text:c="8"/></text:span></text:span><text:span text:style-name="Source_20_Text"><text:span text:style-name="T22">cited_file = client.files.retrieve(file_citation.file_id)</text:span></text:span></text:p>
      <text:p text:style-name="P47"><text:span text:style-name="Source_20_Text"><text:span text:style-name="T24"><text:s text:c="8"/></text:span></text:span><text:span text:style-name="Source_20_Text"><text:span text:style-name="T22">citations.append(</text:span></text:span><text:span text:style-name="Source_20_Text"><text:span text:style-name="T36">f'[{index}] {file_citation.quote} from {cited_file.filename}'</text:span></text:span><text:span text:style-name="Source_20_Text"><text:span text:style-name="T22">)</text:span></text:span></text:p>
      <text:p text:style-name="P47"><text:span text:style-name="Source_20_Text"><text:span text:style-name="T24"><text:s text:c="4"/></text:span></text:span><text:span text:style-name="Source_20_Text"><text:span text:style-name="T34">elif</text:span></text:span><text:span text:style-name="Source_20_Text"><text:span text:style-name="T22"> (file_path := </text:span></text:span><text:span text:style-name="Source_20_Text"><text:span text:style-name="T39">getattr</text:span></text:span><text:span text:style-name="Source_20_Text"><text:span text:style-name="T22">(annotation, </text:span></text:span><text:span text:style-name="Source_20_Text"><text:span text:style-name="T36">'file_path'</text:span></text:span><text:span text:style-name="Source_20_Text"><text:span text:style-name="T22">, </text:span></text:span><text:span text:style-name="Source_20_Text"><text:span text:style-name="T34">None</text:span></text:span><text:span text:style-name="Source_20_Text"><text:span text:style-name="T22">)):</text:span></text:span></text:p>
      <text:p text:style-name="P47"><text:span text:style-name="Source_20_Text"><text:span text:style-name="T24"><text:s text:c="8"/></text:span></text:span><text:span text:style-name="Source_20_Text"><text:span text:style-name="T22">cited_file = client.files.retrieve(file_path.file_id)</text:span></text:span></text:p>
      <text:p text:style-name="P47"><text:span text:style-name="Source_20_Text"><text:span text:style-name="T24"><text:s text:c="8"/></text:span></text:span><text:span text:style-name="Source_20_Text"><text:span text:style-name="T22">citations.append(</text:span></text:span><text:span text:style-name="Source_20_Text"><text:span text:style-name="T36">f'[{index}] Click &lt;here&gt; to download {cited_file.filename}'</text:span></text:span><text:span text:style-name="Source_20_Text"><text:span text:style-name="T22">)</text:span></text:span></text:p>
      <text:p text:style-name="P47"><text:span text:style-name="Source_20_Text"><text:span text:style-name="T24"><text:s text:c="8"/></text:span></text:span><text:span text:style-name="Source_20_Text"><text:span text:style-name="T22"># Note: File download functionality not implemented above for brevity</text:span></text:span></text:p>
      <text:p text:style-name="P47"/>
      <text:p text:style-name="P47"><text:span text:style-name="Source_20_Text"><text:span text:style-name="T22"># Add footnotes to the end of the message before displaying to user</text:span></text:span></text:p>
      <text:p text:style-name="P47"><text:span text:style-name="Source_20_Text"><text:span text:style-name="T22">message_content.value += </text:span></text:span><text:span text:style-name="Source_20_Text"><text:span text:style-name="T36">'\n'</text:span></text:span><text:span text:style-name="Source_20_Text"><text:span text:style-name="T22"> + </text:span></text:span><text:span text:style-name="Source_20_Text"><text:span text:style-name="T36">'\n'</text:span></text:span><text:span text:style-name="Source_20_Text"><text:span text:style-name="T22">.join(citations)</text:span></text:span></text:p>
      <text:h text:style-name="P11" text:outline-level="2"><text:a xlink:type="simple" xlink:href="https://platform.openai.com/docs/assistants/how-it-works/runs-and-run-steps" text:style-name="Internet_20_link" text:visited-style-name="Visited_20_Internet_20_Link"><text:span text:style-name="T7">Runs and Run Steps</text:span></text:a></text:h>
      <text:p text:style-name="P19">When you have all the context you need from your user in the Thread, you can run the Thread with an Assistant of your choice.</text:p>
      <text:p text:style-name="P33">python</text:p>
      <text:p text:style-name="P24"><text:soft-page-break/>Select librarypythonnode.jscurl</text:p>
      <text:p text:style-name="P25">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2">run = client.beta.threads.runs.create(</text:span></text:span></text:p>
      <text:p text:style-name="P47"><text:span text:style-name="Source_20_Text"><text:span text:style-name="T24"><text:s text:c="2"/></text:span></text:span><text:span text:style-name="Source_20_Text"><text:span text:style-name="T22">thread_id=thread.</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assistant_id=assistant.</text:span></text:span><text:span text:style-name="Source_20_Text"><text:span text:style-name="T39">id</text:span></text:span></text:p>
      <text:p text:style-name="P47"><text:span text:style-name="Source_20_Text"><text:span text:style-name="T22">)</text:span></text:span></text:p>
      <text:p text:style-name="P58"><text:span text:style-name="T11">By default, a Run will use the </text:span><text:span text:style-name="Source_20_Text"><text:span text:style-name="T21">model</text:span></text:span><text:span text:style-name="T11"> and </text:span><text:span text:style-name="Source_20_Text"><text:span text:style-name="T21">tools</text:span></text:span><text:span text:style-name="T11"> configuration specified in Assistant object, but you can override most of these when creating the Run for added flexibility:</text:span></text:p>
      <text:p text:style-name="P33">python</text:p>
      <text:p text:style-name="P24">Select librarypythonnode.jscurl</text:p>
      <text:p text:style-name="P25"><text:soft-page-break/>Copy‍</text:p>
      <text:p text:style-name="P47"><text:span text:style-name="Source_20_Text"><text:span text:style-name="T23">1</text:span></text:span></text:p>
      <text:p text:style-name="P47"><text:span text:style-name="Source_20_Text"><text:span text:style-name="T23">2</text:span></text:span></text:p>
      <text:p text:style-name="P47"><text:span text:style-name="Source_20_Text"><text:span text:style-name="T23">3</text:span></text:span></text:p>
      <text:p text:style-name="P47"><text:span text:style-name="Source_20_Text"><text:span text:style-name="T23">4</text:span></text:span></text:p>
      <text:p text:style-name="P47"><text:span text:style-name="Source_20_Text"><text:span text:style-name="T23">5</text:span></text:span></text:p>
      <text:p text:style-name="P47"><text:span text:style-name="Source_20_Text"><text:span text:style-name="T23">6</text:span></text:span></text:p>
      <text:p text:style-name="P47"><text:span text:style-name="Source_20_Text"><text:span text:style-name="T23">7</text:span></text:span></text:p>
      <text:p text:style-name="P47"><text:span text:style-name="Source_20_Text"><text:span text:style-name="T22">run = client.beta.threads.runs.create(</text:span></text:span></text:p>
      <text:p text:style-name="P47"><text:span text:style-name="Source_20_Text"><text:span text:style-name="T24"><text:s text:c="2"/></text:span></text:span><text:span text:style-name="Source_20_Text"><text:span text:style-name="T22">thread_id=thread.</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assistant_id=assistant.</text:span></text:span><text:span text:style-name="Source_20_Text"><text:span text:style-name="T39">id</text:span></text:span><text:span text:style-name="Source_20_Text"><text:span text:style-name="T22">,</text:span></text:span></text:p>
      <text:p text:style-name="P47"><text:span text:style-name="Source_20_Text"><text:span text:style-name="T24"><text:s text:c="2"/></text:span></text:span><text:span text:style-name="Source_20_Text"><text:span text:style-name="T22">model=</text:span></text:span><text:span text:style-name="Source_20_Text"><text:span text:style-name="T36">"gpt-4-1106-preview"</text:span></text:span><text:span text:style-name="Source_20_Text"><text:span text:style-name="T22">,</text:span></text:span></text:p>
      <text:p text:style-name="P47"><text:span text:style-name="Source_20_Text"><text:span text:style-name="T24"><text:s text:c="2"/></text:span></text:span><text:span text:style-name="Source_20_Text"><text:span text:style-name="T22">instructions=</text:span></text:span><text:span text:style-name="Source_20_Text"><text:span text:style-name="T36">"New instructions that override the Assistant instructions"</text:span></text:span><text:span text:style-name="Source_20_Text"><text:span text:style-name="T22">,</text:span></text:span></text:p>
      <text:p text:style-name="P47"><text:span text:style-name="Source_20_Text"><text:span text:style-name="T24"><text:s text:c="2"/></text:span></text:span><text:span text:style-name="Source_20_Text"><text:span text:style-name="T22">tools=[{</text:span></text:span><text:span text:style-name="Source_20_Text"><text:span text:style-name="T36">"type"</text:span></text:span><text:span text:style-name="Source_20_Text"><text:span text:style-name="T22">: </text:span></text:span><text:span text:style-name="Source_20_Text"><text:span text:style-name="T36">"code_interpreter"</text:span></text:span><text:span text:style-name="Source_20_Text"><text:span text:style-name="T22">}, {</text:span></text:span><text:span text:style-name="Source_20_Text"><text:span text:style-name="T36">"type"</text:span></text:span><text:span text:style-name="Source_20_Text"><text:span text:style-name="T22">: </text:span></text:span><text:span text:style-name="Source_20_Text"><text:span text:style-name="T36">"retrieval"</text:span></text:span><text:span text:style-name="Source_20_Text"><text:span text:style-name="T22">}]</text:span></text:span></text:p>
      <text:p text:style-name="P47"><text:soft-page-break/><text:span text:style-name="Source_20_Text"><text:span text:style-name="T22">)</text:span></text:span></text:p>
      <text:p text:style-name="P58"><text:span text:style-name="T11">Note: </text:span><text:span text:style-name="Source_20_Text"><text:span text:style-name="T21">file_ids</text:span></text:span><text:span text:style-name="T11"> associated with the Assistant cannot be overridden during Run creation. You must use the </text:span><text:a xlink:type="simple" xlink:href="https://platform.openai.com/docs/api-reference/assistants/modifyAssistant" text:style-name="Internet_20_link" text:visited-style-name="Visited_20_Internet_20_Link"><text:span text:style-name="T29">modify Assistant</text:span></text:a><text:span text:style-name="T11"> endpoint to do this.</text:span></text:p>
      <text:h text:style-name="P14" text:outline-level="4"><text:a xlink:type="simple" xlink:href="https://platform.openai.com/docs/assistants/how-it-works/run-lifecycle" text:style-name="Internet_20_link" text:visited-style-name="Visited_20_Internet_20_Link"><text:span text:style-name="T9">Run lifecycle</text:span></text:a></text:h>
      <text:p text:style-name="P19">Run objects can have multiple statuses.</text:p>
      <text:p text:style-name="P38"><draw:frame draw:style-name="fr2" draw:name="Image8" text:anchor-type="as-char" svg:width="0.7874in" svg:height="0.3937in" draw:z-index="22"><draw:image xlink:href="https://cdn.openai.com/API/docs/images/diagram-1.png" xlink:type="simple" xlink:show="embed" xlink:actuate="onLoad"/><svg:title>Run lifecycle - diagram showing possible status transitions</svg:title></draw:frame></text:p>
      <table:table table:name="Table21" table:style-name="Table21">
        <table:table-column table:style-name="Table21.A"/>
        <table:table-column table:style-name="Table21.B"/>
        <table:table-header-rows>
          <table:table-row>
            <table:table-cell table:style-name="Table21.A1" office:value-type="string">
              <text:p text:style-name="P71">STATUS</text:p>
            </table:table-cell>
            <table:table-cell table:style-name="Table21.A1" office:value-type="string">
              <text:p text:style-name="P71">DEFINITION</text:p>
            </table:table-cell>
          </table:table-row>
        </table:table-header-rows>
        <table:table-row>
          <table:table-cell table:style-name="Table21.A2" office:value-type="string">
            <text:p text:style-name="Table_20_Contents"><text:span text:style-name="Source_20_Text">queued</text:span></text:p>
          </table:table-cell>
          <table:table-cell table:style-name="Table21.A2" office:value-type="string">
            <text:p text:style-name="Table_20_Contents">When Runs are first created or when you complete the <text:span text:style-name="Source_20_Text">required_action</text:span>, they are moved to a queued status. They should almost immediately move to <text:span text:style-name="Source_20_Text">in_progress</text:span>.</text:p>
          </table:table-cell>
        </table:table-row>
        <table:table-row>
          <table:table-cell table:style-name="Table21.A2" office:value-type="string">
            <text:p text:style-name="Table_20_Contents"><text:span text:style-name="Source_20_Text">in_progress</text:span></text:p>
          </table:table-cell>
          <table:table-cell table:style-name="Table21.A2" office:value-type="string">
            <text:p text:style-name="Table_20_Contents">While in_progress, the Assistant uses the model and tools to perform steps. You can view progress being made by the Run by examining the <text:a xlink:type="simple" xlink:href="https://platform.openai.com/docs/api-reference/runs/step-object" text:style-name="Internet_20_link" text:visited-style-name="Visited_20_Internet_20_Link"><text:span text:style-name="T49">Run Steps</text:span></text:a>.</text:p>
          </table:table-cell>
        </table:table-row>
        <table:table-row>
          <table:table-cell table:style-name="Table21.A2" office:value-type="string">
            <text:p text:style-name="Table_20_Contents"><text:span text:style-name="Source_20_Text">completed</text:span></text:p>
          </table:table-cell>
          <table:table-cell table:style-name="Table21.A2" office:value-type="string">
            <text:p text:style-name="Table_20_Contents">The Run successfully completed! You can now view all Messages the Assistant added to the Thread, and all the steps the Run took. You can also continue the conversation by adding more user Messages to the Thread and creating another Run.</text:p>
          </table:table-cell>
        </table:table-row>
        <table:table-row>
          <table:table-cell table:style-name="Table21.A2" office:value-type="string">
            <text:p text:style-name="Table_20_Contents"><text:span text:style-name="Source_20_Text">requires_action</text:span></text:p>
          </table:table-cell>
          <table:table-cell table:style-name="Table21.A2" office:value-type="string">
            <text:p text:style-name="Table_20_Contents">When using the <text:a xlink:type="simple" xlink:href="https://platform.openai.com/docs/assistants/tools/function-calling" text:style-name="Internet_20_link" text:visited-style-name="Visited_20_Internet_20_Link"><text:span text:style-name="T49">Function calling</text:span></text:a> tool, the Run will move to a <text:span text:style-name="Source_20_Text">required_action</text:span> state once the model determines the names and arguments of the functions to be called. You must then run those functions and <text:a xlink:type="simple" xlink:href="https://platform.openai.com/docs/api-reference/runs/submitToolOutputs" text:style-name="Internet_20_link" text:visited-style-name="Visited_20_Internet_20_Link"><text:span text:style-name="T49">submit the outputs</text:span></text:a> before the run proceeds. If the outputs are not provided before the <text:span text:style-name="Source_20_Text">expires_at</text:span> timestamp passes (roughly 10 mins past creation), the run will move to an expired status.</text:p>
          </table:table-cell>
        </table:table-row>
        <table:table-row>
          <table:table-cell table:style-name="Table21.A2" office:value-type="string">
            <text:p text:style-name="Table_20_Contents"><text:span text:style-name="Source_20_Text">expired</text:span></text:p>
          </table:table-cell>
          <table:table-cell table:style-name="Table21.A2" office:value-type="string">
            <text:p text:style-name="Table_20_Contents">This happens when the function calling outputs were not submitted before <text:span text:style-name="Source_20_Text">expires_at</text:span> and the run expires. Additionally, if the runs take too long to execute and go beyond the time stated in <text:span text:style-name="Source_20_Text">expires_at</text:span>, our systems will expire the run.</text:p>
          </table:table-cell>
        </table:table-row>
        <table:table-row>
          <table:table-cell table:style-name="Table21.A2" office:value-type="string">
            <text:p text:style-name="Table_20_Contents"><text:span text:style-name="Source_20_Text">cancelling</text:span></text:p>
          </table:table-cell>
          <table:table-cell table:style-name="Table21.A2" office:value-type="string">
            <text:p text:style-name="Table_20_Contents">You can attempt to cancel an <text:span text:style-name="Source_20_Text">in_progress</text:span> run using the <text:a xlink:type="simple" xlink:href="https://platform.openai.com/docs/api-reference/runs/cancelRun" text:style-name="Internet_20_link" text:visited-style-name="Visited_20_Internet_20_Link"><text:span text:style-name="T49">Cancel Run</text:span></text:a> endpoint. Once the attempt to cancel succeeds, status of the Run moves to <text:span text:style-name="Source_20_Text">cancelled</text:span>. Cancellation is attempted but not guaranteed.</text:p>
          </table:table-cell>
        </table:table-row>
        <table:table-row>
          <table:table-cell table:style-name="Table21.A2" office:value-type="string">
            <text:p text:style-name="Table_20_Contents"><text:span text:style-name="Source_20_Text">cancelled</text:span></text:p>
          </table:table-cell>
          <table:table-cell table:style-name="Table21.A2" office:value-type="string">
            <text:p text:style-name="Table_20_Contents">Run was successfully cancelled.</text:p>
          </table:table-cell>
        </table:table-row>
        <table:table-row>
          <table:table-cell table:style-name="Table21.A2" office:value-type="string">
            <text:p text:style-name="Table_20_Contents"><text:span text:style-name="Source_20_Text">failed</text:span></text:p>
          </table:table-cell>
          <table:table-cell table:style-name="Table21.A2" office:value-type="string">
            <text:p text:style-name="Table_20_Contents">You can view the reason for the failure by looking at the <text:span text:style-name="Source_20_Text">last_error</text:span> object in the Run. The timestamp for the failure will be recorded under <text:span text:style-name="Source_20_Text">failed_at</text:span>.</text:p>
          </table:table-cell>
        </table:table-row>
      </table:table>
      <text:h text:style-name="P14" text:outline-level="4"><text:a xlink:type="simple" xlink:href="https://platform.openai.com/docs/assistants/how-it-works/polling-for-updates" text:style-name="Internet_20_link" text:visited-style-name="Visited_20_Internet_20_Link"><text:span text:style-name="T9">Polling for updates</text:span></text:a></text:h>
      <text:p text:style-name="P56"><text:span text:style-name="T11">In order to keep the status of your run up to date, you will have to periodically </text:span><text:a xlink:type="simple" xlink:href="https://platform.openai.com/docs/api-reference/runs/getRun" text:style-name="Internet_20_link" text:visited-style-name="Visited_20_Internet_20_Link"><text:span text:style-name="T29">retrieve the Run</text:span></text:a><text:span text:style-name="T11"> object. You can check the status of the run each time you retrieve the object to determine what your application should do next. We plan to add support for streaming to make this simpler in the near future.</text:span></text:p>
      <text:h text:style-name="P17" text:outline-level="5"><text:soft-page-break/>Thread locks</text:h>
      <text:p text:style-name="P58"><text:span text:style-name="T11">When a Run is </text:span><text:span text:style-name="Source_20_Text"><text:span text:style-name="T21">in_progress</text:span></text:span><text:span text:style-name="T11"> and not in a terminal state, the Thread is locked. This means that:</text:span></text:p>
      <text:list xml:id="list2041835503" text:style-name="L49">
        <text:list-item>
          <text:p text:style-name="P202">New Messages cannot be added to the Thread.</text:p>
        </text:list-item>
        <text:list-item>
          <text:p text:style-name="P203">New Runs cannot be created on the Thread.</text:p>
        </text:list-item>
      </text:list>
      <text:h text:style-name="P14" text:outline-level="4"><text:a xlink:type="simple" xlink:href="https://platform.openai.com/docs/assistants/how-it-works/run-steps" text:style-name="Internet_20_link" text:visited-style-name="Visited_20_Internet_20_Link"><text:span text:style-name="T9">Run steps</text:span></text:a></text:h>
      <text:p text:style-name="P38"><draw:frame draw:style-name="fr2" draw:name="Image9" text:anchor-type="as-char" svg:width="0.7874in" svg:height="0.3937in" draw:z-index="23"><draw:image xlink:href="https://cdn.openai.com/API/docs/images/diagram-2.png" xlink:type="simple" xlink:show="embed" xlink:actuate="onLoad"/><svg:title>Run steps lifecycle - diagram showing possible status transitions</svg:title></draw:frame></text:p>
      <text:p text:style-name="P19">Run step statuses have the same meaning as Run statuses.</text:p>
      <text:p text:style-name="P58"><text:span text:style-name="T11">Most of the interesting detail in the Run Step object lives in the </text:span><text:span text:style-name="Source_20_Text"><text:span text:style-name="T21">step_details</text:span></text:span><text:span text:style-name="T11"> field. There can be two types of step details:</text:span></text:p>
      <text:list xml:id="list36468201" text:style-name="L50">
        <text:list-item>
          <text:p text:style-name="P135"><text:span text:style-name="Source_20_Text"><text:span text:style-name="T21">message_creation</text:span></text:span><text:span text:style-name="T11">: This Run Step is created when the Assistant creates a Message on the Thread.</text:span></text:p>
        </text:list-item>
        <text:list-item>
          <text:p text:style-name="P136"><text:span text:style-name="Source_20_Text"><text:span text:style-name="T21">tool_calls</text:span></text:span><text:span text:style-name="T11">: This Run Step is created when the Assistant calls a tool. Details around this are covered in the relevant sections of the </text:span><text:a xlink:type="simple" xlink:href="https://platform.openai.com/docs/assistants/tools" text:style-name="Internet_20_link" text:visited-style-name="Visited_20_Internet_20_Link"><text:span text:style-name="T29">Tools</text:span></text:a><text:span text:style-name="T11"> guide.</text:span></text:p>
        </text:list-item>
      </text:list>
      <text:h text:style-name="P11" text:outline-level="2"><text:a xlink:type="simple" xlink:href="https://platform.openai.com/docs/assistants/how-it-works/data-access-guidance" text:style-name="Internet_20_link" text:visited-style-name="Visited_20_Internet_20_Link"><text:span text:style-name="T7">Data access guidance</text:span></text:a></text:h>
      <text:p text:style-name="P19">Currently, assistants, threads, messages, and files created via the API are scoped to the entire organization. As such, any person with API key access to the organization is able to read or write assistants, threads, messages, and files in the organization.</text:p>
      <text:p text:style-name="P19">We strongly recommend the following data access controls:</text:p>
      <text:list xml:id="list579901853" text:style-name="L51">
        <text:list-item>
          <text:p text:style-name="P137"><text:span text:style-name="Emphasis"><text:span text:style-name="T11">Implement authorization.</text:span></text:span><text:span text:style-name="T11"> Before performing reads or writes on assistants, threads, messages, and files, ensure that the end-user is authorized to do so. For example, store in your database the object IDs that the end-user has access to, and check it before fetching the object ID with the API.</text:span></text:p>
        </text:list-item>
        <text:list-item>
          <text:p text:style-name="P138"><text:span text:style-name="Emphasis"><text:span text:style-name="T11">Restrict API key access.</text:span></text:span><text:span text:style-name="T11"> Carefully consider who in your organization should have API keys and periodically audit this list. API keys enable a wide range of operations including reading and modifying sensitive information, such as messages and files.</text:span></text:p>
        </text:list-item>
        <text:list-item>
          <text:p text:style-name="P138"><text:soft-page-break/><text:span text:style-name="Emphasis"><text:span text:style-name="T11">Create separate accounts.</text:span></text:span><text:span text:style-name="T11"> Consider creating separate accounts / organizations for different applications in order to isolate data across multiple applications.</text:span></text:p>
        </text:list-item>
      </text:list>
      <text:h text:style-name="P11" text:outline-level="2"><text:a xlink:type="simple" xlink:href="https://platform.openai.com/docs/assistants/how-it-works/limitations" text:style-name="Internet_20_link" text:visited-style-name="Visited_20_Internet_20_Link"><text:span text:style-name="T7">Limitations</text:span></text:a></text:h>
      <text:p text:style-name="P19">During this beta, there are several known limitations we are looking to address in the coming weeks and months. We will publish a changelog on this page when we add support for additional functionality.</text:p>
      <text:list xml:id="list2855329218" text:style-name="L52">
        <text:list-item>
          <text:p text:style-name="P204">Support for streaming output (including Messages and Run Steps).</text:p>
        </text:list-item>
        <text:list-item>
          <text:p text:style-name="P205">Support for notifications to share object status updates without the need for polling.</text:p>
        </text:list-item>
        <text:list-item>
          <text:p text:style-name="P205">Support for DALL·E or Browsing as a tool.</text:p>
        </text:list-item>
        <text:list-item>
          <text:p text:style-name="P205">Support for user message creation with images.</text:p>
        </text:list-item>
      </text:list>
      <text:p text:style-name="P56"><text:span text:style-name="T11">We are actively working to add these features and welcome feedback on our </text:span><text:a xlink:type="simple" xlink:href="https://community.openai.com/" office:target-frame-name="_blank" xlink:show="new" text:style-name="Internet_20_link" text:visited-style-name="Visited_20_Internet_20_Link"><text:span text:style-name="T29">Developer Forum</text:span></text:a><text:span text:style-name="T11"> as to what else would make building an Assistant more powerful.</text:span></text:p>
      <text:h text:style-name="P11" text:outline-level="2"><text:a xlink:type="simple" xlink:href="https://platform.openai.com/docs/assistants/how-it-works/next" text:style-name="Internet_20_link" text:visited-style-name="Visited_20_Internet_20_Link"><text:span text:style-name="T7">Next</text:span></text:a></text:h>
      <text:list xml:id="list1694730082" text:style-name="L53">
        <text:list-item>
          <text:p text:style-name="P139"><text:span text:style-name="T11">Learn more about </text:span><text:a xlink:type="simple" xlink:href="https://platform.openai.com/docs/assistants/tools" text:style-name="Internet_20_link" text:visited-style-name="Visited_20_Internet_20_Link"><text:span text:style-name="T29">Tools</text:span></text:a></text:p>
        </text:list-item>
      </text:list>
      <text:h text:style-name="P1" text:outline-level="1"><text:a xlink:type="simple" xlink:href="https://platform.openai.com/docs/assistants/tools/tools-beta" text:style-name="Internet_20_link" text:visited-style-name="Visited_20_Internet_20_Link"><text:span text:style-name="T2">Tools </text:span></text:a></text:h>
      <text:h text:style-name="P3" text:outline-level="1"><text:a xlink:type="simple" xlink:href="https://platform.openai.com/docs/assistants/tools/tools-beta" text:style-name="Internet_20_link" text:visited-style-name="Visited_20_Internet_20_Link"><text:span text:style-name="T3">Beta</text:span></text:a></text:h>
      <text:p text:style-name="P59">Give Assistants access to OpenAI-hosted tools like Code Interpreter and Knowledge Retrieval, or build your own tools using Function calling. Usage of OpenAI-hosted tools comes at an additional fee — visit our <text:a xlink:type="simple" xlink:href="https://help.openai.com/en/articles/8550641-assistants-api" office:target-frame-name="_blank" xlink:show="new" text:style-name="Internet_20_link" text:visited-style-name="Visited_20_Internet_20_Link"><text:span text:style-name="T49">help center article</text:span></text:a> to learn more about how these tools are priced.</text:p>
      <text:p text:style-name="P54"><text:span text:style-name="T48">The Assistants API is in </text:span><text:span text:style-name="Strong_20_Emphasis"><text:span text:style-name="T48">beta</text:span></text:span><text:span text:style-name="T48"> and we are actively working on adding more functionality. Share your feedback in our </text:span><text:a xlink:type="simple" xlink:href="https://community.openai.com/" office:target-frame-name="_blank" xlink:show="new" text:style-name="Internet_20_link" text:visited-style-name="Visited_20_Internet_20_Link"><text:span text:style-name="T1">Developer Forum</text:span></text:a><text:span text:style-name="T48">!</text:span></text:p>
      <text:h text:style-name="P10" text:outline-level="2"><text:a xlink:type="simple" xlink:href="https://platform.openai.com/docs/assistants/tools/code-interpreter" text:style-name="Internet_20_link" text:visited-style-name="Visited_20_Internet_20_Link"><text:span text:style-name="T4">Code Interpreter</text:span></text:a></text:h>
      <text:p text:style-name="P59">Code Interpreter allows the Assistants API to write and run Python code in a sandboxed execution environment. This tool can process files with diverse data and formatting, and generate files with data and images of graphs. Code Interpreter allows your Assistant to run code iteratively to solve <text:soft-page-break/>challenging code and math problems. When your Assistant writes code that fails to run, it can iterate on this code by attempting to run different code until the code execution succeeds.</text:p>
      <text:p text:style-name="P59">Code Interpreter is charged at $0.03 per session. If your Assistant calls Code Interpreter simultaneously in two different threads (e.g., one thread per end-user), two Code Interpreter sessions are created. Each session is active by default for one hour, which means that you only pay for one session per if users interact with Code Interpreter in the same thread for up to one hour.</text:p>
      <text:h text:style-name="P12" text:outline-level="3"><text:a xlink:type="simple" xlink:href="https://platform.openai.com/docs/assistants/tools/enabling-code-interpreter" text:style-name="Internet_20_link" text:visited-style-name="Visited_20_Internet_20_Link"><text:span text:style-name="T5">Enabling Code Interpreter</text:span></text:a></text:h>
      <text:p text:style-name="P60">Pass the <text:span text:style-name="Source_20_Text"><text:span text:style-name="T52">code_interpreter</text:span></text:span>in the <text:span text:style-name="Source_20_Text"><text:span text:style-name="T52">tools</text:span></text:span> parameter of the Assistant object to enable Code Interpreter:</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1">assistant = client.beta.assistants.create(</text:span></text:span></text:p>
      <text:p text:style-name="P42"><text:soft-page-break/><text:span text:style-name="Source_20_Text"><text:s text:c="2"/></text:span><text:span text:style-name="Source_20_Text"><text:span text:style-name="T51">instructions=</text:span></text:span><text:span text:style-name="Source_20_Text"><text:span text:style-name="T55">"You are a personal math tutor. When asked a math question, write and run code to answer the question."</text:span></text:span><text:span text:style-name="Source_20_Text"><text:span text:style-name="T51">,</text:span></text:span></text:p>
      <text:p text:style-name="P42"><text:span text:style-name="Source_20_Text"><text:s text:c="2"/></text:span><text:span text:style-name="Source_20_Text"><text:span text:style-name="T51">model=</text:span></text:span><text:span text:style-name="Source_20_Text"><text:span text:style-name="T55">"gpt-4-1106-preview"</text:span></text:span><text:span text:style-name="Source_20_Text"><text:span text:style-name="T51">,</text:span></text:span></text:p>
      <text:p text:style-name="P42"><text:span text:style-name="Source_20_Text"><text:s text:c="2"/></text:span><text:span text:style-name="Source_20_Text"><text:span text:style-name="T51">tools=[{</text:span></text:span><text:span text:style-name="Source_20_Text"><text:span text:style-name="T55">"type"</text:span></text:span><text:span text:style-name="Source_20_Text"><text:span text:style-name="T51">: </text:span></text:span><text:span text:style-name="Source_20_Text"><text:span text:style-name="T55">"code_interpreter"</text:span></text:span><text:span text:style-name="Source_20_Text"><text:span text:style-name="T51">}]</text:span></text:span></text:p>
      <text:p text:style-name="P42"><text:span text:style-name="Source_20_Text"><text:span text:style-name="T51">)</text:span></text:span></text:p>
      <text:p text:style-name="P60">The model then decides when to invoke Code Interpreter in a Run based on the nature of the user request. This behavior can be promoted by prompting in the Assistant's <text:span text:style-name="Source_20_Text"><text:span text:style-name="T52">instructions</text:span></text:span> (e.g., “write code to solve this problem”).</text:p>
      <text:h text:style-name="P12" text:outline-level="3"><text:a xlink:type="simple" xlink:href="https://platform.openai.com/docs/assistants/tools/passing-files-to-code-interpreter" text:style-name="Internet_20_link" text:visited-style-name="Visited_20_Internet_20_Link"><text:span text:style-name="T5">Passing files to Code Interpreter</text:span></text:a></text:h>
      <text:p text:style-name="P59">Code Interpreter can parse data from files. This is useful when you want to provide a large volume of data to the Assistant or allow your users to upload their own files for analysis. Note that files uploaded for Code Interpreter are not indexed for retrieval. See the <text:a xlink:type="simple" xlink:href="https://platform.openai.com/docs/assistants/tools/knowledge-retrieval" text:style-name="Internet_20_link" text:visited-style-name="Visited_20_Internet_20_Link"><text:span text:style-name="T49">Knowledge Retrieval</text:span></text:a> section below for more details on indexing files for retrieval.</text:p>
      <text:p text:style-name="P59">Files that are passed at the Assistant level are accessible by all Runs with this Assistant:</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oft-page-break/><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1"># Upload a file with an "assistants" purpose</text:span></text:span></text:p>
      <text:p text:style-name="P42"><text:span text:style-name="Source_20_Text"><text:span text:style-name="T51">file = client.files.create(</text:span></text:span></text:p>
      <text:p text:style-name="P42"><text:span text:style-name="Source_20_Text"><text:s text:c="2"/></text:span><text:span text:style-name="Source_20_Text"><text:span text:style-name="T51">file=</text:span></text:span><text:span text:style-name="Source_20_Text"><text:span text:style-name="T56">open</text:span></text:span><text:span text:style-name="Source_20_Text"><text:span text:style-name="T51">(</text:span></text:span><text:span text:style-name="Source_20_Text"><text:span text:style-name="T55">"speech.py"</text:span></text:span><text:span text:style-name="Source_20_Text"><text:span text:style-name="T51">, </text:span></text:span><text:span text:style-name="Source_20_Text"><text:span text:style-name="T55">"rb"</text:span></text:span><text:span text:style-name="Source_20_Text"><text:span text:style-name="T51">),</text:span></text:span></text:p>
      <text:p text:style-name="P42"><text:span text:style-name="Source_20_Text"><text:s text:c="2"/></text:span><text:span text:style-name="Source_20_Text"><text:span text:style-name="T51">purpose=</text:span></text:span><text:span text:style-name="Source_20_Text"><text:span text:style-name="T55">'assistants'</text:span></text:span></text:p>
      <text:p text:style-name="P42"><text:soft-page-break/><text:span text:style-name="Source_20_Text"><text:span text:style-name="T51">)</text:span></text:span></text:p>
      <text:p text:style-name="P42"/>
      <text:p text:style-name="P42"><text:span text:style-name="Source_20_Text"><text:span text:style-name="T51"># Create an assistant using the file ID</text:span></text:span></text:p>
      <text:p text:style-name="P42"><text:span text:style-name="Source_20_Text"><text:span text:style-name="T51">assistant = client.beta.assistants.create(</text:span></text:span></text:p>
      <text:p text:style-name="P42"><text:span text:style-name="Source_20_Text"><text:s text:c="2"/></text:span><text:span text:style-name="Source_20_Text"><text:span text:style-name="T51">instructions=</text:span></text:span><text:span text:style-name="Source_20_Text"><text:span text:style-name="T55">"You are a personal math tutor. When asked a math question, write and run code to answer the question."</text:span></text:span><text:span text:style-name="Source_20_Text"><text:span text:style-name="T51">,</text:span></text:span></text:p>
      <text:p text:style-name="P42"><text:span text:style-name="Source_20_Text"><text:s text:c="2"/></text:span><text:span text:style-name="Source_20_Text"><text:span text:style-name="T51">model=</text:span></text:span><text:span text:style-name="Source_20_Text"><text:span text:style-name="T55">"gpt-4-1106-preview"</text:span></text:span><text:span text:style-name="Source_20_Text"><text:span text:style-name="T51">,</text:span></text:span></text:p>
      <text:p text:style-name="P42"><text:span text:style-name="Source_20_Text"><text:s text:c="2"/></text:span><text:span text:style-name="Source_20_Text"><text:span text:style-name="T51">tools=[{</text:span></text:span><text:span text:style-name="Source_20_Text"><text:span text:style-name="T55">"type"</text:span></text:span><text:span text:style-name="Source_20_Text"><text:span text:style-name="T51">: </text:span></text:span><text:span text:style-name="Source_20_Text"><text:span text:style-name="T55">"code_interpreter"</text:span></text:span><text:span text:style-name="Source_20_Text"><text:span text:style-name="T51">}],</text:span></text:span></text:p>
      <text:p text:style-name="P42"><text:span text:style-name="Source_20_Text"><text:s text:c="2"/></text:span><text:span text:style-name="Source_20_Text"><text:span text:style-name="T51">file_ids=[file.</text:span></text:span><text:span text:style-name="Source_20_Text"><text:span text:style-name="T56">id</text:span></text:span><text:span text:style-name="Source_20_Text"><text:span text:style-name="T51">]</text:span></text:span></text:p>
      <text:p text:style-name="P42"><text:span text:style-name="Source_20_Text"><text:span text:style-name="T51">)</text:span></text:span></text:p>
      <text:p text:style-name="P9">You do not pay for files attached to an Assistant or Message when used with Code Interpreter. You are only charged for files that are indexed for retrieval which happens automatically if the Retrieval tool is enabled.</text:p>
      <text:p text:style-name="P59">Files can also be passed at the Thread level. These files are only accessible in the specific Thread. Upload the File using the <text:a xlink:type="simple" xlink:href="https://platform.openai.com/docs/api-reference/files/create" text:style-name="Internet_20_link" text:visited-style-name="Visited_20_Internet_20_Link"><text:span text:style-name="T49">File upload</text:span></text:a> endpoint and then pass the File ID as part of the Message creation request:</text:p>
      <text:p text:style-name="P66">python</text:p>
      <text:p text:style-name="P8">Select librarypythonnode.jscurl</text:p>
      <text:p text:style-name="P7"><text:soft-page-break/>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1">thread = client.beta.threads.create(</text:span></text:span></text:p>
      <text:p text:style-name="P42"><text:span text:style-name="Source_20_Text"><text:s text:c="2"/></text:span><text:span text:style-name="Source_20_Text"><text:span text:style-name="T51">messages=[</text:span></text:span></text:p>
      <text:p text:style-name="P42"><text:span text:style-name="Source_20_Text"><text:s text:c="4"/></text:span><text:span text:style-name="Source_20_Text"><text:span text:style-name="T51">{</text:span></text:span></text:p>
      <text:p text:style-name="P42"><text:span text:style-name="Source_20_Text"><text:s text:c="6"/></text:span><text:span text:style-name="Source_20_Text"><text:span text:style-name="T55">"role"</text:span></text:span><text:span text:style-name="Source_20_Text"><text:span text:style-name="T51">: </text:span></text:span><text:span text:style-name="Source_20_Text"><text:span text:style-name="T55">"user"</text:span></text:span><text:span text:style-name="Source_20_Text"><text:span text:style-name="T51">,</text:span></text:span></text:p>
      <text:p text:style-name="P42"><text:soft-page-break/><text:span text:style-name="Source_20_Text"><text:s text:c="6"/></text:span><text:span text:style-name="Source_20_Text"><text:span text:style-name="T55">"content"</text:span></text:span><text:span text:style-name="Source_20_Text"><text:span text:style-name="T51">: </text:span></text:span><text:span text:style-name="Source_20_Text"><text:span text:style-name="T55">"I need to solve the equation `3x + 11 = 14`. Can you help me?"</text:span></text:span><text:span text:style-name="Source_20_Text"><text:span text:style-name="T51">,</text:span></text:span></text:p>
      <text:p text:style-name="P42"><text:span text:style-name="Source_20_Text"><text:s text:c="6"/></text:span><text:span text:style-name="Source_20_Text"><text:span text:style-name="T55">"file_ids"</text:span></text:span><text:span text:style-name="Source_20_Text"><text:span text:style-name="T51">: [file.</text:span></text:span><text:span text:style-name="Source_20_Text"><text:span text:style-name="T56">id</text:span></text:span><text:span text:style-name="Source_20_Text"><text:span text:style-name="T51">]</text:span></text:span></text:p>
      <text:p text:style-name="P42"><text:span text:style-name="Source_20_Text"><text:s text:c="4"/></text:span><text:span text:style-name="Source_20_Text"><text:span text:style-name="T51">}</text:span></text:span></text:p>
      <text:p text:style-name="P42"><text:span text:style-name="Source_20_Text"><text:s text:c="2"/></text:span><text:span text:style-name="Source_20_Text"><text:span text:style-name="T51">]</text:span></text:span></text:p>
      <text:p text:style-name="P42"><text:span text:style-name="Source_20_Text"><text:span text:style-name="T51">)</text:span></text:span></text:p>
      <text:p text:style-name="P60">Files have a maximum size of 512 MB. Code Interpreter supports a variety of file formats including <text:span text:style-name="Source_20_Text"><text:span text:style-name="T52">.csv</text:span></text:span>, <text:span text:style-name="Source_20_Text"><text:span text:style-name="T52">.pdf</text:span></text:span>, <text:span text:style-name="Source_20_Text"><text:span text:style-name="T52">.json</text:span></text:span> and many more. More details on the file extensions (and their corresponding MIME-types) supported can be found in the <text:a xlink:type="simple" xlink:href="https://platform.openai.com/docs/assistants/tools/supported-files" text:style-name="Internet_20_link" text:visited-style-name="Visited_20_Internet_20_Link"><text:span text:style-name="T49">Supported files</text:span></text:a> section below.</text:p>
      <text:h text:style-name="P12" text:outline-level="3"><text:a xlink:type="simple" xlink:href="https://platform.openai.com/docs/assistants/tools/reading-images-and-files-generated-by-code-interpreter" text:style-name="Internet_20_link" text:visited-style-name="Visited_20_Internet_20_Link"><text:span text:style-name="T5">Reading images and files generated by Code Interpreter</text:span></text:a></text:h>
      <text:p text:style-name="P59">Code Interpreter in the API also outputs files, such as generating image diagrams, CSVs, and PDFs. There are two types of files that are generated:</text:p>
      <text:list xml:id="list702963421" text:style-name="L54">
        <text:list-item>
          <text:p text:style-name="P157">Images</text:p>
        </text:list-item>
        <text:list-item>
          <text:p text:style-name="P158">Data files (e.g. a <text:span text:style-name="Source_20_Text"><text:span text:style-name="T52">csv</text:span></text:span> file with data generated by the Assistant)</text:p>
        </text:list-item>
      </text:list>
      <text:p text:style-name="P60">When Code Interpreter generates an image, you can look up and download this file in the <text:span text:style-name="Source_20_Text"><text:span text:style-name="T52">file_id</text:span></text:span> field of the Assistant Message response:</text:p>
      <text:p text:style-name="P41"><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oft-page-break/><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pan text:style-name="Source_20_Text"><text:span text:style-name="T53">16</text:span></text:span></text:p>
      <text:p text:style-name="P42"><text:span text:style-name="Source_20_Text"><text:span text:style-name="T51">{</text:span></text:span></text:p>
      <text:p text:style-name="P42"><text:span text:style-name="Source_20_Text"><text:s text:c="4"/></text:span><text:span text:style-name="Source_20_Text"><text:span text:style-name="T55">"id"</text:span></text:span><text:span text:style-name="Source_20_Text"><text:span text:style-name="T51">: </text:span></text:span><text:span text:style-name="Source_20_Text"><text:span text:style-name="T55">"msg_abc123"</text:span></text:span><text:span text:style-name="Source_20_Text"><text:span text:style-name="T51">,</text:span></text:span></text:p>
      <text:p text:style-name="P42"><text:span text:style-name="Source_20_Text"><text:s text:c="4"/></text:span><text:span text:style-name="Source_20_Text"><text:span text:style-name="T55">"object"</text:span></text:span><text:span text:style-name="Source_20_Text"><text:span text:style-name="T51">: </text:span></text:span><text:span text:style-name="Source_20_Text"><text:span text:style-name="T55">"thread.message"</text:span></text:span><text:span text:style-name="Source_20_Text"><text:span text:style-name="T51">,</text:span></text:span></text:p>
      <text:p text:style-name="P42"><text:soft-page-break/><text:span text:style-name="Source_20_Text"><text:s text:c="4"/></text:span><text:span text:style-name="Source_20_Text"><text:span text:style-name="T55">"created_at"</text:span></text:span><text:span text:style-name="Source_20_Text"><text:span text:style-name="T51">: </text:span></text:span><text:span text:style-name="Source_20_Text"><text:span text:style-name="T57">1698964262</text:span></text:span><text:span text:style-name="Source_20_Text"><text:span text:style-name="T51">,</text:span></text:span></text:p>
      <text:p text:style-name="P42"><text:span text:style-name="Source_20_Text"><text:s text:c="4"/></text:span><text:span text:style-name="Source_20_Text"><text:span text:style-name="T55">"thread_id"</text:span></text:span><text:span text:style-name="Source_20_Text"><text:span text:style-name="T51">: </text:span></text:span><text:span text:style-name="Source_20_Text"><text:span text:style-name="T55">"thread_abc123"</text:span></text:span><text:span text:style-name="Source_20_Text"><text:span text:style-name="T51">,</text:span></text:span></text:p>
      <text:p text:style-name="P42"><text:span text:style-name="Source_20_Text"><text:s text:c="4"/></text:span><text:span text:style-name="Source_20_Text"><text:span text:style-name="T55">"role"</text:span></text:span><text:span text:style-name="Source_20_Text"><text:span text:style-name="T51">: </text:span></text:span><text:span text:style-name="Source_20_Text"><text:span text:style-name="T55">"assistant"</text:span></text:span><text:span text:style-name="Source_20_Text"><text:span text:style-name="T51">,</text:span></text:span></text:p>
      <text:p text:style-name="P42"><text:span text:style-name="Source_20_Text"><text:s text:c="4"/></text:span><text:span text:style-name="Source_20_Text"><text:span text:style-name="T55">"content"</text:span></text:span><text:span text:style-name="Source_20_Text"><text:span text:style-name="T51">: [</text:span></text:span></text:p>
      <text:p text:style-name="P42"><text:span text:style-name="Source_20_Text"><text:s text:c="4"/></text:span><text:span text:style-name="Source_20_Text"><text:span text:style-name="T51">{</text:span></text:span></text:p>
      <text:p text:style-name="P42"><text:span text:style-name="Source_20_Text"><text:s text:c="6"/></text:span><text:span text:style-name="Source_20_Text"><text:span text:style-name="T55">"type"</text:span></text:span><text:span text:style-name="Source_20_Text"><text:span text:style-name="T51">: </text:span></text:span><text:span text:style-name="Source_20_Text"><text:span text:style-name="T55">"image_file"</text:span></text:span><text:span text:style-name="Source_20_Text"><text:span text:style-name="T51">,</text:span></text:span></text:p>
      <text:p text:style-name="P42"><text:span text:style-name="Source_20_Text"><text:s text:c="6"/></text:span><text:span text:style-name="Source_20_Text"><text:span text:style-name="T55">"image_file"</text:span></text:span><text:span text:style-name="Source_20_Text"><text:span text:style-name="T51">: {</text:span></text:span></text:p>
      <text:p text:style-name="P42"><text:span text:style-name="Source_20_Text"><text:s text:c="8"/></text:span><text:span text:style-name="Source_20_Text"><text:span text:style-name="T55">"file_id"</text:span></text:span><text:span text:style-name="Source_20_Text"><text:span text:style-name="T51">: </text:span></text:span><text:span text:style-name="Source_20_Text"><text:span text:style-name="T55">"file-abc123"</text:span></text:span></text:p>
      <text:p text:style-name="P42"><text:span text:style-name="Source_20_Text"><text:s text:c="6"/></text:span><text:span text:style-name="Source_20_Text"><text:span text:style-name="T51">}</text:span></text:span></text:p>
      <text:p text:style-name="P42"><text:span text:style-name="Source_20_Text"><text:s text:c="4"/></text:span><text:span text:style-name="Source_20_Text"><text:span text:style-name="T51">}</text:span></text:span></text:p>
      <text:p text:style-name="P42"><text:span text:style-name="Source_20_Text"><text:s text:c="2"/></text:span><text:span text:style-name="Source_20_Text"><text:span text:style-name="T51">]</text:span></text:span></text:p>
      <text:p text:style-name="P42"><text:span text:style-name="Source_20_Text"><text:s text:c="2"/></text:span><text:span text:style-name="Source_20_Text"><text:span text:style-name="T51"># ...</text:span></text:span></text:p>
      <text:p text:style-name="P42"><text:span text:style-name="Source_20_Text"><text:span text:style-name="T51">}</text:span></text:span></text:p>
      <text:p text:style-name="P59">The file content can then be downloaded by passing the file ID to the Files API:</text:p>
      <text:p text:style-name="P66">python</text:p>
      <text:p text:style-name="P8"><text:soft-page-break/>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4">from</text:span></text:span><text:span text:style-name="Source_20_Text"><text:span text:style-name="T51"> openai </text:span></text:span><text:span text:style-name="Source_20_Text"><text:span text:style-name="T54">import</text:span></text:span><text:span text:style-name="Source_20_Text"><text:span text:style-name="T51"> OpenAI</text:span></text:span></text:p>
      <text:p text:style-name="P42"/>
      <text:p text:style-name="P42"><text:span text:style-name="Source_20_Text"><text:span text:style-name="T51">client = OpenAI()</text:span></text:span></text:p>
      <text:p text:style-name="P42"><text:soft-page-break/></text:p>
      <text:p text:style-name="P42"><text:span text:style-name="Source_20_Text"><text:span text:style-name="T51">image_data = client.files.content(</text:span></text:span><text:span text:style-name="Source_20_Text"><text:span text:style-name="T55">"file-abc123"</text:span></text:span><text:span text:style-name="Source_20_Text"><text:span text:style-name="T51">)</text:span></text:span></text:p>
      <text:p text:style-name="P42"><text:span text:style-name="Source_20_Text"><text:span text:style-name="T51">image_data_bytes = image_data.read()</text:span></text:span></text:p>
      <text:p text:style-name="P42"/>
      <text:p text:style-name="P42"><text:span text:style-name="Source_20_Text"><text:span text:style-name="T54">with</text:span></text:span><text:span text:style-name="Source_20_Text"><text:span text:style-name="T51"> </text:span></text:span><text:span text:style-name="Source_20_Text"><text:span text:style-name="T56">open</text:span></text:span><text:span text:style-name="Source_20_Text"><text:span text:style-name="T51">(</text:span></text:span><text:span text:style-name="Source_20_Text"><text:span text:style-name="T55">"./my-image.png"</text:span></text:span><text:span text:style-name="Source_20_Text"><text:span text:style-name="T51">, </text:span></text:span><text:span text:style-name="Source_20_Text"><text:span text:style-name="T55">"wb"</text:span></text:span><text:span text:style-name="Source_20_Text"><text:span text:style-name="T51">) </text:span></text:span><text:span text:style-name="Source_20_Text"><text:span text:style-name="T54">as</text:span></text:span><text:span text:style-name="Source_20_Text"><text:span text:style-name="T51"> file:</text:span></text:span></text:p>
      <text:p text:style-name="P42"><text:span text:style-name="Source_20_Text"><text:s text:c="4"/></text:span><text:span text:style-name="Source_20_Text"><text:span text:style-name="T51">file.write(image_data_bytes)</text:span></text:span></text:p>
      <text:p text:style-name="P59">When Code Interpreter references a file path (e.g., ”Download this csv file”), file paths are listed as annotations. You can convert these annotations into links to download the file:</text:p>
      <text:p text:style-name="P41"><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oft-page-break/><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pan text:style-name="Source_20_Text"><text:span text:style-name="T53">16</text:span></text:span></text:p>
      <text:p text:style-name="P42"><text:span text:style-name="Source_20_Text"><text:span text:style-name="T53">17</text:span></text:span></text:p>
      <text:p text:style-name="P42"><text:span text:style-name="Source_20_Text"><text:span text:style-name="T53">18</text:span></text:span></text:p>
      <text:p text:style-name="P42"><text:span text:style-name="Source_20_Text"><text:span text:style-name="T53">19</text:span></text:span></text:p>
      <text:p text:style-name="P42"><text:span text:style-name="Source_20_Text"><text:span text:style-name="T53">20</text:span></text:span></text:p>
      <text:p text:style-name="P42"><text:span text:style-name="Source_20_Text"><text:span text:style-name="T53">21</text:span></text:span></text:p>
      <text:p text:style-name="P42"><text:soft-page-break/><text:span text:style-name="Source_20_Text"><text:span text:style-name="T53">22</text:span></text:span></text:p>
      <text:p text:style-name="P42"><text:span text:style-name="Source_20_Text"><text:span text:style-name="T51">{</text:span></text:span></text:p>
      <text:p text:style-name="P42"><text:span text:style-name="Source_20_Text"><text:s text:c="2"/></text:span><text:span text:style-name="Source_20_Text"><text:span text:style-name="T55">"id"</text:span></text:span><text:span text:style-name="Source_20_Text"><text:span text:style-name="T51">: </text:span></text:span><text:span text:style-name="Source_20_Text"><text:span text:style-name="T55">"msg_abc123"</text:span></text:span><text:span text:style-name="Source_20_Text"><text:span text:style-name="T51">,</text:span></text:span></text:p>
      <text:p text:style-name="P42"><text:span text:style-name="Source_20_Text"><text:s text:c="2"/></text:span><text:span text:style-name="Source_20_Text"><text:span text:style-name="T55">"object"</text:span></text:span><text:span text:style-name="Source_20_Text"><text:span text:style-name="T51">: </text:span></text:span><text:span text:style-name="Source_20_Text"><text:span text:style-name="T55">"thread.message"</text:span></text:span><text:span text:style-name="Source_20_Text"><text:span text:style-name="T51">,</text:span></text:span></text:p>
      <text:p text:style-name="P42"><text:span text:style-name="Source_20_Text"><text:s text:c="2"/></text:span><text:span text:style-name="Source_20_Text"><text:span text:style-name="T55">"created_at"</text:span></text:span><text:span text:style-name="Source_20_Text"><text:span text:style-name="T51">: </text:span></text:span><text:span text:style-name="Source_20_Text"><text:span text:style-name="T57">1699073585</text:span></text:span><text:span text:style-name="Source_20_Text"><text:span text:style-name="T51">,</text:span></text:span></text:p>
      <text:p text:style-name="P42"><text:span text:style-name="Source_20_Text"><text:s text:c="2"/></text:span><text:span text:style-name="Source_20_Text"><text:span text:style-name="T55">"thread_id"</text:span></text:span><text:span text:style-name="Source_20_Text"><text:span text:style-name="T51">: </text:span></text:span><text:span text:style-name="Source_20_Text"><text:span text:style-name="T55">"thread_abc123"</text:span></text:span><text:span text:style-name="Source_20_Text"><text:span text:style-name="T51">,</text:span></text:span></text:p>
      <text:p text:style-name="P42"><text:span text:style-name="Source_20_Text"><text:s text:c="2"/></text:span><text:span text:style-name="Source_20_Text"><text:span text:style-name="T55">"role"</text:span></text:span><text:span text:style-name="Source_20_Text"><text:span text:style-name="T51">: </text:span></text:span><text:span text:style-name="Source_20_Text"><text:span text:style-name="T55">"assistant"</text:span></text:span><text:span text:style-name="Source_20_Text"><text:span text:style-name="T51">,</text:span></text:span></text:p>
      <text:p text:style-name="P42"><text:span text:style-name="Source_20_Text"><text:s text:c="2"/></text:span><text:span text:style-name="Source_20_Text"><text:span text:style-name="T55">"content"</text:span></text:span><text:span text:style-name="Source_20_Text"><text:span text:style-name="T51">: [</text:span></text:span></text:p>
      <text:p text:style-name="P42"><text:span text:style-name="Source_20_Text"><text:s text:c="4"/></text:span><text:span text:style-name="Source_20_Text"><text:span text:style-name="T51">{</text:span></text:span></text:p>
      <text:p text:style-name="P42"><text:span text:style-name="Source_20_Text"><text:s text:c="6"/></text:span><text:span text:style-name="Source_20_Text"><text:span text:style-name="T55">"type"</text:span></text:span><text:span text:style-name="Source_20_Text"><text:span text:style-name="T51">: </text:span></text:span><text:span text:style-name="Source_20_Text"><text:span text:style-name="T55">"text"</text:span></text:span><text:span text:style-name="Source_20_Text"><text:span text:style-name="T51">,</text:span></text:span></text:p>
      <text:p text:style-name="P42"><text:span text:style-name="Source_20_Text"><text:s text:c="6"/></text:span><text:span text:style-name="Source_20_Text"><text:span text:style-name="T55">"text"</text:span></text:span><text:span text:style-name="Source_20_Text"><text:span text:style-name="T51">: {</text:span></text:span></text:p>
      <text:p text:style-name="P42"><text:span text:style-name="Source_20_Text"><text:s text:c="8"/></text:span><text:span text:style-name="Source_20_Text"><text:span text:style-name="T55">"value"</text:span></text:span><text:span text:style-name="Source_20_Text"><text:span text:style-name="T51">: </text:span></text:span><text:span text:style-name="Source_20_Text"><text:span text:style-name="T55">"The rows of the CSV file have been shuffled and saved to a new CSV file. You can download the shuffled CSV file from the following link:\n\n[Download Shuffled CSV File](sandbox:/mnt/data/shuffled_file.csv)"</text:span></text:span><text:span text:style-name="Source_20_Text"><text:span text:style-name="T51">,</text:span></text:span></text:p>
      <text:p text:style-name="P42"><text:span text:style-name="Source_20_Text"><text:s text:c="8"/></text:span><text:span text:style-name="Source_20_Text"><text:span text:style-name="T55">"annotations"</text:span></text:span><text:span text:style-name="Source_20_Text"><text:span text:style-name="T51">: [</text:span></text:span></text:p>
      <text:p text:style-name="P42"><text:span text:style-name="Source_20_Text"><text:s text:c="10"/></text:span><text:span text:style-name="Source_20_Text"><text:span text:style-name="T51">{</text:span></text:span></text:p>
      <text:p text:style-name="P42"><text:soft-page-break/><text:span text:style-name="Source_20_Text"><text:s text:c="12"/></text:span><text:span text:style-name="Source_20_Text"><text:span text:style-name="T55">"type"</text:span></text:span><text:span text:style-name="Source_20_Text"><text:span text:style-name="T51">: </text:span></text:span><text:span text:style-name="Source_20_Text"><text:span text:style-name="T55">"file_path"</text:span></text:span><text:span text:style-name="Source_20_Text"><text:span text:style-name="T51">,</text:span></text:span></text:p>
      <text:p text:style-name="P42"><text:span text:style-name="Source_20_Text"><text:s text:c="12"/></text:span><text:span text:style-name="Source_20_Text"><text:span text:style-name="T55">"text"</text:span></text:span><text:span text:style-name="Source_20_Text"><text:span text:style-name="T51">: </text:span></text:span><text:span text:style-name="Source_20_Text"><text:span text:style-name="T55">"sandbox:/mnt/data/shuffled_file.csv"</text:span></text:span><text:span text:style-name="Source_20_Text"><text:span text:style-name="T51">,</text:span></text:span></text:p>
      <text:p text:style-name="P42"><text:span text:style-name="Source_20_Text"><text:s text:c="12"/></text:span><text:span text:style-name="Source_20_Text"><text:span text:style-name="T55">"start_index"</text:span></text:span><text:span text:style-name="Source_20_Text"><text:span text:style-name="T51">: </text:span></text:span><text:span text:style-name="Source_20_Text"><text:span text:style-name="T57">167</text:span></text:span><text:span text:style-name="Source_20_Text"><text:span text:style-name="T51">,</text:span></text:span></text:p>
      <text:p text:style-name="P42"><text:span text:style-name="Source_20_Text"><text:s text:c="12"/></text:span><text:span text:style-name="Source_20_Text"><text:span text:style-name="T55">"end_index"</text:span></text:span><text:span text:style-name="Source_20_Text"><text:span text:style-name="T51">: </text:span></text:span><text:span text:style-name="Source_20_Text"><text:span text:style-name="T57">202</text:span></text:span><text:span text:style-name="Source_20_Text"><text:span text:style-name="T51">,</text:span></text:span></text:p>
      <text:p text:style-name="P42"><text:span text:style-name="Source_20_Text"><text:s text:c="12"/></text:span><text:span text:style-name="Source_20_Text"><text:span text:style-name="T55">"file_path"</text:span></text:span><text:span text:style-name="Source_20_Text"><text:span text:style-name="T51">: {</text:span></text:span></text:p>
      <text:p text:style-name="P42"><text:span text:style-name="Source_20_Text"><text:s text:c="14"/></text:span><text:span text:style-name="Source_20_Text"><text:span text:style-name="T55">"file_id"</text:span></text:span><text:span text:style-name="Source_20_Text"><text:span text:style-name="T51">: </text:span></text:span><text:span text:style-name="Source_20_Text"><text:span text:style-name="T55">"file-abc123"</text:span></text:span></text:p>
      <text:p text:style-name="P42"><text:span text:style-name="Source_20_Text"><text:s text:c="12"/></text:span><text:span text:style-name="Source_20_Text"><text:span text:style-name="T51">}</text:span></text:span></text:p>
      <text:p text:style-name="P42"><text:span text:style-name="Source_20_Text"><text:s text:c="10"/></text:span><text:span text:style-name="Source_20_Text"><text:span text:style-name="T51">}</text:span></text:span></text:p>
      <text:p text:style-name="P42"><text:span text:style-name="Source_20_Text"><text:s text:c="10"/></text:span><text:span text:style-name="Source_20_Text"><text:span text:style-name="T51">...</text:span></text:span></text:p>
      <text:h text:style-name="P12" text:outline-level="3"><text:a xlink:type="simple" xlink:href="https://platform.openai.com/docs/assistants/tools/input-and-output-logs-of-code-interpreter" text:style-name="Internet_20_link" text:visited-style-name="Visited_20_Internet_20_Link"><text:span text:style-name="T5">Input and output logs of Code Interpreter</text:span></text:a></text:h>
      <text:p text:style-name="P60">By listing the steps of a Run that called Code Interpreter, you can inspect the code <text:span text:style-name="Source_20_Text"><text:span text:style-name="T52">input</text:span></text:span> and <text:span text:style-name="Source_20_Text"><text:span text:style-name="T52">outputs</text:span></text:span> logs of Code Interpreter:</text:p>
      <text:p text:style-name="P66">python</text:p>
      <text:p text:style-name="P8">Select librarypythonnode.jscurl</text:p>
      <text:p text:style-name="P7">Copy‍</text:p>
      <text:p text:style-name="P42"><text:span text:style-name="Source_20_Text"><text:span text:style-name="T53">1</text:span></text:span></text:p>
      <text:p text:style-name="P42"><text:soft-page-break/><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1">run_steps = client.beta.threads.runs.steps.</text:span></text:span><text:span text:style-name="Source_20_Text"><text:span text:style-name="T56">list</text:span></text:span><text:span text:style-name="Source_20_Text"><text:span text:style-name="T51">(</text:span></text:span></text:p>
      <text:p text:style-name="P42"><text:span text:style-name="Source_20_Text"><text:s text:c="2"/></text:span><text:span text:style-name="Source_20_Text"><text:span text:style-name="T51">thread_id=thread.</text:span></text:span><text:span text:style-name="Source_20_Text"><text:span text:style-name="T56">id</text:span></text:span><text:span text:style-name="Source_20_Text"><text:span text:style-name="T51">,</text:span></text:span></text:p>
      <text:p text:style-name="P42"><text:span text:style-name="Source_20_Text"><text:s text:c="2"/></text:span><text:span text:style-name="Source_20_Text"><text:span text:style-name="T51">run_id=run.</text:span></text:span><text:span text:style-name="Source_20_Text"><text:span text:style-name="T56">id</text:span></text:span></text:p>
      <text:p text:style-name="P42"><text:span text:style-name="Source_20_Text"><text:span text:style-name="T51">)</text:span></text:span></text:p>
      <text:p text:style-name="P41"><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oft-page-break/><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pan text:style-name="Source_20_Text"><text:span text:style-name="T53">16</text:span></text:span></text:p>
      <text:p text:style-name="P42"><text:span text:style-name="Source_20_Text"><text:span text:style-name="T53">17</text:span></text:span></text:p>
      <text:p text:style-name="P42"><text:span text:style-name="Source_20_Text"><text:span text:style-name="T53">18</text:span></text:span></text:p>
      <text:p text:style-name="P42"><text:span text:style-name="Source_20_Text"><text:span text:style-name="T53">19</text:span></text:span></text:p>
      <text:p text:style-name="P42"><text:span text:style-name="Source_20_Text"><text:span text:style-name="T53">20</text:span></text:span></text:p>
      <text:p text:style-name="P42"><text:span text:style-name="Source_20_Text"><text:span text:style-name="T53">21</text:span></text:span></text:p>
      <text:p text:style-name="P42"><text:soft-page-break/><text:span text:style-name="Source_20_Text"><text:span text:style-name="T53">22</text:span></text:span></text:p>
      <text:p text:style-name="P42"><text:span text:style-name="Source_20_Text"><text:span text:style-name="T53">23</text:span></text:span></text:p>
      <text:p text:style-name="P42"><text:span text:style-name="Source_20_Text"><text:span text:style-name="T53">24</text:span></text:span></text:p>
      <text:p text:style-name="P42"><text:span text:style-name="Source_20_Text"><text:span text:style-name="T51">{</text:span></text:span></text:p>
      <text:p text:style-name="P42"><text:span text:style-name="Source_20_Text"><text:s text:c="2"/></text:span><text:span text:style-name="Source_20_Text"><text:span text:style-name="T55">"object"</text:span></text:span><text:span text:style-name="Source_20_Text"><text:span text:style-name="T51">: </text:span></text:span><text:span text:style-name="Source_20_Text"><text:span text:style-name="T55">"list"</text:span></text:span><text:span text:style-name="Source_20_Text"><text:span text:style-name="T51">,</text:span></text:span></text:p>
      <text:p text:style-name="P42"><text:span text:style-name="Source_20_Text"><text:s text:c="2"/></text:span><text:span text:style-name="Source_20_Text"><text:span text:style-name="T55">"data"</text:span></text:span><text:span text:style-name="Source_20_Text"><text:span text:style-name="T51">: [</text:span></text:span></text:p>
      <text:p text:style-name="P42"><text:span text:style-name="Source_20_Text"><text:s text:c="4"/></text:span><text:span text:style-name="Source_20_Text"><text:span text:style-name="T51">{</text:span></text:span></text:p>
      <text:p text:style-name="P42"><text:span text:style-name="Source_20_Text"><text:s text:c="6"/></text:span><text:span text:style-name="Source_20_Text"><text:span text:style-name="T55">"id"</text:span></text:span><text:span text:style-name="Source_20_Text"><text:span text:style-name="T51">: </text:span></text:span><text:span text:style-name="Source_20_Text"><text:span text:style-name="T55">"step_abc123"</text:span></text:span><text:span text:style-name="Source_20_Text"><text:span text:style-name="T51">,</text:span></text:span></text:p>
      <text:p text:style-name="P42"><text:span text:style-name="Source_20_Text"><text:s text:c="6"/></text:span><text:span text:style-name="Source_20_Text"><text:span text:style-name="T55">"object"</text:span></text:span><text:span text:style-name="Source_20_Text"><text:span text:style-name="T51">: </text:span></text:span><text:span text:style-name="Source_20_Text"><text:span text:style-name="T55">"thread.run.step"</text:span></text:span><text:span text:style-name="Source_20_Text"><text:span text:style-name="T51">,</text:span></text:span></text:p>
      <text:p text:style-name="P42"><text:span text:style-name="Source_20_Text"><text:s text:c="6"/></text:span><text:span text:style-name="Source_20_Text"><text:span text:style-name="T55">"type"</text:span></text:span><text:span text:style-name="Source_20_Text"><text:span text:style-name="T51">: </text:span></text:span><text:span text:style-name="Source_20_Text"><text:span text:style-name="T55">"tool_calls"</text:span></text:span><text:span text:style-name="Source_20_Text"><text:span text:style-name="T51">,</text:span></text:span></text:p>
      <text:p text:style-name="P42"><text:span text:style-name="Source_20_Text"><text:s text:c="6"/></text:span><text:span text:style-name="Source_20_Text"><text:span text:style-name="T55">"run_id"</text:span></text:span><text:span text:style-name="Source_20_Text"><text:span text:style-name="T51">: </text:span></text:span><text:span text:style-name="Source_20_Text"><text:span text:style-name="T55">"run_abc123"</text:span></text:span><text:span text:style-name="Source_20_Text"><text:span text:style-name="T51">,</text:span></text:span></text:p>
      <text:p text:style-name="P42"><text:span text:style-name="Source_20_Text"><text:s text:c="6"/></text:span><text:span text:style-name="Source_20_Text"><text:span text:style-name="T55">"thread_id"</text:span></text:span><text:span text:style-name="Source_20_Text"><text:span text:style-name="T51">: </text:span></text:span><text:span text:style-name="Source_20_Text"><text:span text:style-name="T55">"thread_abc123"</text:span></text:span><text:span text:style-name="Source_20_Text"><text:span text:style-name="T51">,</text:span></text:span></text:p>
      <text:p text:style-name="P42"><text:span text:style-name="Source_20_Text"><text:s text:c="6"/></text:span><text:span text:style-name="Source_20_Text"><text:span text:style-name="T55">"status"</text:span></text:span><text:span text:style-name="Source_20_Text"><text:span text:style-name="T51">: </text:span></text:span><text:span text:style-name="Source_20_Text"><text:span text:style-name="T55">"completed"</text:span></text:span><text:span text:style-name="Source_20_Text"><text:span text:style-name="T51">,</text:span></text:span></text:p>
      <text:p text:style-name="P42"><text:span text:style-name="Source_20_Text"><text:s text:c="6"/></text:span><text:span text:style-name="Source_20_Text"><text:span text:style-name="T55">"step_details"</text:span></text:span><text:span text:style-name="Source_20_Text"><text:span text:style-name="T51">: {</text:span></text:span></text:p>
      <text:p text:style-name="P42"><text:soft-page-break/><text:span text:style-name="Source_20_Text"><text:s text:c="8"/></text:span><text:span text:style-name="Source_20_Text"><text:span text:style-name="T55">"type"</text:span></text:span><text:span text:style-name="Source_20_Text"><text:span text:style-name="T51">: </text:span></text:span><text:span text:style-name="Source_20_Text"><text:span text:style-name="T55">"tool_calls"</text:span></text:span><text:span text:style-name="Source_20_Text"><text:span text:style-name="T51">,</text:span></text:span></text:p>
      <text:p text:style-name="P42"><text:span text:style-name="Source_20_Text"><text:s text:c="8"/></text:span><text:span text:style-name="Source_20_Text"><text:span text:style-name="T55">"tool_calls"</text:span></text:span><text:span text:style-name="Source_20_Text"><text:span text:style-name="T51">: [</text:span></text:span></text:p>
      <text:p text:style-name="P42"><text:span text:style-name="Source_20_Text"><text:s text:c="10"/></text:span><text:span text:style-name="Source_20_Text"><text:span text:style-name="T51">{</text:span></text:span></text:p>
      <text:p text:style-name="P42"><text:span text:style-name="Source_20_Text"><text:s text:c="12"/></text:span><text:span text:style-name="Source_20_Text"><text:span text:style-name="T55">"type"</text:span></text:span><text:span text:style-name="Source_20_Text"><text:span text:style-name="T51">: </text:span></text:span><text:span text:style-name="Source_20_Text"><text:span text:style-name="T55">"code"</text:span></text:span><text:span text:style-name="Source_20_Text"><text:span text:style-name="T51">,</text:span></text:span></text:p>
      <text:p text:style-name="P42"><text:span text:style-name="Source_20_Text"><text:s text:c="12"/></text:span><text:span text:style-name="Source_20_Text"><text:span text:style-name="T55">"code"</text:span></text:span><text:span text:style-name="Source_20_Text"><text:span text:style-name="T51">: {</text:span></text:span></text:p>
      <text:p text:style-name="P42"><text:span text:style-name="Source_20_Text"><text:s text:c="14"/></text:span><text:span text:style-name="Source_20_Text"><text:span text:style-name="T55">"input"</text:span></text:span><text:span text:style-name="Source_20_Text"><text:span text:style-name="T51">: </text:span></text:span><text:span text:style-name="Source_20_Text"><text:span text:style-name="T55">"# Calculating 2 + 2\nresult = 2 + 2\nresult"</text:span></text:span><text:span text:style-name="Source_20_Text"><text:span text:style-name="T51">,</text:span></text:span></text:p>
      <text:p text:style-name="P42"><text:span text:style-name="Source_20_Text"><text:s text:c="14"/></text:span><text:span text:style-name="Source_20_Text"><text:span text:style-name="T55">"outputs"</text:span></text:span><text:span text:style-name="Source_20_Text"><text:span text:style-name="T51">: [</text:span></text:span></text:p>
      <text:p text:style-name="P42"><text:span text:style-name="Source_20_Text"><text:s text:c="16"/></text:span><text:span text:style-name="Source_20_Text"><text:span text:style-name="T51">{</text:span></text:span></text:p>
      <text:p text:style-name="P42"><text:span text:style-name="Source_20_Text"><text:s text:c="18"/></text:span><text:span text:style-name="Source_20_Text"><text:span text:style-name="T55">"type"</text:span></text:span><text:span text:style-name="Source_20_Text"><text:span text:style-name="T51">: </text:span></text:span><text:span text:style-name="Source_20_Text"><text:span text:style-name="T55">"logs"</text:span></text:span><text:span text:style-name="Source_20_Text"><text:span text:style-name="T51">,</text:span></text:span></text:p>
      <text:p text:style-name="P42"><text:span text:style-name="Source_20_Text"><text:s text:c="18"/></text:span><text:span text:style-name="Source_20_Text"><text:span text:style-name="T55">"logs"</text:span></text:span><text:span text:style-name="Source_20_Text"><text:span text:style-name="T51">: </text:span></text:span><text:span text:style-name="Source_20_Text"><text:span text:style-name="T55">"4"</text:span></text:span></text:p>
      <text:p text:style-name="P42"><text:span text:style-name="Source_20_Text"><text:s text:c="16"/></text:span><text:span text:style-name="Source_20_Text"><text:span text:style-name="T51">}</text:span></text:span></text:p>
      <text:p text:style-name="P42"><text:span text:style-name="Source_20_Text"><text:s text:c="24"/></text:span><text:span text:style-name="Source_20_Text"><text:span text:style-name="T51">...</text:span></text:span></text:p>
      <text:p text:style-name="P42"><text:span text:style-name="Source_20_Text"><text:s/></text:span><text:span text:style-name="Source_20_Text"><text:span text:style-name="T51">}</text:span></text:span></text:p>
      <text:p text:style-name="Horizontal_20_Line"/>
      <text:h text:style-name="P10" text:outline-level="2"><text:soft-page-break/><text:a xlink:type="simple" xlink:href="https://platform.openai.com/docs/assistants/tools/knowledge-retrieval" text:style-name="Internet_20_link" text:visited-style-name="Visited_20_Internet_20_Link"><text:span text:style-name="T4">Knowledge Retrieval</text:span></text:a></text:h>
      <text:p text:style-name="P59">Retrieval augments the Assistant with knowledge from outside its model, such as proprietary product information or documents provided by your users. Once a file is uploaded and passed to the Assistant, OpenAI will automatically chunk your documents, index and store the embeddings, and implement vector search to retrieve relevant content to answer user queries.</text:p>
      <text:h text:style-name="P12" text:outline-level="3"><text:a xlink:type="simple" xlink:href="https://platform.openai.com/docs/assistants/tools/enabling-retrieval" text:style-name="Internet_20_link" text:visited-style-name="Visited_20_Internet_20_Link"><text:span text:style-name="T5">Enabling Retrieval</text:span></text:a></text:h>
      <text:p text:style-name="P60">Pass the <text:span text:style-name="Source_20_Text"><text:span text:style-name="T52">retrieval</text:span></text:span> in the <text:span text:style-name="Source_20_Text"><text:span text:style-name="T52">tools</text:span></text:span> parameter of the Assistant to enable Retrieval:</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1">assistant = client.beta.assistants.create(</text:span></text:span></text:p>
      <text:p text:style-name="P42"><text:span text:style-name="Source_20_Text"><text:s text:c="2"/></text:span><text:span text:style-name="Source_20_Text"><text:span text:style-name="T51">instructions=</text:span></text:span><text:span text:style-name="Source_20_Text"><text:span text:style-name="T55">"You are a customer support chatbot. Use your knowledge base to best respond to customer queries."</text:span></text:span><text:span text:style-name="Source_20_Text"><text:span text:style-name="T51">,</text:span></text:span></text:p>
      <text:p text:style-name="P42"><text:soft-page-break/><text:span text:style-name="Source_20_Text"><text:s text:c="2"/></text:span><text:span text:style-name="Source_20_Text"><text:span text:style-name="T51">model=</text:span></text:span><text:span text:style-name="Source_20_Text"><text:span text:style-name="T55">"gpt-4-1106-preview"</text:span></text:span><text:span text:style-name="Source_20_Text"><text:span text:style-name="T51">,</text:span></text:span></text:p>
      <text:p text:style-name="P42"><text:span text:style-name="Source_20_Text"><text:s text:c="2"/></text:span><text:span text:style-name="Source_20_Text"><text:span text:style-name="T51">tools=[{</text:span></text:span><text:span text:style-name="Source_20_Text"><text:span text:style-name="T55">"type"</text:span></text:span><text:span text:style-name="Source_20_Text"><text:span text:style-name="T51">: </text:span></text:span><text:span text:style-name="Source_20_Text"><text:span text:style-name="T55">"retrieval"</text:span></text:span><text:span text:style-name="Source_20_Text"><text:span text:style-name="T51">}]</text:span></text:span></text:p>
      <text:p text:style-name="P42"><text:span text:style-name="Source_20_Text"><text:span text:style-name="T51">)</text:span></text:span></text:p>
      <text:p text:style-name="P53"><text:span text:style-name="T48">If you enable retrieval for a specific Assistant, all the files attached will be automatically indexed and you will be charged the $0.20/GB per assistant per day. You can enabled/disable retrieval by using the </text:span><text:a xlink:type="simple" xlink:href="https://platform.openai.com/docs/api-reference/assistants/modifyAssistant" text:style-name="Internet_20_link" text:visited-style-name="Visited_20_Internet_20_Link"><text:span text:style-name="T1">Modify Assistant</text:span></text:a><text:span text:style-name="T48"> endpoint.</text:span></text:p>
      <text:h text:style-name="P12" text:outline-level="3"><text:a xlink:type="simple" xlink:href="https://platform.openai.com/docs/assistants/tools/how-it-works" text:style-name="Internet_20_link" text:visited-style-name="Visited_20_Internet_20_Link"><text:span text:style-name="T5">How it works</text:span></text:a></text:h>
      <text:p text:style-name="P59">The model then decides when to retrieve content based on the user Messages. The Assistants API automatically chooses between two retrieval techniques:</text:p>
      <text:list xml:id="list169686171" text:style-name="L55">
        <text:list-item>
          <text:p text:style-name="P159">it either passes the file content in the prompt for short documents, or</text:p>
        </text:list-item>
        <text:list-item>
          <text:p text:style-name="P160">performs a vector search for longer documents</text:p>
        </text:list-item>
      </text:list>
      <text:p text:style-name="P59">Retrieval currently optimizes for quality by adding all relevant content to the context of model calls. We plan to introduce other retrieval strategies to enable developers to choose a different tradeoff between retrieval quality and model usage cost.</text:p>
      <text:h text:style-name="P12" text:outline-level="3"><text:a xlink:type="simple" xlink:href="https://platform.openai.com/docs/assistants/tools/uploading-files-for-retrieval" text:style-name="Internet_20_link" text:visited-style-name="Visited_20_Internet_20_Link"><text:span text:style-name="T5">Uploading files for retrieval</text:span></text:a></text:h>
      <text:p text:style-name="P59">Similar to Code Interpreter, files can be passed at the Assistant-level or individual Message-level.</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oft-page-break/><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1"># Upload a file with an "assistants" purpose</text:span></text:span></text:p>
      <text:p text:style-name="P42"><text:span text:style-name="Source_20_Text"><text:span text:style-name="T51">file = client.files.create(</text:span></text:span></text:p>
      <text:p text:style-name="P42"><text:span text:style-name="Source_20_Text"><text:s text:c="2"/></text:span><text:span text:style-name="Source_20_Text"><text:span text:style-name="T51">file=</text:span></text:span><text:span text:style-name="Source_20_Text"><text:span text:style-name="T56">open</text:span></text:span><text:span text:style-name="Source_20_Text"><text:span text:style-name="T51">(</text:span></text:span><text:span text:style-name="Source_20_Text"><text:span text:style-name="T55">"knowledge.pdf"</text:span></text:span><text:span text:style-name="Source_20_Text"><text:span text:style-name="T51">, </text:span></text:span><text:span text:style-name="Source_20_Text"><text:span text:style-name="T55">"rb"</text:span></text:span><text:span text:style-name="Source_20_Text"><text:span text:style-name="T51">),</text:span></text:span></text:p>
      <text:p text:style-name="P42"><text:soft-page-break/><text:span text:style-name="Source_20_Text"><text:s text:c="2"/></text:span><text:span text:style-name="Source_20_Text"><text:span text:style-name="T51">purpose=</text:span></text:span><text:span text:style-name="Source_20_Text"><text:span text:style-name="T55">'assistants'</text:span></text:span></text:p>
      <text:p text:style-name="P42"><text:span text:style-name="Source_20_Text"><text:span text:style-name="T51">)</text:span></text:span></text:p>
      <text:p text:style-name="P42"/>
      <text:p text:style-name="P42"><text:span text:style-name="Source_20_Text"><text:span text:style-name="T51"># Add the file to the assistant</text:span></text:span></text:p>
      <text:p text:style-name="P42"><text:span text:style-name="Source_20_Text"><text:span text:style-name="T51">assistant = client.beta.assistants.create(</text:span></text:span></text:p>
      <text:p text:style-name="P42"><text:span text:style-name="Source_20_Text"><text:s text:c="2"/></text:span><text:span text:style-name="Source_20_Text"><text:span text:style-name="T51">instructions=</text:span></text:span><text:span text:style-name="Source_20_Text"><text:span text:style-name="T55">"You are a customer support chatbot. Use your knowledge base to best respond to customer queries."</text:span></text:span><text:span text:style-name="Source_20_Text"><text:span text:style-name="T51">,</text:span></text:span></text:p>
      <text:p text:style-name="P42"><text:span text:style-name="Source_20_Text"><text:s text:c="2"/></text:span><text:span text:style-name="Source_20_Text"><text:span text:style-name="T51">model=</text:span></text:span><text:span text:style-name="Source_20_Text"><text:span text:style-name="T55">"gpt-4-1106-preview"</text:span></text:span><text:span text:style-name="Source_20_Text"><text:span text:style-name="T51">,</text:span></text:span></text:p>
      <text:p text:style-name="P42"><text:span text:style-name="Source_20_Text"><text:s text:c="2"/></text:span><text:span text:style-name="Source_20_Text"><text:span text:style-name="T51">tools=[{</text:span></text:span><text:span text:style-name="Source_20_Text"><text:span text:style-name="T55">"type"</text:span></text:span><text:span text:style-name="Source_20_Text"><text:span text:style-name="T51">: </text:span></text:span><text:span text:style-name="Source_20_Text"><text:span text:style-name="T55">"retrieval"</text:span></text:span><text:span text:style-name="Source_20_Text"><text:span text:style-name="T51">}],</text:span></text:span></text:p>
      <text:p text:style-name="P42"><text:span text:style-name="Source_20_Text"><text:s text:c="2"/></text:span><text:span text:style-name="Source_20_Text"><text:span text:style-name="T51">file_ids=[file.</text:span></text:span><text:span text:style-name="Source_20_Text"><text:span text:style-name="T56">id</text:span></text:span><text:span text:style-name="Source_20_Text"><text:span text:style-name="T51">]</text:span></text:span></text:p>
      <text:p text:style-name="P42"><text:span text:style-name="Source_20_Text"><text:span text:style-name="T51">)</text:span></text:span></text:p>
      <text:p text:style-name="P59">When a file is attached at the Message-level, it is only accessible within the specific Thread the Message is attached to. After having uploaded a file, you can pass the ID of this File when creating the Message. Note that you are not charged based on the size of the files you upload via the Files API but rather based on which files you attach to a specific Assistant or Message that get indexed.</text:p>
      <text:p text:style-name="P66">python</text:p>
      <text:p text:style-name="P8">Select librarypythonnode.jscurl</text:p>
      <text:p text:style-name="P7"><text:soft-page-break/>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1">message = client.beta.threads.messages.create(</text:span></text:span></text:p>
      <text:p text:style-name="P42"><text:span text:style-name="Source_20_Text"><text:s text:c="2"/></text:span><text:span text:style-name="Source_20_Text"><text:span text:style-name="T51">thread_id=thread.</text:span></text:span><text:span text:style-name="Source_20_Text"><text:span text:style-name="T56">id</text:span></text:span><text:span text:style-name="Source_20_Text"><text:span text:style-name="T51">,</text:span></text:span></text:p>
      <text:p text:style-name="P42"><text:span text:style-name="Source_20_Text"><text:s text:c="2"/></text:span><text:span text:style-name="Source_20_Text"><text:span text:style-name="T51">role=</text:span></text:span><text:span text:style-name="Source_20_Text"><text:span text:style-name="T55">"user"</text:span></text:span><text:span text:style-name="Source_20_Text"><text:span text:style-name="T51">,</text:span></text:span></text:p>
      <text:p text:style-name="P42"><text:span text:style-name="Source_20_Text"><text:s text:c="2"/></text:span><text:span text:style-name="Source_20_Text"><text:span text:style-name="T51">content=</text:span></text:span><text:span text:style-name="Source_20_Text"><text:span text:style-name="T55">"I can not find in the PDF manual how to turn off this device."</text:span></text:span><text:span text:style-name="Source_20_Text"><text:span text:style-name="T51">,</text:span></text:span></text:p>
      <text:p text:style-name="P42"><text:span text:style-name="Source_20_Text"><text:s text:c="2"/></text:span><text:span text:style-name="Source_20_Text"><text:span text:style-name="T51">file_ids=[file.</text:span></text:span><text:span text:style-name="Source_20_Text"><text:span text:style-name="T56">id</text:span></text:span><text:span text:style-name="Source_20_Text"><text:span text:style-name="T51">]</text:span></text:span></text:p>
      <text:p text:style-name="P42"><text:span text:style-name="Source_20_Text"><text:span text:style-name="T51">)</text:span></text:span></text:p>
      <text:p text:style-name="P60">The maximum file size is 512 MB and no more than 2,000,000 tokens (computed automatically when you attach a file). Retrieval supports a variety of file formats including <text:span text:style-name="Source_20_Text"><text:span text:style-name="T52">.pdf</text:span></text:span>, <text:span text:style-name="Source_20_Text"><text:span text:style-name="T52">.md</text:span></text:span>, <text:span text:style-name="Source_20_Text"><text:span text:style-name="T52">.docx</text:span></text:span> and many <text:soft-page-break/>more. More details on the file extensions (and their corresponding MIME-types) supported can be found in the <text:a xlink:type="simple" xlink:href="https://platform.openai.com/docs/assistants/tools/supported-files" text:style-name="Internet_20_link" text:visited-style-name="Visited_20_Internet_20_Link"><text:span text:style-name="T49">Supported files</text:span></text:a> section below.</text:p>
      <text:h text:style-name="P12" text:outline-level="3"><text:a xlink:type="simple" xlink:href="https://platform.openai.com/docs/assistants/tools/retrieval-pricing" text:style-name="Internet_20_link" text:visited-style-name="Visited_20_Internet_20_Link"><text:span text:style-name="T5">Retrieval pricing</text:span></text:a></text:h>
      <text:p text:style-name="P59">Retrieval is priced at $0.20/GB per assistant per day. Attaching a single file ID to multiple assistants will incur the per assistant per day charge when the retrieval tool is enabled. For example, if you attach the same 1 GB file to two different Assistants with the retrieval tool enabled (e.g., customer-facing Assistant #1 and internal employee Assistant #2), you’ll be charged twice for this storage fee (2 * $0.20 per day). This fee does not vary with the number of end users and threads retrieving knowledge from a given assistant.</text:p>
      <text:p text:style-name="P59">In addition, files attached to messages are charged on a per-assistant basis if the messages are part of a run where the retrieval tool is enabled. For example, running an assistant with retrieval enabled on a thread with 10 messages each with 1 unique file (10 total unique files) will incur a per-GB per-day charge on all 10 files (in addition to any files attached to the assistant itself).</text:p>
      <text:h text:style-name="P12" text:outline-level="3"><text:a xlink:type="simple" xlink:href="https://platform.openai.com/docs/assistants/tools/deleting-files" text:style-name="Internet_20_link" text:visited-style-name="Visited_20_Internet_20_Link"><text:span text:style-name="T5">Deleting files</text:span></text:a></text:h>
      <text:p text:style-name="P59">To remove a file from the assistant, you can detach the file from the assistant:</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oft-page-break/><text:span text:style-name="Source_20_Text"><text:span text:style-name="T51">file_deletion_status = client.beta.assistants.files.delete(</text:span></text:span></text:p>
      <text:p text:style-name="P42"><text:span text:style-name="Source_20_Text"><text:s text:c="2"/></text:span><text:span text:style-name="Source_20_Text"><text:span text:style-name="T51">assistant_id=assistant.</text:span></text:span><text:span text:style-name="Source_20_Text"><text:span text:style-name="T56">id</text:span></text:span><text:span text:style-name="Source_20_Text"><text:span text:style-name="T51">,</text:span></text:span></text:p>
      <text:p text:style-name="P42"><text:span text:style-name="Source_20_Text"><text:s text:c="2"/></text:span><text:span text:style-name="Source_20_Text"><text:span text:style-name="T51">file_id=file.</text:span></text:span><text:span text:style-name="Source_20_Text"><text:span text:style-name="T56">id</text:span></text:span></text:p>
      <text:p text:style-name="P42"><text:span text:style-name="Source_20_Text"><text:span text:style-name="T51">)</text:span></text:span></text:p>
      <text:p text:style-name="P59">Detaching the file from the assistant removes the file from the retrieval index and means you will no longer be charged for the storage of the indexed file.</text:p>
      <text:h text:style-name="P12" text:outline-level="3"><text:a xlink:type="simple" xlink:href="https://platform.openai.com/docs/assistants/tools/file-citations" text:style-name="Internet_20_link" text:visited-style-name="Visited_20_Internet_20_Link"><text:span text:style-name="T5">File citations</text:span></text:a></text:h>
      <text:p text:style-name="P60">When Code Interpreter outputs file paths in a Message, you can convert them to corresponding file downloads using the <text:span text:style-name="Source_20_Text"><text:span text:style-name="T52">annotations</text:span></text:span> field. See the <text:a xlink:type="simple" xlink:href="https://platform.openai.com/docs/assistants/how-it-works/managing-threads-and-messages" text:style-name="Internet_20_link" text:visited-style-name="Visited_20_Internet_20_Link"><text:span text:style-name="T49">Annotations section</text:span></text:a> for an example of how to do this.</text:p>
      <text:p text:style-name="P41"><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oft-page-break/><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pan text:style-name="Source_20_Text"><text:span text:style-name="T53">16</text:span></text:span></text:p>
      <text:p text:style-name="P42"><text:span text:style-name="Source_20_Text"><text:span text:style-name="T53">17</text:span></text:span></text:p>
      <text:p text:style-name="P42"><text:span text:style-name="Source_20_Text"><text:span text:style-name="T53">18</text:span></text:span></text:p>
      <text:p text:style-name="P42"><text:span text:style-name="Source_20_Text"><text:span text:style-name="T53">19</text:span></text:span></text:p>
      <text:p text:style-name="P42"><text:span text:style-name="Source_20_Text"><text:span text:style-name="T53">20</text:span></text:span></text:p>
      <text:p text:style-name="P42"><text:span text:style-name="Source_20_Text"><text:span text:style-name="T53">21</text:span></text:span></text:p>
      <text:p text:style-name="P42"><text:span text:style-name="Source_20_Text"><text:span text:style-name="T53">22</text:span></text:span></text:p>
      <text:p text:style-name="P42"><text:soft-page-break/><text:span text:style-name="Source_20_Text"><text:span text:style-name="T53">23</text:span></text:span></text:p>
      <text:p text:style-name="P42"><text:span text:style-name="Source_20_Text"><text:span text:style-name="T53">24</text:span></text:span></text:p>
      <text:p text:style-name="P42"><text:span text:style-name="Source_20_Text"><text:span text:style-name="T53">25</text:span></text:span></text:p>
      <text:p text:style-name="P42"><text:span text:style-name="Source_20_Text"><text:span text:style-name="T53">26</text:span></text:span></text:p>
      <text:p text:style-name="P42"><text:span text:style-name="Source_20_Text"><text:span text:style-name="T53">27</text:span></text:span></text:p>
      <text:p text:style-name="P42"><text:span text:style-name="Source_20_Text"><text:span text:style-name="T53">28</text:span></text:span></text:p>
      <text:p text:style-name="P42"><text:span text:style-name="Source_20_Text"><text:span text:style-name="T53">29</text:span></text:span></text:p>
      <text:p text:style-name="P42"><text:span text:style-name="Source_20_Text"><text:span text:style-name="T53">30</text:span></text:span></text:p>
      <text:p text:style-name="P42"><text:span text:style-name="Source_20_Text"><text:span text:style-name="T51">{</text:span></text:span></text:p>
      <text:p text:style-name="P42"><text:span text:style-name="Source_20_Text"><text:s text:c="4"/></text:span><text:span text:style-name="Source_20_Text"><text:span text:style-name="T55">"id"</text:span></text:span><text:span text:style-name="Source_20_Text"><text:span text:style-name="T51">: </text:span></text:span><text:span text:style-name="Source_20_Text"><text:span text:style-name="T55">"msg_abc123"</text:span></text:span><text:span text:style-name="Source_20_Text"><text:span text:style-name="T51">,</text:span></text:span></text:p>
      <text:p text:style-name="P42"><text:span text:style-name="Source_20_Text"><text:s text:c="4"/></text:span><text:span text:style-name="Source_20_Text"><text:span text:style-name="T55">"object"</text:span></text:span><text:span text:style-name="Source_20_Text"><text:span text:style-name="T51">: </text:span></text:span><text:span text:style-name="Source_20_Text"><text:span text:style-name="T55">"thread.message"</text:span></text:span><text:span text:style-name="Source_20_Text"><text:span text:style-name="T51">,</text:span></text:span></text:p>
      <text:p text:style-name="P42"><text:span text:style-name="Source_20_Text"><text:s text:c="4"/></text:span><text:span text:style-name="Source_20_Text"><text:span text:style-name="T55">"created_at"</text:span></text:span><text:span text:style-name="Source_20_Text"><text:span text:style-name="T51">: </text:span></text:span><text:span text:style-name="Source_20_Text"><text:span text:style-name="T57">1699073585</text:span></text:span><text:span text:style-name="Source_20_Text"><text:span text:style-name="T51">,</text:span></text:span></text:p>
      <text:p text:style-name="P42"><text:span text:style-name="Source_20_Text"><text:s text:c="4"/></text:span><text:span text:style-name="Source_20_Text"><text:span text:style-name="T55">"thread_id"</text:span></text:span><text:span text:style-name="Source_20_Text"><text:span text:style-name="T51">: </text:span></text:span><text:span text:style-name="Source_20_Text"><text:span text:style-name="T55">"thread_abc123"</text:span></text:span><text:span text:style-name="Source_20_Text"><text:span text:style-name="T51">,</text:span></text:span></text:p>
      <text:p text:style-name="P42"><text:span text:style-name="Source_20_Text"><text:s text:c="4"/></text:span><text:span text:style-name="Source_20_Text"><text:span text:style-name="T55">"role"</text:span></text:span><text:span text:style-name="Source_20_Text"><text:span text:style-name="T51">: </text:span></text:span><text:span text:style-name="Source_20_Text"><text:span text:style-name="T55">"assistant"</text:span></text:span><text:span text:style-name="Source_20_Text"><text:span text:style-name="T51">,</text:span></text:span></text:p>
      <text:p text:style-name="P42"><text:soft-page-break/><text:span text:style-name="Source_20_Text"><text:s text:c="4"/></text:span><text:span text:style-name="Source_20_Text"><text:span text:style-name="T55">"content"</text:span></text:span><text:span text:style-name="Source_20_Text"><text:span text:style-name="T51">: [</text:span></text:span></text:p>
      <text:p text:style-name="P42"><text:span text:style-name="Source_20_Text"><text:s text:c="6"/></text:span><text:span text:style-name="Source_20_Text"><text:span text:style-name="T51">{</text:span></text:span></text:p>
      <text:p text:style-name="P42"><text:span text:style-name="Source_20_Text"><text:s text:c="8"/></text:span><text:span text:style-name="Source_20_Text"><text:span text:style-name="T55">"type"</text:span></text:span><text:span text:style-name="Source_20_Text"><text:span text:style-name="T51">: </text:span></text:span><text:span text:style-name="Source_20_Text"><text:span text:style-name="T55">"text"</text:span></text:span><text:span text:style-name="Source_20_Text"><text:span text:style-name="T51">,</text:span></text:span></text:p>
      <text:p text:style-name="P42"><text:span text:style-name="Source_20_Text"><text:s text:c="8"/></text:span><text:span text:style-name="Source_20_Text"><text:span text:style-name="T55">"text"</text:span></text:span><text:span text:style-name="Source_20_Text"><text:span text:style-name="T51">: {</text:span></text:span></text:p>
      <text:p text:style-name="P42"><text:span text:style-name="Source_20_Text"><text:s text:c="10"/></text:span><text:span text:style-name="Source_20_Text"><text:span text:style-name="T55">"value"</text:span></text:span><text:span text:style-name="Source_20_Text"><text:span text:style-name="T51">: </text:span></text:span><text:span text:style-name="Source_20_Text"><text:span text:style-name="T55">"The rows of the CSV file have been shuffled and saved to a new CSV file. You can download the shuffled CSV file from the following link:\n\n[Download Shuffled CSV File](sandbox:/mnt/data/shuffled_file.csv)"</text:span></text:span><text:span text:style-name="Source_20_Text"><text:span text:style-name="T51">,</text:span></text:span></text:p>
      <text:p text:style-name="P42"><text:span text:style-name="Source_20_Text"><text:s text:c="10"/></text:span><text:span text:style-name="Source_20_Text"><text:span text:style-name="T55">"annotations"</text:span></text:span><text:span text:style-name="Source_20_Text"><text:span text:style-name="T51">: [</text:span></text:span></text:p>
      <text:p text:style-name="P42"><text:span text:style-name="Source_20_Text"><text:s text:c="12"/></text:span><text:span text:style-name="Source_20_Text"><text:span text:style-name="T51">{</text:span></text:span></text:p>
      <text:p text:style-name="P42"><text:span text:style-name="Source_20_Text"><text:s text:c="14"/></text:span><text:span text:style-name="Source_20_Text"><text:span text:style-name="T55">"type"</text:span></text:span><text:span text:style-name="Source_20_Text"><text:span text:style-name="T51">: </text:span></text:span><text:span text:style-name="Source_20_Text"><text:span text:style-name="T55">"file_path"</text:span></text:span><text:span text:style-name="Source_20_Text"><text:span text:style-name="T51">,</text:span></text:span></text:p>
      <text:p text:style-name="P42"><text:span text:style-name="Source_20_Text"><text:s text:c="14"/></text:span><text:span text:style-name="Source_20_Text"><text:span text:style-name="T55">"text"</text:span></text:span><text:span text:style-name="Source_20_Text"><text:span text:style-name="T51">: </text:span></text:span><text:span text:style-name="Source_20_Text"><text:span text:style-name="T55">"sandbox:/mnt/data/shuffled_file.csv"</text:span></text:span><text:span text:style-name="Source_20_Text"><text:span text:style-name="T51">,</text:span></text:span></text:p>
      <text:p text:style-name="P42"><text:span text:style-name="Source_20_Text"><text:s text:c="14"/></text:span><text:span text:style-name="Source_20_Text"><text:span text:style-name="T55">"start_index"</text:span></text:span><text:span text:style-name="Source_20_Text"><text:span text:style-name="T51">: </text:span></text:span><text:span text:style-name="Source_20_Text"><text:span text:style-name="T57">167</text:span></text:span><text:span text:style-name="Source_20_Text"><text:span text:style-name="T51">,</text:span></text:span></text:p>
      <text:p text:style-name="P42"><text:span text:style-name="Source_20_Text"><text:s text:c="14"/></text:span><text:span text:style-name="Source_20_Text"><text:span text:style-name="T55">"end_index"</text:span></text:span><text:span text:style-name="Source_20_Text"><text:span text:style-name="T51">: </text:span></text:span><text:span text:style-name="Source_20_Text"><text:span text:style-name="T57">202</text:span></text:span><text:span text:style-name="Source_20_Text"><text:span text:style-name="T51">,</text:span></text:span></text:p>
      <text:p text:style-name="P42"><text:span text:style-name="Source_20_Text"><text:s text:c="14"/></text:span><text:span text:style-name="Source_20_Text"><text:span text:style-name="T55">"file_path"</text:span></text:span><text:span text:style-name="Source_20_Text"><text:span text:style-name="T51">: {</text:span></text:span></text:p>
      <text:p text:style-name="P42"><text:span text:style-name="Source_20_Text"><text:s text:c="16"/></text:span><text:span text:style-name="Source_20_Text"><text:span text:style-name="T55">"file_id"</text:span></text:span><text:span text:style-name="Source_20_Text"><text:span text:style-name="T51">: </text:span></text:span><text:span text:style-name="Source_20_Text"><text:span text:style-name="T55">"file-abc123"</text:span></text:span></text:p>
      <text:p text:style-name="P42"><text:span text:style-name="Source_20_Text"><text:s text:c="14"/></text:span><text:span text:style-name="Source_20_Text"><text:span text:style-name="T51">}</text:span></text:span></text:p>
      <text:p text:style-name="P42"><text:soft-page-break/><text:span text:style-name="Source_20_Text"><text:s text:c="12"/></text:span><text:span text:style-name="Source_20_Text"><text:span text:style-name="T51">}</text:span></text:span></text:p>
      <text:p text:style-name="P42"><text:span text:style-name="Source_20_Text"><text:s text:c="10"/></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4"/></text:span><text:span text:style-name="Source_20_Text"><text:span text:style-name="T51">],</text:span></text:span></text:p>
      <text:p text:style-name="P42"><text:span text:style-name="Source_20_Text"><text:s text:c="4"/></text:span><text:span text:style-name="Source_20_Text"><text:span text:style-name="T55">"file_ids"</text:span></text:span><text:span text:style-name="Source_20_Text"><text:span text:style-name="T51">: [</text:span></text:span></text:p>
      <text:p text:style-name="P42"><text:span text:style-name="Source_20_Text"><text:s text:c="6"/></text:span><text:span text:style-name="Source_20_Text"><text:span text:style-name="T55">"file-abc456"</text:span></text:span></text:p>
      <text:p text:style-name="P42"><text:span text:style-name="Source_20_Text"><text:s text:c="4"/></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2"/></text:span><text:span text:style-name="Source_20_Text"><text:span text:style-name="T51">},</text:span></text:span></text:p>
      <text:p text:style-name="Horizontal_20_Line"/>
      <text:h text:style-name="P10" text:outline-level="2"><text:a xlink:type="simple" xlink:href="https://platform.openai.com/docs/assistants/tools/function-calling" text:style-name="Internet_20_link" text:visited-style-name="Visited_20_Internet_20_Link"><text:span text:style-name="T4">Function calling</text:span></text:a></text:h>
      <text:p text:style-name="P59">Similar to the Chat Completions API, the Assistants API supports function calling. Function calling allows you to describe functions to the Assistants and have it intelligently return the functions that need to be called along with their arguments. The Assistants API will pause execution during a Run when it invokes functions, and you can supply the results of the function call back to continue the Run execution.</text:p>
      <text:h text:style-name="P12" text:outline-level="3"><text:a xlink:type="simple" xlink:href="https://platform.openai.com/docs/assistants/tools/defining-functions" text:style-name="Internet_20_link" text:visited-style-name="Visited_20_Internet_20_Link"><text:span text:style-name="T5">Defining functions</text:span></text:a></text:h>
      <text:p text:style-name="P59">First, define your functions when creating an Assistant:</text:p>
      <text:p text:style-name="P66"><text:soft-page-break/>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oft-page-break/><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pan text:style-name="Source_20_Text"><text:span text:style-name="T53">16</text:span></text:span></text:p>
      <text:p text:style-name="P42"><text:span text:style-name="Source_20_Text"><text:span text:style-name="T53">17</text:span></text:span></text:p>
      <text:p text:style-name="P42"><text:span text:style-name="Source_20_Text"><text:span text:style-name="T53">18</text:span></text:span></text:p>
      <text:p text:style-name="P42"><text:span text:style-name="Source_20_Text"><text:span text:style-name="T53">19</text:span></text:span></text:p>
      <text:p text:style-name="P42"><text:span text:style-name="Source_20_Text"><text:span text:style-name="T53">20</text:span></text:span></text:p>
      <text:p text:style-name="P42"><text:span text:style-name="Source_20_Text"><text:span text:style-name="T53">21</text:span></text:span></text:p>
      <text:p text:style-name="P42"><text:span text:style-name="Source_20_Text"><text:span text:style-name="T53">22</text:span></text:span></text:p>
      <text:p text:style-name="P42"><text:span text:style-name="Source_20_Text"><text:span text:style-name="T53">23</text:span></text:span></text:p>
      <text:p text:style-name="P42"><text:span text:style-name="Source_20_Text"><text:span text:style-name="T53">24</text:span></text:span></text:p>
      <text:p text:style-name="P42"><text:span text:style-name="Source_20_Text"><text:span text:style-name="T53">25</text:span></text:span></text:p>
      <text:p text:style-name="P42"><text:soft-page-break/><text:span text:style-name="Source_20_Text"><text:span text:style-name="T53">26</text:span></text:span></text:p>
      <text:p text:style-name="P42"><text:span text:style-name="Source_20_Text"><text:span text:style-name="T53">27</text:span></text:span></text:p>
      <text:p text:style-name="P42"><text:span text:style-name="Source_20_Text"><text:span text:style-name="T53">28</text:span></text:span></text:p>
      <text:p text:style-name="P42"><text:span text:style-name="Source_20_Text"><text:span text:style-name="T53">29</text:span></text:span></text:p>
      <text:p text:style-name="P42"><text:span text:style-name="Source_20_Text"><text:span text:style-name="T53">30</text:span></text:span></text:p>
      <text:p text:style-name="P42"><text:span text:style-name="Source_20_Text"><text:span text:style-name="T53">31</text:span></text:span></text:p>
      <text:p text:style-name="P42"><text:span text:style-name="Source_20_Text"><text:span text:style-name="T53">32</text:span></text:span></text:p>
      <text:p text:style-name="P42"><text:span text:style-name="Source_20_Text"><text:span text:style-name="T51">assistant = client.beta.assistants.create(</text:span></text:span></text:p>
      <text:p text:style-name="P42"><text:span text:style-name="Source_20_Text"><text:s text:c="2"/></text:span><text:span text:style-name="Source_20_Text"><text:span text:style-name="T51">instructions=</text:span></text:span><text:span text:style-name="Source_20_Text"><text:span text:style-name="T55">"You are a weather bot. Use the provided functions to answer questions."</text:span></text:span><text:span text:style-name="Source_20_Text"><text:span text:style-name="T51">,</text:span></text:span></text:p>
      <text:p text:style-name="P42"><text:span text:style-name="Source_20_Text"><text:s text:c="2"/></text:span><text:span text:style-name="Source_20_Text"><text:span text:style-name="T51">model=</text:span></text:span><text:span text:style-name="Source_20_Text"><text:span text:style-name="T55">"gpt-4-1106-preview"</text:span></text:span><text:span text:style-name="Source_20_Text"><text:span text:style-name="T51">,</text:span></text:span></text:p>
      <text:p text:style-name="P42"><text:span text:style-name="Source_20_Text"><text:s text:c="2"/></text:span><text:span text:style-name="Source_20_Text"><text:span text:style-name="T51">tools=[{</text:span></text:span></text:p>
      <text:p text:style-name="P42"><text:span text:style-name="Source_20_Text"><text:s text:c="6"/></text:span><text:span text:style-name="Source_20_Text"><text:span text:style-name="T55">"type"</text:span></text:span><text:span text:style-name="Source_20_Text"><text:span text:style-name="T51">: </text:span></text:span><text:span text:style-name="Source_20_Text"><text:span text:style-name="T55">"function"</text:span></text:span><text:span text:style-name="Source_20_Text"><text:span text:style-name="T51">,</text:span></text:span></text:p>
      <text:p text:style-name="P42"><text:span text:style-name="Source_20_Text"><text:s text:c="4"/></text:span><text:span text:style-name="Source_20_Text"><text:span text:style-name="T55">"function"</text:span></text:span><text:span text:style-name="Source_20_Text"><text:span text:style-name="T51">: {</text:span></text:span></text:p>
      <text:p text:style-name="P42"><text:span text:style-name="Source_20_Text"><text:s text:c="6"/></text:span><text:span text:style-name="Source_20_Text"><text:span text:style-name="T55">"name"</text:span></text:span><text:span text:style-name="Source_20_Text"><text:span text:style-name="T51">: </text:span></text:span><text:span text:style-name="Source_20_Text"><text:span text:style-name="T55">"getCurrentWeather"</text:span></text:span><text:span text:style-name="Source_20_Text"><text:span text:style-name="T51">,</text:span></text:span></text:p>
      <text:p text:style-name="P42"><text:soft-page-break/><text:span text:style-name="Source_20_Text"><text:s text:c="6"/></text:span><text:span text:style-name="Source_20_Text"><text:span text:style-name="T55">"description"</text:span></text:span><text:span text:style-name="Source_20_Text"><text:span text:style-name="T51">: </text:span></text:span><text:span text:style-name="Source_20_Text"><text:span text:style-name="T55">"Get the weather in location"</text:span></text:span><text:span text:style-name="Source_20_Text"><text:span text:style-name="T51">,</text:span></text:span></text:p>
      <text:p text:style-name="P42"><text:span text:style-name="Source_20_Text"><text:s text:c="6"/></text:span><text:span text:style-name="Source_20_Text"><text:span text:style-name="T55">"parameters"</text:span></text:span><text:span text:style-name="Source_20_Text"><text:span text:style-name="T51">: {</text:span></text:span></text:p>
      <text:p text:style-name="P42"><text:span text:style-name="Source_20_Text"><text:s text:c="8"/></text:span><text:span text:style-name="Source_20_Text"><text:span text:style-name="T55">"type"</text:span></text:span><text:span text:style-name="Source_20_Text"><text:span text:style-name="T51">: </text:span></text:span><text:span text:style-name="Source_20_Text"><text:span text:style-name="T55">"object"</text:span></text:span><text:span text:style-name="Source_20_Text"><text:span text:style-name="T51">,</text:span></text:span></text:p>
      <text:p text:style-name="P42"><text:span text:style-name="Source_20_Text"><text:s text:c="8"/></text:span><text:span text:style-name="Source_20_Text"><text:span text:style-name="T55">"properties"</text:span></text:span><text:span text:style-name="Source_20_Text"><text:span text:style-name="T51">: {</text:span></text:span></text:p>
      <text:p text:style-name="P42"><text:span text:style-name="Source_20_Text"><text:s text:c="10"/></text:span><text:span text:style-name="Source_20_Text"><text:span text:style-name="T55">"location"</text:span></text:span><text:span text:style-name="Source_20_Text"><text:span text:style-name="T51">: {</text:span></text:span><text:span text:style-name="Source_20_Text"><text:span text:style-name="T55">"type"</text:span></text:span><text:span text:style-name="Source_20_Text"><text:span text:style-name="T51">: </text:span></text:span><text:span text:style-name="Source_20_Text"><text:span text:style-name="T55">"string"</text:span></text:span><text:span text:style-name="Source_20_Text"><text:span text:style-name="T51">, </text:span></text:span><text:span text:style-name="Source_20_Text"><text:span text:style-name="T55">"description"</text:span></text:span><text:span text:style-name="Source_20_Text"><text:span text:style-name="T51">: </text:span></text:span><text:span text:style-name="Source_20_Text"><text:span text:style-name="T55">"The city and state e.g. San Francisco, CA"</text:span></text:span><text:span text:style-name="Source_20_Text"><text:span text:style-name="T51">},</text:span></text:span></text:p>
      <text:p text:style-name="P42"><text:span text:style-name="Source_20_Text"><text:s text:c="10"/></text:span><text:span text:style-name="Source_20_Text"><text:span text:style-name="T55">"unit"</text:span></text:span><text:span text:style-name="Source_20_Text"><text:span text:style-name="T51">: {</text:span></text:span><text:span text:style-name="Source_20_Text"><text:span text:style-name="T55">"type"</text:span></text:span><text:span text:style-name="Source_20_Text"><text:span text:style-name="T51">: </text:span></text:span><text:span text:style-name="Source_20_Text"><text:span text:style-name="T55">"string"</text:span></text:span><text:span text:style-name="Source_20_Text"><text:span text:style-name="T51">, </text:span></text:span><text:span text:style-name="Source_20_Text"><text:span text:style-name="T55">"enum"</text:span></text:span><text:span text:style-name="Source_20_Text"><text:span text:style-name="T51">: [</text:span></text:span><text:span text:style-name="Source_20_Text"><text:span text:style-name="T55">"c"</text:span></text:span><text:span text:style-name="Source_20_Text"><text:span text:style-name="T51">, </text:span></text:span><text:span text:style-name="Source_20_Text"><text:span text:style-name="T55">"f"</text:span></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8"/></text:span><text:span text:style-name="Source_20_Text"><text:span text:style-name="T55">"required"</text:span></text:span><text:span text:style-name="Source_20_Text"><text:span text:style-name="T51">: [</text:span></text:span><text:span text:style-name="Source_20_Text"><text:span text:style-name="T55">"location"</text:span></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4"/></text:span><text:span text:style-name="Source_20_Text"><text:span text:style-name="T51">}</text:span></text:span></text:p>
      <text:p text:style-name="P42"><text:span text:style-name="Source_20_Text"><text:s text:c="2"/></text:span><text:span text:style-name="Source_20_Text"><text:span text:style-name="T51">}, {</text:span></text:span></text:p>
      <text:p text:style-name="P42"><text:span text:style-name="Source_20_Text"><text:s text:c="4"/></text:span><text:span text:style-name="Source_20_Text"><text:span text:style-name="T55">"type"</text:span></text:span><text:span text:style-name="Source_20_Text"><text:span text:style-name="T51">: </text:span></text:span><text:span text:style-name="Source_20_Text"><text:span text:style-name="T55">"function"</text:span></text:span><text:span text:style-name="Source_20_Text"><text:span text:style-name="T51">,</text:span></text:span></text:p>
      <text:p text:style-name="P42"><text:span text:style-name="Source_20_Text"><text:s text:c="4"/></text:span><text:span text:style-name="Source_20_Text"><text:span text:style-name="T55">"function"</text:span></text:span><text:span text:style-name="Source_20_Text"><text:span text:style-name="T51">: {</text:span></text:span></text:p>
      <text:p text:style-name="P42"><text:span text:style-name="Source_20_Text"><text:s text:c="6"/></text:span><text:span text:style-name="Source_20_Text"><text:span text:style-name="T55">"name"</text:span></text:span><text:span text:style-name="Source_20_Text"><text:span text:style-name="T51">: </text:span></text:span><text:span text:style-name="Source_20_Text"><text:span text:style-name="T55">"getNickname"</text:span></text:span><text:span text:style-name="Source_20_Text"><text:span text:style-name="T51">,</text:span></text:span></text:p>
      <text:p text:style-name="P42"><text:soft-page-break/><text:span text:style-name="Source_20_Text"><text:s text:c="6"/></text:span><text:span text:style-name="Source_20_Text"><text:span text:style-name="T55">"description"</text:span></text:span><text:span text:style-name="Source_20_Text"><text:span text:style-name="T51">: </text:span></text:span><text:span text:style-name="Source_20_Text"><text:span text:style-name="T55">"Get the nickname of a city"</text:span></text:span><text:span text:style-name="Source_20_Text"><text:span text:style-name="T51">,</text:span></text:span></text:p>
      <text:p text:style-name="P42"><text:span text:style-name="Source_20_Text"><text:s text:c="6"/></text:span><text:span text:style-name="Source_20_Text"><text:span text:style-name="T55">"parameters"</text:span></text:span><text:span text:style-name="Source_20_Text"><text:span text:style-name="T51">: {</text:span></text:span></text:p>
      <text:p text:style-name="P42"><text:span text:style-name="Source_20_Text"><text:s text:c="8"/></text:span><text:span text:style-name="Source_20_Text"><text:span text:style-name="T55">"type"</text:span></text:span><text:span text:style-name="Source_20_Text"><text:span text:style-name="T51">: </text:span></text:span><text:span text:style-name="Source_20_Text"><text:span text:style-name="T55">"object"</text:span></text:span><text:span text:style-name="Source_20_Text"><text:span text:style-name="T51">,</text:span></text:span></text:p>
      <text:p text:style-name="P42"><text:span text:style-name="Source_20_Text"><text:s text:c="8"/></text:span><text:span text:style-name="Source_20_Text"><text:span text:style-name="T55">"properties"</text:span></text:span><text:span text:style-name="Source_20_Text"><text:span text:style-name="T51">: {</text:span></text:span></text:p>
      <text:p text:style-name="P42"><text:span text:style-name="Source_20_Text"><text:s text:c="10"/></text:span><text:span text:style-name="Source_20_Text"><text:span text:style-name="T55">"location"</text:span></text:span><text:span text:style-name="Source_20_Text"><text:span text:style-name="T51">: {</text:span></text:span><text:span text:style-name="Source_20_Text"><text:span text:style-name="T55">"type"</text:span></text:span><text:span text:style-name="Source_20_Text"><text:span text:style-name="T51">: </text:span></text:span><text:span text:style-name="Source_20_Text"><text:span text:style-name="T55">"string"</text:span></text:span><text:span text:style-name="Source_20_Text"><text:span text:style-name="T51">, </text:span></text:span><text:span text:style-name="Source_20_Text"><text:span text:style-name="T55">"description"</text:span></text:span><text:span text:style-name="Source_20_Text"><text:span text:style-name="T51">: </text:span></text:span><text:span text:style-name="Source_20_Text"><text:span text:style-name="T55">"The city and state e.g. San Francisco, CA"</text:span></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8"/></text:span><text:span text:style-name="Source_20_Text"><text:span text:style-name="T55">"required"</text:span></text:span><text:span text:style-name="Source_20_Text"><text:span text:style-name="T51">: [</text:span></text:span><text:span text:style-name="Source_20_Text"><text:span text:style-name="T55">"location"</text:span></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4"/></text:span><text:span text:style-name="Source_20_Text"><text:span text:style-name="T51">} </text:span></text:span></text:p>
      <text:p text:style-name="P42"><text:span text:style-name="Source_20_Text"><text:s text:c="2"/></text:span><text:span text:style-name="Source_20_Text"><text:span text:style-name="T51">}]</text:span></text:span></text:p>
      <text:p text:style-name="P42"><text:span text:style-name="Source_20_Text"><text:span text:style-name="T51">)</text:span></text:span></text:p>
      <text:h text:style-name="P12" text:outline-level="3"><text:a xlink:type="simple" xlink:href="https://platform.openai.com/docs/assistants/tools/reading-the-functions-called-by-the-assistant" text:style-name="Internet_20_link" text:visited-style-name="Visited_20_Internet_20_Link"><text:span text:style-name="T5">Reading the functions called by the Assistant</text:span></text:a></text:h>
      <text:p text:style-name="P60">When you <text:a xlink:type="simple" xlink:href="https://platform.openai.com/docs/api-reference/runs/createRun" text:style-name="Internet_20_link" text:visited-style-name="Visited_20_Internet_20_Link"><text:span text:style-name="T49">initiate a Run</text:span></text:a> with a user Message that triggers the function, the Run will enter a <text:span text:style-name="Source_20_Text"><text:span text:style-name="T52">pending</text:span></text:span> status. After it processes, the run will enter a <text:span text:style-name="Source_20_Text"><text:span text:style-name="T52">requires_action</text:span></text:span> state which you can verify by <text:a xlink:type="simple" xlink:href="https://platform.openai.com/docs/api-reference/runs/getRun" text:style-name="Internet_20_link" text:visited-style-name="Visited_20_Internet_20_Link"><text:span text:style-name="T49">retrieving the Run</text:span></text:a>. The model can provide multiple functions to call at once using <text:a xlink:type="simple" xlink:href="https://platform.openai.com/docs/guides/function-calling/parallel-function-calling" text:style-name="Internet_20_link" text:visited-style-name="Visited_20_Internet_20_Link"><text:span text:style-name="T49">parallel function calling</text:span></text:a>:</text:p>
      <text:p text:style-name="P41"><text:span text:style-name="Source_20_Text"><text:span text:style-name="T53">1</text:span></text:span></text:p>
      <text:p text:style-name="P42"><text:soft-page-break/><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3">15</text:span></text:span></text:p>
      <text:p text:style-name="P42"><text:soft-page-break/><text:span text:style-name="Source_20_Text"><text:span text:style-name="T53">16</text:span></text:span></text:p>
      <text:p text:style-name="P42"><text:span text:style-name="Source_20_Text"><text:span text:style-name="T53">17</text:span></text:span></text:p>
      <text:p text:style-name="P42"><text:span text:style-name="Source_20_Text"><text:span text:style-name="T53">18</text:span></text:span></text:p>
      <text:p text:style-name="P42"><text:span text:style-name="Source_20_Text"><text:span text:style-name="T53">19</text:span></text:span></text:p>
      <text:p text:style-name="P42"><text:span text:style-name="Source_20_Text"><text:span text:style-name="T53">20</text:span></text:span></text:p>
      <text:p text:style-name="P42"><text:span text:style-name="Source_20_Text"><text:span text:style-name="T53">21</text:span></text:span></text:p>
      <text:p text:style-name="P42"><text:span text:style-name="Source_20_Text"><text:span text:style-name="T53">22</text:span></text:span></text:p>
      <text:p text:style-name="P42"><text:span text:style-name="Source_20_Text"><text:span text:style-name="T53">23</text:span></text:span></text:p>
      <text:p text:style-name="P42"><text:span text:style-name="Source_20_Text"><text:span text:style-name="T53">24</text:span></text:span></text:p>
      <text:p text:style-name="P42"><text:span text:style-name="Source_20_Text"><text:span text:style-name="T53">25</text:span></text:span></text:p>
      <text:p text:style-name="P42"><text:span text:style-name="Source_20_Text"><text:span text:style-name="T53">26</text:span></text:span></text:p>
      <text:p text:style-name="P42"><text:span text:style-name="Source_20_Text"><text:span text:style-name="T53">27</text:span></text:span></text:p>
      <text:p text:style-name="P42"><text:span text:style-name="Source_20_Text"><text:span text:style-name="T53">28</text:span></text:span></text:p>
      <text:p text:style-name="P42"><text:span text:style-name="Source_20_Text"><text:span text:style-name="T53">29</text:span></text:span></text:p>
      <text:p text:style-name="P42"><text:soft-page-break/><text:span text:style-name="Source_20_Text"><text:span text:style-name="T53">30</text:span></text:span></text:p>
      <text:p text:style-name="P42"><text:span text:style-name="Source_20_Text"><text:span text:style-name="T51">{</text:span></text:span></text:p>
      <text:p text:style-name="P42"><text:span text:style-name="Source_20_Text"><text:s text:c="2"/></text:span><text:span text:style-name="Source_20_Text"><text:span text:style-name="T51">"id": "run_abc123",</text:span></text:span></text:p>
      <text:p text:style-name="P42"><text:span text:style-name="Source_20_Text"><text:s text:c="2"/></text:span><text:span text:style-name="Source_20_Text"><text:span text:style-name="T51">"object": "thread.run",</text:span></text:span></text:p>
      <text:p text:style-name="P42"><text:span text:style-name="Source_20_Text"><text:s text:c="2"/></text:span><text:span text:style-name="Source_20_Text"><text:span text:style-name="T51">"assistant_id": "asst_abc123",</text:span></text:span></text:p>
      <text:p text:style-name="P42"><text:span text:style-name="Source_20_Text"><text:s text:c="2"/></text:span><text:span text:style-name="Source_20_Text"><text:span text:style-name="T51">"thread_id": "thread_abc123",</text:span></text:span></text:p>
      <text:p text:style-name="P42"><text:span text:style-name="Source_20_Text"><text:s text:c="2"/></text:span><text:span text:style-name="Source_20_Text"><text:span text:style-name="T51">"status": "requires_action",</text:span></text:span></text:p>
      <text:p text:style-name="P42"><text:span text:style-name="Source_20_Text"><text:s text:c="2"/></text:span><text:span text:style-name="Source_20_Text"><text:span text:style-name="T51">"required_action": {</text:span></text:span></text:p>
      <text:p text:style-name="P42"><text:span text:style-name="Source_20_Text"><text:s text:c="4"/></text:span><text:span text:style-name="Source_20_Text"><text:span text:style-name="T51">"type": "submit_tool_outputs",</text:span></text:span></text:p>
      <text:p text:style-name="P42"><text:span text:style-name="Source_20_Text"><text:s text:c="4"/></text:span><text:span text:style-name="Source_20_Text"><text:span text:style-name="T51">"submit_tool_outputs": {</text:span></text:span></text:p>
      <text:p text:style-name="P42"><text:span text:style-name="Source_20_Text"><text:s text:c="6"/></text:span><text:span text:style-name="Source_20_Text"><text:span text:style-name="T51">"tool_calls": [</text:span></text:span></text:p>
      <text:p text:style-name="P42"><text:span text:style-name="Source_20_Text"><text:s text:c="8"/></text:span><text:span text:style-name="Source_20_Text"><text:span text:style-name="T51">{</text:span></text:span></text:p>
      <text:p text:style-name="P42"><text:span text:style-name="Source_20_Text"><text:s text:c="10"/></text:span><text:span text:style-name="Source_20_Text"><text:span text:style-name="T51">"id": "call_abc123",</text:span></text:span></text:p>
      <text:p text:style-name="P42"><text:span text:style-name="Source_20_Text"><text:s text:c="10"/></text:span><text:span text:style-name="Source_20_Text"><text:span text:style-name="T51">"type": "function",</text:span></text:span></text:p>
      <text:p text:style-name="P42"><text:soft-page-break/><text:span text:style-name="Source_20_Text"><text:s text:c="10"/></text:span><text:span text:style-name="Source_20_Text"><text:span text:style-name="T51">"function": {</text:span></text:span></text:p>
      <text:p text:style-name="P42"><text:span text:style-name="Source_20_Text"><text:s text:c="12"/></text:span><text:span text:style-name="Source_20_Text"><text:span text:style-name="T51">"name": "getCurrentWeather",</text:span></text:span></text:p>
      <text:p text:style-name="P42"><text:span text:style-name="Source_20_Text"><text:s text:c="12"/></text:span><text:span text:style-name="Source_20_Text"><text:span text:style-name="T51">"arguments": "{\"location\":\"San Francisco\"}"</text:span></text:span></text:p>
      <text:p text:style-name="P42"><text:span text:style-name="Source_20_Text"><text:s text:c="10"/></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10"/></text:span><text:span text:style-name="Source_20_Text"><text:span text:style-name="T51">"id": "call_abc456",</text:span></text:span></text:p>
      <text:p text:style-name="P42"><text:span text:style-name="Source_20_Text"><text:s text:c="10"/></text:span><text:span text:style-name="Source_20_Text"><text:span text:style-name="T51">"type": "function",</text:span></text:span></text:p>
      <text:p text:style-name="P42"><text:span text:style-name="Source_20_Text"><text:s text:c="10"/></text:span><text:span text:style-name="Source_20_Text"><text:span text:style-name="T51">"function": {</text:span></text:span></text:p>
      <text:p text:style-name="P42"><text:span text:style-name="Source_20_Text"><text:s text:c="12"/></text:span><text:span text:style-name="Source_20_Text"><text:span text:style-name="T51">"name": "getNickname",</text:span></text:span></text:p>
      <text:p text:style-name="P42"><text:span text:style-name="Source_20_Text"><text:s text:c="12"/></text:span><text:span text:style-name="Source_20_Text"><text:span text:style-name="T51">"arguments": "{\"location\":\"Los Angeles\"}"</text:span></text:span></text:p>
      <text:p text:style-name="P42"><text:span text:style-name="Source_20_Text"><text:s text:c="10"/></text:span><text:span text:style-name="Source_20_Text"><text:span text:style-name="T51">}</text:span></text:span></text:p>
      <text:p text:style-name="P42"><text:span text:style-name="Source_20_Text"><text:s text:c="8"/></text:span><text:span text:style-name="Source_20_Text"><text:span text:style-name="T51">}</text:span></text:span></text:p>
      <text:p text:style-name="P42"><text:span text:style-name="Source_20_Text"><text:s text:c="6"/></text:span><text:span text:style-name="Source_20_Text"><text:span text:style-name="T51">]</text:span></text:span></text:p>
      <text:p text:style-name="P42"><text:soft-page-break/><text:span text:style-name="Source_20_Text"><text:s text:c="4"/></text:span><text:span text:style-name="Source_20_Text"><text:span text:style-name="T51">}</text:span></text:span></text:p>
      <text:p text:style-name="P42"><text:span text:style-name="Source_20_Text"><text:s text:c="2"/></text:span><text:span text:style-name="Source_20_Text"><text:span text:style-name="T51">},</text:span></text:span></text:p>
      <text:p text:style-name="P42"><text:span text:style-name="Source_20_Text"><text:span text:style-name="T51">...</text:span></text:span></text:p>
      <text:h text:style-name="P12" text:outline-level="3"><text:a xlink:type="simple" xlink:href="https://platform.openai.com/docs/assistants/tools/submitting-functions-outputs" text:style-name="Internet_20_link" text:visited-style-name="Visited_20_Internet_20_Link"><text:span text:style-name="T5">Submitting functions outputs</text:span></text:a></text:h>
      <text:p text:style-name="P60">You can then complete the Run by <text:a xlink:type="simple" xlink:href="https://platform.openai.com/docs/api-reference/runs/submitToolOutputs" text:style-name="Internet_20_link" text:visited-style-name="Visited_20_Internet_20_Link"><text:span text:style-name="T49">submitting the tool output</text:span></text:a> from the function(s) you call. Pass the <text:span text:style-name="Source_20_Text"><text:span text:style-name="T52">tool_call_id</text:span></text:span> referenced in the <text:span text:style-name="Source_20_Text"><text:span text:style-name="T52">required_action</text:span></text:span> object above to match output to each function call.</text:p>
      <text:p text:style-name="P66">python</text:p>
      <text:p text:style-name="P8">Select librarypythonnode.jscurl</text:p>
      <text:p text:style-name="P7">Copy‍</text:p>
      <text:p text:style-name="P42"><text:span text:style-name="Source_20_Text"><text:span text:style-name="T53">1</text:span></text:span></text:p>
      <text:p text:style-name="P42"><text:span text:style-name="Source_20_Text"><text:span text:style-name="T53">2</text:span></text:span></text:p>
      <text:p text:style-name="P42"><text:span text:style-name="Source_20_Text"><text:span text:style-name="T53">3</text:span></text:span></text:p>
      <text:p text:style-name="P42"><text:span text:style-name="Source_20_Text"><text:span text:style-name="T53">4</text:span></text:span></text:p>
      <text:p text:style-name="P42"><text:span text:style-name="Source_20_Text"><text:span text:style-name="T53">5</text:span></text:span></text:p>
      <text:p text:style-name="P42"><text:span text:style-name="Source_20_Text"><text:span text:style-name="T53">6</text:span></text:span></text:p>
      <text:p text:style-name="P42"><text:soft-page-break/><text:span text:style-name="Source_20_Text"><text:span text:style-name="T53">7</text:span></text:span></text:p>
      <text:p text:style-name="P42"><text:span text:style-name="Source_20_Text"><text:span text:style-name="T53">8</text:span></text:span></text:p>
      <text:p text:style-name="P42"><text:span text:style-name="Source_20_Text"><text:span text:style-name="T53">9</text:span></text:span></text:p>
      <text:p text:style-name="P42"><text:span text:style-name="Source_20_Text"><text:span text:style-name="T53">10</text:span></text:span></text:p>
      <text:p text:style-name="P42"><text:span text:style-name="Source_20_Text"><text:span text:style-name="T53">11</text:span></text:span></text:p>
      <text:p text:style-name="P42"><text:span text:style-name="Source_20_Text"><text:span text:style-name="T53">12</text:span></text:span></text:p>
      <text:p text:style-name="P42"><text:span text:style-name="Source_20_Text"><text:span text:style-name="T53">13</text:span></text:span></text:p>
      <text:p text:style-name="P42"><text:span text:style-name="Source_20_Text"><text:span text:style-name="T53">14</text:span></text:span></text:p>
      <text:p text:style-name="P42"><text:span text:style-name="Source_20_Text"><text:span text:style-name="T51">run = client.beta.threads.runs.submit_tool_outputs(</text:span></text:span></text:p>
      <text:p text:style-name="P42"><text:span text:style-name="Source_20_Text"><text:s text:c="2"/></text:span><text:span text:style-name="Source_20_Text"><text:span text:style-name="T51">thread_id=thread.</text:span></text:span><text:span text:style-name="Source_20_Text"><text:span text:style-name="T56">id</text:span></text:span><text:span text:style-name="Source_20_Text"><text:span text:style-name="T51">,</text:span></text:span></text:p>
      <text:p text:style-name="P42"><text:span text:style-name="Source_20_Text"><text:s text:c="2"/></text:span><text:span text:style-name="Source_20_Text"><text:span text:style-name="T51">run_id=run.</text:span></text:span><text:span text:style-name="Source_20_Text"><text:span text:style-name="T56">id</text:span></text:span><text:span text:style-name="Source_20_Text"><text:span text:style-name="T51">,</text:span></text:span></text:p>
      <text:p text:style-name="P42"><text:span text:style-name="Source_20_Text"><text:s text:c="2"/></text:span><text:span text:style-name="Source_20_Text"><text:span text:style-name="T51">tool_outputs=[</text:span></text:span></text:p>
      <text:p text:style-name="P42"><text:span text:style-name="Source_20_Text"><text:s text:c="6"/></text:span><text:span text:style-name="Source_20_Text"><text:span text:style-name="T51">{</text:span></text:span></text:p>
      <text:p text:style-name="P42"><text:span text:style-name="Source_20_Text"><text:s text:c="8"/></text:span><text:span text:style-name="Source_20_Text"><text:span text:style-name="T55">"tool_call_id"</text:span></text:span><text:span text:style-name="Source_20_Text"><text:span text:style-name="T51">: call_ids[</text:span></text:span><text:span text:style-name="Source_20_Text"><text:span text:style-name="T57">0</text:span></text:span><text:span text:style-name="Source_20_Text"><text:span text:style-name="T51">],</text:span></text:span></text:p>
      <text:p text:style-name="P42"><text:soft-page-break/><text:span text:style-name="Source_20_Text"><text:s text:c="8"/></text:span><text:span text:style-name="Source_20_Text"><text:span text:style-name="T55">"output"</text:span></text:span><text:span text:style-name="Source_20_Text"><text:span text:style-name="T51">: </text:span></text:span><text:span text:style-name="Source_20_Text"><text:span text:style-name="T55">"22C"</text:span></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8"/></text:span><text:span text:style-name="Source_20_Text"><text:span text:style-name="T55">"tool_call_id"</text:span></text:span><text:span text:style-name="Source_20_Text"><text:span text:style-name="T51">: call_ids[</text:span></text:span><text:span text:style-name="Source_20_Text"><text:span text:style-name="T57">1</text:span></text:span><text:span text:style-name="Source_20_Text"><text:span text:style-name="T51">],</text:span></text:span></text:p>
      <text:p text:style-name="P42"><text:span text:style-name="Source_20_Text"><text:s text:c="8"/></text:span><text:span text:style-name="Source_20_Text"><text:span text:style-name="T55">"output"</text:span></text:span><text:span text:style-name="Source_20_Text"><text:span text:style-name="T51">: </text:span></text:span><text:span text:style-name="Source_20_Text"><text:span text:style-name="T55">"LA"</text:span></text:span><text:span text:style-name="Source_20_Text"><text:span text:style-name="T51">,</text:span></text:span></text:p>
      <text:p text:style-name="P42"><text:span text:style-name="Source_20_Text"><text:s text:c="6"/></text:span><text:span text:style-name="Source_20_Text"><text:span text:style-name="T51">},</text:span></text:span></text:p>
      <text:p text:style-name="P42"><text:span text:style-name="Source_20_Text"><text:s text:c="4"/></text:span><text:span text:style-name="Source_20_Text"><text:span text:style-name="T51">]</text:span></text:span></text:p>
      <text:p text:style-name="P42"><text:span text:style-name="Source_20_Text"><text:span text:style-name="T51">)</text:span></text:span></text:p>
      <text:p text:style-name="P60">After submitting outputs, the run will enter the <text:span text:style-name="Source_20_Text"><text:span text:style-name="T52">queued</text:span></text:span> state before it continues it’s execution.</text:p>
      <text:h text:style-name="P10" text:outline-level="2"><text:a xlink:type="simple" xlink:href="https://platform.openai.com/docs/assistants/tools/supported-files" text:style-name="Internet_20_link" text:visited-style-name="Visited_20_Internet_20_Link"><text:span text:style-name="T4">Supported files</text:span></text:a></text:h>
      <text:p text:style-name="P60"><text:span text:style-name="Emphasis">For </text:span><text:span text:style-name="Emphasis"><text:span text:style-name="Source_20_Text"><text:span text:style-name="T50">text/</text:span></text:span></text:span><text:span text:style-name="Emphasis"> MIME types, the encoding must be one of </text:span><text:span text:style-name="Emphasis"><text:span text:style-name="Source_20_Text"><text:span text:style-name="T50">utf-8</text:span></text:span></text:span><text:span text:style-name="Emphasis">, </text:span><text:span text:style-name="Emphasis"><text:span text:style-name="Source_20_Text"><text:span text:style-name="T50">utf-16</text:span></text:span></text:span><text:span text:style-name="Emphasis">, or </text:span><text:span text:style-name="Emphasis"><text:span text:style-name="Source_20_Text"><text:span text:style-name="T50">ascii</text:span></text:span></text:span><text:span text:style-name="Emphasis">.</text:span></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71">FILE FORMAT</text:p>
            </table:table-cell>
            <table:table-cell table:style-name="Table22.A1" office:value-type="string">
              <text:p text:style-name="P71">MIME TYPE</text:p>
            </table:table-cell>
            <table:table-cell table:style-name="Table22.A1" office:value-type="string">
              <text:p text:style-name="P71">CODE INTERPRETER</text:p>
            </table:table-cell>
            <table:table-cell table:style-name="Table22.A1" office:value-type="string">
              <text:p text:style-name="P71">RETRIEVAL</text:p>
            </table:table-cell>
          </table:table-row>
        </table:table-header-rows>
        <table:table-row>
          <table:table-cell table:style-name="Table22.A2" office:value-type="string">
            <text:p text:style-name="Table_20_Contents"><text:span text:style-name="Source_20_Text">.c</text:span></text:p>
          </table:table-cell>
          <table:table-cell table:style-name="Table22.A2" office:value-type="string">
            <text:p text:style-name="Table_20_Contents"><text:span text:style-name="Source_20_Text">text/x-c</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cpp</text:span></text:p>
          </table:table-cell>
          <table:table-cell table:style-name="Table22.A2" office:value-type="string">
            <text:p text:style-name="Table_20_Contents"><text:span text:style-name="Source_20_Text">text/x-c++</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csv</text:span></text:p>
          </table:table-cell>
          <table:table-cell table:style-name="Table22.A2" office:value-type="string">
            <text:p text:style-name="Table_20_Contents"><text:span text:style-name="Source_20_Text">application/csv</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docx</text:span></text:p>
          </table:table-cell>
          <table:table-cell table:style-name="Table22.A2" office:value-type="string">
            <text:p text:style-name="Table_20_Contents"><text:span text:style-name="Source_20_Text">application/vnd.openxmlformats-officedocument.wordprocessingml.document</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html</text:span></text:p>
          </table:table-cell>
          <table:table-cell table:style-name="Table22.A2" office:value-type="string">
            <text:p text:style-name="Table_20_Contents"><text:span text:style-name="Source_20_Text">text/html</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java</text:span></text:p>
          </table:table-cell>
          <table:table-cell table:style-name="Table22.A2" office:value-type="string">
            <text:p text:style-name="Table_20_Contents"><text:span text:style-name="Source_20_Text">text/x-java</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json</text:span></text:p>
          </table:table-cell>
          <table:table-cell table:style-name="Table22.A2" office:value-type="string">
            <text:p text:style-name="Table_20_Contents"><text:span text:style-name="Source_20_Text">application/jso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md</text:span></text:p>
          </table:table-cell>
          <table:table-cell table:style-name="Table22.A2" office:value-type="string">
            <text:p text:style-name="Table_20_Contents"><text:span text:style-name="Source_20_Text">text/markdow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pdf</text:span></text:p>
          </table:table-cell>
          <table:table-cell table:style-name="Table22.A2" office:value-type="string">
            <text:p text:style-name="Table_20_Contents"><text:span text:style-name="Source_20_Text">application/pdf</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php</text:span></text:p>
          </table:table-cell>
          <table:table-cell table:style-name="Table22.A2" office:value-type="string">
            <text:p text:style-name="Table_20_Contents"><text:span text:style-name="Source_20_Text">text/x-php</text:span></text:p>
          </table:table-cell>
          <table:table-cell table:style-name="Table22.A2" office:value-type="string">
            <text:p text:style-name="P68"/>
          </table:table-cell>
          <table:table-cell table:style-name="Table22.A2" office:value-type="string">
            <text:p text:style-name="P68"/>
          </table:table-cell>
        </table:table-row>
        <text:soft-page-break/>
        <table:table-row>
          <table:table-cell table:style-name="Table22.A2" office:value-type="string">
            <text:p text:style-name="Table_20_Contents"><text:span text:style-name="Source_20_Text">.pptx</text:span></text:p>
          </table:table-cell>
          <table:table-cell table:style-name="Table22.A2" office:value-type="string">
            <text:p text:style-name="Table_20_Contents"><text:span text:style-name="Source_20_Text">application/vnd.openxmlformats-officedocument.presentationml.presentatio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py</text:span></text:p>
          </table:table-cell>
          <table:table-cell table:style-name="Table22.A2" office:value-type="string">
            <text:p text:style-name="Table_20_Contents"><text:span text:style-name="Source_20_Text">text/x-pytho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py</text:span></text:p>
          </table:table-cell>
          <table:table-cell table:style-name="Table22.A2" office:value-type="string">
            <text:p text:style-name="Table_20_Contents"><text:span text:style-name="Source_20_Text">text/x-script.pytho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rb</text:span></text:p>
          </table:table-cell>
          <table:table-cell table:style-name="Table22.A2" office:value-type="string">
            <text:p text:style-name="Table_20_Contents"><text:span text:style-name="Source_20_Text">text/x-ruby</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tex</text:span></text:p>
          </table:table-cell>
          <table:table-cell table:style-name="Table22.A2" office:value-type="string">
            <text:p text:style-name="Table_20_Contents"><text:span text:style-name="Source_20_Text">text/x-tex</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txt</text:span></text:p>
          </table:table-cell>
          <table:table-cell table:style-name="Table22.A2" office:value-type="string">
            <text:p text:style-name="Table_20_Contents"><text:span text:style-name="Source_20_Text">text/plain</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css</text:span></text:p>
          </table:table-cell>
          <table:table-cell table:style-name="Table22.A2" office:value-type="string">
            <text:p text:style-name="Table_20_Contents"><text:span text:style-name="Source_20_Text">text/css</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jpeg</text:span></text:p>
          </table:table-cell>
          <table:table-cell table:style-name="Table22.A2" office:value-type="string">
            <text:p text:style-name="Table_20_Contents"><text:span text:style-name="Source_20_Text">image/jpeg</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jpg</text:span></text:p>
          </table:table-cell>
          <table:table-cell table:style-name="Table22.A2" office:value-type="string">
            <text:p text:style-name="Table_20_Contents"><text:span text:style-name="Source_20_Text">image/jpeg</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js</text:span></text:p>
          </table:table-cell>
          <table:table-cell table:style-name="Table22.A2" office:value-type="string">
            <text:p text:style-name="Table_20_Contents"><text:span text:style-name="Source_20_Text">text/javascript</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gif</text:span></text:p>
          </table:table-cell>
          <table:table-cell table:style-name="Table22.A2" office:value-type="string">
            <text:p text:style-name="Table_20_Contents"><text:span text:style-name="Source_20_Text">image/gif</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png</text:span></text:p>
          </table:table-cell>
          <table:table-cell table:style-name="Table22.A2" office:value-type="string">
            <text:p text:style-name="Table_20_Contents"><text:span text:style-name="Source_20_Text">image/png</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tar</text:span></text:p>
          </table:table-cell>
          <table:table-cell table:style-name="Table22.A2" office:value-type="string">
            <text:p text:style-name="Table_20_Contents"><text:span text:style-name="Source_20_Text">application/x-tar</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ts</text:span></text:p>
          </table:table-cell>
          <table:table-cell table:style-name="Table22.A2" office:value-type="string">
            <text:p text:style-name="Table_20_Contents"><text:span text:style-name="Source_20_Text">application/typescript</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xlsx</text:span></text:p>
          </table:table-cell>
          <table:table-cell table:style-name="Table22.A2" office:value-type="string">
            <text:p text:style-name="Table_20_Contents"><text:span text:style-name="Source_20_Text">application/vnd.openxmlformats-officedocument.spreadsheetml.sheet</text:span></text:p>
          </table:table-cell>
          <table:table-cell table:style-name="Table22.A2" office:value-type="string">
            <text:p text:style-name="P68"/>
          </table:table-cell>
          <table:table-cell table:style-name="Table22.A2" office:value-type="string">
            <text:p text:style-name="P68"/>
          </table:table-cell>
        </table:table-row>
        <table:table-row>
          <table:table-cell table:style-name="Table22.A2" office:value-type="string">
            <text:p text:style-name="Table_20_Contents"><text:span text:style-name="Source_20_Text">.xml</text:span></text:p>
          </table:table-cell>
          <table:table-cell table:style-name="Table22.A2" office:value-type="string">
            <text:p text:style-name="Table_20_Contents"><text:span text:style-name="Source_20_Text">application/xml or "text/xml"</text:span></text:p>
          </table:table-cell>
          <table:table-cell table:style-name="Table22.A2" office:value-type="string">
            <text:p text:style-name="P68"/>
          </table:table-cell>
          <table:table-cell table:style-name="Table22.A2" office:value-type="string">
            <text:p text:style-name="P69"/>
          </table:table-cell>
        </table:table-row>
        <table:table-row>
          <table:table-cell table:style-name="Table22.A2" office:value-type="string">
            <text:p text:style-name="P44"><text:span text:style-name="Source_20_Text"><text:span text:style-name="T11">.zip</text:span></text:span></text:p>
          </table:table-cell>
          <table:table-cell table:style-name="Table22.A2" office:value-type="string">
            <text:p text:style-name="P44"><text:span text:style-name="Source_20_Text"><text:span text:style-name="T11">application/zip</text:span></text:span></text:p>
          </table:table-cell>
          <table:table-cell table:style-name="Table22.A2" office:value-type="string">
            <text:p text:style-name="P68"/>
          </table:table-cell>
          <table:table-cell table:style-name="Table22.D28" office:value-type="string">
            <text:p text:style-name="P68"/>
          </table:table-cell>
        </table:table-row>
      </table:table>
      <text:h text:style-name="P2" text:outline-level="1"><text:a xlink:type="simple" xlink:href="https://platform.openai.com/docs/guides/prompt-engineering/prompt-engineering" text:style-name="Internet_20_link" text:visited-style-name="Visited_20_Internet_20_Link"><text:span text:style-name="T6">Prompt engineering</text:span></text:a></text:h>
      <text:p text:style-name="P19">This guide shares strategies and tactics for getting better results from large language models (sometimes referred to as GPT models) like GPT-4. The methods described here can sometimes be deployed in combination for greater effect. We encourage experimentation to find the methods that work best for you.</text:p>
      <text:p text:style-name="P58"><text:span text:style-name="T11">Some of the examples demonstrated here currently work only with our most capable model, </text:span><text:span text:style-name="Source_20_Text"><text:span text:style-name="T21">gpt-4</text:span></text:span><text:span text:style-name="T11">. In general, if you find that a model fails at a task and a more capable model is available, it's often worth trying again with the more capable model.</text:span></text:p>
      <text:p text:style-name="P19">You can also explore example prompts which showcase what our models are capable of:</text:p>
      <text:p text:style-name="P15"><text:a xlink:type="simple" xlink:href="https://platform.openai.com/examples" text:style-name="Internet_20_link" text:visited-style-name="Visited_20_Internet_20_Link"><text:span text:style-name="T28">Prompt examples</text:span></text:a></text:p>
      <text:p text:style-name="P76"><text:soft-page-break/><text:a xlink:type="simple" xlink:href="https://platform.openai.com/examples" text:style-name="Internet_20_link" text:visited-style-name="Visited_20_Internet_20_Link"><text:span text:style-name="T31">Explore prompt examples to learn what GPT models can do</text:span></text:a></text:p>
      <text:h text:style-name="P11" text:outline-level="2"><text:a xlink:type="simple" xlink:href="https://platform.openai.com/docs/guides/prompt-engineering/six-strategies-for-getting-better-results" text:style-name="Internet_20_link" text:visited-style-name="Visited_20_Internet_20_Link"><text:span text:style-name="T7">Six strategies for getting better results</text:span></text:a></text:h>
      <text:h text:style-name="P13" text:outline-level="3"><text:a xlink:type="simple" xlink:href="https://platform.openai.com/docs/guides/prompt-engineering/write-clear-instructions" text:style-name="Internet_20_link" text:visited-style-name="Visited_20_Internet_20_Link"><text:span text:style-name="T8">Write clear instructions</text:span></text:a></text:h>
      <text:p text:style-name="P19">These models can’t read your mind. If outputs are too long, ask for brief replies. If outputs are too simple, ask for expert-level writing. If you dislike the format, demonstrate the format you’d like to see. The less the model has to guess at what you want, the more likely you’ll get it.</text:p>
      <text:p text:style-name="P19">Tactics:</text:p>
      <text:list xml:id="list3870380125" text:style-name="L56">
        <text:list-item>
          <text:p text:style-name="P140"><text:a xlink:type="simple" xlink:href="https://platform.openai.com/docs/guides/prompt-engineering/tactic-include-details-in-your-query-to-get-more-relevant-answers" text:style-name="Internet_20_link" text:visited-style-name="Visited_20_Internet_20_Link"><text:span text:style-name="T29">Include details in your query to get more relevant answers</text:span></text:a></text:p>
        </text:list-item>
        <text:list-item>
          <text:p text:style-name="P141"><text:a xlink:type="simple" xlink:href="https://platform.openai.com/docs/guides/prompt-engineering/tactic-ask-the-model-to-adopt-a-persona" text:style-name="Internet_20_link" text:visited-style-name="Visited_20_Internet_20_Link"><text:span text:style-name="T29">Ask the model to adopt a persona</text:span></text:a></text:p>
        </text:list-item>
        <text:list-item>
          <text:p text:style-name="P141"><text:a xlink:type="simple" xlink:href="https://platform.openai.com/docs/guides/prompt-engineering/tactic-use-delimiters-to-clearly-indicate-distinct-parts-of-the-input" text:style-name="Internet_20_link" text:visited-style-name="Visited_20_Internet_20_Link"><text:span text:style-name="T29">Use delimiters to clearly indicate distinct parts of the input</text:span></text:a></text:p>
        </text:list-item>
        <text:list-item>
          <text:p text:style-name="P141"><text:a xlink:type="simple" xlink:href="https://platform.openai.com/docs/guides/prompt-engineering/tactic-specify-the-steps-required-to-complete-a-task" text:style-name="Internet_20_link" text:visited-style-name="Visited_20_Internet_20_Link"><text:span text:style-name="T29">Specify the steps required to complete a task</text:span></text:a></text:p>
        </text:list-item>
        <text:list-item>
          <text:p text:style-name="P141"><text:a xlink:type="simple" xlink:href="https://platform.openai.com/docs/guides/prompt-engineering/tactic-provide-examples" text:style-name="Internet_20_link" text:visited-style-name="Visited_20_Internet_20_Link"><text:span text:style-name="T29">Provide examples</text:span></text:a></text:p>
        </text:list-item>
        <text:list-item>
          <text:p text:style-name="P141"><text:a xlink:type="simple" xlink:href="https://platform.openai.com/docs/guides/prompt-engineering/tactic-specify-the-desired-length-of-the-output" text:style-name="Internet_20_link" text:visited-style-name="Visited_20_Internet_20_Link"><text:span text:style-name="T29">Specify the desired length of the output</text:span></text:a></text:p>
        </text:list-item>
      </text:list>
      <text:h text:style-name="P13" text:outline-level="3"><text:a xlink:type="simple" xlink:href="https://platform.openai.com/docs/guides/prompt-engineering/provide-reference-text" text:style-name="Internet_20_link" text:visited-style-name="Visited_20_Internet_20_Link"><text:span text:style-name="T8">Provide reference text</text:span></text:a></text:h>
      <text:p text:style-name="P19">Language models can confidently invent fake answers, especially when asked about esoteric topics or for citations and URLs. In the same way that a sheet of notes can help a student do better on a test, providing reference text to these models can help in answering with fewer fabrications.</text:p>
      <text:p text:style-name="P19">Tactics:</text:p>
      <text:list xml:id="list302560029" text:style-name="L57">
        <text:list-item>
          <text:p text:style-name="P142"><text:a xlink:type="simple" xlink:href="https://platform.openai.com/docs/guides/prompt-engineering/tactic-instruct-the-model-to-answer-using-a-reference-text" text:style-name="Internet_20_link" text:visited-style-name="Visited_20_Internet_20_Link"><text:span text:style-name="T29">Instruct the model to answer using a reference text</text:span></text:a></text:p>
        </text:list-item>
        <text:list-item>
          <text:p text:style-name="P143"><text:a xlink:type="simple" xlink:href="https://platform.openai.com/docs/guides/prompt-engineering/tactic-instruct-the-model-to-answer-with-citations-from-a-reference-text" text:style-name="Internet_20_link" text:visited-style-name="Visited_20_Internet_20_Link"><text:span text:style-name="T29">Instruct the model to answer with citations from a reference text</text:span></text:a></text:p>
        </text:list-item>
      </text:list>
      <text:h text:style-name="P13" text:outline-level="3"><text:a xlink:type="simple" xlink:href="https://platform.openai.com/docs/guides/prompt-engineering/split-complex-tasks-into-simpler-subtasks" text:style-name="Internet_20_link" text:visited-style-name="Visited_20_Internet_20_Link"><text:span text:style-name="T8">Split complex tasks into simpler subtasks</text:span></text:a></text:h>
      <text:p text:style-name="P19">Just as it is good practice in software engineering to decompose a complex system into a set of modular components, the same is true of tasks submitted to a language model. Complex tasks tend to have higher error rates than simpler tasks. Furthermore, complex tasks can often be re-defined as a workflow of <text:soft-page-break/>simpler tasks in which the outputs of earlier tasks are used to construct the inputs to later tasks.</text:p>
      <text:p text:style-name="P19">Tactics:</text:p>
      <text:list xml:id="list1521871755" text:style-name="L58">
        <text:list-item>
          <text:p text:style-name="P144"><text:a xlink:type="simple" xlink:href="https://platform.openai.com/docs/guides/prompt-engineering/tactic-use-intent-classification-to-identify-the-most-relevant-instructions-for-a-user-query" text:style-name="Internet_20_link" text:visited-style-name="Visited_20_Internet_20_Link"><text:span text:style-name="T29">Use intent classification to identify the most relevant instructions for a user query</text:span></text:a></text:p>
        </text:list-item>
        <text:list-item>
          <text:p text:style-name="P145"><text:a xlink:type="simple" xlink:href="https://platform.openai.com/docs/guides/prompt-engineering/tactic-for-dialogue-applications-that-require-very-long-conversations-summarize-or-filter-previous-dialogue" text:style-name="Internet_20_link" text:visited-style-name="Visited_20_Internet_20_Link"><text:span text:style-name="T29">For dialogue applications that require very long conversations, summarize or filter previous dialogue</text:span></text:a></text:p>
        </text:list-item>
        <text:list-item>
          <text:p text:style-name="P145"><text:a xlink:type="simple" xlink:href="https://platform.openai.com/docs/guides/prompt-engineering/tactic-summarize-long-documents-piecewise-and-construct-a-full-summary-recursively" text:style-name="Internet_20_link" text:visited-style-name="Visited_20_Internet_20_Link"><text:span text:style-name="T29">Summarize long documents piecewise and construct a full summary recursively</text:span></text:a></text:p>
        </text:list-item>
      </text:list>
      <text:h text:style-name="P13" text:outline-level="3"><text:a xlink:type="simple" xlink:href="https://platform.openai.com/docs/guides/prompt-engineering/give-the-model-time-to-think" text:style-name="Internet_20_link" text:visited-style-name="Visited_20_Internet_20_Link"><text:span text:style-name="T8">Give the model time to "think"</text:span></text:a></text:h>
      <text:p text:style-name="P19">If asked to multiply 17 by 28, you might not know it instantly, but can still work it out with time. Similarly, models make more reasoning errors when trying to answer right away, rather than taking time to work out an answer. Asking for a "chain of thought" before an answer can help the model reason its way toward correct answers more reliably.</text:p>
      <text:p text:style-name="P19">Tactics:</text:p>
      <text:list xml:id="list1627794281" text:style-name="L59">
        <text:list-item>
          <text:p text:style-name="P146"><text:a xlink:type="simple" xlink:href="https://platform.openai.com/docs/guides/prompt-engineering/tactic-instruct-the-model-to-work-out-its-own-solution-before-rushing-to-a-conclusion" text:style-name="Internet_20_link" text:visited-style-name="Visited_20_Internet_20_Link"><text:span text:style-name="T29">Instruct the model to work out its own solution before rushing to a conclusion</text:span></text:a></text:p>
        </text:list-item>
        <text:list-item>
          <text:p text:style-name="P147"><text:a xlink:type="simple" xlink:href="https://platform.openai.com/docs/guides/prompt-engineering/tactic-use-inner-monologue-or-a-sequence-of-queries-to-hide-the-model-s-reasoning-process" text:style-name="Internet_20_link" text:visited-style-name="Visited_20_Internet_20_Link"><text:span text:style-name="T29">Use inner monologue or a sequence of queries to hide the model's reasoning process</text:span></text:a></text:p>
        </text:list-item>
        <text:list-item>
          <text:p text:style-name="P147"><text:a xlink:type="simple" xlink:href="https://platform.openai.com/docs/guides/prompt-engineering/tactic-ask-the-model-if-it-missed-anything-on-previous-passes" text:style-name="Internet_20_link" text:visited-style-name="Visited_20_Internet_20_Link"><text:span text:style-name="T29">Ask the model if it missed anything on previous passes</text:span></text:a></text:p>
        </text:list-item>
      </text:list>
      <text:h text:style-name="P13" text:outline-level="3"><text:a xlink:type="simple" xlink:href="https://platform.openai.com/docs/guides/prompt-engineering/use-external-tools" text:style-name="Internet_20_link" text:visited-style-name="Visited_20_Internet_20_Link"><text:span text:style-name="T8">Use external tools</text:span></text:a></text:h>
      <text:p text:style-name="P19">Compensate for the weaknesses of the model by feeding it the outputs of other tools. For example, a text retrieval system (sometimes called RAG or retrieval augmented generation) can tell the model about relevant documents. A code execution engine like OpenAI's Code Interpreter can help the model do math and run code. If a task can be done more reliably or efficiently by a tool rather than by a language model, offload it to get the best of both.</text:p>
      <text:p text:style-name="P19"><text:soft-page-break/>Tactics:</text:p>
      <text:list xml:id="list3374205528" text:style-name="L60">
        <text:list-item>
          <text:p text:style-name="P148"><text:a xlink:type="simple" xlink:href="https://platform.openai.com/docs/guides/prompt-engineering/tactic-use-embeddings-based-search-to-implement-efficient-knowledge-retrieval" text:style-name="Internet_20_link" text:visited-style-name="Visited_20_Internet_20_Link"><text:span text:style-name="T29">Use embeddings-based search to implement efficient knowledge retrieval</text:span></text:a></text:p>
        </text:list-item>
        <text:list-item>
          <text:p text:style-name="P149"><text:a xlink:type="simple" xlink:href="https://platform.openai.com/docs/guides/prompt-engineering/tactic-use-code-execution-to-perform-more-accurate-calculations-or-call-external-apis" text:style-name="Internet_20_link" text:visited-style-name="Visited_20_Internet_20_Link"><text:span text:style-name="T29">Use code execution to perform more accurate calculations or call external APIs</text:span></text:a></text:p>
        </text:list-item>
        <text:list-item>
          <text:p text:style-name="P149"><text:a xlink:type="simple" xlink:href="https://platform.openai.com/docs/guides/prompt-engineering/tactic-give-the-model-access-to-specific-functions" text:style-name="Internet_20_link" text:visited-style-name="Visited_20_Internet_20_Link"><text:span text:style-name="T29">Give the model access to specific functions</text:span></text:a></text:p>
        </text:list-item>
      </text:list>
      <text:h text:style-name="P13" text:outline-level="3"><text:a xlink:type="simple" xlink:href="https://platform.openai.com/docs/guides/prompt-engineering/test-changes-systematically" text:style-name="Internet_20_link" text:visited-style-name="Visited_20_Internet_20_Link"><text:span text:style-name="T8">Test changes systematically</text:span></text:a></text:h>
      <text:p text:style-name="P19">Improving performance is easier if you can measure it. In some cases a modification to a prompt will achieve better performance on a few isolated examples but lead to worse overall performance on a more representative set of examples. Therefore to be sure that a change is net positive to performance it may be necessary to define a comprehensive test suite (also known an as an "eval").</text:p>
      <text:p text:style-name="P19">Tactic:</text:p>
      <text:list xml:id="list416815551" text:style-name="L61">
        <text:list-item>
          <text:p text:style-name="P150"><text:a xlink:type="simple" xlink:href="https://platform.openai.com/docs/guides/prompt-engineering/tactic-evaluate-model-outputs-with-reference-to-gold-standard-answers" text:style-name="Internet_20_link" text:visited-style-name="Visited_20_Internet_20_Link"><text:span text:style-name="T29">Evaluate model outputs with reference to gold-standard answers</text:span></text:a></text:p>
        </text:list-item>
      </text:list>
      <text:h text:style-name="P11" text:outline-level="2"><text:a xlink:type="simple" xlink:href="https://platform.openai.com/docs/guides/prompt-engineering/tactics" text:style-name="Internet_20_link" text:visited-style-name="Visited_20_Internet_20_Link"><text:span text:style-name="T7">Tactics</text:span></text:a></text:h>
      <text:p text:style-name="P19">Each of the strategies listed above can be instantiated with specific tactics. These tactics are meant to provide ideas for things to try. They are by no means fully comprehensive, and you should feel free to try creative ideas not represented here.</text:p>
      <text:h text:style-name="P13" text:outline-level="3"><text:a xlink:type="simple" xlink:href="https://platform.openai.com/docs/guides/prompt-engineering/strategy-write-clear-instructions" text:style-name="Internet_20_link" text:visited-style-name="Visited_20_Internet_20_Link"><text:span text:style-name="T8">Strategy: Write clear instructions</text:span></text:a></text:h>
      <text:h text:style-name="P14" text:outline-level="4"><text:a xlink:type="simple" xlink:href="https://platform.openai.com/docs/guides/prompt-engineering/tactic-include-details-in-your-query-to-get-more-relevant-answers" text:style-name="Internet_20_link" text:visited-style-name="Visited_20_Internet_20_Link"><text:span text:style-name="T9">Tactic: Include details in your query to get more relevant answers</text:span></text:a></text:h>
      <text:p text:style-name="P19">In order to get a highly relevant response, make sure that requests provide any important details or context. Otherwise you are leaving it up to the model to guess what you mean.</text:p>
      <table:table table:name="Table23" table:style-name="Table23">
        <table:table-column table:style-name="Table23.A"/>
        <table:table-column table:style-name="Table23.B"/>
        <table:table-header-rows>
          <table:table-row>
            <table:table-cell table:style-name="Table23.A1" office:value-type="string">
              <text:p text:style-name="P70"/>
            </table:table-cell>
            <table:table-cell table:style-name="Table23.A1" office:value-type="string">
              <text:p text:style-name="P70"/>
            </table:table-cell>
          </table:table-row>
        </table:table-header-rows>
        <table:table-row>
          <table:table-cell table:style-name="Table23.A2" office:value-type="string">
            <text:p text:style-name="Table_20_Contents"><text:span text:style-name="Strong_20_Emphasis">Worse</text:span></text:p>
          </table:table-cell>
          <table:table-cell table:style-name="Table23.A2" office:value-type="string">
            <text:p text:style-name="Table_20_Contents"><text:span text:style-name="Strong_20_Emphasis">Better</text:span></text:p>
          </table:table-cell>
        </table:table-row>
        <table:table-row>
          <table:table-cell table:style-name="Table23.A2" office:value-type="string">
            <text:p text:style-name="Table_20_Contents">How do I add numbers in Excel?</text:p>
          </table:table-cell>
          <table:table-cell table:style-name="Table23.A2" office:value-type="string">
            <text:p text:style-name="Table_20_Contents">How do I add up a row of dollar amounts in Excel? I want to do this automatically for a whole sheet of rows with all the totals ending up on the right in a column called "Total".</text:p>
          </table:table-cell>
        </table:table-row>
        <text:soft-page-break/>
        <table:table-row>
          <table:table-cell table:style-name="Table23.A2" office:value-type="string">
            <text:p text:style-name="Table_20_Contents">Who’s president?</text:p>
          </table:table-cell>
          <table:table-cell table:style-name="Table23.A2" office:value-type="string">
            <text:p text:style-name="Table_20_Contents">Who was the president of Mexico in 2021, and how frequently are elections held?</text:p>
          </table:table-cell>
        </table:table-row>
        <table:table-row>
          <table:table-cell table:style-name="Table23.A2" office:value-type="string">
            <text:p text:style-name="Table_20_Contents">Write code to calculate the Fibonacci sequence.</text:p>
          </table:table-cell>
          <table:table-cell table:style-name="Table23.A2" office:value-type="string">
            <text:p text:style-name="Table_20_Contents">Write a TypeScript function to efficiently calculate the Fibonacci sequence. Comment the code liberally to explain what each piece does and why it's written that way.</text:p>
          </table:table-cell>
        </table:table-row>
        <table:table-row>
          <table:table-cell table:style-name="Table23.A2" office:value-type="string">
            <text:p text:style-name="Table_20_Contents">Summarize the meeting notes.</text:p>
          </table:table-cell>
          <table:table-cell table:style-name="Table23.A2" office:value-type="string">
            <text:p text:style-name="Table_20_Contents">Summarize the meeting notes in a single paragraph. Then write a markdown list of the speakers and each of their key points. Finally, list the next steps or action items suggested by the speakers, if any.</text:p>
          </table:table-cell>
        </table:table-row>
      </table:table>
      <text:h text:style-name="P14" text:outline-level="4"><text:a xlink:type="simple" xlink:href="https://platform.openai.com/docs/guides/prompt-engineering/tactic-ask-the-model-to-adopt-a-persona" text:style-name="Internet_20_link" text:visited-style-name="Visited_20_Internet_20_Link"><text:span text:style-name="T9">Tactic: Ask the model to adopt a persona</text:span></text:a></text:h>
      <text:p text:style-name="P19">The system message can be used to specify the persona used by the model in its replies.</text:p>
      <text:p text:style-name="P72">SYSTEM</text:p>
      <text:p text:style-name="P24">When I ask for help to write something, you will reply with a document that contains at least one joke or playful comment in every paragraph. </text:p>
      <text:p text:style-name="P73">USER</text:p>
      <text:p text:style-name="P24">Write a thank you note to my steel bolt vendor for getting the delivery in on time and in short notice. This made it possible for us to deliver an important order.</text:p>
      <text:p text:style-name="P77"><text:a xlink:type="simple" xlink:href="https://platform.openai.com/playground/p/default-playful-thank-you-note?mode=chat" office:target-frame-name="_blank" xlink:show="new" text:style-name="Internet_20_link" text:visited-style-name="Visited_20_Internet_20_Link"><text:span text:style-name="T19">Open in Playground</text:span></text:a></text:p>
      <text:h text:style-name="P14" text:outline-level="4"><text:a xlink:type="simple" xlink:href="https://platform.openai.com/docs/guides/prompt-engineering/tactic-use-delimiters-to-clearly-indicate-distinct-parts-of-the-input" text:style-name="Internet_20_link" text:visited-style-name="Visited_20_Internet_20_Link"><text:span text:style-name="T9">Tactic: Use delimiters to clearly indicate distinct parts of the input</text:span></text:a></text:h>
      <text:p text:style-name="P19">Delimiters like triple quotation marks, XML tags, section titles, etc. can help demarcate sections of text to be treated differently.</text:p>
      <text:p text:style-name="P72">USER</text:p>
      <text:p text:style-name="P24">Summarize the text delimited by triple quotes with a haiku. """insert text here"""</text:p>
      <text:p text:style-name="P77"><text:soft-page-break/><text:a xlink:type="simple" xlink:href="https://platform.openai.com/playground/p/default-delimiters-1?mode=chat" office:target-frame-name="_blank" xlink:show="new" text:style-name="Internet_20_link" text:visited-style-name="Visited_20_Internet_20_Link"><text:span text:style-name="T19">Open in Playground</text:span></text:a></text:p>
      <text:p text:style-name="P72">SYSTEM</text:p>
      <text:p text:style-name="P24">You will be provided with a pair of articles (delimited with XML tags) about the same topic. First summarize the arguments of each article. Then indicate which of them makes a better argument and explain why. </text:p>
      <text:p text:style-name="P73">USER</text:p>
      <text:p text:style-name="P24">&lt;article&gt; insert first article here &lt;/article&gt; &lt;article&gt; insert second article here &lt;/article&gt;</text:p>
      <text:p text:style-name="P77"><text:a xlink:type="simple" xlink:href="https://platform.openai.com/playground/p/default-delimiters-2?mode=chat" office:target-frame-name="_blank" xlink:show="new" text:style-name="Internet_20_link" text:visited-style-name="Visited_20_Internet_20_Link"><text:span text:style-name="T19">Open in Playground</text:span></text:a></text:p>
      <text:p text:style-name="P72">SYSTEM</text:p>
      <text:p text:style-name="P24">You will be provided with a thesis abstract and a suggested title for it. The thesis title should give the reader a good idea of the topic of the thesis but should also be eye-catching. If the title does not meet these criteria, suggest 5 alternatives. </text:p>
      <text:p text:style-name="P73">USER</text:p>
      <text:p text:style-name="P24">Abstract: insert abstract here Title: insert title here</text:p>
      <text:p text:style-name="P77"><text:a xlink:type="simple" xlink:href="https://platform.openai.com/playground/p/default-delimiters-3?mode=chat" office:target-frame-name="_blank" xlink:show="new" text:style-name="Internet_20_link" text:visited-style-name="Visited_20_Internet_20_Link"><text:span text:style-name="T19">Open in Playground</text:span></text:a></text:p>
      <text:p text:style-name="P19">For straightforward tasks such as these, using delimiters might not make a difference in the output quality. However, the more complex a task is the more <text:soft-page-break/>important it is to disambiguate task details. Don’t make the model work to understand exactly what you are asking of them.</text:p>
      <text:h text:style-name="P14" text:outline-level="4"><text:a xlink:type="simple" xlink:href="https://platform.openai.com/docs/guides/prompt-engineering/tactic-specify-the-steps-required-to-complete-a-task" text:style-name="Internet_20_link" text:visited-style-name="Visited_20_Internet_20_Link"><text:span text:style-name="T9">Tactic: Specify the steps required to complete a task</text:span></text:a></text:h>
      <text:p text:style-name="P19">Some tasks are best specified as a sequence of steps. Writing the steps out explicitly can make it easier for the model to follow them.</text:p>
      <text:p text:style-name="P72">SYSTEM</text:p>
      <text:p text:style-name="P24">Use the following step-by-step instructions to respond to user inputs. Step 1 - The user will provide you with text in triple quotes. Summarize this text in one sentence with a prefix that says "Summary: ". Step 2 - Translate the summary from Step 1 into Spanish, with a prefix that says "Translation: ". </text:p>
      <text:p text:style-name="P73">USER</text:p>
      <text:p text:style-name="P24">"""insert text here"""</text:p>
      <text:p text:style-name="P77"><text:a xlink:type="simple" xlink:href="https://platform.openai.com/playground/p/default-step-by-step-summarize-and-translate?mode=chat" office:target-frame-name="_blank" xlink:show="new" text:style-name="Internet_20_link" text:visited-style-name="Visited_20_Internet_20_Link"><text:span text:style-name="T19">Open in Playground</text:span></text:a></text:p>
      <text:h text:style-name="P14" text:outline-level="4"><text:a xlink:type="simple" xlink:href="https://platform.openai.com/docs/guides/prompt-engineering/tactic-provide-examples" text:style-name="Internet_20_link" text:visited-style-name="Visited_20_Internet_20_Link"><text:span text:style-name="T9">Tactic: Provide examples</text:span></text:a></text:h>
      <text:p text:style-name="P19">Providing general instructions that apply to all examples is generally more efficient than demonstrating all permutations of a task by example, but in some cases providing examples may be easier. For example, if you intend for the model to copy a particular style of responding to user queries which is difficult to describe explicitly. This is known as "few-shot" prompting.</text:p>
      <text:p text:style-name="P72">SYSTEM</text:p>
      <text:p text:style-name="P24">Answer in a consistent style. </text:p>
      <text:p text:style-name="P73"><text:soft-page-break/>USER</text:p>
      <text:p text:style-name="P24">Teach me about patience. </text:p>
      <text:p text:style-name="P73">ASSISTANT</text:p>
      <text:p text:style-name="P24">The river that carves the deepest valley flows from a modest spring; the grandest symphony originates from a single note; the most intricate tapestry begins with a solitary thread. </text:p>
      <text:p text:style-name="P73">USER</text:p>
      <text:p text:style-name="P24">Teach me about the ocean.</text:p>
      <text:p text:style-name="P77"><text:a xlink:type="simple" xlink:href="https://platform.openai.com/playground/p/default-chat-few-shot?mode=chat" office:target-frame-name="_blank" xlink:show="new" text:style-name="Internet_20_link" text:visited-style-name="Visited_20_Internet_20_Link"><text:span text:style-name="T19">Open in Playground</text:span></text:a></text:p>
      <text:h text:style-name="P14" text:outline-level="4"><text:a xlink:type="simple" xlink:href="https://platform.openai.com/docs/guides/prompt-engineering/tactic-specify-the-desired-length-of-the-output" text:style-name="Internet_20_link" text:visited-style-name="Visited_20_Internet_20_Link"><text:span text:style-name="T9">Tactic: Specify the desired length of the output</text:span></text:a></text:h>
      <text:p text:style-name="P19">You can ask the model to produce outputs that are of a given target length. The targeted output length can be specified in terms of the count of words, sentences, paragraphs, bullet points, etc. Note however that instructing the model to generate a specific number of words does not work with high precision. The model can more reliably generate outputs with a specific number of paragraphs or bullet points.</text:p>
      <text:p text:style-name="P72">USER</text:p>
      <text:p text:style-name="P24">Summarize the text delimited by triple quotes in about 50 words. """insert text here"""</text:p>
      <text:p text:style-name="P77"><text:a xlink:type="simple" xlink:href="https://platform.openai.com/playground/p/default-summarize-text-50-words?mode=chat" office:target-frame-name="_blank" xlink:show="new" text:style-name="Internet_20_link" text:visited-style-name="Visited_20_Internet_20_Link"><text:span text:style-name="T19">Open in Playground</text:span></text:a></text:p>
      <text:p text:style-name="P72"><text:soft-page-break/>USER</text:p>
      <text:p text:style-name="P24">Summarize the text delimited by triple quotes in 2 paragraphs. """insert text here"""</text:p>
      <text:p text:style-name="P77"><text:a xlink:type="simple" xlink:href="https://platform.openai.com/playground/p/default-summarize-text-2-paragraphs?mode=chat" office:target-frame-name="_blank" xlink:show="new" text:style-name="Internet_20_link" text:visited-style-name="Visited_20_Internet_20_Link"><text:span text:style-name="T19">Open in Playground</text:span></text:a></text:p>
      <text:p text:style-name="P72">USER</text:p>
      <text:p text:style-name="P24">Summarize the text delimited by triple quotes in 3 bullet points. """insert text here"""</text:p>
      <text:p text:style-name="P77"><text:a xlink:type="simple" xlink:href="https://platform.openai.com/playground/p/default-summarize-text-3-bullet-points?mode=chat" office:target-frame-name="_blank" xlink:show="new" text:style-name="Internet_20_link" text:visited-style-name="Visited_20_Internet_20_Link"><text:span text:style-name="T19">Open in Playground</text:span></text:a></text:p>
      <text:h text:style-name="P13" text:outline-level="3"><text:a xlink:type="simple" xlink:href="https://platform.openai.com/docs/guides/prompt-engineering/strategy-provide-reference-text" text:style-name="Internet_20_link" text:visited-style-name="Visited_20_Internet_20_Link"><text:span text:style-name="T8">Strategy: Provide reference text</text:span></text:a></text:h>
      <text:h text:style-name="P14" text:outline-level="4"><text:a xlink:type="simple" xlink:href="https://platform.openai.com/docs/guides/prompt-engineering/tactic-instruct-the-model-to-answer-using-a-reference-text" text:style-name="Internet_20_link" text:visited-style-name="Visited_20_Internet_20_Link"><text:span text:style-name="T9">Tactic: Instruct the model to answer using a reference text</text:span></text:a></text:h>
      <text:p text:style-name="P19">If we can provide a model with trusted information that is relevant to the current query, then we can instruct the model to use the provided information to compose its answer.</text:p>
      <text:p text:style-name="P72">SYSTEM</text:p>
      <text:p text:style-name="P24">Use the provided articles delimited by triple quotes to answer questions. If the answer cannot be found in the articles, write "I could not find an answer." </text:p>
      <text:p text:style-name="P73">USER</text:p>
      <text:p text:style-name="P24">&lt;insert articles, each delimited by triple quotes&gt; Question: &lt;insert question here&gt;</text:p>
      <text:p text:style-name="P77"><text:soft-page-break/><text:a xlink:type="simple" xlink:href="https://platform.openai.com/playground/p/default-answer-from-retrieved-documents?mode=chat" office:target-frame-name="_blank" xlink:show="new" text:style-name="Internet_20_link" text:visited-style-name="Visited_20_Internet_20_Link"><text:span text:style-name="T19">Open in Playground</text:span></text:a></text:p>
      <text:p text:style-name="P56"><text:span text:style-name="T11">Given that all models have limited context windows, we need some way to dynamically lookup information that is relevant to the question being asked. </text:span><text:a xlink:type="simple" xlink:href="https://platform.openai.com/docs/guides/embeddings/what-are-embeddings" office:target-frame-name="_blank" xlink:show="new" text:style-name="Internet_20_link" text:visited-style-name="Visited_20_Internet_20_Link"><text:span text:style-name="T29">Embeddings</text:span></text:a><text:span text:style-name="T11"> can be used to implement efficient knowledge retrieval. See the tactic </text:span><text:a xlink:type="simple" xlink:href="https://platform.openai.com/docs/guides/prompt-engineering/tactic-use-embeddings-based-search-to-implement-efficient-knowledge-retrieval" text:style-name="Internet_20_link" text:visited-style-name="Visited_20_Internet_20_Link"><text:span text:style-name="T29">"Use embeddings-based search to implement efficient knowledge retrieval"</text:span></text:a><text:span text:style-name="T11"> for more details on how to implement this.</text:span></text:p>
      <text:h text:style-name="P14" text:outline-level="4"><text:a xlink:type="simple" xlink:href="https://platform.openai.com/docs/guides/prompt-engineering/tactic-instruct-the-model-to-answer-with-citations-from-a-reference-text" text:style-name="Internet_20_link" text:visited-style-name="Visited_20_Internet_20_Link"><text:span text:style-name="T9">Tactic: Instruct the model to answer with citations from a reference text</text:span></text:a></text:h>
      <text:p text:style-name="P19">If the input has been supplemented with relevant knowledge, it's straightforward to request that the model add citations to its answers by referencing passages from provided documents. Note that citations in the output can then be verified programmatically by string matching within the provided documents.</text:p>
      <text:p text:style-name="P72">SYSTEM</text:p>
      <text:p text:style-name="P24">You will be provided with a document delimited by triple quotes and a question. Your task is to answer the question using only the provided document and to cite the passage(s) of the document used to answer the question. If the document does not contain the information needed to answer this question then simply write: "Insufficient information." If an answer to the question is provided, it must be annotated with a citation. Use the following format for to cite relevant passages ({"citation": …}). </text:p>
      <text:p text:style-name="P73">USER</text:p>
      <text:p text:style-name="P24">"""&lt;insert document here&gt;""" Question: &lt;insert question here&gt;</text:p>
      <text:p text:style-name="P77"><text:a xlink:type="simple" xlink:href="https://platform.openai.com/playground/p/default-answer-with-citation?mode=chat" office:target-frame-name="_blank" xlink:show="new" text:style-name="Internet_20_link" text:visited-style-name="Visited_20_Internet_20_Link"><text:span text:style-name="T19">Open in Playground</text:span></text:a></text:p>
      <text:h text:style-name="P13" text:outline-level="3"><text:soft-page-break/><text:a xlink:type="simple" xlink:href="https://platform.openai.com/docs/guides/prompt-engineering/strategy-split-complex-tasks-into-simpler-subtasks" text:style-name="Internet_20_link" text:visited-style-name="Visited_20_Internet_20_Link"><text:span text:style-name="T8">Strategy: Split complex tasks into simpler subtasks</text:span></text:a></text:h>
      <text:h text:style-name="P14" text:outline-level="4"><text:a xlink:type="simple" xlink:href="https://platform.openai.com/docs/guides/prompt-engineering/tactic-use-intent-classification-to-identify-the-most-relevant-instructions-for-a-user-query" text:style-name="Internet_20_link" text:visited-style-name="Visited_20_Internet_20_Link"><text:span text:style-name="T9">Tactic: Use intent classification to identify the most relevant instructions for a user query</text:span></text:a></text:h>
      <text:p text:style-name="P56"><text:span text:style-name="T11">For tasks in which lots of independent sets of instructions are needed to handle different cases, it can be beneficial to first classify the type of query and to use that classification to determine which instructions are needed. This can be achieved by defining fixed categories and hardcoding instructions that are relevant for handling tasks in a given category. This process can also be applied recursively to decompose a task into a sequence of stages. The advantage of this approach is that each query will contain only those instructions that are required to perform the next stage of a task which can result in lower error rates compared to using a single query to perform the whole task. This can also result in lower costs since larger prompts cost more to run (</text:span><text:a xlink:type="simple" xlink:href="https://openai.com/pricing" office:target-frame-name="_blank" xlink:show="new" text:style-name="Internet_20_link" text:visited-style-name="Visited_20_Internet_20_Link"><text:span text:style-name="T29">see pricing information</text:span></text:a><text:span text:style-name="T11">).</text:span></text:p>
      <text:p text:style-name="P19">Suppose for example that for a customer service application, queries could be usefully classified as follows:</text:p>
      <text:p text:style-name="P72">SYSTEM</text:p>
      <text:p text:style-name="P24">You will be provided with customer service queries. Classify each query into a primary category and a secondary category. Provide your output in json format with the keys: primary and secondary. Primary categories: Billing, Technical Support, Account Management, or General Inquiry. Billing secondary categories: - Unsubscribe or upgrade - Add a payment method - Explanation for charge - Dispute a charge Technical Support secondary categories: - Troubleshooting - Device compatibility - Software updates Account Management secondary categories: - Password reset - Update personal information - Close account - Account security General Inquiry secondary categories: - Product information - Pricing - Feedback - Speak to a human </text:p>
      <text:p text:style-name="P73">USER</text:p>
      <text:p text:style-name="P24">I need to get my internet working again.</text:p>
      <text:p text:style-name="P77"><text:soft-page-break/><text:a xlink:type="simple" xlink:href="https://platform.openai.com/playground/p/default-decomposition-by-intent-classification-1?mode=chat" office:target-frame-name="_blank" xlink:show="new" text:style-name="Internet_20_link" text:visited-style-name="Visited_20_Internet_20_Link"><text:span text:style-name="T19">Open in Playground</text:span></text:a></text:p>
      <text:p text:style-name="P19">Based on the classification of the customer query, a set of more specific instructions can be provided to a model for it to handle next steps. For example, suppose the customer requires help with "troubleshooting".</text:p>
      <text:p text:style-name="P72">SYSTEM</text:p>
      <text:p text:style-name="P24">You will be provided with customer service inquiries that require troubleshooting in a technical support context. Help the user by: - Ask them to check that all cables to/from the router are connected. Note that it is common for cables to come loose over time. - If all cables are connected and the issue persists, ask them which router model they are using - Now you will advise them how to restart their device: -- If the model number is MTD-327J, advise them to push the red button and hold it for 5 seconds, then wait 5 minutes before testing the connection. -- If the model number is MTD-327S, advise them to unplug and replug it, then wait 5 minutes before testing the connection. - If the customer's issue persists after restarting the device and waiting 5 minutes, connect them to IT support by outputting {"IT support requested"}. - If the user starts asking questions that are unrelated to this topic then confirm if they would like to end the current chat about troubleshooting and classify their request according to the following scheme: &lt;insert primary/secondary classification scheme from above here&gt; </text:p>
      <text:p text:style-name="P73">USER</text:p>
      <text:p text:style-name="P24">I need to get my internet working again.</text:p>
      <text:p text:style-name="P77"><text:a xlink:type="simple" xlink:href="https://platform.openai.com/playground/p/default-decomposition-by-intent-classification-2?mode=chat" office:target-frame-name="_blank" xlink:show="new" text:style-name="Internet_20_link" text:visited-style-name="Visited_20_Internet_20_Link"><text:span text:style-name="T19">Open in Playground</text:span></text:a></text:p>
      <text:p text:style-name="P19">Notice that the model has been instructed to emit special strings to indicate when the state of the conversation changes. This enables us to turn our system into a state machine where the state determines which instructions are injected. By keeping track of state, what instructions are relevant at that state, and also <text:soft-page-break/>optionally what state transitions are allowed from that state, we can put guardrails around the user experience that would be hard to achieve with a less structured approach.</text:p>
      <text:h text:style-name="P14" text:outline-level="4"><text:a xlink:type="simple" xlink:href="https://platform.openai.com/docs/guides/prompt-engineering/tactic-for-dialogue-applications-that-require-very-long-conversations-summarize-or-filter-previous-dialogue" text:style-name="Internet_20_link" text:visited-style-name="Visited_20_Internet_20_Link"><text:span text:style-name="T9">Tactic: For dialogue applications that require very long conversations, summarize or filter previous dialogue</text:span></text:a></text:h>
      <text:p text:style-name="P19">Since models have a fixed context length, dialogue between a user and an assistant in which the entire conversation is included in the context window cannot continue indefinitely.</text:p>
      <text:p text:style-name="P19">There are various workarounds to this problem, one of which is to summarize previous turns in the conversation. Once the size of the input reaches a predetermined threshold length, this could trigger a query that summarizes part of the conversation and the summary of the prior conversation could be included as part of the system message. Alternatively, prior conversation could be summarized asynchronously in the background throughout the entire conversation.</text:p>
      <text:p text:style-name="P56"><text:span text:style-name="T11">An alternative solution is to dynamically select previous parts of the conversation that are most relevant to the current query. See the tactic </text:span><text:a xlink:type="simple" xlink:href="https://platform.openai.com/docs/guides/prompt-engineering/tactic-use-embeddings-based-search-to-implement-efficient-knowledge-retrieval" text:style-name="Internet_20_link" text:visited-style-name="Visited_20_Internet_20_Link"><text:span text:style-name="T29">"Use embeddings-based search to implement efficient knowledge retrieval"</text:span></text:a><text:span text:style-name="T11">.</text:span></text:p>
      <text:h text:style-name="P14" text:outline-level="4"><text:a xlink:type="simple" xlink:href="https://platform.openai.com/docs/guides/prompt-engineering/tactic-summarize-long-documents-piecewise-and-construct-a-full-summary-recursively" text:style-name="Internet_20_link" text:visited-style-name="Visited_20_Internet_20_Link"><text:span text:style-name="T9">Tactic: Summarize long documents piecewise and construct a full summary recursively</text:span></text:a></text:h>
      <text:p text:style-name="P19">Since models have a fixed context length, they cannot be used to summarize a text longer than the context length minus the length of the generated summary in a single query.</text:p>
      <text:p text:style-name="P56"><text:span text:style-name="T11">To summarize a very long document such as a book we can use a sequence of queries to summarize each section of the document. Section summaries can be concatenated and summarized producing summaries of summaries. This process can proceed recursively until an entire document is summarized. If it’s necessary to use information about earlier sections in order to make sense of later sections, then a further trick that can be useful is to include a running summary of the text that precedes any given point in the book while summarizing content at that </text:span><text:soft-page-break/><text:span text:style-name="T11">point. The effectiveness of this procedure for summarizing books has been studied in previous </text:span><text:a xlink:type="simple" xlink:href="https://openai.com/research/summarizing-books" office:target-frame-name="_blank" xlink:show="new" text:style-name="Internet_20_link" text:visited-style-name="Visited_20_Internet_20_Link"><text:span text:style-name="T29">research</text:span></text:a><text:span text:style-name="T11"> by OpenAI using variants of GPT-3.</text:span></text:p>
      <text:h text:style-name="P13" text:outline-level="3"><text:a xlink:type="simple" xlink:href="https://platform.openai.com/docs/guides/prompt-engineering/strategy-give-models-time-to-think" text:style-name="Internet_20_link" text:visited-style-name="Visited_20_Internet_20_Link"><text:span text:style-name="T8">Strategy: Give models time to "think"</text:span></text:a></text:h>
      <text:h text:style-name="P14" text:outline-level="4"><text:a xlink:type="simple" xlink:href="https://platform.openai.com/docs/guides/prompt-engineering/tactic-instruct-the-model-to-work-out-its-own-solution-before-rushing-to-a-conclusion" text:style-name="Internet_20_link" text:visited-style-name="Visited_20_Internet_20_Link"><text:span text:style-name="T9">Tactic: Instruct the model to work out its own solution before rushing to a conclusion</text:span></text:a></text:h>
      <text:p text:style-name="P19">Sometimes we get better results when we explicitly instruct the model to reason from first principles before coming to a conclusion. Suppose for example we want a model to evaluate a student’s solution to a math problem. The most obvious way to approach this is to simply ask the model if the student's solution is correct or not.</text:p>
      <text:p text:style-name="P72">SYSTEM</text:p>
      <text:p text:style-name="P24">Determine if the student's solution is correct or not. </text:p>
      <text:p text:style-name="P73">USER</text:p>
      <text:p text:style-name="P24">Problem Statement: I'm building a solar power installation and I need help working out the financials. - Land costs $100 / square foot - I can buy solar panels for $250 / square foot - I negotiated a contract for maintenance that will cost me a flat $100k per year, and an additional $10 / square foot What is the total cost for the first year of operations as a function of the number of square feet. Student's Solution: Let x be the size of the installation in square feet. 1. Land cost: 100x 2. Solar panel cost: 250x 3. Maintenance cost: 100,000 + 100x Total cost: 100x + 250x + 100,000 + 100x = 450x + 100,000 </text:p>
      <text:p text:style-name="P73">ASSISTANT</text:p>
      <text:p text:style-name="P24">The student's solution is correct.</text:p>
      <text:p text:style-name="P77"><text:a xlink:type="simple" xlink:href="https://platform.openai.com/playground/p/default-rushing-to-a-conclusion?mode=chat" office:target-frame-name="_blank" xlink:show="new" text:style-name="Internet_20_link" text:visited-style-name="Visited_20_Internet_20_Link"><text:span text:style-name="T19">Open in Playground</text:span></text:a></text:p>
      <text:p text:style-name="P19"><text:soft-page-break/>But the student's solution is actually not correct! We can get the model to successfully notice this by prompting the model to generate its own solution first.</text:p>
      <text:p text:style-name="P72">SYSTEM</text:p>
      <text:p text:style-name="P24">First work out your own solution to the problem. Then compare your solution to the student's solution and evaluate if the student's solution is correct or not. Don't decide if the student's solution is correct until you have done the problem yourself. </text:p>
      <text:p text:style-name="P73">USER</text:p>
      <text:p text:style-name="P24">Problem Statement: I'm building a solar power installation and I need help working out the financials. - Land costs $100 / square foot - I can buy solar panels for $250 / square foot - I negotiated a contract for maintenance that will cost me a flat $100k per year, and an additional $10 / square foot What is the total cost for the first year of operations as a function of the number of square feet. Student's Solution: Let x be the size of the installation in square feet. 1. Land cost: 100x 2. Solar panel cost: 250x 3. Maintenance cost: 100,000 + 100x Total cost: 100x + 250x + 100,000 + 100x = 450x + 100,000 </text:p>
      <text:p text:style-name="P73">ASSISTANT</text:p>
      <text:p text:style-name="P24">Let x be the size of the installation in square feet. 1. Land cost: 100x 2. Solar panel cost: 250x 3. Maintenance cost: 100,000 + 10x Total cost: 100x + 250x + 100,000 + 10x = 360x + 100,000 The student's solution is incorrect. They made an error in the maintenance cost calculation, using 100x instead of 10x. The correct total cost for the first year of operations is 360x + 100,000.</text:p>
      <text:p text:style-name="P77"><text:a xlink:type="simple" xlink:href="https://platform.openai.com/playground/p/default-avoid-rushing-to-a-conclusion?mode=chat" office:target-frame-name="_blank" xlink:show="new" text:style-name="Internet_20_link" text:visited-style-name="Visited_20_Internet_20_Link"><text:span text:style-name="T19">Open in Playground</text:span></text:a></text:p>
      <text:h text:style-name="P14" text:outline-level="4"><text:soft-page-break/><text:a xlink:type="simple" xlink:href="https://platform.openai.com/docs/guides/prompt-engineering/tactic-use-inner-monologue-or-a-sequence-of-queries-to-hide-the-model-s-reasoning-process" text:style-name="Internet_20_link" text:visited-style-name="Visited_20_Internet_20_Link"><text:span text:style-name="T9">Tactic: Use inner monologue or a sequence of queries to hide the model's reasoning process</text:span></text:a></text:h>
      <text:p text:style-name="P19">The previous tactic demonstrates that it is sometimes important for the model to reason in detail about a problem before answering a specific question. For some applications, the reasoning process that a model uses to arrive at a final answer would be inappropriate to share with the user. For example, in tutoring applications we may want to encourage students to work out their own answers, but a model’s reasoning process about the student’s solution could reveal the answer to the student.</text:p>
      <text:p text:style-name="P19">Inner monologue is a tactic that can be used to mitigate this. The idea of inner monologue is to instruct the model to put parts of the output that are meant to be hidden from the user into a structured format that makes parsing them easy. Then before presenting the output to the user, the output is parsed and only part of the output is made visible.</text:p>
      <text:p text:style-name="P72">SYSTEM</text:p>
      <text:p text:style-name="P24">Follow these steps to answer the user queries. Step 1 - First work out your own solution to the problem. Don't rely on the student's solution since it may be incorrect. Enclose all your work for this step within triple quotes ("""). Step 2 - Compare your solution to the student's solution and evaluate if the student's solution is correct or not. Enclose all your work for this step within triple quotes ("""). Step 3 - If the student made a mistake, determine what hint you could give the student without giving away the answer. Enclose all your work for this step within triple quotes ("""). Step 4 - If the student made a mistake, provide the hint from the previous step to the student (outside of triple quotes). Instead of writing "Step 4 - ..." write "Hint:". </text:p>
      <text:p text:style-name="P73">USER</text:p>
      <text:p text:style-name="P24">Problem Statement: &lt;insert problem statement&gt; Student Solution: &lt;insert student solution&gt;</text:p>
      <text:p text:style-name="P77"><text:soft-page-break/><text:a xlink:type="simple" xlink:href="https://platform.openai.com/playground/p/default-inner-monologue?mode=chat" office:target-frame-name="_blank" xlink:show="new" text:style-name="Internet_20_link" text:visited-style-name="Visited_20_Internet_20_Link"><text:span text:style-name="T19">Open in Playground</text:span></text:a></text:p>
      <text:p text:style-name="P19">Alternatively, this can be achieved with a sequence of queries in which all except the last have their output hidden from the end user.</text:p>
      <text:p text:style-name="P19">First, we can ask the model to solve the problem on its own. Since this initial query doesn't require the student’s solution, it can be omitted. This provides the additional advantage that there is no chance that the model’s solution will be biased by the student’s attempted solution.</text:p>
      <text:p text:style-name="P72">USER</text:p>
      <text:p text:style-name="P24">&lt;insert problem statement&gt;</text:p>
      <text:p text:style-name="P77"><text:a xlink:type="simple" xlink:href="https://platform.openai.com/playground/p/default-query-sequence-1?mode=chat" office:target-frame-name="_blank" xlink:show="new" text:style-name="Internet_20_link" text:visited-style-name="Visited_20_Internet_20_Link"><text:span text:style-name="T19">Open in Playground</text:span></text:a></text:p>
      <text:p text:style-name="P19">Next, we can have the model use all available information to assess the correctness of the student’s solution.</text:p>
      <text:p text:style-name="P72">SYSTEM</text:p>
      <text:p text:style-name="P24">Compare your solution to the student's solution and evaluate if the student's solution is correct or not. </text:p>
      <text:p text:style-name="P73">USER</text:p>
      <text:p text:style-name="P24">Problem statement: """&lt;insert problem statement&gt;""" Your solution: """&lt;insert model generated solution&gt;""" Student’s solution: """&lt;insert student's solution&gt;"""</text:p>
      <text:p text:style-name="P77"><text:a xlink:type="simple" xlink:href="https://platform.openai.com/playground/p/default-query-sequence-2?mode=chat" office:target-frame-name="_blank" xlink:show="new" text:style-name="Internet_20_link" text:visited-style-name="Visited_20_Internet_20_Link"><text:span text:style-name="T19">Open in Playground</text:span></text:a></text:p>
      <text:p text:style-name="P19"><text:soft-page-break/>Finally, we can let the model use its own analysis to construct a reply in the persona of a helpful tutor.</text:p>
      <text:p text:style-name="P72">SYSTEM</text:p>
      <text:p text:style-name="P24">You are a math tutor. If the student made an error, offer a hint to the student in a way that does not reveal the answer. If the student did not make an error, simply offer them an encouraging comment. </text:p>
      <text:p text:style-name="P73">USER</text:p>
      <text:p text:style-name="P24">Problem statement: """&lt;insert problem statement&gt;""" Your solution: """&lt;insert model generated solution&gt;""" Student’s solution: """&lt;insert student's solution&gt;""" Analysis: """&lt;insert model generated analysis from previous step&gt;"""</text:p>
      <text:p text:style-name="P77"><text:a xlink:type="simple" xlink:href="https://platform.openai.com/playground/p/default-query-sequence-3?mode=chat" office:target-frame-name="_blank" xlink:show="new" text:style-name="Internet_20_link" text:visited-style-name="Visited_20_Internet_20_Link"><text:span text:style-name="T19">Open in Playground</text:span></text:a></text:p>
      <text:h text:style-name="P14" text:outline-level="4"><text:a xlink:type="simple" xlink:href="https://platform.openai.com/docs/guides/prompt-engineering/tactic-ask-the-model-if-it-missed-anything-on-previous-passes" text:style-name="Internet_20_link" text:visited-style-name="Visited_20_Internet_20_Link"><text:span text:style-name="T9">Tactic: Ask the model if it missed anything on previous passes</text:span></text:a></text:h>
      <text:p text:style-name="P19">Suppose that we are using a model to list excerpts from a source which are relevant to a particular question. After listing each excerpt the model needs to determine if it should start writing another or if it should stop. If the source document is large, it is common for a model to stop too early and fail to list all relevant excerpts. In that case, better performance can often be obtained by prompting the model with followup queries to find any excerpts it missed on previous passes.</text:p>
      <text:p text:style-name="P72">SYSTEM</text:p>
      <text:p text:style-name="P24">You will be provided with a document delimited by triple quotes. Your task is to select excerpts which pertain to the following question: "What significant paradigm shifts have occurred in the history of artificial intelligence." Ensure that <text:soft-page-break/>excerpts contain all relevant context needed to interpret them - in other words don't extract small snippets that are missing important context. Provide output in JSON format as follows: [{"excerpt": "..."}, ... {"excerpt": "..."}] </text:p>
      <text:p text:style-name="P73">USER</text:p>
      <text:p text:style-name="P24">"""&lt;insert document here&gt;""" </text:p>
      <text:p text:style-name="P73">ASSISTANT</text:p>
      <text:p text:style-name="P24">[{"excerpt": "the model writes an excerpt here"}, ... {"excerpt": "the model writes another excerpt here"}] </text:p>
      <text:p text:style-name="P73">USER</text:p>
      <text:p text:style-name="P24">Are there more relevant excerpts? Take care not to repeat excerpts. Also ensure that excerpts contain all relevant context needed to interpret them - in other words don't extract small snippets that are missing important context.</text:p>
      <text:p text:style-name="P77"><text:a xlink:type="simple" xlink:href="https://platform.openai.com/playground/p/default-2nd-pass?mode=chat" office:target-frame-name="_blank" xlink:show="new" text:style-name="Internet_20_link" text:visited-style-name="Visited_20_Internet_20_Link"><text:span text:style-name="T19">Open in Playground</text:span></text:a></text:p>
      <text:h text:style-name="P13" text:outline-level="3"><text:a xlink:type="simple" xlink:href="https://platform.openai.com/docs/guides/prompt-engineering/strategy-use-external-tools" text:style-name="Internet_20_link" text:visited-style-name="Visited_20_Internet_20_Link"><text:span text:style-name="T8">Strategy: Use external tools</text:span></text:a></text:h>
      <text:h text:style-name="P14" text:outline-level="4"><text:a xlink:type="simple" xlink:href="https://platform.openai.com/docs/guides/prompt-engineering/tactic-use-embeddings-based-search-to-implement-efficient-knowledge-retrieval" text:style-name="Internet_20_link" text:visited-style-name="Visited_20_Internet_20_Link"><text:span text:style-name="T9">Tactic: Use embeddings-based search to implement efficient knowledge retrieval</text:span></text:a></text:h>
      <text:p text:style-name="P19">A model can leverage external sources of information if provided as part of its input. This can help the model to generate more informed and up-to-date responses. For example, if a user asks a question about a specific movie, it may be useful to add high quality information about the movie (e.g. actors, director, etc…) to the model’s input. Embeddings can be used to implement efficient knowledge retrieval, so that relevant information can be added to the model input dynamically at run-time.</text:p>
      <text:p text:style-name="P19"><text:soft-page-break/>A text embedding is a vector that can measure the relatedness between text strings. Similar or relevant strings will be closer together than unrelated strings. This fact, along with the existence of fast vector search algorithms means that embeddings can be used to implement efficient knowledge retrieval. In particular, a text corpus can be split up into chunks, and each chunk can be embedded and stored. Then a given query can be embedded and vector search can be performed to find the embedded chunks of text from the corpus that are most related to the query (i.e. closest together in the embedding space).</text:p>
      <text:p text:style-name="P56"><text:span text:style-name="T11">Example implementations can be found in the </text:span><text:a xlink:type="simple" xlink:href="https://cookbook.openai.com/examples/vector_databases/readme" office:target-frame-name="_blank" xlink:show="new" text:style-name="Internet_20_link" text:visited-style-name="Visited_20_Internet_20_Link"><text:span text:style-name="T29">OpenAI Cookbook</text:span></text:a><text:span text:style-name="T11">. See the tactic </text:span><text:a xlink:type="simple" xlink:href="https://platform.openai.com/docs/guides/prompt-engineering/tactic-instruct-the-model-to-answer-using-a-reference-text" text:style-name="Internet_20_link" text:visited-style-name="Visited_20_Internet_20_Link"><text:span text:style-name="T29">“Instruct the model to use retrieved knowledge to answer queries”</text:span></text:a><text:span text:style-name="T11"> for an example of how to use knowledge retrieval to minimize the likelihood that a model will make up incorrect facts.</text:span></text:p>
      <text:h text:style-name="P14" text:outline-level="4"><text:a xlink:type="simple" xlink:href="https://platform.openai.com/docs/guides/prompt-engineering/tactic-use-code-execution-to-perform-more-accurate-calculations-or-call-external-apis" text:style-name="Internet_20_link" text:visited-style-name="Visited_20_Internet_20_Link"><text:span text:style-name="T9">Tactic: Use code execution to perform more accurate calculations or call external APIs</text:span></text:a></text:h>
      <text:p text:style-name="P19">Language models cannot be relied upon to perform arithmetic or long calculations accurately on their own. In cases where this is needed, a model can be instructed to write and run code instead of making its own calculations. In particular, a model can be instructed to put code that is meant to be run into a designated format such as triple backtick. After an output is produced, the code can be extracted and run. Finally, if necessary, the output from the code execution engine (i.e. Python interpreter) can be provided as an input to the model for the next query.</text:p>
      <text:p text:style-name="P72">SYSTEM</text:p>
      <text:p text:style-name="P24">You can write and execute Python code by enclosing it in triple backticks, e.g. ```code goes here```. Use this to perform calculations. </text:p>
      <text:p text:style-name="P73">USER</text:p>
      <text:p text:style-name="P24"><text:soft-page-break/>Find all real-valued roots of the following polynomial: 3*x**5 - 5*x**4 - 3*x**3 - 7*x - 10.</text:p>
      <text:p text:style-name="P77"><text:a xlink:type="simple" xlink:href="https://platform.openai.com/playground/p/default-code-execution?mode=chat" office:target-frame-name="_blank" xlink:show="new" text:style-name="Internet_20_link" text:visited-style-name="Visited_20_Internet_20_Link"><text:span text:style-name="T19">Open in Playground</text:span></text:a></text:p>
      <text:p text:style-name="P19">Another good use case for code execution is calling external APIs. If a model is instructed in the proper use of an API, it can write code that makes use of it. A model can be instructed in how to use an API by providing it with documentation and/or code samples showing how to use the API.</text:p>
      <text:p text:style-name="P72">SYSTEM</text:p>
      <text:p text:style-name="P24">You can write and execute Python code by enclosing it in triple backticks. Also note that you have access to the following module to help users send messages to their friends: ```python import message message.write(to="John", message="Hey, want to meetup after work?")```</text:p>
      <text:p text:style-name="P77"><text:a xlink:type="simple" xlink:href="https://platform.openai.com/playground/p/default-code-api?mode=chat" office:target-frame-name="_blank" xlink:show="new" text:style-name="Internet_20_link" text:visited-style-name="Visited_20_Internet_20_Link"><text:span text:style-name="T19">Open in Playground</text:span></text:a></text:p>
      <text:p text:style-name="P56"><text:span text:style-name="Strong_20_Emphasis"><text:span text:style-name="T11">WARNING: Executing code produced by a model is not inherently safe and precautions should be taken in any application that seeks to do this. In particular, a sandboxed code execution environment is needed to limit the harm that untrusted code could cause.</text:span></text:span></text:p>
      <text:h text:style-name="P14" text:outline-level="4"><text:a xlink:type="simple" xlink:href="https://platform.openai.com/docs/guides/prompt-engineering/tactic-give-the-model-access-to-specific-functions" text:style-name="Internet_20_link" text:visited-style-name="Visited_20_Internet_20_Link"><text:span text:style-name="T9">Tactic: Give the model access to specific functions</text:span></text:a></text:h>
      <text:p text:style-name="P56"><text:span text:style-name="T11">The Chat Completions API allows passing a list of function descriptions in requests. This enables models to generate function arguments according to the provided schemas. Generated function arguments are returned by the API in JSON format and can be used to execute function calls. Output provided by function calls can then be fed back into a model in the following request to close the loop. This is the recommended way of using OpenAI models to call external functions. To learn more see the </text:span><text:a xlink:type="simple" xlink:href="https://platform.openai.com/docs/guides/function-calling" text:style-name="Internet_20_link" text:visited-style-name="Visited_20_Internet_20_Link"><text:span text:style-name="T29">function calling section</text:span></text:a><text:span text:style-name="T11"> in our introductory text generation guide and more </text:span><text:a xlink:type="simple" xlink:href="https://cookbook.openai.com/examples/how_to_call_functions_with_chat_models" office:target-frame-name="_blank" xlink:show="new" text:style-name="Internet_20_link" text:visited-style-name="Visited_20_Internet_20_Link"><text:span text:style-name="T29">function calling examples</text:span></text:a><text:span text:style-name="T11"> in the OpenAI Cookbook.</text:span></text:p>
      <text:h text:style-name="P13" text:outline-level="3"><text:soft-page-break/><text:a xlink:type="simple" xlink:href="https://platform.openai.com/docs/guides/prompt-engineering/strategy-test-changes-systematically" text:style-name="Internet_20_link" text:visited-style-name="Visited_20_Internet_20_Link"><text:span text:style-name="T8">Strategy: Test changes systematically</text:span></text:a></text:h>
      <text:p text:style-name="P19">Sometimes it can be hard to tell whether a change — e.g., a new instruction or a new design — makes your system better or worse. Looking at a few examples may hint at which is better, but with small sample sizes it can be hard to distinguish between a true improvement or random luck. Maybe the change helps performance on some inputs, but hurts performance on others.</text:p>
      <text:p text:style-name="P19">Evaluation procedures (or "evals") are useful for optimizing system designs. Good evals are:</text:p>
      <text:list xml:id="list3195102830" text:style-name="L62">
        <text:list-item>
          <text:p text:style-name="P206">Representative of real-world usage (or at least diverse)</text:p>
        </text:list-item>
        <text:list-item>
          <text:p text:style-name="P207">Contain many test cases for greater statistical power (see table below for guidelines)</text:p>
        </text:list-item>
        <text:list-item>
          <text:p text:style-name="P207">Easy to automate or repeat</text:p>
        </text:list-item>
      </text:list>
      <table:table table:name="Table24" table:style-name="Table24">
        <table:table-column table:style-name="Table24.A"/>
        <table:table-column table:style-name="Table24.B"/>
        <table:table-header-rows>
          <table:table-row>
            <table:table-cell table:style-name="Table24.A1" office:value-type="string">
              <text:p text:style-name="P71">DIFFERENCE TO DETECT</text:p>
            </table:table-cell>
            <table:table-cell table:style-name="Table24.A1" office:value-type="string">
              <text:p text:style-name="P71">SAMPLE SIZE NEEDED FOR 95% CONFIDENCE</text:p>
            </table:table-cell>
          </table:table-row>
        </table:table-header-rows>
        <table:table-row>
          <table:table-cell table:style-name="Table24.A2" office:value-type="string">
            <text:p text:style-name="Table_20_Contents">30%</text:p>
          </table:table-cell>
          <table:table-cell table:style-name="Table24.A2" office:value-type="string">
            <text:p text:style-name="Table_20_Contents">~10</text:p>
          </table:table-cell>
        </table:table-row>
        <table:table-row>
          <table:table-cell table:style-name="Table24.A2" office:value-type="string">
            <text:p text:style-name="Table_20_Contents">10%</text:p>
          </table:table-cell>
          <table:table-cell table:style-name="Table24.A2" office:value-type="string">
            <text:p text:style-name="Table_20_Contents">~100</text:p>
          </table:table-cell>
        </table:table-row>
        <table:table-row>
          <table:table-cell table:style-name="Table24.A2" office:value-type="string">
            <text:p text:style-name="Table_20_Contents">3%</text:p>
          </table:table-cell>
          <table:table-cell table:style-name="Table24.A2" office:value-type="string">
            <text:p text:style-name="Table_20_Contents">~1,000</text:p>
          </table:table-cell>
        </table:table-row>
        <table:table-row>
          <table:table-cell table:style-name="Table24.A2" office:value-type="string">
            <text:p text:style-name="Table_20_Contents">1%</text:p>
          </table:table-cell>
          <table:table-cell table:style-name="Table24.A2" office:value-type="string">
            <text:p text:style-name="Table_20_Contents">~10,000</text:p>
          </table:table-cell>
        </table:table-row>
      </table:table>
      <text:p text:style-name="P56"><text:span text:style-name="T11">Evaluation of outputs can be done by computers, humans, or a mix. Computers can automate evals with objective criteria (e.g., questions with single correct answers) as well as some subjective or fuzzy criteria, in which model outputs are evaluated by other model queries. </text:span><text:a xlink:type="simple" xlink:href="https://github.com/openai/evals" office:target-frame-name="_blank" xlink:show="new" text:style-name="Internet_20_link" text:visited-style-name="Visited_20_Internet_20_Link"><text:span text:style-name="T29">OpenAI Evals</text:span></text:a><text:span text:style-name="T11"> is an open-source software framework that provides tools for creating automated evals.</text:span></text:p>
      <text:p text:style-name="P19">Model-based evals can be useful when there exists a range of possible outputs that would be considered equally high in quality (e.g. for questions with long answers). The boundary between what can be realistically evaluated with a model-based eval and what requires a human to evaluate is fuzzy and is constantly shifting as models become more capable. We encourage experimentation to figure out how well model-based evals can work for your use case.</text:p>
      <text:h text:style-name="P14" text:outline-level="4"><text:soft-page-break/><text:a xlink:type="simple" xlink:href="https://platform.openai.com/docs/guides/prompt-engineering/tactic-evaluate-model-outputs-with-reference-to-gold-standard-answers" text:style-name="Internet_20_link" text:visited-style-name="Visited_20_Internet_20_Link"><text:span text:style-name="T9">Tactic: Evaluate model outputs with reference to gold-standard answers</text:span></text:a></text:h>
      <text:p text:style-name="P19">Suppose it is known that the correct answer to a question should make reference to a specific set of known facts. Then we can use a model query to count how many of the required facts are included in the answer.</text:p>
      <text:p text:style-name="P19">For example, using the following system message:</text:p>
      <text:p text:style-name="P72">SYSTEM</text:p>
      <text:p text:style-name="P24">You will be provided with text delimited by triple quotes that is supposed to be the answer to a question. Check if the following pieces of information are directly contained in the answer: - Neil Armstrong was the first person to walk on the moon. - The date Neil Armstrong first walked on the moon was July 21, 1969. For each of these points perform the following steps: 1 - Restate the point. 2 - Provide a citation from the answer which is closest to this point. 3 - Consider if someone reading the citation who doesn't know the topic could directly infer the point. Explain why or why not before making up your mind. 4 - Write "yes" if the answer to 3 was yes, otherwise write "no". Finally, provide a count of how many "yes" answers there are. Provide this count as {"count": &lt;insert count here&gt;}.</text:p>
      <text:p text:style-name="P77"><text:a xlink:type="simple" xlink:href="https://platform.openai.com/docs/guides/prompt-engineering/strategy-test-changes-systematically?mode=chat" office:target-frame-name="_blank" xlink:show="new" text:style-name="Internet_20_link" text:visited-style-name="Visited_20_Internet_20_Link"><text:span text:style-name="T19">Open in Playground</text:span></text:a></text:p>
      <text:p text:style-name="P19">Here's an example input where both points are satisfied:</text:p>
      <text:p text:style-name="P72">SYSTEM</text:p>
      <text:p text:style-name="P24">&lt;insert system message above&gt; </text:p>
      <text:p text:style-name="P73">USER</text:p>
      <text:p text:style-name="P24">"""Neil Armstrong is famous for being the first human to set foot on the Moon. This historic event took place on July 21, 1969, during the Apollo 11 mission."""</text:p>
      <text:p text:style-name="P77"><text:soft-page-break/><text:a xlink:type="simple" xlink:href="https://platform.openai.com/playground/p/default-model-based-eval-1?mode=chat" office:target-frame-name="_blank" xlink:show="new" text:style-name="Internet_20_link" text:visited-style-name="Visited_20_Internet_20_Link"><text:span text:style-name="T19">Open in Playground</text:span></text:a></text:p>
      <text:p text:style-name="P19">Here's an example input where only one point is satisfied:</text:p>
      <text:p text:style-name="P72">SYSTEM</text:p>
      <text:p text:style-name="P24">&lt;insert system message above&gt; </text:p>
      <text:p text:style-name="P73">USER</text:p>
      <text:p text:style-name="P24">"""Neil Armstrong made history when he stepped off the lunar module, becoming the first person to walk on the moon."""</text:p>
      <text:p text:style-name="P77"><text:a xlink:type="simple" xlink:href="https://platform.openai.com/playground/p/default-model-based-eval-2?mode=chat" office:target-frame-name="_blank" xlink:show="new" text:style-name="Internet_20_link" text:visited-style-name="Visited_20_Internet_20_Link"><text:span text:style-name="T19">Open in Playground</text:span></text:a></text:p>
      <text:p text:style-name="P19">Here's an example input where none are satisfied:</text:p>
      <text:p text:style-name="P72">SYSTEM</text:p>
      <text:p text:style-name="P24">&lt;insert system message above&gt; </text:p>
      <text:p text:style-name="P73">USER</text:p>
      <text:p text:style-name="P24">"""In the summer of '69, a voyage grand, Apollo 11, bold as legend's hand. Armstrong took a step, history unfurled, "One small step," he said, for a new world."""</text:p>
      <text:p text:style-name="P77"><text:a xlink:type="simple" xlink:href="https://platform.openai.com/playground/p/default-model-based-eval-3?mode=chat" office:target-frame-name="_blank" xlink:show="new" text:style-name="Internet_20_link" text:visited-style-name="Visited_20_Internet_20_Link"><text:span text:style-name="T19">Open in Playground</text:span></text:a></text:p>
      <text:p text:style-name="P19"><text:soft-page-break/>There are many possible variants on this type of model-based eval. Consider the following variation which tracks the kind of overlap between the candidate answer and the gold-standard answer, and also tracks whether the candidate answer contradicts any part of the gold-standard answer.</text:p>
      <text:p text:style-name="P72">SYSTEM</text:p>
      <text:p text:style-name="P24">Use the following steps to respond to user inputs. Fully restate each step before proceeding. i.e. "Step 1: Reason...". Step 1: Reason step-by-step about whether the information in the submitted answer compared to the expert answer is either: disjoint, equal, a subset, a superset, or overlapping (i.e. some intersection but not subset/superset). Step 2: Reason step-by-step about whether the submitted answer contradicts any aspect of the expert answer. Step 3: Output a JSON object structured like: {"type_of_overlap": "disjoint" or "equal" or "subset" or "superset" or "overlapping", "contradiction": true or false}</text:p>
      <text:p text:style-name="P77"><text:a xlink:type="simple" xlink:href="https://platform.openai.com/docs/guides/prompt-engineering/strategy-test-changes-systematically?mode=chat" office:target-frame-name="_blank" xlink:show="new" text:style-name="Internet_20_link" text:visited-style-name="Visited_20_Internet_20_Link"><text:span text:style-name="T19">Open in Playground</text:span></text:a></text:p>
      <text:p text:style-name="P19">Here's an example input with a substandard answer which nonetheless does not contradict the expert answer:</text:p>
      <text:p text:style-name="P72">SYSTEM</text:p>
      <text:p text:style-name="P24">&lt;insert system message above&gt; </text:p>
      <text:p text:style-name="P73">USER</text:p>
      <text:p text:style-name="P24">Question: """What event is Neil Armstrong most famous for and on what date did it occur? Assume UTC time.""" Submitted Answer: """Didn't he walk on the moon or something?""" Expert Answer: """Neil Armstrong is most famous for being the first person to walk on the moon. This historic event occurred on July 21, 1969."""</text:p>
      <text:p text:style-name="P77"><text:soft-page-break/><text:a xlink:type="simple" xlink:href="https://platform.openai.com/playground/p/default-model-based-eval-4?mode=chat" office:target-frame-name="_blank" xlink:show="new" text:style-name="Internet_20_link" text:visited-style-name="Visited_20_Internet_20_Link"><text:span text:style-name="T19">Open in Playground</text:span></text:a></text:p>
      <text:p text:style-name="P19">Here's an example input with answer that directly contradicts the expert answer:</text:p>
      <text:p text:style-name="P72">SYSTEM</text:p>
      <text:p text:style-name="P24">&lt;insert system message above&gt; </text:p>
      <text:p text:style-name="P73">USER</text:p>
      <text:p text:style-name="P24">Question: """What event is Neil Armstrong most famous for and on what date did it occur? Assume UTC time.""" Submitted Answer: """On the 21st of July 1969, Neil Armstrong became the second person to walk on the moon, following after Buzz Aldrin.""" Expert Answer: """Neil Armstrong is most famous for being the first person to walk on the moon. This historic event occurred on July 21, 1969."""</text:p>
      <text:p text:style-name="P77"><text:a xlink:type="simple" xlink:href="https://platform.openai.com/playground/p/default-model-based-eval-5?mode=chat" office:target-frame-name="_blank" xlink:show="new" text:style-name="Internet_20_link" text:visited-style-name="Visited_20_Internet_20_Link"><text:span text:style-name="T19">Open in Playground</text:span></text:a></text:p>
      <text:p text:style-name="P19">Here's an example input with a correct answer that also provides a bit more detail than is necessary:</text:p>
      <text:p text:style-name="P72">SYSTEM</text:p>
      <text:p text:style-name="P24">&lt;insert system message above&gt; </text:p>
      <text:p text:style-name="P73">USER</text:p>
      <text:p text:style-name="P24">Question: """What event is Neil Armstrong most famous for and on what date did it occur? Assume UTC time.""" Submitted Answer: """At approximately 02:56 UTC on July 21st 1969, Neil Armstrong became the first human to set foot on the lunar surface, marking a monumental achievement in human history.""" Expert Answer: <text:soft-page-break/>"""Neil Armstrong is most famous for being the first person to walk on the moon. This historic event occurred on July 21, 1969."""</text:p>
      <text:p text:style-name="P77"><text:a xlink:type="simple" xlink:href="https://platform.openai.com/playground/p/default-model-based-eval-6?mode=chat" office:target-frame-name="_blank" xlink:show="new" text:style-name="Internet_20_link" text:visited-style-name="Visited_20_Internet_20_Link"><text:span text:style-name="T19">Open in Playground</text:span></text:a></text:p>
      <text:h text:style-name="P11" text:outline-level="2"><text:a xlink:type="simple" xlink:href="https://platform.openai.com/docs/guides/prompt-engineering/other-resources" text:style-name="Internet_20_link" text:visited-style-name="Visited_20_Internet_20_Link"><text:span text:style-name="T7">Other resources</text:span></text:a></text:h>
      <text:p text:style-name="P56"><text:span text:style-name="T11">For more inspiration, visit the </text:span><text:a xlink:type="simple" xlink:href="https://cookbook.openai.com/" office:target-frame-name="_blank" xlink:show="new" text:style-name="Internet_20_link" text:visited-style-name="Visited_20_Internet_20_Link"><text:span text:style-name="T29">OpenAI Cookbook</text:span></text:a><text:span text:style-name="T11">, which contains example code and also links to third-party resources such as:</text:span></text:p>
      <text:list xml:id="list2730374580" text:style-name="L63">
        <text:list-item>
          <text:p text:style-name="P151"><text:a xlink:type="simple" xlink:href="https://cookbook.openai.com/related_resources#prompting-libraries--tools" office:target-frame-name="_blank" xlink:show="new" text:style-name="Internet_20_link" text:visited-style-name="Visited_20_Internet_20_Link"><text:span text:style-name="T29">Prompting libraries &amp; tools</text:span></text:a></text:p>
        </text:list-item>
        <text:list-item>
          <text:p text:style-name="P152"><text:a xlink:type="simple" xlink:href="https://cookbook.openai.com/related_resources#prompting-guides" office:target-frame-name="_blank" xlink:show="new" text:style-name="Internet_20_link" text:visited-style-name="Visited_20_Internet_20_Link"><text:span text:style-name="T29">Prompting guides</text:span></text:a></text:p>
        </text:list-item>
        <text:list-item>
          <text:p text:style-name="P152"><text:a xlink:type="simple" xlink:href="https://cookbook.openai.com/related_resources#video-courses" office:target-frame-name="_blank" xlink:show="new" text:style-name="Internet_20_link" text:visited-style-name="Visited_20_Internet_20_Link"><text:span text:style-name="T29">Video courses</text:span></text:a></text:p>
        </text:list-item>
        <text:list-item>
          <text:p text:style-name="P152"><text:a xlink:type="simple" xlink:href="https://cookbook.openai.com/related_resources#papers-on-advanced-prompting-to-improve-reasoning" office:target-frame-name="_blank" xlink:show="new" text:style-name="Internet_20_link" text:visited-style-name="Visited_20_Internet_20_Link"><text:span text:style-name="T29">Papers on advanced prompting to improve reasoning</text:span></text:a></text:p>
        </text:list-item>
      </text:list>
      <text:h text:style-name="P2" text:outline-level="1"><text:a xlink:type="simple" xlink:href="https://platform.openai.com/docs/guides/production-best-practices/production-best-practices" text:style-name="Internet_20_link" text:visited-style-name="Visited_20_Internet_20_Link"><text:span text:style-name="T6">Production best practices</text:span></text:a></text:h>
      <text:p text:style-name="P19">This guide provides a comprehensive set of best practices to help you transition from prototype to production. Whether you are a seasoned machine learning engineer or a recent enthusiast, this guide should provide you with the tools you need to successfully put the platform to work in a production setting: from securing access to our API to designing a robust architecture that can handle high traffic volumes. Use this guide to help develop a plan for deploying your application as smoothly and effectively as possible.</text:p>
      <text:p text:style-name="P19">If you want to explore best practices for going into production further, please check out our Developer Day talk:</text:p>
      <text:p text:style-name="Text_20_body"><text:soft-page-break/><draw:frame draw:style-name="fr3" draw:name="Object2" text:anchor-type="as-char" svg:width="0.4925in" style:rel-width="100%" svg:height="3.2811in" draw:z-index="24"><draw:floating-frame xlink:href="https://www.youtube-nocookie.com/embed/XGJNo8TpuVA?si=mvYm3Un23iHnlXcg" xlink:type="simple" xlink:show="embed" xlink:actuate="onLoad"/></draw:frame></text:p>
      <text:h text:style-name="P11" text:outline-level="2"><text:a xlink:type="simple" xlink:href="https://platform.openai.com/docs/guides/production-best-practices/setting-up-your-organization" text:style-name="Internet_20_link" text:visited-style-name="Visited_20_Internet_20_Link"><text:span text:style-name="T7">Setting up your organization</text:span></text:a></text:h>
      <text:p text:style-name="P56"><text:span text:style-name="T11">Once you </text:span><text:a xlink:type="simple" xlink:href="https://platform.openai.com/login" text:style-name="Internet_20_link" text:visited-style-name="Visited_20_Internet_20_Link"><text:span text:style-name="T29">log in</text:span></text:a><text:span text:style-name="T11"> to your OpenAI account, you can find your organization name and ID in your </text:span><text:a xlink:type="simple" xlink:href="https://platform.openai.com/account/organization" text:style-name="Internet_20_link" text:visited-style-name="Visited_20_Internet_20_Link"><text:span text:style-name="T29">organization settings</text:span></text:a><text:span text:style-name="T11">. The organization name is the label for your organization, shown in user interfaces. The organization ID is the unique identifier for your organization which can be used in API requests.</text:span></text:p>
      <text:p text:style-name="P56"><text:span text:style-name="T11">Users who belong to multiple organizations can </text:span><text:a xlink:type="simple" xlink:href="https://platform.openai.com/docs/api-reference/requesting-organization" text:style-name="Internet_20_link" text:visited-style-name="Visited_20_Internet_20_Link"><text:span text:style-name="T29">pass a header</text:span></text:a><text:span text:style-name="T11"> to specify which organization is used for an API request. Usage from these API requests will count against the specified organization's quota. If no header is provided, the </text:span><text:a xlink:type="simple" xlink:href="https://platform.openai.com/account/api-keys" text:style-name="Internet_20_link" text:visited-style-name="Visited_20_Internet_20_Link"><text:span text:style-name="T29">default organization</text:span></text:a><text:span text:style-name="T11"> will be billed. You can change your default organization in your </text:span><text:a xlink:type="simple" xlink:href="https://platform.openai.com/account/api-keys" text:style-name="Internet_20_link" text:visited-style-name="Visited_20_Internet_20_Link"><text:span text:style-name="T29">user settings</text:span></text:a><text:span text:style-name="T11">.</text:span></text:p>
      <text:p text:style-name="P56"><text:span text:style-name="T11">You can invite new members to your organization from the </text:span><text:a xlink:type="simple" xlink:href="https://platform.openai.com/account/team" text:style-name="Internet_20_link" text:visited-style-name="Visited_20_Internet_20_Link"><text:span text:style-name="T29">Team page</text:span></text:a><text:span text:style-name="T11">. Members can be </text:span><text:span text:style-name="Strong_20_Emphasis"><text:span text:style-name="T11">readers</text:span></text:span><text:span text:style-name="T11"> or </text:span><text:span text:style-name="Strong_20_Emphasis"><text:span text:style-name="T11">owners</text:span></text:span><text:span text:style-name="T11">. Readers can make API requests and view basic organization information, while owners can modify billing information and manage members within an organization.</text:span></text:p>
      <text:h text:style-name="P13" text:outline-level="3"><text:a xlink:type="simple" xlink:href="https://platform.openai.com/docs/guides/production-best-practices/managing-billing-limits" text:style-name="Internet_20_link" text:visited-style-name="Visited_20_Internet_20_Link"><text:span text:style-name="T8">Managing billing limits</text:span></text:a></text:h>
      <text:p text:style-name="P56"><text:span text:style-name="T11">To begin using the OpenAI API, enter your </text:span><text:a xlink:type="simple" xlink:href="https://platform.openai.com/account/billing/overview" text:style-name="Internet_20_link" text:visited-style-name="Visited_20_Internet_20_Link"><text:span text:style-name="T29">billing information</text:span></text:a><text:span text:style-name="T11">. If no billing information is entered, you will still have login access but will be unable to make API requests.</text:span></text:p>
      <text:p text:style-name="P56"><text:soft-page-break/><text:span text:style-name="T11">Once you’ve entered your billing information, you will have an approved usage limit of $100 per month, which is set by OpenAI. Your quota limit will automatically increase as your usage on your platform increases and you move from one </text:span><text:a xlink:type="simple" xlink:href="https://platform.openai.com/docs/guides/rate-limits/usage-tiers" text:style-name="Internet_20_link" text:visited-style-name="Visited_20_Internet_20_Link"><text:span text:style-name="T29">usage tier</text:span></text:a><text:span text:style-name="T11"> to another. You can review your current usage limit in the </text:span><text:a xlink:type="simple" xlink:href="https://platform.openai.com/account/rate-limits" text:style-name="Internet_20_link" text:visited-style-name="Visited_20_Internet_20_Link"><text:span text:style-name="T29">limits</text:span></text:a><text:span text:style-name="T11"> page in your account settings.</text:span></text:p>
      <text:p text:style-name="P56"><text:span text:style-name="T11">If you’d like to be notified when your usage exceeds a certain dollar amount, you can set a notification threshold through the </text:span><text:a xlink:type="simple" xlink:href="https://platform.openai.com/account/limits" text:style-name="Internet_20_link" text:visited-style-name="Visited_20_Internet_20_Link"><text:span text:style-name="T29">usage limits</text:span></text:a><text:span text:style-name="T11"> page. When the notification threshold is reached, the owners of the organization will receive an email notification. You can also set a monthly budget so that, once the monthly budget is reached, any subsequent API requests will be rejected. Note that these limits are best effort, and there may be 5 to 10 minutes of delay between the usage and the limits being enforced.</text:span></text:p>
      <text:h text:style-name="P13" text:outline-level="3"><text:a xlink:type="simple" xlink:href="https://platform.openai.com/docs/guides/production-best-practices/api-keys" text:style-name="Internet_20_link" text:visited-style-name="Visited_20_Internet_20_Link"><text:span text:style-name="T8">API keys</text:span></text:a></text:h>
      <text:p text:style-name="P56"><text:span text:style-name="T11">The OpenAI API uses API keys for authentication. Visit your </text:span><text:a xlink:type="simple" xlink:href="https://platform.openai.com/account/api-keys" text:style-name="Internet_20_link" text:visited-style-name="Visited_20_Internet_20_Link"><text:span text:style-name="T29">API keys</text:span></text:a><text:span text:style-name="T11"> page to retrieve the API key you'll use in your requests.</text:span></text:p>
      <text:p text:style-name="P56"><text:span text:style-name="T11">This is a relatively straightforward way to control access, but you must be vigilant about securing these keys. Avoid exposing the API keys in your code or in public repositories; instead, store them in a secure location. You should expose your keys to your application using environment variables or secret management service, so that you don't need to hard-code them in your codebase. Read more in our </text:span><text:a xlink:type="simple" xlink:href="https://help.openai.com/en/articles/5112595-best-practices-for-api-key-safety" office:target-frame-name="_blank" xlink:show="new" text:style-name="Internet_20_link" text:visited-style-name="Visited_20_Internet_20_Link"><text:span text:style-name="T29">Best practices for API key safety</text:span></text:a><text:span text:style-name="T11">.</text:span></text:p>
      <text:p text:style-name="P58"><text:span text:style-name="T11">API key usage can be monitored on the </text:span><text:a xlink:type="simple" xlink:href="https://platform.openai.com/usage" text:style-name="Internet_20_link" text:visited-style-name="Visited_20_Internet_20_Link"><text:span text:style-name="T29">Usage page</text:span></text:a><text:span text:style-name="T11"> once tracking is enabled. If you are using an API key generated prior to Dec 20, 2023 tracking will not be enabled by default. You can enable tracking going forward on the </text:span><text:a xlink:type="simple" xlink:href="https://platform.openai.com/api-keys" text:style-name="Internet_20_link" text:visited-style-name="Visited_20_Internet_20_Link"><text:span text:style-name="T29">API key management dashboard</text:span></text:a><text:span text:style-name="T11">. All API keys generated past Dec 20, 2023 have tracking enabled. Any previous untracked usage will be displayed as </text:span><text:span text:style-name="Source_20_Text"><text:span text:style-name="T21">Untracked</text:span></text:span><text:span text:style-name="T11"> in the dashboard.</text:span></text:p>
      <text:h text:style-name="P13" text:outline-level="3"><text:a xlink:type="simple" xlink:href="https://platform.openai.com/docs/guides/production-best-practices/staging-accounts" text:style-name="Internet_20_link" text:visited-style-name="Visited_20_Internet_20_Link"><text:span text:style-name="T8">Staging accounts</text:span></text:a></text:h>
      <text:p text:style-name="P56"><text:span text:style-name="T11">As you scale, you may want to create separate organizations for your staging and production environments. Please note that you can sign up using two separate </text:span><text:soft-page-break/><text:span text:style-name="T11">email addresses like </text:span><text:a xlink:type="simple" xlink:href="mailto:bob+prod@widgetcorp.com" office:target-frame-name="_blank" xlink:show="new" text:style-name="Internet_20_link" text:visited-style-name="Visited_20_Internet_20_Link"><text:span text:style-name="T29">bob+prod@widgetcorp.com</text:span></text:a><text:span text:style-name="T11"> and </text:span><text:a xlink:type="simple" xlink:href="mailto:bob+dev@widgetcorp.com" office:target-frame-name="_blank" xlink:show="new" text:style-name="Internet_20_link" text:visited-style-name="Visited_20_Internet_20_Link"><text:span text:style-name="T29">bob+dev@widgetcorp.com</text:span></text:a><text:span text:style-name="T11"> to create two organizations. This will allow you to isolate your development and testing work so you don't accidentally disrupt your live application. You can also limit access to your production organization this way.</text:span></text:p>
      <text:h text:style-name="P11" text:outline-level="2"><text:a xlink:type="simple" xlink:href="https://platform.openai.com/docs/guides/production-best-practices/scaling-your-solution-architecture" text:style-name="Internet_20_link" text:visited-style-name="Visited_20_Internet_20_Link"><text:span text:style-name="T7">Scaling your solution architecture</text:span></text:a></text:h>
      <text:p text:style-name="P19">When designing your application or service for production that uses our API, it's important to consider how you will scale to meet traffic demands. There are a few key areas you will need to consider regardless of the cloud service provider of your choice:</text:p>
      <text:list xml:id="list3136351085" text:style-name="L64">
        <text:list-item>
          <text:p text:style-name="P153"><text:span text:style-name="Strong_20_Emphasis"><text:span text:style-name="T11">Horizontal scaling</text:span></text:span><text:span text:style-name="T11">: You may want to scale your application out horizontally to accommodate requests to your application that come from multiple sources. This could involve deploying additional servers or containers to distribute the load. If you opt for this type of scaling, make sure that your architecture is designed to handle multiple nodes and that you have mechanisms in place to balance the load between them.</text:span></text:p>
        </text:list-item>
        <text:list-item>
          <text:p text:style-name="P154"><text:span text:style-name="Strong_20_Emphasis"><text:span text:style-name="T11">Vertical scaling</text:span></text:span><text:span text:style-name="T11">: Another option is to scale your application up vertically, meaning you can beef up the resources available to a single node. This would involve upgrading your server's capabilities to handle the additional load. If you opt for this type of scaling, make sure your application is designed to take advantage of these additional resources.</text:span></text:p>
        </text:list-item>
        <text:list-item>
          <text:p text:style-name="P154"><text:span text:style-name="Strong_20_Emphasis"><text:span text:style-name="T11">Caching</text:span></text:span><text:span text:style-name="T11">: By storing frequently accessed data, you can improve response times without needing to make repeated calls to our API. Your application will need to be designed to use cached data whenever possible and invalidate the cache when new information is added. There are a few different ways you could do this. For example, you could store data in a database, filesystem, or in-memory cache, depending on what makes the most sense for your application.</text:span></text:p>
        </text:list-item>
        <text:list-item>
          <text:p text:style-name="P154"><text:span text:style-name="Strong_20_Emphasis"><text:span text:style-name="T11">Load balancing</text:span></text:span><text:span text:style-name="T11">: Finally, consider load-balancing techniques to ensure requests are distributed evenly across your available servers. This could involve using a load balancer in front of your servers or using DNS round-</text:span><text:soft-page-break/><text:span text:style-name="T11">robin. Balancing the load will help improve performance and reduce bottlenecks.</text:span></text:p>
        </text:list-item>
      </text:list>
      <text:h text:style-name="P11" text:outline-level="2"><text:a xlink:type="simple" xlink:href="https://platform.openai.com/docs/guides/production-best-practices/managing-rate-limits" text:style-name="Internet_20_link" text:visited-style-name="Visited_20_Internet_20_Link"><text:span text:style-name="T7">Managing rate limits</text:span></text:a></text:h>
      <text:p text:style-name="P56"><text:span text:style-name="T11">When using our API, it's important to understand and plan for </text:span><text:a xlink:type="simple" xlink:href="https://platform.openai.com/docs/guides/rate-limits" text:style-name="Internet_20_link" text:visited-style-name="Visited_20_Internet_20_Link"><text:span text:style-name="T29">rate limits</text:span></text:a><text:span text:style-name="T11">.</text:span></text:p>
      <text:h text:style-name="P11" text:outline-level="2"><text:a xlink:type="simple" xlink:href="https://platform.openai.com/docs/guides/production-best-practices/improving-latencies" text:style-name="Internet_20_link" text:visited-style-name="Visited_20_Internet_20_Link"><text:span text:style-name="T7">Improving latencies</text:span></text:a></text:h>
      <text:p text:style-name="P19">Latency is the time it takes for a request to be processed and a response to be returned. In this section, we will discuss some factors that influence the latency of our text generation models and provide suggestions on how to reduce it.</text:p>
      <text:p text:style-name="P19">The latency of a completion request is mostly influenced by two factors: the model and the number of tokens generated. The life cycle of a completion request looks like this:</text:p>
      <text:p text:style-name="P35">Network</text:p>
      <text:p text:style-name="P27">End user to API latency</text:p>
      <text:p text:style-name="P35">Server</text:p>
      <text:p text:style-name="P27">Time to process prompt tokens</text:p>
      <text:p text:style-name="P35">Server</text:p>
      <text:p text:style-name="P27">Time to sample/generate tokens</text:p>
      <text:p text:style-name="P35">Network</text:p>
      <text:p text:style-name="P27">API to end user latency</text:p>
      <text:p text:style-name="Text_20_body"/>
      <text:p text:style-name="P19">The bulk of the latency typically arises from the token generation step.</text:p>
      <text:p text:style-name="P55"><text:span text:style-name="Strong_20_Emphasis"><text:span text:style-name="T47">Intuition</text:span></text:span><text:span text:style-name="T47">: Prompt tokens add very little latency to completion calls. Time to generate completion tokens is much longer, as tokens are generated one at a time. Longer generation lengths will accumulate latency due to generation required for each token.</text:span></text:p>
      <text:h text:style-name="P13" text:outline-level="3"><text:a xlink:type="simple" xlink:href="https://platform.openai.com/docs/guides/production-best-practices/common-factors-affecting-latency-and-possible-mitigation-techniques" text:style-name="Internet_20_link" text:visited-style-name="Visited_20_Internet_20_Link"><text:span text:style-name="T8">Common factors affecting latency and possible mitigation techniques</text:span></text:a></text:h>
      <text:p text:style-name="P19">Now that we have looked at the basics of latency, let’s take a look at various factors that can affect latency, broadly ordered from most impactful to least impactful.</text:p>
      <text:h text:style-name="P14" text:outline-level="4"><text:soft-page-break/><text:a xlink:type="simple" xlink:href="https://platform.openai.com/docs/guides/production-best-practices/model" text:style-name="Internet_20_link" text:visited-style-name="Visited_20_Internet_20_Link"><text:span text:style-name="T9">Model</text:span></text:a></text:h>
      <text:p text:style-name="P58"><text:span text:style-name="T11">Our API offers different models with varying levels of complexity and generality. The most capable models, such as </text:span><text:span text:style-name="Source_20_Text"><text:span text:style-name="T21">gpt-4</text:span></text:span><text:span text:style-name="T11">, can generate more complex and diverse completions, but they also take longer to process your query. Models such as </text:span><text:span text:style-name="Source_20_Text"><text:span text:style-name="T21">gpt-3.5-turbo</text:span></text:span><text:span text:style-name="T11">, can generate faster and cheaper chat completions, but they may generate results that are less accurate or relevant for your query. You can choose the model that best suits your use case and the trade-off between speed and quality.</text:span></text:p>
      <text:h text:style-name="P14" text:outline-level="4"><text:a xlink:type="simple" xlink:href="https://platform.openai.com/docs/guides/production-best-practices/number-of-completion-tokens" text:style-name="Internet_20_link" text:visited-style-name="Visited_20_Internet_20_Link"><text:span text:style-name="T9">Number of completion tokens</text:span></text:a></text:h>
      <text:p text:style-name="P19">Requesting a large amount of generated tokens completions can lead to increased latencies:</text:p>
      <text:list xml:id="list1448320713" text:style-name="L65">
        <text:list-item>
          <text:p text:style-name="P155"><text:span text:style-name="Strong_20_Emphasis"><text:span text:style-name="T11">Lower max tokens</text:span></text:span><text:span text:style-name="T11">: for requests with a similar token generation count, those that have a lower </text:span><text:span text:style-name="Source_20_Text"><text:span text:style-name="T21">max_tokens</text:span></text:span><text:span text:style-name="T11"> parameter incur less latency.</text:span></text:p>
        </text:list-item>
        <text:list-item>
          <text:p text:style-name="P155"><text:span text:style-name="Strong_20_Emphasis"><text:span text:style-name="T11">Include stop sequences</text:span></text:span><text:span text:style-name="T11">: to prevent generating unneeded tokens, add a stop sequence. For example, you can use stop sequences to generate a list with a specific number of items. In this case, by using </text:span><text:span text:style-name="Source_20_Text"><text:span text:style-name="T21">11.</text:span></text:span><text:span text:style-name="T11"> as a stop sequence, you can generate a list with only 10 items, since the completion will stop when </text:span><text:span text:style-name="Source_20_Text"><text:span text:style-name="T21">11.</text:span></text:span><text:span text:style-name="T11"> is reached. </text:span><text:a xlink:type="simple" xlink:href="https://help.openai.com/en/articles/5072263-how-do-i-use-stop-sequences" office:target-frame-name="_blank" xlink:show="new" text:style-name="Internet_20_link" text:visited-style-name="Visited_20_Internet_20_Link"><text:span text:style-name="T29">Read our help article on stop sequences</text:span></text:a><text:span text:style-name="T11"> for more context on how you can do this.</text:span></text:p>
        </text:list-item>
        <text:list-item>
          <text:p text:style-name="P156"><text:span text:style-name="Strong_20_Emphasis"><text:span text:style-name="T11">Generate fewer completions</text:span></text:span><text:span text:style-name="T11">: lower the values of </text:span><text:span text:style-name="Source_20_Text"><text:span text:style-name="T21">n</text:span></text:span><text:span text:style-name="T11"> and </text:span><text:span text:style-name="Source_20_Text"><text:span text:style-name="T21">best_of</text:span></text:span><text:span text:style-name="T11"> when possible where </text:span><text:span text:style-name="Source_20_Text"><text:span text:style-name="T21">n</text:span></text:span><text:span text:style-name="T11"> refers to how many completions to generate for each prompt and </text:span><text:span text:style-name="Source_20_Text"><text:span text:style-name="T21">best_of</text:span></text:span><text:span text:style-name="T11"> is used to represent the result with the highest log probability per token.</text:span></text:p>
        </text:list-item>
      </text:list>
      <text:p text:style-name="P58"><text:span text:style-name="T11">If </text:span><text:span text:style-name="Source_20_Text"><text:span text:style-name="T21">n</text:span></text:span><text:span text:style-name="T11"> and </text:span><text:span text:style-name="Source_20_Text"><text:span text:style-name="T21">best_of</text:span></text:span><text:span text:style-name="T11"> both equal 1 (which is the default), the number of generated tokens will be at most, equal to </text:span><text:span text:style-name="Source_20_Text"><text:span text:style-name="T21">max_tokens</text:span></text:span><text:span text:style-name="T11">.</text:span></text:p>
      <text:p text:style-name="P58"><text:span text:style-name="T11">If </text:span><text:span text:style-name="Source_20_Text"><text:span text:style-name="T21">n</text:span></text:span><text:span text:style-name="T11"> (the number of completions returned) or </text:span><text:span text:style-name="Source_20_Text"><text:span text:style-name="T21">best_of</text:span></text:span><text:span text:style-name="T11"> (the number of completions generated for consideration) are set to </text:span><text:span text:style-name="Source_20_Text"><text:span text:style-name="T21">&gt; 1</text:span></text:span><text:span text:style-name="T11">, each request will create multiple outputs. Here, you can consider the number of generated tokens as </text:span><text:span text:style-name="Source_20_Text"><text:span text:style-name="T21">[ max_tokens * max (n, best_of) ]</text:span></text:span></text:p>
      <text:h text:style-name="P14" text:outline-level="4"><text:soft-page-break/><text:a xlink:type="simple" xlink:href="https://platform.openai.com/docs/guides/production-best-practices/streaming" text:style-name="Internet_20_link" text:visited-style-name="Visited_20_Internet_20_Link"><text:span text:style-name="T9">Streaming</text:span></text:a></text:h>
      <text:p text:style-name="P58"><text:span text:style-name="T11">Setting </text:span><text:span text:style-name="Source_20_Text"><text:span text:style-name="T21">stream: true</text:span></text:span><text:span text:style-name="T11"> in a request makes the model start returning tokens as soon as they are available, instead of waiting for the full sequence of tokens to be generated. It does not change the time to get all the tokens, but it reduces the time for first token for an application where we want to show partial progress or are going to stop generations. This can be a better user experience and a UX improvement so it’s worth experimenting with streaming.</text:span></text:p>
      <text:h text:style-name="P14" text:outline-level="4"><text:a xlink:type="simple" xlink:href="https://platform.openai.com/docs/guides/production-best-practices/infrastructure" text:style-name="Internet_20_link" text:visited-style-name="Visited_20_Internet_20_Link"><text:span text:style-name="T9">Infrastructure</text:span></text:a></text:h>
      <text:p text:style-name="P19">Our servers are currently located in the US. While we hope to have global redundancy in the future, in the meantime you could consider locating the relevant parts of your infrastructure in the US to minimize the roundtrip time between your servers and the OpenAI servers.</text:p>
      <text:h text:style-name="P14" text:outline-level="4"><text:a xlink:type="simple" xlink:href="https://platform.openai.com/docs/guides/production-best-practices/batching" text:style-name="Internet_20_link" text:visited-style-name="Visited_20_Internet_20_Link"><text:span text:style-name="T9">Batching</text:span></text:a></text:h>
      <text:p text:style-name="P56"><text:span text:style-name="T11">Depending on your use case, batching </text:span><text:span text:style-name="T14">may help</text:span><text:span text:style-name="T11">. If you are sending multiple requests to the same endpoint, you can </text:span><text:a xlink:type="simple" xlink:href="https://platform.openai.com/docs/guides/rate-limits/batching-requests" text:style-name="Internet_20_link" text:visited-style-name="Visited_20_Internet_20_Link"><text:span text:style-name="T29">batch the prompts</text:span></text:a><text:span text:style-name="T11"> to be sent in the same request. This will reduce the number of requests you need to make. The prompt parameter can hold up to 20 unique prompts. We advise you to test out this method and see if it helps. In some cases, you may end up increasing the number of generated tokens which will slow the response time.</text:span></text:p>
      <text:h text:style-name="P11" text:outline-level="2"><text:a xlink:type="simple" xlink:href="https://platform.openai.com/docs/guides/production-best-practices/managing-costs" text:style-name="Internet_20_link" text:visited-style-name="Visited_20_Internet_20_Link"><text:span text:style-name="T7">Managing costs</text:span></text:a></text:h>
      <text:p text:style-name="P56"><text:span text:style-name="T11">To monitor your costs, you can set a </text:span><text:a xlink:type="simple" xlink:href="https://platform.openai.com/account/limits" text:style-name="Internet_20_link" text:visited-style-name="Visited_20_Internet_20_Link"><text:span text:style-name="T29">notification threshold</text:span></text:a><text:span text:style-name="T11"> in your account to receive an email alert once you pass a certain usage threshold. You can also set a </text:span><text:a xlink:type="simple" xlink:href="https://platform.openai.com/account/limits" text:style-name="Internet_20_link" text:visited-style-name="Visited_20_Internet_20_Link"><text:span text:style-name="T29">monthly budget</text:span></text:a><text:span text:style-name="T11">. Please be mindful of the potential for a monthly budget to cause disruptions to your application/users. Use the </text:span><text:a xlink:type="simple" xlink:href="https://platform.openai.com/account/usage" text:style-name="Internet_20_link" text:visited-style-name="Visited_20_Internet_20_Link"><text:span text:style-name="T29">usage tracking dashboard</text:span></text:a><text:span text:style-name="T11"> to monitor your token usage during the current and past billing cycles.</text:span></text:p>
      <text:h text:style-name="P13" text:outline-level="3"><text:a xlink:type="simple" xlink:href="https://platform.openai.com/docs/guides/production-best-practices/text-generation" text:style-name="Internet_20_link" text:visited-style-name="Visited_20_Internet_20_Link"><text:span text:style-name="T8">Text generation</text:span></text:a></text:h>
      <text:p text:style-name="P56"><text:span text:style-name="T11">One of the challenges of moving your prototype into production is budgeting for the costs associated with running your application. OpenAI offers a </text:span><text:a xlink:type="simple" xlink:href="https://openai.com/api/pricing/" office:target-frame-name="_blank" xlink:show="new" text:style-name="Internet_20_link" text:visited-style-name="Visited_20_Internet_20_Link"><text:span text:style-name="T29">pay-as-you-go pricing model</text:span></text:a><text:span text:style-name="T11">, with prices per 1,000 tokens (roughly equal to 750 words). To estimate your costs, you will need to project the token utilization. Consider factors </text:span><text:soft-page-break/><text:span text:style-name="T11">such as traffic levels, the frequency with which users will interact with your application, and the amount of data you will be processing.</text:span></text:p>
      <text:p text:style-name="P56"><text:span text:style-name="Strong_20_Emphasis"><text:span text:style-name="T11">One useful framework for thinking about reducing costs is to consider costs as a function of the number of tokens and the cost per token.</text:span></text:span><text:span text:style-name="T11"> There are two potential avenues for reducing costs using this framework. First, you could work to reduce the cost per token by switching to smaller models for some tasks in order to reduce costs. Alternatively, you could try to reduce the number of tokens required. There are a few ways you could do this, such as by using shorter prompts, </text:span><text:a xlink:type="simple" xlink:href="https://platform.openai.com/docs/guides/fine-tuning" text:style-name="Internet_20_link" text:visited-style-name="Visited_20_Internet_20_Link"><text:span text:style-name="T29">fine-tuning</text:span></text:a><text:span text:style-name="T11"> models, or caching common user queries so that they don't need to be processed repeatedly.</text:span></text:p>
      <text:p text:style-name="P56"><text:span text:style-name="T11">You can experiment with our interactive </text:span><text:a xlink:type="simple" xlink:href="https://platform.openai.com/tokenizer" text:style-name="Internet_20_link" text:visited-style-name="Visited_20_Internet_20_Link"><text:span text:style-name="T29">tokenizer tool</text:span></text:a><text:span text:style-name="T11"> to help you estimate costs. The API and playground also returns token counts as part of the response. Once you’ve got things working with our most capable model, you can see if the other models can produce the same results with lower latency and costs. Learn more in our </text:span><text:a xlink:type="simple" xlink:href="https://help.openai.com/en/articles/6614209-how-do-i-check-my-token-usage" office:target-frame-name="_blank" xlink:show="new" text:style-name="Internet_20_link" text:visited-style-name="Visited_20_Internet_20_Link"><text:span text:style-name="T29">token usage help article</text:span></text:a><text:span text:style-name="T11">.</text:span></text:p>
      <text:h text:style-name="P11" text:outline-level="2"><text:a xlink:type="simple" xlink:href="https://platform.openai.com/docs/guides/production-best-practices/mlops-strategy" text:style-name="Internet_20_link" text:visited-style-name="Visited_20_Internet_20_Link"><text:span text:style-name="T7">MLOps strategy</text:span></text:a></text:h>
      <text:p text:style-name="P19">As you move your prototype into production, you may want to consider developing an MLOps strategy. MLOps (machine learning operations) refers to the process of managing the end-to-end life cycle of your machine learning models, including any models you may be fine-tuning using our API. There are a number of areas to consider when designing your MLOps strategy. These include</text:p>
      <text:list xml:id="list1092406533" text:style-name="L66">
        <text:list-item>
          <text:p text:style-name="P208">Data and model management: managing the data used to train or fine-tune your model and tracking versions and changes.</text:p>
        </text:list-item>
        <text:list-item>
          <text:p text:style-name="P209">Model monitoring: tracking your model's performance over time and detecting any potential issues or degradation.</text:p>
        </text:list-item>
        <text:list-item>
          <text:p text:style-name="P209">Model retraining: ensuring your model stays up to date with changes in data or evolving requirements and retraining or fine-tuning it as needed.</text:p>
        </text:list-item>
        <text:list-item>
          <text:p text:style-name="P209">Model deployment: automating the process of deploying your model and related artifacts into production.</text:p>
        </text:list-item>
      </text:list>
      <text:p text:style-name="P19"><text:soft-page-break/>Thinking through these aspects of your application will help ensure your model stays relevant and performs well over time.</text:p>
      <text:h text:style-name="P11" text:outline-level="2"><text:a xlink:type="simple" xlink:href="https://platform.openai.com/docs/guides/production-best-practices/security-and-compliance" text:style-name="Internet_20_link" text:visited-style-name="Visited_20_Internet_20_Link"><text:span text:style-name="T7">Security and compliance</text:span></text:a></text:h>
      <text:p text:style-name="P56"><text:span text:style-name="T11">As you move your prototype into production, you will need to assess and address any security and compliance requirements that may apply to your application. This will involve examining the data you are handling, understanding how our API processes data, and determining what regulations you must adhere to. Our </text:span><text:a xlink:type="simple" xlink:href="https://www.openai.com/security" office:target-frame-name="_blank" xlink:show="new" text:style-name="Internet_20_link" text:visited-style-name="Visited_20_Internet_20_Link"><text:span text:style-name="T29">security practices</text:span></text:a><text:span text:style-name="T11"> and </text:span><text:a xlink:type="simple" xlink:href="https://trust.openai.com/" office:target-frame-name="_blank" xlink:show="new" text:style-name="Internet_20_link" text:visited-style-name="Visited_20_Internet_20_Link"><text:span text:style-name="T29">trust and compliance portal</text:span></text:a><text:span text:style-name="T11"> provide our most comprehensive and up-to-date documentation. For reference, here is our </text:span><text:a xlink:type="simple" xlink:href="https://openai.com/privacy/" office:target-frame-name="_blank" xlink:show="new" text:style-name="Internet_20_link" text:visited-style-name="Visited_20_Internet_20_Link"><text:span text:style-name="T29">Privacy Policy</text:span></text:a><text:span text:style-name="T11"> and </text:span><text:a xlink:type="simple" xlink:href="https://openai.com/api/policies/terms/" office:target-frame-name="_blank" xlink:show="new" text:style-name="Internet_20_link" text:visited-style-name="Visited_20_Internet_20_Link"><text:span text:style-name="T29">Terms of Use</text:span></text:a><text:span text:style-name="T11">.</text:span></text:p>
      <text:p text:style-name="P19">Some common areas you'll need to consider include data storage, data transmission, and data retention. You might also need to implement data privacy protections, such as encryption or anonymization where possible. In addition, you should follow best practices for secure coding, such as input sanitization and proper error handling.</text:p>
      <text:h text:style-name="P13" text:outline-level="3"><text:a xlink:type="simple" xlink:href="https://platform.openai.com/docs/guides/production-best-practices/safety-best-practices" text:style-name="Internet_20_link" text:visited-style-name="Visited_20_Internet_20_Link"><text:span text:style-name="T8">Safety best practices</text:span></text:a></text:h>
      <text:p text:style-name="P56"><text:span text:style-name="T11">When creating your application with our API, consider our </text:span><text:a xlink:type="simple" xlink:href="https://platform.openai.com/docs/guides/safety-best-practices" text:style-name="Internet_20_link" text:visited-style-name="Visited_20_Internet_20_Link"><text:span text:style-name="T29">safety best practices</text:span></text:a><text:span text:style-name="T11"> to ensure your application is safe and successful. These recommendations highlight the importance of testing the product extensively, being proactive about addressing potential issues, and limiting opportunities for misuse.</text:span></text:p>
      <text:h text:style-name="P11" text:outline-level="2"><text:a xlink:type="simple" xlink:href="https://platform.openai.com/docs/guides/production-best-practices/business-considerations" text:style-name="Internet_20_link" text:visited-style-name="Visited_20_Internet_20_Link"><text:span text:style-name="T7">Business considerations</text:span></text:a></text:h>
      <text:p text:style-name="P19">As projects using AI move from prototype to production, it is important to consider how to build a great product with AI and how that ties back to your core business. We certainly don't have all the answers but a great starting place is a talk from our Developer Day where we dive into this with some of our customers:</text:p>
      <text:p text:style-name="Text_20_body"><text:soft-page-break/><draw:frame draw:style-name="fr3" draw:name="Object3" text:anchor-type="as-char" svg:width="0.4925in" style:rel-width="100%" svg:height="3.2811in" draw:z-index="25"><draw:floating-frame xlink:href="https://www.youtube-nocookie.com/embed/knHW-p31R0c?si=g0ddoMoUykjclH4k"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helvetica, sans-serif"/>
    <style:font-face style:name="var monospace" svg:font-family="'va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0T12:04:38.337228742</meta:creation-date>
    <meta:editing-duration>PT30S</meta:editing-duration>
    <meta:editing-cycles>2</meta:editing-cycles>
    <meta:generator>LibreOffice/7.3.7.2$Linux_X86_64 LibreOffice_project/30$Build-2</meta:generator>
    <dc:date>2024-01-10T12:05:01.463906943</dc:date>
    <meta:document-statistic meta:table-count="24" meta:image-count="9" meta:object-count="3" meta:page-count="230" meta:paragraph-count="3285" meta:word-count="30594" meta:character-count="190965" meta:non-whitespace-character-count="161459"/>
  </office:meta>
</office:document-meta>
</file>